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Georgia" svg:font-family="Georgia"/>
    <style:font-face style:name="ProximaNova" svg:font-family="ProximaNova"/>
    <style:font-face style:name="Roboto" svg:font-family="Roboto"/>
    <style:font-face style:name="Sans-serif" svg:font-family="Sans-serif"/>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21.51pt"/>
    </style:style>
    <style:style style:name="co2" style:family="table-column">
      <style:table-column-properties fo:break-before="auto" style:column-width="80.16pt"/>
    </style:style>
    <style:style style:name="co3" style:family="table-column">
      <style:table-column-properties fo:break-before="auto" style:column-width="234.11pt"/>
    </style:style>
    <style:style style:name="co4" style:family="table-column">
      <style:table-column-properties fo:break-before="auto" style:column-width="1330.24pt"/>
    </style:style>
    <style:style style:name="co5" style:family="table-column">
      <style:table-column-properties fo:break-before="auto" style:column-width="842.43pt"/>
    </style:style>
    <style:style style:name="co6" style:family="table-column">
      <style:table-column-properties fo:break-before="auto" style:column-width="661.15pt"/>
    </style:style>
    <style:style style:name="co7" style:family="table-column">
      <style:table-column-properties fo:break-before="auto" style:column-width="71.46pt"/>
    </style:style>
    <style:style style:name="co8" style:family="table-column">
      <style:table-column-properties fo:break-before="auto" style:column-width="1019.91pt"/>
    </style:style>
    <style:style style:name="co9" style:family="table-column">
      <style:table-column-properties fo:break-before="auto" style:column-width="150.01pt"/>
    </style:style>
    <style:style style:name="co10" style:family="table-column">
      <style:table-column-properties fo:break-before="auto" style:column-width="158.74pt"/>
    </style:style>
    <style:style style:name="co11" style:family="table-column">
      <style:table-column-properties fo:break-before="auto" style:column-width="585.75pt"/>
    </style:style>
    <style:style style:name="co12" style:family="table-column">
      <style:table-column-properties fo:break-before="auto" style:column-width="1472.29pt"/>
    </style:style>
    <style:style style:name="co13" style:family="table-column">
      <style:table-column-properties fo:break-before="auto" style:column-width="680.14pt"/>
    </style:style>
    <style:style style:name="co14" style:family="table-column">
      <style:table-column-properties fo:break-before="auto" style:column-width="264.64pt"/>
    </style:style>
    <style:style style:name="co15" style:family="table-column">
      <style:table-column-properties fo:break-before="auto" style:column-width="831pt"/>
    </style:style>
    <style:style style:name="co16" style:family="table-column">
      <style:table-column-properties fo:break-before="auto" style:column-width="391.69pt"/>
    </style:style>
    <style:style style:name="co17" style:family="table-column">
      <style:table-column-properties fo:break-before="auto" style:column-width="326.49pt"/>
    </style:style>
    <style:style style:name="co18" style:family="table-column">
      <style:table-column-properties fo:break-before="auto" style:column-width="712.74pt"/>
    </style:style>
    <style:style style:name="co19" style:family="table-column">
      <style:table-column-properties fo:break-before="auto" style:column-width="431.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pers_20_analysis">
      <style:table-properties table:display="true" style:writing-mode="lr-tb"/>
    </style:style>
    <style:style style:name="ta2" style:family="table" style:master-page-name="PageStyle_5f_Concept_20_definition_20_created_20_from_20_literature_20_survey">
      <style:table-properties table:display="true" style:writing-mode="lr-tb"/>
    </style:style>
    <style:style style:name="ta3" style:family="table" style:master-page-name="PageStyle_5f_ColumnValuesAndStats">
      <style:table-properties table:display="true" style:writing-mode="lr-tb"/>
    </style:style>
    <style:style style:name="ta4" style:family="table" style:master-page-name="PageStyle_5f_CSUR_20_concept_20_definitions">
      <style:table-properties table:display="true" style:writing-mode="lr-tb"/>
    </style:style>
    <style:style style:name="ce1" style:family="table-cell" style:parent-style-name="Default">
      <style:table-cell-properties fo:background-color="#ea999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cfe2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666666"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Verdana" fo:font-size="11pt" fo:font-style="normal" fo:text-shadow="none" style:text-underline-style="solid" style:text-underline-width="auto" style:text-underline-color="font-color" fo:font-weight="normal" style:font-size-asian="11pt" style:font-style-asian="normal" style:font-weight-asian="normal" style:font-name-complex="Verdana" style:font-size-complex="11pt" style:font-style-complex="normal" style:font-weight-complex="normal"/>
    </style:style>
    <style:style style:name="ce1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1111" style:text-outline="false" style:text-line-through-style="none" style:text-line-through-type="none" style:font-name="Verdana" fo:font-size="8pt" fo:font-style="normal" fo:text-shadow="none" style:text-underline-style="solid" style:text-underline-width="auto" style:text-underline-color="font-color" fo:font-weight="normal" style:font-size-asian="8pt" style:font-style-asian="normal" style:font-weight-asian="normal" style:font-name-complex="Verdana" style:font-size-complex="8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505b6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32323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data-style-name="N125">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26">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ea9999"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name-complex="Georgia" style:font-size-complex="11pt" style:font-style-complex="normal" style:font-weight-complex="normal"/>
    </style:style>
    <style:style style:name="ce23" style:family="table-cell" style:parent-style-name="Default">
      <style:table-cell-properties fo:background-color="#fcfcf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Georgia" fo:font-size="13pt" fo:font-style="normal" fo:text-shadow="none" style:text-underline-style="none" fo:font-weight="normal" style:font-size-asian="13pt" style:font-style-asian="normal" style:font-weight-asian="normal" style:font-name-complex="Georgia" style:font-size-complex="13pt" style:font-style-complex="normal" style:font-weight-complex="normal"/>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ProximaNova" fo:font-size="12pt" fo:font-style="normal" fo:text-shadow="none" style:text-underline-style="none" fo:font-weight="normal" style:font-size-asian="12pt" style:font-style-asian="normal" style:font-weight-asian="normal" style:font-name-complex="ProximaNova" style:font-size-complex="12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fc5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a86e8"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a4c2f4"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fa8dc"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fa8dc"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d9eeb"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d9eeb"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6b26b"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27ba0"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27ba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5a6bd"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5a6b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3c47d"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b6d7a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b6d7a8"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5a6b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e7cc3"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table-cell-properties style:rotation-align="none">
        <style:hyperlink xlink:href="https://ieeexplore.ieee.org/xpl/mostRecentIssue.jsp?punumber=7174422" xlink:type="simple"/>
      </style:table-cell-properties>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rotation-align="none">
        <style:hyperlink xlink:href="https://ieeexplore.ieee.org/xpl/mostRecentIssue.jsp?punumber=8411464" xlink:type="simple"/>
      </style:table-cell-properties>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rotation-align="none">
        <style:hyperlink xlink:href="https://www.aaai.org/ocs/index.php/ICWSM/" xlink:type="simple"/>
      </style:table-cell-properties>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rotation-align="none">
        <style:hyperlink xlink:href="https://ieeexplore.ieee.org/xpl/mostRecentIssue.jsp?punumber=7736513" xlink:type="simple"/>
      </style:table-cell-properties>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b4a7d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6b26b"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d96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3c47d"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e06666"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26">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25">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ea999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apers analysis" table:style-name="ta1">
        <office:forms form:automatic-focus="false" form:apply-design-mode="false"/>
        <table:table-column table:style-name="co1" table:default-cell-style-name="Default"/>
        <table:table-column table:style-name="co2" table:number-columns-repeated="23" table:default-cell-style-name="Default"/>
        <table:table-column table:style-name="co3" table:default-cell-style-name="Default"/>
        <table:table-column table:style-name="co2" table:number-columns-repeated="999" table:default-cell-style-name="Default"/>
        <table:table-row table:style-name="ro1">
          <table:table-cell table:style-name="ce1" office:value-type="string" calcext:value-type="string">
            <text:p>title</text:p>
          </table:table-cell>
          <table:table-cell table:style-name="ce1" office:value-type="string" calcext:value-type="string">
            <text:p>year</text:p>
          </table:table-cell>
          <table:table-cell table:style-name="ce1" office:value-type="string" calcext:value-type="string">
            <text:p>publication_place</text:p>
          </table:table-cell>
          <table:table-cell table:style-name="ce1" office:value-type="string" calcext:value-type="string">
            <text:p>publisher</text:p>
          </table:table-cell>
          <table:table-cell table:style-name="ce1" office:value-type="string" calcext:value-type="string">
            <text:p>paper_type</text:p>
          </table:table-cell>
          <table:table-cell table:style-name="ce1" office:value-type="string" calcext:value-type="string">
            <text:p>relevance, access</text:p>
          </table:table-cell>
          <table:table-cell table:style-name="ce1" office:value-type="string" calcext:value-type="string">
            <text:p>main differences</text:p>
          </table:table-cell>
          <table:table-cell table:style-name="ce1" office:value-type="string" calcext:value-type="string">
            <text:p>type</text:p>
          </table:table-cell>
          <table:table-cell table:style-name="ce1" office:value-type="string" calcext:value-type="string">
            <text:p>experiments_realized</text:p>
          </table:table-cell>
          <table:table-cell table:style-name="ce1" office:value-type="string" calcext:value-type="string">
            <text:p>general_pipeline</text:p>
          </table:table-cell>
          <table:table-cell table:style-name="ce1" office:value-type="string" calcext:value-type="string">
            <text:p>scalability</text:p>
          </table:table-cell>
          <table:table-cell table:style-name="ce1" office:value-type="string" calcext:value-type="string">
            <text:p>clarity of the concept (from definition or dataset)</text:p>
          </table:table-cell>
          <table:table-cell table:style-name="ce1" office:value-type="string" calcext:value-type="string">
            <text:p>concept (mentioned related to what is studied)</text:p>
          </table:table-cell>
          <table:table-cell table:style-name="ce1" office:value-type="string" calcext:value-type="string">
            <text:p>new_concept</text:p>
          </table:table-cell>
          <table:table-cell table:style-name="ce1" office:value-type="string" calcext:value-type="string">
            <text:p>concept_details</text:p>
          </table:table-cell>
          <table:table-cell table:style-name="ce1" office:value-type="string" calcext:value-type="string">
            <text:p>classification_task</text:p>
          </table:table-cell>
          <table:table-cell table:style-name="ce1" office:value-type="string" calcext:value-type="string">
            <text:p>classification_labels</text:p>
          </table:table-cell>
          <table:table-cell table:style-name="ce1" office:value-type="string" calcext:value-type="string">
            <text:p>category</text:p>
          </table:table-cell>
          <table:table-cell table:style-name="ce1" office:value-type="string" calcext:value-type="string">
            <text:p>category_type</text:p>
          </table:table-cell>
          <table:table-cell table:style-name="ce1" office:value-type="string" calcext:value-type="string">
            <text:p>classified_entity</text:p>
          </table:table-cell>
          <table:table-cell table:style-name="ce1" office:value-type="string" calcext:value-type="string">
            <text:p>classification_method</text:p>
          </table:table-cell>
          <table:table-cell table:style-name="ce1" office:value-type="string" calcext:value-type="string">
            <text:p>algorithm</text:p>
          </table:table-cell>
          <table:table-cell table:style-name="ce1" office:value-type="string" calcext:value-type="string">
            <text:p>feature</text:p>
          </table:table-cell>
          <table:table-cell table:style-name="ce1" office:value-type="string" calcext:value-type="string">
            <text:p>feature_creation</text:p>
          </table:table-cell>
          <table:table-cell table:style-name="ce1" office:value-type="string" calcext:value-type="string">
            <text:p>evaluation_metric</text:p>
          </table:table-cell>
          <table:table-cell table:style-name="ce1" office:value-type="string" calcext:value-type="string">
            <text:p>classification_context</text:p>
          </table:table-cell>
          <table:table-cell table:style-name="ce1" office:value-type="string" calcext:value-type="string">
            <text:p>context_type</text:p>
          </table:table-cell>
          <table:table-cell table:style-name="ce1" office:value-type="string" calcext:value-type="string">
            <text:p>precise_definition</text:p>
          </table:table-cell>
          <table:table-cell table:style-name="ce1" office:value-type="string" calcext:value-type="string">
            <text:p>definition</text:p>
          </table:table-cell>
          <table:table-cell table:style-name="ce1" office:value-type="string" calcext:value-type="string">
            <text:p>existing_dataset</text:p>
          </table:table-cell>
          <table:table-cell table:style-name="ce1" office:value-type="string" calcext:value-type="string">
            <text:p>dataset_source</text:p>
          </table:table-cell>
          <table:table-cell table:style-name="ce1" office:value-type="string" calcext:value-type="string">
            <text:p>dataset_size</text:p>
          </table:table-cell>
          <table:table-cell table:style-name="ce1" office:value-type="string" calcext:value-type="string">
            <text:p>dataset_positive_size</text:p>
          </table:table-cell>
          <table:table-cell table:style-name="ce1" office:value-type="string" calcext:value-type="string">
            <text:p>dataset_language</text:p>
          </table:table-cell>
          <table:table-cell table:style-name="ce1" office:value-type="string" calcext:value-type="string">
            <text:p>dataset_preprocessing</text:p>
          </table:table-cell>
          <table:table-cell table:style-name="ce1" office:value-type="string" calcext:value-type="string">
            <text:p>data_augmentation</text:p>
          </table:table-cell>
          <table:table-cell table:style-name="ce1" office:value-type="string" calcext:value-type="string">
            <text:p>augmentation_type</text:p>
          </table:table-cell>
          <table:table-cell table:style-name="ce1" office:value-type="string" calcext:value-type="string">
            <text:p>balanced_dataset</text:p>
          </table:table-cell>
          <table:table-cell table:style-name="ce1" office:value-type="string" calcext:value-type="string">
            <text:p>crawling</text:p>
          </table:table-cell>
          <table:table-cell table:style-name="ce1" office:value-type="string" calcext:value-type="string">
            <text:p>annotation_method</text:p>
          </table:table-cell>
          <table:table-cell table:style-name="ce1" office:value-type="string" calcext:value-type="string">
            <text:p>worker_type</text:p>
          </table:table-cell>
          <table:table-cell table:style-name="ce1" office:value-type="string" calcext:value-type="string">
            <text:p>worker_number</text:p>
          </table:table-cell>
          <table:table-cell table:style-name="ce1" office:value-type="string" calcext:value-type="string">
            <text:p>disagreement_resolution</text:p>
          </table:table-cell>
          <table:table-cell table:style-name="ce1" office:value-type="string" calcext:value-type="string">
            <text:p>task_quality</text:p>
          </table:table-cell>
          <table:table-cell table:style-name="ce1" office:value-type="string" calcext:value-type="string">
            <text:p>quality_method</text:p>
          </table:table-cell>
          <table:table-cell table:style-name="ce1" office:value-type="string" calcext:value-type="string">
            <text:p>quality_metric</text:p>
          </table:table-cell>
          <table:table-cell table:style-name="ce1" office:value-type="string" calcext:value-type="string">
            <text:p>kappa_score</text:p>
          </table:table-cell>
          <table:table-cell table:style-name="ce19" office:value-type="string" calcext:value-type="string">
            <text:p>challenge</text:p>
          </table:table-cell>
          <table:table-cell table:number-columns-repeated="976"/>
        </table:table-row>
        <table:table-row table:style-name="ro1">
          <table:table-cell table:style-name="ce2" office:value-type="string" calcext:value-type="string">
            <text:p>"Like Sheep Among Wolves": Characterizing Hateful Users on Twitter</text:p>
          </table:table-cell>
          <table:table-cell table:style-name="ce4" office:value-type="float" office:value="2018" calcext:value-type="float">
            <text:p>2018</text:p>
          </table:table-cell>
          <table:table-cell table:style-name="ce4" office:value-type="string" calcext:value-type="string">
            <text:p>Proceedings of WSDM workshop on Misinformation and Misbehavior Mining on the Web (MIS2)</text:p>
          </table:table-cell>
          <table:table-cell table:style-name="ce4" office:value-type="string" calcext:value-type="string">
            <text:p>arxiv</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behaviour of hateful user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ful_speech</text:p>
          </table:table-cell>
          <table:table-cell table:style-name="ce4" office:value-type="string" calcext:value-type="string">
            <text:p>hate_speech</text:p>
          </table:table-cell>
          <table:table-cell table:style-name="ce4" table:number-columns-repeated="2"/>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table:number-columns-repeated="5"/>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Twitter definition) users may not promote violence against or directly attack or threaten other people on the basis ofrace, ethnicity, national origin, sexual orientation, gender, gender identity, religious affiliation, age, disability, or disease. We also do not allow accounts whose primary purpose is inciting harm towards others on the basis ofthese categories</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4972" calcext:value-type="float">
            <text:p>4972</text:p>
          </table:table-cell>
          <table:table-cell table:style-name="ce4" office:value-type="float" office:value="544" calcext:value-type="float">
            <text:p>544</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elaborate</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table:number-columns-repeated="4"/>
          <table:table-cell table:style-name="ce20"/>
          <table:table-cell table:number-columns-repeated="976"/>
        </table:table-row>
        <table:table-row table:style-name="ro1">
          <table:table-cell table:style-name="ce2" office:value-type="string" calcext:value-type="string">
            <text:p>“Is This Cyberbullying or Not?”: Intertwining Computational Detection with Human Perception (A Case Study)</text:p>
          </table:table-cell>
          <table:table-cell table:style-name="ce4" office:value-type="float" office:value="2016" calcext:value-type="float">
            <text:p>2016</text:p>
          </table:table-cell>
          <table:table-cell table:style-name="ce4" office:value-type="string" calcext:value-type="string">
            <text:p>Advances in Human Factors in Cybersecurity</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the perception of cyberbullying</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number-columns-repeated="3"/>
          <table:table-cell table:style-name="ce4" office:value-type="string" calcext:value-type="string">
            <text:p>yes</text:p>
          </table:table-cell>
          <table:table-cell table:style-name="ce4" office:value-type="string" calcext:value-type="string">
            <text:p>Threats of physical violence, personal ridicule/harassment, and profanity/derogatory terms</text:p>
          </table:table-cell>
          <table:table-cell table:style-name="ce4" table:number-columns-repeated="6"/>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formspring</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style-name="ce20"/>
          <table:table-cell table:number-columns-repeated="976"/>
        </table:table-row>
        <table:table-row table:style-name="ro1">
          <table:table-cell table:style-name="ce2" office:value-type="string" calcext:value-type="string">
            <text:p>A “Deeper” Look at Detecting Cyberbullying in Social Networks</text:p>
          </table:table-cell>
          <table:table-cell table:style-name="ce4" office:value-type="float" office:value="2018" calcext:value-type="float">
            <text:p>2018</text:p>
          </table:table-cell>
          <table:table-cell table:style-name="ce4" office:value-type="string" calcext:value-type="string">
            <text:p>International Joint Conference on Neural Networks (IJCNN)</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ep learning for cyberbullying, comparison of performance on balanced/unbalanced dataset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individual’s intentional, deliberate and repeated acts of cruelty to others through harmful posts, messages, or other forms of social aggression through various digital technologi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 RNN, CNN+RNN</text:p>
          </table:table-cell>
          <table:table-cell table:style-name="ce4" office:value-type="string" calcext:value-type="string">
            <text:p>word embedding</text:p>
          </table:table-cell>
          <table:table-cell table:style-name="ce4" office:value-type="string" calcext:value-type="string">
            <text:p>word2vec</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office:value-type="string" calcext:value-type="string">
            <text:p>conversation context (dataset contains questions and answers)</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formspring</text:p>
          </table:table-cell>
          <table:table-cell table:style-name="ce4" office:value-type="float" office:value="4410" calcext:value-type="float">
            <text:p>4410</text:p>
          </table:table-cell>
          <table:table-cell table:style-name="ce4" office:value-type="float" office:value="2205" calcext:value-type="float">
            <text:p>2205</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style-name="ce20"/>
          <table:table-cell table:number-columns-repeated="976"/>
        </table:table-row>
        <table:table-row table:style-name="ro1">
          <table:table-cell table:style-name="ce2" office:value-type="string" calcext:value-type="string">
            <text:p>A Classifier Ensemble for Offensive Text Detection</text:p>
          </table:table-cell>
          <table:table-cell table:style-name="ce4" office:value-type="float" office:value="2018" calcext:value-type="float">
            <text:p>2018</text:p>
          </table:table-cell>
          <table:table-cell table:style-name="ce4" office:value-type="string" calcext:value-type="string">
            <text:p>Proceedings of the Brazilian Symposium on Multimedia and the Web (WebMedia)</text:p>
          </table:table-cell>
          <table:table-cell table:style-name="ce4" office:value-type="string" calcext:value-type="string">
            <text:p>ACM</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classifier ensembl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ffensive</text:p>
          </table:table-cell>
          <table:table-cell table:style-name="ce4" office:value-type="string" calcext:value-type="string">
            <text:p>hate_speech, hat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ensemble_classifier</text:p>
          </table:table-cell>
          <table:table-cell table:style-name="ce4" office:value-type="string" calcext:value-type="string">
            <text:p>word embedding, bag of words with tfidf (unigram scored with TF-IDF)</text:p>
          </table:table-cell>
          <table:table-cell table:style-name="ce4" office:value-type="string" calcext:value-type="string">
            <text:p>word2vec, <text:s/>CBOW (word and sentence level)</text:p>
          </table:table-cell>
          <table:table-cell table:style-name="ce4" office:value-type="string" calcext:value-type="string">
            <text:p>F-measure, ROC-AU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An offensive comment, in our context, can be described as any communication that aims at outraging one or more individuals. This is a broad definition that may include hate speech, profanity, bullying, and harassment.</text:p>
          </table:table-cell>
          <table:table-cell table:style-name="ce4" office:value-type="string" calcext:value-type="string">
            <text:p>yes</text:p>
          </table:table-cell>
          <table:table-cell table:style-name="ce4" office:value-type="string" calcext:value-type="string">
            <text:p>twitter, news site</text:p>
          </table:table-cell>
          <table:table-cell table:style-name="ce4" office:value-type="string" calcext:value-type="string">
            <text:p>1033, 16000, 6600</text:p>
          </table:table-cell>
          <table:table-cell table:style-name="ce4" office:value-type="string" calcext:value-type="string">
            <text:p>200, 5113, 1700</text:p>
          </table:table-cell>
          <table:table-cell table:style-name="ce4" office:value-type="string" calcext:value-type="string">
            <text:p>english, portuguese</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0"/>
          <table:table-cell table:number-columns-repeated="976"/>
        </table:table-row>
        <table:table-row table:style-name="ro1">
          <table:table-cell table:style-name="ce2" office:value-type="string" calcext:value-type="string">
            <text:p>A Comparison of Classical Versus Deep Learning Techniques for Abusive Content Detection on Social Media Sites</text:p>
          </table:table-cell>
          <table:table-cell table:style-name="ce4" office:value-type="float" office:value="2018" calcext:value-type="float">
            <text:p>2018</text:p>
          </table:table-cell>
          <table:table-cell table:style-name="ce4" office:value-type="string" calcext:value-type="string">
            <text:p>International Conference on Social Informatic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omparison machine learning/ deep learning with balanced/unbalanced dataset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office:value-type="string" calcext:value-type="string">
            <text:p>h aims to deliberately insult other online users through profane or hurtful language</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CNN, RNN</text:p>
          </table:table-cell>
          <table:table-cell table:style-name="ce4" office:value-type="string" calcext:value-type="string">
            <text:p>word n-gram, word embedding</text:p>
          </table:table-cell>
          <table:table-cell table:style-name="ce4" office:value-type="string" calcext:value-type="string">
            <text:p>word2vec</text:p>
          </table:table-cell>
          <table:table-cell table:style-name="ce4" office:value-type="string" calcext:value-type="string">
            <text:p>recall</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youtube, myspace, formspring, kongregate, slashdot</text:p>
          </table:table-cell>
          <table:table-cell table:style-name="ce4" office:value-type="string" calcext:value-type="string">
            <text:p>3110, 3446, 1710, 13150, 4802, 4300, 1946, 1340, 2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no</text:p>
          </table:table-cell>
          <table:table-cell table:style-name="ce4" table:number-columns-repeated="9"/>
          <table:table-cell table:style-name="ce21" office:value-type="string" calcext:value-type="string">
            <text:p>deep learning models performed well on extremely imbalanced datasets while SVM had no ability to identify the minority abusive content class; (4) Once we applied oversampling techniques to re-balance the dataset, we revealed that oversampling is an effective approach to improve SVM performance while the improvement for deep learning based models is limited.</text:p>
          </table:table-cell>
          <table:table-cell table:number-columns-repeated="976"/>
        </table:table-row>
        <table:table-row table:style-name="ro1">
          <table:table-cell table:style-name="ce2" office:value-type="string" calcext:value-type="string">
            <text:p>A computational framework for detecting offensive language with support vector machine in social communities</text:p>
          </table:table-cell>
          <table:table-cell table:style-name="ce4" office:value-type="float" office:value="2017" calcext:value-type="float">
            <text:p>2017</text:p>
          </table:table-cell>
          <table:table-cell table:style-name="ce4" office:value-type="string" calcext:value-type="string">
            <text:p>International Conference on Computing, Communication and Networking Technologies (ICCCNT)</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use of machine learning instead of dictoinary based techniques</text:p>
          </table:table-cell>
          <table:table-cell table:style-name="ce4" office:value-type="string" calcext:value-type="string">
            <text:p>classification</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offensive</text:p>
          </table:table-cell>
          <table:table-cell table:style-name="ce4" office:value-type="string" calcext:value-type="string">
            <text:p>pornographic, profanity, harassment, racism and vulgar</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text:p>
          </table:table-cell>
          <table:table-cell table:style-name="ce4" office:value-type="string" calcext:value-type="string">
            <text:p>n-gram variations</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9"/>
          <table:table-cell table:style-name="ce4" office:value-type="string" calcext:value-type="string">
            <text:p>no</text:p>
          </table:table-cell>
          <table:table-cell table:style-name="ce4" table:number-columns-repeated="11"/>
          <table:table-cell table:style-name="ce20"/>
          <table:table-cell table:number-columns-repeated="976"/>
        </table:table-row>
        <table:table-row table:style-name="ro1">
          <table:table-cell table:style-name="ce2" office:value-type="string" calcext:value-type="string">
            <text:p>A Dataset and Preliminaries Study for Abusive Language Detection in Indonesian Social Media</text:p>
          </table:table-cell>
          <table:table-cell table:style-name="ce4" office:value-type="float" office:value="2018" calcext:value-type="float">
            <text:p>2018</text:p>
          </table:table-cell>
          <table:table-cell table:style-name="ce4" office:value-type="string" calcext:value-type="string">
            <text:p>International Conference on Computer Science and Computational Intelligence</text:p>
          </table:table-cell>
          <table:table-cell table:style-name="ce4" office:value-type="string" calcext:value-type="string">
            <text:p>Elsevi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ication of challenges in abusive language detection for indonesia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 offensive</text:p>
          </table:table-cell>
          <table:table-cell table:style-name="ce4" office:value-type="string" calcext:value-type="string">
            <text:p>abusive, aggression</text:p>
          </table:table-cell>
          <table:table-cell table:style-name="ce4"/>
          <table:table-cell table:style-name="ce4" office:value-type="float" office:value="3" calcext:value-type="float">
            <text:p>3</text:p>
          </table:table-cell>
          <table:table-cell table:style-name="ce4" office:value-type="string" calcext:value-type="string">
            <text:p>not abusive language, abusive but not offensive, and offensive language</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random forest</text:p>
          </table:table-cell>
          <table:table-cell table:style-name="ce4" office:value-type="string" calcext:value-type="string">
            <text:p>word n-gram, char n-gram</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busive language is an expression that contains abusive/dirty words or phrases, both oral or text 1. Note that not every abusive/dirty word or phrases are used to curse someone (used as offensive language).</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016" calcext:value-type="float">
            <text:p>2016</text:p>
          </table:table-cell>
          <table:table-cell table:style-name="ce4"/>
          <table:table-cell table:style-name="ce4" office:value-type="string" calcext:value-type="string">
            <text:p>indonesian</text:p>
          </table:table-cell>
          <table:table-cell table:style-name="ce4" office:value-type="string" calcext:value-type="string">
            <text:p>classic, dictionary (non-formal to formal words)</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from abusive words</text:p>
          </table:table-cell>
          <table:table-cell table:style-name="ce4" office:value-type="string" calcext:value-type="string">
            <text:p>crowdsourcing</text:p>
          </table:table-cell>
          <table:table-cell table:style-name="ce4" office:value-type="string" calcext:value-type="string">
            <text:p>volunteer</text:p>
          </table:table-cell>
          <table:table-cell table:style-name="ce4" office:value-type="float" office:value="3" calcext:value-type="float">
            <text:p>3</text:p>
          </table:table-cell>
          <table:table-cell table:style-name="ce4" office:value-type="string" calcext:value-type="string">
            <text:p>full_agreement</text:p>
          </table:table-cell>
          <table:table-cell table:style-name="ce4" table:number-columns-repeated="4"/>
          <table:table-cell table:style-name="ce20" office:value-type="string" calcext:value-type="string">
            <text:p>Using informal form of abusive words. Using foreign and local language. Erase the vowel. Character repetition. Character substitution. difficulties to differentiate whether the tweet is an abusive but not offensive or an offensive language.</text:p>
          </table:table-cell>
          <table:table-cell table:number-columns-repeated="976"/>
        </table:table-row>
        <table:table-row table:style-name="ro1">
          <table:table-cell table:style-name="ce2" office:value-type="string" calcext:value-type="string">
            <text:p>A Dataset of Hindi-English Code-Mixed Social Media Text for Hate Speech Detection</text:p>
          </table:table-cell>
          <table:table-cell table:style-name="ce4" office:value-type="float" office:value="2018" calcext:value-type="float">
            <text:p>2018</text:p>
          </table:table-cell>
          <table:table-cell table:style-name="ce4" office:value-type="string" calcext:value-type="string">
            <text:p>Proceedings of the Workshop on Computational Modeling of People’s Opinions, Personality, and Emotions in Social Media</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ataset and classification for Hindi- English code-mixed social media text</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random forest</text:p>
          </table:table-cell>
          <table:table-cell table:style-name="ce4" office:value-type="string" calcext:value-type="string">
            <text:p>word n-gram, char n-gram, linguistic features (punctuation), variations of bad words (negative words, hate words), feature selection (chi-square)</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4575" calcext:value-type="float">
            <text:p>4575</text:p>
          </table:table-cell>
          <table:table-cell table:style-name="ce4" office:value-type="float" office:value="1661" calcext:value-type="float">
            <text:p>1661</text:p>
          </table:table-cell>
          <table:table-cell table:style-name="ce4" office:value-type="string" calcext:value-type="string">
            <text:p>english-hindi</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electing certain hashtags and keywords from politics</text:p>
          </table:table-cell>
          <table:table-cell table:style-name="ce4" office:value-type="string" calcext:value-type="string">
            <text:p>crowdsourcing</text:p>
          </table:table-cell>
          <table:table-cell table:style-name="ce4" office:value-type="string" calcext:value-type="string">
            <text:p>expert (linguistic background and proficiency in both Hindi and English)</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Cohen's Kappa</text:p>
          </table:table-cell>
          <table:table-cell table:style-name="ce4" office:value-type="float" office:value="0.982" calcext:value-type="float">
            <text:p>0.982</text:p>
          </table:table-cell>
          <table:table-cell table:style-name="ce20"/>
          <table:table-cell table:number-columns-repeated="976"/>
        </table:table-row>
        <table:table-row table:style-name="ro1">
          <table:table-cell table:style-name="ce2" office:value-type="string" calcext:value-type="string">
            <text:p>A Dictionary-based Approach to Racism Detection in Dutch Social Media</text:p>
          </table:table-cell>
          <table:table-cell table:style-name="ce4" office:value-type="float" office:value="2016" calcext:value-type="float">
            <text:p>2016</text:p>
          </table:table-cell>
          <table:table-cell table:style-name="ce4" office:value-type="string" calcext:value-type="string">
            <text:p>Proceedings of the Workshop on Text Analytics for Cybersecurity and Online Safety (TA-COS 2016)</text:p>
          </table:table-cell>
          <table:table-cell table:style-name="ce4" office:value-type="string" calcext:value-type="string">
            <text:p>Daelemans, Walte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for dutch language</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racism</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frequency in dictionary</text:p>
          </table:table-cell>
          <table:table-cell table:style-name="ce4" office:value-type="string" calcext:value-type="string">
            <text:p>from dictionary (method to create the dictionary)</text:p>
          </table:table-cell>
          <table:table-cell table:style-name="ce4" office:value-type="string" calcext:value-type="string">
            <text:p>F-measure, ROC-AU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The ‘racist’ label describes comments that contain negative utterances or insults about someone’s ethnicity, nationality, religion or culture. This definition also includes utterances which equate, for example, an ethnic group to an extremist group, as well as extreme generalizations. The</text:p>
          </table:table-cell>
          <table:table-cell table:style-name="ce4" office:value-type="string" calcext:value-type="string">
            <text:p>no</text:p>
          </table:table-cell>
          <table:table-cell table:style-name="ce4" office:value-type="string" calcext:value-type="string">
            <text:p>facebook</text:p>
          </table:table-cell>
          <table:table-cell table:style-name="ce4" office:value-type="float" office:value="6000" calcext:value-type="float">
            <text:p>6000</text:p>
          </table:table-cell>
          <table:table-cell table:style-name="ce4" office:value-type="float" office:value="1000" calcext:value-type="float">
            <text:p>1000</text:p>
          </table:table-cell>
          <table:table-cell table:style-name="ce4" office:value-type="string" calcext:value-type="string">
            <text:p>dutc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elect comments from 2 anti-Islam pages</text:p>
          </table:table-cell>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Cohen's Kappa</text:p>
          </table:table-cell>
          <table:table-cell table:style-name="ce4" office:value-type="float" office:value="0.54" calcext:value-type="float">
            <text:p>0.54</text:p>
          </table:table-cell>
          <table:table-cell table:style-name="ce20"/>
          <table:table-cell table:number-columns-repeated="976"/>
        </table:table-row>
        <table:table-row table:style-name="ro1">
          <table:table-cell table:style-name="ce2" office:value-type="string" calcext:value-type="string">
            <text:p>A Lexicon-based Approach for Hate Speech Detection</text:p>
          </table:table-cell>
          <table:table-cell table:style-name="ce4" office:value-type="float" office:value="2015" calcext:value-type="float">
            <text:p>2015</text:p>
          </table:table-cell>
          <table:table-cell table:style-name="ce4" office:value-type="string" calcext:value-type="string">
            <text:p>International Journal of Multimedia and Ubiquitous Engineering</text:p>
          </table:table-cell>
          <table:table-cell table:style-name="ce4" office:value-type="string" calcext:value-type="string">
            <text:p>-</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use of sentiment analysis techniques and in particular subjectivity detection for hate speech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3" calcext:value-type="float">
            <text:p>3</text:p>
          </table:table-cell>
          <table:table-cell table:style-name="ce4" office:value-type="string" calcext:value-type="string">
            <text:p>“Strongly hate”, “Weakly hate” or “No hate”</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text:p>
          </table:table-cell>
          <table:table-cell table:style-name="ce4" office:value-type="string" calcext:value-type="string">
            <text:p>sentiment analysis, variations of bad words (belonging to hate dictionary), POS</text:p>
          </table:table-cell>
          <table:table-cell table:style-name="ce4" office:value-type="string" calcext:value-type="string">
            <text:p>from dictionary (method to create the dictionary from 3 sources including rule-based subjectivity classification)</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ccording to Umati project 1 , a project to monitor dangerous speech, and Hatebase2, dangerous speech may be identified through the following ways: (1) It is targeted at a group of people and not a single person. Dangerous speech is harmful speech that calls the audience to condone or take part in violent acts against a group of people. Thus, in the online space most common types of hate speech are related to nationality, ethnicity, religion, gender, social orientation, disability and class. (2) May contain some of the hallmarks of dangerous speech, such as statements that compares a group of people with vermin or insects (metaphorical), suggest that the audience faces a serious threat or violence from another group and suggests that some people from another group are spoiling the purity or integrity of the authors’ group. (3) Dangerous speech often encourages the audience to condone or commit violent acts on the targeted group. The six calls to action common in dangerous speech are, calls to: discriminate, loot, riot, beat, forcefully evict, and kill.</text:p>
          </table:table-cell>
          <table:table-cell table:style-name="ce4" office:value-type="string" calcext:value-type="string">
            <text:p>no</text:p>
          </table:table-cell>
          <table:table-cell table:style-name="ce4" office:value-type="string" calcext:value-type="string">
            <text:p>website (hate)</text:p>
          </table:table-cell>
          <table:table-cell table:style-name="ce4" office:value-type="float" office:value="500" calcext:value-type="float">
            <text:p>500</text:p>
          </table:table-cell>
          <table:table-cell table:style-name="ce4" office:value-type="float" office:value="120" calcext:value-type="float">
            <text:p>12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offensive blog posts</text:p>
          </table:table-cell>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Cohen's Kappa, percentage agreement</text:p>
          </table:table-cell>
          <table:table-cell table:style-name="ce4" office:value-type="float" office:value="0.45" calcext:value-type="float">
            <text:p>0.45</text:p>
          </table:table-cell>
          <table:table-cell table:style-name="ce20"/>
          <table:table-cell table:number-columns-repeated="976"/>
        </table:table-row>
        <table:table-row table:style-name="ro1">
          <table:table-cell table:style-name="ce2" office:value-type="string" calcext:value-type="string">
            <text:p>A Measurement Study of Hate Speech in Social Media</text:p>
          </table:table-cell>
          <table:table-cell table:style-name="ce4" office:value-type="float" office:value="2017" calcext:value-type="float">
            <text:p>2017</text:p>
          </table:table-cell>
          <table:table-cell table:style-name="ce4" office:value-type="string" calcext:value-type="string">
            <text:p>Proceedings of the ACM Conference on Hypertext and Social Media</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ystematic large scale measurement and analysis study of hate speech in online social media. We aim to understand the abundance of hate speech in online social media, the most common hate expressions, the effect of anonymity on hate speech and the most hated groups across region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number-columns-repeated="2"/>
          <table:table-cell table:style-name="ce4" office:value-type="string" calcext:value-type="string">
            <text:p>rule_based</text:p>
          </table:table-cell>
          <table:table-cell table:style-name="ce4" office:value-type="string" calcext:value-type="string">
            <text:p>rule (sentence templates)</text:p>
          </table:table-cell>
          <table:table-cell table:style-name="ce4" table:number-columns-repeated="5"/>
          <table:table-cell table:style-name="ce4" office:value-type="string" calcext:value-type="string">
            <text:p>yes</text:p>
          </table:table-cell>
          <table:table-cell table:style-name="ce4" office:value-type="string" calcext:value-type="string">
            <text:p>an offensive post, motivated, in whole or in a part, by the writer’s bias against an aspect ofa group ofpeople.</text:p>
          </table:table-cell>
          <table:table-cell table:style-name="ce4" office:value-type="string" calcext:value-type="string">
            <text:p>no</text:p>
          </table:table-cell>
          <table:table-cell table:style-name="ce4" office:value-type="string" calcext:value-type="string">
            <text:p>twitter, whisp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all whisper posts, random tweets</text:p>
          </table:table-cell>
          <table:table-cell table:style-name="ce4" table:number-columns-repeated="8"/>
          <table:table-cell table:style-name="ce20" office:value-type="string" calcext:value-type="string">
            <text:p>good precision but low recall. Improving current keyword monitoring systems. Strong and weak online identities. Leveraging online hatespeech to detect offline hate.</text:p>
          </table:table-cell>
          <table:table-cell table:number-columns-repeated="976"/>
        </table:table-row>
        <table:table-row table:style-name="ro1">
          <table:table-cell table:style-name="ce2" office:value-type="string" calcext:value-type="string">
            <text:p>A Quality Type-aware Annotated Corpus and Lexicon for Harassment Research</text:p>
          </table:table-cell>
          <table:table-cell table:style-name="ce4" office:value-type="float" office:value="2018" calcext:value-type="float">
            <text:p>2018</text:p>
          </table:table-cell>
          <table:table-cell table:style-name="ce4" office:value-type="string" calcext:value-type="string">
            <text:p>Proceedings of the ACM Conference on Web Sci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 corpus of harassment with annotated categories</text:p>
          </table:table-cell>
          <table:table-cell table:style-name="ce4" office:value-type="string" calcext:value-type="string">
            <text:p>dataset</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rassment</text:p>
          </table:table-cell>
          <table:table-cell table:style-name="ce4" table:number-columns-repeated="3"/>
          <table:table-cell table:style-name="ce4" office:value-type="string" calcext:value-type="string">
            <text:p>yes</text:p>
          </table:table-cell>
          <table:table-cell table:style-name="ce4" office:value-type="string" calcext:value-type="string">
            <text:p>sexual, racial, appearance-related, intellectual, political</text:p>
          </table:table-cell>
          <table:table-cell table:style-name="ce4" table:number-columns-repeated="8"/>
          <table:table-cell table:style-name="ce4" office:value-type="string" calcext:value-type="string">
            <text:p>yes</text:p>
          </table:table-cell>
          <table:table-cell table:style-name="ce4" office:value-type="string" calcext:value-type="string">
            <text:p>Sexual harassment concerns sexuality and often targets females. The haras ser might refer to a victim’s sex organs with slang or describe sexual relations with slang. However, slang itself is not sufficient to indicate sexual harassment5 6. Racial harassment targets race and ethnicity characteris- tics of a victim such as color, country, culture, faith, and religion7. Appearance-related harassment is related to body ap- pearance apart from sexuality. All dimensions of appearance are candidates, for example, hair style or looks. Fat shaming [1] and body shaming are critical sub-types. Intellectual harassment concerns intellectual power or the merits of individual opinion. Sub-types include level of formal education and grammar. Victims may in fact be intellectually gifted8. Political harassment relates to political views9, regarding issues under governmental influence such as global warming, the opiod epidemic, immigration or gun control. Typical targets are politicians and politically active individuals.</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4189" calcext:value-type="float">
            <text:p>24189</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eed term of offensive dictionary</text:p>
          </table:table-cell>
          <table:table-cell table:style-name="ce4" office:value-type="string" calcext:value-type="string">
            <text:p>crowdsourcing</text:p>
          </table:table-cell>
          <table:table-cell table:style-name="ce4" office:value-type="string" calcext:value-type="string">
            <text:p>manual (native English speaking annotators)</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Cohen's Kappa</text:p>
          </table:table-cell>
          <table:table-cell table:style-name="ce4" office:value-type="string" calcext:value-type="string">
            <text:p>0.69, 1.0</text:p>
          </table:table-cell>
          <table:table-cell table:style-name="ce20"/>
          <table:table-cell table:number-columns-repeated="976"/>
        </table:table-row>
        <table:table-row table:style-name="ro1">
          <table:table-cell table:style-name="ce2" office:value-type="string" calcext:value-type="string">
            <text:p>A review of cyberbullying detection: An overview</text:p>
          </table:table-cell>
          <table:table-cell table:style-name="ce4" office:value-type="float" office:value="2013" calcext:value-type="float">
            <text:p>2013</text:p>
          </table:table-cell>
          <table:table-cell table:style-name="ce4" office:value-type="string" calcext:value-type="string">
            <text:p>International Conference on Intellient Systems Design and Application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urvey and suggestions</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number-columns-repeated="13"/>
          <table:table-cell table:style-name="ce4" office:value-type="string" calcext:value-type="string">
            <text:p>yes</text:p>
          </table:table-cell>
          <table:table-cell table:style-name="ce4" office:value-type="string" calcext:value-type="string">
            <text:p>"willful and repeated harm inflicted through the medium of electronic text [3]." categories are: flooding, masquerade, flaming, trolling, harassment, cyberstalking, denigration, outing, and exclusion.</text:p>
          </table:table-cell>
          <table:table-cell table:style-name="ce4" table:number-columns-repeated="18"/>
          <table:table-cell table:style-name="ce20"/>
          <table:table-cell table:number-columns-repeated="976"/>
        </table:table-row>
        <table:table-row table:style-name="ro1">
          <table:table-cell table:style-name="ce2" office:value-type="string" calcext:value-type="string">
            <text:p>A sentiment polarity prediction model using transfer learning and its application to SNS flaming event detection</text:p>
          </table:table-cell>
          <table:table-cell table:style-name="ce4" office:value-type="float" office:value="2016" calcext:value-type="float">
            <text:p>2016</text:p>
          </table:table-cell>
          <table:table-cell table:style-name="ce4" office:value-type="string" calcext:value-type="string">
            <text:p>Symposium Series on Computational Intelligence (SSCI)</text:p>
          </table:table-cell>
          <table:table-cell table:style-name="ce4" office:value-type="string" calcext:value-type="string">
            <text:p>IEEE</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flaming detection with Naive Bayes and transfer learning</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text:p>
          </table:table-cell>
          <table:table-cell table:style-name="ce4" office:value-type="string" calcext:value-type="string">
            <text:p>POS</text:p>
          </table:table-cell>
          <table:table-cell table:style-name="ce4"/>
          <table:table-cell table:style-name="ce4" office:value-type="string" calcext:value-type="string">
            <text:p>precision, recall</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twitter, facebook, yahoo, 2 channel</text:p>
          </table:table-cell>
          <table:table-cell table:style-name="ce4" office:value-type="float" office:value="1080000" calcext:value-type="float">
            <text:p>1080000</text:p>
          </table:table-cell>
          <table:table-cell table:style-name="ce4" office:value-type="float" office:value="27000" calcext:value-type="float">
            <text:p>27000</text:p>
          </table:table-cell>
          <table:table-cell table:style-name="ce4" office:value-type="string" calcext:value-type="string">
            <text:p>japanese</text:p>
          </table:table-cell>
          <table:table-cell table:style-name="ce4" office:value-type="string" calcext:value-type="string">
            <text:p>japanese-specific POS</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0"/>
          <table:table-cell table:number-columns-repeated="976"/>
        </table:table-row>
        <table:table-row table:style-name="ro1">
          <table:table-cell table:style-name="ce2" office:value-type="string" calcext:value-type="string">
            <text:p>A Socio-contextual Approach in Automated Detection of Cyberbullying</text:p>
          </table:table-cell>
          <table:table-cell table:style-name="ce4" office:value-type="float" office:value="2018" calcext:value-type="float">
            <text:p>2018</text:p>
          </table:table-cell>
          <table:table-cell table:style-name="ce4" office:value-type="string" calcext:value-type="string">
            <text:p>Proceedings of the Hawaii International Conference on System Science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instances do not necessarily contain profane and negative words and other than textual features, characteristics of users and their previous position in the network play an important role in differentiating between cyberbullying and noncyberbullying instanc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random forest, logistic regression, boosting (AdaBoost), decision tree (J48), JRip</text:p>
          </table:table-cell>
          <table:table-cell table:style-name="ce4" office:value-type="string" calcext:value-type="string">
            <text:p>word frequency in dictionary</text:p>
          </table:table-cell>
          <table:table-cell table:style-name="ce4" office:value-type="string" calcext:value-type="string">
            <text:p>coming from LIWC</text:p>
          </table:table-cell>
          <table:table-cell table:style-name="ce4" office:value-type="string" calcext:value-type="string">
            <text:p>precision, recall, ROC-AUC, accuracy</text:p>
          </table:table-cell>
          <table:table-cell table:style-name="ce4" office:value-type="string" calcext:value-type="string">
            <text:p>yes</text:p>
          </table:table-cell>
          <table:table-cell table:style-name="ce4" office:value-type="string" calcext:value-type="string">
            <text:p>network information (of the user and of the conversation), conversation context (popularity of tweets)</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3987" calcext:value-type="float">
            <text:p>3987</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SMOTE</text:p>
          </table:table-cell>
          <table:table-cell table:style-name="ce4" office:value-type="string" calcext:value-type="string">
            <text:p>yes</text:p>
          </table:table-cell>
          <table:table-cell table:style-name="ce4" office:value-type="string" calcext:value-type="string">
            <text:p>tweets containing a specific hashtag and all tweets of the users</text:p>
          </table:table-cell>
          <table:table-cell table:style-name="ce4" office:value-type="string" calcext:value-type="string">
            <text:p>label_inference</text:p>
          </table:table-cell>
          <table:table-cell table:style-name="ce4" table:number-columns-repeated="7"/>
          <table:table-cell table:style-name="ce20"/>
          <table:table-cell table:number-columns-repeated="976"/>
        </table:table-row>
        <table:table-row table:style-name="ro1">
          <table:table-cell table:style-name="ce2" office:value-type="string" calcext:value-type="string">
            <text:p>A Statistical Learning Approach to Detect Abusive Twitter Accounts</text:p>
          </table:table-cell>
          <table:table-cell table:style-name="ce4" office:value-type="float" office:value="2017" calcext:value-type="float">
            <text:p>2017</text:p>
          </table:table-cell>
          <table:table-cell table:style-name="ce4" office:value-type="string" calcext:value-type="string">
            <text:p>Proceedings of the International Conference on Computer and Data Analysi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for Arabic languag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account</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linguistic features (combination of statistics over words)</text:p>
          </table:table-cell>
          <table:table-cell table:style-name="ce4" office:value-type="string" calcext:value-type="string">
            <text:p>word PageRank, word Semantic Orientation, statistical measures + feature selection</text:p>
          </table:table-cell>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rabic profane words, Arabic obscenity, Arabic insult words, and the meaning of the Arabic tweets</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812" calcext:value-type="float">
            <text:p>812</text:p>
          </table:table-cell>
          <table:table-cell table:style-name="ce4" office:value-type="float" office:value="406" calcext:value-type="float">
            <text:p>406</text:p>
          </table:table-cell>
          <table:table-cell table:style-name="ce4" office:value-type="string" calcext:value-type="string">
            <text:p>arabic</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style-name="ce20"/>
          <table:table-cell table:number-columns-repeated="976"/>
        </table:table-row>
        <table:table-row table:style-name="ro1">
          <table:table-cell table:style-name="ce2" office:value-type="string" calcext:value-type="string">
            <text:p>A Study of Cyberbullying Detection and Mitigation on Instagram</text:p>
          </table:table-cell>
          <table:table-cell table:style-name="ce4" office:value-type="float" office:value="2016" calcext:value-type="float">
            <text:p>2016</text:p>
          </table:table-cell>
          <table:table-cell table:style-name="ce4" office:value-type="string" calcext:value-type="string">
            <text:p>Proceedings of the ACM Conference on Computer Supported Cooperative Work and Social Computing Companion - CSCW Companion</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office:value-type="string" calcext:value-type="string">
            <text:p>design and effectiveness of technological mechanisms to mit- igate cyberbullying through Tertiary prevention on the popular social networking platform Instagram</text:p>
          </table:table-cell>
          <table:table-cell table:style-name="ce4" office:value-type="string" calcext:value-type="string">
            <text:p>dataset_and_classification</text:p>
          </table:table-cell>
          <table:table-cell table:style-name="ce4" office:value-type="string" calcext:value-type="string">
            <text:p>no</text:p>
          </table:table-cell>
          <table:table-cell table:style-name="ce4" table:number-columns-repeated="2"/>
          <table:table-cell table:style-name="ce4" office:value-type="string" calcext:value-type="string">
            <text:p>no</text:p>
          </table:table-cell>
          <table:table-cell table:style-name="ce4" office:value-type="string" calcext:value-type="string">
            <text:p>cyberbullying</text:p>
          </table:table-cell>
          <table:table-cell table:style-name="ce4" table:number-columns-repeated="22"/>
          <table:table-cell table:style-name="ce4" office:value-type="string" calcext:value-type="string">
            <text:p>no</text:p>
          </table:table-cell>
          <table:table-cell table:style-name="ce4" table:number-columns-repeated="11"/>
          <table:table-cell table:style-name="ce20"/>
          <table:table-cell table:number-columns-repeated="976"/>
        </table:table-row>
        <table:table-row table:style-name="ro1">
          <table:table-cell table:style-name="ce2" office:value-type="string" calcext:value-type="string">
            <text:p>A Survey on Automatic Detection of Hate Speech in Text</text:p>
          </table:table-cell>
          <table:table-cell table:style-name="ce4" office:value-type="float" office:value="2018" calcext:value-type="float">
            <text:p>2018</text:p>
          </table:table-cell>
          <table:table-cell table:style-name="ce4" office:value-type="string" calcext:value-type="string">
            <text:p>ACM Computing Survey</text:p>
          </table:table-cell>
          <table:table-cell table:style-name="ce4" office:value-type="string" calcext:value-type="string">
            <text:p>ACM</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survey on hate speech</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number-columns-repeated="33"/>
          <table:table-cell table:style-name="ce20"/>
          <table:table-cell table:number-columns-repeated="976"/>
        </table:table-row>
        <table:table-row table:style-name="ro1">
          <table:table-cell table:style-name="ce2" office:value-type="string" calcext:value-type="string">
            <text:p>A Survey on Hate Speech Detection using Natural Language Processing</text:p>
          </table:table-cell>
          <table:table-cell table:style-name="ce4" office:value-type="float" office:value="2017" calcext:value-type="float">
            <text:p>2017</text:p>
          </table:table-cell>
          <table:table-cell table:style-name="ce4" office:value-type="string" calcext:value-type="string">
            <text:p>Proceedings of the International Workshop on Natural Language Processing for Social Media</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survey on hate speech</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number-columns-repeated="33"/>
          <table:table-cell table:style-name="ce20"/>
          <table:table-cell table:number-columns-repeated="976"/>
        </table:table-row>
        <table:table-row table:style-name="ro1">
          <table:table-cell table:style-name="ce2" office:value-type="string" calcext:value-type="string">
            <text:p>A Unified Deep Learning Architecture for Abuse Detection</text:p>
          </table:table-cell>
          <table:table-cell table:style-name="ce4" office:value-type="float" office:value="2018" calcext:value-type="float">
            <text:p>2018</text:p>
          </table:table-cell>
          <table:table-cell table:style-name="ce5" office:value-type="string" calcext:value-type="string">
            <text:p>-</text:p>
          </table:table-cell>
          <table:table-cell table:style-name="ce4" office:value-type="string" calcext:value-type="string">
            <text:p>AIII</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classification using sentence features and metadata for different types of speec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cyberbullying, aggression, racism, sexism, hate_speech, abusive, sarcasm</text:p>
          </table:table-cell>
          <table:table-cell table:style-name="ce4" office:value-type="string" calcext:value-type="string">
            <text:p>see paper, many definitions</text:p>
          </table:table-cell>
          <table:table-cell table:style-name="ce16" office:value-type="date" office:date-value="2018-02-03" calcext:value-type="date">
            <text:p>2, 3</text:p>
          </table:table-cell>
          <table:table-cell table:style-name="ce4"/>
          <table:table-cell table:style-name="ce4" office:value-type="string" calcext:value-type="string">
            <text:p>yes</text:p>
          </table:table-cell>
          <table:table-cell table:style-name="ce4" office:value-type="string" calcext:value-type="string">
            <text:p>bullying, aggressive, neutral, sexist, racist, hateful, offensive, sarcasm</text:p>
          </table:table-cell>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 DNN</text:p>
          </table:table-cell>
          <table:table-cell table:style-name="ce4" office:value-type="string" calcext:value-type="string">
            <text:p>word embedding</text:p>
          </table:table-cell>
          <table:table-cell table:style-name="ce4" office:value-type="string" calcext:value-type="string">
            <text:p>GloVe</text:p>
          </table:table-cell>
          <table:table-cell table:style-name="ce4" office:value-type="string" calcext:value-type="string">
            <text:p>precision, recall, F-measure, ROC-AUC</text:p>
          </table:table-cell>
          <table:table-cell table:style-name="ce4" office:value-type="string" calcext:value-type="string">
            <text:p>yes</text:p>
          </table:table-cell>
          <table:table-cell table:style-name="ce4" office:value-type="string" calcext:value-type="string">
            <text:p>user information (popularity i.e., number of followers/friends. activity based on the number of posted and favorited tweets, the subscribed lists, and the age of his account), network information (the extent to which a user tends to reciprocate the follower connections he receives, the power difference between a user and his mentions, the user’s position in his network i.e., hub, authority, eigenvector and closeness centrality, as well as a user’s tendency to cluster with others i.e., clustering coefficient)</text:p>
          </table:table-cell>
          <table:table-cell table:style-name="ce4" office:value-type="string" calcext:value-type="string">
            <text:p>yes</text:p>
          </table:table-cell>
          <table:table-cell table:style-name="ce4" office:value-type="string" calcext:value-type="string">
            <text:p>An aggressor was defined as “someone who posts at least one tweet or retweet with negative meaning, with the in- tent to harm or insult other users” and a bully was de- fined as “someone who posts multiple tweets or retweets with negative meaning for the same topic and in a repeated fashion, with the intent to harm or insult other users.” 1) if the tweet attacks, criticizes, or seeks to silence a minority, 2) if it promotes hate speech or violence, or 3) if there is use of sexist or racial slurs. hate speech is de- fined as language that is used to express hatred, insult, or to humiliate a targeted group or its members. Offensive lan- guage is less clearly defined as speech that uses offensive words, but does not necessarily have offensive meaning. Sar- casm, in this work, is defined as ‘a way of using words that are the opposite of what you mean in order to be unpleasant to somebody or to make fun of them.’</text:p>
          </table:table-cell>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6091, 16059, 24783, 61075</text:p>
          </table:table-cell>
          <table:table-cell table:style-name="ce4"/>
          <table:table-cell table:style-name="ce4" office:value-type="string" calcext:value-type="string">
            <text:p>english</text:p>
          </table:table-cell>
          <table:table-cell table:style-name="ce4" office:value-type="string" calcext:value-type="string">
            <text:p>classic, removal of rare words</text:p>
          </table:table-cell>
          <table:table-cell table:style-name="ce4" office:value-type="string" calcext:value-type="string">
            <text:p>no</text:p>
          </table:table-cell>
          <table:table-cell table:style-name="ce4" table:number-columns-repeated="11"/>
          <table:table-cell table:style-name="ce20"/>
          <table:table-cell table:number-columns-repeated="976"/>
        </table:table-row>
        <table:table-row table:style-name="ro1">
          <table:table-cell table:style-name="ce2" office:value-type="string" calcext:value-type="string">
            <text:p>A Web of Hate: Tackling Hateful Speech in Online Social Spaces</text:p>
          </table:table-cell>
          <table:table-cell table:style-name="ce4" office:value-type="float" office:value="2017" calcext:value-type="float">
            <text:p>2017</text:p>
          </table:table-cell>
          <table:table-cell table:style-name="ce5" office:value-type="string" calcext:value-type="string">
            <text:p>workshop on Text Analytics for Cybersecurity and Online Safety</text:p>
          </table:table-cell>
          <table:table-cell table:style-name="ce4" office:value-type="string" calcext:value-type="string">
            <text:p>arxiv</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self-identified hateful communities as training data for hateful speech classifiers. This approach both involves far less effort in collecting training data and also produces superior classi- fier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ful_speech, hate</text:p>
          </table:table-cell>
          <table:table-cell table:style-name="ce4" office:value-type="string" calcext:value-type="string">
            <text:p>hateful_speech</text:p>
          </table:table-cell>
          <table:table-cell table:style-name="ce4" office:value-type="string" calcext:value-type="string">
            <text:p>distinction with hate speech (see paper definiti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black people, plus-sized individuals, and women</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 logistic regression</text:p>
          </table:table-cell>
          <table:table-cell table:style-name="ce4" office:value-type="string" calcext:value-type="string">
            <text:p>word n-gram with tfidf</text:p>
          </table:table-cell>
          <table:table-cell table:style-name="ce4"/>
          <table:table-cell table:style-name="ce4" office:value-type="string" calcext:value-type="string">
            <text:p>precision, recall, F-measure, accuracy, kappa statistic (Cohen's Kappa)</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speech which contains an expression of hatred on the part of the speaker/author, against a person or people, based on their group identity. Hateful</text:p>
          </table:table-cell>
          <table:table-cell table:style-name="ce4" office:value-type="string" calcext:value-type="string">
            <text:p>no</text:p>
          </table:table-cell>
          <table:table-cell table:style-name="ce4" office:value-type="string" calcext:value-type="string">
            <text:p>reddit, voat, forum</text:p>
          </table:table-cell>
          <table:table-cell table:style-name="ce4" office:value-type="float" office:value="110000" calcext:value-type="float">
            <text:p>110000</text:p>
          </table:table-cell>
          <table:table-cell table:style-name="ce4" office:value-type="float" office:value="60000" calcext:value-type="float">
            <text:p>600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ll comments from certain topics</text:p>
          </table:table-cell>
          <table:table-cell table:style-name="ce4" office:value-type="string" calcext:value-type="string">
            <text:p>label_inference</text:p>
          </table:table-cell>
          <table:table-cell table:style-name="ce4" table:number-columns-repeated="7"/>
          <table:table-cell table:style-name="ce20" office:value-type="string" calcext:value-type="string">
            <text:p>Whereas “hate speech” can imply an inquiry or judgment about intent (e.g. what was this person feeling or wishing?), we propose the term “hate- ful speech” to focus on the expression of hate—a nuanced, but useful distinction since expression is easier to detect than intent, and more likely to be linked to language’s ca- pacity to cause harm. Hateful speech is not to be mistaken for ”cyber-bullying,” another form of troubling online content that has been widely discussed and studied in recent literature. Cyber- bullying is repetitive, intentional, aggressive behavior against an individual, and it either creates or main- tains a power imbalance between aggressor and target (Tokunaga, 2010). It is often hateful but it does not nec- essarily denigrate a person based on his or her membership in a particular group, as hateful speech (the subject of the present work) does.</text:p>
          </table:table-cell>
          <table:table-cell table:number-columns-repeated="976"/>
        </table:table-row>
        <table:table-row table:style-name="ro1">
          <table:table-cell table:style-name="ce2" office:value-type="string" calcext:value-type="string">
            <text:p>Abusive Language Detection in Online User Content</text:p>
          </table:table-cell>
          <table:table-cell table:style-name="ce4" office:value-type="float" office:value="2016" calcext:value-type="float">
            <text:p>2016</text:p>
          </table:table-cell>
          <table:table-cell table:style-name="ce4" office:value-type="string" calcext:value-type="string">
            <text:p>Proceedings of the International Conference on World Wide Web - WWW</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ataset of abusive language, new features, temporal detection / evolution of hate speech</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hate, hate_speech, profanity</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text:p>
          </table:table-cell>
          <table:table-cell table:style-name="ce4" office:value-type="string" calcext:value-type="string">
            <text:p>char n-gram, word n-gram, linguistic features, word embedding variations (several word embedding average over the comment), POS</text:p>
          </table:table-cell>
          <table:table-cell table:style-name="ce4" office:value-type="string" calcext:value-type="string">
            <text:p>character n-grams (from 3 to 5 characters, spaces included) and token unigrams and bigrams, pre-trained embedding, word2vec to train current dataset, distributed vector representations of tokens using a distributed memory mode</text:p>
          </table:table-cell>
          <table:table-cell table:style-name="ce4" office:value-type="string" calcext:value-type="string">
            <text:p>precision, recall, F-measure, ROC-AU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busive language encompasses hate speech, profanity and derogatory language.</text:p>
          </table:table-cell>
          <table:table-cell table:style-name="ce4" office:value-type="string" calcext:value-type="string">
            <text:p>no</text:p>
          </table:table-cell>
          <table:table-cell table:style-name="ce4" office:value-type="string" calcext:value-type="string">
            <text:p>yahoo</text:p>
          </table:table-cell>
          <table:table-cell table:style-name="ce4" office:value-type="float" office:value="2100000" calcext:value-type="float">
            <text:p>2100000</text:p>
          </table:table-cell>
          <table:table-cell table:style-name="ce4" office:value-type="float" office:value="280000" calcext:value-type="float">
            <text:p>28000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randomly sampled</text:p>
          </table:table-cell>
          <table:table-cell table:style-name="ce4" office:value-type="string" calcext:value-type="string">
            <text:p>crowdsourcing</text:p>
          </table:table-cell>
          <table:table-cell table:style-name="ce4" office:value-type="string" calcext:value-type="string">
            <text:p>expert (trained raters), 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Fleiss' Kappa</text:p>
          </table:table-cell>
          <table:table-cell table:style-name="ce4" office:value-type="string" calcext:value-type="string">
            <text:p>0.843, 0.401</text:p>
          </table:table-cell>
          <table:table-cell table:style-name="ce20" office:value-type="string" calcext:value-type="string">
            <text:p>Evaluation temporal data: This suggests that having more recent data than a <text:s/>larger data set is preferable. evaluation of performance for total agreement and 2/3 agreement data</text:p>
          </table:table-cell>
          <table:table-cell table:number-columns-repeated="976"/>
        </table:table-row>
        <table:table-row table:style-name="ro1">
          <table:table-cell table:style-name="ce2" office:value-type="string" calcext:value-type="string">
            <text:p>Abusive Text Detection Using Neural Networks</text:p>
          </table:table-cell>
          <table:table-cell table:style-name="ce4" office:value-type="float" office:value="2017" calcext:value-type="float">
            <text:p>2017</text:p>
          </table:table-cell>
          <table:table-cell table:style-name="ce6" office:value-type="string" calcext:value-type="string">
            <text:p>Proceedings of the Irish Conference on Artificial Intelligence and Cognitive Science</text:p>
          </table:table-cell>
          <table:table-cell table:style-name="ce4" office:value-type="string" calcext:value-type="string">
            <text:p>CEU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nalysis of the use of neural networks for feature creation and for classification in abusive speec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DNN</text:p>
          </table:table-cell>
          <table:table-cell table:style-name="ce4" office:value-type="string" calcext:value-type="string">
            <text:p>char n-gram, word n-gram, word embedding (average word embedding)</text:p>
          </table:table-cell>
          <table:table-cell table:style-name="ce4" office:value-type="string" calcext:value-type="string">
            <text:p>1-4 word level and 2-4 character level, GloVe</text:p>
          </table:table-cell>
          <table:table-cell table:style-name="ce4" office:value-type="string" calcext:value-type="string">
            <text:p>recall</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myspace, formspring, youtube, slashdot</text:p>
          </table:table-cell>
          <table:table-cell table:style-name="ce4" office:value-type="string" calcext:value-type="string">
            <text:p>1300, 13000</text:p>
          </table:table-cell>
          <table:table-cell table:style-name="ce4" office:value-type="string" calcext:value-type="string">
            <text:p>150, 13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Aggression-annotated Corpus of Hindi-English Code-mixed Data</text:p>
          </table:table-cell>
          <table:table-cell table:style-name="ce4" office:value-type="float" office:value="2018" calcext:value-type="float">
            <text:p>2018</text:p>
          </table:table-cell>
          <table:table-cell table:style-name="ce5" office:value-type="string" calcext:value-type="string">
            <text:p>Language Resources and Evaluation Conference</text:p>
          </table:table-cell>
          <table:table-cell table:style-name="ce4" office:value-type="string" calcext:value-type="string">
            <text:p>arxiv</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ataset of hindi-english code mixed with annotations of multiple categories</text:p>
          </table:table-cell>
          <table:table-cell table:style-name="ce4" office:value-type="string" calcext:value-type="string">
            <text:p>dataset,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3" calcext:value-type="float">
            <text:p>3</text:p>
          </table:table-cell>
          <table:table-cell table:style-name="ce4"/>
          <table:table-cell table:style-name="ce4" office:value-type="string" calcext:value-type="string">
            <text:p>yes</text:p>
          </table:table-cell>
          <table:table-cell table:style-name="ce4" office:value-type="string" calcext:value-type="string">
            <text:p>level: overt, covert. type: physical threat, sexual threat, identity threat, gendered, geographical, political, casteist, communal, racial, non-threatening. attribute: attack, defend, abet</text:p>
          </table:table-cell>
          <table:table-cell table:style-name="ce4" office:value-type="string" calcext:value-type="string">
            <text:p>sentence</text:p>
          </table:table-cell>
          <table:table-cell table:style-name="ce4" table:number-columns-repeated="5"/>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Verbal aggression could be understood as any kind of linguistic behaviour which intends to damage the social identity of the target person and lower their status and prestige</text:p>
          </table:table-cell>
          <table:table-cell table:style-name="ce4" office:value-type="string" calcext:value-type="string">
            <text:p>no</text:p>
          </table:table-cell>
          <table:table-cell table:style-name="ce4" office:value-type="string" calcext:value-type="string">
            <text:p>twitter, facebook</text:p>
          </table:table-cell>
          <table:table-cell table:style-name="ce4" office:value-type="float" office:value="39000" calcext:value-type="float">
            <text:p>39000</text:p>
          </table:table-cell>
          <table:table-cell table:style-name="ce4"/>
          <table:table-cell table:style-name="ce4" office:value-type="string" calcext:value-type="string">
            <text:p>hindi, english-hindi</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from hashtags and specifc page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3" calcext:value-type="float">
            <text:p>3</text:p>
          </table:table-cell>
          <table:table-cell table:style-name="ce4"/>
          <table:table-cell table:style-name="ce4" office:value-type="string" calcext:value-type="string">
            <text:p>Task_quality_measure</text:p>
          </table:table-cell>
          <table:table-cell table:style-name="ce4" office:value-type="string" calcext:value-type="string">
            <text:p>question, example refinement</text:p>
          </table:table-cell>
          <table:table-cell table:style-name="ce4" office:value-type="string" calcext:value-type="string">
            <text:p>Krippendorff's alpha</text:p>
          </table:table-cell>
          <table:table-cell table:style-name="ce4" office:value-type="float" office:value="0.72" calcext:value-type="float">
            <text:p>0.72</text:p>
          </table:table-cell>
          <table:table-cell table:style-name="ce21" office:value-type="string" calcext:value-type="string">
            <text:p>aggression / abuse. sentiment analysis seeks to analyse the psychological state of the humans through the language usage while aggression analysis only seeks to analyse the language usage without getting into the question of intentionality.</text:p>
          </table:table-cell>
          <table:table-cell table:number-columns-repeated="976"/>
        </table:table-row>
        <table:table-row table:style-name="ro1">
          <table:table-cell table:style-name="ce2" office:value-type="string" calcext:value-type="string">
            <text:p>Aggressive text detection for cyberbullying</text:p>
          </table:table-cell>
          <table:table-cell table:style-name="ce4" office:value-type="float" office:value="2014" calcext:value-type="float">
            <text:p>2014</text:p>
          </table:table-cell>
          <table:table-cell table:style-name="ce4" office:value-type="string" calcext:value-type="string">
            <text:p>Mexican International Conference on Artificial Intellig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ggressive text detection as a regression problem with an aggressiveness score</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10" calcext:value-type="float">
            <text:p>10</text:p>
          </table:table-cell>
          <table:table-cell table:style-name="ce4" office:value-type="string" calcext:value-type="string">
            <text:p>0-10</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 machine_learning</text:p>
          </table:table-cell>
          <table:table-cell table:style-name="ce4" office:value-type="string" calcext:value-type="string">
            <text:p>MLP, linear regression</text:p>
          </table:table-cell>
          <table:table-cell table:style-name="ce4" office:value-type="string" calcext:value-type="string">
            <text:p>linguistic features (Document length), lexical features (Number of offensive words), pronoun variations (Frequency of the word “you”), word frequency in dictionary (NS score), sentiment analysis (ANEW score, SentiWordNet score)</text:p>
          </table:table-cell>
          <table:table-cell table:style-name="ce4" office:value-type="string" calcext:value-type="string">
            <text:p>linguistic features (Document length), lexical features (Number of offensive words), pronoun variations (Frequency of the word “you”), word frequency in dictionary (NS score), ANEW score, sentiment analysis (ANEW score, SentiWordNet score)</text:p>
          </table:table-cell>
          <table:table-cell table:style-name="ce4" office:value-type="string" calcext:value-type="string">
            <text:p>error measurement (MS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ny text or document that intends to offend a person or group of persons.</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string" calcext:value-type="string">
            <text:p>281, 1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omments containing certain words and directed towards users</text:p>
          </table:table-cell>
          <table:table-cell table:style-name="ce4" office:value-type="string" calcext:value-type="string">
            <text:p>crowdsourcing</text:p>
          </table:table-cell>
          <table:table-cell table:style-name="ce4"/>
          <table:table-cell table:style-name="ce4" office:value-type="float" office:value="4" calcext:value-type="float">
            <text:p>4</text:p>
          </table:table-cell>
          <table:table-cell table:style-name="ce4" office:value-type="string" calcext:value-type="string">
            <text:p>full_agreement</text:p>
          </table:table-cell>
          <table:table-cell table:style-name="ce4" table:number-columns-repeated="2"/>
          <table:table-cell table:style-name="ce4" office:value-type="string" calcext:value-type="string">
            <text:p>ANOVA</text:p>
          </table:table-cell>
          <table:table-cell table:style-name="ce4"/>
          <table:table-cell table:style-name="ce21" office:value-type="string" calcext:value-type="string">
            <text:p>We believe that the first step towards cyberbullying automatic identification concerns aggressive text detection. assuming that aggressive text detection is a sub-task of sentiment analysis</text:p>
          </table:table-cell>
          <table:table-cell table:number-columns-repeated="976"/>
        </table:table-row>
        <table:table-row table:style-name="ro1">
          <table:table-cell table:style-name="ce2" office:value-type="string" calcext:value-type="string">
            <text:p>Aggressivity Detection on Social Network Comments</text:p>
          </table:table-cell>
          <table:table-cell table:style-name="ce4" office:value-type="float" office:value="2017" calcext:value-type="float">
            <text:p>2017</text:p>
          </table:table-cell>
          <table:table-cell table:style-name="ce4" office:value-type="string" calcext:value-type="string">
            <text:p>Proceedings of the International Conference on Intelligent Systems, Metaheuristics &amp; Swarm Intellig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ggressivity detection with machine learning</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random forest, KNN, Naive Bayes, logistic regression</text:p>
          </table:table-cell>
          <table:table-cell table:style-name="ce4" office:value-type="string" calcext:value-type="string">
            <text:p>word n-gram, tf-idf</text:p>
          </table:table-cell>
          <table:table-cell table:style-name="ce4" office:value-type="string" calcext:value-type="string">
            <text:p>long analysis of feature and parameters for the feature extraction methods</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1) Comments contain personal remarks, insulters, critic, condemnation or sarcasm, etc. This is the most common situation when a social network user encounters aggressive comments. Typically, this happens between personal users and mainly hold subjective and negative attitude towards certain entities. This kind of comments can target at a specific object such as person, organization, and viewpoint. 2) Comments refer to sensitive topics. Sensitive topics are defined as the contents likely to arouse debates on social networks such as politics, crimes, race, sex, or other social problems. Those comments do not need to be negative or subjective because users usually feel uneasy when reading the opposite viewpoints of a sensitive topic under debates. 3) Comments contain too much swear words or a curse. Note that swear words are not necessary to be aggressive. Sometimes people just use it to express strong but positive emotions. As a result, we only tag negative comments with swear words as aggressivity.</text:p>
          </table:table-cell>
          <table:table-cell table:style-name="ce4" office:value-type="string" calcext:value-type="string">
            <text:p>no</text:p>
          </table:table-cell>
          <table:table-cell table:style-name="ce4" office:value-type="string" calcext:value-type="string">
            <text:p>twitter, facebook</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1"/>
          <table:table-cell table:number-columns-repeated="976"/>
        </table:table-row>
        <table:table-row table:style-name="ro1">
          <table:table-cell table:style-name="ce2" office:value-type="string" calcext:value-type="string">
            <text:p>All You Need is “Love”: Evading Hate Speech Detection</text:p>
          </table:table-cell>
          <table:table-cell table:style-name="ce4" office:value-type="float" office:value="2018" calcext:value-type="float">
            <text:p>2018</text:p>
          </table:table-cell>
          <table:table-cell table:style-name="ce5" office:value-type="string" calcext:value-type="string">
            <text:p>Proceedings of the <text:s/>ACM Workshop on Artificial Intelligence and Security</text:p>
          </table:table-cell>
          <table:table-cell table:style-name="ce4" office:value-type="string" calcext:value-type="string">
            <text:p>arxiv</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highlight limitations of current classifiers due to adversari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offensive</text:p>
          </table:table-cell>
          <table:table-cell table:style-name="ce4" office:value-type="string" calcext:value-type="string">
            <text:p>toxicity, hate_speech</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MLP, logistic regression, CNN+RNN, RNN</text:p>
          </table:table-cell>
          <table:table-cell table:style-name="ce4" office:value-type="string" calcext:value-type="string">
            <text:p>word n-gram, char n-gram, word embedding</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wikipedia, twitter</text:p>
          </table:table-cell>
          <table:table-cell table:style-name="ce4" office:value-type="string" calcext:value-type="string">
            <text:p>116000, 25000, 25000, 16000, 25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style-name="ce21" office:value-type="string" calcext:value-type="string">
            <text:p>limitations of current classifiers: As all datasets except one are drawn from Twitter, they do not prop- erly represent the range of online text. We believe future research should focus on collecting and properly evaluating datasets, espe- cially outside Twitter. Models cannot differentiate between hate / offensive. (i) lack of ef- fective transferability across datasets, (ii) conflation ofhate speech and offensive ordinary speech, and (iii) susceptibility to simple text modification attacks. building on our adversarial training experiments, we suggest training data augmentation as a method to help classi- fication remain more resistant against appending attacks.</text:p>
          </table:table-cell>
          <table:table-cell table:number-columns-repeated="976"/>
        </table:table-row>
        <table:table-row table:style-name="ro1">
          <table:table-cell table:style-name="ce2" office:value-type="string" calcext:value-type="string">
            <text:p>An abusive text detection system based on enhanced abusive and non-abusive word lists</text:p>
          </table:table-cell>
          <table:table-cell table:style-name="ce4" office:value-type="float" office:value="2018" calcext:value-type="float">
            <text:p>2018</text:p>
          </table:table-cell>
          <table:table-cell table:style-name="ce4" office:value-type="string" calcext:value-type="string">
            <text:p>Decision Support Systems</text:p>
          </table:table-cell>
          <table:table-cell table:style-name="ce4" office:value-type="string" calcext:value-type="string">
            <text:p>Elsevi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recognition of two types of abusivewords: 1) newly invented words, and 2) obfuscated words based onexisting abusive words. Detects (obfuscated) abusive text using an unsupervised learning of abusive word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discrimination, aggression, abusive</text:p>
          </table:table-cell>
          <table:table-cell table:style-name="ce4" office:value-type="string" calcext:value-type="string">
            <text:p>abusive text = indiscriminate slang, abusive language, profanity. -&gt; cyberbullying</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text:p>
          </table:table-cell>
          <table:table-cell table:style-name="ce4" office:value-type="string" calcext:value-type="string">
            <text:p>word embedding, lexical features (blacklist), word n-gram, linguistic features (mixed languages, abbreviations, punctuation, and words with special characters)</text:p>
          </table:table-cell>
          <table:table-cell table:style-name="ce4" office:value-type="string" calcext:value-type="string">
            <text:p>word2vec word2vec's skip-gram and cosine similarity</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 Violent expression(abusive, threat, other: including expressions that provoke or stimulate another person in the context of false expression), (B) Sexual expression (sexuality and related body language, sexual relatedness, other sexuality expressions that stimulate imagination or cause shame), (C) Discrimination (sex discrimination, age discrimination, others: racial and regional discrimination)</text:p>
          </table:table-cell>
          <table:table-cell table:style-name="ce4" office:value-type="string" calcext:value-type="string">
            <text:p>no</text:p>
          </table:table-cell>
          <table:table-cell table:style-name="ce4" office:value-type="string" calcext:value-type="string">
            <text:p>wikipedia</text:p>
          </table:table-cell>
          <table:table-cell table:style-name="ce4" office:value-type="float" office:value="10000000" calcext:value-type="float">
            <text:p>10000000</text:p>
          </table:table-cell>
          <table:table-cell table:style-name="ce4"/>
          <table:table-cell table:style-name="ce4" office:value-type="string" calcext:value-type="string">
            <text:p>korean, english</text:p>
          </table:table-cell>
          <table:table-cell table:style-name="ce4" office:value-type="string" calcext:value-type="string">
            <text:p>classic, POS</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news articles</text:p>
          </table:table-cell>
          <table:table-cell table:style-name="ce4" office:value-type="string" calcext:value-type="string">
            <text:p>crowdsourcing</text:p>
          </table:table-cell>
          <table:table-cell table:style-name="ce4" office:value-type="string" calcext:value-type="string">
            <text:p>expert (trained raters)</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Fleiss' Kappa</text:p>
          </table:table-cell>
          <table:table-cell table:style-name="ce4" office:value-type="float" office:value="0.82" calcext:value-type="float">
            <text:p>0.82</text:p>
          </table:table-cell>
          <table:table-cell table:style-name="ce21" office:value-type="string" calcext:value-type="string">
            <text:p>in evaluation: distincition We evaluate the system using the data that all three raters agreedupon (all agreed), those agreed upon by two-thirds of the raters (2/3agreed), and the sum of the two cases (total). The“all agreed” and “2/3 agreed” cases show a similar performance inprecision, but quite diﬀerent recall scores. This is because there are afew cases that do not contain an explicit abusive word or that implysarcasm in the “2/3 agreed” case, which can make it diﬃcult for thesystem to detect abuse.</text:p>
          </table:table-cell>
          <table:table-cell table:number-columns-repeated="976"/>
        </table:table-row>
        <table:table-row table:style-name="ro1">
          <table:table-cell table:style-name="ce2" office:value-type="string" calcext:value-type="string">
            <text:p>An application of machine learning to detect abusive Bengali text</text:p>
          </table:table-cell>
          <table:table-cell table:style-name="ce4" office:value-type="float" office:value="2017" calcext:value-type="float">
            <text:p>2017</text:p>
          </table:table-cell>
          <table:table-cell table:style-name="ce4" office:value-type="string" calcext:value-type="string">
            <text:p>International Conference of Computer and Information Technology</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for bengali languag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 random forest</text:p>
          </table:table-cell>
          <table:table-cell table:style-name="ce4" office:value-type="string" calcext:value-type="string">
            <text:p>word n-gram with tfidf, word n-gram</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facebook</text:p>
          </table:table-cell>
          <table:table-cell table:style-name="ce4" table:number-columns-repeated="2"/>
          <table:table-cell table:style-name="ce4" office:value-type="string" calcext:value-type="string">
            <text:p>bengali</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omments crawled from public celebrities facebook pages</text:p>
          </table:table-cell>
          <table:table-cell table:style-name="ce4" table:number-columns-repeated="2"/>
          <table:table-cell table:style-name="ce4" office:value-type="float" office:value="1" calcext:value-type="float">
            <text:p>1</text:p>
          </table:table-cell>
          <table:table-cell table:style-name="ce4" table:number-columns-repeated="5"/>
          <table:table-cell table:number-columns-repeated="977"/>
        </table:table-row>
        <table:table-row table:style-name="ro1">
          <table:table-cell table:style-name="ce2" office:value-type="string" calcext:value-type="string">
            <text:p>An approach for offensive text detection and prevention in Social Networks</text:p>
          </table:table-cell>
          <table:table-cell table:style-name="ce4" office:value-type="float" office:value="2015" calcext:value-type="float">
            <text:p>2015</text:p>
          </table:table-cell>
          <table:table-cell table:style-name="ce7" office:value-type="string" calcext:value-type="string">
            <text:p><text:a xlink:href="https://ieeexplore.ieee.org/xpl/mostRecentIssue.jsp?punumber=7174422" xlink:type="simple">International Conference on Innovations in Information, Embedded and Communication Systems (ICIIECS)</text:a></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ring pattern algorithm</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offensive</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string matching)</text:p>
          </table:table-cell>
          <table:table-cell table:style-name="ce4" office:value-type="string" calcext:value-type="string">
            <text:p>word n-gram</text:p>
          </table:table-cell>
          <table:table-cell table:style-name="ce4"/>
          <table:table-cell table:style-name="ce4" office:value-type="string" calcext:value-type="string">
            <text:p>-</text:p>
          </table:table-cell>
          <table:table-cell table:style-name="ce4" office:value-type="string" calcext:value-type="string">
            <text:p>no</text:p>
          </table:table-cell>
          <table:table-cell table:style-name="ce4" table:number-columns-repeated="3"/>
          <table:table-cell table:number-columns-repeated="2" table:style-name="ce4" office:value-type="string" calcext:value-type="string">
            <text:p>-</text:p>
          </table:table-cell>
          <table:table-cell table:style-name="ce4" table:number-columns-repeated="2"/>
          <table:table-cell table:style-name="ce4" office:value-type="string" calcext:value-type="string">
            <text:p>-</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n Approach to Design and Analyze the Framework for Preventing Cyberbullying</text:p>
          </table:table-cell>
          <table:table-cell table:style-name="ce4" office:value-type="float" office:value="2016" calcext:value-type="float">
            <text:p>2016</text:p>
          </table:table-cell>
          <table:table-cell table:style-name="ce4" office:value-type="string" calcext:value-type="string">
            <text:p>International Conference on Services Comput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ull system presented with time effectiveness</text:p>
          </table:table-cell>
          <table:table-cell table:style-name="ce4" office:value-type="string" calcext:value-type="string">
            <text:p>classification</text:p>
          </table:table-cell>
          <table:table-cell table:number-columns-repeated="3" table:style-name="ce4" office:value-type="string" calcext:value-type="string">
            <text:p>yes</text:p>
          </table:table-cell>
          <table:table-cell table:style-name="ce4" office:value-type="string" calcext:value-type="string">
            <text:p>no</text:p>
          </table:table-cell>
          <table:table-cell table:number-columns-repeated="2" table:style-name="ce4" office:value-type="string" calcext:value-type="string">
            <text:p>cyberbullying</text:p>
          </table:table-cell>
          <table:table-cell table:style-name="ce4" office:value-type="string" calcext:value-type="string">
            <text:p>detect abusive messages, in order to avoid cyberbullying</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logistic regression</text:p>
          </table:table-cell>
          <table:table-cell table:style-name="ce4" office:value-type="string" calcext:value-type="string">
            <text:p>-</text:p>
          </table:table-cell>
          <table:table-cell table:style-name="ce4"/>
          <table:table-cell table:style-name="ce4" office:value-type="string" calcext:value-type="string">
            <text:p>time</text:p>
          </table:table-cell>
          <table:table-cell table:style-name="ce4" office:value-type="string" calcext:value-type="string">
            <text:p>no</text:p>
          </table:table-cell>
          <table:table-cell table:style-name="ce4" table:number-columns-repeated="3"/>
          <table:table-cell table:number-columns-repeated="2" table:style-name="ce4" office:value-type="string" calcext:value-type="string">
            <text:p>-</text:p>
          </table:table-cell>
          <table:table-cell table:style-name="ce4" table:number-columns-repeated="2"/>
          <table:table-cell table:style-name="ce4" office:value-type="string" calcext:value-type="string">
            <text:p>-</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n Effective Approach for Cyberbullying Detection</text:p>
          </table:table-cell>
          <table:table-cell table:style-name="ce4" office:value-type="float" office:value="2013" calcext:value-type="float">
            <text:p>2013</text:p>
          </table:table-cell>
          <table:table-cell table:style-name="ce4" office:value-type="string" calcext:value-type="string">
            <text:p>Communications in Information Science and Management Engineering</text:p>
          </table:table-cell>
          <table:table-cell table:style-name="ce12" office:value-type="string" calcext:value-type="string">
            <text:p>World Academic Publishing</text:p>
          </table:table-cell>
          <table:table-cell table:style-name="ce12" office:value-type="string" calcext:value-type="string">
            <text:p>journal</text:p>
          </table:table-cell>
          <table:table-cell table:style-name="ce4" office:value-type="string" calcext:value-type="string">
            <text:p>relevant</text:p>
          </table:table-cell>
          <table:table-cell table:style-name="ce4" office:value-type="string" calcext:value-type="string">
            <text:p>identification of bullies and bullier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rmful_speech, cyberbullying</text:p>
          </table:table-cell>
          <table:table-cell table:style-name="ce4" office:value-type="string" calcext:value-type="string">
            <text:p>cyberbullying, cyberbullying_trace</text:p>
          </table:table-cell>
          <table:table-cell table:style-name="ce4" office:value-type="string" calcext:value-type="string">
            <text:p>detect harmful messages, in order to avoid cyberbullying (n aggressive, intentional act carried out by a group or individual, using electronic forms of contact, repeatedly and over time, against a victim who cannot easily defend him or hersel)</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topic model (LDA topic model), tf-idf</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kongregate, slashdot, myspace</text:p>
          </table:table-cell>
          <table:table-cell table:style-name="ce4" office:value-type="float" office:value="10400" calcext:value-type="float">
            <text:p>104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An Effective Approach for Cyberbullying Detection and avoidance</text:p>
          </table:table-cell>
          <table:table-cell table:style-name="ce4" office:value-type="float" office:value="2016" calcext:value-type="float">
            <text:p>2016</text:p>
          </table:table-cell>
          <table:table-cell table:style-name="ce4" office:value-type="string" calcext:value-type="string">
            <text:p>International Journal of Innovative Research in Computer and Communication Engineering</text:p>
          </table:table-cell>
          <table:table-cell table:style-name="ce12" office:value-type="string" calcext:value-type="string">
            <text:p>World Academic Publishing</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pipeline for cyberbully filtering</text:p>
          </table:table-cell>
          <table:table-cell table:style-name="ce4" office:value-type="string" calcext:value-type="string">
            <text:p>classification</text:p>
          </table:table-cell>
          <table:table-cell table:number-columns-repeated="2"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harassment</text:p>
          </table:table-cell>
          <table:table-cell table:style-name="ce4" office:value-type="string" calcext:value-type="string">
            <text:p>cyberbullying_trac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 (lexical, syntactic features)</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number-columns-repeated="2" table:style-name="ce4" office:value-type="string" calcext:value-type="string">
            <text:p>-</text:p>
          </table:table-cell>
          <table:table-cell table:style-name="ce4" table:number-columns-repeated="2"/>
          <table:table-cell table:style-name="ce4" office:value-type="string" calcext:value-type="string">
            <text:p>-</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nalysis of cyberbullying tweets in trending world events</text:p>
          </table:table-cell>
          <table:table-cell table:style-name="ce4" office:value-type="float" office:value="2015" calcext:value-type="float">
            <text:p>2015</text:p>
          </table:table-cell>
          <table:table-cell table:style-name="ce4" office:value-type="string" calcext:value-type="string">
            <text:p>Proceedings of the International Conference on Knowledge Technologies and Data-driven Busines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nalysis of hashtags and topics used in cyberbullying events on twitter</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confused with "abusive" in the text) “the use of technology to harass, threaten, embarrass, or target another person</text:p>
          </table:table-cell>
          <table:table-cell table:style-name="ce4" table:number-columns-repeated="14"/>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table:number-columns-repeated="3"/>
          <table:table-cell table:style-name="ce4" office:value-type="string" calcext:value-type="string">
            <text:p>crawled from hashtags and key terms</text:p>
          </table:table-cell>
          <table:table-cell table:style-name="ce4"/>
          <table:table-cell table:style-name="ce4" office:value-type="string" calcext:value-type="string">
            <text:p>expert (data curators with time to familiarize with the task)</text:p>
          </table:table-cell>
          <table:table-cell table:style-name="ce4" office:value-type="float" office:value="2" calcext:value-type="float">
            <text:p>2</text:p>
          </table:table-cell>
          <table:table-cell table:style-name="ce4" table:number-columns-repeated="5"/>
          <table:table-cell table:number-columns-repeated="977"/>
        </table:table-row>
        <table:table-row table:style-name="ro1">
          <table:table-cell table:style-name="ce2" office:value-type="string" calcext:value-type="string">
            <text:p>Analyzation and Detection of Cyberbullying: A Twitter Based Indian Case Study</text:p>
          </table:table-cell>
          <table:table-cell table:style-name="ce4" office:value-type="float" office:value="2017" calcext:value-type="float">
            <text:p>2017</text:p>
          </table:table-cell>
          <table:table-cell table:style-name="ce4" office:value-type="string" calcext:value-type="string">
            <text:p>International Conference on Recent Developments in Science, Engineering and Technology</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nalysis of cyberbullying in Hinglish contents</text:p>
          </table:table-cell>
          <table:table-cell table:style-name="ce4" office:value-type="string" calcext:value-type="string">
            <text:p>classification,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comprehends abusive) Only textual content of a tweet is taken into consideration for identifying cyberbullying. Certain factors are taken into account while considering a tweet valid in context to cyberbully. Cyberbullying can occur in many ways, including: (1)Abusive texts containing Hindi and English abuses (2)Hurtful texts kind of insulting the user to whom tweet is directed. (3) Humiliating others online-sarcastic tweets leading to indirect insult or hurt (4) Warning (5) Personal remarks (6) Making false claims. </text:p>
          </table:table-cell>
          <table:table-cell table:style-name="ce4" office:value-type="float" office:value="3" calcext:value-type="float">
            <text:p>3</text:p>
          </table:table-cell>
          <table:table-cell table:style-name="ce4"/>
          <table:table-cell table:style-name="ce4" office:value-type="string" calcext:value-type="string">
            <text:p>yes</text:p>
          </table:table-cell>
          <table:table-cell table:style-name="ce4" office:value-type="string" calcext:value-type="string">
            <text:p>abusive, personal remarks and sarcasm</text:p>
          </table:table-cell>
          <table:table-cell table:style-name="ce4" office:value-type="string" calcext:value-type="string">
            <text:p>sentence</text:p>
          </table:table-cell>
          <table:table-cell table:style-name="ce4" office:value-type="string" calcext:value-type="string">
            <text:p>rule_based, machine_learning</text:p>
          </table:table-cell>
          <table:table-cell table:style-name="ce4" office:value-type="string" calcext:value-type="string">
            <text:p>rule (rule+string matching), Naive Bayes, random forest, decision tree (J48)</text:p>
          </table:table-cell>
          <table:table-cell table:style-name="ce4" office:value-type="string" calcext:value-type="string">
            <text:p>word n-gram</text:p>
          </table:table-cell>
          <table:table-cell table:style-name="ce4"/>
          <table:table-cell table:style-name="ce4" office:value-type="string" calcext:value-type="string">
            <text:p>accuracy, kappa statistic</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000" calcext:value-type="float">
            <text:p>1000</text:p>
          </table:table-cell>
          <table:table-cell table:style-name="ce4"/>
          <table:table-cell table:style-name="ce4" office:value-type="string" calcext:value-type="string">
            <text:p>english-hindi, 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nalyzing Abusive Text Messages to Detect Digital Dating Abuse</text:p>
          </table:table-cell>
          <table:table-cell table:style-name="ce4" office:value-type="float" office:value="2018" calcext:value-type="float">
            <text:p>2018</text:p>
          </table:table-cell>
          <table:table-cell table:style-name="ce7" office:value-type="string" calcext:value-type="string">
            <text:p><text:a xlink:href="https://ieeexplore.ieee.org/xpl/mostRecentIssue.jsp?punumber=8411464" xlink:type="simple">IEEE International Conference on Healthcare Informatics (ICHI)</text:a></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nitial training set for digital dating abuse, and using supervised machine learning techniques to classify the text messages as abusive versus non-abusive</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office:value-type="string" calcext:value-type="string">
            <text:p>epeated threat messages over the phone or social media</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decision tree</text:p>
          </table:table-cell>
          <table:table-cell table:style-name="ce4" office:value-type="string" calcext:value-type="string">
            <text:p>word n-gram with tfidf, word frequency in dictionary</text:p>
          </table:table-cell>
          <table:table-cell table:style-name="ce4"/>
          <table:table-cell table:style-name="ce4" office:value-type="string" calcext:value-type="string">
            <text:p>accuracy, F-measure, ROC-AUC, confusion matrix</text:p>
          </table:table-cell>
          <table:table-cell table:style-name="ce4" office:value-type="string" calcext:value-type="string">
            <text:p>no</text:p>
          </table:table-cell>
          <table:table-cell table:style-name="ce4"/>
          <table:table-cell table:style-name="ce4" office:value-type="string" calcext:value-type="string">
            <text:p>yes </text:p>
          </table:table-cell>
          <table:table-cell table:style-name="ce4" office:value-type="string" calcext:value-type="string">
            <text:p>Physical abuse - Occurs when a partner threatens to pinch, hit, shove, slap, punch, or kick a partner. Physiological /Emotional abuse - Threatening a partner or harming his or her sense of self-worth. Examples include name-calling, shaming, bullying, embarrassing on purpose, or keeping him/her away from friends and family. <text:s/>Sexual abuse - Forcing a partner to engage in a sex act when he or she does not or cannot consent. Can be physical or non-physical, like threatening to spread rumors if the partner refuses to have sex. Stalking - Refers to a pattern of harassing or threatening tactics that are unwanted and cause fear in the victim.</text:p>
          </table:table-cell>
          <table:table-cell table:style-name="ce4" office:value-type="string" calcext:value-type="string">
            <text:p>no</text:p>
          </table:table-cell>
          <table:table-cell table:style-name="ce4" office:value-type="string" calcext:value-type="string">
            <text:p>simulated scenarios</text:p>
          </table:table-cell>
          <table:table-cell table:style-name="ce4" office:value-type="float" office:value="320" calcext:value-type="float">
            <text:p>320</text:p>
          </table:table-cell>
          <table:table-cell table:style-name="ce4" office:value-type="float" office:value="160" calcext:value-type="float">
            <text:p>16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office:value-type="string" calcext:value-type="string">
            <text:p>down sampling</text:p>
          </table:table-cell>
          <table:table-cell table:style-name="ce4" office:value-type="string" calcext:value-type="string">
            <text:p>no</text:p>
          </table:table-cell>
          <table:table-cell table:style-name="ce4" office:value-type="string" calcext:value-type="string">
            <text:p>scenarios created by researchers, conversations written by students</text:p>
          </table:table-cell>
          <table:table-cell table:style-name="ce4" office:value-type="string" calcext:value-type="string">
            <text:p>crowdsourcing</text:p>
          </table:table-cell>
          <table:table-cell table:style-name="ce4" office:value-type="string" calcext:value-type="string">
            <text:p>expert (close to cyberbully or researchers)</text:p>
          </table:table-cell>
          <table:table-cell table:style-name="ce4" office:value-type="float" office:value="4" calcext:value-type="float">
            <text:p>4</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Light's Kappa</text:p>
          </table:table-cell>
          <table:table-cell table:style-name="ce4"/>
          <table:table-cell table:number-columns-repeated="977"/>
        </table:table-row>
        <table:table-row table:style-name="ro1">
          <table:table-cell table:style-name="ce2" office:value-type="string" calcext:value-type="string">
            <text:p>Analyzing Labeled Cyberbullying Incidents on the Instagram Social Network</text:p>
          </table:table-cell>
          <table:table-cell table:style-name="ce4" office:value-type="float" office:value="2015" calcext:value-type="float">
            <text:p>2015</text:p>
          </table:table-cell>
          <table:table-cell table:style-name="ce4" office:value-type="string" calcext:value-type="string">
            <text:p>International Conference on Social Informatic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nstagram crowdsourcing study of cyberbullying</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We provide a clear distinction between cyberbullying and general cyberaggression. Cyberbullying is a form of cyberaggression that can have devastating effects on the victims and perpetrators</text:p>
          </table:table-cell>
          <table:table-cell table:style-name="ce4" table:number-columns-repeated="14"/>
          <table:table-cell table:style-name="ce4" office:value-type="string" calcext:value-type="string">
            <text:p>no</text:p>
          </table:table-cell>
          <table:table-cell table:style-name="ce4" office:value-type="string" calcext:value-type="string">
            <text:p>instagram</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media profiles containing profanity and a minimum number of post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s, clarifications, examples, training, high-rated crowdflower annotators, gold questions, time threshold</text:p>
          </table:table-cell>
          <table:table-cell table:style-name="ce4" office:value-type="string" calcext:value-type="string">
            <text:p>Fleiss' Kappa</text:p>
          </table:table-cell>
          <table:table-cell table:style-name="ce4" office:value-type="float" office:value="0.5" calcext:value-type="float">
            <text:p>0.5</text:p>
          </table:table-cell>
          <table:table-cell table:style-name="ce21" office:value-type="string" calcext:value-type="string">
            <text:p>A classifier design for cyberbullying detection cannot solely rely on the usage of profanity among the words in image-based discussions, and instead must consider other features to improve accuracy. A media session that exhibits cyberaggression does not necessarily exhibit cyberbullying, and a classifier design for cyberbullying detection must go much beyond merely detecting cyberaggression. A media session with a significantly high percentage of negativity (more than 60-70%) typically implies a low probability that the session contains a cyberbullying incident.A user is less likely to directly refer to himself/herself and more likely to refer to other people in third person in postings involving cyberbullying or cyberaggression. There is a higher probability of cyberbullying in postings involving religion, death, appearance and sexual hints, and cyberbullying posts typically have higher occurrences of negative emotions and lower occurrences of positive emotions.</text:p>
          </table:table-cell>
          <table:table-cell table:number-columns-repeated="976"/>
        </table:table-row>
        <table:table-row table:style-name="ro1">
          <table:table-cell table:style-name="ce2" office:value-type="string" calcext:value-type="string">
            <text:p>Analyzing the Targets of Hate in Online Social Media</text:p>
          </table:table-cell>
          <table:table-cell table:style-name="ce4" office:value-type="float" office:value="2016" calcext:value-type="float">
            <text:p>2016</text:p>
          </table:table-cell>
          <table:table-cell table:style-name="ce4" office:value-type="string" calcext:value-type="string">
            <text:p>International AAAI Conference on Web and Social Medi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ystematic large scale measurement study of the main targets of hate speech in online social media</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text:p>
          </table:table-cell>
          <table:table-cell table:style-name="ce4" office:value-type="string" calcext:value-type="string">
            <text:p>hateful_speech</text:p>
          </table:table-cell>
          <table:table-cell table:style-name="ce4" office:value-type="string" calcext:value-type="string">
            <text:p>close to offensive</text:p>
          </table:table-cell>
          <table:table-cell table:style-name="ce4" table:number-columns-repeated="5"/>
          <table:table-cell table:style-name="ce4" office:value-type="string" calcext:value-type="string">
            <text:p>rule_based</text:p>
          </table:table-cell>
          <table:table-cell table:style-name="ce4" office:value-type="string" calcext:value-type="string">
            <text:p>rule (sentence templates)</text:p>
          </table:table-cell>
          <table:table-cell table:style-name="ce4" table:number-columns-repeated="3"/>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ny offense motivated, in whole or in a part, by the offender’s bias against an aspect of a group of people. Under this definition, online hate speech may not necessarily be a crime, but still harm people. The offended aspects can encompass basic hate crimes2, such as race, religion, disability, sexual orientation, ethnicity, or gender, but may also include behavioral and physical aspects that are not necessarily crimes.</text:p>
          </table:table-cell>
          <table:table-cell table:style-name="ce4" office:value-type="string" calcext:value-type="string">
            <text:p>no</text:p>
          </table:table-cell>
          <table:table-cell table:style-name="ce4" office:value-type="string" calcext:value-type="string">
            <text:p>whisper, twitt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randomly sampled</text:p>
          </table:table-cell>
          <table:table-cell table:style-name="ce4" table:number-columns-repeated="8"/>
          <table:table-cell table:number-columns-repeated="977"/>
        </table:table-row>
        <table:table-row table:style-name="ro1">
          <table:table-cell table:style-name="ce2" office:value-type="string" calcext:value-type="string">
            <text:p>Approaches to Automated Detection of Cyberbullying: A Survey</text:p>
          </table:table-cell>
          <table:table-cell table:style-name="ce4" office:value-type="float" office:value="2017" calcext:value-type="float">
            <text:p>2017</text:p>
          </table:table-cell>
          <table:table-cell table:style-name="ce4" office:value-type="string" calcext:value-type="string">
            <text:p>Transactions on Affective Computing</text:p>
          </table:table-cell>
          <table:table-cell table:style-name="ce4" office:value-type="string" calcext:value-type="string">
            <text:p>IEEE</text:p>
          </table:table-cell>
          <table:table-cell table:style-name="ce4" office:value-type="string" calcext:value-type="string">
            <text:p>transaction</text:p>
          </table:table-cell>
          <table:table-cell table:style-name="ce4" office:value-type="string" calcext:value-type="string">
            <text:p>relevant</text:p>
          </table:table-cell>
          <table:table-cell table:style-name="ce4" office:value-type="string" calcext:value-type="string">
            <text:p>survey on cyberbullying</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n aggressive, intentional act carried out by a group or individual using electronic forms of contact, repeatedly or over time against a victim that cannot easily defend him or herself</text:p>
          </table:table-cell>
          <table:table-cell table:style-name="ce4" table:number-columns-repeated="32"/>
          <table:table-cell table:number-columns-repeated="977"/>
        </table:table-row>
        <table:table-row table:style-name="ro1">
          <table:table-cell table:style-name="ce2" office:value-type="string" calcext:value-type="string">
            <text:p>Are You a Racist or Am I Seeing Things? Annotator Influence on Hate Speech Detection on Twitter</text:p>
          </table:table-cell>
          <table:table-cell table:style-name="ce4" office:value-type="float" office:value="2016" calcext:value-type="float">
            <text:p>2016</text:p>
          </table:table-cell>
          <table:table-cell table:style-name="ce4" office:value-type="string" calcext:value-type="string">
            <text:p>Proceedings of the workshop on NLP and computational social scienc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study of crowdsourced dataset and consequences on classific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racism, sexism</text:p>
          </table:table-cell>
          <table:table-cell table:style-name="ce4"/>
          <table:table-cell table:style-name="ce16" office:value-type="date" office:date-value="2018-02-03" calcext:value-type="date">
            <text:p>2, 3</text:p>
          </table:table-cell>
          <table:table-cell table:style-name="ce4"/>
          <table:table-cell table:style-name="ce4" office:value-type="string" calcext:value-type="string">
            <text:p>yes</text:p>
          </table:table-cell>
          <table:table-cell table:style-name="ce4" office:value-type="string" calcext:value-type="string">
            <text:p>racism, sexism, both, neither</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text:p>
          </table:table-cell>
          <table:table-cell table:style-name="ce4" office:value-type="string" calcext:value-type="string">
            <text:p>word n-gram, char n-gram, linguistic features (length), Brown clustering, user information (Author Historical Salient Terms, gender)</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most frequent terms in author previous conversations, gender)</text:p>
          </table:table-cell>
          <table:table-cell table:style-name="ce4" table:number-columns-repeated="2"/>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30000" calcext:value-type="float">
            <text:p>13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expert (feminist and antiracism activists), crowdflower</text:p>
          </table:table-cell>
          <table:table-cell table:style-name="ce4" table:number-columns-repeated="4"/>
          <table:table-cell table:style-name="ce4" office:value-type="string" calcext:value-type="string">
            <text:p>interannotator agreement</text:p>
          </table:table-cell>
          <table:table-cell table:style-name="ce4" office:value-type="float" office:value="0.57" calcext:value-type="float">
            <text:p>0.57</text:p>
          </table:table-cell>
          <table:table-cell table:style-name="ce21" office:value-type="string" calcext:value-type="string">
            <text:p>suggesting that hate speech may be more situational or that users engaging in hate speech, do not only, or even primarily engage in hate speech. considering only cases of full agreement among amateur annotators can produce relatively good annotations as compared to expert annotators. This can allow for a significant decrease in the annotations burden of expert annotators by asking them to primarily consider the cases in which amateur annotators have disagreed</text:p>
          </table:table-cell>
          <table:table-cell table:number-columns-repeated="976"/>
        </table:table-row>
        <table:table-row table:style-name="ro1">
          <table:table-cell table:style-name="ce2" office:value-type="string" calcext:value-type="string">
            <text:p>Attention mechanism for aggressive detection</text:p>
          </table:table-cell>
          <table:table-cell table:style-name="ce4" office:value-type="float" office:value="2018" calcext:value-type="float">
            <text:p>2018</text:p>
          </table:table-cell>
          <table:table-cell table:style-name="ce4" office:value-type="string" calcext:value-type="string">
            <text:p>Proceedings of the Workshop on Evaluation of Human Language Technologies for Iberian Languages</text:p>
          </table:table-cell>
          <table:table-cell table:style-name="ce4" office:value-type="string" calcext:value-type="string">
            <text:p>CEU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for spanish languag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word embedding</text:p>
          </table:table-cell>
          <table:table-cell table:style-name="ce4" office:value-type="string" calcext:value-type="string">
            <text:p>word2vec</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7700" calcext:value-type="float">
            <text:p>7700</text:p>
          </table:table-cell>
          <table:table-cell table:style-name="ce4"/>
          <table:table-cell table:style-name="ce4" office:value-type="string" calcext:value-type="string">
            <text:p>span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hor Profiling and Aggressiveness Detection in Spanish Tweets: MEX-A3T 2018</text:p>
          </table:table-cell>
          <table:table-cell table:style-name="ce4" office:value-type="float" office:value="2018" calcext:value-type="float">
            <text:p>2018</text:p>
          </table:table-cell>
          <table:table-cell table:style-name="ce4" office:value-type="string" calcext:value-type="string">
            <text:p>Proceedings of the Workshop on Evaluation of Human Language Technologies for Iberian Languages</text:p>
          </table:table-cell>
          <table:table-cell table:style-name="ce4" office:value-type="string" calcext:value-type="string">
            <text:p>CEU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for spanish languag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text:p>
          </table:table-cell>
          <table:table-cell table:style-name="ce4" office:value-type="string" calcext:value-type="string">
            <text:p>machine_learning, deep_learning</text:p>
          </table:table-cell>
          <table:table-cell table:style-name="ce4" office:value-type="string" calcext:value-type="string">
            <text:p>SVM, CNN</text:p>
          </table:table-cell>
          <table:table-cell table:style-name="ce4" office:value-type="string" calcext:value-type="string">
            <text:p>word n-gram, char n-gram, bag of words</text:p>
          </table:table-cell>
          <table:table-cell table:style-name="ce4"/>
          <table:table-cell table:style-name="ce4" office:value-type="string" calcext:value-type="string">
            <text:p>F-measure</text:p>
          </table:table-cell>
          <table:table-cell table:style-name="ce4" office:value-type="string" calcext:value-type="string">
            <text:p>yes</text:p>
          </table:table-cell>
          <table:table-cell table:style-name="ce4" office:value-type="string" calcext:value-type="string">
            <text:p>user information (Second Order Attributes SOA)</text:p>
          </table:table-cell>
          <table:table-cell table:style-name="ce4" table:number-columns-repeated="2"/>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7700" calcext:value-type="float">
            <text:p>7700</text:p>
          </table:table-cell>
          <table:table-cell table:style-name="ce4"/>
          <table:table-cell table:style-name="ce4" office:value-type="string" calcext:value-type="string">
            <text:p>span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ed cyberbullying detection using clustering appearance patterns</text:p>
          </table:table-cell>
          <table:table-cell table:style-name="ce4" office:value-type="float" office:value="2017" calcext:value-type="float">
            <text:p>2017</text:p>
          </table:table-cell>
          <table:table-cell table:style-name="ce4" office:value-type="string" calcext:value-type="string">
            <text:p>International Conference on Knowledge and Smart Technology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ustering cyberbullying into categori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offensive information such as harassment, insult, and hate in the messages which are sent or post using OSN services for the purpose of intentionally hurting people emotionally, mentally, or physically</text:p>
          </table:table-cell>
          <table:table-cell table:style-name="ce4" office:value-type="float" office:value="8" calcext:value-type="float">
            <text:p>8</text:p>
          </table:table-cell>
          <table:table-cell table:style-name="ce4"/>
          <table:table-cell table:style-name="ce4" office:value-type="string" calcext:value-type="string">
            <text:p>yes</text:p>
          </table:table-cell>
          <table:table-cell table:style-name="ce4" office:value-type="string" calcext:value-type="string">
            <text:p>activities approach, communicative, desensitization, compliment, isolation, personal information, reframing, and relationship</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k-means</text:p>
          </table:table-cell>
          <table:table-cell table:style-name="ce4" office:value-type="string" calcext:value-type="string">
            <text:p>word n-gram</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PervertedJustice” dataset (CyberCrime Data)</text:p>
          </table:table-cell>
          <table:table-cell table:style-name="ce4" office:value-type="float" office:value="170019" calcext:value-type="float">
            <text:p>170019</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ed Hate Speech Detection and the Problem of Offensive Language</text:p>
          </table:table-cell>
          <table:table-cell table:style-name="ce4" office:value-type="float" office:value="2017" calcext:value-type="float">
            <text:p>2017</text:p>
          </table:table-cell>
          <table:table-cell table:style-name="ce4" office:value-type="string" calcext:value-type="string">
            <text:p>Proceedings of the International Conference on Web and Social Medi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ifference between hate and offensive speeches in classification task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hate</text:p>
          </table:table-cell>
          <table:table-cell table:style-name="ce4" office:value-type="string" calcext:value-type="string">
            <text:p>language that is used to expresses hatred towards a targeted group or is intended to be derogatory, to humiliate, or to insult the members of the group. In extreme cases this may also be language that threatens or incites violence, but limiting our definition only to such cases would exclude a large proportion of hate speech. . Importantly, our definition does not include all instances of offensive language because people often use terms that are highly offensive to certain groups but in a qualitatively different manner. For example some African Americans often use the term n*gga2 in everyday language online (Warner and Hirschberg 2012), people use terms like h*e and b*tch when quoting rap lyrics, and teenagers use homophobic slurs like f*g as they play video <text:s/>games. Such language is prevalent on social media (Wang et al. 2014), making this boundary condition crucial for any usable hate speech detection system.</text:p>
          </table:table-cell>
          <table:table-cell table:style-name="ce4" office:value-type="float" office:value="3" calcext:value-type="float">
            <text:p>3</text:p>
          </table:table-cell>
          <table:table-cell table:style-name="ce4" office:value-type="string" calcext:value-type="string">
            <text:p>hate speech, offensive language, or neither</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Naive Bayes, decision tree, random forest, SVM</text:p>
          </table:table-cell>
          <table:table-cell table:style-name="ce4" office:value-type="string" calcext:value-type="string">
            <text:p>word n-gram, tf-idf, POS, linguistic features, sentiment analysi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4802" calcext:value-type="float">
            <text:p>24802</text:p>
          </table:table-cell>
          <table:table-cell table:style-name="ce4" office:value-type="float" office:value="1240" calcext:value-type="float">
            <text:p>124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eed words from hate dictionary and random sampling</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s and further explanations</text:p>
          </table:table-cell>
          <table:table-cell table:style-name="ce4" office:value-type="string" calcext:value-type="string">
            <text:p>interannotator agreement</text:p>
          </table:table-cell>
          <table:table-cell table:style-name="ce4" office:value-type="float" office:value="0.92" calcext:value-type="float">
            <text:p>0.92</text:p>
          </table:table-cell>
          <table:table-cell table:number-columns-repeated="977"/>
        </table:table-row>
        <table:table-row table:style-name="ro1">
          <table:table-cell table:style-name="ce2" office:value-type="string" calcext:value-type="string">
            <text:p>Automated Message Filtering System in Online Social Network</text:p>
          </table:table-cell>
          <table:table-cell table:style-name="ce4" office:value-type="float" office:value="2015" calcext:value-type="float">
            <text:p>2015</text:p>
          </table:table-cell>
          <table:table-cell table:style-name="ce4" office:value-type="string" calcext:value-type="string">
            <text:p>International Symposium on Big Data and Cloud Computing</text:p>
          </table:table-cell>
          <table:table-cell table:style-name="ce4" office:value-type="string" calcext:value-type="string">
            <text:p>Elsevier</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full system with time consideration</text:p>
          </table:table-cell>
          <table:table-cell table:style-name="ce4" office:value-type="string" calcext:value-type="string">
            <text:p>classification</text:p>
          </table:table-cell>
          <table:table-cell table:number-columns-repeated="3" table:style-name="ce4" office:value-type="string" calcext:value-type="string">
            <text:p>yes</text:p>
          </table:table-cell>
          <table:table-cell table:style-name="ce4" office:value-type="string" calcext:value-type="string">
            <text:p>no</text:p>
          </table:table-cell>
          <table:table-cell table:number-columns-repeated="2" table:style-name="ce4" office:value-type="string" calcext:value-type="string">
            <text:p>abusive</text:p>
          </table:table-cell>
          <table:table-cell table:style-name="ce4" office:value-type="string" calcext:value-type="string">
            <text:p>offensive, abusive and vulgar word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rule_based</text:p>
          </table:table-cell>
          <table:table-cell table:style-name="ce4" office:value-type="string" calcext:value-type="string">
            <text:p>Naive Bayes, DNN (RBFN)</text:p>
          </table:table-cell>
          <table:table-cell table:style-name="ce4" office:value-type="string" calcext:value-type="string">
            <text:p>bag of words</text:p>
          </table:table-cell>
          <table:table-cell table:style-name="ce4"/>
          <table:table-cell table:style-name="ce4" office:value-type="string" calcext:value-type="string">
            <text:p>precision, F-measure, fals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ic Classification of Abusive Language and Personal Attacks in Various Forms of Online Communication</text:p>
          </table:table-cell>
          <table:table-cell table:style-name="ce4" office:value-type="float" office:value="2017" calcext:value-type="float">
            <text:p>2017</text:p>
          </table:table-cell>
          <table:table-cell table:style-name="ce4" office:value-type="string" calcext:value-type="string">
            <text:p>International Conference of the German Society for Computational Linguistics and Language Technology</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basline on different dataset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 hate_speech</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logistic regression, decision tree, objective function (Maximum Entropy classifier, Winnow2)</text:p>
          </table:table-cell>
          <table:table-cell table:style-name="ce4" office:value-type="string" calcext:value-type="string">
            <text:p>word n-gram, bag of word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wikipedia</text:p>
          </table:table-cell>
          <table:table-cell table:style-name="ce4" office:value-type="string" calcext:value-type="string">
            <text:p>15979, 469, 11304</text:p>
          </table:table-cell>
          <table:table-cell table:style-name="ce4"/>
          <table:table-cell table:style-name="ce4" office:value-type="string" calcext:value-type="string">
            <text:p>english, german</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ic Detection and Prevention of Cyberbullying</text:p>
          </table:table-cell>
          <table:table-cell table:style-name="ce4" office:value-type="float" office:value="2015" calcext:value-type="float">
            <text:p>2015</text:p>
          </table:table-cell>
          <table:table-cell table:style-name="ce4" office:value-type="string" calcext:value-type="string">
            <text:p>Proceedings of the International Conference on Human and Social Analytics</text:p>
          </table:table-cell>
          <table:table-cell table:style-name="ce4" office:value-type="string" calcext:value-type="string">
            <text:p>IARIA</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for dutch language</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3" calcext:value-type="float">
            <text:p>3</text:p>
          </table:table-cell>
          <table:table-cell table:style-name="ce4" office:value-type="string" calcext:value-type="string">
            <text:p>0,1,2</text:p>
          </table:table-cell>
          <table:table-cell table:style-name="ce4" office:value-type="string" calcext:value-type="string">
            <text:p>yes</text:p>
          </table:table-cell>
          <table:table-cell table:style-name="ce4" office:value-type="string" calcext:value-type="string">
            <text:p>Threat, Insult, Defense, Sexual Talk and Threat, Defamation, Encouragements, Curse</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bag of words, sentiment analysis</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askfm</text:p>
          </table:table-cell>
          <table:table-cell table:style-name="ce4" office:value-type="float" office:value="85462" calcext:value-type="float">
            <text:p>85462</text:p>
          </table:table-cell>
          <table:table-cell table:style-name="ce4"/>
          <table:table-cell table:style-name="ce4" office:value-type="string" calcext:value-type="string">
            <text:p>dutc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ing of website, ask people to report cyberbullying and to simulate scenarios</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table:number-columns-repeated="2"/>
          <table:table-cell table:style-name="ce4" office:value-type="string" calcext:value-type="string">
            <text:p>Task_quality_measure</text:p>
          </table:table-cell>
          <table:table-cell table:style-name="ce4" office:value-type="string" calcext:value-type="string">
            <text:p>provide context of the conversation</text:p>
          </table:table-cell>
          <table:table-cell table:style-name="ce4" office:value-type="string" calcext:value-type="string">
            <text:p>kappa</text:p>
          </table:table-cell>
          <table:table-cell table:style-name="ce4" office:value-type="float" office:value="0.69" calcext:value-type="float">
            <text:p>0.69</text:p>
          </table:table-cell>
          <table:table-cell table:number-columns-repeated="977"/>
        </table:table-row>
        <table:table-row table:style-name="ro1">
          <table:table-cell table:style-name="ce2" office:value-type="string" calcext:value-type="string">
            <text:p>Automatic Detection of Cyberbullying from Twitter</text:p>
          </table:table-cell>
          <table:table-cell table:style-name="ce4" office:value-type="float" office:value="2016" calcext:value-type="float">
            <text:p>2016</text:p>
          </table:table-cell>
          <table:table-cell table:style-name="ce4" office:value-type="string" calcext:value-type="string">
            <text:p>International Journal of Computer Science and Information Technology &amp; Security</text:p>
          </table:table-cell>
          <table:table-cell table:style-name="ce13" office:value-type="string" calcext:value-type="string">
            <text:p>IRACST</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rumor detection</text:p>
          </table:table-cell>
          <table:table-cell table:style-name="ce4" office:value-type="string" calcext:value-type="string">
            <text:p>classification</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racism, sexism, hate_speech, aggression</text:p>
          </table:table-cell>
          <table:table-cell table:style-name="ce4" office:value-type="string" calcext:value-type="string">
            <text:p>cyberbullying: the use of information and communication technology by an individual or a group of users to harass other users. rumour: A rumor is a claim whose <text:s/>truthfulness is in doubt and has no clear source, even if its ideological or partisan origins and intents are clear [4]</text:p>
          </table:table-cell>
          <table:table-cell table:style-name="ce16" office:value-type="date" office:date-value="2018-02-03" calcext:value-type="date">
            <text:p>2, 3</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random forest</text:p>
          </table:table-cell>
          <table:table-cell table:style-name="ce4" table:number-columns-repeated="3"/>
          <table:table-cell table:style-name="ce4" office:value-type="string" calcext:value-type="string">
            <text:p>no</text:p>
          </table:table-cell>
          <table:table-cell table:style-name="ce4" table:number-columns-repeated="4"/>
          <table:table-cell table:style-name="ce4" office:value-type="string" calcext:value-type="string">
            <text:p>twitter</text:p>
          </table:table-cell>
          <table:table-cell table:style-name="ce4" table:number-columns-repeated="3"/>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ic Detection of Cyberbullying in Social Media Text</text:p>
          </table:table-cell>
          <table:table-cell table:style-name="ce4" office:value-type="float" office:value="2018" calcext:value-type="float">
            <text:p>2018</text:p>
          </table:table-cell>
          <table:table-cell table:number-columns-repeated="2" table:style-name="ce4" office:value-type="string" calcext:value-type="string">
            <text:p>PLOS</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fine-grain cyberbullying dataset along several categories of annotations</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content that is published online by an individual and that is aggressive or hurtful against a victim (+ related work on definition)</text:p>
          </table:table-cell>
          <table:table-cell table:style-name="ce4" office:value-type="float" office:value="2" calcext:value-type="float">
            <text:p>2</text:p>
          </table:table-cell>
          <table:table-cell table:style-name="ce4"/>
          <table:table-cell table:style-name="ce4" office:value-type="string" calcext:value-type="string">
            <text:p>yes</text:p>
          </table:table-cell>
          <table:table-cell table:style-name="ce4" office:value-type="string" calcext:value-type="string">
            <text:p>several categories of cyberbullying</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bag of words, word n-gram, char n-gram, lexical features, subjectivity variations (subjectivity lexicon), sentiment analysis (sentiment lexicon), topic model <text:s/></text:p>
          </table:table-cell>
          <table:table-cell table:style-name="ce4"/>
          <table:table-cell table:style-name="ce4" office:value-type="string" calcext:value-type="string">
            <text:p>precision, recall, F-measure, ROC-AUC, accuracy</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no</text:p>
          </table:table-cell>
          <table:table-cell table:style-name="ce4" office:value-type="string" calcext:value-type="string">
            <text:p>askfm</text:p>
          </table:table-cell>
          <table:table-cell table:style-name="ce4" office:value-type="float" office:value="113698" calcext:value-type="float">
            <text:p>113698</text:p>
          </table:table-cell>
          <table:table-cell table:style-name="ce4" office:value-type="float" office:value="5375" calcext:value-type="float">
            <text:p>5375</text:p>
          </table:table-cell>
          <table:table-cell table:style-name="ce4" office:value-type="string" calcext:value-type="string">
            <text:p>english, dutc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website crawling</text:p>
          </table:table-cell>
          <table:table-cell table:style-name="ce4" office:value-type="string" calcext:value-type="string">
            <text:p>crowdsourcing</text:p>
          </table:table-cell>
          <table:table-cell table:style-name="ce4" office:value-type="string" calcext:value-type="string">
            <text:p>expert ( trained linguists)</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Cohen's Kappa, Fleiss' Kappa (Cohen Dutch, Fleiss English)</text:p>
          </table:table-cell>
          <table:table-cell table:style-name="ce4" office:value-type="string" calcext:value-type="string">
            <text:p>0.69, 0.59</text:p>
          </table:table-cell>
          <table:table-cell table:style-name="ce21" office:value-type="string" calcext:value-type="string">
            <text:p>the inter-rater reliability study shows that the annotation of cyberbullying is not trivial and that more fine-grained categories like defamation, curse and encouragements are sometimes hard to recognise. It appears that defamations were sometimes hard to distinguish from insults, whereas curses and exclusions were sometimes considered insults or threats.</text:p>
          </table:table-cell>
          <table:table-cell table:number-columns-repeated="976"/>
        </table:table-row>
        <table:table-row table:style-name="ro1">
          <table:table-cell table:style-name="ce2" office:value-type="string" calcext:value-type="string">
            <text:p>Automatic detection of cyberbullying on social networks based on bullying features</text:p>
          </table:table-cell>
          <table:table-cell table:style-name="ce4" office:value-type="float" office:value="2016" calcext:value-type="float">
            <text:p>2016</text:p>
          </table:table-cell>
          <table:table-cell table:style-name="ce4" office:value-type="string" calcext:value-type="string">
            <text:p>Proceedings of the international conference on distributed computing and networking</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g with features tuned to the task</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bag of words with tfidf (n-gram BOW), topic model (latent semantic with Latent Semantic Analysis: LSA), bag of words variations (embeddings enhanced Bag-of-Words model EBoW)</text:p>
          </table:table-cell>
          <table:table-cell table:style-name="ce4" office:value-type="string" calcext:value-type="string">
            <text:p>new representation learning method: list of insulting words based on expert knowledge and linguistic resources, i.e., insulting seeds. Then, based on word embeddings, we extend insulting seeds to define bullying features. Different weights are assigned to bullying features based on the cosine similarity between word embeddings. <text:s/>concatenate the learned bullying features with Bag-of-Words features and Latent semantic features to form the vector representation</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762" calcext:value-type="float">
            <text:p>1762</text:p>
          </table:table-cell>
          <table:table-cell table:style-name="ce4" office:value-type="float" office:value="684" calcext:value-type="float">
            <text:p>684</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ing with specific keywords</text:p>
          </table:table-cell>
          <table:table-cell table:style-name="ce4" table:number-columns-repeated="8"/>
          <table:table-cell table:number-columns-repeated="977"/>
        </table:table-row>
        <table:table-row table:style-name="ro1">
          <table:table-cell table:style-name="ce2" office:value-type="string" calcext:value-type="string">
            <text:p>Automatic Detection of Online Jihadist Hate Speech</text:p>
          </table:table-cell>
          <table:table-cell table:style-name="ce4" office:value-type="float" office:value="2018" calcext:value-type="float">
            <text:p>2018</text:p>
          </table:table-cell>
          <table:table-cell table:style-name="ce4" office:value-type="string" calcext:value-type="string">
            <text:p>COMPUTATIONAL LINGUISTICS &amp; PSYCHOLINGUISTICS TECHNICAL REPORT SERIES</text:p>
          </table:table-cell>
          <table:table-cell table:style-name="ce4" office:value-type="string" calcext:value-type="string">
            <text:p>arxiv</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online jihadist hate speech detecion</text:p>
          </table:table-cell>
          <table:table-cell table:style-name="ce4" office:value-type="string" calcext:value-type="string">
            <text:p>dataset_and_classification,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hate speech proliferated by members or fans of Salafi jihadist militant groups, such as Al-Qaeda or ISIS, that is intended as propaganda, to incite violence or to threaten civilians, and which is either illegal (e.g., execution videos) or at least worrisome (e.g., promoting radicalization by framing nonbelievers as “worthless dogs”).</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char n-gram</text:p>
          </table:table-cell>
          <table:table-cell table:style-name="ce4"/>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90000" calcext:value-type="float">
            <text:p>90000</text:p>
          </table:table-cell>
          <table:table-cell table:style-name="ce4" office:value-type="float" office:value="45000" calcext:value-type="float">
            <text:p>45000</text:p>
          </table:table-cell>
          <table:table-cell table:style-name="ce4" office:value-type="string" calcext:value-type="string">
            <text:p>arabic, french, english, dutc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ed from manual identification of different types of accounts</text:p>
          </table:table-cell>
          <table:table-cell table:style-name="ce4" table:number-columns-repeated="8"/>
          <table:table-cell table:number-columns-repeated="977"/>
        </table:table-row>
        <table:table-row table:style-name="ro1">
          <table:table-cell table:style-name="ce2" office:value-type="string" calcext:value-type="string">
            <text:p>Automatic Discovery of Abusive Thai Language Usages in Social Networks</text:p>
          </table:table-cell>
          <table:table-cell table:style-name="ce4" office:value-type="float" office:value="2017" calcext:value-type="float">
            <text:p>2017</text:p>
          </table:table-cell>
          <table:table-cell table:style-name="ce4" office:value-type="string" calcext:value-type="string">
            <text:p>International Conference on Asian Digital Librarie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table-cell table:style-name="ce4" office:value-type="string" calcext:value-type="string">
            <text:p>classification</text:p>
          </table:table-cell>
          <table:table-cell table:style-name="ce4" table:number-columns-repeated="4"/>
          <table:table-cell table:style-name="ce4" office:value-type="string" calcext:value-type="string">
            <text:p>abusive</text:p>
          </table:table-cell>
          <table:table-cell table:style-name="ce4" table:number-columns-repeated="22"/>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ic Extraction of Harmful Sentence Patterns with Application in Cyberbullying Detection</text:p>
          </table:table-cell>
          <table:table-cell table:style-name="ce4" office:value-type="float" office:value="2015" calcext:value-type="float">
            <text:p>2015</text:p>
          </table:table-cell>
          <table:table-cell table:style-name="ce4" office:value-type="string" calcext:value-type="string">
            <text:p>Language and Technology Confer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table-cell table:style-name="ce4" office:value-type="string" calcext:value-type="string">
            <text:p>classification</text:p>
          </table:table-cell>
          <table:table-cell table:style-name="ce4" table:number-columns-repeated="4"/>
          <table:table-cell table:style-name="ce4" office:value-type="string" calcext:value-type="string">
            <text:p>harmful_speech</text:p>
          </table:table-cell>
          <table:table-cell table:style-name="ce4" table:number-columns-repeated="22"/>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Automatic Identification and Classification of Misogynistic Language on Twitter</text:p>
          </table:table-cell>
          <table:table-cell table:style-name="ce4" office:value-type="float" office:value="2018" calcext:value-type="float">
            <text:p>2018</text:p>
          </table:table-cell>
          <table:table-cell table:style-name="ce4" office:value-type="string" calcext:value-type="string">
            <text:p>International Conference on Applications of Natural Language to Information System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mysoginy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misogyny</text:p>
          </table:table-cell>
          <table:table-cell table:style-name="ce4" office:value-type="string" calcext:value-type="string">
            <text:p>Misogyny is a specific case of hate speech whose targets are wome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discredit, stereotype, objectification, sexual harassement, threats of violence, dominance, derailing</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random forest, Naive Bayes, MLP</text:p>
          </table:table-cell>
          <table:table-cell table:style-name="ce4" office:value-type="string" calcext:value-type="string">
            <text:p>word n-gram, char n-gram, POS n-gram, word embedding, linguistic features (total word count, the length of the longest word, the average and median word lengths, the number of long words: words that exceed a threshold of 7 characters, of numeric values, of paragraphs and of sentences2, the lengths of the shortest and the longest sentences, the average and median sentence lengths, the ratio of whitespace characters and the length of the comment in characters, and excluding whitespaces the ratio of non-alphanumeric characters to all characters in the comment, <text:s/>punctuation features)</text:p>
          </table:table-cell>
          <table:table-cell table:style-name="ce4"/>
          <table:table-cell table:style-name="ce4" office:value-type="string" calcext:value-type="string">
            <text:p>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4454" calcext:value-type="float">
            <text:p>4454</text:p>
          </table:table-cell>
          <table:table-cell table:style-name="ce4" office:value-type="float" office:value="2200" calcext:value-type="float">
            <text:p>220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ed from keywords and hashtags and specific profiles</text:p>
          </table:table-cell>
          <table:table-cell table:style-name="ce4" office:value-type="string" calcext:value-type="string">
            <text:p>crowdsourcing</text:p>
          </table:table-cell>
          <table:table-cell table:style-name="ce4" office:value-type="string" calcext:value-type="string">
            <text:p>manual, crowdflower</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Cohen's Kappa, prevalence adjusted bias-adjusted kappa (PABAK)</text:p>
          </table:table-cell>
          <table:table-cell table:style-name="ce4" office:value-type="float" office:value="0.4874" calcext:value-type="float">
            <text:p>0.4874</text:p>
          </table:table-cell>
          <table:table-cell table:number-columns-repeated="977"/>
        </table:table-row>
        <table:table-row table:style-name="ro1">
          <table:table-cell table:style-name="ce2" office:value-type="string" calcext:value-type="string">
            <text:p>Automatic identification of personal insults on social news sites</text:p>
          </table:table-cell>
          <table:table-cell table:style-name="ce4" office:value-type="float" office:value="2012" calcext:value-type="float">
            <text:p>2012</text:p>
          </table:table-cell>
          <table:table-cell table:style-name="ce4" office:value-type="string" calcext:value-type="string">
            <text:p>Journal of the American Society for Information Science and Technology</text:p>
          </table:table-cell>
          <table:table-cell table:style-name="ce4" office:value-type="string" calcext:value-type="string">
            <text:p>Online Library </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removing malicious content</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malicious</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news, politics, entertainment, business, world</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ensemble_classifier (multi-step classifier of several SVM)</text:p>
          </table:table-cell>
          <table:table-cell table:style-name="ce4" office:value-type="string" calcext:value-type="string">
            <text:p>word n-gram, bag of words</text:p>
          </table:table-cell>
          <table:table-cell table:style-name="ce4"/>
          <table:table-cell table:style-name="ce4" office:value-type="string" calcext:value-type="string">
            <text:p>precision-recall curve (precision-recall breakeven point), F-measure, accuracy</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no</text:p>
          </table:table-cell>
          <table:table-cell table:style-name="ce4" office:value-type="string" calcext:value-type="string">
            <text:p>yahoo</text:p>
          </table:table-cell>
          <table:table-cell table:style-name="ce4" office:value-type="float" office:value="6009" calcext:value-type="float">
            <text:p>6009</text:p>
          </table:table-cell>
          <table:table-cell table:style-name="ce4" office:value-type="float" office:value="1239" calcext:value-type="float">
            <text:p>1239</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text:p>
          </table:table-cell>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s, clarifications, scales, gold questions</text:p>
          </table:table-cell>
          <table:table-cell table:style-name="ce4" office:value-type="string" calcext:value-type="string">
            <text:p>fitted crossclassified mixed-effects model in which coders and items are random effects</text:p>
          </table:table-cell>
          <table:table-cell table:style-name="ce4"/>
          <table:table-cell table:number-columns-repeated="977"/>
        </table:table-row>
        <table:table-row table:style-name="ro1">
          <table:table-cell table:style-name="ce2" office:value-type="string" calcext:value-type="string">
            <text:p>Benchmarking Aggression Identification in Social Media</text:p>
          </table:table-cell>
          <table:table-cell table:style-name="ce4" office:value-type="float" office:value="2018" calcext:value-type="float">
            <text:p>2018</text:p>
          </table:table-cell>
          <table:table-cell table:style-name="ce4" office:value-type="string" calcext:value-type="string">
            <text:p>Proceedings of the Workshop on Trolling, Aggression and Cyberbullying</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aggression into three categori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3" calcext:value-type="float">
            <text:p>3</text:p>
          </table:table-cell>
          <table:table-cell table:style-name="ce4" office:value-type="string" calcext:value-type="string">
            <text:p>n Overtly Aggressive, Covertly Aggressive, and Non-aggressive texts</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RNN, CNN, random forest, Naive Bayes, logistic regression, KNN, ensemble_classifier (multi-task learning)</text:p>
          </table:table-cell>
          <table:table-cell table:style-name="ce4" office:value-type="string" calcext:value-type="string">
            <text:p>word n-gram, char n-gram, bag of words with tfidf, word embedding</text:p>
          </table:table-cell>
          <table:table-cell table:style-name="ce4" office:value-type="string" calcext:value-type="string">
            <text:p>GloVe</text:p>
          </table:table-cell>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acebook</text:p>
          </table:table-cell>
          <table:table-cell table:style-name="ce4" office:value-type="float" office:value="12000" calcext:value-type="float">
            <text:p>12000</text:p>
          </table:table-cell>
          <table:table-cell table:style-name="ce4"/>
          <table:table-cell table:style-name="ce4" office:value-type="string" calcext:value-type="string">
            <text:p>english, hindi</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style-name="ce21" office:value-type="string" calcext:value-type="string">
            <text:p>The performance of the best systems in the task show that aggression identification is a hard problem to solve. Moreover, the performance of the neural networks-based systems as well as the other approaches do not seem to differ much. If the features are carefully selected then classifiers like SVM and even random forest and logistic regression perform at par with deep neural networks. On the other had, we find quite a few neural networks-based systems not performing quite well in the task.</text:p>
          </table:table-cell>
          <table:table-cell table:number-columns-repeated="976"/>
        </table:table-row>
        <table:table-row table:style-name="ro1">
          <table:table-cell table:style-name="ce2" office:value-type="string" calcext:value-type="string">
            <text:p>But I did not Mean It!—Intent Classification of Racist Posts on Tumblr</text:p>
          </table:table-cell>
          <table:table-cell table:style-name="ce4" office:value-type="float" office:value="2016" calcext:value-type="float">
            <text:p>2016</text:p>
          </table:table-cell>
          <table:table-cell table:style-name="ce4" office:value-type="string" calcext:value-type="string">
            <text:p>Intelligence and Security Informatics Conference</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racism on tumblr</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racism</text:p>
          </table:table-cell>
          <table:table-cell table:style-name="ce4" office:value-type="string" calcext:value-type="string">
            <text:p>(racist/radicalized) or unknown</text:p>
          </table:table-cell>
          <table:table-cell table:style-name="ce4" office:value-type="float" office:value="3" calcext:value-type="float">
            <text:p>3</text:p>
          </table:table-cell>
          <table:table-cell table:style-name="ce4" office:value-type="string" calcext:value-type="string">
            <text:p>racist, radicalized, no</text:p>
          </table:table-cell>
          <table:table-cell table:style-name="ce4" office:value-type="string" calcext:value-type="string">
            <text:p>yes</text:p>
          </table:table-cell>
          <table:table-cell table:style-name="ce4" office:value-type="string" calcext:value-type="string">
            <text:p>religion and spirituality, society/unrest and war, society/racism, society/personal offense/hate crime, law, govt &amp; politics/espionage and intelligence/terrorism and law, govt &amp; politics/legal issues/human rights.</text:p>
          </table:table-cell>
          <table:table-cell table:style-name="ce4" office:value-type="string" calcext:value-type="string">
            <text:p>sentence</text:p>
          </table:table-cell>
          <table:table-cell table:style-name="ce4" office:value-type="string" calcext:value-type="string">
            <text:p>rule_based, machine_learning</text:p>
          </table:table-cell>
          <table:table-cell table:style-name="ce4" office:value-type="string" calcext:value-type="string">
            <text:p>rule (string matching), random forest, Naive Bayes, decision tree</text:p>
          </table:table-cell>
          <table:table-cell table:style-name="ce4" office:value-type="string" calcext:value-type="string">
            <text:p>topic model, sentiment analysis (sentiment and tone analysis), POS variations</text:p>
          </table:table-cell>
          <table:table-cell table:style-name="ce4"/>
          <table:table-cell table:style-name="ce4" office:value-type="string" calcext:value-type="string">
            <text:p>precision, recall, ROC-AUC</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umblr</text:p>
          </table:table-cell>
          <table:table-cell table:style-name="ce4" office:value-type="float" office:value="2419" calcext:value-type="float">
            <text:p>2419</text:p>
          </table:table-cell>
          <table:table-cell table:style-name="ce4" office:value-type="float" office:value="103" calcext:value-type="float">
            <text:p>103</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manually identified tags for racism</text:p>
          </table:table-cell>
          <table:table-cell table:style-name="ce4" office:value-type="string" calcext:value-type="string">
            <text:p>crowdsourcing</text:p>
          </table:table-cell>
          <table:table-cell table:style-name="ce4" office:value-type="string" calcext:value-type="string">
            <text:p>expert (experience with Tumblr)</text:p>
          </table:table-cell>
          <table:table-cell table:style-name="ce4" office:value-type="float" office:value="2" calcext:value-type="float">
            <text:p>2</text:p>
          </table:table-cell>
          <table:table-cell table:style-name="ce4" office:value-type="string" calcext:value-type="string">
            <text:p>full_agreement</text:p>
          </table:table-cell>
          <table:table-cell table:style-name="ce4" table:number-columns-repeated="2"/>
          <table:table-cell table:style-name="ce4" office:value-type="string" calcext:value-type="string">
            <text:p>interannotator agreement, Cohen's Kappa</text:p>
          </table:table-cell>
          <table:table-cell table:style-name="ce4" office:value-type="float" office:value="0.91" calcext:value-type="float">
            <text:p>0.91</text:p>
          </table:table-cell>
          <table:table-cell table:number-columns-repeated="977"/>
        </table:table-row>
        <table:table-row table:style-name="ro1">
          <table:table-cell table:style-name="ce2" office:value-type="string" calcext:value-type="string">
            <text:p>Careful what you share in six seconds: Detecting cyberbullying instances in Vine</text:p>
          </table:table-cell>
          <table:table-cell table:style-name="ce4" office:value-type="float" office:value="2015" calcext:value-type="float">
            <text:p>2015</text:p>
          </table:table-cell>
          <table:table-cell table:style-name="ce4" office:value-type="string" calcext:value-type="string">
            <text:p>Proceedings of the IEEE/ACM International Conference on Advances in Social Networks Analysis and Mining</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ying in Vine</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cyberaggression</text:p>
          </table:table-cell>
          <table:table-cell table:style-name="ce4" office:value-type="string" calcext:value-type="string">
            <text:p>cyberbullying, aggression</text:p>
          </table:table-cell>
          <table:table-cell table:style-name="ce4" office:value-type="string" calcext:value-type="string">
            <text:p>detect whether there are recurring profanities in several comments of a unique session. Cyberaggression is defined as a type of behavior in an electronic context that is meant to intentionally harm another person [2]. Cyberbullying is defined in a stronger and more specific way as aggressive behavior that is carried out repeatedly in OSNs against a person who cannot easily defend himself or herself, creating a power imbalance [2], [3].</text:p>
          </table:table-cell>
          <table:table-cell table:style-name="ce4" office:value-type="float" office:value="2" calcext:value-type="float">
            <text:p>2</text:p>
          </table:table-cell>
          <table:table-cell table:style-name="ce4" office:value-type="string" calcext:value-type="string">
            <text:p>cyberbullying or not, cyberaggression or not</text:p>
          </table:table-cell>
          <table:table-cell table:style-name="ce4" office:value-type="string" calcext:value-type="string">
            <text:p>no</text:p>
          </table:table-cell>
          <table:table-cell table:style-name="ce4"/>
          <table:table-cell table:style-name="ce4" office:value-type="string" calcext:value-type="string">
            <text:p>media sessions</text:p>
          </table:table-cell>
          <table:table-cell table:style-name="ce4" office:value-type="string" calcext:value-type="string">
            <text:p>machine_learning</text:p>
          </table:table-cell>
          <table:table-cell table:style-name="ce4" office:value-type="string" calcext:value-type="string">
            <text:p>Naive Bayes, boosting (AdaBoost), decision tree, random forest</text:p>
          </table:table-cell>
          <table:table-cell table:style-name="ce4" office:value-type="string" calcext:value-type="string">
            <text:p>media session features (number of likes, comments and views along with the sentiment of the caption of the media), user information (profile owner features: number of followers, followings and media posted by the profile owner), word n-gram, sentiment analysis</text:p>
          </table:table-cell>
          <table:table-cell table:style-name="ce4"/>
          <table:table-cell table:style-name="ce4" office:value-type="string" calcext:value-type="string">
            <text:p>accuracy, precision, recall</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no</text:p>
          </table:table-cell>
          <table:table-cell table:style-name="ce4" office:value-type="string" calcext:value-type="string">
            <text:p>vine</text:p>
          </table:table-cell>
          <table:table-cell table:style-name="ce4" office:value-type="float" office:value="4795" calcext:value-type="float">
            <text:p>4795</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snowball sampling method based on users</text:p>
          </table:table-cell>
          <table:table-cell table:style-name="ce4"/>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s, examples, golden questions, time threshold</text:p>
          </table:table-cell>
          <table:table-cell table:style-name="ce4" table:number-columns-repeated="2"/>
          <table:table-cell table:number-columns-repeated="977"/>
        </table:table-row>
        <table:table-row table:style-name="ro1">
          <table:table-cell table:style-name="ce2" office:value-type="string" calcext:value-type="string">
            <text:p>Challenges and Future Directions of Automated Cyberbullying Detection</text:p>
          </table:table-cell>
          <table:table-cell table:style-name="ce4" office:value-type="float" office:value="2018" calcext:value-type="float">
            <text:p>2018</text:p>
          </table:table-cell>
          <table:table-cell table:style-name="ce4" table:number-columns-repeated="3"/>
          <table:table-cell table:style-name="ce4" office:value-type="string" calcext:value-type="string">
            <text:p>not accessible</text:p>
          </table:table-cell>
          <table:table-cell table:style-name="ce4" table:number-columns-repeated="6"/>
          <table:table-cell table:style-name="ce4" office:value-type="string" calcext:value-type="string">
            <text:p>cyberbullying</text:p>
          </table:table-cell>
          <table:table-cell table:style-name="ce4" table:number-columns-repeated="34"/>
          <table:table-cell table:number-columns-repeated="977"/>
        </table:table-row>
        <table:table-row table:style-name="ro1">
          <table:table-cell table:style-name="ce2" office:value-type="string" calcext:value-type="string">
            <text:p>Challenges for Toxic Comment Classification: An In-Depth Error Analysis</text:p>
          </table:table-cell>
          <table:table-cell table:style-name="ce4" office:value-type="float" office:value="2018" calcext:value-type="float">
            <text:p>2018</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ensemble model</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toxicity</text:p>
          </table:table-cell>
          <table:table-cell table:style-name="ce4" office:value-type="string" calcext:value-type="string">
            <text:p>abusive, hate_speech, offensive</text:p>
          </table:table-cell>
          <table:table-cell table:style-name="ce4"/>
          <table:table-cell table:style-name="ce4" office:value-type="float" office:value="6" calcext:value-type="float">
            <text:p>6</text:p>
          </table:table-cell>
          <table:table-cell table:style-name="ce4" office:value-type="string" calcext:value-type="string">
            <text:p>‘toxic’, ‘severe toxic, ‘insult’, ‘threat’, ‘obscene’, ‘identity hate’ ; <text:s/>‘hate speech’, ‘offensive but not hate speech’, ‘neither offensive nor hate speech’</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logistic regression, RNN, CNN, ensemble_classifier</text:p>
          </table:table-cell>
          <table:table-cell table:style-name="ce4" office:value-type="string" calcext:value-type="string">
            <text:p>word embedding (word embedding and sub-word embedding), char n-gram, word n-gram</text:p>
          </table:table-cell>
          <table:table-cell table:style-name="ce4" office:value-type="string" calcext:value-type="string">
            <text:p>GloVe, FastText</text:p>
          </table:table-cell>
          <table:table-cell table:style-name="ce4" office:value-type="string" calcext:value-type="string">
            <text:p>precision, recall, F-measure, ROC-AUC</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wikipedia, twitter</text:p>
          </table:table-cell>
          <table:table-cell table:style-name="ce4" office:value-type="string" calcext:value-type="string">
            <text:p>223549, 24783</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hallenges in Discriminating Profanity from Hate Speech</text:p>
          </table:table-cell>
          <table:table-cell table:style-name="ce4" office:value-type="float" office:value="2018" calcext:value-type="float">
            <text:p>2018</text:p>
          </table:table-cell>
          <table:table-cell table:style-name="ce5" office:value-type="string" calcext:value-type="string">
            <text:p>Journal of Experimental &amp; Theoretical Artificial Intelligence</text:p>
          </table:table-cell>
          <table:table-cell table:style-name="ce4" office:value-type="string" calcext:value-type="string">
            <text:p>tandfonline</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distinguish general profanity from hate speec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te_speech, profanity, hateful_speech</text:p>
          </table:table-cell>
          <table:table-cell table:style-name="ce4" office:value-type="string" calcext:value-type="string">
            <text:p>hate_speech, offensive</text:p>
          </table:table-cell>
          <table:table-cell table:style-name="ce4"/>
          <table:table-cell table:style-name="ce4" office:value-type="float" office:value="3" calcext:value-type="float">
            <text:p>3</text:p>
          </table:table-cell>
          <table:table-cell table:style-name="ce4" office:value-type="string" calcext:value-type="string">
            <text:p>contains hate speech (HATE); contains offensive language but no hate speech (OFFENSIVE); or no offensive content at all</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ensemble_classifier (ensemble and meta-classification)</text:p>
          </table:table-cell>
          <table:table-cell table:style-name="ce4" office:value-type="string" calcext:value-type="string">
            <text:p>word n-gram, char n-gram, skip-gram, Brown clustering (word representation)</text:p>
          </table:table-cell>
          <table:table-cell table:style-name="ce4"/>
          <table:table-cell table:style-name="ce4" office:value-type="string" calcext:value-type="string">
            <text:p>accuracy, 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4509" calcext:value-type="float">
            <text:p>14509</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style-name="ce21" office:value-type="string" calcext:value-type="string">
            <text:p>noticeable difficulty of distinguishing hate speech from profanity</text:p>
          </table:table-cell>
          <table:table-cell table:number-columns-repeated="976"/>
        </table:table-row>
        <table:table-row table:style-name="ro1">
          <table:table-cell table:style-name="ce2" office:value-type="string" calcext:value-type="string">
            <text:p>Challenges in Modifying Existing Scales for Detecting Harassment in Individual Tweets</text:p>
          </table:table-cell>
          <table:table-cell table:style-name="ce4" office:value-type="float" office:value="2017" calcext:value-type="float">
            <text:p>2017</text:p>
          </table:table-cell>
          <table:table-cell table:style-name="ce4" office:value-type="string" calcext:value-type="string">
            <text:p>Proceedings of the Hawaii International Conference on System Science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cale to detect and measure verbal violence within individual tweets</text:p>
          </table:table-cell>
          <table:table-cell table:style-name="ce4" office:value-type="string" calcext:value-type="string">
            <text:p>crowdsourcing</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rassment</text:p>
          </table:table-cell>
          <table:table-cell table:style-name="ce4" office:value-type="string" calcext:value-type="string">
            <text:p>aggression</text:p>
          </table:table-cell>
          <table:table-cell table:style-name="ce4" office:value-type="string" calcext:value-type="string">
            <text:p>manifestation of aggression</text:p>
          </table:table-cell>
          <table:table-cell table:style-name="ce4" table:number-columns-repeated="14"/>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crawl with hashtags</text:p>
          </table:table-cell>
          <table:table-cell table:style-name="ce4" office:value-type="string" calcext:value-type="string">
            <text:p>crowdsourcing</text:p>
          </table:table-cell>
          <table:table-cell table:style-name="ce4" office:value-type="string" calcext:value-type="string">
            <text:p>AMT</text:p>
          </table:table-cell>
          <table:table-cell table:style-name="ce4" table:number-columns-repeated="2"/>
          <table:table-cell table:style-name="ce4" office:value-type="string" calcext:value-type="string">
            <text:p>Task_quality_measure</text:p>
          </table:table-cell>
          <table:table-cell table:style-name="ce4" office:value-type="string" calcext:value-type="string">
            <text:p>face-to-face aggression psychology scale (BPAQ), golden questions</text:p>
          </table:table-cell>
          <table:table-cell table:style-name="ce4" table:number-columns-repeated="2"/>
          <table:table-cell table:style-name="ce21" office:value-type="string" calcext:value-type="string">
            <text:p>A oneway analysis of variance (ANOVA) shows that there is a small but significant difference between the overall aggression scores of tweets coded by women versus those coded by men. Women find, on average, tweets to be more aggressive</text:p>
          </table:table-cell>
          <table:table-cell table:number-columns-repeated="976"/>
        </table:table-row>
        <table:table-row table:style-name="ro1">
          <table:table-cell table:style-name="ce2" office:value-type="string" calcext:value-type="string">
            <text:p>Class-based Prediction Errors to Detect Hate Speech with Out-of-vocabulary Words</text:p>
          </table:table-cell>
          <table:table-cell table:style-name="ce4" office:value-type="float" office:value="2017" calcext:value-type="float">
            <text:p>2017</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etection of out-of-vocabulary abusive word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te_speech, hate</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DNN</text:p>
          </table:table-cell>
          <table:table-cell table:style-name="ce4" office:value-type="string" calcext:value-type="string">
            <text:p>one-hot (char one-hot encoding)</text:p>
          </table:table-cell>
          <table:table-cell table:style-name="ce4"/>
          <table:table-cell table:style-name="ce4" office:value-type="string" calcext:value-type="string">
            <text:p>ROC-AUC</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000000" calcext:value-type="float">
            <text:p>200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 with hate words</text:p>
          </table:table-cell>
          <table:table-cell table:style-name="ce4" table:number-columns-repeated="8"/>
          <table:table-cell table:number-columns-repeated="977"/>
        </table:table-row>
        <table:table-row table:style-name="ro1">
          <table:table-cell table:style-name="ce2" office:value-type="string" calcext:value-type="string">
            <text:p>Classification of Cyberbullying in Facebook Using Selenium and SVM</text:p>
          </table:table-cell>
          <table:table-cell table:style-name="ce4" office:value-type="float" office:value="2018" calcext:value-type="float">
            <text:p>2018</text:p>
          </table:table-cell>
          <table:table-cell table:style-name="ce4" office:value-type="string" calcext:value-type="string">
            <text:p>International Conference on Computer and Communication System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6"/>
          <table:table-cell table:style-name="ce4" office:value-type="string" calcext:value-type="string">
            <text:p>cyberbullying</text:p>
          </table:table-cell>
          <table:table-cell table:style-name="ce4" table:number-columns-repeated="34"/>
          <table:table-cell table:number-columns-repeated="977"/>
        </table:table-row>
        <table:table-row table:style-name="ro1">
          <table:table-cell table:style-name="ce2" office:value-type="string" calcext:value-type="string">
            <text:p>Collaborative detection of cyberbullying behavior in Twitter data</text:p>
          </table:table-cell>
          <table:table-cell table:style-name="ce4" office:value-type="float" office:value="2015" calcext:value-type="float">
            <text:p>2015</text:p>
          </table:table-cell>
          <table:table-cell table:style-name="ce4" office:value-type="string" calcext:value-type="string">
            <text:p>International Conference on Electro/Information Technology</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office:value-type="string" calcext:value-type="string">
            <text:p>distributed collaborative configurations for cy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style-name="ce4"/>
          <table:table-cell table:style-name="ce4" office:value-type="string" calcext:value-type="string">
            <text:p>cyberbullying</text:p>
          </table:table-cell>
          <table:table-cell table:style-name="ce4" table:number-columns-repeated="2"/>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table:number-columns-repeated="4"/>
          <table:table-cell table:style-name="ce4" office:value-type="string" calcext:value-type="string">
            <text:p>accuracy, precision, recall, time</text:p>
          </table:table-cell>
          <table:table-cell table:style-name="ce4" table:number-columns-repeated="10"/>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omment Abuse Classification with Deep Learning</text:p>
          </table:table-cell>
          <table:table-cell table:style-name="ce4" office:value-type="float" office:value="2016" calcext:value-type="float">
            <text:p>2016</text:p>
          </table:table-cell>
          <table:table-cell table:style-name="ce4" office:value-type="string" calcext:value-type="string">
            <text:p>-</text:p>
          </table:table-cell>
          <table:table-cell table:style-name="ce4" office:value-type="string" calcext:value-type="string">
            <text:p>Stanford</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comparison of different deep learning method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 CNN</text:p>
          </table:table-cell>
          <table:table-cell table:style-name="ce4" office:value-type="string" calcext:value-type="string">
            <text:p>word embedding, char embedding</text:p>
          </table:table-cell>
          <table:table-cell table:style-name="ce4" office:value-type="string" calcext:value-type="string">
            <text:p>GloVe</text:p>
          </table:table-cell>
          <table:table-cell table:style-name="ce4" office:value-type="string" calcext:value-type="string">
            <text:p>accuracy, F-measure, ROC-AUC</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wikipedia</text:p>
          </table:table-cell>
          <table:table-cell table:style-name="ce4" office:value-type="float" office:value="115846" calcext:value-type="float">
            <text:p>115846</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ommon Sense Reasoning for Detection, Prevention, and Mitigation of Cyberbullying</text:p>
          </table:table-cell>
          <table:table-cell table:style-name="ce4" office:value-type="float" office:value="2012" calcext:value-type="float">
            <text:p>2012</text:p>
          </table:table-cell>
          <table:table-cell table:style-name="ce4" office:value-type="string" calcext:value-type="string">
            <text:p>Transactions on Interactive Intelligent Systems</text:p>
          </table:table-cell>
          <table:table-cell table:style-name="ce4" office:value-type="string" calcext:value-type="string">
            <text:p>ACM</text:p>
          </table:table-cell>
          <table:table-cell table:style-name="ce4" office:value-type="string" calcext:value-type="string">
            <text:p>transaction</text:p>
          </table:table-cell>
          <table:table-cell table:style-name="ce4" office:value-type="string" calcext:value-type="string">
            <text:p>relevant</text:p>
          </table:table-cell>
          <table:table-cell table:style-name="ce4" office:value-type="string" calcext:value-type="string">
            <text:p>machine learning completed with rule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harassment</text:p>
          </table:table-cell>
          <table:table-cell table:style-name="ce4" office:value-type="string" calcext:value-type="string">
            <text:p>textual cyberbullying in the form of verbal harassment. Unlike spam, which is generic in the sense that it is multicast to hundreds of millions of people, bullying is aimed at a particular individual, much less often at group of individual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race and culture, sexuality, physical appearance, intelligence, and social rejection</text:p>
          </table:table-cell>
          <table:table-cell table:style-name="ce4" office:value-type="string" calcext:value-type="string">
            <text:p>sentence</text:p>
          </table:table-cell>
          <table:table-cell table:style-name="ce4" office:value-type="string" calcext:value-type="string">
            <text:p>machine_learning, rule_based</text:p>
          </table:table-cell>
          <table:table-cell table:style-name="ce4" office:value-type="string" calcext:value-type="string">
            <text:p>Naive Bayes, decision tree (J48), SVM, JRip</text:p>
          </table:table-cell>
          <table:table-cell table:style-name="ce4" office:value-type="string" calcext:value-type="string">
            <text:p>bag of words, word n-gram with tfidf, lexical features, POS n-gram, common-sense matrix, feature selection (SVD)</text:p>
          </table:table-cell>
          <table:table-cell table:style-name="ce4"/>
          <table:table-cell table:style-name="ce4" office:value-type="string" calcext:value-type="string">
            <text:p>kappa statistic, accuracy,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a) Sexuality - Negative comments involving attacks on sexual minorities and sexist attacks on women. (b) Race and culture - Attacks bordering on racial minorities (e.g. African-American, Hispanic and Asian) and cultures (e.g. Jewish, Catholic and Asian traditions) and stereotypical mocking of cultural traditions. (c) Intelligence - Comments attacking the intelligence and mental capacities of an individual.</text:p>
          </table:table-cell>
          <table:table-cell table:style-name="ce4" office:value-type="string" calcext:value-type="string">
            <text:p>no</text:p>
          </table:table-cell>
          <table:table-cell table:style-name="ce4" office:value-type="string" calcext:value-type="string">
            <text:p>youtube, formspring</text:p>
          </table:table-cell>
          <table:table-cell table:style-name="ce4" office:value-type="float" office:value="4500" calcext:value-type="float">
            <text:p>45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 from controversial pages</text:p>
          </table:table-cell>
          <table:table-cell table:style-name="ce4" office:value-type="string" calcext:value-type="string">
            <text:p>crowdsourcing</text:p>
          </table:table-cell>
          <table:table-cell table:style-name="ce4" office:value-type="string" calcext:value-type="string">
            <text:p>expert (educator who works with middle-school children)</text:p>
          </table:table-cell>
          <table:table-cell table:style-name="ce4" office:value-type="float" office:value="3" calcext:value-type="float">
            <text:p>3</text:p>
          </table:table-cell>
          <table:table-cell table:style-name="ce4" table:number-columns-repeated="5"/>
          <table:table-cell table:number-columns-repeated="977"/>
        </table:table-row>
        <table:table-row table:style-name="ro1">
          <table:table-cell table:style-name="ce2" office:value-type="string" calcext:value-type="string">
            <text:p>Content-Driven Detection of Cyberbullying on the Instagram Social Network</text:p>
          </table:table-cell>
          <table:table-cell table:style-name="ce4" office:value-type="float" office:value="2016" calcext:value-type="float">
            <text:p>2016</text:p>
          </table:table-cell>
          <table:table-cell table:style-name="ce4" office:value-type="string" calcext:value-type="string">
            <text:p>Proceedings of the International Joint Conference on Artificial Intelligence</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in commentaries following shared images on Instagram</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CNN, SVM, MLP</text:p>
          </table:table-cell>
          <table:table-cell table:style-name="ce4" office:value-type="string" calcext:value-type="string">
            <text:p>bag of words, variations of bad words (offensive-level feature: OFF), word embedding, topic model (LDA), visual features</text:p>
          </table:table-cell>
          <table:table-cell table:style-name="ce4" office:value-type="string" calcext:value-type="string">
            <text:p>word2vec</text:p>
          </table:table-cell>
          <table:table-cell table:style-name="ce4" office:value-type="string" calcext:value-type="string">
            <text:p>precision, recall, F-measure, accuracy, ROC-AUC</text:p>
          </table:table-cell>
          <table:table-cell table:style-name="ce4" office:value-type="string" calcext:value-type="string">
            <text:p>yes</text:p>
          </table:table-cell>
          <table:table-cell table:style-name="ce4" office:value-type="string" calcext:value-type="string">
            <text:p>user information (proved not useful)</text:p>
          </table:table-cell>
          <table:table-cell table:style-name="ce4" table:number-columns-repeated="2"/>
          <table:table-cell table:style-name="ce4" office:value-type="string" calcext:value-type="string">
            <text:p>no</text:p>
          </table:table-cell>
          <table:table-cell table:style-name="ce4" office:value-type="string" calcext:value-type="string">
            <text:p>instagram</text:p>
          </table:table-cell>
          <table:table-cell table:style-name="ce4" office:value-type="float" office:value="1120" calcext:value-type="float">
            <text:p>112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text:p>
          </table:table-cell>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Convolutional Neural Networks for Toxic Comment Classification</text:p>
          </table:table-cell>
          <table:table-cell table:style-name="ce4" office:value-type="float" office:value="2018" calcext:value-type="float">
            <text:p>2018</text:p>
          </table:table-cell>
          <table:table-cell table:style-name="ce8" office:value-type="string" calcext:value-type="string">
            <text:p>Proceedings of the Hellenic Conference on Artificial Intellig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toxicity detection with deep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toxicity</text:p>
          </table:table-cell>
          <table:table-cell table:style-name="ce4" office:value-type="string" calcext:value-type="string">
            <text:p>abusive</text:p>
          </table:table-cell>
          <table:table-cell table:style-name="ce4" office:value-type="string" calcext:value-type="string">
            <text:p>. Although there are six types of indicated toxicity ‘toxic’, ‘severe toxic’, ‘obscene’, ‘threat’, ‘insult’, ‘identity hate’ in the original dataset, all these categories were considered as toxic in order to convert our problem to binary classification. not only the verbal violence but a comment that is rude, disrespectful or otherwise likely to make someone leave a discussi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word embedding</text:p>
          </table:table-cell>
          <table:table-cell table:style-name="ce4"/>
          <table:table-cell table:style-name="ce4" office:value-type="string" calcext:value-type="string">
            <text:p>accuracy, true negative rate, fals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wikipedia</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ursing in English on Twitter</text:p>
          </table:table-cell>
          <table:table-cell table:style-name="ce4" office:value-type="float" office:value="2014" calcext:value-type="float">
            <text:p>2014</text:p>
          </table:table-cell>
          <table:table-cell table:style-name="ce4" office:value-type="string" calcext:value-type="string">
            <text:p>Proceedings of the conference on Computer supported cooperative work &amp; social computing</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evaluation of cursing in social media</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cursing</text:p>
          </table:table-cell>
          <table:table-cell table:style-name="ce4" office:value-type="string" calcext:value-type="string">
            <text:p>abusive</text:p>
          </table:table-cell>
          <table:table-cell table:style-name="ce4" table:number-columns-repeated="15"/>
          <table:table-cell table:style-name="ce4" office:value-type="string" calcext:value-type="string">
            <text:p>yes</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5"/>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Cohen's Kappa</text:p>
          </table:table-cell>
          <table:table-cell table:style-name="ce4" office:value-type="float" office:value="0.5582" calcext:value-type="float">
            <text:p>0.5582</text:p>
          </table:table-cell>
          <table:table-cell table:number-columns-repeated="977"/>
        </table:table-row>
        <table:table-row table:style-name="ro1">
          <table:table-cell table:style-name="ce2" office:value-type="string" calcext:value-type="string">
            <text:p>Cyber Bullying Detection Using Social and Textual Analysis</text:p>
          </table:table-cell>
          <table:table-cell table:style-name="ce4" office:value-type="float" office:value="2014" calcext:value-type="float">
            <text:p>2014</text:p>
          </table:table-cell>
          <table:table-cell table:style-name="ce4" office:value-type="string" calcext:value-type="string">
            <text:p>Proceedings of the International Workshop on Socially-Aware Multimedia</text:p>
          </table:table-cell>
          <table:table-cell table:style-name="ce4" office:value-type="string" calcext:value-type="string">
            <text:p>ACM</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exploitation of social graph for cyberbullying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ecision tree (J48), Naive Bayes, SVM (SMO), ensemble_classifier (Bagging and Dagging)</text:p>
          </table:table-cell>
          <table:table-cell table:style-name="ce4" office:value-type="string" calcext:value-type="string">
            <text:p>network features, lexical features (number of bad words), linguistic features (uppercase, exclamation, question, smileys), POS</text:p>
          </table:table-cell>
          <table:table-cell table:style-name="ce4"/>
          <table:table-cell table:style-name="ce4" office:value-type="string" calcext:value-type="string">
            <text:p>ROC-AUC, true positive rate</text:p>
          </table:table-cell>
          <table:table-cell table:style-name="ce4" office:value-type="string" calcext:value-type="string">
            <text:p>yes</text:p>
          </table:table-cell>
          <table:table-cell table:style-name="ce4" office:value-type="string" calcext:value-type="string">
            <text:p>network information</text:p>
          </table:table-cell>
          <table:table-cell table:style-name="ce4" table:number-columns-repeated="2"/>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SMOTE</text:p>
          </table:table-cell>
          <table:table-cell table:style-name="ce4" office:value-type="string" calcext:value-type="string">
            <text:p>yes</text:p>
          </table:table-cell>
          <table:table-cell table:style-name="ce4"/>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style-name="ce21" office:value-type="string" calcext:value-type="string">
            <text:p>it suggests that understanding the social context in which a message is exchanged is just as important as the message itself</text:p>
          </table:table-cell>
          <table:table-cell table:number-columns-repeated="976"/>
        </table:table-row>
        <table:table-row table:style-name="ro1">
          <table:table-cell table:style-name="ce2" office:value-type="string" calcext:value-type="string">
            <text:p>Cyber Hate Speech on Twitter: An Application of Machine Classification and Statistical Modeling for Policy and Decision Making</text:p>
          </table:table-cell>
          <table:table-cell table:style-name="ce4" office:value-type="float" office:value="2015" calcext:value-type="float">
            <text:p>2015</text:p>
          </table:table-cell>
          <table:table-cell table:style-name="ce4" office:value-type="string" calcext:value-type="string">
            <text:p>Policy &amp; Internet</text:p>
          </table:table-cell>
          <table:table-cell table:style-name="ce4" office:value-type="string" calcext:value-type="string">
            <text:p>Wiley</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search into the manifestation anddiffusion of hate speech and antagonistic content in social media in relation toevents that could be classed as “trigger” events for hate crimes. Prediction of the contagion effect.</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te_speech, offensive</text:p>
          </table:table-cell>
          <table:table-cell table:style-name="ce4" office:value-type="string" calcext:value-type="string">
            <text:p>hateful_speech</text:p>
          </table:table-cell>
          <table:table-cell table:style-name="ce4" office:value-type="string" calcext:value-type="string">
            <text:p>the publication mentions hate speech but the crowdsourcing task says "is this text offensive orantagonistic in terms of race ethnicity or religi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random forest, SVM, logistic regression, ensemble_classifier</text:p>
          </table:table-cell>
          <table:table-cell table:style-name="ce4" office:value-type="string" calcext:value-type="string">
            <text:p>typed dependencies (Stanford Dependency Parser), bag of words, word n-gram</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is this text offensive orantagonistic in terms of race ethnicity or religion?</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901" calcext:value-type="float">
            <text:p>1901</text:p>
          </table:table-cell>
          <table:table-cell table:style-name="ce4" office:value-type="float" office:value="222" calcext:value-type="float">
            <text:p>222</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 from hashtag</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table:table-cell table:style-name="ce4" office:value-type="string" calcext:value-type="string">
            <text:p>rules (majority_vote, removal of samples with high disagreement, removal of agreed "undecided" samples)</text:p>
          </table:table-cell>
          <table:table-cell table:style-name="ce4" office:value-type="string" calcext:value-type="string">
            <text:p>Task_quality_measure</text:p>
          </table:table-cell>
          <table:table-cell table:style-name="ce4" office:value-type="string" calcext:value-type="string">
            <text:p>removed all tweets with less than 75 percent agreement andalso those upon which the coders could reach an absolute decision (i.e., the“undecided” class)</text:p>
          </table:table-cell>
          <table:table-cell table:style-name="ce4" table:number-columns-repeated="2"/>
          <table:table-cell table:number-columns-repeated="977"/>
        </table:table-row>
        <table:table-row table:style-name="ro1">
          <table:table-cell table:style-name="ce2" office:value-type="string" calcext:value-type="string">
            <text:p>Cyberbullying and Self-harm in Adolescence, an Assessment of Detection, Prevention, and Recovery from Forum</text:p>
          </table:table-cell>
          <table:table-cell table:style-name="ce4" office:value-type="float" office:value="2019" calcext:value-type="float">
            <text:p>2019</text:p>
          </table:table-cell>
          <table:table-cell table:style-name="ce4" office:value-type="string" calcext:value-type="string">
            <text:p>Emerging Technologies in Data Mining and Information Security</text:p>
          </table:table-cell>
          <table:table-cell table:style-name="ce4" office:value-type="string" calcext:value-type="string">
            <text:p>Springer</text:p>
          </table:table-cell>
          <table:table-cell table:style-name="ce4"/>
          <table:table-cell table:style-name="ce4" office:value-type="string" calcext:value-type="string">
            <text:p>not accessible</text:p>
          </table:table-cell>
          <table:table-cell table:style-name="ce4" table:number-columns-repeated="6"/>
          <table:table-cell table:style-name="ce4" office:value-type="string" calcext:value-type="string">
            <text:p>cyberbullying</text:p>
          </table:table-cell>
          <table:table-cell table:style-name="ce4" table:number-columns-repeated="34"/>
          <table:table-cell table:number-columns-repeated="977"/>
        </table:table-row>
        <table:table-row table:style-name="ro1">
          <table:table-cell table:style-name="ce2" office:value-type="string" calcext:value-type="string">
            <text:p>Cyberbullying and Sexting: Technology Abuses of the 21st Century</text:p>
          </table:table-cell>
          <table:table-cell table:style-name="ce4" office:value-type="float" office:value="2010" calcext:value-type="float">
            <text:p>2010</text:p>
          </table:table-cell>
          <table:table-cell table:style-name="ce4" office:value-type="string" calcext:value-type="string">
            <text:p>Gifted child today</text:p>
          </table:table-cell>
          <table:table-cell table:style-name="ce4" office:value-type="string" calcext:value-type="string">
            <text:p>Sagepub</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explanation about types of cyberbullying</text:p>
          </table:table-cell>
          <table:table-cell table:style-name="ce4" office:value-type="string" calcext:value-type="string">
            <text:p>social_science</text:p>
          </table:table-cell>
          <table:table-cell table:style-name="ce4"/>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So what is cyberbullying? Willard (2007) described it as “being cruel to others by sending or posting harmful material or engaging in other forms of social aggression using the Internet or other digital technologies” (p. 1). She listed eight different forms of cyberbullying: 1. Flaming: Online fights using electronic messages with angry and vulgar language. 2. Harassment: Repeatedly sending nasty, mean, and insulting messages. 3. Denigration: “Dissing” someone online. Sending or posting gossip or rumors about a person to damage his or her reputation or friendships. 4. Impersonation: Pretending to be someone else and sending or posting material to get that person in trouble or danger or to damage that person’s reputation or friendships. 5. Outing: Sharing someone’s secrets or embarrassing information or images online. 6. Trickery: Talking someone into revealing secrets or embarrassing information or images online. 7. Exclusion: Intentionally and cruelly excluding someone from an online group. 8. Cyberstalking: Repeated, intense harassment and denigration that includes threats or creates significant fear. <text:s/></text:p>
          </table:table-cell>
          <table:table-cell table:style-name="ce4" table:number-columns-repeated="32"/>
          <table:table-cell table:number-columns-repeated="977"/>
        </table:table-row>
        <table:table-row table:style-name="ro1">
          <table:table-cell table:style-name="ce2" office:value-type="string" calcext:value-type="string">
            <text:p>Cyberbullying classification using text mining</text:p>
          </table:table-cell>
          <table:table-cell table:style-name="ce4" office:value-type="float" office:value="2017" calcext:value-type="float">
            <text:p>2017</text:p>
          </table:table-cell>
          <table:table-cell table:style-name="ce4" office:value-type="string" calcext:value-type="string">
            <text:p>International Conference on Informatics and Computational Science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ication of cyberbullying from conversation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use of technological advances through mobile phones, e-mail, chat rooms or social networking platforms such as Twitter or Facebook to embarrass or threaten others</text:p>
          </table:table-cell>
          <table:table-cell table:style-name="ce17" office:value-type="date" office:date-value="2011-02-04" calcext:value-type="date">
            <text:p>2, 4, 11</text:p>
          </table:table-cell>
          <table:table-cell table:style-name="ce4" office:value-type="string" calcext:value-type="string">
            <text:p>severity of the bullying</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text:p>
          </table:table-cell>
          <table:table-cell table:style-name="ce4" office:value-type="string" calcext:value-type="string">
            <text:p>word n-gram with tfidf</text:p>
          </table:table-cell>
          <table:table-cell table:style-name="ce4"/>
          <table:table-cell table:style-name="ce4" office:value-type="string" calcext:value-type="string">
            <text:p>accuracy</text:p>
          </table:table-cell>
          <table:table-cell table:style-name="ce4" office:value-type="string" calcext:value-type="string">
            <text:p>yes</text:p>
          </table:table-cell>
          <table:table-cell table:style-name="ce4" office:value-type="string" calcext:value-type="string">
            <text:p>conversation context (dataset contains questions and answers)</text:p>
          </table:table-cell>
          <table:table-cell table:style-name="ce4" table:number-columns-repeated="2"/>
          <table:table-cell table:style-name="ce4" office:value-type="string" calcext:value-type="string">
            <text:p>yes</text:p>
          </table:table-cell>
          <table:table-cell table:style-name="ce4" office:value-type="string" calcext:value-type="string">
            <text:p>formspring</text:p>
          </table:table-cell>
          <table:table-cell table:style-name="ce4" office:value-type="float" office:value="1600" calcext:value-type="float">
            <text:p>1600</text:p>
          </table:table-cell>
          <table:table-cell table:style-name="ce4" office:value-type="float" office:value="800" calcext:value-type="float">
            <text:p>8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Cyberbullying comment classification on Indonesian Selebgram using support vector machine method</text:p>
          </table:table-cell>
          <table:table-cell table:style-name="ce4" office:value-type="float" office:value="2017" calcext:value-type="float">
            <text:p>2017</text:p>
          </table:table-cell>
          <table:table-cell table:style-name="ce4" office:value-type="string" calcext:value-type="string">
            <text:p>International Conference on Informatics and Comput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ication of cyberbullying from conversation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harassment</text:p>
          </table:table-cell>
          <table:table-cell table:style-name="ce4" office:value-type="string" calcext:value-type="string">
            <text:p>aggression</text:p>
          </table:table-cell>
          <table:table-cell table:style-name="ce4" office:value-type="string" calcext:value-type="string">
            <text:p>any harassment that occurs via internet, cell phones or other electronic devic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instagram</text:p>
          </table:table-cell>
          <table:table-cell table:style-name="ce4" office:value-type="float" office:value="1053" calcext:value-type="float">
            <text:p>1053</text:p>
          </table:table-cell>
          <table:table-cell table:style-name="ce4"/>
          <table:table-cell table:style-name="ce4" office:value-type="string" calcext:value-type="string">
            <text:p>indonesian</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omments crawled from 2 selected profiles</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table:number-columns-repeated="6"/>
          <table:table-cell table:number-columns-repeated="977"/>
        </table:table-row>
        <table:table-row table:style-name="ro1">
          <table:table-cell table:style-name="ce2" office:value-type="string" calcext:value-type="string">
            <text:p>Cyberbullying Detection -- Technical Report 2/2018, Department of Computer Science AGH, University of Science and Technology</text:p>
          </table:table-cell>
          <table:table-cell table:style-name="ce4" office:value-type="float" office:value="2018" calcext:value-type="float">
            <text:p>2018</text:p>
          </table:table-cell>
          <table:table-cell table:style-name="ce4" office:value-type="string" calcext:value-type="string">
            <text:p>-</text:p>
          </table:table-cell>
          <table:table-cell table:style-name="ce4" office:value-type="string" calcext:value-type="string">
            <text:p>arxiv</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cyberbullying detection and dataset</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the crowdsourcing ask for online violence. users use methods such as harassment, threat, intimidation and mocking in order to make others feel worse, to undermine their self-esteem and to discourage them from posting questions, messages or personal imag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DNN (SamuraiAI), Fasttext</text:p>
          </table:table-cell>
          <table:table-cell table:style-name="ce4" office:value-type="string" calcext:value-type="string">
            <text:p>-</text:p>
          </table:table-cell>
          <table:table-cell table:style-name="ce4"/>
          <table:table-cell table:style-name="ce4" office:value-type="string" calcext:value-type="string">
            <text:p>accuracy, 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ormspring</text:p>
          </table:table-cell>
          <table:table-cell table:style-name="ce4" office:value-type="float" office:value="12772" calcext:value-type="float">
            <text:p>12772</text:p>
          </table:table-cell>
          <table:table-cell table:style-name="ce4" office:value-type="float" office:value="913" calcext:value-type="float">
            <text:p>913</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crowdsourcing</text:p>
          </table:table-cell>
          <table:table-cell table:style-name="ce4" office:value-type="string" calcext:value-type="string">
            <text:p>expert (graduate students of psychology)</text:p>
          </table:table-cell>
          <table:table-cell table:style-name="ce4" office:value-type="float" office:value="3" calcext:value-type="float">
            <text:p>3</text:p>
          </table:table-cell>
          <table:table-cell table:style-name="ce4" office:value-type="string" calcext:value-type="string">
            <text:p>rules (inter-annotator agreement-based weighting scheme + expert check for final decision)</text:p>
          </table:table-cell>
          <table:table-cell table:style-name="ce4" office:value-type="string" calcext:value-type="string">
            <text:p>Task_quality_measure</text:p>
          </table:table-cell>
          <table:table-cell table:style-name="ce4" office:value-type="string" calcext:value-type="string">
            <text:p>gold questions, 2 stage annotation process, explanations</text:p>
          </table:table-cell>
          <table:table-cell table:style-name="ce4" office:value-type="string" calcext:value-type="string">
            <text:p>percentage agreement</text:p>
          </table:table-cell>
          <table:table-cell table:style-name="ce4" office:value-type="float" office:value="0.9086" calcext:value-type="float">
            <text:p>0.9086</text:p>
          </table:table-cell>
          <table:table-cell table:style-name="ce21" office:value-type="string" calcext:value-type="string">
            <text:p>the ultimate decision whether something is or is not a cyberbullying is how the bullied person feels about it. Therefore, unless a first-person perspective evaluation is possible (which is difficult if not impossible to obtain in practice), the decision has to be made based on the expert knowledge of the annotators, with the initial assump. guage, but it is clearly not used to offend an interlocutor. The future work with the dataset should take into consideration all these cases, especially due to the fact that they can be grouped into well defined categories. The analysis of false positives shows that despite the high standards of the annotation process, some significant number of cyberbullying cases was still able to sneak through, including some violences of the annotation guidelines. The analysis of false negatives shows that especially the criteria telling what to do with mild sex-related content should be defined unambiguously and with a great attention before the annotation process. Three methods are proposed to improve the annotation process: (1) To prepare more precise annotation instruction / guidelines with a number of illustrative (positive and negative) examples, especially “on the edge” examples. (2) To ensure that annotators work in small batches as tiredness <text:s/>s one of the key causes for making mistakes such as violence of the annotation guidelines. (3) To set some checkpoints during the process when annotators can freely discuss their thoughts and doubts among themselves and with external experts. </text:p>
          </table:table-cell>
          <table:table-cell table:number-columns-repeated="976"/>
        </table:table-row>
        <table:table-row table:style-name="ro1">
          <table:table-cell table:style-name="ce2" office:value-type="string" calcext:value-type="string">
            <text:p>Cyberbullying Detection and Classification Using Information Retrieval Algorithm</text:p>
          </table:table-cell>
          <table:table-cell table:style-name="ce4" office:value-type="float" office:value="2015" calcext:value-type="float">
            <text:p>2015</text:p>
          </table:table-cell>
          <table:table-cell table:style-name="ce4" office:value-type="string" calcext:value-type="string">
            <text:p>Proceedings of the International Conference on Advanced Research in Computer Science Engineering &amp; Technology</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and classifica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table-cell table:style-name="ce4" office:value-type="float" office:value="4" calcext:value-type="float">
            <text:p>4</text:p>
          </table:table-cell>
          <table:table-cell table:style-name="ce4" office:value-type="string" calcext:value-type="string">
            <text:p>Flaming, Harassment, Racism and Terrorism</text:p>
          </table:table-cell>
          <table:table-cell table:style-name="ce4" office:value-type="string" calcext:value-type="string">
            <text:p>no</text:p>
          </table:table-cell>
          <table:table-cell table:style-name="ce4" office:value-type="string" calcext:value-type="string">
            <text:p>Flaming, Harassment, Racism and Terrorism</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rule (string matching)</text:p>
          </table:table-cell>
          <table:table-cell table:style-name="ce4" office:value-type="string" calcext:value-type="string">
            <text:p>POS, word frequency in dictionary</text:p>
          </table:table-cell>
          <table:table-cell table:style-name="ce4"/>
          <table:table-cell table:style-name="ce4" office:value-type="string" calcext:value-type="string">
            <text:p>precision, recall, F-measure, accuracy, error measurement (MS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ormspring, myspace</text:p>
          </table:table-cell>
          <table:table-cell table:style-name="ce4" office:value-type="string" calcext:value-type="string">
            <text:p>500, 6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yberbullying detection and prevention: Data mining and psychological perspective</text:p>
          </table:table-cell>
          <table:table-cell table:style-name="ce4" office:value-type="float" office:value="2014" calcext:value-type="float">
            <text:p>2014</text:p>
          </table:table-cell>
          <table:table-cell table:style-name="ce4" office:value-type="string" calcext:value-type="string">
            <text:p>International Conference on Circuit, Power and Computing Technologies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sending harmful messages, posting defamatory comments or images using social networking websites, cell phones, e-mails, etc</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sentiment analysis</text:p>
          </table:table-cell>
          <table:table-cell table:style-name="ce4"/>
          <table:table-cell table:style-name="ce4" office:value-type="string" calcext:value-type="string">
            <text:p>-</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myspace</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table:number-columns-repeated="6"/>
          <table:table-cell table:number-columns-repeated="977"/>
        </table:table-row>
        <table:table-row table:style-name="ro1">
          <table:table-cell table:style-name="ce2" office:value-type="string" calcext:value-type="string">
            <text:p>Cyberbullying Detection Based on Semantic-Enhanced Marginalized Denoising Auto-Encoder</text:p>
          </table:table-cell>
          <table:table-cell table:style-name="ce4" office:value-type="float" office:value="2017" calcext:value-type="float">
            <text:p>2017</text:p>
          </table:table-cell>
          <table:table-cell table:style-name="ce4" office:value-type="string" calcext:value-type="string">
            <text:p>Transactions on Affective Computing</text:p>
          </table:table-cell>
          <table:table-cell table:style-name="ce4" office:value-type="string" calcext:value-type="string">
            <text:p>IEEE</text:p>
          </table:table-cell>
          <table:table-cell table:style-name="ce4" office:value-type="string" calcext:value-type="string">
            <text:p>transaction</text:p>
          </table:table-cell>
          <table:table-cell table:style-name="ce4" office:value-type="string" calcext:value-type="string">
            <text:p>relevant</text:p>
          </table:table-cell>
          <table:table-cell table:style-name="ce4" office:value-type="string" calcext:value-type="string">
            <text:p>new representation learning method (stacked denoising autoencoder)</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office:value-type="string" calcext:value-type="string">
            <text:p>A bullying trace is defined as the response of participants to their bullying experience. Bullying traces include not only messages about direct bullying attack, but also messages about reporting a bullying experience, revealing self as a victim et al. Therefore, bullying traces far exceed the incidents of cyberbullying.</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NN+SVM</text:p>
          </table:table-cell>
          <table:table-cell table:style-name="ce4" office:value-type="string" calcext:value-type="string">
            <text:p>bag of words, feature selection (Fisher score)</text:p>
          </table:table-cell>
          <table:table-cell table:style-name="ce4" office:value-type="string" calcext:value-type="string">
            <text:p>construction of a list of bullying words with expert knowledge, BoW and word embedding, feature selection with Fisher score</text:p>
          </table:table-cell>
          <table:table-cell table:style-name="ce4" office:value-type="string" calcext:value-type="string">
            <text:p>accuracy,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myspace</text:p>
          </table:table-cell>
          <table:table-cell table:style-name="ce4" office:value-type="string" calcext:value-type="string">
            <text:p>7321, 1539</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 from keywords</text:p>
          </table:table-cell>
          <table:table-cell table:style-name="ce4" table:number-columns-repeated="8"/>
          <table:table-cell table:number-columns-repeated="977"/>
        </table:table-row>
        <table:table-row table:style-name="ro1">
          <table:table-cell table:style-name="ce2" office:value-type="string" calcext:value-type="string">
            <text:p>Cyberbullying detection using parent-child relationship between comments</text:p>
          </table:table-cell>
          <table:table-cell table:style-name="ce4" office:value-type="float" office:value="2016" calcext:value-type="float">
            <text:p>2016</text:p>
          </table:table-cell>
          <table:table-cell table:style-name="ce4" office:value-type="string" calcext:value-type="string">
            <text:p>Proceedings of the International Conference on Information Integration and Web-based Applications and Service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utomated cyberbullying detection method that utilises the parent-child relationship between comments to capture the reaction from a third party to detect cyberbullying comment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sentiment analysis (textual-based and reaction-based), variations of bad words (density of bad words), linguistic features (density of capital letters, number of exclamation points, number of exclamation marks), POS</text:p>
          </table:table-cell>
          <table:table-cell table:style-name="ce4"/>
          <table:table-cell table:style-name="ce4" office:value-type="string" calcext:value-type="string">
            <text:p>precision, F-measure, true positive rate</text:p>
          </table:table-cell>
          <table:table-cell table:style-name="ce4" office:value-type="string" calcext:value-type="string">
            <text:p>yes</text:p>
          </table:table-cell>
          <table:table-cell table:style-name="ce4" office:value-type="string" calcext:value-type="string">
            <text:p>conversation context (parent-child relationship between comments, and with other user comments: commentators' reputation)</text:p>
          </table:table-cell>
          <table:table-cell table:style-name="ce4" table:number-columns-repeated="2"/>
          <table:table-cell table:style-name="ce4" office:value-type="string" calcext:value-type="string">
            <text:p>no</text:p>
          </table:table-cell>
          <table:table-cell table:style-name="ce4" office:value-type="string" calcext:value-type="string">
            <text:p>youtube</text:p>
          </table:table-cell>
          <table:table-cell table:style-name="ce4" office:value-type="float" office:value="15683" calcext:value-type="float">
            <text:p>15683</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SMOTE</text:p>
          </table:table-cell>
          <table:table-cell table:style-name="ce4" office:value-type="string" calcext:value-type="string">
            <text:p>yes</text:p>
          </table:table-cell>
          <table:table-cell table:style-name="ce4" office:value-type="string" calcext:value-type="string">
            <text:p>crawl comments from 52 manually-selected channels</text:p>
          </table:table-cell>
          <table:table-cell table:style-name="ce4" table:number-columns-repeated="8"/>
          <table:table-cell table:number-columns-repeated="977"/>
        </table:table-row>
        <table:table-row table:style-name="ro1">
          <table:table-cell table:style-name="ce2" office:value-type="string" calcext:value-type="string">
            <text:p>Cyberbullying detection using probabilistic socio-textual information fusion</text:p>
          </table:table-cell>
          <table:table-cell table:style-name="ce4" office:value-type="float" office:value="2016" calcext:value-type="float">
            <text:p>2016</text:p>
          </table:table-cell>
          <table:table-cell table:style-name="ce4" office:value-type="string" calcext:value-type="string">
            <text:p>Proceedings of the IEEE/ACM International Conference on Advances in Social Networks Analysis and Min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probabilistic information fusion framework that utilizes confidence score and interdependencies associated with different social and textual features and uses those to build better predictors for cyberbully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When the Internet, cellphones or other devices are used to send or post text or images intended to hurt or embarrass another pers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objective function (Bayesian fusion model)</text:p>
          </table:table-cell>
          <table:table-cell table:style-name="ce4" office:value-type="string" calcext:value-type="string">
            <text:p>network features (ego-network features), <text:s/>variations of bad words (density of bad words), linguistic features (density of uppercase letters, number of exclamation points, number of question marks, number of smileys), POS</text:p>
          </table:table-cell>
          <table:table-cell table:style-name="ce4"/>
          <table:table-cell table:style-name="ce4" office:value-type="string" calcext:value-type="string">
            <text:p>accuracy, F-measure, precision, recall</text:p>
          </table:table-cell>
          <table:table-cell table:style-name="ce4" office:value-type="string" calcext:value-type="string">
            <text:p>yes</text:p>
          </table:table-cell>
          <table:table-cell table:style-name="ce4" office:value-type="string" calcext:value-type="string">
            <text:p>network information (user)</text:p>
          </table:table-cell>
          <table:table-cell table:style-name="ce4" table:number-columns-repeated="2"/>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000" calcext:value-type="float">
            <text:p>1000</text:p>
          </table:table-cell>
          <table:table-cell table:style-name="ce4" office:value-type="float" office:value="186" calcext:value-type="float">
            <text:p>186</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SMOTE</text:p>
          </table:table-cell>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Cyberbullying Detection using Time Series Modeling</text:p>
          </table:table-cell>
          <table:table-cell table:style-name="ce4" office:value-type="float" office:value="2014" calcext:value-type="float">
            <text:p>2014</text:p>
          </table:table-cell>
          <table:table-cell table:style-name="ce4" office:value-type="string" calcext:value-type="string">
            <text:p>International Conference on Data Mining Workshop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cyberbullying with time-series data</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 person tormenting, threatening, harassing or embarrassing another person using the internet or other technologies, like cell phones.</text:p>
          </table:table-cell>
          <table:table-cell table:style-name="ce4" office:value-type="float" office:value="4" calcext:value-type="float">
            <text:p>4</text:p>
          </table:table-cell>
          <table:table-cell table:style-name="ce4" office:value-type="string" calcext:value-type="string">
            <text:p>4 levels of cyberbullying types of questions</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MLP</text:p>
          </table:table-cell>
          <table:table-cell table:style-name="ce4" office:value-type="string" calcext:value-type="string">
            <text:p>word n-gram with tfidf, char n-gram with tfidf, word n-gram, char n-gram, word n-gram variations (term occurrences or binary term occurrences), char n-gram variations (term occurrences or binary term occurrences), feature selection (SVD), feature weighing (SVM)</text:p>
          </table:table-cell>
          <table:table-cell table:style-name="ce4" office:value-type="string" calcext:value-type="string">
            <text:p>feature weighing with SVM, feature reduction with SVD</text:p>
          </table:table-cell>
          <table:table-cell table:style-name="ce4" office:value-type="string" calcext:value-type="string">
            <text:p>error measurement (Root Mean Square Forecasting Error RMSFE), error measurement (Mean Absolute Percent Error MAPE)</text:p>
          </table:table-cell>
          <table:table-cell table:style-name="ce4" office:value-type="string" calcext:value-type="string">
            <text:p>yes</text:p>
          </table:table-cell>
          <table:table-cell table:style-name="ce4" office:value-type="string" calcext:value-type="string">
            <text:p>conversation context (total conversation questions)</text:p>
          </table:table-cell>
          <table:table-cell table:style-name="ce4" table:number-columns-repeated="2"/>
          <table:table-cell table:style-name="ce4" office:value-type="string" calcext:value-type="string">
            <text:p>yes</text:p>
          </table:table-cell>
          <table:table-cell table:style-name="ce4" office:value-type="string" calcext:value-type="string">
            <text:p>“PervertedJustice” dataset</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Cyberbullying detection using web content mining</text:p>
          </table:table-cell>
          <table:table-cell table:style-name="ce4" office:value-type="float" office:value="2014" calcext:value-type="float">
            <text:p>2014</text:p>
          </table:table-cell>
          <table:table-cell table:style-name="ce4" office:value-type="string" calcext:value-type="string">
            <text:p>Telecommunications Forum Telfor</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urvey on cyberbullying</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 cyberbullying_trace</text:p>
          </table:table-cell>
          <table:table-cell table:style-name="ce4" office:value-type="string" calcext:value-type="string">
            <text:p>the use of the Internet, cell phones or other technologies to send or post a text or images intended to hurt or embarrass another person</text:p>
          </table:table-cell>
          <table:table-cell table:style-name="ce4" table:number-columns-repeated="32"/>
          <table:table-cell table:number-columns-repeated="977"/>
        </table:table-row>
        <table:table-row table:style-name="ro1">
          <table:table-cell table:style-name="ce2" office:value-type="string" calcext:value-type="string">
            <text:p>Cyberbullying Detection with a Pronunciation Based Convolutional Neural Network</text:p>
          </table:table-cell>
          <table:table-cell table:style-name="ce4" office:value-type="float" office:value="2016" calcext:value-type="float">
            <text:p>2016</text:p>
          </table:table-cell>
          <table:table-cell table:style-name="ce4" office:value-type="string" calcext:value-type="string">
            <text:p>International Conference on Machine Learning and Application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taking into account misspelling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ggressive, intentional act conducted by either a group or an individual in cyberspace using information and communication technologies (e.g. email, mobile phone, and social networks) repeatedly or over time against victims who cannot easily defend themselv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word embedding variations (phonetic representation + embedding learned during training)</text:p>
          </table:table-cell>
          <table:table-cell table:style-name="ce4"/>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formspring</text:p>
          </table:table-cell>
          <table:table-cell table:style-name="ce4" office:value-type="string" calcext:value-type="string">
            <text:p>1313, 23243</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Cyberbullying Detection with Weakly Supervised Machine Learning</text:p>
          </table:table-cell>
          <table:table-cell table:style-name="ce4" office:value-type="float" office:value="2017" calcext:value-type="float">
            <text:p>2017</text:p>
          </table:table-cell>
          <table:table-cell table:style-name="ce4" office:value-type="string" calcext:value-type="string">
            <text:p>Proceedings of the IEEE/ACM International Conference on Advances in Social Networks Analysis and Mining</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weakly supervised detection of cyberbullying words and user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words, user</text:p>
          </table:table-cell>
          <table:table-cell table:style-name="ce4" office:value-type="string" calcext:value-type="string">
            <text:p>machine_learning</text:p>
          </table:table-cell>
          <table:table-cell table:style-name="ce4" office:value-type="string" calcext:value-type="string">
            <text:p>objective function (model iteratively learning a score for each user and each vocabulary word)</text:p>
          </table:table-cell>
          <table:table-cell table:style-name="ce4" office:value-type="string" calcext:value-type="string">
            <text:p>word n-gram</text:p>
          </table:table-cell>
          <table:table-cell table:style-name="ce4"/>
          <table:table-cell table:style-name="ce4" office:value-type="string" calcext:value-type="string">
            <text:p>precision</text:p>
          </table:table-cell>
          <table:table-cell table:style-name="ce4" office:value-type="string" calcext:value-type="string">
            <text:p>yes</text:p>
          </table:table-cell>
          <table:table-cell table:style-name="ce4" office:value-type="string" calcext:value-type="string">
            <text:p>user information (all user messages)</text:p>
          </table:table-cell>
          <table:table-cell table:style-name="ce4" table:number-columns-repeated="2"/>
          <table:table-cell table:style-name="ce4" office:value-type="string" calcext:value-type="string">
            <text:p>no</text:p>
          </table:table-cell>
          <table:table-cell table:style-name="ce4" office:value-type="string" calcext:value-type="string">
            <text:p>twitter, askfm, instagram</text:p>
          </table:table-cell>
          <table:table-cell table:style-name="ce4" office:value-type="string" calcext:value-type="string">
            <text:p>296308, 2863801, 982876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 from seed words and user tweets</text:p>
          </table:table-cell>
          <table:table-cell table:style-name="ce4" table:number-columns-repeated="8"/>
          <table:table-cell table:number-columns-repeated="977"/>
        </table:table-row>
        <table:table-row table:style-name="ro1">
          <table:table-cell table:style-name="ce2" office:value-type="string" calcext:value-type="string">
            <text:p>Cyberbullying Detection: A Step Toward a Safer Internet Yard</text:p>
          </table:table-cell>
          <table:table-cell table:style-name="ce4" office:value-type="float" office:value="2012" calcext:value-type="float">
            <text:p>2012</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ncorporation of the users’ inform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 cyberbullying_trac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variations of bad words (tf-idf of profane words, profane words), pronoun variations (tf-idf of pronoun words)</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incorporation of the users’ information)</text:p>
          </table:table-cell>
          <table:table-cell table:style-name="ce4" table:number-columns-repeated="2"/>
          <table:table-cell table:style-name="ce4" office:value-type="string" calcext:value-type="string">
            <text:p>yes</text:p>
          </table:table-cell>
          <table:table-cell table:style-name="ce4" office:value-type="string" calcext:value-type="string">
            <text:p>myspace</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Cyberbullying Detection: A Survey on Multilingual Techniques</text:p>
          </table:table-cell>
          <table:table-cell table:style-name="ce4" office:value-type="float" office:value="2016" calcext:value-type="float">
            <text:p>2016</text:p>
          </table:table-cell>
          <table:table-cell table:style-name="ce4" office:value-type="string" calcext:value-type="string">
            <text:p>European Modelling Symposium </text:p>
          </table:table-cell>
          <table:table-cell table:style-name="ce4" office:value-type="string" calcext:value-type="string">
            <text:p>IEEE</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survey on multilingual cyberbullying detection and recommendations for Arabic</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the use of Internet, cell phones, video game systems, or other technologies to send or post text or images intended to hurt or embarrass another person or group of people</text:p>
          </table:table-cell>
          <table:table-cell table:style-name="ce4" table:number-columns-repeated="32"/>
          <table:table-cell table:number-columns-repeated="977"/>
        </table:table-row>
        <table:table-row table:style-name="ro1">
          <table:table-cell table:style-name="ce2" office:value-type="string" calcext:value-type="string">
            <text:p>Cyberbullying System Detection and Analysis</text:p>
          </table:table-cell>
          <table:table-cell table:style-name="ce4" office:value-type="float" office:value="2017" calcext:value-type="float">
            <text:p>2017</text:p>
          </table:table-cell>
          <table:table-cell table:style-name="ce4" office:value-type="string" calcext:value-type="string">
            <text:p>European Intelligence and Security Informatics Conference</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office:value-type="string" calcext:value-type="string">
            <text:p>“willful and repeated harm inflicted through the use of computers, cell phones, and other electronic devic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variations of bad words (list of abusive words), linguistic features (number of uncommom capital letters), pronoun variations, lexical features (swear words Linguistic Inquiry and Word Count LIWC), sentiment analysis (emotion), typed dependencies (Stanford Dependency Parser)</text:p>
          </table:table-cell>
          <table:table-cell table:style-name="ce4"/>
          <table:table-cell table:style-name="ce4" office:value-type="string" calcext:value-type="string">
            <text:p>precision, recall, F-measure (2 kinds),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askfm</text:p>
          </table:table-cell>
          <table:table-cell table:style-name="ce4" office:value-type="float" office:value="7000" calcext:value-type="float">
            <text:p>7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Deep Learning for Detecting Cyberbullying Across Multiple Social Media Platforms</text:p>
          </table:table-cell>
          <table:table-cell table:style-name="ce4" office:value-type="float" office:value="2018" calcext:value-type="float">
            <text:p>2018</text:p>
          </table:table-cell>
          <table:table-cell table:style-name="ce4" office:value-type="string" calcext:value-type="string">
            <text:p>European Conference on Information Retrieval</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on various topics across multiple SMP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 cyberbullying_trace, sexism, racism</text:p>
          </table:table-cell>
          <table:table-cell table:style-name="ce4" office:value-type="string" calcext:value-type="string">
            <text:p>use of the Internet, cell phones or other devices to send or post text or images intended to hurt or embarrass another pers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cyberbullying, racism, sexism, attack</text:p>
          </table:table-cell>
          <table:table-cell table:style-name="ce4" office:value-type="string" calcext:value-type="string">
            <text:p>sentence</text:p>
          </table:table-cell>
          <table:table-cell table:style-name="ce4" office:value-type="string" calcext:value-type="string">
            <text:p>deep_learning, machine_learning</text:p>
          </table:table-cell>
          <table:table-cell table:style-name="ce4" office:value-type="string" calcext:value-type="string">
            <text:p>CNN, RNN, logistic regression, SVM, Naive Bayes, random forest</text:p>
          </table:table-cell>
          <table:table-cell table:style-name="ce4" office:value-type="string" calcext:value-type="string">
            <text:p>word embedding, char n-gram, word n-gram</text:p>
          </table:table-cell>
          <table:table-cell table:style-name="ce4" office:value-type="string" calcext:value-type="string">
            <text:p>GloVe, random, SSWE</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ormspring, twitter, wikipedia</text:p>
          </table:table-cell>
          <table:table-cell table:style-name="ce4" office:value-type="string" calcext:value-type="string">
            <text:p>12000, 16000, 10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Deep Learning for Hate Speech Detection in Tweets</text:p>
          </table:table-cell>
          <table:table-cell table:style-name="ce4" office:value-type="float" office:value="2017" calcext:value-type="float">
            <text:p>2017</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te speech with deep learning to learn <text:s/>word embedding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hateful_speech</text:p>
          </table:table-cell>
          <table:table-cell table:style-name="ce4" office:value-type="string" calcext:value-type="string">
            <text:p>racism, sexism</text:p>
          </table:table-cell>
          <table:table-cell table:style-name="ce4" office:value-type="string" calcext:value-type="string">
            <text:p>racist or sexist</text:p>
          </table:table-cell>
          <table:table-cell table:style-name="ce4" office:value-type="float" office:value="3" calcext:value-type="float">
            <text:p>3</text:p>
          </table:table-cell>
          <table:table-cell table:style-name="ce4" office:value-type="string" calcext:value-type="string">
            <text:p>racist, sexist, neither</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 machine_learning</text:p>
          </table:table-cell>
          <table:table-cell table:style-name="ce4" office:value-type="string" calcext:value-type="string">
            <text:p>CNN, RNN, Fasttext, DNN+boosting (gradient-boosting)</text:p>
          </table:table-cell>
          <table:table-cell table:style-name="ce4" office:value-type="string" calcext:value-type="string">
            <text:p>word embedding</text:p>
          </table:table-cell>
          <table:table-cell table:style-name="ce4" office:value-type="string" calcext:value-type="string">
            <text:p>GloVe, random embeddings</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6000" calcext:value-type="float">
            <text:p>16000</text:p>
          </table:table-cell>
          <table:table-cell table:style-name="ce4" office:value-type="float" office:value="5300" calcext:value-type="float">
            <text:p>530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1" office:value-type="string" calcext:value-type="string">
            <text:p>best method is “LSTM + Random Embedding + GBDT” where tweet embeddings were initialized to random vectors, LSTM was trained using back-propagation, and then learned embeddings were used to train a GBDT classifier.</text:p>
          </table:table-cell>
          <table:table-cell table:number-columns-repeated="976"/>
        </table:table-row>
        <table:table-row table:style-name="ro1">
          <table:table-cell table:style-name="ce2" office:value-type="string" calcext:value-type="string">
            <text:p>Deeper Attention to Abusive User Content Moderation</text:p>
          </table:table-cell>
          <table:table-cell table:style-name="ce4" office:value-type="float" office:value="2017" calcext:value-type="float">
            <text:p>2017</text:p>
          </table:table-cell>
          <table:table-cell table:style-name="ce4" office:value-type="string" calcext:value-type="string">
            <text:p>Proceedings of the Conference on Empirical Methods i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busive content detection in greek </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calumniation (e.g., false accusations), discrimination (e.g., racism), disrespect (e.g., looking down at a profession), hooliganism (e.g., calling for violence), insult (e.g., making fun of appearance), irony, swearing, threat, other</text:p>
          </table:table-cell>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word embedding</text:p>
          </table:table-cell>
          <table:table-cell table:style-name="ce4" office:value-type="string" calcext:value-type="string">
            <text:p>GloVe, word2vec</text:p>
          </table:table-cell>
          <table:table-cell table:style-name="ce4" office:value-type="string" calcext:value-type="string">
            <text:p>ROC-AUC, Spearman correlation</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ikipedia, news site (sport news portal)</text:p>
          </table:table-cell>
          <table:table-cell table:style-name="ce4" office:value-type="float" office:value="1450000" calcext:value-type="float">
            <text:p>1450000</text:p>
          </table:table-cell>
          <table:table-cell table:style-name="ce4"/>
          <table:table-cell table:style-name="ce4" office:value-type="string" calcext:value-type="string">
            <text:p>english, greek</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Krippendorff's alpha, Cohen's Kappa</text:p>
          </table:table-cell>
          <table:table-cell table:style-name="ce4" office:value-type="string" calcext:value-type="string">
            <text:p>0.4762, 0.4749</text:p>
          </table:table-cell>
          <table:table-cell table:number-columns-repeated="977"/>
        </table:table-row>
        <table:table-row table:style-name="ro1">
          <table:table-cell table:style-name="ce2" office:value-type="string" calcext:value-type="string">
            <text:p>Degree based Classification of Harmful Speech using Twitter Data</text:p>
          </table:table-cell>
          <table:table-cell table:style-name="ce4" office:value-type="float" office:value="2018" calcext:value-type="float">
            <text:p>2018</text:p>
          </table:table-cell>
          <table:table-cell table:style-name="ce9" office:value-type="string" calcext:value-type="string">
            <text:p>Proceedings of the Workshop on Trolling, Aggression and Cyberbullying</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ataset of tweets we created based on ontological classes and degrees of harmful speech found in the text</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rmful_speech</text:p>
          </table:table-cell>
          <table:table-cell table:style-name="ce4" office:value-type="string" calcext:value-type="string">
            <text:p>aggression</text:p>
          </table:table-cell>
          <table:table-cell table:style-name="ce4" office:value-type="string" calcext:value-type="string">
            <text:p>define categories/degrees of harm/hate: violence, intimidation, sarcasm</text:p>
          </table:table-cell>
          <table:table-cell table:style-name="ce4" office:value-type="float" office:value="3" calcext:value-type="float">
            <text:p>3</text:p>
          </table:table-cell>
          <table:table-cell table:style-name="ce4" office:value-type="string" calcext:value-type="string">
            <text:p>class 1, 2, 3</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random forest</text:p>
          </table:table-cell>
          <table:table-cell table:style-name="ce4" office:value-type="string" calcext:value-type="string">
            <text:p>tf-idf, bag of words</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4906" calcext:value-type="float">
            <text:p>14906</text:p>
          </table:table-cell>
          <table:table-cell table:style-name="ce4" office:value-type="float" office:value="9604" calcext:value-type="float">
            <text:p>9604</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craped from hashtags of hate</text:p>
          </table:table-cell>
          <table:table-cell table:style-name="ce4" office:value-type="string" calcext:value-type="string">
            <text:p>crowdsourcing</text:p>
          </table:table-cell>
          <table:table-cell table:style-name="ce4" office:value-type="string" calcext:value-type="string">
            <text:p>expert (well versed with english language as well had a fair amount of experience with witnessing harmful speech online that we deal with on a day-to-day basis on social media)</text:p>
          </table:table-cell>
          <table:table-cell table:style-name="ce4" office:value-type="float" office:value="2" calcext:value-type="float">
            <text:p>2</text:p>
          </table:table-cell>
          <table:table-cell table:style-name="ce4"/>
          <table:table-cell table:style-name="ce4" office:value-type="string" calcext:value-type="string">
            <text:p>Task_quality_measure</text:p>
          </table:table-cell>
          <table:table-cell table:style-name="ce4" office:value-type="string" calcext:value-type="string">
            <text:p>guidelines, examples</text:p>
          </table:table-cell>
          <table:table-cell table:style-name="ce4" office:value-type="string" calcext:value-type="string">
            <text:p>Cohen's Kappa</text:p>
          </table:table-cell>
          <table:table-cell table:style-name="ce4" office:value-type="float" office:value="0.689" calcext:value-type="float">
            <text:p>0.689</text:p>
          </table:table-cell>
          <table:table-cell table:number-columns-repeated="977"/>
        </table:table-row>
        <table:table-row table:style-name="ro1">
          <table:table-cell table:style-name="ce2" office:value-type="string" calcext:value-type="string">
            <text:p>Demographic Word Embeddings for Racism Detection on Twitter</text:p>
          </table:table-cell>
          <table:table-cell table:style-name="ce4" office:value-type="float" office:value="2017" calcext:value-type="float">
            <text:p>2017</text:p>
          </table:table-cell>
          <table:table-cell table:style-name="ce4" office:value-type="string" calcext:value-type="string">
            <text:p>Proceedings of the International Joint Conference o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o focus on demographic features (age, gender, and location) of Twitter users to learn demographic word embedding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racism</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embedding, word embedding variations (word and demographic embedding)</text:p>
          </table:table-cell>
          <table:table-cell table:style-name="ce4" office:value-type="string" calcext:value-type="string">
            <text:p>word embedding with demographic information</text:p>
          </table:table-cell>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gender, age, location)</text:p>
          </table:table-cell>
          <table:table-cell table:style-name="ce4" table:number-columns-repeated="2"/>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5149" calcext:value-type="float">
            <text:p>5149</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twitter, filtered based on keyword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3" calcext:value-type="float">
            <text:p>3</text:p>
          </table:table-cell>
          <table:table-cell table:style-name="ce4" table:number-columns-repeated="5"/>
          <table:table-cell table:number-columns-repeated="977"/>
        </table:table-row>
        <table:table-row table:style-name="ro1">
          <table:table-cell table:style-name="ce2" office:value-type="string" calcext:value-type="string">
            <text:p>Detecting Aggressors and Bullies on Twitter</text:p>
          </table:table-cell>
          <table:table-cell table:style-name="ce4" office:value-type="float" office:value="2017" calcext:value-type="float">
            <text:p>2017</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aggressor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aggression</text:p>
          </table:table-cell>
          <table:table-cell table:style-name="ce4" office:value-type="string" calcext:value-type="string">
            <text:p>cyberbullying, cyberbullying_trace</text:p>
          </table:table-cell>
          <table:table-cell table:style-name="ce4" office:value-type="string" calcext:value-type="string">
            <text:p>cyberbullying as repeated aggression</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Naive Bayes, decision tree, random forest, ensemble_classifier</text:p>
          </table:table-cell>
          <table:table-cell table:style-name="ce4" office:value-type="string" calcext:value-type="string">
            <text:p>user information, linguistic features, sentiment analysis, network features</text:p>
          </table:table-cell>
          <table:table-cell table:style-name="ce4"/>
          <table:table-cell table:style-name="ce4" office:value-type="string" calcext:value-type="string">
            <text:p>precision, recall, ROC-AUC</text:p>
          </table:table-cell>
          <table:table-cell table:style-name="ce4" office:value-type="string" calcext:value-type="string">
            <text:p>yes</text:p>
          </table:table-cell>
          <table:table-cell table:style-name="ce4" office:value-type="string" calcext:value-type="string">
            <text:p>user information (e.g., #posts, #days since account creation), network information (e.g., #followers, #friends)</text:p>
          </table:table-cell>
          <table:table-cell table:style-name="ce4" table:number-columns-repeated="2"/>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9484" calcext:value-type="float">
            <text:p>9484</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hate related hashtag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Fleiss' Kappa</text:p>
          </table:table-cell>
          <table:table-cell table:style-name="ce4" office:value-type="float" office:value="0.2189" calcext:value-type="float">
            <text:p>0.2189</text:p>
          </table:table-cell>
          <table:table-cell table:number-columns-repeated="977"/>
        </table:table-row>
        <table:table-row table:style-name="ro1">
          <table:table-cell table:style-name="ce2" office:value-type="string" calcext:value-type="string">
            <text:p>Detecting Cyberbullying Entries on Informal School Websites Based on Category Relevance Maximization</text:p>
          </table:table-cell>
          <table:table-cell table:style-name="ce4" office:value-type="float" office:value="2013" calcext:value-type="float">
            <text:p>2013</text:p>
          </table:table-cell>
          <table:table-cell table:style-name="ce4" office:value-type="string" calcext:value-type="string">
            <text:p>Proceedings of the International Joint Conference o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cyberbullying in Japanes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obscene, violent and abusiv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text:p>
          </table:table-cell>
          <table:table-cell table:style-name="ce4" office:value-type="string" calcext:value-type="string">
            <text:p>pointwise mutual information score (PMI), typed dependencies</text:p>
          </table:table-cell>
          <table:table-cell table:style-name="ce4"/>
          <table:table-cell table:style-name="ce4" office:value-type="string" calcext:value-type="string">
            <text:p>precision, recall</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18" office:value-type="string" calcext:value-type="string">
            <text:p>forum (school website)</text:p>
          </table:table-cell>
          <table:table-cell table:style-name="ce4" office:value-type="float" office:value="2998" calcext:value-type="float">
            <text:p>2998</text:p>
          </table:table-cell>
          <table:table-cell table:style-name="ce4"/>
          <table:table-cell table:style-name="ce4" office:value-type="string" calcext:value-type="string">
            <text:p>japanese</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ng Cyberbullying: Query Terms and Techniques</text:p>
          </table:table-cell>
          <table:table-cell table:style-name="ce4" office:value-type="float" office:value="2013" calcext:value-type="float">
            <text:p>2013</text:p>
          </table:table-cell>
          <table:table-cell table:style-name="ce4" office:value-type="string" calcext:value-type="string">
            <text:p>Proceedings of the annual acm web science conferenc</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 instances of cyberbullying by creating a language model based on the text in online posts . list of hate word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rule (SVD)</text:p>
          </table:table-cell>
          <table:table-cell table:style-name="ce4" office:value-type="string" calcext:value-type="string">
            <text:p>tf-idf, word frequency in dictionary</text:p>
          </table:table-cell>
          <table:table-cell table:style-name="ce4"/>
          <table:table-cell table:style-name="ce4" office:value-type="string" calcext:value-type="string">
            <text:p>precision, recall</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ormspring</text:p>
          </table:table-cell>
          <table:table-cell table:style-name="ce4" office:value-type="float" office:value="10685" calcext:value-type="float">
            <text:p>10685</text:p>
          </table:table-cell>
          <table:table-cell table:style-name="ce4" office:value-type="float" office:value="1185" calcext:value-type="float">
            <text:p>1185</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Detecting hate speech on the world wide web</text:p>
          </table:table-cell>
          <table:table-cell table:style-name="ce4" office:value-type="float" office:value="2012" calcext:value-type="float">
            <text:p>2012</text:p>
          </table:table-cell>
          <table:table-cell table:style-name="ce4" office:value-type="string" calcext:value-type="string">
            <text:p>Proceedings of the Workshop on Language in Social Media</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abusive speech targeting specific group characteristics, such as ethnic origin, religion, gender, or sexual orient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extensive definition with examples, also mentions hateful speech in the text</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anti-semitic, antiblack, anti-asian, anti-woman, anti-muslim, antiimmigrant or other-hate</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POS, Brown clustering</text:p>
          </table:table-cell>
          <table:table-cell table:style-name="ce4" office:value-type="string" calcext:value-type="string">
            <text:p>template-based strategy, POS, Brown clustering, hate label, word frequency in dictionary </text:p>
          </table:table-cell>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yahoo, website (American Jewish Congress)</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Fleiss' Kappa </text:p>
          </table:table-cell>
          <table:table-cell table:style-name="ce4" office:value-type="float" office:value="0.63" calcext:value-type="float">
            <text:p>0.63</text:p>
          </table:table-cell>
          <table:table-cell table:number-columns-repeated="977"/>
        </table:table-row>
        <table:table-row table:style-name="ro1">
          <table:table-cell table:style-name="ce2" office:value-type="string" calcext:value-type="string">
            <text:p>Detecting Hate Speech on Twitter Using a Convolution-GRU Based Deep Neural Network</text:p>
          </table:table-cell>
          <table:table-cell table:style-name="ce4" office:value-type="float" office:value="2018" calcext:value-type="float">
            <text:p>2018</text:p>
          </table:table-cell>
          <table:table-cell table:style-name="ce4" office:value-type="string" calcext:value-type="string">
            <text:p>European Semantic Web Confer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ep learning for hate speech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definition with examples. 1) targets individual or groups on the basis of their characteristics (targeting characteristics); 2) demonstrates a clear intention to incite harm, or to promote hatred; 3) may or may not use offensive or profane word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refugee, muslim</text:p>
          </table:table-cell>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RNN</text:p>
          </table:table-cell>
          <table:table-cell table:style-name="ce4" office:value-type="string" calcext:value-type="string">
            <text:p>word embedding</text:p>
          </table:table-cell>
          <table:table-cell table:style-name="ce4" office:value-type="string" calcext:value-type="string">
            <text:p>word2vec</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string" calcext:value-type="string">
            <text:p>16093, 6594, 6594, 6594, 18625, 24783, 2435</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 from specific topics</text:p>
          </table:table-cell>
          <table:table-cell table:style-name="ce4" office:value-type="string" calcext:value-type="string">
            <text:p>crowdsourcing</text:p>
          </table:table-cell>
          <table:table-cell table:style-name="ce4" office:value-type="string" calcext:value-type="string">
            <text:p>expert (computational linguistic researcher and then cross-checked by a student researcher)</text:p>
          </table:table-cell>
          <table:table-cell table:style-name="ce4" office:value-type="float" office:value="2" calcext:value-type="float">
            <text:p>2</text:p>
          </table:table-cell>
          <table:table-cell table:style-name="ce4" table:number-columns-repeated="5"/>
          <table:table-cell table:style-name="ce21" office:value-type="string" calcext:value-type="string">
            <text:p>the presence of abstract concepts such as ‘sexism’, ‘racism’ or ‘hate’ is very difficult to detect if solely based on textual content. But the task may potentially benefit from knowledge about social groups and communication modes</text:p>
          </table:table-cell>
          <table:table-cell table:number-columns-repeated="976"/>
        </table:table-row>
        <table:table-row table:style-name="ro1">
          <table:table-cell table:style-name="ce2" office:value-type="string" calcext:value-type="string">
            <text:p>Detecting Offensive Language in Social Media to Protect Adolescent Online Safety</text:p>
          </table:table-cell>
          <table:table-cell table:style-name="ce4" office:value-type="float" office:value="2012" calcext:value-type="float">
            <text:p>2012</text:p>
          </table:table-cell>
          <table:table-cell table:style-name="ce4" office:value-type="string" calcext:value-type="string">
            <text:p>International Conference on Privacy, Security, Risk and Trust, International Conference on Social Comput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 offensive content and identify potential offensive users in social media</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offensive</text:p>
          </table:table-cell>
          <table:table-cell table:style-name="ce4" office:value-type="string" calcext:value-type="string">
            <text:p>The definition comprehends hateful speech. vulgar, pornographic, and hateful language. Vulgar language refers to coarse and rude expressions, which include explicit and offensive reference to sex or bodily functions. Pornographic language refers to the portrayal of explicit sexual subject matter for the purposes of sexual arousal and erotic satisfaction. Hateful language includes any communication outside the law that disparages a person or a group on the basis of some characteristics such as race, color, ethnicity, gender, sexual orientation, nationality, and religi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text:p>
          </table:table-cell>
          <table:table-cell table:style-name="ce4" office:value-type="string" calcext:value-type="string">
            <text:p>rule_based, machine_learning</text:p>
          </table:table-cell>
          <table:table-cell table:style-name="ce4" office:value-type="string" calcext:value-type="string">
            <text:p>SVM, Naive Bayes</text:p>
          </table:table-cell>
          <table:table-cell table:style-name="ce4" office:value-type="string" calcext:value-type="string">
            <text:p>variations of bad words (offensive lexicon = profanities, pejoratives, obscenities), lexical features, pronoun variations, typed dependencies, linguistic features, bag of words, word n-gram</text:p>
          </table:table-cell>
          <table:table-cell table:style-name="ce4"/>
          <table:table-cell table:style-name="ce4" office:value-type="string" calcext:value-type="string">
            <text:p>precision, recall, F-measure, false positive rate, false negative rate</text:p>
          </table:table-cell>
          <table:table-cell table:style-name="ce4" office:value-type="string" calcext:value-type="string">
            <text:p>yes</text:p>
          </table:table-cell>
          <table:table-cell table:style-name="ce4" office:value-type="string" calcext:value-type="string">
            <text:p>user information (user comments)</text:p>
          </table:table-cell>
          <table:table-cell table:style-name="ce4" table:number-columns-repeated="2"/>
          <table:table-cell table:style-name="ce4" office:value-type="string" calcext:value-type="string">
            <text:p>no</text:p>
          </table:table-cell>
          <table:table-cell table:style-name="ce4" office:value-type="string" calcext:value-type="string">
            <text:p>youtube</text:p>
          </table:table-cell>
          <table:table-cell table:style-name="ce4" office:value-type="float" office:value="1700" calcext:value-type="float">
            <text:p>17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3" calcext:value-type="float">
            <text:p>3</text:p>
          </table:table-cell>
          <table:table-cell table:style-name="ce4" table:number-columns-repeated="3"/>
          <table:table-cell table:style-name="ce4" office:value-type="string" calcext:value-type="string">
            <text:p>Cohen's Kappa</text:p>
          </table:table-cell>
          <table:table-cell table:style-name="ce4" office:value-type="float" office:value="0.73" calcext:value-type="float">
            <text:p>0.73</text:p>
          </table:table-cell>
          <table:table-cell table:number-columns-repeated="977"/>
        </table:table-row>
        <table:table-row table:style-name="ro1">
          <table:table-cell table:style-name="ce2" office:value-type="string" calcext:value-type="string">
            <text:p>Detecting Offensive Language in Tweets Using Deep Learning</text:p>
          </table:table-cell>
          <table:table-cell table:style-name="ce4" office:value-type="float" office:value="2018" calcext:value-type="float">
            <text:p>2018</text:p>
          </table:table-cell>
          <table:table-cell table:style-name="ce4" office:value-type="string" calcext:value-type="string">
            <text:p>-</text:p>
          </table:table-cell>
          <table:table-cell table:style-name="ce4" office:value-type="string" calcext:value-type="string">
            <text:p>arxiv</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distinguish racism and sexism messages from normal text, <text:s/>utilizes user behavioral characteristic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ffensive</text:p>
          </table:table-cell>
          <table:table-cell table:style-name="ce4" office:value-type="string" calcext:value-type="string">
            <text:p>racism, sexism</text:p>
          </table:table-cell>
          <table:table-cell table:style-name="ce4" office:value-type="string" calcext:value-type="string">
            <text:p>the publication mentions sexist and racist</text:p>
          </table:table-cell>
          <table:table-cell table:style-name="ce4" office:value-type="float" office:value="3" calcext:value-type="float">
            <text:p>3</text:p>
          </table:table-cell>
          <table:table-cell table:style-name="ce4" office:value-type="string" calcext:value-type="string">
            <text:p>neutral, sexist, racist</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user information (user frequency features), word frequency in dictionary</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user previous posts)</text:p>
          </table:table-cell>
          <table:table-cell table:style-name="ce4" table:number-columns-repeated="2"/>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3600" calcext:value-type="float">
            <text:p>136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ng Offensive Statements towards Foreigners in Social Media</text:p>
          </table:table-cell>
          <table:table-cell table:style-name="ce4" office:value-type="float" office:value="2017" calcext:value-type="float">
            <text:p>2017</text:p>
          </table:table-cell>
          <table:table-cell table:style-name="ce4" office:value-type="string" calcext:value-type="string">
            <text:p>Proceedings of the Hawaii International Conference on System Sciences</text:p>
          </table:table-cell>
          <table:table-cell table:style-name="ce14" office:value-type="string" calcext:value-type="string">
            <text:p>AIS Electronic Library</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everity values to offensive statements and identify the referenced targets. detection of hate speech towards foreigner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offensive</text:p>
          </table:table-cell>
          <table:table-cell table:style-name="ce4" office:value-type="string" calcext:value-type="string">
            <text:p>hateful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refugee, muslim</text:p>
          </table:table-cell>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sentence templates, string matching)</text:p>
          </table:table-cell>
          <table:table-cell table:style-name="ce4" office:value-type="string" calcext:value-type="string">
            <text:p>pronoun variations, typed dependencies, lexical feature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acebook</text:p>
          </table:table-cell>
          <table:table-cell table:style-name="ce4" office:value-type="string" calcext:value-type="string">
            <text:p>2649, 2641</text:p>
          </table:table-cell>
          <table:table-cell table:style-name="ce4"/>
          <table:table-cell table:style-name="ce4" office:value-type="string" calcext:value-type="string">
            <text:p>german</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 comments from specific pages</text:p>
          </table:table-cell>
          <table:table-cell table:style-name="ce4" office:value-type="string" calcext:value-type="string">
            <text:p>crowdsourcing</text:p>
          </table:table-cell>
          <table:table-cell table:style-name="ce4" office:value-type="string" calcext:value-type="string">
            <text:p>expert</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Cohen's Kappa</text:p>
          </table:table-cell>
          <table:table-cell table:style-name="ce4" office:value-type="float" office:value="0.68" calcext:value-type="float">
            <text:p>0.68</text:p>
          </table:table-cell>
          <table:table-cell table:number-columns-repeated="977"/>
        </table:table-row>
        <table:table-row table:style-name="ro1">
          <table:table-cell table:style-name="ce2" office:value-type="string" calcext:value-type="string">
            <text:p>Detecting offensive tweets via topical feature discovery over a large scale twitter corpus</text:p>
          </table:table-cell>
          <table:table-cell table:style-name="ce4" office:value-type="float" office:value="2012" calcext:value-type="float">
            <text:p>2012</text:p>
          </table:table-cell>
          <table:table-cell table:style-name="ce4" office:value-type="string" calcext:value-type="string">
            <text:p>Proceedings of the ACM international conference on Information and knowledge management</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explore the predictive value of highly expressive topical features as well as reliable lexical features, and combine them in a single compact feature spac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offensive, profanity</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logistic regression, Naive Bayes, decision tree (J48)</text:p>
          </table:table-cell>
          <table:table-cell table:style-name="ce4" office:value-type="string" calcext:value-type="string">
            <text:p>topic model (LDA), variations of bad words (boolean indicator of offensive language lexicon based)</text:p>
          </table:table-cell>
          <table:table-cell table:style-name="ce4"/>
          <table:table-cell table:style-name="ce4" office:value-type="string" calcext:value-type="string">
            <text:p>F-measure, true positive rate, fals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680803805" calcext:value-type="float">
            <text:p>680803805</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ng State of Aggression in Sentences Using CNN</text:p>
          </table:table-cell>
          <table:table-cell table:style-name="ce4" office:value-type="float" office:value="2016" calcext:value-type="float">
            <text:p>2016</text:p>
          </table:table-cell>
          <table:table-cell table:style-name="ce4" office:value-type="string" calcext:value-type="string">
            <text:p>International Conference on Speech and Computer</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verbal aggress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office:value-type="string" calcext:value-type="string">
            <text:p>verbal aggression we understand a personality trait that predisposes persons to attack the selfconcepts of other people instead of, or in addition to, their positions on topics of communication</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word embedding</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4chan</text:p>
          </table:table-cell>
          <table:table-cell table:style-name="ce4" office:value-type="string" calcext:value-type="string">
            <text:p>10662, 19732, 5101</text:p>
          </table:table-cell>
          <table:table-cell table:style-name="ce4"/>
          <table:table-cell table:style-name="ce4" office:value-type="string" calcext:value-type="string">
            <text:p>english, russian</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ng the Flames on the Real Time Status through Flame Detector</text:p>
          </table:table-cell>
          <table:table-cell table:style-name="ce4" office:value-type="float" office:value="2012" calcext:value-type="float">
            <text:p>2012</text:p>
          </table:table-cell>
          <table:table-cell table:style-name="ce4" office:value-type="string" calcext:value-type="string">
            <text:p>International Conference on Advances in Computing and Communications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laming detection</text:p>
          </table:table-cell>
          <table:table-cell table:style-name="ce4" office:value-type="string" calcext:value-type="string">
            <text:p>classification</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number-columns-repeated="3" table:style-name="ce4" office:value-type="string" calcext:value-type="string">
            <text:p>-</text:p>
          </table:table-cell>
          <table:table-cell table:style-name="ce4"/>
          <table:table-cell table:number-columns-repeated="3" table:style-name="ce4" office:value-type="string" calcext:value-type="string">
            <text:p>-</text:p>
          </table:table-cell>
          <table:table-cell table:style-name="ce4" table:number-columns-repeated="8"/>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ng the Hate Code on Social Media</text:p>
          </table:table-cell>
          <table:table-cell table:style-name="ce4" office:value-type="float" office:value="2017" calcext:value-type="float">
            <text:p>2017</text:p>
          </table:table-cell>
          <table:table-cell table:style-name="ce5" office:value-type="string" calcext:value-type="string">
            <text:p>International AAAI Conference on Weblogs and Social Medi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mechanism to identify instances of such coded hate content</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te, hateful_speech, hate_speech</text:p>
          </table:table-cell>
          <table:table-cell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bag of words</text:p>
          </table:table-cell>
          <table:table-cell table:style-name="ce4"/>
          <table:table-cell table:style-name="ce4" office:value-type="string" calcext:value-type="string">
            <text:p>precision, recall, accuracy, true positive rate, fals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000" calcext:value-type="float">
            <text:p>2000</text:p>
          </table:table-cell>
          <table:table-cell table:style-name="ce4" office:value-type="float" office:value="1048" calcext:value-type="float">
            <text:p>1048</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 from different hasthags</text:p>
          </table:table-cell>
          <table:table-cell table:style-name="ce4" table:number-columns-repeated="8"/>
          <table:table-cell table:number-columns-repeated="977"/>
        </table:table-row>
        <table:table-row table:style-name="ro1">
          <table:table-cell table:style-name="ce2" office:value-type="string" calcext:value-type="string">
            <text:p>Detecting the Presence of Cyberbullying Using Computer Software</text:p>
          </table:table-cell>
          <table:table-cell table:style-name="ce4" office:value-type="float" office:value="2011" calcext:value-type="float">
            <text:p>2011</text:p>
          </table:table-cell>
          <table:table-cell table:style-name="ce4" office:value-type="string" calcext:value-type="string">
            <text:p>Annual ACM Web Science Confer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conversation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definition + categories: flooding, masquerade, flaming, trolling, harassment, cyberstalking and cyberthreats, denigration, outing, exclusio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 media sessions</text:p>
          </table:table-cell>
          <table:table-cell table:style-name="ce4" office:value-type="string" calcext:value-type="string">
            <text:p>rule_based</text:p>
          </table:table-cell>
          <table:table-cell table:style-name="ce4" office:value-type="string" calcext:value-type="string">
            <text:p>rule</text:p>
          </table:table-cell>
          <table:table-cell table:style-name="ce4" office:value-type="string" calcext:value-type="string">
            <text:p>variations of bad words (boolean insult word, boolean swear word, number of swear words), pronoun variations (boolean secound pronoun)</text:p>
          </table:table-cell>
          <table:table-cell table:style-name="ce4"/>
          <table:table-cell table:style-name="ce4" office:value-type="string" calcext:value-type="string">
            <text:p>accuracy, true positive rate, true negative rate</text:p>
          </table:table-cell>
          <table:table-cell table:style-name="ce4" office:value-type="string" calcext:value-type="string">
            <text:p>yes</text:p>
          </table:table-cell>
          <table:table-cell table:style-name="ce4" office:value-type="string" calcext:value-type="string">
            <text:p>conversation context (posts of the conversation)</text:p>
          </table:table-cell>
          <table:table-cell table:style-name="ce4" table:number-columns-repeated="2"/>
          <table:table-cell table:style-name="ce4" office:value-type="string" calcext:value-type="string">
            <text:p>no</text:p>
          </table:table-cell>
          <table:table-cell table:style-name="ce4" office:value-type="string" calcext:value-type="string">
            <text:p>myspace</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Detection and Fine-Grained Classification of Cyberbullying Events</text:p>
          </table:table-cell>
          <table:table-cell table:style-name="ce4" office:value-type="float" office:value="2015" calcext:value-type="float">
            <text:p>2015</text:p>
          </table:table-cell>
          <table:table-cell table:style-name="ce4" office:value-type="string" calcext:value-type="string">
            <text:p>Proceedings of the International Conference Recent Advances i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and categoriz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threat/blackmail, insult, curse/exclusion, defamation, sexual talk, defense, encouragement to the harasser</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char n-gram, bag of words, sentiment analysis</text:p>
          </table:table-cell>
          <table:table-cell table:style-name="ce4" office:value-type="string" calcext:value-type="string">
            <text:p>Sentiment lexicon features: four numeric features representing the number of positive, negative, and neutral lexicon words (averaged over text length) and the overall post polarity (i.e. the sum of the values of identified sentiment words averaged over text length)</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askfm</text:p>
          </table:table-cell>
          <table:table-cell table:style-name="ce4" office:value-type="float" office:value="85485" calcext:value-type="float">
            <text:p>85485</text:p>
          </table:table-cell>
          <table:table-cell table:style-name="ce4" office:value-type="float" office:value="5685" calcext:value-type="float">
            <text:p>5685</text:p>
          </table:table-cell>
          <table:table-cell table:style-name="ce4" office:value-type="string" calcext:value-type="string">
            <text:p>dutc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kappa, F-measure</text:p>
          </table:table-cell>
          <table:table-cell table:style-name="ce4" office:value-type="string" calcext:value-type="string">
            <text:p>0.69, 0.69</text:p>
          </table:table-cell>
          <table:table-cell table:number-columns-repeated="977"/>
        </table:table-row>
        <table:table-row table:style-name="ro1">
          <table:table-cell table:style-name="ce2" office:value-type="string" calcext:value-type="string">
            <text:p>Detection and prevention measures for cyberbullying and online grooming</text:p>
          </table:table-cell>
          <table:table-cell table:style-name="ce4" office:value-type="float" office:value="2017" calcext:value-type="float">
            <text:p>2017</text:p>
          </table:table-cell>
          <table:table-cell table:style-name="ce4" office:value-type="string" calcext:value-type="string">
            <text:p>International Conference on Inventive Systems and Control</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pipeline</text:p>
          </table:table-cell>
          <table:table-cell table:style-name="ce4" office:value-type="string" calcext:value-type="string">
            <text:p>classification</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 way of threatening or intimidating a person either through messages or by posting objectionable contents on the internet</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number-columns-repeated="3" table:style-name="ce4" office:value-type="string" calcext:value-type="string">
            <text:p>-</text:p>
          </table:table-cell>
          <table:table-cell table:style-name="ce4"/>
          <table:table-cell table:number-columns-repeated="2" table:style-name="ce4" office:value-type="string" calcext:value-type="string">
            <text:p>-</text:p>
          </table:table-cell>
          <table:table-cell table:style-name="ce4" table:number-columns-repeated="9"/>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Detection of Cyberbullying Incidents on the Instagram Social Network</text:p>
          </table:table-cell>
          <table:table-cell table:style-name="ce4" office:value-type="float" office:value="2015" calcext:value-type="float">
            <text:p>2015</text:p>
          </table:table-cell>
          <table:table-cell table:style-name="ce4" office:value-type="string" calcext:value-type="string">
            <text:p>-</text:p>
          </table:table-cell>
          <table:table-cell table:style-name="ce4" office:value-type="string" calcext:value-type="string">
            <text:p>arxiv</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cyberbullyinh in instagram</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Cyberaggression is broadly defined as using digital media to intentionally harm another person (Kowalski et al. 2012) . Examples include negative content and words such as profanity, slang and abbreviations that would be used in negative posts such as hate, fight, wtf. Cyberbullying is one form of cyberaggression that is more restrictively defined as intentional aggression that is repeatedly carried out in an electronic context against a person who cannot easily defend him or herself</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text:p>
          </table:table-cell>
          <table:table-cell table:style-name="ce4" office:value-type="string" calcext:value-type="string">
            <text:p>word n-gram, user information (number of comments, features), feature selection (SVD)</text:p>
          </table:table-cell>
          <table:table-cell table:style-name="ce4"/>
          <table:table-cell table:style-name="ce4" office:value-type="string" calcext:value-type="string">
            <text:p>accuracy, precision, recall</text:p>
          </table:table-cell>
          <table:table-cell table:style-name="ce4" office:value-type="string" calcext:value-type="string">
            <text:p>yes</text:p>
          </table:table-cell>
          <table:table-cell table:style-name="ce4" office:value-type="string" calcext:value-type="string">
            <text:p>user information (number of followedby’s, follows, likes), conversation context (shared medias and features extracted from image content includes image categories)</text:p>
          </table:table-cell>
          <table:table-cell table:style-name="ce4" table:number-columns-repeated="2"/>
          <table:table-cell table:style-name="ce4" office:value-type="string" calcext:value-type="string">
            <text:p>no</text:p>
          </table:table-cell>
          <table:table-cell table:style-name="ce4" office:value-type="string" calcext:value-type="string">
            <text:p>instagram</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snowball sampling, filtering by negative word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weighted majority_vote</text:p>
          </table:table-cell>
          <table:table-cell table:style-name="ce4" office:value-type="string" calcext:value-type="string">
            <text:p>Task_quality_measure</text:p>
          </table:table-cell>
          <table:table-cell table:style-name="ce4" office:value-type="string" calcext:value-type="string">
            <text:p>instruction, definitions, examples, gold questions</text:p>
          </table:table-cell>
          <table:table-cell table:style-name="ce4" table:number-columns-repeated="2"/>
          <table:table-cell table:number-columns-repeated="977"/>
        </table:table-row>
        <table:table-row table:style-name="ro1">
          <table:table-cell table:style-name="ce2" office:value-type="string" calcext:value-type="string">
            <text:p>Detection of cyberbullying on social media messages in Turkish</text:p>
          </table:table-cell>
          <table:table-cell table:style-name="ce4" office:value-type="float" office:value="2017" calcext:value-type="float">
            <text:p>2017</text:p>
          </table:table-cell>
          <table:table-cell table:style-name="ce4" office:value-type="string" calcext:value-type="string">
            <text:p>International Conference on Computer Science and Engineer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in turkish</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aggressive, intentional action against a defenseless person by using the Internet, social media, or other electronic content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decision tree (J48), KNN, SVM</text:p>
          </table:table-cell>
          <table:table-cell table:style-name="ce4" office:value-type="string" calcext:value-type="string">
            <text:p>tf-idf, feature selection (chi-square, Information Gain)</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 instagram</text:p>
          </table:table-cell>
          <table:table-cell table:style-name="ce4" office:value-type="float" office:value="900" calcext:value-type="float">
            <text:p>900</text:p>
          </table:table-cell>
          <table:table-cell table:style-name="ce4" office:value-type="float" office:value="450" calcext:value-type="float">
            <text:p>450</text:p>
          </table:table-cell>
          <table:table-cell table:style-name="ce4" office:value-type="string" calcext:value-type="string">
            <text:p>turk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Detection of Harassment on Web 2.0</text:p>
          </table:table-cell>
          <table:table-cell table:style-name="ce4" office:value-type="float" office:value="2009" calcext:value-type="float">
            <text:p>2009</text:p>
          </table:table-cell>
          <table:table-cell table:style-name="ce4" office:value-type="string" calcext:value-type="string">
            <text:p>Proceedings of the Content Analysis in the WEB</text:p>
          </table:table-cell>
          <table:table-cell table:style-name="ce4" office:value-type="string" calcext:value-type="string">
            <text:p>-</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rassment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rassment</text:p>
          </table:table-cell>
          <table:table-cell table:style-name="ce4" office:value-type="string" calcext:value-type="string">
            <text:p>communication in which a user intentionally annoys one or more others in a web community. focus on a specific kind of harassment in which a user systematically deprecates the contributions of another user</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tf-idf, lexical features (number of foul language), pronoun variations (number of pronouns), similarity with other posts</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conversation context (other posts)</text:p>
          </table:table-cell>
          <table:table-cell table:style-name="ce4" table:number-columns-repeated="2"/>
          <table:table-cell table:style-name="ce4" office:value-type="string" calcext:value-type="string">
            <text:p>no</text:p>
          </table:table-cell>
          <table:table-cell table:style-name="ce4" office:value-type="string" calcext:value-type="string">
            <text:p>kongregate, slashdot, myspace</text:p>
          </table:table-cell>
          <table:table-cell table:style-name="ce4" office:value-type="string" calcext:value-type="string">
            <text:p>4802, 4303, 1946</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table:number-columns-repeated="6"/>
          <table:table-cell table:number-columns-repeated="977"/>
        </table:table-row>
        <table:table-row table:style-name="ro1">
          <table:table-cell table:style-name="ce2" office:value-type="string" calcext:value-type="string">
            <text:p>Effective hate-speech detection in Twitter data using recurrent neural networks</text:p>
          </table:table-cell>
          <table:table-cell table:style-name="ce4" office:value-type="float" office:value="2018" calcext:value-type="float">
            <text:p>2018</text:p>
          </table:table-cell>
          <table:table-cell table:style-name="ce4" office:value-type="string" calcext:value-type="string">
            <text:p>Applied Intelligence</text:p>
          </table:table-cell>
          <table:table-cell table:style-name="ce4" office:value-type="string" calcext:value-type="string">
            <text:p>Spring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explore the user features more systematically to further improve the classification accuracy</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hateful_speech</text:p>
          </table:table-cell>
          <table:table-cell table:style-name="ce4" office:value-type="string" calcext:value-type="string">
            <text:p>racism, sexism</text:p>
          </table:table-cell>
          <table:table-cell table:style-name="ce4" office:value-type="string" calcext:value-type="string">
            <text:p>hat is used to express hatred towards some particular group with the intention to humiliate its members. racist, sexist</text:p>
          </table:table-cell>
          <table:table-cell table:style-name="ce4" office:value-type="float" office:value="3" calcext:value-type="float">
            <text:p>3</text:p>
          </table:table-cell>
          <table:table-cell table:style-name="ce4" office:value-type="string" calcext:value-type="string">
            <text:p>racist, sexist, neither</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 ensemble_classifier</text:p>
          </table:table-cell>
          <table:table-cell table:style-name="ce4" office:value-type="string" calcext:value-type="string">
            <text:p>word frequency in dictionary</text:p>
          </table:table-cell>
          <table:table-cell table:style-name="ce4"/>
          <table:table-cell table:style-name="ce4" office:value-type="string" calcext:value-type="string">
            <text:p>precision, recall, F-measure, ROC-AUC</text:p>
          </table:table-cell>
          <table:table-cell table:style-name="ce4" office:value-type="string" calcext:value-type="string">
            <text:p>yes</text:p>
          </table:table-cell>
          <table:table-cell table:style-name="ce4" office:value-type="string" calcext:value-type="string">
            <text:p>user information (user tendency toward certain type of hate speech)</text:p>
          </table:table-cell>
          <table:table-cell table:style-name="ce4" table:number-columns-repeated="2"/>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6000" calcext:value-type="float">
            <text:p>16000</text:p>
          </table:table-cell>
          <table:table-cell table:style-name="ce4" office:value-type="float" office:value="5200" calcext:value-type="float">
            <text:p>52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Emotional and Stress Responses to Cyberbullying</text:p>
          </table:table-cell>
          <table:table-cell table:style-name="ce4" office:value-type="float" office:value="2018" calcext:value-type="float">
            <text:p>2018</text:p>
          </table:table-cell>
          <table:table-cell table:style-name="ce4" office:value-type="string" calcext:value-type="string">
            <text:p>International Conference on Applied Human Factors and Ergonomic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literature review of emotional responses and stress attributable to cyberbullying</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Cyberbullying” or “Internet harassment” is defined by the Canadian Center for Occupational Health and Safety (CCOHS) as “the use of the Internet to harass, threaten, or maliciously embarrass”. 8 different types of bullying</text:p>
          </table:table-cell>
          <table:table-cell table:style-name="ce4" table:number-columns-repeated="32"/>
          <table:table-cell table:number-columns-repeated="977"/>
        </table:table-row>
        <table:table-row table:style-name="ro1">
          <table:table-cell table:style-name="ce2" office:value-type="string" calcext:value-type="string">
            <text:p>Evaluating Novel Features for Aggressive Language Detection</text:p>
          </table:table-cell>
          <table:table-cell table:style-name="ce4" office:value-type="float" office:value="2018" calcext:value-type="float">
            <text:p>2018</text:p>
          </table:table-cell>
          <table:table-cell table:style-name="ce4" office:value-type="string" calcext:value-type="string">
            <text:p>International Conference on Speech and Computer</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y text structures that may be indicative of hate speec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SVM</text:p>
          </table:table-cell>
          <table:table-cell table:style-name="ce4" office:value-type="string" calcext:value-type="string">
            <text:p>linguistic features (words with mistakes, diversity, the length of the longest word, the average and median word lengths, the number of long words -words that exceed a threshold of 7 characters, of numeric values, of paragraphs and of sentences, the lengths of the shortest and the longest sentences, the average and median sentence lengths, the ratio of whitespace characters and the length of the comment in characters, and excluding whitespaces the ratio of non-alphanumeric characters to all characters in the comment, punctuation features, the modal, the present and the past verb ratios by dividing each of the counts by the total verb count), lexical features (number of blacklist words, the number of polite words, the number of words that appear in a regular US-English dictionary, the number of words not in the dictionary, but in the Urban Dictionary, and the number of truly unknown words), subjectivity variations (overall subjectivity ratio, positive and negative subjectivity ratio), feature selection (test statistic of the Student t-test, mutual information, and recursive feature elimination using logistic regression)</text:p>
          </table:table-cell>
          <table:table-cell table:style-name="ce4" office:value-type="string" calcext:value-type="string">
            <text:p>test statistic of the Student t-test (higher values mean a larger separation between normal and aggressive text), mutual information (reduction in entropy of class label when a feature value is known), and recursive feature elimination</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ikipedia, news site</text:p>
          </table:table-cell>
          <table:table-cell table:style-name="ce4" office:value-type="float" office:value="1400" calcext:value-type="float">
            <text:p>1400</text:p>
          </table:table-cell>
          <table:table-cell table:style-name="ce4" office:value-type="float" office:value="520" calcext:value-type="float">
            <text:p>52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ed from news website</text:p>
          </table:table-cell>
          <table:table-cell table:style-name="ce4" table:number-columns-repeated="8"/>
          <table:table-cell table:number-columns-repeated="977"/>
        </table:table-row>
        <table:table-row table:style-name="ro1">
          <table:table-cell table:style-name="ce2" office:value-type="string" calcext:value-type="string">
            <text:p>Examining a hate speech corpus for hate speech detection and popularity prediction</text:p>
          </table:table-cell>
          <table:table-cell table:style-name="ce4" office:value-type="float" office:value="2018" calcext:value-type="float">
            <text:p>2018</text:p>
          </table:table-cell>
          <table:table-cell table:style-name="ce5" office:value-type="string" calcext:value-type="string">
            <text:p>proceedings of 4REAL2018: Workshop on Replicability and Reproducibility of Research Results in Science and Technology of Language</text:p>
          </table:table-cell>
          <table:table-cell table:style-name="ce4" office:value-type="string" calcext:value-type="string">
            <text:p>arxiv</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reproducibility of experiment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racism, sexism</text:p>
          </table:table-cell>
          <table:table-cell table:style-name="ce4" table:number-columns-repeated="15"/>
          <table:table-cell table:style-name="ce4" office:value-type="string" calcext:value-type="string">
            <text:p>yes</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Experts and Machines against Bullies: A Hybrid Approach to Detect Cyberbullies</text:p>
          </table:table-cell>
          <table:table-cell table:style-name="ce4" office:value-type="float" office:value="2014" calcext:value-type="float">
            <text:p>2014</text:p>
          </table:table-cell>
          <table:table-cell table:style-name="ce4" office:value-type="string" calcext:value-type="string">
            <text:p>Canadian Conference on Artificial Intellig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ies dete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Naive Bayes, decision tree, SVM</text:p>
          </table:table-cell>
          <table:table-cell table:style-name="ce4" office:value-type="string" calcext:value-type="string">
            <text:p>pronoun variations, lexical features (profane words), linguistic features (length of words, misspellings), user information (age, membership duration, activity + different reweighting - experts, ML)</text:p>
          </table:table-cell>
          <table:table-cell table:style-name="ce4"/>
          <table:table-cell table:style-name="ce4" office:value-type="string" calcext:value-type="string">
            <text:p>ROC-AUC</text:p>
          </table:table-cell>
          <table:table-cell table:style-name="ce4" office:value-type="string" calcext:value-type="string">
            <text:p>yes</text:p>
          </table:table-cell>
          <table:table-cell table:style-name="ce4" office:value-type="string" calcext:value-type="string">
            <text:p>user information (age, memberhsip duration, activity: Number of uploads YouTube users have a public channel, in which their activities such as posted comments and uploaded videos can be viewed. Users can also subscribe to others channels. number of subscriptions, Number of comments)</text:p>
          </table:table-cell>
          <table:table-cell table:style-name="ce4" table:number-columns-repeated="2"/>
          <table:table-cell table:style-name="ce4" office:value-type="string" calcext:value-type="string">
            <text:p>no</text:p>
          </table:table-cell>
          <table:table-cell table:style-name="ce4" office:value-type="string" calcext:value-type="string">
            <text:p>youtube</text:p>
          </table:table-cell>
          <table:table-cell table:style-name="ce4" office:value-type="float" office:value="3825" calcext:value-type="float">
            <text:p>3825</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ed users on sensitive topics</text:p>
          </table:table-cell>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2" calcext:value-type="float">
            <text:p>2</text:p>
          </table:table-cell>
          <table:table-cell table:style-name="ce4" office:value-type="string" calcext:value-type="string">
            <text:p>majority_vote</text:p>
          </table:table-cell>
          <table:table-cell table:style-name="ce4" table:number-columns-repeated="2"/>
          <table:table-cell table:style-name="ce4" office:value-type="string" calcext:value-type="string">
            <text:p>interannotator agreement, kappa</text:p>
          </table:table-cell>
          <table:table-cell table:style-name="ce4" office:value-type="string" calcext:value-type="string">
            <text:p>0.93, 0.78</text:p>
          </table:table-cell>
          <table:table-cell table:number-columns-repeated="977"/>
        </table:table-row>
        <table:table-row table:style-name="ro1">
          <table:table-cell table:style-name="ce2" office:value-type="string" calcext:value-type="string">
            <text:p>Explicit words filtering mechanism on web browser for kids</text:p>
          </table:table-cell>
          <table:table-cell table:style-name="ce4" office:value-type="float" office:value="2017" calcext:value-type="float">
            <text:p>2017</text:p>
          </table:table-cell>
          <table:table-cell table:style-name="ce4" office:value-type="string" calcext:value-type="string">
            <text:p>ICT International Student Project Conference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ilter profanity, bad words and words with double meaning</text:p>
          </table:table-cell>
          <table:table-cell table:style-name="ce4" office:value-type="string" calcext:value-type="string">
            <text:p>classification</text:p>
          </table:table-cell>
          <table:table-cell table:number-columns-repeated="4" table:style-name="ce4" office:value-type="string" calcext:value-type="string">
            <text:p>no</text:p>
          </table:table-cell>
          <table:table-cell table:style-name="ce4" office:value-type="string" calcext:value-type="string">
            <text:p>profanity</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words</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table:number-columns-repeated="13"/>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Fast Learning for Sentiment Analysis on Bullying</text:p>
          </table:table-cell>
          <table:table-cell table:style-name="ce4" office:value-type="float" office:value="2012" calcext:value-type="float">
            <text:p>2012</text:p>
          </table:table-cell>
          <table:table-cell table:style-name="ce4" office:value-type="string" calcext:value-type="string">
            <text:p>Proceedings of the International Workshop on Issues of Sentiment Discovery and Opinion Mining</text:p>
          </table:table-cell>
          <table:table-cell table:style-name="ce4" office:value-type="string" calcext:value-type="string">
            <text:p>ACM</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recognize sentiment in cyberbullying traces without annotated dataset</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cyberbullying_trace</text:p>
          </table:table-cell>
          <table:table-cell table:style-name="ce4" office:value-type="string" calcext:value-type="string">
            <text:p>cyberbullying_trace</text:p>
          </table:table-cell>
          <table:table-cell table:style-name="ce4" office:value-type="string" calcext:value-type="string">
            <text:p>bullying traces</text:p>
          </table:table-cell>
          <table:table-cell table:style-name="ce4" office:value-type="float" office:value="8" calcext:value-type="float">
            <text:p>8</text:p>
          </table:table-cell>
          <table:table-cell table:style-name="ce4" office:value-type="string" calcext:value-type="string">
            <text:p>anger, embarrassment, empathy, fear, pride, relief, sadness, and other</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bag of words</text:p>
          </table:table-cell>
          <table:table-cell table:style-name="ce4"/>
          <table:table-cell table:style-name="ce4" office:value-type="string" calcext:value-type="string">
            <text:p>error measurement</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 wikipedia</text:p>
          </table:table-cell>
          <table:table-cell table:style-name="ce4" office:value-type="float" office:value="3001427" calcext:value-type="float">
            <text:p>3001427</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ed from hashtags, wikipedia pages from specific words</text:p>
          </table:table-cell>
          <table:table-cell table:style-name="ce4" table:number-columns-repeated="8"/>
          <table:table-cell table:number-columns-repeated="977"/>
        </table:table-row>
        <table:table-row table:style-name="ro1">
          <table:table-cell table:style-name="ce2" office:value-type="string" calcext:value-type="string">
            <text:p>Fighting Adversarial Attacks on Online Abusive Language Moderation</text:p>
          </table:table-cell>
          <table:table-cell table:style-name="ce4" office:value-type="float" office:value="2018" calcext:value-type="float">
            <text:p>2018</text:p>
          </table:table-cell>
          <table:table-cell table:style-name="ce4" office:value-type="string" calcext:value-type="string">
            <text:p>International Workshop on Experimental and Efficient Algorithms</text:p>
          </table:table-cell>
          <table:table-cell table:style-name="ce4" office:value-type="string" calcext:value-type="string">
            <text:p>Springe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ounter attack on the attacks on the Google Perspective abusive language classific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 toxicity</text:p>
          </table:table-cell>
          <table:table-cell table:style-name="ce4" office:value-type="string" calcext:value-type="string">
            <text:p>abusive</text:p>
          </table:table-cell>
          <table:table-cell table:style-name="ce4" office:value-type="string" calcext:value-type="string">
            <text:p>refered to abusive, profane, aggressive in the text</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string matching)</text:p>
          </table:table-cell>
          <table:table-cell table:style-name="ce4" office:value-type="string" calcext:value-type="string">
            <text:p>bag of words</text:p>
          </table:table-cell>
          <table:table-cell table:style-name="ce4"/>
          <table:table-cell table:style-name="ce4" office:value-type="string" calcext:value-type="string">
            <text:p>time, toxicity sco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survey (google perspective API)</text:p>
          </table:table-cell>
          <table:table-cell table:style-name="ce4" office:value-type="float" office:value="24000" calcext:value-type="float">
            <text:p>24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from Perspective API and augmented with adversarial attacks</text:p>
          </table:table-cell>
          <table:table-cell table:style-name="ce4" table:number-columns-repeated="8"/>
          <table:table-cell table:number-columns-repeated="977"/>
        </table:table-row>
        <table:table-row table:style-name="ro1">
          <table:table-cell table:style-name="ce2" office:value-type="string" calcext:value-type="string">
            <text:p>Filtering Harmful Sentences Based on Multiple Word Co-occurrence</text:p>
          </table:table-cell>
          <table:table-cell table:style-name="ce4" office:value-type="float" office:value="2010" calcext:value-type="float">
            <text:p>2010</text:p>
          </table:table-cell>
          <table:table-cell table:style-name="ce4" office:value-type="string" calcext:value-type="string">
            <text:p>IEEE/ACIS International Conference on Computer and Information Science</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monstrate that three-word co-occurrence is more useful than two-word co-occurrence for harmful speech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rmful_speech</text:p>
          </table:table-cell>
          <table:table-cell table:style-name="ce4" office:value-type="string" calcext:value-type="string">
            <text:p>offen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rule+string matching)</text:p>
          </table:table-cell>
          <table:table-cell table:style-name="ce4" office:value-type="string" calcext:value-type="string">
            <text:p>lexical features (words frequent qith gray and black words)</text:p>
          </table:table-cell>
          <table:table-cell table:style-name="ce4"/>
          <table:table-cell table:style-name="ce4" office:value-type="string" calcext:value-type="string">
            <text:p>precision</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18" office:value-type="string" calcext:value-type="string">
            <text:p>forum (school website)</text:p>
          </table:table-cell>
          <table:table-cell table:style-name="ce4" office:value-type="float" office:value="56805" calcext:value-type="float">
            <text:p>56805</text:p>
          </table:table-cell>
          <table:table-cell table:style-name="ce4"/>
          <table:table-cell table:style-name="ce4" office:value-type="string" calcext:value-type="string">
            <text:p>japanese</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ed from different websites</text:p>
          </table:table-cell>
          <table:table-cell table:style-name="ce4" table:number-columns-repeated="8"/>
          <table:table-cell table:number-columns-repeated="977"/>
        </table:table-row>
        <table:table-row table:style-name="ro1">
          <table:table-cell table:style-name="ce2" office:value-type="string" calcext:value-type="string">
            <text:p>Filtering Offensive Language in Online Communities using Grammatical Relations</text:p>
          </table:table-cell>
          <table:table-cell table:style-name="ce4" office:value-type="float" office:value="2010" calcext:value-type="float">
            <text:p>2010</text:p>
          </table:table-cell>
          <table:table-cell table:style-name="ce4" office:value-type="string" calcext:value-type="string">
            <text:p>Proceedings of the Annual Collaboration, Electronic Messaging, Anti-Abuse and Spam Confer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iltering instead of blocking: remove the offensive language by utilizing the grammatical relations among words</text:p>
          </table:table-cell>
          <table:table-cell table:style-name="ce4" office:value-type="string" calcext:value-type="string">
            <text:p>dataset_and_classification</text:p>
          </table:table-cell>
          <table:table-cell table:number-columns-repeated="4" table:style-name="ce4" office:value-type="string" calcext:value-type="string">
            <text:p>yes</text:p>
          </table:table-cell>
          <table:table-cell table:style-name="ce4" office:value-type="string" calcext:value-type="string">
            <text:p>offensive</text:p>
          </table:table-cell>
          <table:table-cell table:style-name="ce4" office:value-type="string" calcext:value-type="string">
            <text:p>abusive, offensive</text:p>
          </table:table-cell>
          <table:table-cell table:style-name="ce4" office:value-type="string" calcext:value-type="string">
            <text:p>text content including gutter language, sexually explicit material, racist, graphic violence, or any other content that may be considered offensive on social, religious, cultural or moral grounds. includes racism for exampl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rule+string matching)</text:p>
          </table:table-cell>
          <table:table-cell table:style-name="ce4" office:value-type="string" calcext:value-type="string">
            <text:p>POS, typed dependencies, lexical features</text:p>
          </table:table-cell>
          <table:table-cell table:style-name="ce4"/>
          <table:table-cell table:style-name="ce4" office:value-type="string" calcext:value-type="string">
            <text:p>accuracy (correct, insufficient and excessive filtering)</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youtube</text:p>
          </table:table-cell>
          <table:table-cell table:style-name="ce4" office:value-type="float" office:value="11670" calcext:value-type="float">
            <text:p>1167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ed from videos of different categories</text:p>
          </table:table-cell>
          <table:table-cell table:style-name="ce4" table:number-columns-repeated="8"/>
          <table:table-cell table:number-columns-repeated="977"/>
        </table:table-row>
        <table:table-row table:style-name="ro1">
          <table:table-cell table:style-name="ce2" office:value-type="string" calcext:value-type="string">
            <text:p>Filtering unwanted messages from OSN walls</text:p>
          </table:table-cell>
          <table:table-cell table:style-name="ce4" office:value-type="float" office:value="2016" calcext:value-type="float">
            <text:p>2016</text:p>
          </table:table-cell>
          <table:table-cell table:style-name="ce4" office:value-type="string" calcext:value-type="string">
            <text:p>International Conference on Innovation and Challenges in Cyber Security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nformation Filtering methods</text:p>
          </table:table-cell>
          <table:table-cell table:style-name="ce4" office:value-type="string" calcext:value-type="string">
            <text:p>CS_survey</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neural</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number-columns-repeated="29"/>
          <table:table-cell table:number-columns-repeated="977"/>
        </table:table-row>
        <table:table-row table:style-name="ro1">
          <table:table-cell table:style-name="ce2" office:value-type="string" calcext:value-type="string">
            <text:p>Flame Detector Model: A Prototype for Detecting Flames in Social Networking Sites</text:p>
          </table:table-cell>
          <table:table-cell table:style-name="ce4" office:value-type="float" office:value="2012" calcext:value-type="float">
            <text:p>2012</text:p>
          </table:table-cell>
          <table:table-cell table:style-name="ce4" office:value-type="string" calcext:value-type="string">
            <text:p>International Conference on Computer Modelling and Simulation</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pipeline for filtering detection and intensity classification</text:p>
          </table:table-cell>
          <table:table-cell table:style-name="ce4" office:value-type="string" calcext:value-type="string">
            <text:p>classification</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number-columns-repeated="3" table:style-name="ce4" office:value-type="string" calcext:value-type="string">
            <text:p>-</text:p>
          </table:table-cell>
          <table:table-cell table:style-name="ce4"/>
          <table:table-cell table:number-columns-repeated="2" table:style-name="ce4" office:value-type="string" calcext:value-type="string">
            <text:p>-</text:p>
          </table:table-cell>
          <table:table-cell table:style-name="ce4" table:number-columns-repeated="9"/>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From Humour to Hatred: A Computational Analysis of Off-Colour Humour</text:p>
          </table:table-cell>
          <table:table-cell table:style-name="ce4" office:value-type="float" office:value="2018" calcext:value-type="float">
            <text:p>2018</text:p>
          </table:table-cell>
          <table:table-cell table:style-name="ce4" office:value-type="string" calcext:value-type="string">
            <text:p>CCF International Conference on Natural Language Processing and Chinese Computing</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iltering different types of humour</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umour</text:p>
          </table:table-cell>
          <table:table-cell table:style-name="ce4" office:value-type="string" calcext:value-type="string">
            <text:p>offensive</text:p>
          </table:table-cell>
          <table:table-cell table:style-name="ce4" office:value-type="string" calcext:value-type="string">
            <text:p>Humour that is sometimes considered to be purely offensive, insulting or a form of hate speech is described as off-colour humour. Off-colour humour (also known as vulgar humour, crude humour, or shock humour) is humour that deals with topics that may be considered to be in poor taste or overly vulgar. It primarily consists of three sub-categories, dark humour, blue humour and insult humour.</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logistic regression, Naive Bayes, SVM, CNN, LDA</text:p>
          </table:table-cell>
          <table:table-cell table:style-name="ce4" office:value-type="string" calcext:value-type="string">
            <text:p>sentiment analysis, pronoun variations, common-sense matrix (words linked to certain concepts), word n-gram, Brown clustering, word embedding</text:p>
          </table:table-cell>
          <table:table-cell table:style-name="ce4" office:value-type="string" calcext:value-type="string">
            <text:p>word2vec</text:p>
          </table:table-cell>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reddit</text:p>
          </table:table-cell>
          <table:table-cell table:style-name="ce4" office:value-type="float" office:value="15000" calcext:value-type="float">
            <text:p>15000</text:p>
          </table:table-cell>
          <table:table-cell table:style-name="ce4" office:value-type="float" office:value="4000" calcext:value-type="float">
            <text:p>40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different topics</text:p>
          </table:table-cell>
          <table:table-cell table:style-name="ce4" table:number-columns-repeated="8"/>
          <table:table-cell table:number-columns-repeated="977"/>
        </table:table-row>
        <table:table-row table:style-name="ro1">
          <table:table-cell table:style-name="ce2" office:value-type="string" calcext:value-type="string">
            <text:p>From risk factors to detection and intervention: A metareview and practical proposal for research on cyberbullying</text:p>
          </table:table-cell>
          <table:table-cell table:style-name="ce4" office:value-type="float" office:value="2017" calcext:value-type="float">
            <text:p>2017</text:p>
          </table:table-cell>
          <table:table-cell table:style-name="ce4" office:value-type="string" calcext:value-type="string">
            <text:p>IST-Africa Week Conference</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ication of the limitations of cyberbullying</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n aggressive intentional act carried out by a group or individual, using electronic forms of contact, repeatedly and over time against a victim who cannot easily defend him or herself”</text:p>
          </table:table-cell>
          <table:table-cell table:style-name="ce4" table:number-columns-repeated="32"/>
          <table:table-cell table:number-columns-repeated="977"/>
        </table:table-row>
        <table:table-row table:style-name="ro1">
          <table:table-cell table:style-name="ce2" office:value-type="string" calcext:value-type="string">
            <text:p>From Royals to Vegans: Characterizing Question Trolling on a Community Question Answering Website</text:p>
          </table:table-cell>
          <table:table-cell table:style-name="ce4" office:value-type="float" office:value="2018" calcext:value-type="float">
            <text:p>2018</text:p>
          </table:table-cell>
          <table:table-cell table:style-name="ce4" office:value-type="string" calcext:value-type="string">
            <text:p>International ACM SIGIR Conference on Research &amp; Development in Information Retrieva</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troll classification, distinction from abuse</text:p>
          </table:table-cell>
          <table:table-cell table:style-name="ce4" office:value-type="string" calcext:value-type="string">
            <text:p>dataset_and_classification,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troll</text:p>
          </table:table-cell>
          <table:table-cell table:style-name="ce4" office:value-type="string" calcext:value-type="string">
            <text:p>cyberbullying</text:p>
          </table:table-cell>
          <table:table-cell table:style-name="ce4" office:value-type="string" calcext:value-type="string">
            <text:p>data samples reported as abus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SVM, boosting (gradient-boosting), random forest</text:p>
          </table:table-cell>
          <table:table-cell table:style-name="ce4" office:value-type="string" calcext:value-type="string">
            <text:p>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performance on subsets of features)</text:p>
          </table:table-cell>
          <table:table-cell table:style-name="ce4" office:value-type="string" calcext:value-type="string">
            <text:p>word2vec</text:p>
          </table:table-cell>
          <table:table-cell table:style-name="ce4" office:value-type="string" calcext:value-type="string">
            <text:p>accuracy,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yahoo</text:p>
          </table:table-cell>
          <table:table-cell table:style-name="ce4" office:value-type="float" office:value="731956" calcext:value-type="float">
            <text:p>731956</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Harmful Contents Classification Using the Harmful Word Filtering and SVM</text:p>
          </table:table-cell>
          <table:table-cell table:style-name="ce4" office:value-type="float" office:value="2007" calcext:value-type="float">
            <text:p>2007</text:p>
          </table:table-cell>
          <table:table-cell table:style-name="ce4" office:value-type="string" calcext:value-type="string">
            <text:p>International Conference on Computational Sci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and rating of harmful content</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rmful_speech</text:p>
          </table:table-cell>
          <table:table-cell table:style-name="ce4" office:value-type="string" calcext:value-type="string">
            <text:p>harmful speech per typ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 machine_learning</text:p>
          </table:table-cell>
          <table:table-cell table:style-name="ce4" office:value-type="string" calcext:value-type="string">
            <text:p>rule (string matching), SVM</text:p>
          </table:table-cell>
          <table:table-cell table:style-name="ce4" office:value-type="string" calcext:value-type="string">
            <text:p>word n-gram, tf-idf, tf-icf, feature selection (Document Frequency, Information Gain, mutual information, chi-square)</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ext:p>
          </table:table-cell>
          <table:table-cell table:style-name="ce4" office:value-type="float" office:value="21000" calcext:value-type="float">
            <text:p>21000</text:p>
          </table:table-cell>
          <table:table-cell table:style-name="ce4" office:value-type="float" office:value="5500" calcext:value-type="float">
            <text:p>5500</text:p>
          </table:table-cell>
          <table:table-cell table:style-name="ce4" office:value-type="string" calcext:value-type="string">
            <text:p>korean, 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Harnessing the Power of Text Mining for the Detection of Abusive Content in Social Media</text:p>
          </table:table-cell>
          <table:table-cell table:style-name="ce4" office:value-type="float" office:value="2017" calcext:value-type="float">
            <text:p>2017</text:p>
          </table:table-cell>
          <table:table-cell table:style-name="ce4" office:value-type="string" calcext:value-type="string">
            <text:p>Advances in Computational Intelligence System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of abusive speech over 8 dataset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harassment, abusive</text:p>
          </table:table-cell>
          <table:table-cell table:style-name="ce4" office:value-type="string" calcext:value-type="string">
            <text:p>cyberbullying</text:p>
          </table:table-cell>
          <table:table-cell table:style-name="ce4" office:value-type="string" calcext:value-type="string">
            <text:p>We use the general term abusive content to refer to user content that has been interpreted as either cyberbullying or harassment. Bullying [1, 2] is defined as repeated exposure to negative actions on the part of others.Harassment, a less targeted version of bullying, is defined as communications in which the user intentionally annoys one or more others in a web community</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text:p>
          </table:table-cell>
          <table:table-cell table:style-name="ce4" office:value-type="string" calcext:value-type="string">
            <text:p>word n-gram, bag of words, linguistic features (length, punctuation, uppercase letters, ...), feature selection (chi-square, SVD)</text:p>
          </table:table-cell>
          <table:table-cell table:style-name="ce4"/>
          <table:table-cell table:style-name="ce4" office:value-type="string" calcext:value-type="string">
            <text:p>recall</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youtube, myspace, formspring, kongregate, slashdot</text:p>
          </table:table-cell>
          <table:table-cell table:style-name="ce4" office:value-type="string" calcext:value-type="string">
            <text:p>3110, 3466, 1710, 13153, 4802, 4303, 1946, 134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Hate Me, Hate Me Not: Hate Speech Detection on Facebook</text:p>
          </table:table-cell>
          <table:table-cell table:style-name="ce4" office:value-type="float" office:value="2017" calcext:value-type="float">
            <text:p>2017</text:p>
          </table:table-cell>
          <table:table-cell table:style-name="ce4" office:value-type="string" calcext:value-type="string">
            <text:p>Italian Conference on Cybersecurity</text:p>
          </table:table-cell>
          <table:table-cell table:style-name="ce4" office:value-type="string" calcext:value-type="string">
            <text:p>CEU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in italia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hate_speech</text:p>
          </table:table-cell>
          <table:table-cell table:style-name="ce4"/>
          <table:table-cell table:style-name="ce4" office:value-type="float" office:value="3" calcext:value-type="float">
            <text:p>3</text:p>
          </table:table-cell>
          <table:table-cell table:style-name="ce4" office:value-type="string" calcext:value-type="string">
            <text:p>weak hate, strong hate, no hate</text:p>
          </table:table-cell>
          <table:table-cell table:style-name="ce4" office:value-type="string" calcext:value-type="string">
            <text:p>yes</text:p>
          </table:table-cell>
          <table:table-cell table:style-name="ce4" office:value-type="string" calcext:value-type="string">
            <text:p>Religion, Physical and/or mental handicap, Socio-economical status, Politics, Race, Sex and Gender issues, and Other</text:p>
          </table:table-cell>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RNN</text:p>
          </table:table-cell>
          <table:table-cell table:style-name="ce4" office:value-type="string" calcext:value-type="string">
            <text:p>sentiment analysis (sentiment polarity lexicon, polarity modifier, distribution of sentiment polarity), linguistic features (punctuation, emoticons), char n-gram, word n-gram, n-gram variations (lemma n-gram, lemma sentiment polarity n-grams, repetitions of char n-gram, dependency type n-grams, lexical dependency n-grams, lexical dependency triplet n-grams, POS dependency n-grams), POS n-gram, POS variations (POS distribution, POS dependency triplet n-grams), word embedding variations ( word embedding lexicon, average of word embeddings)</text:p>
          </table:table-cell>
          <table:table-cell table:style-name="ce4" office:value-type="string" calcext:value-type="string">
            <text:p>word2vec</text:p>
          </table:table-cell>
          <table:table-cell table:style-name="ce4" office:value-type="string" calcext:value-type="string">
            <text:p>accuracy, 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acebook</text:p>
          </table:table-cell>
          <table:table-cell table:style-name="ce4" table:number-columns-repeated="2"/>
          <table:table-cell table:style-name="ce4" office:value-type="string" calcext:value-type="string">
            <text:p>italian</text:p>
          </table:table-cell>
          <table:table-cell table:style-name="ce4"/>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no</text:p>
          </table:table-cell>
          <table:table-cell table:style-name="ce4" office:value-type="string" calcext:value-type="string">
            <text:p>crawled from pages suspected to have hate speech</text:p>
          </table:table-cell>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5" calcext:value-type="float">
            <text:p>5</text:p>
          </table:table-cell>
          <table:table-cell table:style-name="ce4" table:number-columns-repeated="3"/>
          <table:table-cell table:style-name="ce4" office:value-type="string" calcext:value-type="string">
            <text:p>Fleiss' Kappa</text:p>
          </table:table-cell>
          <table:table-cell table:style-name="ce4" office:value-type="string" calcext:value-type="string">
            <text:p>0.19 (tri), <text:s/>0.26 (binary)</text:p>
          </table:table-cell>
          <table:table-cell table:number-columns-repeated="977"/>
        </table:table-row>
        <table:table-row table:style-name="ro1">
          <table:table-cell table:style-name="ce2" office:value-type="string" calcext:value-type="string">
            <text:p>Hate Speech Annotation: Analysis of an Italian Twitter Corpus</text:p>
          </table:table-cell>
          <table:table-cell table:style-name="ce4" office:value-type="float" office:value="2017" calcext:value-type="float">
            <text:p>2017</text:p>
          </table:table-cell>
          <table:table-cell table:style-name="ce4" office:value-type="string" calcext:value-type="string">
            <text:p>CEUR WORKSHOP PROCEEDINGS</text:p>
          </table:table-cell>
          <table:table-cell table:style-name="ce4" office:value-type="string" calcext:value-type="string">
            <text:p>CEU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ataset for hate speech in italian</text:p>
          </table:table-cell>
          <table:table-cell table:style-name="ce4" office:value-type="string" calcext:value-type="string">
            <text:p>dataset, crowdsourcing</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offensive, aggression, irony</text:p>
          </table:table-cell>
          <table:table-cell table:style-name="ce4" office:value-type="string" calcext:value-type="string">
            <text:p>hate_speech, hate</text:p>
          </table:table-cell>
          <table:table-cell table:style-name="ce4" office:value-type="string" calcext:value-type="string">
            <text:p>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Irony: labels no - yes): it determines whether the tweet is ironic or sarcastic rather than based on the literal meaning of words. The introduction of this category in the scheme was led by preliminary observations of the data, which highlighted how it was a fairly common linguistic expedient used to mitigate or indirectly convey a hateful content. Stereotype (labels no - yes): it determines whether the tweet contains any implicit or explicit reference to (mostly untrue) beliefs about a given target.</text:p>
          </table:table-cell>
          <table:table-cell table:style-name="ce4" table:number-columns-repeated="12"/>
          <table:table-cell table:style-name="ce4" office:value-type="string" calcext:value-type="string">
            <text:p>yes</text:p>
          </table:table-cell>
          <table:table-cell table:style-name="ce4" office:value-type="string" calcext:value-type="string">
            <text:p>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828" calcext:value-type="float">
            <text:p>1828</text:p>
          </table:table-cell>
          <table:table-cell table:style-name="ce4"/>
          <table:table-cell table:style-name="ce4" office:value-type="string" calcext:value-type="string">
            <text:p>italian</text:p>
          </table:table-cell>
          <table:table-cell table:style-name="ce4" table:number-columns-repeated="4"/>
          <table:table-cell table:style-name="ce4" office:value-type="string" calcext:value-type="string">
            <text:p>crawled from twitter and filtered by selected hate keywords, and randomly selected from categories</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precise definition, examples</text:p>
          </table:table-cell>
          <table:table-cell table:style-name="ce4" office:value-type="string" calcext:value-type="string">
            <text:p>Cohen's Kappa</text:p>
          </table:table-cell>
          <table:table-cell table:style-name="ce4" office:value-type="float" office:value="0.54" calcext:value-type="float">
            <text:p>0.54</text:p>
          </table:table-cell>
          <table:table-cell table:number-columns-repeated="977"/>
        </table:table-row>
        <table:table-row table:style-name="ro1">
          <table:table-cell table:style-name="ce2" office:value-type="string" calcext:value-type="string">
            <text:p>Hate Speech Dataset from a White Supremacy Forum</text:p>
          </table:table-cell>
          <table:table-cell table:style-name="ce4" office:value-type="float" office:value="2018" calcext:value-type="float">
            <text:p>2018</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ataset for hate speech in italian</text:p>
          </table:table-cell>
          <table:table-cell table:style-name="ce4" office:value-type="string" calcext:value-type="string">
            <text:p>dataset_and_classification, crowdsourcing</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a) a deliberate attack, b) directed towards a specific group of people, and c) motivated by actual or perceived aspects that form the group’s identity</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CNN, RNN</text:p>
          </table:table-cell>
          <table:table-cell table:style-name="ce4" office:value-type="string" calcext:value-type="string">
            <text:p>bag of words, word embedding</text:p>
          </table:table-cell>
          <table:table-cell table:style-name="ce4"/>
          <table:table-cell table:style-name="ce4" office:value-type="string" calcext:value-type="string">
            <text:p>accuracy( average, positive and negative classes)</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Sentences in this category contain hate speech. Hate speech is a a) deliberate attack b) directed towards a specific group of people c) motivated by aspects of the group’s identity. The three premises must be true for a sentence to be categorized as HATE. The label RELATION is for specific cases such as this, where the sentences in a post do not contain hate speech on their own, but the combination of several sentences does.</text:p>
          </table:table-cell>
          <table:table-cell table:style-name="ce4" office:value-type="string" calcext:value-type="string">
            <text:p>no</text:p>
          </table:table-cell>
          <table:table-cell table:style-name="ce4" office:value-type="string" calcext:value-type="string">
            <text:p>stormfront (hate Internet forum)</text:p>
          </table:table-cell>
          <table:table-cell table:style-name="ce4" office:value-type="float" office:value="10568" calcext:value-type="float">
            <text:p>10568</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scraped from the website</text:p>
          </table:table-cell>
          <table:table-cell table:style-name="ce4" office:value-type="string" calcext:value-type="string">
            <text:p>crowdsourcing</text:p>
          </table:table-cell>
          <table:table-cell table:style-name="ce4" office:value-type="string" calcext:value-type="string">
            <text:p>expert (author)</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precise definition, examples</text:p>
          </table:table-cell>
          <table:table-cell table:style-name="ce4" office:value-type="string" calcext:value-type="string">
            <text:p>percentage agreement, Cohen's Kappa, Fleiss' Kappa</text:p>
          </table:table-cell>
          <table:table-cell table:style-name="ce4" office:value-type="string" calcext:value-type="string">
            <text:p>0.9097, 0.627, 0.632</text:p>
          </table:table-cell>
          <table:table-cell table:number-columns-repeated="977"/>
        </table:table-row>
        <table:table-row table:style-name="ro1">
          <table:table-cell table:style-name="ce2" office:value-type="string" calcext:value-type="string">
            <text:p>Hate speech detection in the Indonesian language: A dataset and preliminary study</text:p>
          </table:table-cell>
          <table:table-cell table:style-name="ce4" office:value-type="float" office:value="2017" calcext:value-type="float">
            <text:p>2017</text:p>
          </table:table-cell>
          <table:table-cell table:style-name="ce4" office:value-type="string" calcext:value-type="string">
            <text:p>International Conference on Advanced Computer Science and Information Systems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te speech detection in indonesia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hateful_speech</text:p>
          </table:table-cell>
          <table:table-cell table:style-name="ce4" office:value-type="string" calcext:value-type="string">
            <text:p>Hate speech is “any communication that disparages a person or a group on the basis of some characteristic such as race, ethnicity, gender, sexual orientation, nationality, religion, or other characteristic“</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random forest, logistic regression</text:p>
          </table:table-cell>
          <table:table-cell table:style-name="ce4" office:value-type="string" calcext:value-type="string">
            <text:p>bag of words, word n-gram, char n-gram, sentiment analysis</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520" calcext:value-type="float">
            <text:p>520</text:p>
          </table:table-cell>
          <table:table-cell table:style-name="ce4" office:value-type="float" office:value="260" calcext:value-type="float">
            <text:p>260</text:p>
          </table:table-cell>
          <table:table-cell table:style-name="ce4" office:value-type="string" calcext:value-type="string">
            <text:p>indonesian</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yes</text:p>
          </table:table-cell>
          <table:table-cell table:style-name="ce4" office:value-type="string" calcext:value-type="string">
            <text:p>crawled tweets about a specific event</text:p>
          </table:table-cell>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office:value-type="string" calcext:value-type="string">
            <text:p>full_agreement</text:p>
          </table:table-cell>
          <table:table-cell table:style-name="ce4" table:number-columns-repeated="4"/>
          <table:table-cell table:number-columns-repeated="977"/>
        </table:table-row>
        <table:table-row table:style-name="ro1">
          <table:table-cell table:style-name="ce2" office:value-type="string" calcext:value-type="string">
            <text:p>Hate Speech Detection on Twitter: Feature Engineering v.s. Feature Selection</text:p>
          </table:table-cell>
          <table:table-cell table:style-name="ce4" office:value-type="float" office:value="2018" calcext:value-type="float">
            <text:p>2018</text:p>
          </table:table-cell>
          <table:table-cell table:style-name="ce4" office:value-type="string" calcext:value-type="string">
            <text:p>European Semantic Web Confer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features for classifica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L1 Logistic Regression)</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12000, 4500, 4500, 9000, 16500, 1500, 18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Hate Speech Detection with Comment Embeddings</text:p>
          </table:table-cell>
          <table:table-cell table:style-name="ce4" office:value-type="float" office:value="2015" calcext:value-type="float">
            <text:p>2015</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two-step method for hate speech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n “abusive speech targeting specific group characteristics, such as ethnicity, re- ligion, or gender”</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text:p>
          </table:table-cell>
          <table:table-cell table:style-name="ce4" office:value-type="string" calcext:value-type="string">
            <text:p>word embedding variations (paragraph2vec with continuous bag of words)</text:p>
          </table:table-cell>
          <table:table-cell table:style-name="ce4"/>
          <table:table-cell table:style-name="ce4" office:value-type="string" calcext:value-type="string">
            <text:p>ROC-AUC</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yahoo</text:p>
          </table:table-cell>
          <table:table-cell table:style-name="ce4" office:value-type="float" office:value="950000" calcext:value-type="float">
            <text:p>950000</text:p>
          </table:table-cell>
          <table:table-cell table:style-name="ce4" office:value-type="float" office:value="56280" calcext:value-type="float">
            <text:p>5628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Hate Speech Detection: A Solved Problem? The Challenging Case of Long Tail on Twitter</text:p>
          </table:table-cell>
          <table:table-cell table:style-name="ce4" office:value-type="float" office:value="2018" calcext:value-type="float">
            <text:p>2018</text:p>
          </table:table-cell>
          <table:table-cell table:style-name="ce4" office:value-type="string" calcext:value-type="string">
            <text:p>Semantic Web Journal</text:p>
          </table:table-cell>
          <table:table-cell table:style-name="ce15" office:value-type="string" calcext:value-type="string">
            <text:p>IOS Press</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long tail in hate speech classififcation</text:p>
          </table:table-cell>
          <table:table-cell table:style-name="ce4" office:value-type="string" calcext:value-type="string">
            <text:p>classification,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racism, sexism</text:p>
          </table:table-cell>
          <table:table-cell table:style-name="ce4"/>
          <table:table-cell table:style-name="ce4" office:value-type="float" office:value="3" calcext:value-type="float">
            <text:p>3</text:p>
          </table:table-cell>
          <table:table-cell table:style-name="ce4" office:value-type="string" calcext:value-type="string">
            <text:p>racism, sexism, no</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RNN, CNN</text:p>
          </table:table-cell>
          <table:table-cell table:style-name="ce4" office:value-type="string" calcext:value-type="string">
            <text:p>word embedding</text:p>
          </table:table-cell>
          <table:table-cell table:style-name="ce4" office:value-type="string" calcext:value-type="string">
            <text:p>word2vec, GloVe, twitter embedding</text:p>
          </table:table-cell>
          <table:table-cell table:style-name="ce4" office:value-type="string" calcext:value-type="string">
            <text:p>F-measure (macro, micro, overall)</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16093, 6579, 6559, 6567, 18593, 24783, 2435</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style-name="ce21" office:value-type="string" calcext:value-type="string">
            <text:p>the presence of abstract concepts such as ‘sexism’, ‘racism’ or even ‘hate’ in general is very difficult to detect if solely based on linguistic content. compensating the lack of training data. problem of OOVs. classification for longer messages</text:p>
          </table:table-cell>
          <table:table-cell table:number-columns-repeated="976"/>
        </table:table-row>
        <table:table-row table:style-name="ro1">
          <table:table-cell table:style-name="ce2" office:value-type="string" calcext:value-type="string">
            <text:p>Hate Speech on Twitter: A Pragmatic Approach to Collect Hateful and Offensive Expressions and Perform Hate Speech Detection</text:p>
          </table:table-cell>
          <table:table-cell table:style-name="ce4" office:value-type="float" office:value="2018" calcext:value-type="float">
            <text:p>2018</text:p>
          </table:table-cell>
          <table:table-cell table:style-name="ce4" office:value-type="string" calcext:value-type="string">
            <text:p>IEEE Access 6</text:p>
          </table:table-cell>
          <table:table-cell table:style-name="ce4" office:value-type="string" calcext:value-type="string">
            <text:p>IEEE</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detection of hate speech with pattern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 offensive</text:p>
          </table:table-cell>
          <table:table-cell table:style-name="ce4" office:value-type="string" calcext:value-type="string">
            <text:p>Hate speech is a particular form of offensive language where the person using it is basing his opinion either on segregative, racist or extremist background or on stereotypes. Offensive: this class contains tweets that are offensive, but do not present any hate or a segregative/racist speeches. Hateful: this class includes tweets which are offensive, and present hate, racist and segregative words and expressions.</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ecision tree (J48), SVM, random forest</text:p>
          </table:table-cell>
          <table:table-cell table:style-name="ce4" office:value-type="string" calcext:value-type="string">
            <text:p>sentiment analysis (many features), linguistic features (punctuation, uppercase, interjection), POS variations (unigram with POS and ratio, pattern extracted automatically from sentences and filtered by frequency)</text:p>
          </table:table-cell>
          <table:table-cell table:style-name="ce4"/>
          <table:table-cell table:style-name="ce4" office:value-type="string" calcext:value-type="string">
            <text:p>precision, recall, F-measure, tru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21000" calcext:value-type="float">
            <text:p>21000</text:p>
          </table:table-cell>
          <table:table-cell table:style-name="ce4" office:value-type="float" office:value="7000" calcext:value-type="float">
            <text:p>70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Hateful Symbols or Hateful People? Predictive Features for Hate Speech Detection on Twitter</text:p>
          </table:table-cell>
          <table:table-cell table:style-name="ce4" office:value-type="float" office:value="2016" calcext:value-type="float">
            <text:p>2016</text:p>
          </table:table-cell>
          <table:table-cell table:style-name="ce4" office:value-type="string" calcext:value-type="string">
            <text:p>Proceedings of the NAACL student research workshop</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dataset for hate speech and feature analysi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ful_speech, hate_speech</text:p>
          </table:table-cell>
          <table:table-cell table:style-name="ce4" office:value-type="string" calcext:value-type="string">
            <text:p>racism, sexism</text:p>
          </table:table-cell>
          <table:table-cell table:style-name="ce4" office:value-type="string" calcext:value-type="string">
            <text:p>the definition mentions offensiveness: 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 </text:p>
          </table:table-cell>
          <table:table-cell table:style-name="ce4" office:value-type="float" office:value="3" calcext:value-type="float">
            <text:p>3</text:p>
          </table:table-cell>
          <table:table-cell table:style-name="ce4" office:value-type="string" calcext:value-type="string">
            <text:p>racist, sexist, no</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text:p>
          </table:table-cell>
          <table:table-cell table:style-name="ce4" office:value-type="string" calcext:value-type="string">
            <text:p>lexical features (most frequent words of each category), linguistic features (length), word n-gram, user information</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geographic information: does not improve performance, gender information, user description)</text:p>
          </table:table-cell>
          <table:table-cell table:style-name="ce4" office:value-type="string" calcext:value-type="string">
            <text:p>yes</text:p>
          </table:table-cell>
          <table:table-cell table:style-name="ce4" office:value-type="string" calcext:value-type="string">
            <text:p>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6914" calcext:value-type="float">
            <text:p>16914</text:p>
          </table:table-cell>
          <table:table-cell table:style-name="ce4" office:value-type="float" office:value="5300" calcext:value-type="float">
            <text:p>53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different users, and with selected keywords</text:p>
          </table:table-cell>
          <table:table-cell table:style-name="ce4" office:value-type="string" calcext:value-type="string">
            <text:p>crowdsourcing</text:p>
          </table:table-cell>
          <table:table-cell table:style-name="ce4" office:value-type="string" calcext:value-type="string">
            <text:p>expert (author, gender studies)</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interannotator agreement</text:p>
          </table:table-cell>
          <table:table-cell table:style-name="ce4" office:value-type="float" office:value="0.85" calcext:value-type="float">
            <text:p>0.85</text:p>
          </table:table-cell>
          <table:table-cell table:number-columns-repeated="977"/>
        </table:table-row>
        <table:table-row table:style-name="ro1">
          <table:table-cell table:style-name="ce2" office:value-type="string" calcext:value-type="string">
            <text:p>Hierarchical CVAE for Fine-Grained Hate Speech Classification</text:p>
          </table:table-cell>
          <table:table-cell table:style-name="ce4" office:value-type="float" office:value="2018" calcext:value-type="float">
            <text:p>2018</text:p>
          </table:table-cell>
          <table:table-cell table:style-name="ce4" office:value-type="string" calcext:value-type="string">
            <text:p>Proceedings of the Conference on Empirical Methods i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with hate categori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hate_speech</text:p>
          </table:table-cell>
          <table:table-cell table:style-name="ce4"/>
          <table:table-cell table:style-name="ce4" office:value-type="float" office:value="13" calcext:value-type="float">
            <text:p>13</text:p>
          </table:table-cell>
          <table:table-cell table:style-name="ce4" office:value-type="string" calcext:value-type="string">
            <text:p>13 different hate ideologies, e.g., white nationalist, anti-immigrant, racist skinhead,</text:p>
          </table:table-cell>
          <table:table-cell table:style-name="ce4" office:value-type="string" calcext:value-type="string">
            <text:p>no</text:p>
          </table:table-cell>
          <table:table-cell table:style-name="ce4"/>
          <table:table-cell table:style-name="ce4" office:value-type="string" calcext:value-type="string">
            <text:p>account</text:p>
          </table:table-cell>
          <table:table-cell table:style-name="ce4" office:value-type="string" calcext:value-type="string">
            <text:p>deep_learning</text:p>
          </table:table-cell>
          <table:table-cell table:style-name="ce4" office:value-type="string" calcext:value-type="string">
            <text:p>DNN</text:p>
          </table:table-cell>
          <table:table-cell table:style-name="ce4" office:value-type="string" calcext:value-type="string">
            <text:p>word embedding</text:p>
          </table:table-cell>
          <table:table-cell table:style-name="ce4"/>
          <table:table-cell table:style-name="ce4" office:value-type="string" calcext:value-type="string">
            <text:p>F-measure (macro, micro, weighted)</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3500000" calcext:value-type="float">
            <text:p>350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yes</text:p>
          </table:table-cell>
          <table:table-cell table:style-name="ce4" office:value-type="string" calcext:value-type="string">
            <text:p>crawled from 40 different pages</text:p>
          </table:table-cell>
          <table:table-cell table:style-name="ce4" table:number-columns-repeated="8"/>
          <table:table-cell table:number-columns-repeated="977"/>
        </table:table-row>
        <table:table-row table:style-name="ro1">
          <table:table-cell table:style-name="ce2" office:value-type="string" calcext:value-type="string">
            <text:p>Identification and characterization of cyberbullying dynamics in an online social network</text:p>
          </table:table-cell>
          <table:table-cell table:style-name="ce4" office:value-type="float" office:value="2015" calcext:value-type="float">
            <text:p>2015</text:p>
          </table:table-cell>
          <table:table-cell table:style-name="ce4" office:value-type="string" calcext:value-type="string">
            <text:p>Proceedings of the IEEE/ACM International Conference on Advances in Social Networks Analysis and Mining</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predition of bullies and of bullying connections in social network</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using information technology to willfully and repeatedly hurt, insult or harass others1</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decision tree</text:p>
          </table:table-cell>
          <table:table-cell table:style-name="ce4" office:value-type="string" calcext:value-type="string">
            <text:p>user information, network features, sentiment analysis, linguistic features (post length), pronoun variations (second person pronoun), bag of words (only of offensive words)</text:p>
          </table:table-cell>
          <table:table-cell table:style-name="ce4"/>
          <table:table-cell table:style-name="ce4" office:value-type="string" calcext:value-type="string">
            <text:p>true positive rate, false positive rate, F-measure, accuracy</text:p>
          </table:table-cell>
          <table:table-cell table:style-name="ce4" office:value-type="string" calcext:value-type="string">
            <text:p>yes</text:p>
          </table:table-cell>
          <table:table-cell table:style-name="ce4" office:value-type="string" calcext:value-type="string">
            <text:p>user information (gender and age, total number of comments posted by that user as a measure of involvement in the site), network information (degree centrality, closeness centrality, betweenness centrality, eigenvector centrality and clustering coefficient, elapsed time between posts)</text:p>
          </table:table-cell>
          <table:table-cell table:style-name="ce4" table:number-columns-repeated="2"/>
          <table:table-cell table:style-name="ce4" office:value-type="string" calcext:value-type="string">
            <text:p>no</text:p>
          </table:table-cell>
          <table:table-cell table:style-name="ce4" office:value-type="string" calcext:value-type="string">
            <text:p>myspace, formspring</text:p>
          </table:table-cell>
          <table:table-cell table:style-name="ce4" office:value-type="string" calcext:value-type="string">
            <text:p>4364, 13153</text:p>
          </table:table-cell>
          <table:table-cell table:style-name="ce4" office:value-type="float" office:value="2182" calcext:value-type="float">
            <text:p>2182</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Identifying and Categorising Profane Words in Hate Speech</text:p>
          </table:table-cell>
          <table:table-cell table:style-name="ce4" office:value-type="float" office:value="2018" calcext:value-type="float">
            <text:p>2018</text:p>
          </table:table-cell>
          <table:table-cell table:style-name="ce4" office:value-type="string" calcext:value-type="string">
            <text:p>Proceedings of the International Conference on Compute and Data Analysi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dentification of profane word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profanity</text:p>
          </table:table-cell>
          <table:table-cell table:style-name="ce4" office:value-type="string" calcext:value-type="string">
            <text:p>offensive, abusive</text:p>
          </table:table-cell>
          <table:table-cell table:style-name="ce4" office:value-type="string" calcext:value-type="string">
            <text:p>speech that contains abusive, insulting, intimidating, harassing or which incites violence, hatred or discrimination statement. contain profane words</text:p>
          </table:table-cell>
          <table:table-cell table:style-name="ce4" table:number-columns-repeated="14"/>
          <table:table-cell table:style-name="ce4" office:value-type="string" calcext:value-type="string">
            <text:p>no</text:p>
          </table:table-cell>
          <table:table-cell table:style-name="ce4" office:value-type="string" calcext:value-type="string">
            <text:p>youtube</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Implementation of Naive Bayes classifier algorithm on social media (Twitter) to the teaching of Indonesian hate speech</text:p>
          </table:table-cell>
          <table:table-cell table:style-name="ce4" office:value-type="float" office:value="2017" calcext:value-type="float">
            <text:p>2017</text:p>
          </table:table-cell>
          <table:table-cell table:style-name="ce4" office:value-type="string" calcext:value-type="string">
            <text:p>International Conference on Sustainable Information Engineering and Technology</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for indonesian tweets</text:p>
          </table:table-cell>
          <table:table-cell table:style-name="ce4" office:value-type="string" calcext:value-type="string">
            <text:p>classification</text:p>
          </table:table-cell>
          <table:table-cell table:number-columns-repeated="2" table:style-name="ce4" office:value-type="string" calcext:value-type="string">
            <text:p>yes</text:p>
          </table:table-cell>
          <table:table-cell table:number-columns-repeated="2" table:style-name="ce4" office:value-type="string" calcext:value-type="string">
            <text:p>no</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text:p>
          </table:table-cell>
          <table:table-cell table:style-name="ce4" office:value-type="string" calcext:value-type="string">
            <text:p>-</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indonesian</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Improved Abusive Comment Moderation with User Embeddings</text:p>
          </table:table-cell>
          <table:table-cell table:style-name="ce4" office:value-type="float" office:value="2017" calcext:value-type="float">
            <text:p>2017</text:p>
          </table:table-cell>
          <table:table-cell table:style-name="ce4" office:value-type="string" calcext:value-type="string">
            <text:p>Proceedings of the EMNLP Workshop: Natural Language Processing meets Journalism</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incorporate user information for the classifica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word embedding, user information (user embedding)</text:p>
          </table:table-cell>
          <table:table-cell table:style-name="ce4" office:value-type="string" calcext:value-type="string">
            <text:p>word2vec</text:p>
          </table:table-cell>
          <table:table-cell table:style-name="ce4" office:value-type="string" calcext:value-type="string">
            <text:p>ROC-AUC</text:p>
          </table:table-cell>
          <table:table-cell table:style-name="ce4" office:value-type="string" calcext:value-type="string">
            <text:p>yes</text:p>
          </table:table-cell>
          <table:table-cell table:style-name="ce4" office:value-type="string" calcext:value-type="string">
            <text:p>user information (about posts and post rejections)</text:p>
          </table:table-cell>
          <table:table-cell table:style-name="ce4" table:number-columns-repeated="2"/>
          <table:table-cell table:style-name="ce4" office:value-type="string" calcext:value-type="string">
            <text:p>yes</text:p>
          </table:table-cell>
          <table:table-cell table:style-name="ce4" office:value-type="string" calcext:value-type="string">
            <text:p>news site (gazzetta)</text:p>
          </table:table-cell>
          <table:table-cell table:style-name="ce4" office:value-type="float" office:value="1450000" calcext:value-type="float">
            <text:p>1450000</text:p>
          </table:table-cell>
          <table:table-cell table:style-name="ce4"/>
          <table:table-cell table:style-name="ce4" office:value-type="string" calcext:value-type="string">
            <text:p>greek</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Improved Cyberbullying Detection Using Gender Information</text:p>
          </table:table-cell>
          <table:table-cell table:style-name="ce4" office:value-type="float" office:value="2012" calcext:value-type="float">
            <text:p>2012</text:p>
          </table:table-cell>
          <table:table-cell table:style-name="ce4" office:value-type="string" calcext:value-type="string">
            <text:p>Proceedings of the Twelfth Dutch-Belgian Information Retrieval Workshop</text:p>
          </table:table-cell>
          <table:table-cell table:style-name="ce4" office:value-type="string" calcext:value-type="string">
            <text:p>-</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yberbullying detection with geneder specific informa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ggressive, intentional act carried out by a group or individual, using electronic forms of contact (e.g. email and chat rooms), repeatedly or over time, against a victim who cannot easily defend her-self</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variations of bad words (profane words), pronoun variations (second person pronoun, other pronouns), tf-idf</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gender)</text:p>
          </table:table-cell>
          <table:table-cell table:style-name="ce4" table:number-columns-repeated="2"/>
          <table:table-cell table:style-name="ce4" office:value-type="string" calcext:value-type="string">
            <text:p>yes</text:p>
          </table:table-cell>
          <table:table-cell table:style-name="ce4" office:value-type="string" calcext:value-type="string">
            <text:p>myspace</text:p>
          </table:table-cell>
          <table:table-cell table:style-name="ce4" office:value-type="float" office:value="2200" calcext:value-type="float">
            <text:p>22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Improving Cyberbullying Detection with User Context</text:p>
          </table:table-cell>
          <table:table-cell table:style-name="ce4" office:value-type="float" office:value="2013" calcext:value-type="float">
            <text:p>2013</text:p>
          </table:table-cell>
          <table:table-cell table:style-name="ce4" office:value-type="string" calcext:value-type="string">
            <text:p>European Conference on Information Retrieval</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user context in 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variations of bad words (number of cyberbullying words, number of profane words), pronoun variations (number of first and second pronoun, profanity window = pronoun followed by profane word), linguistic features (number of emoticons, number of capital letters, comment length), user information</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age, history of profane word use, and other feature use)</text:p>
          </table:table-cell>
          <table:table-cell table:style-name="ce4" table:number-columns-repeated="2"/>
          <table:table-cell table:style-name="ce4" office:value-type="string" calcext:value-type="string">
            <text:p>no</text:p>
          </table:table-cell>
          <table:table-cell table:style-name="ce4" office:value-type="string" calcext:value-type="string">
            <text:p>youtube</text:p>
          </table:table-cell>
          <table:table-cell table:style-name="ce4" office:value-type="float" office:value="4626" calcext:value-type="float">
            <text:p>4626</text:p>
          </table:table-cell>
          <table:table-cell table:style-name="ce4" office:value-type="float" office:value="450" calcext:value-type="float">
            <text:p>45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top 3 videos of each youtube category</text:p>
          </table:table-cell>
          <table:table-cell table:style-name="ce4" office:value-type="string" calcext:value-type="string">
            <text:p>crowdsourcing</text:p>
          </table:table-cell>
          <table:table-cell table:number-columns-repeated="2" table:style-name="ce4" office:value-type="string" calcext:value-type="string">
            <text:p>?</text:p>
          </table:table-cell>
          <table:table-cell table:style-name="ce4" table:number-columns-repeated="3"/>
          <table:table-cell table:style-name="ce4" office:value-type="string" calcext:value-type="string">
            <text:p>interannotator agreement</text:p>
          </table:table-cell>
          <table:table-cell table:style-name="ce4" office:value-type="float" office:value="0.93" calcext:value-type="float">
            <text:p>0.93</text:p>
          </table:table-cell>
          <table:table-cell table:style-name="ce21" office:value-type="string" calcext:value-type="string">
            <text:p>employ predicting algorithms such as age prediction, prior to using the profile information for improving detection accuracy.</text:p>
          </table:table-cell>
          <table:table-cell table:number-columns-repeated="976"/>
        </table:table-row>
        <table:table-row table:style-name="ro1">
          <table:table-cell table:style-name="ce2" office:value-type="string" calcext:value-type="string">
            <text:p>Improving Hate Speech Detection with Deep Learning Ensembles</text:p>
          </table:table-cell>
          <table:table-cell table:style-name="ce4" office:value-type="float" office:value="2018" calcext:value-type="float">
            <text:p>2018</text:p>
          </table:table-cell>
          <table:table-cell table:style-name="ce4" office:value-type="string" calcext:value-type="string">
            <text:p>LREC</text:p>
          </table:table-cell>
          <table:table-cell table:style-name="ce4" office:value-type="string" calcext:value-type="string">
            <text:p>ELRA</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ep learning for hate speech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racism, sexism</text:p>
          </table:table-cell>
          <table:table-cell table:style-name="ce4" office:value-type="string" calcext:value-type="string">
            <text:p>actual classification of racist, sexist, none and sentiment (positive, negative, neutral) in the crowdsourcing task</text:p>
          </table:table-cell>
          <table:table-cell table:style-name="ce4" office:value-type="float" office:value="3" calcext:value-type="float">
            <text:p>3</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ensemble_classifier (different weight initialization), CNN</text:p>
          </table:table-cell>
          <table:table-cell table:style-name="ce4" office:value-type="string" calcext:value-type="string">
            <text:p>word embedding</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9649, 16883</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Indonesian Twitter Cyberbullying Detection using Text Classification and User Credibility</text:p>
          </table:table-cell>
          <table:table-cell table:style-name="ce4" office:value-type="float" office:value="2018" calcext:value-type="float">
            <text:p>2018</text:p>
          </table:table-cell>
          <table:table-cell table:style-name="ce4" office:value-type="string" calcext:value-type="string">
            <text:p>International Conference on Information and Communications Technology</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in indonesia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harassment</text:p>
          </table:table-cell>
          <table:table-cell table:style-name="ce4" office:value-type="string" calcext:value-type="string">
            <text:p>but they focus on harassment. Cyberbullying is a repeated act that harasses, humiliates, threatens, or hassles other people through computers, cell phones and other electronic devices [1], including online social net-working websites [2].</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text:p>
          </table:table-cell>
          <table:table-cell table:style-name="ce4" office:value-type="string" calcext:value-type="string">
            <text:p>machine_learning</text:p>
          </table:table-cell>
          <table:table-cell table:style-name="ce4" office:value-type="string" calcext:value-type="string">
            <text:p>KNN, SVM</text:p>
          </table:table-cell>
          <table:table-cell table:style-name="ce4" office:value-type="string" calcext:value-type="string">
            <text:p>variations of bad words (number of bad words), sentiment analysis (number of words of negative emotion, number of postive emotion words), pronoun variations (combination of first person pronoun, <text:s/>negative emotion and second person pronoun, <text:s/>Combination of second pronoun with bad words, Combination of first person pronoun, words showing negative emotion and third person pronoun or proper noun, Combination of third person pronoun or proper noun with bad word, Combination of link, bad words and pronouns)</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user information (number of tweets of one user send to another / bullying non bullying)</text:p>
          </table:table-cell>
          <table:table-cell table:style-name="ce4" table:number-columns-repeated="2"/>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4200" calcext:value-type="float">
            <text:p>4200</text:p>
          </table:table-cell>
          <table:table-cell table:style-name="ce4"/>
          <table:table-cell table:style-name="ce4" office:value-type="string" calcext:value-type="string">
            <text:p>indonesian</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ed from one controversial account</text:p>
          </table:table-cell>
          <table:table-cell table:style-name="ce4" table:number-columns-repeated="8"/>
          <table:table-cell table:number-columns-repeated="977"/>
        </table:table-row>
        <table:table-row table:style-name="ro1">
          <table:table-cell table:style-name="ce2" office:value-type="string" calcext:value-type="string">
            <text:p>Large Scale Crowdsourcing and Characterization of Twitter Abusive Behavior</text:p>
          </table:table-cell>
          <table:table-cell table:style-name="ce4" office:value-type="float" office:value="2018" calcext:value-type="float">
            <text:p>2018</text:p>
          </table:table-cell>
          <table:table-cell table:style-name="ce10" office:value-type="string" calcext:value-type="string">
            <text:p><text:a xlink:href="https://www.aaai.org/ocs/index.php/ICWSM/" xlink:type="simple">International AAAI Conference on Web and Social Media</text: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rowdsourcing for a dataset</text:p>
          </table:table-cell>
          <table:table-cell table:style-name="ce4" office:value-type="string" calcext:value-type="string">
            <text:p>crowdsourcing, dataset</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hate_speech, abusive</text:p>
          </table:table-cell>
          <table:table-cell table:style-name="ce4" office:value-type="string" calcext:value-type="string">
            <text:p>•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text:p>
          </table:table-cell>
          <table:table-cell table:style-name="ce4" office:value-type="float" office:value="4" calcext:value-type="float">
            <text:p>4</text:p>
          </table:table-cell>
          <table:table-cell table:style-name="ce4" office:value-type="string" calcext:value-type="string">
            <text:p>Abusive, Hateful, Normal, Spam</text:p>
          </table:table-cell>
          <table:table-cell table:style-name="ce4" office:value-type="string" calcext:value-type="string">
            <text:p>no</text:p>
          </table:table-cell>
          <table:table-cell table:style-name="ce4" table:number-columns-repeated="9"/>
          <table:table-cell table:style-name="ce4" office:value-type="string" calcext:value-type="string">
            <text:p>yes</text:p>
          </table:table-cell>
          <table:table-cell table:style-name="ce4" office:value-type="string" calcext:value-type="string">
            <text:p>•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text:p>
          </table:table-cell>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5"/>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table:number-columns-repeated="5"/>
          <table:table-cell table:number-columns-repeated="977"/>
        </table:table-row>
        <table:table-row table:style-name="ro1">
          <table:table-cell table:style-name="ce2" office:value-type="string" calcext:value-type="string">
            <text:p>Learning Deep on Cyberbullying is Always Better Than Brute Force</text:p>
          </table:table-cell>
          <table:table-cell table:style-name="ce4" office:value-type="float" office:value="2017" calcext:value-type="float">
            <text:p>2017</text:p>
          </table:table-cell>
          <table:table-cell table:style-name="ce4" office:value-type="string" calcext:value-type="string">
            <text:p>IJCAI Workshop on Linguistic and Cognitive Approaches to Dialogue Agents</text:p>
          </table:table-cell>
          <table:table-cell table:style-name="ce4" office:value-type="string" calcext:value-type="string">
            <text:p>CEU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yberbullying detection with deep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dataset of harmful</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KNN, SVM, Naive Bayes, JRip, decision tree (J48), random forest, rule (SPEC Sentence Pattern Extraction arChitecture), CNN</text:p>
          </table:table-cell>
          <table:table-cell table:style-name="ce4" office:value-type="string" calcext:value-type="string">
            <text:p>bag of words with tfidf</text:p>
          </table:table-cell>
          <table:table-cell table:style-name="ce4"/>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orum (school website)</text:p>
          </table:table-cell>
          <table:table-cell table:style-name="ce4" office:value-type="float" office:value="3000" calcext:value-type="float">
            <text:p>3000</text:p>
          </table:table-cell>
          <table:table-cell table:style-name="ce4" office:value-type="float" office:value="1490" calcext:value-type="float">
            <text:p>1490</text:p>
          </table:table-cell>
          <table:table-cell table:style-name="ce4" office:value-type="string" calcext:value-type="string">
            <text:p>japanese</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Learning from Bullying Traces in Social Media</text:p>
          </table:table-cell>
          <table:table-cell table:style-name="ce4" office:value-type="float" office:value="2012" calcext:value-type="float">
            <text:p>2012</text:p>
          </table:table-cell>
          <table:table-cell table:style-name="ce4" office:value-type="string" calcext:value-type="string">
            <text:p>Proceedings of the conference of the North American chapter of the association for computational linguistics: Human language technologies</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office:value-type="string" calcext:value-type="string">
            <text:p>Bullying traces include but far exceed incidences of cyberbullying. Most of them are in fact responses to a bullying experience – the actual attack is hidden from view. Bullying traces are valuable, albeit fragmental and noisy, data which we can use to piece together the underlying episod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 user</text:p>
          </table:table-cell>
          <table:table-cell table:style-name="ce4" office:value-type="string" calcext:value-type="string">
            <text:p>machine_learning</text:p>
          </table:table-cell>
          <table:table-cell table:style-name="ce4" office:value-type="string" calcext:value-type="string">
            <text:p>Naive Bayes, SVM, logistic regression</text:p>
          </table:table-cell>
          <table:table-cell table:style-name="ce4" office:value-type="string" calcext:value-type="string">
            <text:p>word n-gram, POS n-gram</text:p>
          </table:table-cell>
          <table:table-cell table:style-name="ce4"/>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500" calcext:value-type="float">
            <text:p>1500</text:p>
          </table:table-cell>
          <table:table-cell table:style-name="ce4" office:value-type="float" office:value="585" calcext:value-type="float">
            <text:p>585</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Leveraging Intra-User and Inter-User Representation Learning for Automated Hate Speech Detection</text:p>
          </table:table-cell>
          <table:table-cell table:style-name="ce4" office:value-type="float" office:value="2018" calcext:value-type="float">
            <text:p>2018</text:p>
          </table:table-cell>
          <table:table-cell table:style-name="ce4" office:value-type="string" calcext:value-type="string">
            <text:p>Proceedings of the Conference of the North American Chapter of the Association for Computational Linguistics: Human Language Technologies</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te speech detection using user informa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only racist and sexist</text:p>
          </table:table-cell>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user information (intra-user representation based on tweet history)</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4781" calcext:value-type="float">
            <text:p>14781</text:p>
          </table:table-cell>
          <table:table-cell table:style-name="ce4" office:value-type="float" office:value="4878" calcext:value-type="float">
            <text:p>4878</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Linguistic generalization of slang used in Mexican tweets, applied in aggressiveness detection</text:p>
          </table:table-cell>
          <table:table-cell table:style-name="ce4" office:value-type="float" office:value="2018" calcext:value-type="float">
            <text:p>2018</text:p>
          </table:table-cell>
          <table:table-cell table:style-name="ce4" office:value-type="string" calcext:value-type="string">
            <text:p>Proceedings of the Workshop on Evaluation of Human Language Technologies for Iberian Languages</text:p>
          </table:table-cell>
          <table:table-cell table:style-name="ce4" office:value-type="string" calcext:value-type="string">
            <text:p>CEU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aggressive classification in spanis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Naive Bayes, KNN, decision tree, DNN</text:p>
          </table:table-cell>
          <table:table-cell table:style-name="ce4" office:value-type="string" calcext:value-type="string">
            <text:p>bag of words, feature selection (PCA)</text:p>
          </table:table-cell>
          <table:table-cell table:style-name="ce4"/>
          <table:table-cell table:style-name="ce4" office:value-type="string" calcext:value-type="string">
            <text:p>accuracy, precision, recall, F-measure (micro, macro, weighted)</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1000" calcext:value-type="float">
            <text:p>11000</text:p>
          </table:table-cell>
          <table:table-cell table:style-name="ce4"/>
          <table:table-cell table:style-name="ce4" office:value-type="string" calcext:value-type="string">
            <text:p>span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Locate the hate: detecting tweets against blacks</text:p>
          </table:table-cell>
          <table:table-cell table:style-name="ce4" office:value-type="float" office:value="2013" calcext:value-type="float">
            <text:p>2013</text:p>
          </table:table-cell>
          <table:table-cell table:style-name="ce4" office:value-type="string" calcext:value-type="string">
            <text:p>Proceedings of the AAAI Conference on Artificial Intelligence</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specific for anti-black tweet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racism, hate</text:p>
          </table:table-cell>
          <table:table-cell table:style-name="ce4" office:value-type="string" calcext:value-type="string">
            <text:p>racism</text:p>
          </table:table-cell>
          <table:table-cell table:style-name="ce4" office:value-type="string" calcext:value-type="string">
            <text:p>mention hate speech in the titl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text:p>
          </table:table-cell>
          <table:table-cell table:style-name="ce4" office:value-type="string" calcext:value-type="string">
            <text:p>word n-gram</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4582" calcext:value-type="float">
            <text:p>24582</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table-cell table:style-name="ce4" office:value-type="string" calcext:value-type="string">
            <text:p>crowdsourcing</text:p>
          </table:table-cell>
          <table:table-cell table:style-name="ce4" office:value-type="string" calcext:value-type="string">
            <text:p>student</text:p>
          </table:table-cell>
          <table:table-cell table:style-name="ce4" office:value-type="float" office:value="3" calcext:value-type="float">
            <text:p>3</text:p>
          </table:table-cell>
          <table:table-cell table:style-name="ce4" table:number-columns-repeated="3"/>
          <table:table-cell table:style-name="ce4" office:value-type="string" calcext:value-type="string">
            <text:p>interannotator agreement</text:p>
          </table:table-cell>
          <table:table-cell table:style-name="ce4" office:value-type="float" office:value="0.33" calcext:value-type="float">
            <text:p>0.33</text:p>
          </table:table-cell>
          <table:table-cell table:style-name="ce21" office:value-type="string" calcext:value-type="string">
            <text:p>hate speech seems to require more understanding than the usual topic-based classification. Certain features also require a social framework and knowledge of a Twitter user’s racial identity. <text:s/>Future explorations may include how often we need to incorporate new vocabulary, how we may utilize popular hashtags to collect more training data, how we may predict and classify deliberate misspellings, how we may involve the racial identity of Twitter users, whether anti-black tweets are targeted to individuals or to groups, how often anti-black tweets are woven into various conversations, etc. </text:p>
          </table:table-cell>
          <table:table-cell table:number-columns-repeated="976"/>
        </table:table-row>
        <table:table-row table:style-name="ro1">
          <table:table-cell table:style-name="ce2" office:value-type="string" calcext:value-type="string">
            <text:p>Low frequency keyword extraction with sentiment classification and cyberbully detection using fuzzy logic technique</text:p>
          </table:table-cell>
          <table:table-cell table:style-name="ce4" office:value-type="float" office:value="2013" calcext:value-type="float">
            <text:p>2013</text:p>
          </table:table-cell>
          <table:table-cell table:style-name="ce4" office:value-type="string" calcext:value-type="string">
            <text:p>International Conference on Computational Intelligence and Computing Research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with fuzzy logic</text:p>
          </table:table-cell>
          <table:table-cell table:style-name="ce4" office:value-type="string" calcext:value-type="string">
            <text:p>classification</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ggressive, intentional act carried out by in person or group with the use of electronic forms of contacts</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words</text:p>
          </table:table-cell>
          <table:table-cell table:style-name="ce4" office:value-type="string" calcext:value-type="string">
            <text:p>rule_based</text:p>
          </table:table-cell>
          <table:table-cell table:style-name="ce4" office:value-type="string" calcext:value-type="string">
            <text:p>fuzzy model (fuzzy logic Mamdani Fuzzy System, Fuzzy decision tree System, Fuzzy Control)</text:p>
          </table:table-cell>
          <table:table-cell table:style-name="ce4" office:value-type="string" calcext:value-type="string">
            <text:p>POS variations, tf-idf, linguistic features (word similarity), word frequency in dictionary</text:p>
          </table:table-cell>
          <table:table-cell table:style-name="ce4" table:number-columns-repeated="2"/>
          <table:table-cell table:style-name="ce4" office:value-type="string" calcext:value-type="string">
            <text:p>no</text:p>
          </table:table-cell>
          <table:table-cell table:style-name="ce4" table:number-columns-repeated="9"/>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LSTMs with Attention for Aggression Detection</text:p>
          </table:table-cell>
          <table:table-cell table:style-name="ce4" office:value-type="float" office:value="2018" calcext:value-type="float">
            <text:p>2018</text:p>
          </table:table-cell>
          <table:table-cell table:style-name="ce4" office:value-type="string" calcext:value-type="string">
            <text:p>Proceedings of the Workshop on Trolling, Aggression and Cyberbullying</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aggressive classification in hindi and englis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table:table-cell table:style-name="ce4" office:value-type="float" office:value="3" calcext:value-type="float">
            <text:p>3</text:p>
          </table:table-cell>
          <table:table-cell table:style-name="ce4" office:value-type="string" calcext:value-type="string">
            <text:p>very, mild,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RNN</text:p>
          </table:table-cell>
          <table:table-cell table:style-name="ce4" office:value-type="string" calcext:value-type="string">
            <text:p>word embedding (with embedding layer)</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acebook</text:p>
          </table:table-cell>
          <table:table-cell table:style-name="ce4" office:value-type="float" office:value="11000" calcext:value-type="float">
            <text:p>11000</text:p>
          </table:table-cell>
          <table:table-cell table:style-name="ce4" office:value-type="float" office:value="9000" calcext:value-type="float">
            <text:p>9000</text:p>
          </table:table-cell>
          <table:table-cell table:style-name="ce4" office:value-type="string" calcext:value-type="string">
            <text:p>hindi, 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Machine Learning and Affect Analysis Against Cyber-Bullying</text:p>
          </table:table-cell>
          <table:table-cell table:style-name="ce4" office:value-type="float" office:value="2010" calcext:value-type="float">
            <text:p>2010</text:p>
          </table:table-cell>
          <table:table-cell table:style-name="ce4" office:value-type="string" calcext:value-type="string">
            <text:p>Proceedings of the Linguistic And Cognitive Approaches To Dialog Agents Symposium</text:p>
          </table:table-cell>
          <table:table-cell table:style-name="ce4" office:value-type="string" calcext:value-type="string">
            <text:p>AISB</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cyberbullying in japanese, harmfulness ranko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Entries containing libelous, slanderous or abusive contents; (b) Disclosing personal data of natural persons without their authorization; (c) Entries and humiliating online activities performed in the name of another person;. = harmful/non-harmful. use keywords of vulgarities are defined as ”obscene or vulgar words which connote offenses against particular persons or society.”</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PO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orum (school website)</text:p>
          </table:table-cell>
          <table:table-cell table:style-name="ce4" office:value-type="float" office:value="966" calcext:value-type="float">
            <text:p>966</text:p>
          </table:table-cell>
          <table:table-cell table:style-name="ce4" office:value-type="float" office:value="750" calcext:value-type="float">
            <text:p>750</text:p>
          </table:table-cell>
          <table:table-cell table:style-name="ce4" office:value-type="string" calcext:value-type="string">
            <text:p>japanese</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text:p>
          </table:table-cell>
          <table:table-cell table:style-name="ce4" table:number-columns-repeated="8"/>
          <table:table-cell table:style-name="ce21" office:value-type="string" calcext:value-type="string">
            <text:p>Since new vulgar words appear frequently, we need to find a way to automatically extract new vulgarities from the Internet to keep the lexicon up to date</text:p>
          </table:table-cell>
          <table:table-cell table:number-columns-repeated="976"/>
        </table:table-row>
        <table:table-row table:style-name="ro1">
          <table:table-cell table:style-name="ce2" office:value-type="string" calcext:value-type="string">
            <text:p>Machine learning approach for detection of cyber-aggressive comments by peers on social media network</text:p>
          </table:table-cell>
          <table:table-cell table:style-name="ce4" office:value-type="float" office:value="2015" calcext:value-type="float">
            <text:p>2015</text:p>
          </table:table-cell>
          <table:table-cell table:style-name="ce4" office:value-type="string" calcext:value-type="string">
            <text:p>International Conference on Advances in computing, communications and informatic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fcation of cyberbully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office:value-type="string" calcext:value-type="string">
            <text:p>Cyberbullying is a kind of online harassment, which can be defined as rude, insulting, offensive, teasing, demoralizing comments through online social media targeting one's educational qualifications, gender, family and personal habit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logistic regression</text:p>
          </table:table-cell>
          <table:table-cell table:style-name="ce4" office:value-type="string" calcext:value-type="string">
            <text:p>word n-gram with tfidf, pronoun variations (count of pronoun), skip-gram, feature selection (chi-square)</text:p>
          </table:table-cell>
          <table:table-cell table:style-name="ce4"/>
          <table:table-cell table:style-name="ce4" office:value-type="string" calcext:value-type="string">
            <text:p>precision, recall, ROC-AUC,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ext:p>
          </table:table-cell>
          <table:table-cell table:style-name="ce4" office:value-type="float" office:value="4000" calcext:value-type="float">
            <text:p>4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style-name="ce22" office:value-type="string" calcext:value-type="string">
            <text:p>detecting sarcastic comments</text:p>
          </table:table-cell>
          <table:table-cell table:number-columns-repeated="976"/>
        </table:table-row>
        <table:table-row table:style-name="ro1">
          <table:table-cell table:style-name="ce2" office:value-type="string" calcext:value-type="string">
            <text:p>Mean Birds: Detecting Aggression and Bullying on Twitter</text:p>
          </table:table-cell>
          <table:table-cell table:style-name="ce4" office:value-type="float" office:value="2017" calcext:value-type="float">
            <text:p>2017</text:p>
          </table:table-cell>
          <table:table-cell table:style-name="ce4" office:value-type="string" calcext:value-type="string">
            <text:p>Proceedings of the ACM conference on web sci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bullies</text:p>
          </table:table-cell>
          <table:table-cell table:style-name="ce4" office:value-type="string" calcext:value-type="string">
            <text:p>crowdsourcing, dataset_and_classification</text:p>
          </table:table-cell>
          <table:table-cell table:number-columns-repeated="4" table:style-name="ce4" office:value-type="string" calcext:value-type="string">
            <text:p>yes</text:p>
          </table:table-cell>
          <table:table-cell table:style-name="ce4" office:value-type="string" calcext:value-type="string">
            <text:p>cyberbullying, aggression</text:p>
          </table:table-cell>
          <table:table-cell table:style-name="ce4" office:value-type="string" calcext:value-type="string">
            <text:p>cyberbullying</text:p>
          </table:table-cell>
          <table:table-cell table:style-name="ce4" office:value-type="string" calcext:value-type="string">
            <text:p>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text:p>
          </table:table-cell>
          <table:table-cell table:style-name="ce16" office:value-type="date" office:date-value="2018-03-04" calcext:value-type="date">
            <text:p>3, 4</text:p>
          </table:table-cell>
          <table:table-cell table:style-name="ce4" office:value-type="string" calcext:value-type="string">
            <text:p>bully, aggressive, spam, and normal users</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random forest</text:p>
          </table:table-cell>
          <table:table-cell table:style-name="ce4" office:value-type="string" calcext:value-type="string">
            <text:p>user information, linguistic features (number of hashtags used, uppercase text which can be indicative of intense emotional state or ‘shouting’, number of emoticons, and URLs), word embedding, sentiment analysis, variations of bad words (presence of hate words), network features</text:p>
          </table:table-cell>
          <table:table-cell table:style-name="ce4" office:value-type="string" calcext:value-type="string">
            <text:p>word2vec with CBOW</text:p>
          </table:table-cell>
          <table:table-cell table:style-name="ce4" office:value-type="string" calcext:value-type="string">
            <text:p>precision, recall, ROC-AUC, accuracy, kappa statistic (overall kappa: compares an observed accuracy with an expected accuracy, i.e., random chance), <text:s/>error measurement (RMSE)</text:p>
          </table:table-cell>
          <table:table-cell table:style-name="ce4" office:value-type="string" calcext:value-type="string">
            <text:p>yes</text:p>
          </table:table-cell>
          <table:table-cell table:style-name="ce4" office:value-type="string" calcext:value-type="string">
            <text:p>user information (number of tweets a user has made, the age of his account i.e., number of days since its creation, the number of lists subscribed to, if the account is veri_x001b_ed or not i.e., acknowledged by Twitter as an account linked to a user of “public interest”, and whether or not the user still uses the default profile image, <text:s/>number of sessions produced by a user, ’ interarrival time), network information (user popularity, reciprocity, power difference, centrality score, hubs and authority, influence, communities)</text:p>
          </table:table-cell>
          <table:table-cell table:style-name="ce4" office:value-type="string" calcext:value-type="string">
            <text:p>yes</text:p>
          </table:table-cell>
          <table:table-cell table:style-name="ce4" office:value-type="string" calcext:value-type="string">
            <text:p>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text:p>
          </table:table-cell>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600000" calcext:value-type="float">
            <text:p>1600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SMOTE, down sampling</text:p>
          </table:table-cell>
          <table:table-cell table:style-name="ce4" office:value-type="string" calcext:value-type="string">
            <text:p>no</text:p>
          </table:table-cell>
          <table:table-cell table:style-name="ce4" office:value-type="string" calcext:value-type="string">
            <text:p>crawled randomly and from hate hashtags and sessionalized into tweets from the same user around the same date.</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precise definition, control annotations, context on the tweet authors, participate only once to eliminate behavioral bias </text:p>
          </table:table-cell>
          <table:table-cell table:style-name="ce4" office:value-type="string" calcext:value-type="string">
            <text:p>interannotator agreement</text:p>
          </table:table-cell>
          <table:table-cell table:style-name="ce4" office:value-type="float" office:value="0.54" calcext:value-type="float">
            <text:p>0.54</text:p>
          </table:table-cell>
          <table:table-cell table:number-columns-repeated="977"/>
        </table:table-row>
        <table:table-row table:style-name="ro1">
          <table:table-cell table:style-name="ce2" office:value-type="string" calcext:value-type="string">
            <text:p>Measuring #GamerGate: A Tale of Hate, Sexism, and Bullying Despoina</text:p>
          </table:table-cell>
          <table:table-cell table:style-name="ce4" office:value-type="float" office:value="2017" calcext:value-type="float">
            <text:p>2017</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bullies on twitter</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cyberbullying, aggression, hate, sexism</text:p>
          </table:table-cell>
          <table:table-cell table:style-name="ce4" office:value-type="string" calcext:value-type="string">
            <text:p>cyberbullying</text:p>
          </table:table-cell>
          <table:table-cell table:style-name="ce4" table:number-columns-repeated="15"/>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table:number-columns-repeated="3"/>
          <table:table-cell table:style-name="ce4" office:value-type="string" calcext:value-type="string">
            <text:p>crawled from seed keywords and keyword update during the snowball sampling</text:p>
          </table:table-cell>
          <table:table-cell table:style-name="ce4" table:number-columns-repeated="8"/>
          <table:table-cell table:number-columns-repeated="977"/>
        </table:table-row>
        <table:table-row table:style-name="ro1">
          <table:table-cell table:style-name="ce2" office:value-type="string" calcext:value-type="string">
            <text:p>Measuring the Reliability of Hate Speech Annotations: The Case of the European Refugee Crisis</text:p>
          </table:table-cell>
          <table:table-cell table:style-name="ce4" office:value-type="float" office:value="2017" calcext:value-type="float">
            <text:p>2017</text:p>
          </table:table-cell>
          <table:table-cell table:style-name="ce5" office:value-type="string" calcext:value-type="string">
            <text:p>Proceedings of NLP4CMC III: 3rd Workshop on Natural Language Processing for Computer-Mediated Communication</text:p>
          </table:table-cell>
          <table:table-cell table:style-name="ce4" office:value-type="string" calcext:value-type="string">
            <text:p>German Society for Computational Linguistics &amp; Language Technology</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assess the feasibility to annotate hate speech</text:p>
          </table:table-cell>
          <table:table-cell table:style-name="ce4" office:value-type="string" calcext:value-type="string">
            <text:p>crowdsourcing</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refugee crisis</text:p>
          </table:table-cell>
          <table:table-cell table:style-name="ce4" table:number-columns-repeated="8"/>
          <table:table-cell table:style-name="ce4" office:value-type="string" calcext:value-type="string">
            <text:p>yes</text:p>
          </table:table-cell>
          <table:table-cell table:style-name="ce4" office:value-type="string" calcext:value-type="string">
            <text:p>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text:p>
          </table:table-cell>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german</text:p>
          </table:table-cell>
          <table:table-cell table:style-name="ce4" table:number-columns-repeated="4"/>
          <table:table-cell table:style-name="ce4" office:value-type="string" calcext:value-type="string">
            <text:p>crawled from hashtags, remove duplicates and near-duplicates by levensthein distance</text:p>
          </table:table-cell>
          <table:table-cell table:style-name="ce4" office:value-type="string" calcext:value-type="string">
            <text:p>crowdsourcing</text:p>
          </table:table-cell>
          <table:table-cell table:style-name="ce4" office:value-type="string" calcext:value-type="string">
            <text:p>expert (researchers familiar with the definitions)</text:p>
          </table:table-cell>
          <table:table-cell table:style-name="ce4" office:value-type="float" office:value="2" calcext:value-type="float">
            <text:p>2</text:p>
          </table:table-cell>
          <table:table-cell table:style-name="ce4"/>
          <table:table-cell table:style-name="ce4" office:value-type="string" calcext:value-type="string">
            <text:p>Task_quality_measure</text:p>
          </table:table-cell>
          <table:table-cell table:style-name="ce4" office:value-type="string" calcext:value-type="string">
            <text:p>comparison with / without precise definition</text:p>
          </table:table-cell>
          <table:table-cell table:style-name="ce4" office:value-type="string" calcext:value-type="string">
            <text:p>Krippendorff's alpha</text:p>
          </table:table-cell>
          <table:table-cell table:style-name="ce4" office:value-type="float" office:value="0.38" calcext:value-type="float">
            <text:p>0.38</text:p>
          </table:table-cell>
          <table:table-cell table:number-columns-repeated="977"/>
        </table:table-row>
        <table:table-row table:style-name="ro1">
          <table:table-cell table:style-name="ce2" office:value-type="string" calcext:value-type="string">
            <text:p>Methods for detection of cyberbullying: A survey</text:p>
          </table:table-cell>
          <table:table-cell table:style-name="ce4" office:value-type="float" office:value="2015" calcext:value-type="float">
            <text:p>2015</text:p>
          </table:table-cell>
          <table:table-cell table:style-name="ce4" office:value-type="string" calcext:value-type="string">
            <text:p>International Conference on Intelligent Systems Design and Application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urvey on cyberbullying</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Willful and repeated harm inflicted through the use of computers, cell phones, and other electronic devices</text:p>
          </table:table-cell>
          <table:table-cell table:style-name="ce4" table:number-columns-repeated="32"/>
          <table:table-cell table:number-columns-repeated="977"/>
        </table:table-row>
        <table:table-row table:style-name="ro1">
          <table:table-cell table:style-name="ce2" office:value-type="string" calcext:value-type="string">
            <text:p>Mining Patterns of Cyberbullying on Twitter</text:p>
          </table:table-cell>
          <table:table-cell table:style-name="ce4" office:value-type="float" office:value="2017" calcext:value-type="float">
            <text:p>2017</text:p>
          </table:table-cell>
          <table:table-cell table:style-name="ce4" office:value-type="string" calcext:value-type="string">
            <text:p>International Conference on Data Mining Workshops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study of feature informativeness: identification of networks features for the classification</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harassment</text:p>
          </table:table-cell>
          <table:table-cell table:style-name="ce4" office:value-type="string" calcext:value-type="string">
            <text:p>use of information and communication technology to intentionally and repeatedly harass or harm individuals or groups. It can take many forms, including posting hostile comments, frightening or harassing the victim, and producing hateful or insulting posts</text:p>
          </table:table-cell>
          <table:table-cell table:style-name="ce4" table:number-columns-repeated="14"/>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crawled</text:p>
          </table:table-cell>
          <table:table-cell table:style-name="ce4" office:value-type="string" calcext:value-type="string">
            <text:p>machine_learning</text:p>
          </table:table-cell>
          <table:table-cell table:style-name="ce4" table:number-columns-repeated="7"/>
          <table:table-cell table:number-columns-repeated="977"/>
        </table:table-row>
        <table:table-row table:style-name="ro1">
          <table:table-cell table:style-name="ce2" office:value-type="string" calcext:value-type="string">
            <text:p>Modeling the detection of Textual Cyberbullying</text:p>
          </table:table-cell>
          <table:table-cell table:style-name="ce4" office:value-type="float" office:value="2011" calcext:value-type="float">
            <text:p>2011</text:p>
          </table:table-cell>
          <table:table-cell table:style-name="ce4" office:value-type="string" calcext:value-type="string">
            <text:p>The Social Mobile Web</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goals of cyber bullies to harm, disrepute or embarrass a victim through ‘repeated’ acts such as the posting of inappropriate text messag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physical appearance, sexuality, race &amp;culture, intelligence</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JRip, Naive Bayes, decision tree (J48), SVM</text:p>
          </table:table-cell>
          <table:table-cell table:style-name="ce4" office:value-type="string" calcext:value-type="string">
            <text:p>word n-gram with tfidf, variations of bad words (words of negative connotation, list of profane words), POS n-gram</text:p>
          </table:table-cell>
          <table:table-cell table:style-name="ce4"/>
          <table:table-cell table:style-name="ce4" office:value-type="string" calcext:value-type="string">
            <text:p>kappa statistic (Cohen's kappa statistic), accuracy</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Sexuality: Negative comments involving attacks on sexual minorities and sexist attacks on women. Race and Culture: Attacks bordering on racial minorities (eg African-American, Hispanic and Asian) and cultures (eg Jewish, Catholic and Asian traditions) including unacceptable descriptions pertaining to race and stereotypical mocking of cultural traditions. Intelligence: Comments attacking the intelligence and mental capacities of an individual</text:p>
          </table:table-cell>
          <table:table-cell table:style-name="ce4" office:value-type="string" calcext:value-type="string">
            <text:p>no</text:p>
          </table:table-cell>
          <table:table-cell table:style-name="ce4" office:value-type="string" calcext:value-type="string">
            <text:p>youtube</text:p>
          </table:table-cell>
          <table:table-cell table:style-name="ce4" office:value-type="string" calcext:value-type="string">
            <text:p>750, 750, 75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ed comments from videos on different topics</text:p>
          </table:table-cell>
          <table:table-cell table:style-name="ce4" office:value-type="string" calcext:value-type="string">
            <text:p>crowdsourcing</text:p>
          </table:table-cell>
          <table:table-cell table:style-name="ce4" office:value-type="string" calcext:value-type="string">
            <text:p>expert (educator who works with middle school children)</text:p>
          </table:table-cell>
          <table:table-cell table:style-name="ce4" office:value-type="float" office:value="2" calcext:value-type="float">
            <text:p>2</text:p>
          </table:table-cell>
          <table:table-cell table:style-name="ce4" table:number-columns-repeated="5"/>
          <table:table-cell table:number-columns-repeated="977"/>
        </table:table-row>
        <table:table-row table:style-name="ro1">
          <table:table-cell table:style-name="ce2" office:value-type="string" calcext:value-type="string">
            <text:p>Multilingual cyberbullying detection system: Detecting cyberbullying in Arabic content</text:p>
          </table:table-cell>
          <table:table-cell table:style-name="ce4" office:value-type="float" office:value="2017" calcext:value-type="float">
            <text:p>2017</text:p>
          </table:table-cell>
          <table:table-cell table:style-name="ce4" office:value-type="string" calcext:value-type="string">
            <text:p>Cyber Security in Networking Conference</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in arabic</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the use of Internet, cell phones, video game systems, or other technologies to send or post text or images intended to hurt or embarrass another person or group of peopl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text:p>
          </table:table-cell>
          <table:table-cell table:style-name="ce4" office:value-type="string" calcext:value-type="string">
            <text:p>sentiment analysis (based on profane vocabulary list)</text:p>
          </table:table-cell>
          <table:table-cell table:style-name="ce4"/>
          <table:table-cell table:style-name="ce4" office:value-type="string" calcext:value-type="string">
            <text:p>precision, recall, F-measure, true positive rate, false positive rate, confusion matrix</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acebook, twitter</text:p>
          </table:table-cell>
          <table:table-cell table:style-name="ce4" office:value-type="string" calcext:value-type="string">
            <text:p>35273, 91431</text:p>
          </table:table-cell>
          <table:table-cell table:style-name="ce4"/>
          <table:table-cell table:style-name="ce4" office:value-type="string" calcext:value-type="string">
            <text:p>arabic, 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scraped data of specififc locations and specific pages</text:p>
          </table:table-cell>
          <table:table-cell table:style-name="ce4" table:number-columns-repeated="8"/>
          <table:table-cell table:style-name="ce21" office:value-type="string" calcext:value-type="string">
            <text:p>inclusion of even more languages</text:p>
          </table:table-cell>
          <table:table-cell table:number-columns-repeated="976"/>
        </table:table-row>
        <table:table-row table:style-name="ro1">
          <table:table-cell table:style-name="ce2" office:value-type="string" calcext:value-type="string">
            <text:p>NLP and Machine Learning Techniques for Detecting Insulting Comments on Social Networking Platforms</text:p>
          </table:table-cell>
          <table:table-cell table:style-name="ce4" office:value-type="float" office:value="2018" calcext:value-type="float">
            <text:p>2018</text:p>
          </table:table-cell>
          <table:table-cell table:style-name="ce4" office:value-type="string" calcext:value-type="string">
            <text:p>International Conference on Advances in Computing and Communication Engineer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busive, offensive</text:p>
          </table:table-cell>
          <table:table-cell table:style-name="ce4" office:value-type="string" calcext:value-type="string">
            <text:p>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SVM, random forest, boosting (gradient-boosting)</text:p>
          </table:table-cell>
          <table:table-cell table:style-name="ce4" office:value-type="string" calcext:value-type="string">
            <text:p>word n-gram, char n-gram, tf-idf</text:p>
          </table:table-cell>
          <table:table-cell table:style-name="ce4"/>
          <table:table-cell table:style-name="ce4" office:value-type="string" calcext:value-type="string">
            <text:p>accuracy, ROC-AU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text:p>
          </table:table-cell>
          <table:table-cell table:style-name="ce4" office:value-type="string" calcext:value-type="string">
            <text:p>yes</text:p>
          </table:table-cell>
          <table:table-cell table:style-name="ce4" office:value-type="string" calcext:value-type="string">
            <text:p>youtube</text:p>
          </table:table-cell>
          <table:table-cell table:style-name="ce4" office:value-type="float" office:value="6594" calcext:value-type="float">
            <text:p>6594</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Offensive Language Detection Using Multi-level Classification</text:p>
          </table:table-cell>
          <table:table-cell table:style-name="ce4" office:value-type="float" office:value="2010" calcext:value-type="float">
            <text:p>2010</text:p>
          </table:table-cell>
          <table:table-cell table:style-name="ce4" office:value-type="string" calcext:value-type="string">
            <text:p>Canadian Conference on Artificial Intellig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uzzy flame detector</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ffensive, flaming</text:p>
          </table:table-cell>
          <table:table-cell table:style-name="ce4" office:value-type="string" calcext:value-type="string">
            <text:p>abusive, offensive</text:p>
          </table:table-cell>
          <table:table-cell table:style-name="ce4" office:value-type="string" calcext:value-type="string">
            <text:p>Offensive phrases could mocks or insult somebody or a group of people (attacks such as aggression against some culture, subgroup of the society, race or ideology in a tirade). mention of flame: r the main intention is attack (as we described above) or it contains abusive or hostile words, phrases or language, considering the desired tolerance margin.</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rule_based</text:p>
          </table:table-cell>
          <table:table-cell table:style-name="ce4" office:value-type="string" calcext:value-type="string">
            <text:p>Naive Bayes</text:p>
          </table:table-cell>
          <table:table-cell table:style-name="ce4" office:value-type="string" calcext:value-type="string">
            <text:p>bag of words</text:p>
          </table:table-cell>
          <table:table-cell table:style-name="ce4"/>
          <table:table-cell table:style-name="ce4" office:value-type="string" calcext:value-type="string">
            <text:p>accuracy, confusion matrix</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company log files, forum (UseNet newsgroup)</text:p>
          </table:table-cell>
          <table:table-cell table:style-name="ce4" office:value-type="float" office:value="1525" calcext:value-type="float">
            <text:p>1525</text:p>
          </table:table-cell>
          <table:table-cell table:style-name="ce4" office:value-type="float" office:value="487" calcext:value-type="float">
            <text:p>487</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Offensive Sentence Classification Using Character-Level CNN and Transfer Learning with Fake Sentences</text:p>
          </table:table-cell>
          <table:table-cell table:style-name="ce4" office:value-type="float" office:value="2017" calcext:value-type="float">
            <text:p>2017</text:p>
          </table:table-cell>
          <table:table-cell table:style-name="ce4" office:value-type="string" calcext:value-type="string">
            <text:p>International Conference on Neural Information Processing</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offensive text classification with data oversampling methid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 offensive</text:p>
          </table:table-cell>
          <table:table-cell table:style-name="ce4" office:value-type="string" calcext:value-type="string">
            <text:p>abusive, cyberbullying, offen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one hot char</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formspring</text:p>
          </table:table-cell>
          <table:table-cell table:style-name="ce4" office:value-type="string" calcext:value-type="string">
            <text:p>8815, 4742, 25825</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oversampling by synthetic data scheme (method to create artificial data samples: character level encoding: random character generation, inclusion of bad words)</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On Obstructing Obscenity Obfuscation</text:p>
          </table:table-cell>
          <table:table-cell table:style-name="ce4" office:value-type="float" office:value="2017" calcext:value-type="float">
            <text:p>2017</text:p>
          </table:table-cell>
          <table:table-cell table:style-name="ce4" office:value-type="string" calcext:value-type="string">
            <text:p>ACM Transactions on the Web</text:p>
          </table:table-cell>
          <table:table-cell table:style-name="ce4" office:value-type="string" calcext:value-type="string">
            <text:p>ACM</text:p>
          </table:table-cell>
          <table:table-cell table:style-name="ce4" office:value-type="string" calcext:value-type="string">
            <text:p>transaction</text:p>
          </table:table-cell>
          <table:table-cell table:style-name="ce4" office:value-type="string" calcext:value-type="string">
            <text:p>relevant</text:p>
          </table:table-cell>
          <table:table-cell table:style-name="ce4" office:value-type="string" calcext:value-type="string">
            <text:p>detection of "transformed" obfuscation words</text:p>
          </table:table-cell>
          <table:table-cell table:style-name="ce4" office:value-type="string" calcext:value-type="string">
            <text:p>classification</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 (runtime)</text:p>
          </table:table-cell>
          <table:table-cell table:style-name="ce4" office:value-type="string" calcext:value-type="string">
            <text:p>yes</text:p>
          </table:table-cell>
          <table:table-cell table:style-name="ce4" office:value-type="string" calcext:value-type="string">
            <text:p>obscene</text:p>
          </table:table-cell>
          <table:table-cell table:style-name="ce4" office:value-type="string" calcext:value-type="string">
            <text:p>abusive</text:p>
          </table:table-cell>
          <table:table-cell table:style-name="ce4" office:value-type="string" calcext:value-type="string">
            <text:p>obscenities are associated with offensive, abusive, or low-quality content</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words</text:p>
          </table:table-cell>
          <table:table-cell table:style-name="ce4" office:value-type="string" calcext:value-type="string">
            <text:p>rule_based</text:p>
          </table:table-cell>
          <table:table-cell table:style-name="ce4" office:value-type="string" calcext:value-type="string">
            <text:p>rule</text:p>
          </table:table-cell>
          <table:table-cell table:style-name="ce4" office:value-type="string" calcext:value-type="string">
            <text:p>one hot char</text:p>
          </table:table-cell>
          <table:table-cell table:style-name="ce4"/>
          <table:table-cell table:style-name="ce4" office:value-type="string" calcext:value-type="string">
            <text:p>precision, recall</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news site</text:p>
          </table:table-cell>
          <table:table-cell table:style-name="ce4" office:value-type="string" calcext:value-type="string">
            <text:p>500, 2500</text:p>
          </table:table-cell>
          <table:table-cell table:style-name="ce4"/>
          <table:table-cell table:style-name="ce4" office:value-type="string" calcext:value-type="string">
            <text:p>spanish, portuguese</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expert</text:p>
          </table:table-cell>
          <table:table-cell table:style-name="ce4" office:value-type="float" office:value="1" calcext:value-type="float">
            <text:p>1</text:p>
          </table:table-cell>
          <table:table-cell table:style-name="ce4" table:number-columns-repeated="5"/>
          <table:table-cell table:number-columns-repeated="977"/>
        </table:table-row>
        <table:table-row table:style-name="ro1">
          <table:table-cell table:style-name="ce2" office:value-type="string" calcext:value-type="string">
            <text:p>On the Design and Tuning of Machine Learning Models for Language Toxicity Classification in Online Platforms</text:p>
          </table:table-cell>
          <table:table-cell table:style-name="ce4" office:value-type="float" office:value="2018" calcext:value-type="float">
            <text:p>2018</text:p>
          </table:table-cell>
          <table:table-cell table:style-name="ce4" office:value-type="string" calcext:value-type="string">
            <text:p>International Symposium on Intelligent and Distributed Computing</text:p>
          </table:table-cell>
          <table:table-cell table:style-name="ce4" office:value-type="string" calcext:value-type="string">
            <text:p>Springer</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toxicity detection with deep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toxicity</text:p>
          </table:table-cell>
          <table:table-cell table:style-name="ce4" office:value-type="string" calcext:value-type="string">
            <text:p>offensive</text:p>
          </table:table-cell>
          <table:table-cell table:style-name="ce4" office:value-type="string" calcext:value-type="string">
            <text:p>‘toxic’, ‘severe toxic’, ‘obscene’, ‘threat’, ‘insult’, ‘identity hate’. the article mentions offensive as synonym of toxic.</text:p>
          </table:table-cell>
          <table:table-cell table:style-name="ce4" office:value-type="float" office:value="6" calcext:value-type="float">
            <text:p>6</text:p>
          </table:table-cell>
          <table:table-cell table:style-name="ce4" office:value-type="string" calcext:value-type="string">
            <text:p>‘toxic’, ‘severe toxic’, ‘obscene’, ‘threat’, ‘insult’, ‘identity hate’</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 machine_learning</text:p>
          </table:table-cell>
          <table:table-cell table:style-name="ce4" office:value-type="string" calcext:value-type="string">
            <text:p>logistic regression, CNN+RNN</text:p>
          </table:table-cell>
          <table:table-cell table:style-name="ce4" office:value-type="string" calcext:value-type="string">
            <text:p>word embedding, word n-gram with tfidf</text:p>
          </table:table-cell>
          <table:table-cell table:style-name="ce4"/>
          <table:table-cell table:style-name="ce4" office:value-type="string" calcext:value-type="string">
            <text:p>ROC-AUC, F-measure, Hamming loss</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wikipedia</text:p>
          </table:table-cell>
          <table:table-cell table:style-name="ce4" office:value-type="float" office:value="143613" calcext:value-type="float">
            <text:p>143613</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SMOTE, oversampling by synthetic data scheme (double translation, sliding window)</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One-step and Two-step Classification for Abusive Language Detection on Twitter</text:p>
          </table:table-cell>
          <table:table-cell table:style-name="ce4" office:value-type="float" office:value="2017" calcext:value-type="float">
            <text:p>2017</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of abusvie language into different typ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sexism, racism</text:p>
          </table:table-cell>
          <table:table-cell table:style-name="ce4" office:value-type="string" calcext:value-type="string">
            <text:p>sexist and racist</text:p>
          </table:table-cell>
          <table:table-cell table:style-name="ce4" office:value-type="float" office:value="3" calcext:value-type="float">
            <text:p>3</text:p>
          </table:table-cell>
          <table:table-cell table:style-name="ce4" office:value-type="string" calcext:value-type="string">
            <text:p>racist, sexist, no</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one-hot (one-hot char), word embedding</text:p>
          </table:table-cell>
          <table:table-cell table:style-name="ce4" office:value-type="string" calcext:value-type="string">
            <text:p>word2vec</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8500" calcext:value-type="float">
            <text:p>185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Online Social Network Bullying Detection Using Intelligence Techniques</text:p>
          </table:table-cell>
          <table:table-cell table:style-name="ce4" office:value-type="float" office:value="2015" calcext:value-type="float">
            <text:p>2015</text:p>
          </table:table-cell>
          <table:table-cell table:style-name="ce4" office:value-type="string" calcext:value-type="string">
            <text:p>Procedia Computer Science</text:p>
          </table:table-cell>
          <table:table-cell table:style-name="ce4" office:value-type="string" calcext:value-type="string">
            <text:p>Elsevi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cyberbullying detection with fuzzy logic and genetic algorithm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ggressive, intentional act carried out by a group or individual, using electronic forms of contact, repeatedly and over time, against a victim who cannot easily defend him or herself</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rule_based</text:p>
          </table:table-cell>
          <table:table-cell table:style-name="ce4" office:value-type="string" calcext:value-type="string">
            <text:p>fuzzy model (Genetic Algorithms with fuzzy set genes)</text:p>
          </table:table-cell>
          <table:table-cell table:style-name="ce4" office:value-type="string" calcext:value-type="string">
            <text:p>PO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ormspring, myspace</text:p>
          </table:table-cell>
          <table:table-cell table:style-name="ce4" office:value-type="float" office:value="2696" calcext:value-type="float">
            <text:p>2696</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Optimal Online Cyberbullying Detection</text:p>
          </table:table-cell>
          <table:table-cell table:style-name="ce4" office:value-type="float" office:value="2018" calcext:value-type="float">
            <text:p>2018</text:p>
          </table:table-cell>
          <table:table-cell table:style-name="ce4" office:value-type="string" calcext:value-type="string">
            <text:p>International Conference on Acoustics, Speech and Signal Process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timeliness of cyberbullying detection</text:p>
          </table:table-cell>
          <table:table-cell table:style-name="ce4" office:value-type="string" calcext:value-type="string">
            <text:p>classification</text:p>
          </table:table-cell>
          <table:table-cell table:style-name="ce4" office:value-type="string" calcext:value-type="string">
            <text:p>yes</text:p>
          </table:table-cell>
          <table:table-cell table:style-name="ce4" office:value-type="string" calcext:value-type="string">
            <text:p>no</text:p>
          </table:table-cell>
          <table:table-cell table:number-columns-repeated="2"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repeated and hostile behavior (e.g., hurtful comments, videos and images) performed in an effort to intentionally and repeatedly harass or harm individual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objective function</text:p>
          </table:table-cell>
          <table:table-cell table:style-name="ce4" office:value-type="string" calcext:value-type="string">
            <text:p>linguistic features (number of exclamation marks, upper case letters, emoticons, acronyms), pronoun variations (second person pronoun), variations of bad words (curse hashtags, curse words, density of curse words), sentiment analysis (emotion analysis = valence, arousal, dominance)</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0600" calcext:value-type="float">
            <text:p>10600</text:p>
          </table:table-cell>
          <table:table-cell table:style-name="ce4" office:value-type="float" office:value="5300" calcext:value-type="float">
            <text:p>530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Prediction of Aggressive Comments in Social Media: an Exploratory Study</text:p>
          </table:table-cell>
          <table:table-cell table:style-name="ce4" office:value-type="float" office:value="2016" calcext:value-type="float">
            <text:p>2016</text:p>
          </table:table-cell>
          <table:table-cell table:style-name="ce4" office:value-type="string" calcext:value-type="string">
            <text:p>Latin America Transactions</text:p>
          </table:table-cell>
          <table:table-cell table:style-name="ce4" office:value-type="string" calcext:value-type="string">
            <text:p>IEEE</text:p>
          </table:table-cell>
          <table:table-cell table:style-name="ce4" office:value-type="string" calcext:value-type="string">
            <text:p>transaction</text:p>
          </table:table-cell>
          <table:table-cell table:style-name="ce4" office:value-type="string" calcext:value-type="string">
            <text:p>not relevant</text:p>
          </table:table-cell>
          <table:table-cell table:style-name="ce4" office:value-type="string" calcext:value-type="string">
            <text:p>paper in spanish</text:p>
          </table:table-cell>
          <table:table-cell table:style-name="ce4" table:number-columns-repeated="40"/>
          <table:table-cell table:number-columns-repeated="977"/>
        </table:table-row>
        <table:table-row table:style-name="ro1">
          <table:table-cell table:style-name="ce2" office:value-type="string" calcext:value-type="string">
            <text:p>Prediction of cyberbullying incidents in a media-based social network</text:p>
          </table:table-cell>
          <table:table-cell table:style-name="ce4" office:value-type="float" office:value="2016" calcext:value-type="float">
            <text:p>2016</text:p>
          </table:table-cell>
          <table:table-cell table:style-name="ce4" office:value-type="string" calcext:value-type="string">
            <text:p>Proceedings of the IEEE/ACM International Conference on Advances in Social Networks Analysis and Min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prediction of cyberbullying future events on instagra,</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We differentiate cyberbullying from cyberaggression as a stronger and more specific type of aggressive behavior that is carried out repeatedly against a person who cannot easily defend himself or herself, creating a power imbalanc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media sessions</text:p>
          </table:table-cell>
          <table:table-cell table:style-name="ce4" office:value-type="string" calcext:value-type="string">
            <text:p>machine_learning</text:p>
          </table:table-cell>
          <table:table-cell table:style-name="ce4" office:value-type="string" calcext:value-type="string">
            <text:p>logistic regression</text:p>
          </table:table-cell>
          <table:table-cell table:style-name="ce4" office:value-type="string" calcext:value-type="string">
            <text:p>word n-gram, feature selection (backward feature selection: remove variables with high correlation), visual features, user information (user network features: number of shared media objects, following, followers), media session features (likes, post time, caption)</text:p>
          </table:table-cell>
          <table:table-cell table:style-name="ce4" office:value-type="string" calcext:value-type="string">
            <text:p>backward feature selection approach, we keep removing the variables with high correlation</text:p>
          </table:table-cell>
          <table:table-cell table:style-name="ce4" office:value-type="string" calcext:value-type="string">
            <text:p>precision, recall, F-measure, ROC-AUC, false positive rate</text:p>
          </table:table-cell>
          <table:table-cell table:style-name="ce4" office:value-type="string" calcext:value-type="string">
            <text:p>yes</text:p>
          </table:table-cell>
          <table:table-cell table:style-name="ce4" office:value-type="string" calcext:value-type="string">
            <text:p>network information (number of shared media objects, following, followers), conversation context (likes, post time, caption)</text:p>
          </table:table-cell>
          <table:table-cell table:style-name="ce4" table:number-columns-repeated="2"/>
          <table:table-cell table:style-name="ce4" office:value-type="string" calcext:value-type="string">
            <text:p>no</text:p>
          </table:table-cell>
          <table:table-cell table:style-name="ce4" office:value-type="string" calcext:value-type="string">
            <text:p>instagram</text:p>
          </table:table-cell>
          <table:table-cell table:style-name="ce4" office:value-type="float" office:value="2532000" calcext:value-type="float">
            <text:p>2532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yes</text:p>
          </table:table-cell>
          <table:table-cell table:style-name="ce4" office:value-type="string" calcext:value-type="string">
            <text:p>scraped from different users, select the ones which contain a profanity word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 golden questions, time threshold</text:p>
          </table:table-cell>
          <table:table-cell table:style-name="ce4" table:number-columns-repeated="2"/>
          <table:table-cell table:number-columns-repeated="977"/>
        </table:table-row>
        <table:table-row table:style-name="ro1">
          <table:table-cell table:style-name="ce2" office:value-type="string" calcext:value-type="string">
            <text:p>Prediction of Cyberbullying Incidents on the Instagram Social Network</text:p>
          </table:table-cell>
          <table:table-cell table:style-name="ce4" office:value-type="float" office:value="2015" calcext:value-type="float">
            <text:p>2015</text:p>
          </table:table-cell>
          <table:table-cell table:style-name="ce11" office:value-type="string" calcext:value-type="string">
            <text:p><text:a xlink:href="https://ieeexplore.ieee.org/xpl/mostRecentIssue.jsp?punumber=7736513" xlink:type="simple">IEEE/ACM International Conference on Advances in Social Networks Analysis and Mining (ASONAM)</text:a></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on instagram</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distinction between cyberaggression, which concerns the aggressiveness of a single remark toward a user, and cyberbullying, which concerns the overall pattern of aggressiveness of many remarks directed at a user. It is this pattern of aggression that severely impacts many teens. In fact, cyberbullying has been defined as intentionally aggressive behavior that is repeatedly carried out in an online context against a person who cannot easily defend him or herself. </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media sessions</text:p>
          </table:table-cell>
          <table:table-cell table:style-name="ce4" office:value-type="string" calcext:value-type="string">
            <text:p>machine_learning</text:p>
          </table:table-cell>
          <table:table-cell table:style-name="ce4" office:value-type="string" calcext:value-type="string">
            <text:p>logistic regression, SVM, boosting (AdaBoost), decision tree, Naive Bayes, <text:s/>objective function (Maximum Entropy classifier)</text:p>
          </table:table-cell>
          <table:table-cell table:style-name="ce4" office:value-type="string" calcext:value-type="string">
            <text:p>word n-gram, feature selection (Latent Semantic Analysis), visual features, user information (user network features), media session features</text:p>
          </table:table-cell>
          <table:table-cell table:style-name="ce4"/>
          <table:table-cell table:style-name="ce4" office:value-type="string" calcext:value-type="string">
            <text:p>precision, recall, F-measure, ROC-AUC, false positive rate</text:p>
          </table:table-cell>
          <table:table-cell table:style-name="ce4" office:value-type="string" calcext:value-type="string">
            <text:p>yes</text:p>
          </table:table-cell>
          <table:table-cell table:style-name="ce4" office:value-type="string" calcext:value-type="string">
            <text:p>network information (number of shared media objects, following, followers), conversation context (likes, post time, caption)</text:p>
          </table:table-cell>
          <table:table-cell table:style-name="ce4" table:number-columns-repeated="2"/>
          <table:table-cell table:style-name="ce4" office:value-type="string" calcext:value-type="string">
            <text:p>no</text:p>
          </table:table-cell>
          <table:table-cell table:style-name="ce4" office:value-type="string" calcext:value-type="string">
            <text:p>instagram</text:p>
          </table:table-cell>
          <table:table-cell table:style-name="ce4" office:value-type="float" office:value="2300" calcext:value-type="float">
            <text:p>23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yes</text:p>
          </table:table-cell>
          <table:table-cell table:style-name="ce4" office:value-type="string" calcext:value-type="string">
            <text:p>scraped from different users, select the ones which contain a profanity word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5" calcext:value-type="float">
            <text:p>5</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 golden questions, time threshold, mentoring phase, only crowdworkers of high ranking</text:p>
          </table:table-cell>
          <table:table-cell table:style-name="ce4" office:value-type="string" calcext:value-type="string">
            <text:p>Fleiss' Kappa</text:p>
          </table:table-cell>
          <table:table-cell table:style-name="ce4" office:value-type="float" office:value="0.5" calcext:value-type="float">
            <text:p>0.5</text:p>
          </table:table-cell>
          <table:table-cell table:style-name="ce21" office:value-type="string" calcext:value-type="string">
            <text:p>This disagreement can be attributed to the fact that different people have different levels of sensitivity and a conversation may seem normal to one person and hurtful to another.</text:p>
          </table:table-cell>
          <table:table-cell table:number-columns-repeated="976"/>
        </table:table-row>
        <table:table-row table:style-name="ro1">
          <table:table-cell table:style-name="ce2" office:value-type="string" calcext:value-type="string">
            <text:p>Predictive Embeddings for Hate Speech Detection on Twitter</text:p>
          </table:table-cell>
          <table:table-cell table:style-name="ce4" office:value-type="float" office:value="2018" calcext:value-type="float">
            <text:p>2018</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hate speech classification with deep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office:value-type="string" calcext:value-type="string">
            <text:p>language that is used to express hatred towards a targeted group or is intended to be derogatory, to humiliate, or to insult the members of the group.</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MLP</text:p>
          </table:table-cell>
          <table:table-cell table:style-name="ce4" office:value-type="string" calcext:value-type="string">
            <text:p>word embedding</text:p>
          </table:table-cell>
          <table:table-cell table:style-name="ce4" office:value-type="string" calcext:value-type="string">
            <text:p>GloVe</text:p>
          </table:table-cell>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15908, 24783, 20360</text:p>
          </table:table-cell>
          <table:table-cell table:style-name="ce4" office:value-type="string" calcext:value-type="string">
            <text:p>5000, 1430, 5285</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Presenting a labelled dataset for real-time detection of abusive user posts</text:p>
          </table:table-cell>
          <table:table-cell table:style-name="ce4" office:value-type="float" office:value="2017" calcext:value-type="float">
            <text:p>2017</text:p>
          </table:table-cell>
          <table:table-cell table:style-name="ce4" office:value-type="string" calcext:value-type="string">
            <text:p>Proceedings of the International Conference on Web Intellig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abusive detection</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aggression</text:p>
          </table:table-cell>
          <table:table-cell table:style-name="ce4"/>
          <table:table-cell table:style-name="ce4" office:value-type="float" office:value="3" calcext:value-type="float">
            <text:p>3</text:p>
          </table:table-cell>
          <table:table-cell table:style-name="ce4" office:value-type="string" calcext:value-type="string">
            <text:p>yes, no, undecided</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with tfidf, lexical features (profane words), pronoun variations, media session features (Whether the comment is a reply to a previous comment or a new comment, Comment’s news categories, User identi_x001b_ed by Facebook versus Twitter, Comments up to this point), linguistic features (number of words for each comment, number of characters for each comment, semantic features: amount of punctuation or uppercase characters) (see complete list), feature selection (SVD)</text:p>
          </table:table-cell>
          <table:table-cell table:style-name="ce4"/>
          <table:table-cell table:style-name="ce4" office:value-type="string" calcext:value-type="string">
            <text:p>recall (positive, negative, average)</text:p>
          </table:table-cell>
          <table:table-cell table:style-name="ce4" office:value-type="string" calcext:value-type="string">
            <text:p>yes</text:p>
          </table:table-cell>
          <table:table-cell table:style-name="ce4" office:value-type="string" calcext:value-type="string">
            <text:p>conversation context (Whether the comment is a reply to a previous comment or a new comment, Comment’s news categories, User identi_x001b_ed by Facebook versus Twitter, #Comments up to this point)</text:p>
          </table:table-cell>
          <table:table-cell table:style-name="ce4" table:number-columns-repeated="2"/>
          <table:table-cell table:style-name="ce4" office:value-type="string" calcext:value-type="string">
            <text:p>no</text:p>
          </table:table-cell>
          <table:table-cell table:style-name="ce4" office:value-type="string" calcext:value-type="string">
            <text:p>news site</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no</text:p>
          </table:table-cell>
          <table:table-cell table:style-name="ce4" office:value-type="string" calcext:value-type="string">
            <text:p>crawled and selected based on lexicon of profane word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6" calcext:value-type="float">
            <text:p>6</text:p>
          </table:table-cell>
          <table:table-cell table:style-name="ce4" office:value-type="string" calcext:value-type="string">
            <text:p>majority_vote, rules</text:p>
          </table:table-cell>
          <table:table-cell table:style-name="ce4" office:value-type="string" calcext:value-type="string">
            <text:p>Task_quality_measure</text:p>
          </table:table-cell>
          <table:table-cell table:style-name="ce4" office:value-type="string" calcext:value-type="string">
            <text:p>definition, time threshold, golden questions, annotator location limitation</text:p>
          </table:table-cell>
          <table:table-cell table:style-name="ce4" table:number-columns-repeated="2"/>
          <table:table-cell table:number-columns-repeated="977"/>
        </table:table-row>
        <table:table-row table:style-name="ro1">
          <table:table-cell table:style-name="ce2" office:value-type="string" calcext:value-type="string">
            <text:p>Privacy-Preserving Abuse Detection in Future Decentralised Online Social Networks</text:p>
          </table:table-cell>
          <table:table-cell table:style-name="ce4" office:value-type="float" office:value="2016" calcext:value-type="float">
            <text:p>2016</text:p>
          </table:table-cell>
          <table:table-cell table:style-name="ce4" office:value-type="string" calcext:value-type="string">
            <text:p>Data Privacy Management and Security Assurance</text:p>
          </table:table-cell>
          <table:table-cell table:style-name="ce4" office:value-type="string" calcext:value-type="string">
            <text:p>Springer</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with privacy preserving techniques</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cyberbullying</text:p>
          </table:table-cell>
          <table:table-cell table:style-name="ce4" office:value-type="string" calcext:value-type="string">
            <text:p>Deny: They encourage self-harm to others users, promoting violence (direct or indirect), terrorism or similar activities. (This denies the victim health or even life, which are human rights.) – Disrupt: They disrupt activities they disagree with using distracting provocations, denial of service, flooding with messages and generally promoting abuse of the intended victim. – Degrade: They disclose personal and private data of others without their approval as to degrade their public image/reputation. – Deceive: They deceive by spreading false information, including supplanting a known user identity (impersonation) for influencing other users behavior and activities, or assuming false identities. (The use of pseudonyms that are recognizable as such is not a deception.)</text:p>
          </table:table-cell>
          <table:table-cell table:style-name="ce4" office:value-type="float" office:value="2" calcext:value-type="float">
            <text:p>2</text:p>
          </table:table-cell>
          <table:table-cell table:style-name="ce4" office:value-type="string" calcext:value-type="string">
            <text:p>abusive, acceptable, undecided</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ecision tree, random forest (extra trees), boosting (gradient-boosting)</text:p>
          </table:table-cell>
          <table:table-cell table:style-name="ce4" office:value-type="string" calcext:value-type="string">
            <text:p>linguistic features (number of hashtags, number of mentions), user information (both sender and reeiver! how many lists the sender has created, # subscriptions, number of subscriptions of the sender, #subscriptionsage, ratio of subscriptions made in relation to age of sender account, #subscriptions#subscribers, ratio of subscriptions to subscribers of sender, ratio number of messages in relation to age of sender account, age of account, days since sender account creation, # subscribers, number of subscribers to public feed of the sender), network features, feature selection (privacy-preserving)</text:p>
          </table:table-cell>
          <table:table-cell table:style-name="ce4" office:value-type="string" calcext:value-type="string">
            <text:p>see details</text:p>
          </table:table-cell>
          <table:table-cell table:style-name="ce4" office:value-type="string" calcext:value-type="string">
            <text:p>precision, recall, F-measure, ROC-AUC, confusion matrix, precision-recall curve</text:p>
          </table:table-cell>
          <table:table-cell table:style-name="ce4" office:value-type="string" calcext:value-type="string">
            <text:p>yes</text:p>
          </table:table-cell>
          <table:table-cell table:style-name="ce4" office:value-type="string" calcext:value-type="string">
            <text:p>user information (number of posts, age), network information (subscription of the receiver and sender)</text:p>
          </table:table-cell>
          <table:table-cell table:style-name="ce4" table:number-columns-repeated="2"/>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6" calcext:value-type="float">
            <text:p>6</text:p>
          </table:table-cell>
          <table:table-cell table:style-name="ce4" table:number-columns-repeated="3"/>
          <table:table-cell table:style-name="ce4" office:value-type="string" calcext:value-type="string">
            <text:p>interannotator agreement</text:p>
          </table:table-cell>
          <table:table-cell table:style-name="ce4" office:value-type="float" office:value="0.92" calcext:value-type="float">
            <text:p>0.92</text:p>
          </table:table-cell>
          <table:table-cell table:number-columns-repeated="977"/>
        </table:table-row>
        <table:table-row table:style-name="ro1">
          <table:table-cell table:style-name="ce2" office:value-type="string" calcext:value-type="string">
            <text:p>Profanity Use in Online Communities</text:p>
          </table:table-cell>
          <table:table-cell table:style-name="ce4" office:value-type="float" office:value="2012" calcext:value-type="float">
            <text:p>2012</text:p>
          </table:table-cell>
          <table:table-cell table:style-name="ce4" office:value-type="string" calcext:value-type="string">
            <text:p>Proceedings of the SIGCHI Conference on Human Factors in Computing System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n the use of profanitie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profanity</text:p>
          </table:table-cell>
          <table:table-cell table:style-name="ce4" office:value-type="string" calcext:value-type="string">
            <text:p>abusive</text:p>
          </table:table-cell>
          <table:table-cell table:style-name="ce4" table:number-columns-repeated="15"/>
          <table:table-cell table:style-name="ce4" office:value-type="string" calcext:value-type="string">
            <text:p>no</text:p>
          </table:table-cell>
          <table:table-cell table:style-name="ce4" office:value-type="string" calcext:value-type="string">
            <text:p>yahoo</text:p>
          </table:table-cell>
          <table:table-cell table:style-name="ce4" table:number-columns-repeated="2"/>
          <table:table-cell table:style-name="ce4" office:value-type="string" calcext:value-type="string">
            <text:p>english</text:p>
          </table:table-cell>
          <table:table-cell table:style-name="ce4" table:number-columns-repeated="5"/>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 golden questions</text:p>
          </table:table-cell>
          <table:table-cell table:style-name="ce4" table:number-columns-repeated="2"/>
          <table:table-cell table:style-name="ce21" office:value-type="string" calcext:value-type="string">
            <text:p>profanity use and tolerance is very specific to a community, it is very clear that these systems will have to be developed or trained by each community. F</text:p>
          </table:table-cell>
          <table:table-cell table:number-columns-repeated="976"/>
        </table:table-row>
        <table:table-row table:style-name="ro1">
          <table:table-cell table:style-name="ce2" office:value-type="string" calcext:value-type="string">
            <text:p>Prototype Application Hate Speech Detection Website Using String Matching and Searching Algorithm</text:p>
          </table:table-cell>
          <table:table-cell table:style-name="ce4" office:value-type="float" office:value="2018" calcext:value-type="float">
            <text:p>2018</text:p>
          </table:table-cell>
          <table:table-cell table:style-name="ce4" office:value-type="string" calcext:value-type="string">
            <text:p>International Journal of Engineering &amp; Technology</text:p>
          </table:table-cell>
          <table:table-cell table:style-name="ce4" office:value-type="string" calcext:value-type="string">
            <text:p>SPC</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pipeline for hate speech detection on facebook</text:p>
          </table:table-cell>
          <table:table-cell table:style-name="ce4" office:value-type="string" calcext:value-type="string">
            <text:p>classification</text:p>
          </table:table-cell>
          <table:table-cell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number-columns-repeated="3" table:style-name="ce4" office:value-type="string" calcext:value-type="string">
            <text:p>-</text:p>
          </table:table-cell>
          <table:table-cell table:style-name="ce4"/>
          <table:table-cell table:number-columns-repeated="2" table:style-name="ce4" office:value-type="string" calcext:value-type="string">
            <text:p>-</text:p>
          </table:table-cell>
          <table:table-cell table:style-name="ce4" table:number-columns-repeated="4"/>
          <table:table-cell table:style-name="ce4" office:value-type="string" calcext:value-type="string">
            <text:p>facebook</text:p>
          </table:table-cell>
          <table:table-cell table:style-name="ce4" table:number-columns-repeated="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Quantifying Toxicity and Verbal Violence on Twitter</text:p>
          </table:table-cell>
          <table:table-cell table:style-name="ce4" office:value-type="float" office:value="2016" calcext:value-type="float">
            <text:p>2016</text:p>
          </table:table-cell>
          <table:table-cell table:style-name="ce4" office:value-type="string" calcext:value-type="string">
            <text:p>Proceedings of the ACM Conference on Computer Supported Cooperative Work and Social Computing Companion</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rowdsourcing study for toxicity scale</text:p>
          </table:table-cell>
          <table:table-cell table:style-name="ce4" office:value-type="string" calcext:value-type="string">
            <text:p>crowdsourcing</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toxicity</text:p>
          </table:table-cell>
          <table:table-cell table:style-name="ce4" office:value-type="string" calcext:value-type="string">
            <text:p>cyberbullying</text:p>
          </table:table-cell>
          <table:table-cell table:style-name="ce4" table:number-columns-repeated="15"/>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crawled</text:p>
          </table:table-cell>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2" calcext:value-type="float">
            <text:p>2</text:p>
          </table:table-cell>
          <table:table-cell table:style-name="ce4"/>
          <table:table-cell table:style-name="ce4" office:value-type="string" calcext:value-type="string">
            <text:p>Task_quality_measure</text:p>
          </table:table-cell>
          <table:table-cell table:style-name="ce4" office:value-type="string" calcext:value-type="string">
            <text:p>used questions adapted from psychology, tutorial, elimination of bad workers with test questions, 3 to 5 Likert scale</text:p>
          </table:table-cell>
          <table:table-cell table:style-name="ce4" office:value-type="string" calcext:value-type="string">
            <text:p>interannotator agreement</text:p>
          </table:table-cell>
          <table:table-cell table:style-name="ce4" office:value-type="string" calcext:value-type="string">
            <text:p>0.52, 0.7</text:p>
          </table:table-cell>
          <table:table-cell table:number-columns-repeated="977"/>
        </table:table-row>
        <table:table-row table:style-name="ro1">
          <table:table-cell table:style-name="ce2" office:value-type="string" calcext:value-type="string">
            <text:p>Recognizing Explicit and Implicit Hate Speech Using a Weakly Supervised Two-path Bootstrapping Approach</text:p>
          </table:table-cell>
          <table:table-cell table:style-name="ce4" office:value-type="float" office:value="2017" calcext:value-type="float">
            <text:p>2017</text:p>
          </table:table-cell>
          <table:table-cell table:style-name="ce4" office:value-type="string" calcext:value-type="string">
            <text:p>Proceedings of the International Joint Conference o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To address various limitations of supervised hate speech classification methods including corpus bias and huge cost of annotation, we propose a weakly supervised twopath bootstrapping approach for an online hate speech detection model leveraging large-scale unlabeled data</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hateful_speech</text:p>
          </table:table-cell>
          <table:table-cell table:style-name="ce4" office:value-type="string" calcext:value-type="string">
            <text:p>s tweets that explicitly or implicitly propagate stereotypes targeting a specific group whether it is the initial expression or a metaexpression discussing the hate speech itself (i.e. a paraphras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 rule_based</text:p>
          </table:table-cell>
          <table:table-cell table:style-name="ce4" office:value-type="string" calcext:value-type="string">
            <text:p>RNN, rule (string matching), RNN+rule (string matching)</text:p>
          </table:table-cell>
          <table:table-cell table:style-name="ce4" office:value-type="string" calcext:value-type="string">
            <text:p>word embedding</text:p>
          </table:table-cell>
          <table:table-cell table:style-name="ce4" office:value-type="string" calcext:value-type="string">
            <text:p>word2vec</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6000" calcext:value-type="float">
            <text:p>160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crawled</text:p>
          </table:table-cell>
          <table:table-cell table:style-name="ce4" office:value-type="string" calcext:value-type="string">
            <text:p>semi-supervised learning</text:p>
          </table:table-cell>
          <table:table-cell table:style-name="ce4" office:value-type="string" calcext:value-type="string">
            <text:p>manual</text:p>
          </table:table-cell>
          <table:table-cell table:style-name="ce4" office:value-type="float" office:value="2" calcext:value-type="float">
            <text:p>2</text:p>
          </table:table-cell>
          <table:table-cell table:style-name="ce4"/>
          <table:table-cell table:style-name="ce4" office:value-type="string" calcext:value-type="string">
            <text:p>Task_quality_measure</text:p>
          </table:table-cell>
          <table:table-cell table:style-name="ce4" office:value-type="string" calcext:value-type="string">
            <text:p>discussion</text:p>
          </table:table-cell>
          <table:table-cell table:style-name="ce4" office:value-type="string" calcext:value-type="string">
            <text:p>Cohen's Kappa</text:p>
          </table:table-cell>
          <table:table-cell table:style-name="ce4" office:value-type="float" office:value="0.855" calcext:value-type="float">
            <text:p>0.855</text:p>
          </table:table-cell>
          <table:table-cell table:number-columns-repeated="977"/>
        </table:table-row>
        <table:table-row table:style-name="ro1">
          <table:table-cell table:style-name="ce2" office:value-type="string" calcext:value-type="string">
            <text:p>Reducing Gender Bias in Abusive Language Detection</text:p>
          </table:table-cell>
          <table:table-cell table:style-name="ce4" office:value-type="float" office:value="2018" calcext:value-type="float">
            <text:p>2018</text:p>
          </table:table-cell>
          <table:table-cell table:style-name="ce4" office:value-type="string" calcext:value-type="string">
            <text:p>Proceedings of the Conference on Empirical Methods i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bias in classification of abusive languag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text:p>
          </table:table-cell>
          <table:table-cell table:style-name="ce4" office:value-type="string" calcext:value-type="string">
            <text:p>sexism, hate_speech</text:p>
          </table:table-cell>
          <table:table-cell table:style-name="ce4"/>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 RNN</text:p>
          </table:table-cell>
          <table:table-cell table:style-name="ce4" office:value-type="string" calcext:value-type="string">
            <text:p>word embedding</text:p>
          </table:table-cell>
          <table:table-cell table:style-name="ce4" office:value-type="string" calcext:value-type="string">
            <text:p>word2vec, Fasttext, random, Debiased Word Embeddings (DE)</text:p>
          </table:table-cell>
          <table:table-cell table:style-name="ce4" office:value-type="string" calcext:value-type="string">
            <text:p>ROC-AUC, False Positive Equality Difference (FPED), False Negative Equality Difference (FNED)</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string" calcext:value-type="string">
            <text:p>18000, 6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oversampling by synthetic data scheme (Gender Swap GS We augment the training data by identifying male entities and swapping them with equivalent female entities and vice-versa)</text:p>
          </table:table-cell>
          <table:table-cell table:style-name="ce4" table:number-columns-repeated="10"/>
          <table:table-cell table:style-name="ce21" office:value-type="string" calcext:value-type="string">
            <text:p>Although this work focuses on gender terms, the methods we proposed can easily be extended to other identity problems like racial and to different tasks like sentiment analysis by following similar steps</text:p>
          </table:table-cell>
          <table:table-cell table:number-columns-repeated="976"/>
        </table:table-row>
        <table:table-row table:style-name="ro1">
          <table:table-cell table:style-name="ce2" office:value-type="string" calcext:value-type="string">
            <text:p>Removing Flaming Problems from Social Networking Sites using Semi-Supervised Learning Approach</text:p>
          </table:table-cell>
          <table:table-cell table:style-name="ce4" office:value-type="float" office:value="2016" calcext:value-type="float">
            <text:p>2016</text:p>
          </table:table-cell>
          <table:table-cell table:style-name="ce4" office:value-type="string" calcext:value-type="string">
            <text:p>Proceedings of the International Conference on Information and Communication Technology for Competitive Strategies</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urvey about flaming detection</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number-columns-repeated="33"/>
          <table:table-cell table:number-columns-repeated="977"/>
        </table:table-row>
        <table:table-row table:style-name="ro1">
          <table:table-cell table:style-name="ce2" office:value-type="string" calcext:value-type="string">
            <text:p>Scalable and timely detection of cyberbullying in online social networks</text:p>
          </table:table-cell>
          <table:table-cell table:style-name="ce4" office:value-type="float" office:value="2018" calcext:value-type="float">
            <text:p>2018</text:p>
          </table:table-cell>
          <table:table-cell table:style-name="ce4" office:value-type="string" calcext:value-type="string">
            <text:p>Symposium on Applied Computing</text:p>
          </table:table-cell>
          <table:table-cell table:style-name="ce4" office:value-type="string" calcext:value-type="string">
            <text:p>ACM</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Scalable and timely detection of cyberbullying in online social networks</text:p>
          </table:table-cell>
          <table:table-cell table:style-name="ce4" office:value-type="string" calcext:value-type="string">
            <text:p>dataset_and_classification</text:p>
          </table:table-cell>
          <table:table-cell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 (time and computing resources)</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media sessions</text:p>
          </table:table-cell>
          <table:table-cell table:style-name="ce4" office:value-type="string" calcext:value-type="string">
            <text:p>machine_learning</text:p>
          </table:table-cell>
          <table:table-cell table:style-name="ce4" office:value-type="string" calcext:value-type="string">
            <text:p>logistic regression</text:p>
          </table:table-cell>
          <table:table-cell table:style-name="ce4" office:value-type="string" calcext:value-type="string">
            <text:p>sentiment analysis (polarity), subjectivity variations, variations of bad words (total negative words)</text:p>
          </table:table-cell>
          <table:table-cell table:style-name="ce4"/>
          <table:table-cell table:style-name="ce4" office:value-type="string" calcext:value-type="string">
            <text:p>precision, recall, F-measure, time</text:p>
          </table:table-cell>
          <table:table-cell table:style-name="ce4" office:value-type="string" calcext:value-type="string">
            <text:p>yes</text:p>
          </table:table-cell>
          <table:table-cell table:style-name="ce4" office:value-type="string" calcext:value-type="string">
            <text:p>user information (number of followers, followings, media caption polarity and subjectivity, total number of negative comments)</text:p>
          </table:table-cell>
          <table:table-cell table:style-name="ce4" table:number-columns-repeated="2"/>
          <table:table-cell table:style-name="ce4" office:value-type="string" calcext:value-type="string">
            <text:p>yes</text:p>
          </table:table-cell>
          <table:table-cell table:style-name="ce4" office:value-type="string" calcext:value-type="string">
            <text:p>vine</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Semi-supervised correction of biased comment ratings</text:p>
          </table:table-cell>
          <table:table-cell table:style-name="ce4" office:value-type="float" office:value="2012" calcext:value-type="float">
            <text:p>2012</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emi-supervised learning techniques to correct the bias in user ratings of comments</text:p>
          </table:table-cell>
          <table:table-cell table:style-name="ce4" office:value-type="string" calcext:value-type="string">
            <text:p>crowdsourcing</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harms minors in any way, content that is unlawful, harmful, threatening, abusive, harassing, tortuous, defamatory, vulgar, etc.</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objective function, active learning, semi-supervised learning</text:p>
          </table:table-cell>
          <table:table-cell table:style-name="ce4" table:number-columns-repeated="2"/>
          <table:table-cell table:style-name="ce4" office:value-type="string" calcext:value-type="string">
            <text:p>error measurement (MS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yahoo</text:p>
          </table:table-cell>
          <table:table-cell table:style-name="ce4" table:number-columns-repeated="2"/>
          <table:table-cell table:style-name="ce4" office:value-type="string" calcext:value-type="string">
            <text:p>english</text:p>
          </table:table-cell>
          <table:table-cell table:style-name="ce4" table:number-columns-repeated="5"/>
          <table:table-cell table:style-name="ce4" office:value-type="string" calcext:value-type="string">
            <text:p>crowdsourcing</text:p>
          </table:table-cell>
          <table:table-cell table:style-name="ce4"/>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Semi-supervised Learning for Cyberbullying Detection in Social Networks</text:p>
          </table:table-cell>
          <table:table-cell table:style-name="ce4" office:value-type="float" office:value="2014" calcext:value-type="float">
            <text:p>2014</text:p>
          </table:table-cell>
          <table:table-cell table:style-name="ce4" office:value-type="string" calcext:value-type="string">
            <text:p>Australasian Database Confer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6"/>
          <table:table-cell table:style-name="ce4" office:value-type="string" calcext:value-type="string">
            <text:p>cyberbullying</text:p>
          </table:table-cell>
          <table:table-cell table:style-name="ce4" table:number-columns-repeated="34"/>
          <table:table-cell table:number-columns-repeated="977"/>
        </table:table-row>
        <table:table-row table:style-name="ro1">
          <table:table-cell table:style-name="ce2" office:value-type="string" calcext:value-type="string">
            <text:p>Sentiment Analysis for Effective Detection of Cyber Bullying</text:p>
          </table:table-cell>
          <table:table-cell table:style-name="ce4" office:value-type="float" office:value="2012" calcext:value-type="float">
            <text:p>2012</text:p>
          </table:table-cell>
          <table:table-cell table:style-name="ce4" office:value-type="string" calcext:value-type="string">
            <text:p>Asia-Pacific Web Conferenc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6"/>
          <table:table-cell table:style-name="ce4" office:value-type="string" calcext:value-type="string">
            <text:p>cyberbullying</text:p>
          </table:table-cell>
          <table:table-cell table:style-name="ce4" table:number-columns-repeated="34"/>
          <table:table-cell table:number-columns-repeated="977"/>
        </table:table-row>
        <table:table-row table:style-name="ro1">
          <table:table-cell table:style-name="ce2" office:value-type="string" calcext:value-type="string">
            <text:p>Sentiment analysis for various SNS media using Naive Bayes classifier and its application to flaming detection</text:p>
          </table:table-cell>
          <table:table-cell table:style-name="ce4" office:value-type="float" office:value="2014" calcext:value-type="float">
            <text:p>2014</text:p>
          </table:table-cell>
          <table:table-cell table:style-name="ce4" office:value-type="string" calcext:value-type="string">
            <text:p>Symposium on Computational Intelligence in Big Data </text:p>
          </table:table-cell>
          <table:table-cell table:style-name="ce4" office:value-type="string" calcext:value-type="string">
            <text:p>IEEE</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sentiment analysis for flaming detection in japanese</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table-cell table:style-name="ce4" office:value-type="float" office:value="3" calcext:value-type="float">
            <text:p>3</text:p>
          </table:table-cell>
          <table:table-cell table:style-name="ce4" office:value-type="string" calcext:value-type="string">
            <text:p>positive, negative, neutral </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text:p>
          </table:table-cell>
          <table:table-cell table:style-name="ce4" office:value-type="string" calcext:value-type="string">
            <text:p>POS variations (dictionary based on POS), bag of words, feature selection (based on entropy and rules)</text:p>
          </table:table-cell>
          <table:table-cell table:style-name="ce4"/>
          <table:table-cell table:style-name="ce4" office:value-type="string" calcext:value-type="string">
            <text:p>F-measure, precision, recall</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 facebook, 2 channel</text:p>
          </table:table-cell>
          <table:table-cell table:style-name="ce4" office:value-type="string" calcext:value-type="string">
            <text:p>21000, 89000, 31000</text:p>
          </table:table-cell>
          <table:table-cell table:style-name="ce4"/>
          <table:table-cell table:style-name="ce4" office:value-type="string" calcext:value-type="string">
            <text:p>japanese</text:p>
          </table:table-cell>
          <table:table-cell table:style-name="ce4"/>
          <table:table-cell table:style-name="ce4" office:value-type="string" calcext:value-type="string">
            <text:p>no</text:p>
          </table:table-cell>
          <table:table-cell table:style-name="ce4" table:number-columns-repeated="11"/>
          <table:table-cell table:style-name="ce22" office:value-type="string" calcext:value-type="string">
            <text:p>take different ways in classifying the sentiment between relatively short comments and relatively long comments. T</text:p>
          </table:table-cell>
          <table:table-cell table:number-columns-repeated="976"/>
        </table:table-row>
        <table:table-row table:style-name="ro1">
          <table:table-cell table:style-name="ce2" office:value-type="string" calcext:value-type="string">
            <text:p>Sentiment Informed Cyberbullying Detection in Social Media</text:p>
          </table:table-cell>
          <table:table-cell table:style-name="ce4" office:value-type="float" office:value="2017" calcext:value-type="float">
            <text:p>2017</text:p>
          </table:table-cell>
          <table:table-cell table:style-name="ce4" office:value-type="string" calcext:value-type="string">
            <text:p>Joint European Conference on Machine Learning and Knowledge Discovery in Database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use sentiment information to detect cyberbully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office:value-type="string" calcext:value-type="string">
            <text:p>the phenomena of using the internet, cell phones and other electronic devices to willfully hurt or harass other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objective function (optimization problem with proposed algorithmic solution)</text:p>
          </table:table-cell>
          <table:table-cell table:style-name="ce4" office:value-type="string" calcext:value-type="string">
            <text:p>word n-gram with tfidf</text:p>
          </table:table-cell>
          <table:table-cell table:style-name="ce4"/>
          <table:table-cell table:style-name="ce4" office:value-type="string" calcext:value-type="string">
            <text:p>ROC-AUC, F-measure</text:p>
          </table:table-cell>
          <table:table-cell table:style-name="ce4" office:value-type="string" calcext:value-type="string">
            <text:p>yes</text:p>
          </table:table-cell>
          <table:table-cell table:style-name="ce4" office:value-type="string" calcext:value-type="string">
            <text:p>user information (posts information)</text:p>
          </table:table-cell>
          <table:table-cell table:style-name="ce4" table:number-columns-repeated="2"/>
          <table:table-cell table:style-name="ce4" office:value-type="string" calcext:value-type="string">
            <text:p>yes</text:p>
          </table:table-cell>
          <table:table-cell table:style-name="ce4" office:value-type="string" calcext:value-type="string">
            <text:p>myspace, twitter</text:p>
          </table:table-cell>
          <table:table-cell table:style-name="ce4" office:value-type="string" calcext:value-type="string">
            <text:p>7321, 3245</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Smokey: Automatic cogniti ostile Messages</text:p>
          </table:table-cell>
          <table:table-cell table:style-name="ce4" office:value-type="float" office:value="1997" calcext:value-type="float">
            <text:p>1997</text:p>
          </table:table-cell>
          <table:table-cell table:style-name="ce4" office:value-type="string" calcext:value-type="string">
            <text:p>Proceedings of the IAII</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lame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flaming</text:p>
          </table:table-cell>
          <table:table-cell table:style-name="ce4"/>
          <table:table-cell table:style-name="ce4" office:value-type="float" office:value="3" calcext:value-type="float">
            <text:p>3</text:p>
          </table:table-cell>
          <table:table-cell table:style-name="ce4" office:value-type="string" calcext:value-type="string">
            <text:p>ok, maybe, flame</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ecision tree, linear regression</text:p>
          </table:table-cell>
          <table:table-cell table:style-name="ce4" office:value-type="string" calcext:value-type="string">
            <text:p>pronoun variations (pronoun followed by name, second person pronoun), variations of bad words (profanity, condescending sentences, insults), linguistic features (exclamation points, imperative sentences), lexical features (politeness, praise, offers, laughter, smiley faces, phone numbers, uniform resource locators, epithets: short insulting phrases)</text:p>
          </table:table-cell>
          <table:table-cell table:style-name="ce4"/>
          <table:table-cell table:style-name="ce4" office:value-type="string" calcext:value-type="string">
            <text:p>confusion matrix, true positive rate, true negative rate</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flame if it contained insulting or abusive language (unless it was directed to someone the sender and recipient both disliked), not merely if the sender expressed disagreement with the recipient. Volunteers could classify a message with “flame”, “okay”, or “maybe”.</text:p>
          </table:table-cell>
          <table:table-cell table:style-name="ce4" office:value-type="string" calcext:value-type="string">
            <text:p>no</text:p>
          </table:table-cell>
          <table:table-cell table:style-name="ce4" office:value-type="string" calcext:value-type="string">
            <text:p>website</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4" calcext:value-type="float">
            <text:p>4</text:p>
          </table:table-cell>
          <table:table-cell table:style-name="ce4" office:value-type="string" calcext:value-type="string">
            <text:p>majority_vote, rules</text:p>
          </table:table-cell>
          <table:table-cell table:style-name="ce4" table:number-columns-repeated="4"/>
          <table:table-cell table:number-columns-repeated="977"/>
        </table:table-row>
        <table:table-row table:style-name="ro1">
          <table:table-cell table:style-name="ce2" office:value-type="string" calcext:value-type="string">
            <text:p>Supervised machine learning for the detection of troll profiles in twitter social network: application to a real case of cyberbullying</text:p>
          </table:table-cell>
          <table:table-cell table:style-name="ce4" office:value-type="float" office:value="2016" calcext:value-type="float">
            <text:p>2016</text:p>
          </table:table-cell>
          <table:table-cell table:style-name="ce4" office:value-type="string" calcext:value-type="string">
            <text:p>Logic Journal of the IGPL</text:p>
          </table:table-cell>
          <table:table-cell table:style-name="ce4" office:value-type="string" calcext:value-type="string">
            <text:p>IEEE</text:p>
          </table:table-cell>
          <table:table-cell table:style-name="ce4" office:value-type="string" calcext:value-type="string">
            <text:p>journal</text:p>
          </table:table-cell>
          <table:table-cell table:style-name="ce4" office:value-type="string" calcext:value-type="string">
            <text:p>not relevant</text:p>
          </table:table-cell>
          <table:table-cell table:style-name="ce4" office:value-type="string" calcext:value-type="string">
            <text:p>associate false OSN profiles to real users</text:p>
          </table:table-cell>
          <table:table-cell table:style-name="ce4" office:value-type="string" calcext:value-type="string">
            <text:p>classification</text:p>
          </table:table-cell>
          <table:table-cell table:style-name="ce4" table:number-columns-repeated="27"/>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Text Categorisation of Racist Texts Using a Support Vector Machine</text:p>
          </table:table-cell>
          <table:table-cell table:style-name="ce4" office:value-type="float" office:value="2004" calcext:value-type="float">
            <text:p>2004</text:p>
          </table:table-cell>
          <table:table-cell table:style-name="ce4" office:value-type="string" calcext:value-type="string">
            <text:p>Journées internationales d’Analyse statistique des Données Textuelles</text:p>
          </table:table-cell>
          <table:table-cell table:style-name="ce4" office:value-type="string" calcext:value-type="string">
            <text:p>-</text:p>
          </table:table-cell>
          <table:table-cell table:style-name="ce4" office:value-type="string" calcext:value-type="string">
            <text:p>report</text:p>
          </table:table-cell>
          <table:table-cell table:style-name="ce4" office:value-type="string" calcext:value-type="string">
            <text:p>relevant</text:p>
          </table:table-cell>
          <table:table-cell table:style-name="ce4" office:value-type="string" calcext:value-type="string">
            <text:p>detection of racism, comparison of input encoding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racism</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bag of words, word n-gram, POS</text:p>
          </table:table-cell>
          <table:table-cell table:style-name="ce4"/>
          <table:table-cell table:style-name="ce4" office:value-type="string" calcext:value-type="string">
            <text:p>accuracy, precision, recall</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ebsite</text:p>
          </table:table-cell>
          <table:table-cell table:style-name="ce4" office:value-type="float" office:value="800" calcext:value-type="float">
            <text:p>8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search websites with selected keywords on browsers</text:p>
          </table:table-cell>
          <table:table-cell table:style-name="ce4" table:number-columns-repeated="8"/>
          <table:table-cell table:number-columns-repeated="977"/>
        </table:table-row>
        <table:table-row table:style-name="ro1">
          <table:table-cell table:style-name="ce2" office:value-type="string" calcext:value-type="string">
            <text:p>Text Classification Models for Web Content Filtering and Online Safety</text:p>
          </table:table-cell>
          <table:table-cell table:style-name="ce4" office:value-type="float" office:value="2015" calcext:value-type="float">
            <text:p>2015</text:p>
          </table:table-cell>
          <table:table-cell table:style-name="ce4" office:value-type="string" calcext:value-type="string">
            <text:p>International Conference on Data Mining Workshop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find the most discriminative binary classifiers especially for Hate and Violence web categories through enriching the modeling proces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hate_speech, violence</text:p>
          </table:table-cell>
          <table:table-cell table:style-name="ce4" office:value-type="string" calcext:value-type="string">
            <text:p>hat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 random forest, logistic regression, DNN</text:p>
          </table:table-cell>
          <table:table-cell table:style-name="ce4" office:value-type="string" calcext:value-type="string">
            <text:p>bag of words with tfidf, topic model (topic terms extraction by text summarization: Centroid method based MEAD summarization tool, key concepts extraction), sentiment analysis (topic sentiment based on lexicon)</text:p>
          </table:table-cell>
          <table:table-cell table:style-name="ce4"/>
          <table:table-cell table:style-name="ce4" office:value-type="string" calcext:value-type="string">
            <text:p>precision, recall, F-measure, precision-recall curv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ebsite</text:p>
          </table:table-cell>
          <table:table-cell table:style-name="ce4" office:value-type="float" office:value="140000" calcext:value-type="float">
            <text:p>140000</text:p>
          </table:table-cell>
          <table:table-cell table:style-name="ce4" office:value-type="float" office:value="3300" calcext:value-type="float">
            <text:p>33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Text-Based Intelligent Content Filtering on Social Platforms</text:p>
          </table:table-cell>
          <table:table-cell table:style-name="ce4" office:value-type="float" office:value="2014" calcext:value-type="float">
            <text:p>2014</text:p>
          </table:table-cell>
          <table:table-cell table:style-name="ce4" office:value-type="string" calcext:value-type="string">
            <text:p>International Conference on Frontiers of Information Technology</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ontent filter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insult</text:p>
          </table:table-cell>
          <table:table-cell table:style-name="ce4" office:value-type="string" calcext:value-type="string">
            <text:p>harmful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decision tree (J48)</text:p>
          </table:table-cell>
          <table:table-cell table:style-name="ce4" office:value-type="string" calcext:value-type="string">
            <text:p>bag of words, sentiment analysis (polarity score of words <text:s/>with different types of features)</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youtube, news site</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The challenge of cyberbullying and its automatic detection in Arabic text</text:p>
          </table:table-cell>
          <table:table-cell table:style-name="ce4" office:value-type="float" office:value="2017" calcext:value-type="float">
            <text:p>2017</text:p>
          </table:table-cell>
          <table:table-cell table:style-name="ce4" office:value-type="string" calcext:value-type="string">
            <text:p>International Conference on Computer and Application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hallenges in cyberbullying detection in Arabic</text:p>
          </table:table-cell>
          <table:table-cell table:style-name="ce4" office:value-type="string" calcext:value-type="string">
            <text:p>CS_surve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Cyberbullying gives a bully the ability to embarrass or harm a victim before a whole online community, especially in the areas of social networking Web sites [18]. Patchin and Hinduja define cyberbullying as “willful and repeated harm inflicted through the medium of electronic text.”</text:p>
          </table:table-cell>
          <table:table-cell table:style-name="ce4" table:number-columns-repeated="32"/>
          <table:table-cell table:number-columns-repeated="977"/>
        </table:table-row>
        <table:table-row table:style-name="ro1">
          <table:table-cell table:style-name="ce2" office:value-type="string" calcext:value-type="string">
            <text:p>The Classification of Aggressive Dialogue in Social Media Platforms</text:p>
          </table:table-cell>
          <table:table-cell table:style-name="ce4" office:value-type="float" office:value="2018" calcext:value-type="float">
            <text:p>2018</text:p>
          </table:table-cell>
          <table:table-cell table:style-name="ce4" office:value-type="string" calcext:value-type="string">
            <text:p>Proceedings of the ACM SIGMIS Conference on Computers and People Research.</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limitations of current speech detection methods</text:p>
          </table:table-cell>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ggression</text:p>
          </table:table-cell>
          <table:table-cell table:style-name="ce4" office:value-type="string" calcext:value-type="string">
            <text:p>harmful_speech</text:p>
          </table:table-cell>
          <table:table-cell table:style-name="ce4" office:value-type="string" calcext:value-type="string">
            <text:p>Any speech or language that demonstrates violence &amp;/or induces (with or without intention) pain, harm, embarrassment, or injury</text:p>
          </table:table-cell>
          <table:table-cell table:style-name="ce4" table:number-columns-repeated="32"/>
          <table:table-cell table:number-columns-repeated="977"/>
        </table:table-row>
        <table:table-row table:style-name="ro1">
          <table:table-cell table:style-name="ce2" office:value-type="string" calcext:value-type="string">
            <text:p>The five W’s of “bullying” on Twitter: Who, What, Why, Where, and When</text:p>
          </table:table-cell>
          <table:table-cell table:style-name="ce4" office:value-type="float" office:value="2015" calcext:value-type="float">
            <text:p>2015</text:p>
          </table:table-cell>
          <table:table-cell table:style-name="ce4" office:value-type="string" calcext:value-type="string">
            <text:p>Computers in human behavior</text:p>
          </table:table-cell>
          <table:table-cell table:style-name="ce4" office:value-type="string" calcext:value-type="string">
            <text:p>Elsevi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study of cyberbullying traces on twitter</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text:p>
          </table:table-cell>
          <table:table-cell table:style-name="ce4" office:value-type="string" calcext:value-type="string">
            <text:p>word n-gram</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4"/>
          <table:table-cell table:style-name="ce4" office:value-type="string" calcext:value-type="string">
            <text:p>crawled and selected messages with bullying keywords</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2" calcext:value-type="float">
            <text:p>2</text:p>
          </table:table-cell>
          <table:table-cell table:style-name="ce4" table:number-columns-repeated="3"/>
          <table:table-cell table:style-name="ce4" office:value-type="string" calcext:value-type="string">
            <text:p>kappa</text:p>
          </table:table-cell>
          <table:table-cell table:style-name="ce4" office:value-type="float" office:value="0.83" calcext:value-type="float">
            <text:p>0.83</text:p>
          </table:table-cell>
          <table:table-cell table:number-columns-repeated="977"/>
        </table:table-row>
        <table:table-row table:style-name="ro1">
          <table:table-cell table:style-name="ce2" office:value-type="string" calcext:value-type="string">
            <text:p>The Limits of Abstract Evaluation Metrics: The case of hate speech detection</text:p>
          </table:table-cell>
          <table:table-cell table:style-name="ce4" office:value-type="float" office:value="2017" calcext:value-type="float">
            <text:p>2017</text:p>
          </table:table-cell>
          <table:table-cell table:style-name="ce4" office:value-type="string" calcext:value-type="string">
            <text:p>Proceedings of the ACM Conference on Web Sci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n the evaluation metrics to assess hate speech detection method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number-columns-repeated="15"/>
          <table:table-cell table:style-name="ce4" office:value-type="string" calcext:value-type="string">
            <text:p>yes</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The Problem of Identifying Misogynist Language on Twitter (and other online social spaces)</text:p>
          </table:table-cell>
          <table:table-cell table:style-name="ce4" office:value-type="float" office:value="2016" calcext:value-type="float">
            <text:p>2016</text:p>
          </table:table-cell>
          <table:table-cell table:style-name="ce4" office:value-type="string" calcext:value-type="string">
            <text:p>Proceedings of the ACM Conference on Web Scien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n limitations for misogynist tweet detection</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misogyny</text:p>
          </table:table-cell>
          <table:table-cell table:style-name="ce4" table:number-columns-repeated="15"/>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The Right to Honour on Social Networks: Detection and Classifications of Users</text:p>
          </table:table-cell>
          <table:table-cell table:style-name="ce4" office:value-type="float" office:value="2018" calcext:value-type="float">
            <text:p>2018</text:p>
          </table:table-cell>
          <table:table-cell table:style-name="ce4" office:value-type="string" calcext:value-type="string">
            <text:p>International Conference on Soft Computing Models in Industrial and Environmental Application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41"/>
          <table:table-cell table:number-columns-repeated="977"/>
        </table:table-row>
        <table:table-row table:style-name="ro1">
          <table:table-cell table:style-name="ce2" office:value-type="string" calcext:value-type="string">
            <text:p>Time Series Forecasting in Cyberbullying Data</text:p>
          </table:table-cell>
          <table:table-cell table:style-name="ce4" office:value-type="float" office:value="2015" calcext:value-type="float">
            <text:p>2015</text:p>
          </table:table-cell>
          <table:table-cell table:style-name="ce4" office:value-type="string" calcext:value-type="string">
            <text:p>Engineering Applications of Neural Network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41"/>
          <table:table-cell table:number-columns-repeated="977"/>
        </table:table-row>
        <table:table-row table:style-name="ro1">
          <table:table-cell table:style-name="ce2" office:value-type="string" calcext:value-type="string">
            <text:p>Towards the detection of cyberbullying based on social network mining techniques</text:p>
          </table:table-cell>
          <table:table-cell table:style-name="ce4" office:value-type="float" office:value="2017" calcext:value-type="float">
            <text:p>2017</text:p>
          </table:table-cell>
          <table:table-cell table:style-name="ce4" office:value-type="string" calcext:value-type="string">
            <text:p>International Conference on Behavioral, Economic, Socio-cultural Comput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etection of cyberbullying in Taiwan</text:p>
          </table:table-cell>
          <table:table-cell table:style-name="ce4" office:value-type="string" calcext:value-type="string">
            <text:p>classification</text:p>
          </table:table-cell>
          <table:table-cell table:number-columns-repeated="4" table:style-name="ce4" office:value-type="string" calcext:value-type="string">
            <text:p>no</text:p>
          </table:table-cell>
          <table:table-cell table:style-name="ce4" office:value-type="string" calcext:value-type="string">
            <text:p>cyberbullying</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text:p>
          </table:table-cell>
          <table:table-cell table:style-name="ce4" office:value-type="string" calcext:value-type="string">
            <text:p>lexical features, -, sentiment analysis</text:p>
          </table:table-cell>
          <table:table-cell table:style-name="ce4"/>
          <table:table-cell table:style-name="ce4" office:value-type="string" calcext:value-type="string">
            <text:p>precision, recall, sentenc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acebook, twitter, Ptt, CK101</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Towards User Modelling in the Combat against Cyberbullying</text:p>
          </table:table-cell>
          <table:table-cell table:style-name="ce4" office:value-type="float" office:value="2012" calcext:value-type="float">
            <text:p>2012</text:p>
          </table:table-cell>
          <table:table-cell table:style-name="ce4" office:value-type="string" calcext:value-type="string">
            <text:p>International Conference on Application of Natural Language to Information System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with user information</text:p>
          </table:table-cell>
          <table:table-cell table:style-name="ce4" office:value-type="string" calcext:value-type="string">
            <text:p>classification</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aggressive, intentional act carried out by a group or individual, using electronic forms of contact (e.g. email and chat rooms) repeatedly or over time against a victim who cannot easily defend themself</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table:number-columns-repeated="3"/>
          <table:table-cell table:style-name="ce4" office:value-type="string" calcext:value-type="string">
            <text:p>yes</text:p>
          </table:table-cell>
          <table:table-cell table:style-name="ce4" office:value-type="string" calcext:value-type="string">
            <text:p>user information (characteristics – either the bully or the victim - such as age and gender, <text:s/>cross-system analysis of users’ behaviour)</text:p>
          </table:table-cell>
          <table:table-cell table:style-name="ce4" table:number-columns-repeated="8"/>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Toxicity Detection in Multiplayer Online Games</text:p>
          </table:table-cell>
          <table:table-cell table:style-name="ce4" office:value-type="float" office:value="2015" calcext:value-type="float">
            <text:p>2015</text:p>
          </table:table-cell>
          <table:table-cell table:style-name="ce4" office:value-type="string" calcext:value-type="string">
            <text:p>International Workshop on Network and Systems Support for Games </text:p>
          </table:table-cell>
          <table:table-cell table:style-name="ce4" office:value-type="string" calcext:value-type="string">
            <text:p>IEEE</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toxic speech in game</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toxicity</text:p>
          </table:table-cell>
          <table:table-cell table:style-name="ce4" office:value-type="string" calcext:value-type="string">
            <text:p>hate</text:p>
          </table:table-cell>
          <table:table-cell table:style-name="ce4" office:value-type="string" calcext:value-type="string">
            <text:p>use of profane language by one player to insult or humiliate a different player in his own team. As such, the use of “bad” words is a necessary, but not sufficient condition for toxicity. For example, bad words can also be used just to curse without the intent to actually insult someone else. Profanity is also used in ironic or humoristic ways.</text:p>
          </table:table-cell>
          <table:table-cell table:style-name="ce4" table:number-columns-repeated="5"/>
          <table:table-cell table:style-name="ce4" office:value-type="string" calcext:value-type="string">
            <text:p>rule_based</text:p>
          </table:table-cell>
          <table:table-cell table:style-name="ce4" office:value-type="string" calcext:value-type="string">
            <text:p>rule (string matching)</text:p>
          </table:table-cell>
          <table:table-cell table:style-name="ce4" office:value-type="string" calcext:value-type="string">
            <text:p>word n-gram</text:p>
          </table:table-cell>
          <table:table-cell table:style-name="ce4" table:number-columns-repeated="6"/>
          <table:table-cell table:style-name="ce4" office:value-type="string" calcext:value-type="string">
            <text:p>no</text:p>
          </table:table-cell>
          <table:table-cell table:style-name="ce4" office:value-type="string" calcext:value-type="string">
            <text:p>game conversations</text:p>
          </table:table-cell>
          <table:table-cell table:style-name="ce4" table:number-columns-repeated="2"/>
          <table:table-cell table:style-name="ce4" office:value-type="string" calcext:value-type="string">
            <text:p>english</text:p>
          </table:table-cell>
          <table:table-cell table:style-name="ce4" office:value-type="string" calcext:value-type="string">
            <text:p>classic</text:p>
          </table:table-cell>
          <table:table-cell table:style-name="ce4" table:number-columns-repeated="12"/>
          <table:table-cell table:number-columns-repeated="977"/>
        </table:table-row>
        <table:table-row table:style-name="ro1">
          <table:table-cell table:style-name="ce2" office:value-type="string" calcext:value-type="string">
            <text:p>Understanding Abuse: A Typology of Abusive Language Detection Subtasks</text:p>
          </table:table-cell>
          <table:table-cell table:style-name="ce4" office:value-type="float" office:value="2017" calcext:value-type="float">
            <text:p>2017</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typology of different speeches on the web</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busive, hate_speech, cyberbullying</text:p>
          </table:table-cell>
          <table:table-cell table:style-name="ce4" office:value-type="string" calcext:value-type="string">
            <text:p>abusive, offensive</text:p>
          </table:table-cell>
          <table:table-cell table:style-name="ce4" table:number-columns-repeated="15"/>
          <table:table-cell table:number-columns-repeated="2" table:style-name="ce4" office:value-type="string" calcext:value-type="string">
            <text:p>-</text:p>
          </table:table-cell>
          <table:table-cell table:style-name="ce4" table:number-columns-repeated="2"/>
          <table:table-cell table:style-name="ce4" office:value-type="string" calcext:value-type="string">
            <text:p>-</text:p>
          </table:table-cell>
          <table:table-cell table:style-name="ce4" table:number-columns-repeated="13"/>
          <table:table-cell table:number-columns-repeated="977"/>
        </table:table-row>
        <table:table-row table:style-name="ro1">
          <table:table-cell table:style-name="ce2" office:value-type="string" calcext:value-type="string">
            <text:p>Understanding and Discovering Deliberate Self-harm Content in Social Media</text:p>
          </table:table-cell>
          <table:table-cell table:style-name="ce4" office:value-type="float" office:value="2017" calcext:value-type="float">
            <text:p>2017</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not relevant</text:p>
          </table:table-cell>
          <table:table-cell table:style-name="ce4" office:value-type="string" calcext:value-type="string">
            <text:p>study about self-harm</text:p>
          </table:table-cell>
          <table:table-cell table:style-name="ce4" office:value-type="string" calcext:value-type="string">
            <text:p>CS_study</text:p>
          </table:table-cell>
          <table:table-cell table:style-name="ce4" table:number-columns-repeated="4"/>
          <table:table-cell table:style-name="ce4" office:value-type="string" calcext:value-type="string">
            <text:p>harmful_speech</text:p>
          </table:table-cell>
          <table:table-cell table:style-name="ce4" table:number-columns-repeated="34"/>
          <table:table-cell table:number-columns-repeated="977"/>
        </table:table-row>
        <table:table-row table:style-name="ro1">
          <table:table-cell table:style-name="ce2" office:value-type="string" calcext:value-type="string">
            <text:p>Unsupervised cyber bullying detection in social networks</text:p>
          </table:table-cell>
          <table:table-cell table:style-name="ce4" office:value-type="float" office:value="2016" calcext:value-type="float">
            <text:p>2016</text:p>
          </table:table-cell>
          <table:table-cell table:style-name="ce4" office:value-type="string" calcext:value-type="string">
            <text:p>International Conference on Pattern Recognition </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yberbullying detection with unsupervised approach</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office:value-type="string" calcext:value-type="string">
            <text:p>willful and repeated harm inflicted through the use of electronic devices</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NN</text:p>
          </table:table-cell>
          <table:table-cell table:style-name="ce4" office:value-type="string" calcext:value-type="string">
            <text:p>linguistic features (density of upper case letters, exclamation marks, question marks, number of tags to users), lexical features (sentence badness), word n-gram, <text:s/>POS variations, pronoun variations, sentiment analysis (sentiment polarity, emoticon), variations of bad words (bad words, bad words density), user information (author profiling: politeness, history of messages)</text:p>
          </table:table-cell>
          <table:table-cell table:style-name="ce4"/>
          <table:table-cell table:style-name="ce4" office:value-type="string" calcext:value-type="string">
            <text:p>precision, recall, F-measure, accuracy</text:p>
          </table:table-cell>
          <table:table-cell table:style-name="ce4" office:value-type="string" calcext:value-type="string">
            <text:p>yes</text:p>
          </table:table-cell>
          <table:table-cell table:style-name="ce4" office:value-type="string" calcext:value-type="string">
            <text:p>user information (history)</text:p>
          </table:table-cell>
          <table:table-cell table:style-name="ce4" table:number-columns-repeated="2"/>
          <table:table-cell table:style-name="ce4" office:value-type="string" calcext:value-type="string">
            <text:p>yes</text:p>
          </table:table-cell>
          <table:table-cell table:style-name="ce4" office:value-type="string" calcext:value-type="string">
            <text:p>formspring, youtube</text:p>
          </table:table-cell>
          <table:table-cell table:style-name="ce4" office:value-type="string" calcext:value-type="string">
            <text:p>1200, 900</text:p>
          </table:table-cell>
          <table:table-cell table:style-name="ce4" office:value-type="float" office:value="550" calcext:value-type="float">
            <text:p>55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yes</text:p>
          </table:table-cell>
          <table:table-cell table:style-name="ce4" table:number-columns-repeated="9"/>
          <table:table-cell table:number-columns-repeated="977"/>
        </table:table-row>
        <table:table-row table:style-name="ro1">
          <table:table-cell table:style-name="ce2" office:value-type="string" calcext:value-type="string">
            <text:p>Us and them: identifying cyber hate on Twitter across multiple protected characteristics</text:p>
          </table:table-cell>
          <table:table-cell table:style-name="ce4" office:value-type="float" office:value="2016" calcext:value-type="float">
            <text:p>2016</text:p>
          </table:table-cell>
          <table:table-cell table:style-name="ce4" office:value-type="string" calcext:value-type="string">
            <text:p>EPJ Data Science</text:p>
          </table:table-cell>
          <table:table-cell table:style-name="ce4" office:value-type="string" calcext:value-type="string">
            <text:p>Spring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cyber hate on twitter</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ffensive, hate, hate_speech</text:p>
          </table:table-cell>
          <table:table-cell table:style-name="ce4" office:value-type="string" calcext:value-type="string">
            <text:p>hateful_speech</text:p>
          </table:table-cell>
          <table:table-cell table:style-name="ce4" office:value-type="string" calcext:value-type="string">
            <text:p>‘is this text offensive or antagonistic in terms of race ethnicity/sexual orientation/disability?’ text that is targeted towards individuals or social groups based on their race, sexual orientation or disability. </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yes</text:p>
          </table:table-cell>
          <table:table-cell table:style-name="ce4" office:value-type="string" calcext:value-type="string">
            <text:p>sexual orienttion, race, disability</text:p>
          </table:table-cell>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 random forest</text:p>
          </table:table-cell>
          <table:table-cell table:style-name="ce4" office:value-type="string" calcext:value-type="string">
            <text:p>word n-gram, typed dependencies</text:p>
          </table:table-cell>
          <table:table-cell table:style-name="ce4"/>
          <table:table-cell table:style-name="ce4" office:value-type="string" calcext:value-type="string">
            <text:p>precision, recall, F-measure, 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900" calcext:value-type="float">
            <text:p>1900</text:p>
          </table:table-cell>
          <table:table-cell table:style-name="ce4" office:value-type="float" office:value="50" calcext:value-type="float">
            <text:p>5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words representing selected events of different categories</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4" calcext:value-type="float">
            <text:p>4</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remove samples for which the agreement is too low</text:p>
          </table:table-cell>
          <table:table-cell table:style-name="ce4" table:number-columns-repeated="2"/>
          <table:table-cell table:style-name="ce23" office:value-type="string" calcext:value-type="string">
            <text:p>the cases in this research focused on western examples in UK/US. Cases should also be selected from different world regions and cultures. Future studies should consider cases in non-western cultures where tolerance toward minority characteristics may be different.</text:p>
          </table:table-cell>
          <table:table-cell table:number-columns-repeated="976"/>
        </table:table-row>
        <table:table-row table:style-name="ro1">
          <table:table-cell table:style-name="ce2" office:value-type="string" calcext:value-type="string">
            <text:p>Use of Distributed Machine Learning Toolkit for Searching Content Promoting Hate Speech on the Web</text:p>
          </table:table-cell>
          <table:table-cell table:style-name="ce4" office:value-type="float" office:value="2018" calcext:value-type="float">
            <text:p>2018</text:p>
          </table:table-cell>
          <table:table-cell table:style-name="ce4" office:value-type="string" calcext:value-type="string">
            <text:p>International Conference on Dependability and Complex Systems</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not accessible</text:p>
          </table:table-cell>
          <table:table-cell table:style-name="ce4" table:number-columns-repeated="41"/>
          <table:table-cell table:number-columns-repeated="977"/>
        </table:table-row>
        <table:table-row table:style-name="ro1">
          <table:table-cell table:style-name="ce2" office:value-type="string" calcext:value-type="string">
            <text:p>Using a Semi-automatic Keyword Dictionary for Improving Violent Web Site Filtering</text:p>
          </table:table-cell>
          <table:table-cell table:style-name="ce4" office:value-type="float" office:value="2007" calcext:value-type="float">
            <text:p>2007</text:p>
          </table:table-cell>
          <table:table-cell table:style-name="ce4" office:value-type="string" calcext:value-type="string">
            <text:p>International Conference on Signal-Image Technologies and Internet-Based System</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violence classification via keyword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violenc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webpage</text:p>
          </table:table-cell>
          <table:table-cell table:style-name="ce4" office:value-type="string" calcext:value-type="string">
            <text:p>machine_learning</text:p>
          </table:table-cell>
          <table:table-cell table:style-name="ce4" office:value-type="string" calcext:value-type="string">
            <text:p>decision tree</text:p>
          </table:table-cell>
          <table:table-cell table:style-name="ce4" office:value-type="string" calcext:value-type="string">
            <text:p>lexical features (number of violent words in different metadata)</text:p>
          </table:table-cell>
          <table:table-cell table:style-name="ce4" office:value-type="string" calcext:value-type="string">
            <text:p>construction of a dictionary of words: automatic, manual, hybrid</text:p>
          </table:table-cell>
          <table:table-cell table:style-name="ce4" office:value-type="string" calcext:value-type="string">
            <text:p>error measurement (error rate), false positive rate, false nega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ebsite</text:p>
          </table:table-cell>
          <table:table-cell table:style-name="ce4" office:value-type="float" office:value="700" calcext:value-type="float">
            <text:p>700</text:p>
          </table:table-cell>
          <table:table-cell table:style-name="ce4" office:value-type="float" office:value="350" calcext:value-type="float">
            <text:p>350</text:p>
          </table:table-cell>
          <table:table-cell table:style-name="ce4" office:value-type="string" calcext:value-type="string">
            <text:p>english, french</text:p>
          </table:table-cell>
          <table:table-cell table:style-name="ce4"/>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office:value-type="string" calcext:value-type="string">
            <text:p>crawled</text:p>
          </table:table-cell>
          <table:table-cell table:style-name="ce4" table:number-columns-repeated="8"/>
          <table:table-cell table:number-columns-repeated="977"/>
        </table:table-row>
        <table:table-row table:style-name="ro1">
          <table:table-cell table:style-name="ce2" office:value-type="string" calcext:value-type="string">
            <text:p>Using computer technology to address the problem of cyberbullying</text:p>
          </table:table-cell>
          <table:table-cell table:style-name="ce4" office:value-type="float" office:value="2014" calcext:value-type="float">
            <text:p>2014</text:p>
          </table:table-cell>
          <table:table-cell table:style-name="ce4" office:value-type="string" calcext:value-type="string">
            <text:p>ACM SIGCAS Computers and Society</text:p>
          </table:table-cell>
          <table:table-cell table:style-name="ce4" office:value-type="string" calcext:value-type="string">
            <text:p>ACM</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cyberbullying effects and mititgation</text:p>
          </table:table-cell>
          <table:table-cell table:style-name="ce4" office:value-type="string" calcext:value-type="string">
            <text:p>CS_study</text:p>
          </table:table-cell>
          <table:table-cell table:number-columns-repeated="2" table:style-name="ce4" office:value-type="string" calcext:value-type="string">
            <text:p>yes</text:p>
          </table:table-cell>
          <table:table-cell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Cyberbullying is the oppression of other people using Internetbased technology.</text:p>
          </table:table-cell>
          <table:table-cell table:style-name="ce4" table:number-columns-repeated="14"/>
          <table:table-cell table:number-columns-repeated="2" table:style-name="ce4" office:value-type="string" calcext:value-type="string">
            <text:p>-</text:p>
          </table:table-cell>
          <table:table-cell table:style-name="ce4" table:number-columns-repeated="2"/>
          <table:table-cell table:style-name="ce4" office:value-type="string" calcext:value-type="string">
            <text:p>-</text:p>
          </table:table-cell>
          <table:table-cell table:style-name="ce4" table:number-columns-repeated="13"/>
          <table:table-cell table:number-columns-repeated="977"/>
        </table:table-row>
        <table:table-row table:style-name="ro1">
          <table:table-cell table:style-name="ce2" office:value-type="string" calcext:value-type="string">
            <text:p>Using Convolutional Neural Networks to Classify Hate-Speech</text:p>
          </table:table-cell>
          <table:table-cell table:style-name="ce4" office:value-type="float" office:value="2017" calcext:value-type="float">
            <text:p>2017</text:p>
          </table:table-cell>
          <table:table-cell table:style-name="ce4" office:value-type="string" calcext:value-type="string">
            <text:p>Proceedings of the Workshop on Abusive Language Onlin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of hate speech in different categori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racism, sexism</text:p>
          </table:table-cell>
          <table:table-cell table:style-name="ce4" office:value-type="string" calcext:value-type="string">
            <text:p>racism, sexism, nothing</text:p>
          </table:table-cell>
          <table:table-cell table:style-name="ce4" office:value-type="float" office:value="4" calcext:value-type="float">
            <text:p>4</text:p>
          </table:table-cell>
          <table:table-cell table:style-name="ce4" office:value-type="string" calcext:value-type="string">
            <text:p>racism, sexism, both, no</text:p>
          </table:table-cell>
          <table:table-cell table:style-name="ce4" office:value-type="string" calcext:value-type="string">
            <text:p>yes</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word embedding, char n-gram (one-hot encoded)</text:p>
          </table:table-cell>
          <table:table-cell table:style-name="ce4" office:value-type="string" calcext:value-type="string">
            <text:p>word2vec (continuous-bags-of-words (CBOW), skip-gram models), random</text:p>
          </table:table-cell>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6655" calcext:value-type="float">
            <text:p>6655</text:p>
          </table:table-cell>
          <table:table-cell table:style-name="ce4" office:value-type="float" office:value="1050" calcext:value-type="float">
            <text:p>105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number-columns-repeated="977"/>
        </table:table-row>
        <table:table-row table:style-name="ro1">
          <table:table-cell table:style-name="ce2" office:value-type="string" calcext:value-type="string">
            <text:p>Using Crowdsourcing to Improve Profanity Detection</text:p>
          </table:table-cell>
          <table:table-cell table:style-name="ce4" office:value-type="float" office:value="2012" calcext:value-type="float">
            <text:p>2012</text:p>
          </table:table-cell>
          <table:table-cell table:style-name="ce4" office:value-type="string" calcext:value-type="string">
            <text:p>AAAI Spring Symposium: Wisdom of the Crowd</text:p>
          </table:table-cell>
          <table:table-cell table:style-name="ce4" office:value-type="string" calcext:value-type="string">
            <text:p>AIII</text:p>
          </table:table-cell>
          <table:table-cell table:style-name="ce4" office:value-type="string" calcext:value-type="string">
            <text:p>symposium</text:p>
          </table:table-cell>
          <table:table-cell table:style-name="ce4" office:value-type="string" calcext:value-type="string">
            <text:p>relevant</text:p>
          </table:table-cell>
          <table:table-cell table:style-name="ce4" office:value-type="string" calcext:value-type="string">
            <text:p>learns the context in which profanity occurs. This approach attempts to overcome the issue of disguised profanity, as well as slang words and misspellings that are not accounted for in current approaches.</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profanity</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 machine_learning</text:p>
          </table:table-cell>
          <table:table-cell table:style-name="ce4" office:value-type="string" calcext:value-type="string">
            <text:p>SVM, rule (string matching)</text:p>
          </table:table-cell>
          <table:table-cell table:style-name="ce4" office:value-type="string" calcext:value-type="string">
            <text:p>bag of word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news site</text:p>
          </table:table-cell>
          <table:table-cell table:style-name="ce4" office:value-type="float" office:value="6500" calcext:value-type="float">
            <text:p>65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3"/>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remove samples for which the agreement is too low, gold questions</text:p>
          </table:table-cell>
          <table:table-cell table:style-name="ce4" table:number-columns-repeated="2"/>
          <table:table-cell table:number-columns-repeated="977"/>
        </table:table-row>
        <table:table-row table:style-name="ro1">
          <table:table-cell table:style-name="ce2" office:value-type="string" calcext:value-type="string">
            <text:p>Using Fuzzy Fingerprints for Cyberbullying Detection in Social Networks</text:p>
          </table:table-cell>
          <table:table-cell table:style-name="ce4" office:value-type="float" office:value="2018" calcext:value-type="float">
            <text:p>2018</text:p>
          </table:table-cell>
          <table:table-cell table:style-name="ce4" office:value-type="string" calcext:value-type="string">
            <text:p>International Conference on Fuzzy System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of cyberbullying with fuzzy fingerprint</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cyberbullying</text:p>
          </table:table-cell>
          <table:table-cell table:style-name="ce4" office:value-type="string" calcext:value-type="string">
            <text:p>cyberbullying_trace</text:p>
          </table:table-cell>
          <table:table-cell table:style-name="ce4" office:value-type="string" calcext:value-type="string">
            <text:p>individual’s intentional, deliberate and repeated acts of cruelty to others through harmful posts, messages, or other forms of social aggression through various digital technologi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fuzzy model (fuzzy fingerprint)</text:p>
          </table:table-cell>
          <table:table-cell table:style-name="ce4" office:value-type="string" calcext:value-type="string">
            <text:p>bag of words with tfidf, word n-gram</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formspring</text:p>
          </table:table-cell>
          <table:table-cell table:style-name="ce4" office:value-type="string" calcext:value-type="string">
            <text:p>13160, 4405</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down sampling</text:p>
          </table:table-cell>
          <table:table-cell table:style-name="ce4" office:value-type="string" calcext:value-type="string">
            <text:p>yes</text:p>
          </table:table-cell>
          <table:table-cell table:style-name="ce4"/>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table:number-columns-repeated="5"/>
          <table:table-cell table:number-columns-repeated="977"/>
        </table:table-row>
        <table:table-row table:style-name="ro1">
          <table:table-cell table:style-name="ce2" office:value-type="string" calcext:value-type="string">
            <text:p>Using Machine Learning to Detect Cyberbullying</text:p>
          </table:table-cell>
          <table:table-cell table:style-name="ce4" office:value-type="float" office:value="2011" calcext:value-type="float">
            <text:p>2011</text:p>
          </table:table-cell>
          <table:table-cell table:style-name="ce4" office:value-type="string" calcext:value-type="string">
            <text:p>International Conference on Machine learning and applications and workshops</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classification of cyberbullying </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decision tree (J48), JRip, KNN, SVM</text:p>
          </table:table-cell>
          <table:table-cell table:style-name="ce4" office:value-type="string" calcext:value-type="string">
            <text:p>variations of bad words (number of bad words, density of bad words, weighted average of bad words)</text:p>
          </table:table-cell>
          <table:table-cell table:style-name="ce4"/>
          <table:table-cell table:style-name="ce4" office:value-type="string" calcext:value-type="string">
            <text:p>accuracy, true positive rat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formspring</text:p>
          </table:table-cell>
          <table:table-cell table:style-name="ce4" office:value-type="float" office:value="2696" calcext:value-type="float">
            <text:p>2696</text:p>
          </table:table-cell>
          <table:table-cell table:style-name="ce4" office:value-type="float" office:value="196" calcext:value-type="float">
            <text:p>196</text:p>
          </table:table-cell>
          <table:table-cell table:style-name="ce4" office:value-type="string" calcext:value-type="string">
            <text:p>english</text:p>
          </table:table-cell>
          <table:table-cell table:style-name="ce4"/>
          <table:table-cell table:style-name="ce4" office:value-type="string" calcext:value-type="string">
            <text:p>yes</text:p>
          </table:table-cell>
          <table:table-cell table:style-name="ce4" office:value-type="string" calcext:value-type="string">
            <text:p>oversampling</text:p>
          </table:table-cell>
          <table:table-cell table:style-name="ce4" office:value-type="string" calcext:value-type="string">
            <text:p>no</text:p>
          </table:table-cell>
          <table:table-cell table:style-name="ce4" office:value-type="string" calcext:value-type="string">
            <text:p>crawled</text:p>
          </table:table-cell>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table:number-columns-repeated="4"/>
          <table:table-cell table:number-columns-repeated="977"/>
        </table:table-row>
        <table:table-row table:style-name="ro1">
          <table:table-cell table:style-name="ce2" office:value-type="string" calcext:value-type="string">
            <text:p>Verbal aggression detection on Twitter comments: convolutional neural network for short-text sentiment analysis</text:p>
          </table:table-cell>
          <table:table-cell table:style-name="ce4" office:value-type="float" office:value="2018" calcext:value-type="float">
            <text:p>2018</text:p>
          </table:table-cell>
          <table:table-cell table:style-name="ce4" office:value-type="string" calcext:value-type="string">
            <text:p>Neural Computing and Applications</text:p>
          </table:table-cell>
          <table:table-cell table:style-name="ce4" office:value-type="string" calcext:value-type="string">
            <text:p>Spring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classification using deep learning</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aggression</text:p>
          </table:table-cell>
          <table:table-cell table:style-name="ce4" office:value-type="string" calcext:value-type="string">
            <text:p>verbal offense which potentially arouses negative feelings among other user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deep_learning</text:p>
          </table:table-cell>
          <table:table-cell table:style-name="ce4" office:value-type="string" calcext:value-type="string">
            <text:p>CNN</text:p>
          </table:table-cell>
          <table:table-cell table:style-name="ce4" office:value-type="string" calcext:value-type="string">
            <text:p>word embedding, tf-idf (word with 2D tf-idf)</text:p>
          </table:table-cell>
          <table:table-cell table:style-name="ce4" office:value-type="string" calcext:value-type="string">
            <text:p>one-hot word vectors linearly combined by a trained embedding layer </text:p>
          </table:table-cell>
          <table:table-cell table:style-name="ce4" office:value-type="string" calcext:value-type="string">
            <text:p>accuracy, ROC-AUC</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400" calcext:value-type="float">
            <text:p>40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Weakly supervised cyberbullying detection with participant-vocabulary consistency</text:p>
          </table:table-cell>
          <table:table-cell table:style-name="ce4" office:value-type="float" office:value="2018" calcext:value-type="float">
            <text:p>2018</text:p>
          </table:table-cell>
          <table:table-cell table:style-name="ce4" office:value-type="string" calcext:value-type="string">
            <text:p>Social Network Analysis and Mining</text:p>
          </table:table-cell>
          <table:table-cell table:style-name="ce4" office:value-type="string" calcext:value-type="string">
            <text:p>Springer</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semi supervised learning for cyberbullying dete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office:value-type="string" calcext:value-type="string">
            <text:p>“bullying that takes place using electronic technology, [including] devices and equipment such as cell phones, computers, and tablets as well as communication tools including social media sites, text messages, chat, and websites.”</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 words</text:p>
          </table:table-cell>
          <table:table-cell table:style-name="ce4" office:value-type="string" calcext:value-type="string">
            <text:p>machine_learning</text:p>
          </table:table-cell>
          <table:table-cell table:style-name="ce4" office:value-type="string" calcext:value-type="string">
            <text:p>objective function</text:p>
          </table:table-cell>
          <table:table-cell table:style-name="ce4" office:value-type="string" calcext:value-type="string">
            <text:p>word n-gram</text:p>
          </table:table-cell>
          <table:table-cell table:style-name="ce4"/>
          <table:table-cell table:style-name="ce4" office:value-type="string" calcext:value-type="string">
            <text:p>ROC-AUC</text:p>
          </table:table-cell>
          <table:table-cell table:style-name="ce4" office:value-type="string" calcext:value-type="string">
            <text:p>yes</text:p>
          </table:table-cell>
          <table:table-cell table:style-name="ce4" office:value-type="string" calcext:value-type="string">
            <text:p>network information</text:p>
          </table:table-cell>
          <table:table-cell table:style-name="ce4" table:number-columns-repeated="2"/>
          <table:table-cell table:style-name="ce4" office:value-type="string" calcext:value-type="string">
            <text:p>no</text:p>
          </table:table-cell>
          <table:table-cell table:style-name="ce4" office:value-type="string" calcext:value-type="string">
            <text:p>twitter, askfm, instagram</text:p>
          </table:table-cell>
          <table:table-cell table:style-name="ce4" office:value-type="string" calcext:value-type="string">
            <text:p>296308, 2863801, 9828760</text:p>
          </table:table-cell>
          <table:table-cell table:style-name="ce4"/>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2"/>
          <table:table-cell table:style-name="ce4" office:value-type="string" calcext:value-type="string">
            <text:p>snowball sampling from list of offensive words and crawled tweets</text:p>
          </table:table-cell>
          <table:table-cell table:style-name="ce4" office:value-type="string" calcext:value-type="string">
            <text:p>crowdsourcing</text:p>
          </table:table-cell>
          <table:table-cell table:style-name="ce4" office:value-type="string" calcext:value-type="string">
            <text:p>AMT</text:p>
          </table:table-cell>
          <table:table-cell table:style-name="ce4" office:value-type="float" office:value="3" calcext:value-type="float">
            <text:p>3</text:p>
          </table:table-cell>
          <table:table-cell table:style-name="ce4" table:number-columns-repeated="5"/>
          <table:table-cell table:number-columns-repeated="977"/>
        </table:table-row>
        <table:table-row table:style-name="ro1">
          <table:table-cell table:style-name="ce2" office:value-type="string" calcext:value-type="string">
            <text:p>What Does This Imply? Examining the Impact of Implicitness on the Perception of Hate Speech</text:p>
          </table:table-cell>
          <table:table-cell table:style-name="ce4" office:value-type="float" office:value="2017" calcext:value-type="float">
            <text:p>2017</text:p>
          </table:table-cell>
          <table:table-cell table:style-name="ce4" office:value-type="string" calcext:value-type="string">
            <text:p>International Conference of the German Society for Computational Linguistics and Language Technology</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impliciteness in hate speech</text:p>
          </table:table-cell>
          <table:table-cell table:style-name="ce4" office:value-type="string" calcext:value-type="string">
            <text:p>CS_study, 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linguistic features (emoticon ratio, type token ratio), char n-gram, word n-gram, POS n-gram</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table:number-columns-repeated="2"/>
          <table:table-cell table:style-name="ce4" office:value-type="string" calcext:value-type="string">
            <text:p>german</text:p>
          </table:table-cell>
          <table:table-cell table:style-name="ce4" office:value-type="string" calcext:value-type="string">
            <text:p>classic</text:p>
          </table:table-cell>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What we can learn from looking at profanity</text:p>
          </table:table-cell>
          <table:table-cell table:style-name="ce4" office:value-type="float" office:value="2014" calcext:value-type="float">
            <text:p>2014</text:p>
          </table:table-cell>
          <table:table-cell table:style-name="ce4" office:value-type="string" calcext:value-type="string">
            <text:p>International Conference on Computational Processing of the Portuguese Language</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ictionary of profanities, study of the techniques to overcome current profanity filters</text:p>
          </table:table-cell>
          <table:table-cell table:style-name="ce4" office:value-type="string" calcext:value-type="string">
            <text:p>dataset, 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profanity</text:p>
          </table:table-cell>
          <table:table-cell table:style-name="ce4" office:value-type="string" calcext:value-type="string">
            <text:p>abu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number-columns-repeated="11"/>
          <table:table-cell table:style-name="ce4" office:value-type="string" calcext:value-type="string">
            <text:p>no</text:p>
          </table:table-cell>
          <table:table-cell table:style-name="ce4" office:value-type="string" calcext:value-type="string">
            <text:p>news site</text:p>
          </table:table-cell>
          <table:table-cell table:style-name="ce4" table:number-columns-repeated="2"/>
          <table:table-cell table:style-name="ce4" office:value-type="string" calcext:value-type="string">
            <text:p>portuguese</text:p>
          </table:table-cell>
          <table:table-cell table:style-name="ce4" table:number-columns-repeated="13"/>
          <table:table-cell table:number-columns-repeated="977"/>
        </table:table-row>
        <table:table-row table:style-name="ro1">
          <table:table-cell table:style-name="ce2" office:value-type="string" calcext:value-type="string">
            <text:p>When does a compliment become sexist? Analysis and classification of ambivalent sexism using twitter data</text:p>
          </table:table-cell>
          <table:table-cell table:style-name="ce4" office:value-type="float" office:value="2017" calcext:value-type="float">
            <text:p>2017</text:p>
          </table:table-cell>
          <table:table-cell table:style-name="ce4" office:value-type="string" calcext:value-type="string">
            <text:p>Proceedings of the Workshop on NLP and Computational Social Science</text:p>
          </table:table-cell>
          <table:table-cell table:style-name="ce4" office:value-type="string" calcext:value-type="string">
            <text:p>ACL</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classification of sexism into hostile and benevolent</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sexism</text:p>
          </table:table-cell>
          <table:table-cell table:style-name="ce4" office:value-type="string" calcext:value-type="string">
            <text:p>prejudice, stereotyping, or discrimination, typically against women, on the basis of sex. Benevolent: if tweet exhibits subjectively positive sentiment but is sexist • Hostile: if the tweet exhibits explicitly negative emotion and is sexist</text:p>
          </table:table-cell>
          <table:table-cell table:style-name="ce4" office:value-type="float" office:value="3" calcext:value-type="float">
            <text:p>3</text:p>
          </table:table-cell>
          <table:table-cell table:style-name="ce4" office:value-type="string" calcext:value-type="string">
            <text:p>hostile, benevolent,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 deep_learning</text:p>
          </table:table-cell>
          <table:table-cell table:style-name="ce4" office:value-type="string" calcext:value-type="string">
            <text:p>SVM, RNN, Fasttext</text:p>
          </table:table-cell>
          <table:table-cell table:style-name="ce4" office:value-type="string" calcext:value-type="string">
            <text:p>word n-gram with tfidf</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10095" calcext:value-type="float">
            <text:p>10095</text:p>
          </table:table-cell>
          <table:table-cell table:style-name="ce4" office:value-type="float" office:value="3000" calcext:value-type="float">
            <text:p>3000</text:p>
          </table:table-cell>
          <table:table-cell table:style-name="ce4" office:value-type="string" calcext:value-type="string">
            <text:p>english</text:p>
          </table:table-cell>
          <table:table-cell table:style-name="ce4" office:value-type="string" calcext:value-type="string">
            <text:p>classic (no stop word removal)</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from sexist keywords</text:p>
          </table:table-cell>
          <table:table-cell table:style-name="ce4" office:value-type="string" calcext:value-type="string">
            <text:p>crowdsourcing</text:p>
          </table:table-cell>
          <table:table-cell table:style-name="ce4" office:value-type="string" calcext:value-type="string">
            <text:p>expert (non-activist feminist)</text:p>
          </table:table-cell>
          <table:table-cell table:style-name="ce4" office:value-type="float" office:value="3" calcext:value-type="float">
            <text:p>3</text:p>
          </table:table-cell>
          <table:table-cell table:style-name="ce4" table:number-columns-repeated="3"/>
          <table:table-cell table:style-name="ce4" office:value-type="string" calcext:value-type="string">
            <text:p>Fleiss' Kappa</text:p>
          </table:table-cell>
          <table:table-cell table:style-name="ce4" office:value-type="float" office:value="0.74" calcext:value-type="float">
            <text:p>0.74</text:p>
          </table:table-cell>
          <table:table-cell table:number-columns-repeated="977"/>
        </table:table-row>
        <table:table-row table:style-name="ro1">
          <table:table-cell table:style-name="ce2" office:value-type="string" calcext:value-type="string">
            <text:p>Who moderates the moderators?: crowdsourcing abuse detection in user-generated content</text:p>
          </table:table-cell>
          <table:table-cell table:style-name="ce4" office:value-type="float" office:value="2011" calcext:value-type="float">
            <text:p>2011</text:p>
          </table:table-cell>
          <table:table-cell table:style-name="ce4" office:value-type="string" calcext:value-type="string">
            <text:p>Proceedings of the ACM conference on Electronic commerce</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rating of annotators who annotate abuse content</text:p>
          </table:table-cell>
          <table:table-cell table:style-name="ce4" office:value-type="string" calcext:value-type="string">
            <text:p>crowdsourcing</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abusive</text:p>
          </table:table-cell>
          <table:table-cell table:style-name="ce4" office:value-type="string" calcext:value-type="string">
            <text:p>abusive, offensive</text:p>
          </table:table-cell>
          <table:table-cell table:style-name="ce4" table:number-columns-repeated="15"/>
          <table:table-cell table:style-name="ce4" office:value-type="string" calcext:value-type="string">
            <text:p>no</text:p>
          </table:table-cell>
          <table:table-cell table:style-name="ce4" office:value-type="string" calcext:value-type="string">
            <text:p>simulated scenarios</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Ex Machina: Personal Attacks Seen at Scale</text:p>
          </table:table-cell>
          <table:table-cell table:style-name="ce4" office:value-type="float" office:value="2017" calcext:value-type="float">
            <text:p>2017</text:p>
          </table:table-cell>
          <table:table-cell table:style-name="ce4" office:value-type="string" calcext:value-type="string">
            <text:p>Proceedings of the International Conference on World Wide Web</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ataset creation of high-quaslity with crowdsourcin and machine learning</text:p>
          </table:table-cell>
          <table:table-cell table:style-name="ce4" office:value-type="string" calcext:value-type="string">
            <text:p>crowdsourcing, 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personal_attack</text:p>
          </table:table-cell>
          <table:table-cell table:style-name="ce4" office:value-type="string" calcext:value-type="string">
            <text:p>aggression</text:p>
          </table:table-cell>
          <table:table-cell table:style-name="ce4" office:value-type="string" calcext:value-type="string">
            <text:p>also mentions harassment in the crowdsourcing task</text:p>
          </table:table-cell>
          <table:table-cell table:style-name="ce4" office:value-type="float" office:value="2" calcext:value-type="float">
            <text:p>2</text:p>
          </table:table-cell>
          <table:table-cell table:style-name="ce4"/>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MLP</text:p>
          </table:table-cell>
          <table:table-cell table:style-name="ce4" office:value-type="string" calcext:value-type="string">
            <text:p>word n-gram, char n-gram</text:p>
          </table:table-cell>
          <table:table-cell table:style-name="ce4"/>
          <table:table-cell table:style-name="ce4" office:value-type="string" calcext:value-type="string">
            <text:p>ROC-AUC, Spearman correlation</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ikipedia</text:p>
          </table:table-cell>
          <table:table-cell table:style-name="ce4" office:value-type="float" office:value="115737" calcext:value-type="float">
            <text:p>115737</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2"/>
          <table:table-cell table:style-name="ce4" office:value-type="string" calcext:value-type="string">
            <text:p>crawled and randomly sampled</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10" calcext:value-type="float">
            <text:p>10</text:p>
          </table:table-cell>
          <table:table-cell table:style-name="ce4" office:value-type="string" calcext:value-type="string">
            <text:p>majority_vote, empirical density</text:p>
          </table:table-cell>
          <table:table-cell table:style-name="ce4" office:value-type="string" calcext:value-type="string">
            <text:p>Task_quality_measure</text:p>
          </table:table-cell>
          <table:table-cell table:style-name="ce4" office:value-type="string" calcext:value-type="string">
            <text:p>golden questions at the beginning and during, </text:p>
          </table:table-cell>
          <table:table-cell table:style-name="ce4" office:value-type="string" calcext:value-type="string">
            <text:p>Krippendorff's alpha</text:p>
          </table:table-cell>
          <table:table-cell table:style-name="ce4" office:value-type="float" office:value="0.45" calcext:value-type="float">
            <text:p>0.45</text:p>
          </table:table-cell>
          <table:table-cell table:number-columns-repeated="977"/>
        </table:table-row>
        <table:table-row table:style-name="ro1">
          <table:table-cell table:style-name="ce2" office:value-type="string" calcext:value-type="string">
            <text:p>Antisocial Behavior in Online Discussion Communities</text:p>
          </table:table-cell>
          <table:table-cell table:style-name="ce4" office:value-type="float" office:value="2015" calcext:value-type="float">
            <text:p>2015</text:p>
          </table:table-cell>
          <table:table-cell table:style-name="ce4" office:value-type="string" calcext:value-type="string">
            <text:p>International AAAI Conference on Web and Social Medi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antisocial behavior and predic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antisocial</text:p>
          </table:table-cell>
          <table:table-cell table:style-name="ce4" office:value-type="string" calcext:value-type="string">
            <text:p>cyberbullying</text:p>
          </table:table-cell>
          <table:table-cell table:style-name="ce4" office:value-type="string" calcext:value-type="string">
            <text:p>s trolling, flaming, bullying, and harassment</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random forest</text:p>
          </table:table-cell>
          <table:table-cell table:style-name="ce4" office:value-type="string" calcext:value-type="string">
            <text:p>lexical features, linguistic features, sentiment analysis, user information (posts per day, posts per thread, largest number of posts in one thread, fraction of posts that are replies, votes given to other users per post written, proportion of up-votes given to other users Community votes received per post, fraction of up-votes receieved, fraction of posts reported, number of replies per post), media session features (moderation-related: <text:s/>fraction of posts deleted, slope and intercept of linear regression lines)</text:p>
          </table:table-cell>
          <table:table-cell table:style-name="ce4"/>
          <table:table-cell table:style-name="ce4" office:value-type="string" calcext:value-type="string">
            <text:p>ROC-AUC, accuracy, F-measure</text:p>
          </table:table-cell>
          <table:table-cell table:style-name="ce4" office:value-type="string" calcext:value-type="string">
            <text:p>yes</text:p>
          </table:table-cell>
          <table:table-cell table:style-name="ce4" office:value-type="string" calcext:value-type="string">
            <text:p>network information (activity in the network, community information, moderator information)</text:p>
          </table:table-cell>
          <table:table-cell table:style-name="ce4" table:number-columns-repeated="2"/>
          <table:table-cell table:style-name="ce4" office:value-type="string" calcext:value-type="string">
            <text:p>no</text:p>
          </table:table-cell>
          <table:table-cell table:style-name="ce4" office:value-type="string" calcext:value-type="string">
            <text:p>news site</text:p>
          </table:table-cell>
          <table:table-cell table:style-name="ce4" office:value-type="string" calcext:value-type="string">
            <text:p>18758, 1164, 1138</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number-columns-repeated="977"/>
        </table:table-row>
        <table:table-row table:style-name="ro1">
          <table:table-cell table:style-name="ce2" office:value-type="string" calcext:value-type="string">
            <text:p>Towards Understanding Cyberbullying Behavior in a Semi-Anonymous Social Network</text:p>
          </table:table-cell>
          <table:table-cell table:style-name="ce4" office:value-type="float" office:value="2014" calcext:value-type="float">
            <text:p>2014</text:p>
          </table:table-cell>
          <table:table-cell table:style-name="ce4" office:value-type="string" calcext:value-type="string">
            <text:p>International Conference on Advances in Social Networks Analysis and Mining</text:p>
          </table:table-cell>
          <table:table-cell table:style-name="ce4" office:value-type="string" calcext:value-type="string">
            <text:p>IEEE</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cyberbullying </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number-columns-repeated="15"/>
          <table:table-cell table:style-name="ce4" office:value-type="string" calcext:value-type="string">
            <text:p>no</text:p>
          </table:table-cell>
          <table:table-cell table:style-name="ce4" office:value-type="string" calcext:value-type="string">
            <text:p>askfm</text:p>
          </table:table-cell>
          <table:table-cell table:style-name="ce4" table:number-columns-repeated="2"/>
          <table:table-cell table:style-name="ce4" office:value-type="string" calcext:value-type="string">
            <text:p>english</text:p>
          </table:table-cell>
          <table:table-cell table:style-name="ce4" table:number-columns-repeated="13"/>
          <table:table-cell table:number-columns-repeated="977"/>
        </table:table-row>
        <table:table-row table:style-name="ro1">
          <table:table-cell table:style-name="ce2" office:value-type="string" calcext:value-type="string">
            <text:p>Mining Indonesian cyber bullying patterns in social networks</text:p>
          </table:table-cell>
          <table:table-cell table:style-name="ce4" office:value-type="float" office:value="2014" calcext:value-type="float">
            <text:p>2014</text:p>
          </table:table-cell>
          <table:table-cell table:style-name="ce4" office:value-type="string" calcext:value-type="string">
            <text:p>Proceedings of the Australasian Computer Science Conference</text:p>
          </table:table-cell>
          <table:table-cell table:style-name="ce4" office:value-type="string" calcext:value-type="string">
            <text:p>Australian Computer Society</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Indonesian bullying patterns. It also discusses how to mine Indonesian bullying words on Twitter by using text mining techniques</text:p>
          </table:table-cell>
          <table:table-cell table:style-name="ce4" office:value-type="string" calcext:value-type="string">
            <text:p>CS_study</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number-columns-repeated="2" table:style-name="ce4" office:value-type="string" calcext:value-type="string">
            <text:p>cyberbullying</text:p>
          </table:table-cell>
          <table:table-cell table:style-name="ce4" table:number-columns-repeated="5"/>
          <table:table-cell table:style-name="ce4" office:value-type="string" calcext:value-type="string">
            <text:p>words</text:p>
          </table:table-cell>
          <table:table-cell table:style-name="ce4" office:value-type="string" calcext:value-type="string">
            <text:p>rule_based</text:p>
          </table:table-cell>
          <table:table-cell table:style-name="ce4" office:value-type="string" calcext:value-type="string">
            <text:p>rule</text:p>
          </table:table-cell>
          <table:table-cell table:style-name="ce4" table:number-columns-repeated="3"/>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indonesian</text:p>
          </table:table-cell>
          <table:table-cell table:style-name="ce4" table:number-columns-repeated="13"/>
          <table:table-cell table:style-name="ce21"/>
          <table:table-cell table:number-columns-repeated="976"/>
        </table:table-row>
        <table:table-row table:style-name="ro1">
          <table:table-cell table:style-name="ce2" office:value-type="string" calcext:value-type="string">
            <text:p>Detecting Hate Speech on Social Media</text:p>
          </table:table-cell>
          <table:table-cell table:style-name="ce4" office:value-type="float" office:value="2017" calcext:value-type="float">
            <text:p>2017</text:p>
          </table:table-cell>
          <table:table-cell table:style-name="ce4" office:value-type="string" calcext:value-type="string">
            <text:p>Proceedings of the International Conference Recent Advances in Natural Language Processing</text:p>
          </table:table-cell>
          <table:table-cell table:style-name="ce4" office:value-type="string" calcext:value-type="string">
            <text:p>ACL</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te speech detection </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number-columns-repeated="2" table:style-name="ce4" office:value-type="string" calcext:value-type="string">
            <text:p>hate_speech, offensive</text:p>
          </table:table-cell>
          <table:table-cell table:style-name="ce4"/>
          <table:table-cell table:style-name="ce4" office:value-type="float" office:value="3" calcext:value-type="float">
            <text:p>3</text:p>
          </table:table-cell>
          <table:table-cell table:style-name="ce4" office:value-type="string" calcext:value-type="string">
            <text:p>hate, offensive,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word n-gram, char n-gram, skip-gram, Brown clustering</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yes</text:p>
          </table:table-cell>
          <table:table-cell table:style-name="ce4" office:value-type="string" calcext:value-type="string">
            <text:p>twitter</text:p>
          </table:table-cell>
          <table:table-cell table:style-name="ce4" office:value-type="float" office:value="14509" calcext:value-type="float">
            <text:p>14509</text:p>
          </table:table-cell>
          <table:table-cell table:style-name="ce4" office:value-type="float" office:value="7000" calcext:value-type="float">
            <text:p>700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yes</text:p>
          </table:table-cell>
          <table:table-cell table:style-name="ce4" table:number-columns-repeated="9"/>
          <table:table-cell table:style-name="ce21"/>
          <table:table-cell table:number-columns-repeated="976"/>
        </table:table-row>
        <table:table-row table:style-name="ro1">
          <table:table-cell table:style-name="ce2" office:value-type="string" calcext:value-type="string">
            <text:p>Characterizing Usage of Explicit Hate Expressions in Social Media</text:p>
          </table:table-cell>
          <table:table-cell table:style-name="ce4" office:value-type="float" office:value="2018" calcext:value-type="float">
            <text:p>2018</text:p>
          </table:table-cell>
          <table:table-cell table:style-name="ce4" office:value-type="string" calcext:value-type="string">
            <text:p>New Review of Hypermedia and Multimedia</text:p>
          </table:table-cell>
          <table:table-cell table:style-name="ce4" office:value-type="string" calcext:value-type="string">
            <text:p>tandfonline</text:p>
          </table:table-cell>
          <table:table-cell table:style-name="ce4" office:value-type="string" calcext:value-type="string">
            <text:p>journal</text:p>
          </table:table-cell>
          <table:table-cell table:style-name="ce4" office:value-type="string" calcext:value-type="string">
            <text:p>relevant</text:p>
          </table:table-cell>
          <table:table-cell table:style-name="ce4" office:value-type="string" calcext:value-type="string">
            <text:p>hate speech characterization</text:p>
          </table:table-cell>
          <table:table-cell table:style-name="ce4" office:value-type="string" calcext:value-type="string">
            <text:p>CS_study, 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 hate</text:p>
          </table:table-cell>
          <table:table-cell table:style-name="ce4" office:value-type="string" calcext:value-type="string">
            <text:p>hate_speech</text:p>
          </table:table-cell>
          <table:table-cell table:style-name="ce4" office:value-type="string" calcext:value-type="string">
            <text:p>an offensive post, motivated, in whole or in a part, by the writer’s bias against an aspect of a group of people.</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sentence templates)</text:p>
          </table:table-cell>
          <table:table-cell table:style-name="ce4" office:value-type="string" calcext:value-type="string">
            <text:p>word n-gram</text:p>
          </table:table-cell>
          <table:table-cell table:style-name="ce4"/>
          <table:table-cell table:style-name="ce4" office:value-type="string" calcext:value-type="string">
            <text:p>accuracy</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whisper, twitter</text:p>
          </table:table-cell>
          <table:table-cell table:style-name="ce4" office:value-type="string" calcext:value-type="string">
            <text:p>27550000, 512000000</text:p>
          </table:table-cell>
          <table:table-cell table:style-name="ce4"/>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style-name="ce21"/>
          <table:table-cell table:number-columns-repeated="976"/>
        </table:table-row>
        <table:table-row table:style-name="ro1">
          <table:table-cell table:style-name="ce2" office:value-type="string" calcext:value-type="string">
            <text:p>Detecting Online Harassment in Social Networks</text:p>
          </table:table-cell>
          <table:table-cell table:style-name="ce4" office:value-type="float" office:value="2014" calcext:value-type="float">
            <text:p>2014</text:p>
          </table:table-cell>
          <table:table-cell table:style-name="ce4" office:value-type="string" calcext:value-type="string">
            <text:p>International Conference on Information Systems</text:p>
          </table:table-cell>
          <table:table-cell table:style-name="ce4" office:value-type="string" calcext:value-type="string">
            <text:p>AIS Electronic Library</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harassment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rassment</text:p>
          </table:table-cell>
          <table:table-cell table:style-name="ce4" office:value-type="string" calcext:value-type="string">
            <text:p>aggression</text:p>
          </table:table-cell>
          <table:table-cell table:style-name="ce4" office:value-type="string" calcext:value-type="string">
            <text:p>sending messages over electronic media to Building a Better World through IS 2 Thirty Fifth International Conference on Information Systems, Auckland 2014 cause psychological harm to a victim</text:p>
          </table:table-cell>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rule_based</text:p>
          </table:table-cell>
          <table:table-cell table:style-name="ce4" office:value-type="string" calcext:value-type="string">
            <text:p>rule (sentence templates)</text:p>
          </table:table-cell>
          <table:table-cell table:style-name="ce4" office:value-type="string" calcext:value-type="string">
            <text:p>POS</text:p>
          </table:table-cell>
          <table:table-cell table:style-name="ce4"/>
          <table:table-cell table:style-name="ce4" office:value-type="string" calcext:value-type="string">
            <text:p>precision, recall, 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5382" calcext:value-type="float">
            <text:p>5382</text:p>
          </table:table-cell>
          <table:table-cell table:style-name="ce4" office:value-type="float" office:value="220" calcext:value-type="float">
            <text:p>220</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1"/>
          <table:table-cell table:number-columns-repeated="976"/>
        </table:table-row>
        <table:table-row table:style-name="ro1">
          <table:table-cell table:style-name="ce3" office:value-type="string" calcext:value-type="string">
            <text:p><text:a xlink:href="http://www.mendeley.com/research/hate-not-binary-studying-abusive-behavior-gamergate-twitter" xlink:type="simple">Hate is not Binary: Studying Abusive Behavior of #GamerGate on Twitter</text:a></text:p>
          </table:table-cell>
          <table:table-cell table:style-name="ce4" office:value-type="float" office:value="2017" calcext:value-type="float">
            <text:p>2017</text:p>
          </table:table-cell>
          <table:table-cell table:style-name="ce4" office:value-type="string" calcext:value-type="string">
            <text:p>Proceedings of the ACM conference on hypertext and social media</text:p>
          </table:table-cell>
          <table:table-cell table:style-name="ce4" office:value-type="string" calcext:value-type="string">
            <text:p>ACM</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study of abusive behavioir</text:p>
          </table:table-cell>
          <table:table-cell table:style-name="ce4" office:value-type="string" calcext:value-type="string">
            <text:p>CS_study, dataset_and_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abusive</text:p>
          </table:table-cell>
          <table:table-cell table:style-name="ce4" office:value-type="string" calcext:value-type="string">
            <text:p>aggression</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user</text:p>
          </table:table-cell>
          <table:table-cell table:style-name="ce4" office:value-type="string" calcext:value-type="string">
            <text:p>machine_learning</text:p>
          </table:table-cell>
          <table:table-cell table:style-name="ce4" office:value-type="string" calcext:value-type="string">
            <text:p>decision tree (J48), random forest</text:p>
          </table:table-cell>
          <table:table-cell table:style-name="ce4" office:value-type="string" calcext:value-type="string">
            <text:p>sentiment analysis (sentiment, emotion), user information (number of posts, account age, number of mentions, followers, friends)</text:p>
          </table:table-cell>
          <table:table-cell table:style-name="ce4"/>
          <table:table-cell table:style-name="ce4" office:value-type="string" calcext:value-type="string">
            <text:p>precision, recall, ROC-AUC</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table:number-columns-repeated="2"/>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number-columns-repeated="11"/>
          <table:table-cell table:style-name="ce21"/>
          <table:table-cell table:number-columns-repeated="976"/>
        </table:table-row>
        <table:table-row table:style-name="ro1">
          <table:table-cell table:style-name="ce2" office:value-type="string" calcext:value-type="string">
            <text:p>Graph-Based Features for Automatic Online Abuse Detection</text:p>
          </table:table-cell>
          <table:table-cell table:style-name="ce4" office:value-type="float" office:value="2017" calcext:value-type="float">
            <text:p>2017</text:p>
          </table:table-cell>
          <table:table-cell table:style-name="ce4" office:value-type="string" calcext:value-type="string">
            <text:p>International Conference on Statistical Language and Speech Processing</text:p>
          </table:table-cell>
          <table:table-cell table:style-name="ce4" office:value-type="string" calcext:value-type="string">
            <text:p>Springer</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graph-based detection</text:p>
          </table:table-cell>
          <table:table-cell table:style-name="ce4" office:value-type="string" calcext:value-type="string">
            <text:p>classification</text:p>
          </table:table-cell>
          <table:table-cell table:style-name="ce4" office:value-type="string" calcext:value-type="string">
            <text:p>yes</text:p>
          </table:table-cell>
          <table:table-cell table:number-columns-repeated="3" table:style-name="ce4" office:value-type="string" calcext:value-type="string">
            <text:p>no</text:p>
          </table:table-cell>
          <table:table-cell table:style-name="ce4" office:value-type="string" calcext:value-type="string">
            <text:p>abusive</text:p>
          </table:table-cell>
          <table:table-cell table:style-name="ce4" office:value-type="string" calcext:value-type="string">
            <text:p>offensive</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SVM</text:p>
          </table:table-cell>
          <table:table-cell table:style-name="ce4" office:value-type="string" calcext:value-type="string">
            <text:p>network features</text:p>
          </table:table-cell>
          <table:table-cell table:style-name="ce4"/>
          <table:table-cell table:style-name="ce4" office:value-type="string" calcext:value-type="string">
            <text:p>precision, recall, F-measure</text:p>
          </table:table-cell>
          <table:table-cell table:style-name="ce4" office:value-type="string" calcext:value-type="string">
            <text:p>yes</text:p>
          </table:table-cell>
          <table:table-cell table:style-name="ce4" office:value-type="string" calcext:value-type="string">
            <text:p>network information (Degree centrality , pagerank centrality, Betweenness Centrality, closeness score, eccentricity, coreness score, vertex and Edge Counts, density, <text:s/>Clique Count, degree assortativity)</text:p>
          </table:table-cell>
          <table:table-cell table:style-name="ce4" table:number-columns-repeated="2"/>
          <table:table-cell table:style-name="ce4" office:value-type="string" calcext:value-type="string">
            <text:p>no</text:p>
          </table:table-cell>
          <table:table-cell table:style-name="ce4" office:value-type="string" calcext:value-type="string">
            <text:p>game conversations</text:p>
          </table:table-cell>
          <table:table-cell table:style-name="ce4" office:value-type="float" office:value="2779" calcext:value-type="float">
            <text:p>2779</text:p>
          </table:table-cell>
          <table:table-cell table:style-name="ce4" office:value-type="float" office:value="779" calcext:value-type="float">
            <text:p>779</text:p>
          </table:table-cell>
          <table:table-cell table:style-name="ce4" office:value-type="string" calcext:value-type="string">
            <text:p>english</text:p>
          </table:table-cell>
          <table:table-cell table:style-name="ce4"/>
          <table:table-cell table:style-name="ce4" office:value-type="string" calcext:value-type="string">
            <text:p>no</text:p>
          </table:table-cell>
          <table:table-cell table:style-name="ce4"/>
          <table:table-cell table:style-name="ce4" office:value-type="string" calcext:value-type="string">
            <text:p>no</text:p>
          </table:table-cell>
          <table:table-cell table:style-name="ce4" table:number-columns-repeated="9"/>
          <table:table-cell table:style-name="ce21"/>
          <table:table-cell table:number-columns-repeated="976"/>
        </table:table-row>
        <table:table-row table:style-name="ro1">
          <table:table-cell table:style-name="ce2" office:value-type="string" calcext:value-type="string">
            <text:p>An Analysis on the Hateful Contents Detection Techniques on Social Media</text:p>
          </table:table-cell>
          <table:table-cell table:style-name="ce4" office:value-type="float" office:value="2016" calcext:value-type="float">
            <text:p>2016</text:p>
          </table:table-cell>
          <table:table-cell table:style-name="ce4" office:value-type="string" calcext:value-type="string">
            <text:p>AUSTRALIAN JOURNAL OF BASIC AND APPLIED SCIENCES</text:p>
          </table:table-cell>
          <table:table-cell table:style-name="ce4" office:value-type="string" calcext:value-type="string">
            <text:p>AENSI</text:p>
          </table:table-cell>
          <table:table-cell table:style-name="ce4" office:value-type="string" calcext:value-type="string">
            <text:p>journal</text:p>
          </table:table-cell>
          <table:table-cell table:style-name="ce4" office:value-type="string" calcext:value-type="string">
            <text:p>relevant</text:p>
          </table:table-cell>
          <table:table-cell table:style-name="ce4"/>
          <table:table-cell table:style-name="ce4" office:value-type="string" calcext:value-type="string">
            <text:p>CS_survey</text:p>
          </table:table-cell>
          <table:table-cell table:number-columns-repeated="3"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ful_speech, offensive</text:p>
          </table:table-cell>
          <table:table-cell table:style-name="ce4" office:value-type="string" calcext:value-type="string">
            <text:p>hateful_speech</text:p>
          </table:table-cell>
          <table:table-cell table:style-name="ce4" table:number-columns-repeated="33"/>
          <table:table-cell table:style-name="ce21"/>
          <table:table-cell table:number-columns-repeated="976"/>
        </table:table-row>
        <table:table-row table:style-name="ro1">
          <table:table-cell table:style-name="ce2" office:value-type="string" calcext:value-type="string">
            <text:p>Offensive Comments in the Brazilian Web: a dataset and baseline results</text:p>
          </table:table-cell>
          <table:table-cell table:style-name="ce4" office:value-type="float" office:value="2017" calcext:value-type="float">
            <text:p>2017</text:p>
          </table:table-cell>
          <table:table-cell table:style-name="ce4" office:value-type="string" calcext:value-type="string">
            <text:p>Proc. of the Brazilian Workshop on Social Network Analysis and Mining</text:p>
          </table:table-cell>
          <table:table-cell table:style-name="ce4" office:value-type="string" calcext:value-type="string">
            <text:p>-</text:p>
          </table:table-cell>
          <table:table-cell table:style-name="ce4" office:value-type="string" calcext:value-type="string">
            <text:p>workshop</text:p>
          </table:table-cell>
          <table:table-cell table:style-name="ce4" office:value-type="string" calcext:value-type="string">
            <text:p>relevant</text:p>
          </table:table-cell>
          <table:table-cell table:style-name="ce4" office:value-type="string" calcext:value-type="string">
            <text:p>portuguese language</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offensive</text:p>
          </table:table-cell>
          <table:table-cell table:style-name="ce4" office:value-type="string" calcext:value-type="string">
            <text:p>hate_speech</text:p>
          </table:table-cell>
          <table:table-cell table:style-name="ce4"/>
          <table:table-cell table:style-name="ce4" office:value-type="float" office:value="2" calcext:value-type="float">
            <text:p>2</text:p>
          </table:table-cell>
          <table:table-cell table:style-name="ce4" office:value-type="string" calcext:value-type="string">
            <text:p>yes,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Naive Bayes, SVM</text:p>
          </table:table-cell>
          <table:table-cell table:style-name="ce4" office:value-type="string" calcext:value-type="string">
            <text:p>word n-gram, feature selection (Information Gain)</text:p>
          </table:table-cell>
          <table:table-cell table:style-name="ce4"/>
          <table:table-cell table:style-name="ce4" office:value-type="string" calcext:value-type="string">
            <text:p>F-measure</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news site</text:p>
          </table:table-cell>
          <table:table-cell table:style-name="ce4" office:value-type="float" office:value="1250" calcext:value-type="float">
            <text:p>1250</text:p>
          </table:table-cell>
          <table:table-cell table:style-name="ce4" office:value-type="float" office:value="202" calcext:value-type="float">
            <text:p>202</text:p>
          </table:table-cell>
          <table:table-cell table:style-name="ce4" office:value-type="string" calcext:value-type="string">
            <text:p>portuguese</text:p>
          </table:table-cell>
          <table:table-cell table:style-name="ce4" office:value-type="string" calcext:value-type="string">
            <text:p>classic (check variations)</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scrape comments from news article in categories identified with many offensive text, random selection</text:p>
          </table:table-cell>
          <table:table-cell table:style-name="ce4" office:value-type="string" calcext:value-type="string">
            <text:p>crowdsourcing</text:p>
          </table:table-cell>
          <table:table-cell table:style-name="ce4" office:value-type="string" calcext:value-type="string">
            <text:p>manual</text:p>
          </table:table-cell>
          <table:table-cell table:style-name="ce4" office:value-type="float" office:value="3" calcext:value-type="float">
            <text:p>3</text:p>
          </table:table-cell>
          <table:table-cell table:style-name="ce4" office:value-type="string" calcext:value-type="string">
            <text:p>majority_vote, full_agreement</text:p>
          </table:table-cell>
          <table:table-cell table:style-name="ce4" office:value-type="string" calcext:value-type="string">
            <text:p>Task_quality_measure</text:p>
          </table:table-cell>
          <table:table-cell table:style-name="ce4" office:value-type="string" calcext:value-type="string">
            <text:p>definition</text:p>
          </table:table-cell>
          <table:table-cell table:style-name="ce4" office:value-type="string" calcext:value-type="string">
            <text:p>Fleiss' Kappa</text:p>
          </table:table-cell>
          <table:table-cell table:style-name="ce4" office:value-type="float" office:value="0.71" calcext:value-type="float">
            <text:p>0.71</text:p>
          </table:table-cell>
          <table:table-cell table:style-name="ce21"/>
          <table:table-cell table:number-columns-repeated="976"/>
        </table:table-row>
        <table:table-row table:style-name="ro1">
          <table:table-cell table:style-name="ce2" office:value-type="string" calcext:value-type="string">
            <text:p>Automated hate speech detection and the problem of offensive language</text:p>
          </table:table-cell>
          <table:table-cell table:style-name="ce4" office:value-type="float" office:value="2017" calcext:value-type="float">
            <text:p>2017</text:p>
          </table:table-cell>
          <table:table-cell table:style-name="ce4" office:value-type="string" calcext:value-type="string">
            <text:p>International Conference on Web and Social Media</text:p>
          </table:table-cell>
          <table:table-cell table:style-name="ce4" office:value-type="string" calcext:value-type="string">
            <text:p>AIII</text:p>
          </table:table-cell>
          <table:table-cell table:style-name="ce4" office:value-type="string" calcext:value-type="string">
            <text:p>conference</text:p>
          </table:table-cell>
          <table:table-cell table:style-name="ce4" office:value-type="string" calcext:value-type="string">
            <text:p>relevant</text:p>
          </table:table-cell>
          <table:table-cell table:style-name="ce4" office:value-type="string" calcext:value-type="string">
            <text:p>distinction between hate and offensive in classification</text:p>
          </table:table-cell>
          <table:table-cell table:style-name="ce4" office:value-type="string" calcext:value-type="string">
            <text:p>dataset_and_classification</text:p>
          </table:table-cell>
          <table:table-cell table:style-name="ce4" office:value-type="string" calcext:value-type="string">
            <text:p>yes</text:p>
          </table:table-cell>
          <table:table-cell table:number-columns-repeated="2" table:style-name="ce4" office:value-type="string" calcext:value-type="string">
            <text:p>no</text:p>
          </table:table-cell>
          <table:table-cell table:style-name="ce4" office:value-type="string" calcext:value-type="string">
            <text:p>yes</text:p>
          </table:table-cell>
          <table:table-cell table:style-name="ce4" office:value-type="string" calcext:value-type="string">
            <text:p>hate_speech</text:p>
          </table:table-cell>
          <table:table-cell table:style-name="ce4" office:value-type="string" calcext:value-type="string">
            <text:p>hate_speech, offensive</text:p>
          </table:table-cell>
          <table:table-cell table:style-name="ce4"/>
          <table:table-cell table:style-name="ce4" office:value-type="float" office:value="3" calcext:value-type="float">
            <text:p>3</text:p>
          </table:table-cell>
          <table:table-cell table:style-name="ce4" office:value-type="string" calcext:value-type="string">
            <text:p>hate, offensive, no</text:p>
          </table:table-cell>
          <table:table-cell table:style-name="ce4" office:value-type="string" calcext:value-type="string">
            <text:p>no</text:p>
          </table:table-cell>
          <table:table-cell table:style-name="ce4"/>
          <table:table-cell table:style-name="ce4" office:value-type="string" calcext:value-type="string">
            <text:p>sentence</text:p>
          </table:table-cell>
          <table:table-cell table:style-name="ce4" office:value-type="string" calcext:value-type="string">
            <text:p>machine_learning</text:p>
          </table:table-cell>
          <table:table-cell table:style-name="ce4" office:value-type="string" calcext:value-type="string">
            <text:p>logistic regression, SVM, Naive Bayes, decision tree, random forest</text:p>
          </table:table-cell>
          <table:table-cell table:style-name="ce4" office:value-type="string" calcext:value-type="string">
            <text:p>POS n-gram, sentiment analysis, linguistic features (hashtags, mentions, retweets, and URLs, features for the number of characters, words, and syllables)</text:p>
          </table:table-cell>
          <table:table-cell table:style-name="ce4"/>
          <table:table-cell table:style-name="ce4" office:value-type="string" calcext:value-type="string">
            <text:p>precision, recall, F-measure, confusion matrix</text:p>
          </table:table-cell>
          <table:table-cell table:style-name="ce4" office:value-type="string" calcext:value-type="string">
            <text:p>no</text:p>
          </table:table-cell>
          <table:table-cell table:style-name="ce4" table:number-columns-repeated="3"/>
          <table:table-cell table:style-name="ce4" office:value-type="string" calcext:value-type="string">
            <text:p>no</text:p>
          </table:table-cell>
          <table:table-cell table:style-name="ce4" office:value-type="string" calcext:value-type="string">
            <text:p>twitter</text:p>
          </table:table-cell>
          <table:table-cell table:style-name="ce4" office:value-type="float" office:value="24800" calcext:value-type="float">
            <text:p>24800</text:p>
          </table:table-cell>
          <table:table-cell table:style-name="ce4" office:value-type="float" office:value="1240" calcext:value-type="float">
            <text:p>1240</text:p>
          </table:table-cell>
          <table:table-cell table:style-name="ce4" office:value-type="string" calcext:value-type="string">
            <text:p>english</text:p>
          </table:table-cell>
          <table:table-cell table:style-name="ce4" office:value-type="string" calcext:value-type="string">
            <text:p>classic</text:p>
          </table:table-cell>
          <table:table-cell table:style-name="ce4" office:value-type="string" calcext:value-type="string">
            <text:p>no</text:p>
          </table:table-cell>
          <table:table-cell table:style-name="ce4"/>
          <table:table-cell table:style-name="ce4" office:value-type="string" calcext:value-type="string">
            <text:p>no</text:p>
          </table:table-cell>
          <table:table-cell table:style-name="ce4" office:value-type="string" calcext:value-type="string">
            <text:p>crawled based on a hate lexicon, and random choice</text:p>
          </table:table-cell>
          <table:table-cell table:style-name="ce4" office:value-type="string" calcext:value-type="string">
            <text:p>crowdsourcing</text:p>
          </table:table-cell>
          <table:table-cell table:style-name="ce4" office:value-type="string" calcext:value-type="string">
            <text:p>crowdflower</text:p>
          </table:table-cell>
          <table:table-cell table:style-name="ce4" office:value-type="float" office:value="3" calcext:value-type="float">
            <text:p>3</text:p>
          </table:table-cell>
          <table:table-cell table:style-name="ce4" office:value-type="string" calcext:value-type="string">
            <text:p>majority_vote</text:p>
          </table:table-cell>
          <table:table-cell table:style-name="ce4" office:value-type="string" calcext:value-type="string">
            <text:p>Task_quality_measure</text:p>
          </table:table-cell>
          <table:table-cell table:style-name="ce4" office:value-type="string" calcext:value-type="string">
            <text:p>definition</text:p>
          </table:table-cell>
          <table:table-cell table:style-name="ce4" office:value-type="string" calcext:value-type="string">
            <text:p>interannotator agreement</text:p>
          </table:table-cell>
          <table:table-cell table:style-name="ce4" office:value-type="float" office:value="0.92" calcext:value-type="float">
            <text:p>0.92</text:p>
          </table:table-cell>
          <table:table-cell table:style-name="ce21"/>
          <table:table-cell table:number-columns-repeated="976"/>
        </table:table-row>
        <table:table-row table:style-name="ro2" table:number-rows-repeated="1048340">
          <table:table-cell table:number-columns-repeated="1024"/>
        </table:table-row>
        <table:table-row table:style-name="ro2">
          <table:table-cell table:number-columns-repeated="1024"/>
        </table:table-row>
      </table:table>
      <table:table table:name="Concept definition created from literature survey" table:style-name="ta2">
        <table:table-column table:style-name="co2" table:number-columns-repeated="1024" table:default-cell-style-name="Default"/>
        <table:table-row table:style-name="ro1">
          <table:table-cell table:style-name="ce24" office:value-type="string" calcext:value-type="string">
            <text:p>Concept</text:p>
          </table:table-cell>
          <table:table-cell table:style-name="ce24" office:value-type="string" calcext:value-type="string">
            <text:p>Definition</text:p>
          </table:table-cell>
          <table:table-cell table:style-name="ce26" office:value-type="string" calcext:value-type="string">
            <text:p>Definition from psychology dictionary</text:p>
          </table:table-cell>
          <table:table-cell table:style-name="ce29" office:value-type="string" calcext:value-type="string">
            <text:p>Posting behaviour</text:p>
          </table:table-cell>
          <table:table-cell table:style-name="ce32" office:value-type="string" calcext:value-type="string">
            <text:p>Intentional</text:p>
          </table:table-cell>
          <table:table-cell table:style-name="ce24" office:value-type="string" calcext:value-type="string">
            <text:p>Target</text:p>
          </table:table-cell>
          <table:table-cell table:style-name="ce24" office:value-type="string" calcext:value-type="string">
            <text:p>Effect</text:p>
          </table:table-cell>
          <table:table-cell table:style-name="ce37" office:value-type="string" calcext:value-type="string">
            <text:p>Specific focus</text:p>
          </table:table-cell>
          <table:table-cell table:style-name="ce37" office:value-type="string" calcext:value-type="string">
            <text:p>Emotion from the author</text:p>
          </table:table-cell>
          <table:table-cell table:style-name="ce41" office:value-type="string" calcext:value-type="string">
            <text:p>Language</text:p>
          </table:table-cell>
          <table:table-cell table:style-name="ce24" office:value-type="string" calcext:value-type="string">
            <text:p>Relation with other concepts</text:p>
          </table:table-cell>
          <table:table-cell/>
          <table:table-cell table:style-name="ce21" office:value-type="string" calcext:value-type="string">
            <text:p>Remarks</text:p>
          </table:table-cell>
          <table:table-cell table:number-columns-repeated="1011"/>
        </table:table-row>
        <table:table-row table:style-name="ro1">
          <table:table-cell table:style-name="ce21" office:value-type="string" calcext:value-type="string">
            <text:p>offensive</text:p>
          </table:table-cell>
          <table:table-cell table:style-name="ce21" office:value-type="string" calcext:value-type="string">
            <text:p>Communication which attacks persons on some of their characteristics, most often with rude language.</text:p>
          </table:table-cell>
          <table:table-cell table:style-name="ce21"/>
          <table:table-cell table:number-columns-repeated="2" table:style-name="ce21" office:value-type="string" calcext:value-type="string">
            <text:p>no</text:p>
          </table:table-cell>
          <table:table-cell table:style-name="ce21" office:value-type="string" calcext:value-type="string">
            <text:p>yes (a specific person or a type of person)</text:p>
          </table:table-cell>
          <table:table-cell table:style-name="ce21" office:value-type="string" calcext:value-type="string">
            <text:p>no</text:p>
          </table:table-cell>
          <table:table-cell table:style-name="ce38" office:value-type="string" calcext:value-type="string">
            <text:p>yes (person's characteristics, ideas)</text:p>
          </table:table-cell>
          <table:table-cell table:style-name="ce39" office:value-type="string" calcext:value-type="string">
            <text:p>no </text:p>
          </table:table-cell>
          <table:table-cell table:style-name="ce21" office:value-type="string" calcext:value-type="string">
            <text:p>no (but often)</text:p>
          </table:table-cell>
          <table:table-cell table:style-name="ce39" office:value-type="string" calcext:value-type="string">
            <text:p>root (can use abusive, can be used by cyberbullying)</text:p>
          </table:table-cell>
          <table:table-cell table:number-columns-repeated="1013"/>
        </table:table-row>
        <table:table-row table:style-name="ro1">
          <table:table-cell table:style-name="ce21" office:value-type="string" calcext:value-type="string">
            <text:p>hateful speech</text:p>
          </table:table-cell>
          <table:table-cell table:style-name="ce21" office:value-type="string" calcext:value-type="string">
            <text:p>speech which contains an expression of hatred on the part of the speaker/author, against a person or people, based on their group identity</text:p>
          </table:table-cell>
          <table:table-cell table:style-name="ce21"/>
          <table:table-cell table:number-columns-repeated="2" table:style-name="ce21" office:value-type="string" calcext:value-type="string">
            <text:p>no</text:p>
          </table:table-cell>
          <table:table-cell table:style-name="ce21" office:value-type="string" calcext:value-type="string">
            <text:p>yes (person or group)</text:p>
          </table:table-cell>
          <table:table-cell table:style-name="ce21" office:value-type="string" calcext:value-type="string">
            <text:p>no (but possible: violence, attack, threaten, harm, criticize)</text:p>
          </table:table-cell>
          <table:table-cell table:style-name="ce38" office:value-type="string" calcext:value-type="string">
            <text:p>yes (characteristic, stereotype)</text:p>
          </table:table-cell>
          <table:table-cell table:style-name="ce39" office:value-type="string" calcext:value-type="string">
            <text:p>yes (hatred)</text:p>
          </table:table-cell>
          <table:table-cell table:style-name="ce21" office:value-type="string" calcext:value-type="string">
            <text:p>no</text:p>
          </table:table-cell>
          <table:table-cell table:style-name="ce39" office:value-type="string" calcext:value-type="string">
            <text:p>type of offensive speech (more focused on people's stereotypes) and of general hate</text:p>
          </table:table-cell>
          <table:table-cell table:number-columns-repeated="1013"/>
        </table:table-row>
        <table:table-row table:style-name="ro1">
          <table:table-cell table:style-name="ce21" office:value-type="string" calcext:value-type="string">
            <text:p>hate speech</text:p>
          </table:table-cell>
          <table:table-cell table:style-name="ce21" office:value-type="string" calcext:value-type="string">
            <text:p>language that is used to express hatred towards a targeted group or is intended to be derogatory, to humiliate, or to insult the members of the group.</text:p>
          </table:table-cell>
          <table:table-cell table:style-name="ce21"/>
          <table:table-cell table:style-name="ce21" office:value-type="string" calcext:value-type="string">
            <text:p>no</text:p>
          </table:table-cell>
          <table:table-cell table:style-name="ce21" office:value-type="string" calcext:value-type="string">
            <text:p>yes (criticize and/or incite hate)</text:p>
          </table:table-cell>
          <table:table-cell table:style-name="ce21" office:value-type="string" calcext:value-type="string">
            <text:p>yes (person or group)</text:p>
          </table:table-cell>
          <table:table-cell table:style-name="ce21" office:value-type="string" calcext:value-type="string">
            <text:p>no (but possible: violence, attack, threaten, harm, criticize)</text:p>
          </table:table-cell>
          <table:table-cell table:style-name="ce38" office:value-type="string" calcext:value-type="string">
            <text:p>yes (person based on certain characteristics strereotypes)</text:p>
          </table:table-cell>
          <table:table-cell table:style-name="ce39" office:value-type="string" calcext:value-type="string">
            <text:p>yes (hatred)</text:p>
          </table:table-cell>
          <table:table-cell table:style-name="ce21" office:value-type="string" calcext:value-type="string">
            <text:p>no</text:p>
          </table:table-cell>
          <table:table-cell table:style-name="ce39" office:value-type="string" calcext:value-type="string">
            <text:p>type of hateful speech</text:p>
          </table:table-cell>
          <table:table-cell table:number-columns-repeated="1013"/>
        </table:table-row>
        <table:table-row table:style-name="ro1">
          <table:table-cell table:style-name="ce21" office:value-type="string" calcext:value-type="string">
            <text:p>hate speech sub-topics</text:p>
          </table:table-cell>
          <table:table-cell table:style-name="ce21" table:number-columns-repeated="2"/>
          <table:table-cell table:style-name="ce21" office:value-type="string" calcext:value-type="string">
            <text:p>no</text:p>
          </table:table-cell>
          <table:table-cell table:style-name="ce21" office:value-type="string" calcext:value-type="string">
            <text:p>yes (criticize and/or incite hate)</text:p>
          </table:table-cell>
          <table:table-cell table:style-name="ce21" office:value-type="string" calcext:value-type="string">
            <text:p>yes (person or group)</text:p>
          </table:table-cell>
          <table:table-cell table:style-name="ce21" office:value-type="string" calcext:value-type="string">
            <text:p>no (but possible: violence, attack, threaten, harm, criticize)</text:p>
          </table:table-cell>
          <table:table-cell table:style-name="ce38" office:value-type="string" calcext:value-type="string">
            <text:p>yes (hate speech sub-topics: race (racism), ethnicity, national origin, sexual orientation, gender identity, religious affiliation, age, disability, disease, behavior aspects, physical aspects)</text:p>
          </table:table-cell>
          <table:table-cell table:style-name="ce39" office:value-type="string" calcext:value-type="string">
            <text:p>yes (hatred)</text:p>
          </table:table-cell>
          <table:table-cell table:style-name="ce21" office:value-type="string" calcext:value-type="string">
            <text:p>no</text:p>
          </table:table-cell>
          <table:table-cell table:style-name="ce39" office:value-type="string" calcext:value-type="string">
            <text:p>type of hate speech</text:p>
          </table:table-cell>
          <table:table-cell table:number-columns-repeated="1013"/>
        </table:table-row>
        <table:table-row table:style-name="ro1">
          <table:table-cell table:style-name="ce21" office:value-type="string" calcext:value-type="string">
            <text:p>aggression</text:p>
          </table:table-cell>
          <table:table-cell table:style-name="ce21" office:value-type="string" calcext:value-type="string">
            <text:p>intention to harm</text:p>
          </table:table-cell>
          <table:table-cell table:style-name="ce27" office:value-type="string" calcext:value-type="string">
            <text:p>behavior aimed at harming others physically or psychologically.</text:p>
          </table:table-cell>
          <table:table-cell table:style-name="ce30" office:value-type="string" calcext:value-type="string">
            <text:p>no</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no</text:p>
          </table:table-cell>
          <table:table-cell table:number-columns-repeated="2" table:style-name="ce21" office:value-type="string" calcext:value-type="string">
            <text:p>no </text:p>
          </table:table-cell>
          <table:table-cell table:style-name="ce21" office:value-type="string" calcext:value-type="string">
            <text:p>no</text:p>
          </table:table-cell>
          <table:table-cell table:style-name="ce28" office:value-type="string" calcext:value-type="string">
            <text:p>type of cyberaggression</text:p>
          </table:table-cell>
          <table:table-cell table:number-columns-repeated="1013"/>
        </table:table-row>
        <table:table-row table:style-name="ro1">
          <table:table-cell table:style-name="ce21" office:value-type="string" calcext:value-type="string">
            <text:p>cyberaggression (=aggression)</text:p>
          </table:table-cell>
          <table:table-cell table:style-name="ce21" office:value-type="string" calcext:value-type="string">
            <text:p>online aggressive behavior with intention to harm</text:p>
          </table:table-cell>
          <table:table-cell table:style-name="ce28"/>
          <table:table-cell table:style-name="ce28" office:value-type="string" calcext:value-type="string">
            <text:p>yes (not only posts)</text:p>
          </table:table-cell>
          <table:table-cell table:style-name="ce33" office:value-type="string" calcext:value-type="string">
            <text:p>yes (harm)</text:p>
          </table:table-cell>
          <table:table-cell table:number-columns-repeated="2" table:style-name="ce21" office:value-type="string" calcext:value-type="string">
            <text:p>no</text:p>
          </table:table-cell>
          <table:table-cell table:number-columns-repeated="2" table:style-name="ce21" office:value-type="string" calcext:value-type="string">
            <text:p>no </text:p>
          </table:table-cell>
          <table:table-cell table:style-name="ce21" office:value-type="string" calcext:value-type="string">
            <text:p>no</text:p>
          </table:table-cell>
          <table:table-cell table:style-name="ce28" office:value-type="string" calcext:value-type="string">
            <text:p>root (can use the other speeches)</text:p>
          </table:table-cell>
          <table:table-cell table:number-columns-repeated="1013"/>
        </table:table-row>
        <table:table-row table:style-name="ro1">
          <table:table-cell table:style-name="ce21" office:value-type="string" calcext:value-type="string">
            <text:p>cyberbullying trace</text:p>
          </table:table-cell>
          <table:table-cell table:style-name="ce21" office:value-type="string" calcext:value-type="string">
            <text:p>cyberbullying behaviour and response to the behaviour</text:p>
          </table:table-cell>
          <table:table-cell table:style-name="ce28"/>
          <table:table-cell table:style-name="ce28" office:value-type="string" calcext:value-type="string">
            <text:p>yes</text:p>
          </table:table-cell>
          <table:table-cell table:style-name="ce33"/>
          <table:table-cell table:style-name="ce21" table:number-columns-repeated="5"/>
          <table:table-cell table:style-name="ce28" office:value-type="string" calcext:value-type="string">
            <text:p>encompasses cyberbullying</text:p>
          </table:table-cell>
          <table:table-cell table:number-columns-repeated="1013"/>
        </table:table-row>
        <table:table-row table:style-name="ro1">
          <table:table-cell table:style-name="ce21" office:value-type="string" calcext:value-type="string">
            <text:p>cyberbullying</text:p>
          </table:table-cell>
          <table:table-cell table:style-name="ce21" office:value-type="string" calcext:value-type="string">
            <text:p>willful and repeated harm inflicted to an individual through the medium of electronic text.</text:p>
          </table:table-cell>
          <table:table-cell table:style-name="ce28"/>
          <table:table-cell table:style-name="ce28" office:value-type="string" calcext:value-type="string">
            <text:p>yes (repetition of cyberaggression)</text:p>
          </table:table-cell>
          <table:table-cell table:style-name="ce33" office:value-type="string" calcext:value-type="string">
            <text:p>yes (harass, threaten, or maliciously embarrass)</text:p>
          </table:table-cell>
          <table:table-cell table:style-name="ce21" office:value-type="string" calcext:value-type="string">
            <text:p>yes (specific person with power imbalance)</text:p>
          </table:table-cell>
          <table:table-cell table:style-name="ce21" office:value-type="string" calcext:value-type="string">
            <text:p>no (most probably but not told in each definition: hurt, power imbalance)</text:p>
          </table:table-cell>
          <table:table-cell table:style-name="ce21" office:value-type="string" calcext:value-type="string">
            <text:p>no (not precise but categories: sexuality, race, culture, intelligence)</text:p>
          </table:table-cell>
          <table:table-cell table:style-name="ce21" office:value-type="string" calcext:value-type="string">
            <text:p>no</text:p>
          </table:table-cell>
          <table:table-cell table:style-name="ce21" office:value-type="string" calcext:value-type="string">
            <text:p>no (but categories) aggressive (mentioned in most definitions)</text:p>
          </table:table-cell>
          <table:table-cell table:style-name="ce28" office:value-type="string" calcext:value-type="string">
            <text:p>type of cyberaggression</text:p>
          </table:table-cell>
          <table:table-cell table:number-columns-repeated="1013"/>
        </table:table-row>
        <table:table-row table:style-name="ro1">
          <table:table-cell table:style-name="ce21" office:value-type="string" calcext:value-type="string">
            <text:p>flaming</text:p>
          </table:table-cell>
          <table:table-cell table:style-name="ce21" office:value-type="string" calcext:value-type="string">
            <text:p>Online fights using electronic messages with angry and vulgar language.</text:p>
          </table:table-cell>
          <table:table-cell table:style-name="ce28"/>
          <table:table-cell table:style-name="ce28" office:value-type="string" calcext:value-type="string">
            <text:p>yes (fight)</text:p>
          </table:table-cell>
          <table:table-cell table:style-name="ce33" office:value-type="string" calcext:value-type="string">
            <text:p>yes</text:p>
          </table:table-cell>
          <table:table-cell table:style-name="ce21" office:value-type="string" calcext:value-type="string">
            <text:p>yes</text:p>
          </table:table-cell>
          <table:table-cell table:number-columns-repeated="3" table:style-name="ce21" office:value-type="string" calcext:value-type="string">
            <text:p>no</text:p>
          </table:table-cell>
          <table:table-cell table:style-name="ce21" office:value-type="string" calcext:value-type="string">
            <text:p>yes - abusive (angry, vulgar)</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harassment</text:p>
          </table:table-cell>
          <table:table-cell table:style-name="ce21" office:value-type="string" calcext:value-type="string">
            <text:p>Repeatedly sending nasty, mean, and insulting messages to intentionally annoy one or more other.</text:p>
          </table:table-cell>
          <table:table-cell table:style-name="ce28"/>
          <table:table-cell table:style-name="ce28" office:value-type="string" calcext:value-type="string">
            <text:p>yes (repetition)</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yes (annoy)</text:p>
          </table:table-cell>
          <table:table-cell table:style-name="ce21" office:value-type="string" calcext:value-type="string">
            <text:p>yes (offensive: the target, on possibly different topics: sexual, racial, appearance-related, intellectual, political)</text:p>
          </table:table-cell>
          <table:table-cell table:style-name="ce21" office:value-type="string" calcext:value-type="string">
            <text:p>no</text:p>
          </table:table-cell>
          <table:table-cell table:style-name="ce21" office:value-type="string" calcext:value-type="string">
            <text:p>yes - abusive (nasty, mean, and insulting)</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denigration</text:p>
          </table:table-cell>
          <table:table-cell table:style-name="ce21" office:value-type="string" calcext:value-type="string">
            <text:p>“Dissing” someone online. Sending or posting gossip or rumors about a person to damage his or her reputation or friendships.</text:p>
          </table:table-cell>
          <table:table-cell table:style-name="ce28"/>
          <table:table-cell table:style-name="ce28" office:value-type="string" calcext:value-type="string">
            <text:p>yes</text:p>
          </table:table-cell>
          <table:table-cell table:style-name="ce33" office:value-type="string" calcext:value-type="string">
            <text:p>yes (damage person reputation)</text:p>
          </table:table-cell>
          <table:table-cell table:style-name="ce21" office:value-type="string" calcext:value-type="string">
            <text:p>yes</text:p>
          </table:table-cell>
          <table:table-cell table:style-name="ce21" office:value-type="string" calcext:value-type="string">
            <text:p>no</text:p>
          </table:table-cell>
          <table:table-cell table:style-name="ce21" office:value-type="string" calcext:value-type="string">
            <text:p>yes (gossip, rumour)</text:p>
          </table:table-cell>
          <table:table-cell table:number-columns-repeated="2"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impersonation (=masquerade)</text:p>
          </table:table-cell>
          <table:table-cell table:style-name="ce21" office:value-type="string" calcext:value-type="string">
            <text:p>Pretending to be someone else and sending or posting material to get that person in trouble or danger or to damage that person’s reputation or friendships.</text:p>
          </table:table-cell>
          <table:table-cell table:style-name="ce28"/>
          <table:table-cell table:style-name="ce28" office:value-type="string" calcext:value-type="string">
            <text:p>yes (pretend to be the target)</text:p>
          </table:table-cell>
          <table:table-cell table:style-name="ce33" office:value-type="string" calcext:value-type="string">
            <text:p>yes</text:p>
          </table:table-cell>
          <table:table-cell table:style-name="ce21" office:value-type="string" calcext:value-type="string">
            <text:p>yes</text:p>
          </table:table-cell>
          <table:table-cell table:number-columns-repeated="4"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outing</text:p>
          </table:table-cell>
          <table:table-cell table:style-name="ce21" office:value-type="string" calcext:value-type="string">
            <text:p>Sharing someone’s secrets or embarrassing information or images online.</text:p>
          </table:table-cell>
          <table:table-cell table:style-name="ce28"/>
          <table:table-cell table:style-name="ce28" office:value-type="string" calcext:value-type="string">
            <text:p>yes (sharing the target private moments)</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no</text:p>
          </table:table-cell>
          <table:table-cell table:style-name="ce21" office:value-type="string" calcext:value-type="string">
            <text:p>yes (someone's secret)</text:p>
          </table:table-cell>
          <table:table-cell table:number-columns-repeated="2"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trickery</text:p>
          </table:table-cell>
          <table:table-cell table:style-name="ce21" office:value-type="string" calcext:value-type="string">
            <text:p>Talking someone into revealing secrets or embarrassing information or images online.</text:p>
          </table:table-cell>
          <table:table-cell table:style-name="ce28"/>
          <table:table-cell table:style-name="ce28" office:value-type="string" calcext:value-type="string">
            <text:p>yes (have someone share their information)</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no</text:p>
          </table:table-cell>
          <table:table-cell table:style-name="ce21" office:value-type="string" calcext:value-type="string">
            <text:p>yes (discussion about someone's information)</text:p>
          </table:table-cell>
          <table:table-cell table:number-columns-repeated="2"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exclusion</text:p>
          </table:table-cell>
          <table:table-cell table:style-name="ce21" office:value-type="string" calcext:value-type="string">
            <text:p>Intentionally and cruelly excluding someone from an online group.</text:p>
          </table:table-cell>
          <table:table-cell table:style-name="ce28"/>
          <table:table-cell table:style-name="ce28" office:value-type="string" calcext:value-type="string">
            <text:p>yes</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yes (exclusion)</text:p>
          </table:table-cell>
          <table:table-cell table:number-columns-repeated="3"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cyberstalking</text:p>
          </table:table-cell>
          <table:table-cell table:style-name="ce21" office:value-type="string" calcext:value-type="string">
            <text:p>Repeated, intense harassment and denigration that includes threats or creates significant fear.</text:p>
          </table:table-cell>
          <table:table-cell table:style-name="ce28"/>
          <table:table-cell table:style-name="ce28" office:value-type="string" calcext:value-type="string">
            <text:p>yes (repeated)</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yes (threat, fear)</text:p>
          </table:table-cell>
          <table:table-cell table:style-name="ce21" office:value-type="string" calcext:value-type="string">
            <text:p>yes (offensive towards the target)</text:p>
          </table:table-cell>
          <table:table-cell table:number-columns-repeated="2"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flooding</text:p>
          </table:table-cell>
          <table:table-cell table:style-name="ce21" office:value-type="string" calcext:value-type="string">
            <text:p>repeatedly entering the same comment, nonsense comments, or holding down the enter key for the purpose of not allowing the victim to contribute to the conversation.</text:p>
          </table:table-cell>
          <table:table-cell table:style-name="ce28"/>
          <table:table-cell table:style-name="ce28" office:value-type="string" calcext:value-type="string">
            <text:p>yes (repetition of a same specific posting behavior)</text:p>
          </table:table-cell>
          <table:table-cell table:style-name="ce33" office:value-type="string" calcext:value-type="string">
            <text:p>yes</text:p>
          </table:table-cell>
          <table:table-cell table:style-name="ce21" office:value-type="string" calcext:value-type="string">
            <text:p>yes</text:p>
          </table:table-cell>
          <table:table-cell table:style-name="ce21" office:value-type="string" calcext:value-type="string">
            <text:p>yes (exclusion)</text:p>
          </table:table-cell>
          <table:table-cell table:number-columns-repeated="3"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trolling (bailing)</text:p>
          </table:table-cell>
          <table:table-cell table:style-name="ce21" office:value-type="string" calcext:value-type="string">
            <text:p>intentionally posting comments that disagree with other posts in the thread for the purpose of provoking a fight, even if the comments don't necessarily reflect the poster’s actual opinion.</text:p>
          </table:table-cell>
          <table:table-cell table:style-name="ce28"/>
          <table:table-cell table:style-name="ce28" office:value-type="string" calcext:value-type="string">
            <text:p>yes (disagreeing posts)</text:p>
          </table:table-cell>
          <table:table-cell table:style-name="ce33" office:value-type="string" calcext:value-type="string">
            <text:p>yes (provoke a fight)</text:p>
          </table:table-cell>
          <table:table-cell table:style-name="ce21" office:value-type="string" calcext:value-type="string">
            <text:p>yes</text:p>
          </table:table-cell>
          <table:table-cell table:style-name="ce21" office:value-type="string" calcext:value-type="string">
            <text:p>no</text:p>
          </table:table-cell>
          <table:table-cell table:style-name="ce21" office:value-type="string" calcext:value-type="string">
            <text:p>yes (offensive towards specific characteristics, disagreement with other posts' ideas)</text:p>
          </table:table-cell>
          <table:table-cell table:number-columns-repeated="2" table:style-name="ce21" office:value-type="string" calcext:value-type="string">
            <text:p>no</text:p>
          </table:table-cell>
          <table:table-cell table:style-name="ce28" office:value-type="string" calcext:value-type="string">
            <text:p>type of cyberbullying</text:p>
          </table:table-cell>
          <table:table-cell table:number-columns-repeated="1013"/>
        </table:table-row>
        <table:table-row table:style-name="ro1">
          <table:table-cell table:style-name="ce21" office:value-type="string" calcext:value-type="string">
            <text:p>abusive</text:p>
          </table:table-cell>
          <table:table-cell table:style-name="ce21" office:value-type="string" calcext:value-type="string">
            <text:p>Any strongly impolite, rude or hurtful language using profanity, that can show a debasement of someone or something, or show intense emotion.</text:p>
          </table:table-cell>
          <table:table-cell table:style-name="ce21"/>
          <table:table-cell table:number-columns-repeated="6" table:style-name="ce21" office:value-type="string" calcext:value-type="string">
            <text:p>no</text:p>
          </table:table-cell>
          <table:table-cell table:style-name="ce42" office:value-type="string" calcext:value-type="string">
            <text:p>yes</text:p>
          </table:table-cell>
          <table:table-cell table:style-name="ce42" office:value-type="string" calcext:value-type="string">
            <text:p>root (can be used)</text:p>
          </table:table-cell>
          <table:table-cell table:number-columns-repeated="1013"/>
        </table:table-row>
        <table:table-row table:style-name="ro1">
          <table:table-cell table:style-name="ce21" office:value-type="string" calcext:value-type="string">
            <text:p>toxic</text:p>
          </table:table-cell>
          <table:table-cell table:style-name="ce21" office:value-type="string" calcext:value-type="string">
            <text:p>rude, disrespectful, aggressive comment likely to make somebody leave a discussion.</text:p>
          </table:table-cell>
          <table:table-cell table:style-name="ce21"/>
          <table:table-cell table:number-columns-repeated="3" table:style-name="ce21" office:value-type="string" calcext:value-type="string">
            <text:p>no</text:p>
          </table:table-cell>
          <table:table-cell table:style-name="ce21" office:value-type="string" calcext:value-type="string">
            <text:p>yes (leave the discussion - it might cause offense to the reader or not, or just annoy)</text:p>
          </table:table-cell>
          <table:table-cell table:number-columns-repeated="2" table:style-name="ce21" office:value-type="string" calcext:value-type="string">
            <text:p>no</text:p>
          </table:table-cell>
          <table:table-cell table:style-name="ce42" office:value-type="string" calcext:value-type="string">
            <text:p>yes (rude, disrespectful, aggressive)</text:p>
          </table:table-cell>
          <table:table-cell table:style-name="ce42" office:value-type="string" calcext:value-type="string">
            <text:p>type of abusive</text:p>
          </table:table-cell>
          <table:table-cell table:number-columns-repeated="1013"/>
        </table:table-row>
        <table:table-row table:style-name="ro1">
          <table:table-cell table:style-name="ce24" office:value-type="string" calcext:value-type="string">
            <text:p>ADDITION OF THE SPEECHES FROM THE PREVIOUS SURVEY</text:p>
          </table:table-cell>
          <table:table-cell table:number-columns-repeated="1023"/>
        </table:table-row>
        <table:table-row table:style-name="ro1">
          <table:table-cell table:style-name="ce21" office:value-type="string" calcext:value-type="string">
            <text:p>hate (=derogatory in 23)</text:p>
          </table:table-cell>
          <table:table-cell table:style-name="ce21" office:value-type="string" calcext:value-type="string">
            <text:p>Expression of hostility without any stated explanation for it.</text:p>
          </table:table-cell>
          <table:table-cell table:style-name="ce27" office:value-type="string" calcext:value-type="string">
            <text:p>a hostile emotion combining intense feelings of detestation, anger, and often a desire to do harm.</text:p>
          </table:table-cell>
          <table:table-cell table:style-name="ce21" office:value-type="string" calcext:value-type="string">
            <text:p>no</text:p>
          </table:table-cell>
          <table:table-cell table:number-columns-repeated="2" table:style-name="ce21" office:value-type="string" calcext:value-type="string">
            <text:p>yes</text:p>
          </table:table-cell>
          <table:table-cell table:style-name="ce21" office:value-type="string" calcext:value-type="string">
            <text:p>no</text:p>
          </table:table-cell>
          <table:table-cell table:style-name="ce39" office:value-type="string" calcext:value-type="string">
            <text:p>yes (emotion often towards a specific target)</text:p>
          </table:table-cell>
          <table:table-cell table:style-name="ce39" office:value-type="string" calcext:value-type="string">
            <text:p>yes (hatred)</text:p>
          </table:table-cell>
          <table:table-cell table:style-name="ce21" office:value-type="string" calcext:value-type="string">
            <text:p>no</text:p>
          </table:table-cell>
          <table:table-cell table:style-name="ce45" office:value-type="string" calcext:value-type="string">
            <text:p>second root</text:p>
          </table:table-cell>
          <table:table-cell table:number-columns-repeated="1013"/>
        </table:table-row>
        <table:table-row table:style-name="ro1">
          <table:table-cell table:style-name="ce25" office:value-type="string" calcext:value-type="string">
            <text:p>discrimination</text:p>
          </table:table-cell>
          <table:table-cell table:style-name="ce25" office:value-type="string" calcext:value-type="string">
            <text:p>Process through which a difference is identified and then used as the basis of unfair treatment</text:p>
          </table:table-cell>
          <table:table-cell table:style-name="ce27" office:value-type="string" calcext:value-type="string">
            <text:p>differential treatment of the members of different ethnic, religious, national, or other groups.</text:p>
          </table:table-cell>
          <table:table-cell table:style-name="ce31" office:value-type="string" calcext:value-type="string">
            <text:p>yes</text:p>
          </table:table-cell>
          <table:table-cell table:style-name="ce34" office:value-type="string" calcext:value-type="string">
            <text:p>yes</text:p>
          </table:table-cell>
          <table:table-cell table:style-name="ce25" office:value-type="string" calcext:value-type="string">
            <text:p>yes</text:p>
          </table:table-cell>
          <table:table-cell table:style-name="ce25" office:value-type="string" calcext:value-type="string">
            <text:p>yes (unfair treatment)</text:p>
          </table:table-cell>
          <table:table-cell table:style-name="ce38" office:value-type="string" calcext:value-type="string">
            <text:p>yes (characteristics -difference)</text:p>
          </table:table-cell>
          <table:table-cell table:style-name="ce25" office:value-type="string" calcext:value-type="string">
            <text:p>no</text:p>
          </table:table-cell>
          <table:table-cell table:style-name="ce43" office:value-type="string" calcext:value-type="string">
            <text:p>no</text:p>
          </table:table-cell>
          <table:table-cell table:style-name="ce28" office:value-type="string" calcext:value-type="string">
            <text:p>second root </text:p>
          </table:table-cell>
          <table:table-cell table:number-columns-repeated="1013"/>
        </table:table-row>
        <table:table-row table:style-name="ro1">
          <table:table-cell table:style-name="ce25" office:value-type="string" calcext:value-type="string">
            <text:p>profanity </text:p>
          </table:table-cell>
          <table:table-cell table:style-name="ce25" office:value-type="string" calcext:value-type="string">
            <text:p>Offensive or obscene word or phrase</text:p>
          </table:table-cell>
          <table:table-cell table:style-name="ce21"/>
          <table:table-cell table:style-name="ce21" office:value-type="string" calcext:value-type="string">
            <text:p>no</text:p>
          </table:table-cell>
          <table:table-cell table:number-columns-repeated="2" table:style-name="ce25" office:value-type="string" calcext:value-type="string">
            <text:p>no</text:p>
          </table:table-cell>
          <table:table-cell table:style-name="ce25" office:value-type="string" calcext:value-type="string">
            <text:p>yes (cause offence, disgust)</text:p>
          </table:table-cell>
          <table:table-cell table:style-name="ce21" office:value-type="string" calcext:value-type="string">
            <text:p>no</text:p>
          </table:table-cell>
          <table:table-cell table:style-name="ce25" office:value-type="string" calcext:value-type="string">
            <text:p>no</text:p>
          </table:table-cell>
          <table:table-cell table:style-name="ce44" office:value-type="string" calcext:value-type="string">
            <text:p>yes (possibly rude -&gt; not polite, or disgusting)</text:p>
          </table:table-cell>
          <table:table-cell table:style-name="ce42" office:value-type="string" calcext:value-type="string">
            <text:p>type of abusive</text:p>
          </table:table-cell>
          <table:table-cell table:number-columns-repeated="1013"/>
        </table:table-row>
        <table:table-row table:style-name="ro1">
          <table:table-cell table:style-name="ce25" office:value-type="string" calcext:value-type="string">
            <text:p>extremism, radicalisation</text:p>
          </table:table-cell>
          <table:table-cell table:style-name="ce25" office:value-type="string" calcext:value-type="string">
            <text:p>Ideology associated with extremists or hate groups, promoting violence, often aiming to segment populations and reclaiming status, where outgroups are presented both as perpetrators or inferior populations </text:p>
          </table:table-cell>
          <table:table-cell table:style-name="ce21"/>
          <table:table-cell table:style-name="ce21" office:value-type="string" calcext:value-type="string">
            <text:p>no</text:p>
          </table:table-cell>
          <table:table-cell table:style-name="ce34" office:value-type="string" calcext:value-type="string">
            <text:p>yes</text:p>
          </table:table-cell>
          <table:table-cell table:number-columns-repeated="2" table:style-name="ce25" office:value-type="string" calcext:value-type="string">
            <text:p>no</text:p>
          </table:table-cell>
          <table:table-cell table:style-name="ce40" office:value-type="string" calcext:value-type="string">
            <text:p>yes (different beliefs)</text:p>
          </table:table-cell>
          <table:table-cell table:style-name="ce40" office:value-type="string" calcext:value-type="string">
            <text:p>yes (hatred or strong belief)</text:p>
          </table:table-cell>
          <table:table-cell table:style-name="ce25" office:value-type="string" calcext:value-type="string">
            <text:p>no</text:p>
          </table:table-cell>
          <table:table-cell table:style-name="ce45" office:value-type="string" calcext:value-type="string">
            <text:p>third root</text:p>
          </table:table-cell>
          <table:table-cell table:number-columns-repeated="1013"/>
        </table:table-row>
        <table:table-row table:style-name="ro1">
          <table:table-cell table:style-name="ce24" office:value-type="string" calcext:value-type="string">
            <text:p>CONCEPT ADDED AFTER RECLASSIFYING THE DEFINÍTIONS PROPOSED IN THE STUDIES</text:p>
          </table:table-cell>
          <table:table-cell table:number-columns-repeated="1023"/>
        </table:table-row>
        <table:table-row table:style-name="ro1">
          <table:table-cell table:style-name="ce21" office:value-type="string" calcext:value-type="string">
            <text:p>harmful</text:p>
          </table:table-cell>
          <table:table-cell table:style-name="ce21" office:value-type="string" calcext:value-type="string">
            <text:p>which has a negative effect on somebody.</text:p>
          </table:table-cell>
          <table:table-cell table:style-name="ce21"/>
          <table:table-cell table:number-columns-repeated="3" table:style-name="ce21" office:value-type="string" calcext:value-type="string">
            <text:p>no</text:p>
          </table:table-cell>
          <table:table-cell table:style-name="ce36" office:value-type="string" calcext:value-type="string">
            <text:p>yes</text:p>
          </table:table-cell>
          <table:table-cell table:number-columns-repeated="3" table:style-name="ce21" office:value-type="string" calcext:value-type="string">
            <text:p>no</text:p>
          </table:table-cell>
          <table:table-cell table:number-columns-repeated="1014"/>
        </table:table-row>
        <table:table-row table:style-name="ro2">
          <table:table-cell table:number-columns-repeated="1024"/>
        </table:table-row>
        <table:table-row table:style-name="ro1">
          <table:table-cell table:number-columns-repeated="3"/>
          <table:table-cell table:style-name="ce21" office:value-type="string" calcext:value-type="string">
            <text:p>intention</text:p>
          </table:table-cell>
          <table:table-cell table:style-name="ce21" office:value-type="string" calcext:value-type="string">
            <text:p>behavior</text:p>
          </table:table-cell>
          <table:table-cell table:style-name="ce21" office:value-type="string" calcext:value-type="string">
            <text:p>focus</text:p>
          </table:table-cell>
          <table:table-cell table:style-name="ce21" office:value-type="string" calcext:value-type="string">
            <text:p>emotion </text:p>
          </table:table-cell>
          <table:table-cell table:style-name="ce21" office:value-type="string" calcext:value-type="string">
            <text:p>language</text:p>
          </table:table-cell>
          <table:table-cell table:style-name="ce21" office:value-type="string" calcext:value-type="string">
            <text:p>target</text:p>
          </table:table-cell>
          <table:table-cell table:style-name="ce21" office:value-type="string" calcext:value-type="string">
            <text:p>effect</text:p>
          </table:table-cell>
          <table:table-cell table:number-columns-repeated="1014"/>
        </table:table-row>
        <table:table-row table:style-name="ro2" table:number-rows-repeated="5">
          <table:table-cell table:number-columns-repeated="1024"/>
        </table:table-row>
        <table:table-row table:style-name="ro1">
          <table:table-cell table:style-name="ce21" office:value-type="string" calcext:value-type="string">
            <text:p>TO LEAVE OUT</text:p>
          </table:table-cell>
          <table:table-cell table:number-columns-repeated="1023"/>
        </table:table-row>
        <table:table-row table:style-name="ro1">
          <table:table-cell table:style-name="ce21" office:value-type="string" calcext:value-type="string">
            <text:p>insult_intent</text:p>
          </table:table-cell>
          <table:table-cell table:style-name="ce21" office:value-type="string" calcext:value-type="string">
            <text:p>An offensive comment, in our context, can be described as any communication that aims at outraging one or more individuals. This is a broad definition that may include hate speech, profanity, bullying, and harassment.</text:p>
          </table:table-cell>
          <table:table-cell table:style-name="ce21"/>
          <table:table-cell table:style-name="ce21" office:value-type="string" calcext:value-type="string">
            <text:p>no</text:p>
          </table:table-cell>
          <table:table-cell table:style-name="ce35" office:value-type="string" calcext:value-type="string">
            <text:p>yes</text:p>
          </table:table-cell>
          <table:table-cell table:style-name="ce21" office:value-type="string" calcext:value-type="string">
            <text:p>yes</text:p>
          </table:table-cell>
          <table:table-cell table:number-columns-repeated="4" table:style-name="ce21" office:value-type="string" calcext:value-type="string">
            <text:p>no</text:p>
          </table:table-cell>
          <table:table-cell table:style-name="ce21" office:value-type="string" calcext:value-type="string">
            <text:p>might be hate</text:p>
          </table:table-cell>
          <table:table-cell/>
          <table:table-cell table:style-name="ce21" office:value-type="string" calcext:value-type="string">
            <text:p>paper 5 mentions this definition ; intended to be insulting to a person who is a part of the larger blog/forum conversation (kaggle)</text:p>
          </table:table-cell>
          <table:table-cell table:number-columns-repeated="1011"/>
        </table:table-row>
        <table:table-row table:style-name="ro1">
          <table:table-cell/>
          <table:table-cell table:style-name="ce21" office:value-type="string" calcext:value-type="string">
            <text:p>abusive content as content that has negative consequences, through the apparent deliberate targeting of an individual or group</text:p>
          </table:table-cell>
          <table:table-cell table:number-columns-repeated="2"/>
          <table:table-cell table:number-columns-repeated="3" table:style-name="ce21" office:value-type="string" calcext:value-type="string">
            <text:p>yes</text:p>
          </table:table-cell>
          <table:table-cell table:number-columns-repeated="3" table:style-name="ce21" office:value-type="string" calcext:value-type="string">
            <text:p>no</text:p>
          </table:table-cell>
          <table:table-cell table:style-name="ce21" office:value-type="string" calcext:value-type="string">
            <text:p>some kind of cyberaggression</text:p>
          </table:table-cell>
          <table:table-cell/>
          <table:table-cell table:style-name="ce21" office:value-type="string" calcext:value-type="string">
            <text:p>paper 6</text:p>
          </table:table-cell>
          <table:table-cell table:number-columns-repeated="1011"/>
        </table:table-row>
        <table:table-row table:style-name="ro2" table:number-rows-repeated="1048537">
          <table:table-cell table:number-columns-repeated="1024"/>
        </table:table-row>
        <table:table-row table:style-name="ro2">
          <table:table-cell table:number-columns-repeated="1024"/>
        </table:table-row>
      </table:table>
      <table:table table:name="ColumnValuesAndStats" table:style-name="ta3">
        <table:table-column table:style-name="co2" table:number-columns-repeated="7" table:default-cell-style-name="Default"/>
        <table:table-column table:style-name="co4" table:default-cell-style-name="Default"/>
        <table:table-column table:style-name="co2" table:number-columns-repeated="6"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default-cell-style-name="Default"/>
        <table:table-column table:style-name="co16" table:default-cell-style-name="Default"/>
        <table:table-column table:style-name="co2" table:default-cell-style-name="Default"/>
        <table:table-column table:style-name="co17" table:default-cell-style-name="Default"/>
        <table:table-column table:style-name="co2" table:number-columns-repeated="15" table:default-cell-style-name="Default"/>
        <table:table-column table:style-name="co18" table:default-cell-style-name="Default"/>
        <table:table-column table:style-name="co19" table:default-cell-style-name="Default"/>
        <table:table-column table:style-name="co2" table:number-columns-repeated="977" table:default-cell-style-name="Default"/>
        <table:table-row table:style-name="ro1">
          <table:table-cell table:style-name="ce46" office:value-type="string" calcext:value-type="string">
            <text:p>year</text:p>
          </table:table-cell>
          <table:table-cell table:style-name="ce46" office:value-type="string" calcext:value-type="string">
            <text:p>publication_place</text:p>
          </table:table-cell>
          <table:table-cell table:style-name="ce47" office:value-type="string" calcext:value-type="string">
            <text:p>publisher</text:p>
          </table:table-cell>
          <table:table-cell table:style-name="ce47" office:value-type="string" calcext:value-type="string">
            <text:p>paper_type</text:p>
          </table:table-cell>
          <table:table-cell table:style-name="ce52" office:value-type="string" calcext:value-type="string">
            <text:p>relevance, access</text:p>
          </table:table-cell>
          <table:table-cell table:style-name="ce53" office:value-type="string" calcext:value-type="string">
            <text:p>type</text:p>
          </table:table-cell>
          <table:table-cell table:style-name="ce46" office:value-type="string" calcext:value-type="string">
            <text:p>main differences</text:p>
          </table:table-cell>
          <table:table-cell table:style-name="ce52" office:value-type="string" calcext:value-type="string">
            <text:p>experiments_realized</text:p>
          </table:table-cell>
          <table:table-cell table:style-name="ce54" office:value-type="string" calcext:value-type="string">
            <text:p>general_pipeline</text:p>
          </table:table-cell>
          <table:table-cell table:style-name="ce55" office:value-type="string" calcext:value-type="string">
            <text:p>scalability</text:p>
          </table:table-cell>
          <table:table-cell table:style-name="ce56" office:value-type="string" calcext:value-type="string">
            <text:p>clarity of the concept (from definition or dataset)</text:p>
          </table:table-cell>
          <table:table-cell table:style-name="ce56" office:value-type="string" calcext:value-type="string">
            <text:p>concept (mentioned related to what is studied)</text:p>
          </table:table-cell>
          <table:table-cell table:style-name="ce56" office:value-type="string" calcext:value-type="string">
            <text:p>new_concept</text:p>
          </table:table-cell>
          <table:table-cell table:style-name="ce56" office:value-type="string" calcext:value-type="string">
            <text:p>concept_details</text:p>
          </table:table-cell>
          <table:table-cell table:style-name="ce57" office:value-type="string" calcext:value-type="string">
            <text:p>classification_task</text:p>
          </table:table-cell>
          <table:table-cell table:style-name="ce57" office:value-type="string" calcext:value-type="string">
            <text:p>classification_labels</text:p>
          </table:table-cell>
          <table:table-cell table:style-name="ce57" office:value-type="string" calcext:value-type="string">
            <text:p>category</text:p>
          </table:table-cell>
          <table:table-cell table:style-name="ce57" office:value-type="string" calcext:value-type="string">
            <text:p>category_type</text:p>
          </table:table-cell>
          <table:table-cell table:style-name="ce61" office:value-type="string" calcext:value-type="string">
            <text:p>classified_entity</text:p>
          </table:table-cell>
          <table:table-cell table:style-name="ce46" office:value-type="string" calcext:value-type="string">
            <text:p>classification_method</text:p>
          </table:table-cell>
          <table:table-cell table:style-name="ce46" office:value-type="string" calcext:value-type="string">
            <text:p>algorithm</text:p>
          </table:table-cell>
          <table:table-cell table:style-name="ce46" office:value-type="string" calcext:value-type="string">
            <text:p>algorithm_specificity</text:p>
          </table:table-cell>
          <table:table-cell table:style-name="ce46" office:value-type="string" calcext:value-type="string">
            <text:p>feature</text:p>
          </table:table-cell>
          <table:table-cell table:style-name="ce46" office:value-type="string" calcext:value-type="string">
            <text:p>feature_creation</text:p>
          </table:table-cell>
          <table:table-cell table:style-name="ce46" office:value-type="string" calcext:value-type="string">
            <text:p>evaluation_metric</text:p>
          </table:table-cell>
          <table:table-cell table:style-name="ce46" office:value-type="string" calcext:value-type="string">
            <text:p>classification_context</text:p>
          </table:table-cell>
          <table:table-cell table:style-name="ce46" office:value-type="string" calcext:value-type="string">
            <text:p>context_type</text:p>
          </table:table-cell>
          <table:table-cell table:style-name="ce46" office:value-type="string" calcext:value-type="string">
            <text:p>precise_definition</text:p>
          </table:table-cell>
          <table:table-cell table:style-name="ce46" office:value-type="string" calcext:value-type="string">
            <text:p>definition</text:p>
          </table:table-cell>
          <table:table-cell table:style-name="ce46" office:value-type="string" calcext:value-type="string">
            <text:p>existing_dataset</text:p>
          </table:table-cell>
          <table:table-cell table:style-name="ce46" office:value-type="string" calcext:value-type="string">
            <text:p>dataset_source</text:p>
          </table:table-cell>
          <table:table-cell table:style-name="ce46" office:value-type="string" calcext:value-type="string">
            <text:p>dataset_size</text:p>
          </table:table-cell>
          <table:table-cell table:style-name="ce46" office:value-type="string" calcext:value-type="string">
            <text:p>dataset_positive_size</text:p>
          </table:table-cell>
          <table:table-cell table:style-name="ce46" office:value-type="string" calcext:value-type="string">
            <text:p>dataset_language</text:p>
          </table:table-cell>
          <table:table-cell table:style-name="ce46" office:value-type="string" calcext:value-type="string">
            <text:p>dataset_preprocessing</text:p>
          </table:table-cell>
          <table:table-cell table:style-name="ce46" office:value-type="string" calcext:value-type="string">
            <text:p>data_augmentation</text:p>
          </table:table-cell>
          <table:table-cell table:style-name="ce46" office:value-type="string" calcext:value-type="string">
            <text:p>augmentation_type</text:p>
          </table:table-cell>
          <table:table-cell table:style-name="ce46" office:value-type="string" calcext:value-type="string">
            <text:p>balanced_dataset</text:p>
          </table:table-cell>
          <table:table-cell table:style-name="ce46" office:value-type="string" calcext:value-type="string">
            <text:p>crawling</text:p>
          </table:table-cell>
          <table:table-cell table:style-name="ce46" office:value-type="string" calcext:value-type="string">
            <text:p>annotation_method</text:p>
          </table:table-cell>
          <table:table-cell table:style-name="ce46" office:value-type="string" calcext:value-type="string">
            <text:p>worker_type</text:p>
          </table:table-cell>
          <table:table-cell table:style-name="ce46" office:value-type="string" calcext:value-type="string">
            <text:p>worker_number</text:p>
          </table:table-cell>
          <table:table-cell table:style-name="ce46" office:value-type="string" calcext:value-type="string">
            <text:p>disagreement_resolution</text:p>
          </table:table-cell>
          <table:table-cell table:style-name="ce46" office:value-type="string" calcext:value-type="string">
            <text:p>task_quality</text:p>
          </table:table-cell>
          <table:table-cell table:style-name="ce46" office:value-type="string" calcext:value-type="string">
            <text:p>quality_method</text:p>
          </table:table-cell>
          <table:table-cell table:style-name="ce46" office:value-type="string" calcext:value-type="string">
            <text:p>quality_metric</text:p>
          </table:table-cell>
          <table:table-cell table:style-name="ce46" office:value-type="string" calcext:value-type="string">
            <text:p>kappa_score</text:p>
          </table:table-cell>
          <table:table-cell table:style-name="ce62" table:number-columns-repeated="3"/>
          <table:table-cell table:number-columns-repeated="974"/>
        </table:table-row>
        <table:table-row table:style-name="ro1">
          <table:table-cell/>
          <table:table-cell table:formula="of:=IFERROR(__xludf.dummyfunction(&quot;unique('papers analysis'!B2:B235)&quot;);2018)" office:value-type="float" office:value="2018" calcext:value-type="float">
            <text:p>2018</text:p>
          </table:table-cell>
          <table:table-cell table:formula="of:=IFERROR(__xludf.dummyfunction(&quot;unique('papers analysis'!C2:C235)&quot;);&quot;Proceedings of WSDM workshop on Misinformation and Misbehavior Mining on the Web (MIS2)&quot;)" office:value-type="string" office:string-value="Proceedings of WSDM workshop on Misinformation and Misbehavior Mining on the Web (MIS2)" calcext:value-type="string">
            <text:p>Proceedings of WSDM workshop on Misinformation and Misbehavior Mining on the Web (MIS2)</text:p>
          </table:table-cell>
          <table:table-cell table:formula="of:=IFERROR(__xludf.dummyfunction(&quot;unique('papers analysis'!D2:D235)&quot;);&quot;arxiv&quot;)" office:value-type="string" office:string-value="arxiv" calcext:value-type="string">
            <text:p>arxiv</text:p>
          </table:table-cell>
          <table:table-cell table:formula="of:=IFERROR(__xludf.dummyfunction(&quot;unique('papers analysis'!E2:E235)&quot;);&quot;workshop&quot;)" office:value-type="string" office:string-value="workshop" calcext:value-type="string">
            <text:p>workshop</text:p>
          </table:table-cell>
          <table:table-cell table:formula="of:=IFERROR(__xludf.dummyfunction(&quot;unique('papers analysis'!F2:F235)&quot;);&quot;relevant&quot;)" office:value-type="string" office:string-value="relevant" calcext:value-type="string">
            <text:p>relevant</text:p>
          </table:table-cell>
          <table:table-cell table:formula="of:=IFERROR(__xludf.dummyfunction(&quot;unique('papers analysis'!H2:H235)&quot;);&quot;CS_study&quot;)" office:value-type="string" office:string-value="CS_study" calcext:value-type="string">
            <text:p>CS_study</text:p>
          </table:table-cell>
          <table:table-cell table:formula="of:=IFERROR(__xludf.dummyfunction(&quot;unique('papers analysis'!G2:G235)&quot;);&quot;behaviour of hateful users&quot;)" office:value-type="string" office:string-value="behaviour of hateful users" calcext:value-type="string">
            <text:p>behaviour of hateful users</text:p>
          </table:table-cell>
          <table:table-cell table:formula="of:=IFERROR(__xludf.dummyfunction(&quot;unique('papers analysis'!I2:I235)&quot;);&quot;yes&quot;)" office:value-type="string" office:string-value="yes" calcext:value-type="string">
            <text:p>yes</text:p>
          </table:table-cell>
          <table:table-cell table:formula="of:=IFERROR(__xludf.dummyfunction(&quot;unique('papers analysis'!J2:J235)&quot;);&quot;no&quot;)" office:value-type="string" office:string-value="no" calcext:value-type="string">
            <text:p>no</text:p>
          </table:table-cell>
          <table:table-cell table:formula="of:=IFERROR(__xludf.dummyfunction(&quot;unique('papers analysis'!K2:K235)&quot;);&quot;no&quot;)" office:value-type="string" office:string-value="no" calcext:value-type="string">
            <text:p>no</text:p>
          </table:table-cell>
          <table:table-cell table:formula="of:=IFERROR(__xludf.dummyfunction(&quot;unique('papers analysis'!L2:L235)&quot;);&quot;yes&quot;)" office:value-type="string" office:string-value="yes" calcext:value-type="string">
            <text:p>yes</text:p>
          </table:table-cell>
          <table:table-cell table:formula="of:=IFERROR(__xludf.dummyfunction(&quot;unique('papers analysis'!M2:M235)&quot;);&quot;hateful_speech&quot;)" office:value-type="string" office:string-value="hateful_speech" calcext:value-type="string">
            <text:p>hateful_speech</text:p>
          </table:table-cell>
          <table:table-cell table:formula="of:=IFERROR(__xludf.dummyfunction(&quot;unique('papers analysis'!N2:N235)&quot;);&quot;hate_speech&quot;)" office:value-type="string" office:string-value="hate_speech" calcext:value-type="string">
            <text:p>hate_speech</text:p>
          </table:table-cell>
          <table:table-cell table:formula="of:=IFERROR(__xludf.dummyfunction(&quot;unique('papers analysis'!O2:O235)&quot;);&quot;&quot;)">
            <text:p/>
          </table:table-cell>
          <table:table-cell table:formula="of:=IFERROR(__xludf.dummyfunction(&quot;unique('papers analysis'!P2:P235)&quot;);&quot;&quot;)">
            <text:p/>
          </table:table-cell>
          <table:table-cell table:formula="of:=IFERROR(__xludf.dummyfunction(&quot;unique('papers analysis'!Q2:Q235)&quot;);&quot;yes, no&quot;)" office:value-type="string" office:string-value="yes, no" calcext:value-type="string">
            <text:p>yes, no</text:p>
          </table:table-cell>
          <table:table-cell table:formula="of:=IFERROR(__xludf.dummyfunction(&quot;unique('papers analysis'!R2:R235)&quot;);&quot;no&quot;)" office:value-type="string" office:string-value="no" calcext:value-type="string">
            <text:p>no</text:p>
          </table:table-cell>
          <table:table-cell table:formula="of:=IFERROR(__xludf.dummyfunction(&quot;unique('papers analysis'!S2:S235)&quot;);&quot;&quot;)">
            <text:p/>
          </table:table-cell>
          <table:table-cell table:formula="of:=IFERROR(__xludf.dummyfunction(&quot;unique('papers analysis'!T2:T235)&quot;);&quot;user&quot;)" office:value-type="string" office:string-value="user" calcext:value-type="string">
            <text:p>user</text:p>
          </table:table-cell>
          <table:table-cell table:formula="of:=IFERROR(__xludf.dummyfunction(&quot;unique('papers analysis'!U2:U235)&quot;);&quot;&quot;)">
            <text:p/>
          </table:table-cell>
          <table:table-cell table:formula="of:=IFERROR(__xludf.dummyfunction(&quot;unique('papers analysis'!V2:V235)&quot;);&quot;&quot;)">
            <text:p/>
          </table:table-cell>
          <table:table-cell table:formula="of:=IFERROR(__xludf.dummyfunction(&quot;unique(#REF!)&quot;);&quot;#REF!&quot;)" office:value-type="string" office:string-value="#REF!" calcext:value-type="string">
            <text:p>#REF!</text:p>
          </table:table-cell>
          <table:table-cell table:formula="of:=IFERROR(__xludf.dummyfunction(&quot;unique('papers analysis'!W2:W235)&quot;);&quot;&quot;)">
            <text:p/>
          </table:table-cell>
          <table:table-cell table:formula="of:=IFERROR(__xludf.dummyfunction(&quot;unique('papers analysis'!X2:X235)&quot;);&quot;&quot;)">
            <text:p/>
          </table:table-cell>
          <table:table-cell table:formula="of:=IFERROR(__xludf.dummyfunction(&quot;unique('papers analysis'!Y2:Y235)&quot;);&quot;&quot;)">
            <text:p/>
          </table:table-cell>
          <table:table-cell table:formula="of:=IFERROR(__xludf.dummyfunction(&quot;unique('papers analysis'!Z2:Z235)&quot;);&quot;no&quot;)" office:value-type="string" office:string-value="no" calcext:value-type="string">
            <text:p>no</text:p>
          </table:table-cell>
          <table:table-cell table:formula="of:=IFERROR(__xludf.dummyfunction(&quot;unique('papers analysis'!AA2:AA235)&quot;);&quot;&quot;)">
            <text:p/>
          </table:table-cell>
          <table:table-cell table:formula="of:=IFERROR(__xludf.dummyfunction(&quot;unique('papers analysis'!AB2:AB235)&quot;);&quot;yes&quot;)" office:value-type="string" office:string-value="yes" calcext:value-type="string">
            <text:p>yes</text:p>
          </table:table-cell>
          <table:table-cell table:formula="of:=IFERROR(__xludf.dummyfunction(&quot;unique('papers analysis'!AC2:AC235)&quot;);&quot;(Twitter definition) users may not promote violence against or directly attack or threaten other people on the basis ofrace, ethnicity, national origin, sexual orientation, gender, gender identity, religious affiliation, age, disability, or disease. We al&quot;&amp;&quot;so do not allow accounts whose primary purpose is inciting harm towards others on the basis ofthese categories&quot;)" office:value-type="string" office:string-value="(Twitter definition) users may not promote violence against or directly attack or threaten other people on the basis ofrace, ethnicity, national origin, sexual orientation, gender, gender identity, religious affiliation, age, disability, or disease. We also do not allow accounts whose primary purpose is inciting harm towards others on the basis ofthese categories" calcext:value-type="string">
            <text:p>(Twitter definition) users may not promote violence against or directly attack or threaten other people on the basis ofrace, ethnicity, national origin, sexual orientation, gender, gender identity, religious affiliation, age, disability, or disease. We also do not allow accounts whose primary purpose is inciting harm towards others on the basis ofthese categories</text:p>
          </table:table-cell>
          <table:table-cell table:formula="of:=IFERROR(__xludf.dummyfunction(&quot;unique('papers analysis'!AD2:AD235)&quot;);&quot;no&quot;)" office:value-type="string" office:string-value="no" calcext:value-type="string">
            <text:p>no</text:p>
          </table:table-cell>
          <table:table-cell table:formula="of:=IFERROR(__xludf.dummyfunction(&quot;unique('papers analysis'!AE2:AE235)&quot;);&quot;twitter&quot;)" office:value-type="string" office:string-value="twitter" calcext:value-type="string">
            <text:p>twitter</text:p>
          </table:table-cell>
          <table:table-cell table:formula="of:=IFERROR(__xludf.dummyfunction(&quot;unique('papers analysis'!AF2:AF235)&quot;);4972)" office:value-type="float" office:value="4972" calcext:value-type="float">
            <text:p>4972</text:p>
          </table:table-cell>
          <table:table-cell table:formula="of:=IFERROR(__xludf.dummyfunction(&quot;unique('papers analysis'!AG2:AG235)&quot;);544)" office:value-type="float" office:value="544" calcext:value-type="float">
            <text:p>544</text:p>
          </table:table-cell>
          <table:table-cell table:formula="of:=IFERROR(__xludf.dummyfunction(&quot;unique('papers analysis'!AH2:AH235)&quot;);&quot;english&quot;)" office:value-type="string" office:string-value="english" calcext:value-type="string">
            <text:p>english</text:p>
          </table:table-cell>
          <table:table-cell table:formula="of:=IFERROR(__xludf.dummyfunction(&quot;unique('papers analysis'!AI2:AI235)&quot;);&quot;&quot;)">
            <text:p/>
          </table:table-cell>
          <table:table-cell table:formula="of:=IFERROR(__xludf.dummyfunction(&quot;unique('papers analysis'!AJ2:AJ235)&quot;);&quot;no&quot;)" office:value-type="string" office:string-value="no" calcext:value-type="string">
            <text:p>no</text:p>
          </table:table-cell>
          <table:table-cell table:formula="of:=IFERROR(__xludf.dummyfunction(&quot;unique('papers analysis'!AK2:AK235)&quot;);&quot;&quot;)">
            <text:p/>
          </table:table-cell>
          <table:table-cell table:formula="of:=IFERROR(__xludf.dummyfunction(&quot;unique('papers analysis'!AL2:AL235)&quot;);&quot;&quot;)">
            <text:p/>
          </table:table-cell>
          <table:table-cell table:formula="of:=IFERROR(__xludf.dummyfunction(&quot;unique('papers analysis'!AM2:AM235)&quot;);&quot;elaborate&quot;)" office:value-type="string" office:string-value="elaborate" calcext:value-type="string">
            <text:p>elaborate</text:p>
          </table:table-cell>
          <table:table-cell table:formula="of:=IFERROR(__xludf.dummyfunction(&quot;unique('papers analysis'!AN2:AN235)&quot;);&quot;crowdsourcing&quot;)" office:value-type="string" office:string-value="crowdsourcing" calcext:value-type="string">
            <text:p>crowdsourcing</text:p>
          </table:table-cell>
          <table:table-cell table:formula="of:=IFERROR(__xludf.dummyfunction(&quot;unique('papers analysis'!AO2:AO235)&quot;);&quot;crowdflower&quot;)" office:value-type="string" office:string-value="crowdflower" calcext:value-type="string">
            <text:p>crowdflower</text:p>
          </table:table-cell>
          <table:table-cell table:formula="of:=IFERROR(__xludf.dummyfunction(&quot;unique('papers analysis'!AP2:AP235)&quot;);5)" office:value-type="float" office:value="5" calcext:value-type="float">
            <text:p>5</text:p>
          </table:table-cell>
          <table:table-cell table:formula="of:=IFERROR(__xludf.dummyfunction(&quot;unique('papers analysis'!AQ2:AQ235)&quot;);&quot;majority_vote&quot;)" office:value-type="string" office:string-value="majority_vote" calcext:value-type="string">
            <text:p>majority_vote</text:p>
          </table:table-cell>
          <table:table-cell table:formula="of:=IFERROR(__xludf.dummyfunction(&quot;unique('papers analysis'!AR2:AR235)&quot;);&quot;&quot;)">
            <text:p/>
          </table:table-cell>
          <table:table-cell table:formula="of:=IFERROR(__xludf.dummyfunction(&quot;unique('papers analysis'!AS2:AS235)&quot;);&quot;&quot;)">
            <text:p/>
          </table:table-cell>
          <table:table-cell table:formula="of:=IFERROR(__xludf.dummyfunction(&quot;unique('papers analysis'!AT2:AT235)&quot;);&quot;&quot;)">
            <text:p/>
          </table:table-cell>
          <table:table-cell table:style-name="ce21"/>
          <table:table-cell table:style-name="ce20" table:number-columns-repeated="2"/>
          <table:table-cell table:number-columns-repeated="974"/>
        </table:table-row>
        <table:table-row table:style-name="ro1">
          <table:table-cell/>
          <table:table-cell table:style-name="ce21" table:formula="of:=IFERROR(__xludf.dummyfunction(&quot;&quot;&quot;COMPUTED_VALUE&quot;&quot;&quot;);2016)" office:value-type="float" office:value="2016" calcext:value-type="float">
            <text:p>2016</text:p>
          </table:table-cell>
          <table:table-cell table:style-name="ce21" table:formula="of:=IFERROR(__xludf.dummyfunction(&quot;&quot;&quot;COMPUTED_VALUE&quot;&quot;&quot;);&quot;Advances in Human Factors in Cybersecurity&quot;)" office:value-type="string" office:string-value="Advances in Human Factors in Cybersecurity" calcext:value-type="string">
            <text:p>Advances in Human Factors in Cybersecurity</text:p>
          </table:table-cell>
          <table:table-cell table:style-name="ce21" table:formula="of:=IFERROR(__xludf.dummyfunction(&quot;&quot;&quot;COMPUTED_VALUE&quot;&quot;&quot;);&quot;Springer&quot;)" office:value-type="string" office:string-value="Springer" calcext:value-type="string">
            <text:p>Springer</text:p>
          </table:table-cell>
          <table:table-cell table:style-name="ce21" table:formula="of:=IFERROR(__xludf.dummyfunction(&quot;&quot;&quot;COMPUTED_VALUE&quot;&quot;&quot;);&quot;conference&quot;)" office:value-type="string" office:string-value="conference" calcext:value-type="string">
            <text:p>conference</text:p>
          </table:table-cell>
          <table:table-cell table:style-name="ce21" table:formula="of:=IFERROR(__xludf.dummyfunction(&quot;&quot;&quot;COMPUTED_VALUE&quot;&quot;&quot;);&quot;not accessible&quot;)" office:value-type="string" office:string-value="not accessible" calcext:value-type="string">
            <text:p>not accessible</text:p>
          </table:table-cell>
          <table:table-cell table:style-name="ce21" table:formula="of:=IFERROR(__xludf.dummyfunction(&quot;&quot;&quot;COMPUTED_VALUE&quot;&quot;&quot;);&quot;classification&quot;)" office:value-type="string" office:string-value="classification" calcext:value-type="string">
            <text:p>classification</text:p>
          </table:table-cell>
          <table:table-cell table:style-name="ce21" table:formula="of:=IFERROR(__xludf.dummyfunction(&quot;&quot;&quot;COMPUTED_VALUE&quot;&quot;&quot;);&quot;study of the perception of cyberbullying&quot;)" office:value-type="string" office:string-value="study of the perception of cyberbullying" calcext:value-type="string">
            <text:p>study of the perception of cyberbullying</text:p>
          </table:table-cell>
          <table:table-cell table:style-name="ce21" table:formula="of:=IFERROR(__xludf.dummyfunction(&quot;&quot;&quot;COMPUTED_VALUE&quot;&quot;&quot;);&quot;no&quot;)" office:value-type="string" office:string-value="no" calcext:value-type="string">
            <text:p>no</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no&quot;)" office:value-type="string" office:string-value="no" calcext:value-type="string">
            <text:p>no</text:p>
          </table:table-cell>
          <table:table-cell table:style-name="ce21" table:formula="of:=IFERROR(__xludf.dummyfunction(&quot;&quot;&quot;COMPUTED_VALUE&quot;&quot;&quot;);&quot;cyberbullying&quot;)" office:value-type="string" office:string-value="cyberbullying" calcext:value-type="string">
            <text:p>cyberbullying</text:p>
          </table:table-cell>
          <table:table-cell table:style-name="ce21" table:formula="of:=IFERROR(__xludf.dummyfunction(&quot;&quot;&quot;COMPUTED_VALUE&quot;&quot;&quot;);&quot;cyberbullying&quot;)" office:value-type="string" office:string-value="cyberbullying" calcext:value-type="string">
            <text:p>cyberbullying</text:p>
          </table:table-cell>
          <table:table-cell table:style-name="ce21" table:formula="of:=IFERROR(__xludf.dummyfunction(&quot;&quot;&quot;COMPUTED_VALUE&quot;&quot;&quot;);&quot;individual’s intentional, deliberate and repeated acts of cruelty to others through harmful posts, messages, or other forms of social aggression through various digital technologies&quot;)" office:value-type="string" office:string-value="individual’s intentional, deliberate and repeated acts of cruelty to others through harmful posts, messages, or other forms of social aggression through various digital technologies" calcext:value-type="string">
            <text:p>individual’s intentional, deliberate and repeated acts of cruelty to others through harmful posts, messages, or other forms of social aggression through various digital technologies</text:p>
          </table:table-cell>
          <table:table-cell table:style-name="ce21" table:formula="of:=IFERROR(__xludf.dummyfunction(&quot;&quot;&quot;COMPUTED_VALUE&quot;&quot;&quot;);2)" office:value-type="float" office:value="2" calcext:value-type="float">
            <text:p>2</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Threats of physical violence, personal ridicule/harassment, and profanity/derogatory terms&quot;)" office:value-type="string" office:string-value="Threats of physical violence, personal ridicule/harassment, and profanity/derogatory terms" calcext:value-type="string">
            <text:p>Threats of physical violence, personal ridicule/harassment, and profanity/derogatory term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deep_learning&quot;)" office:value-type="string" office:string-value="deep_learning" calcext:value-type="string">
            <text:p>deep_learning</text:p>
          </table:table-cell>
          <table:table-cell table:style-name="ce21" table:formula="of:=IFERROR(__xludf.dummyfunction(&quot;&quot;&quot;COMPUTED_VALUE&quot;&quot;&quot;);&quot;CNN, RNN, CNN+RNN&quot;)" office:value-type="string" office:string-value="CNN, RNN, CNN+RNN" calcext:value-type="string">
            <text:p>CNN, RNN, CNN+RNN</text:p>
          </table:table-cell>
          <table:table-cell table:style-name="ce21"/>
          <table:table-cell table:style-name="ce21" table:formula="of:=IFERROR(__xludf.dummyfunction(&quot;&quot;&quot;COMPUTED_VALUE&quot;&quot;&quot;);&quot;word embedding&quot;)" office:value-type="string" office:string-value="word embedding" calcext:value-type="string">
            <text:p>word embedding</text:p>
          </table:table-cell>
          <table:table-cell table:style-name="ce21" table:formula="of:=IFERROR(__xludf.dummyfunction(&quot;&quot;&quot;COMPUTED_VALUE&quot;&quot;&quot;);&quot;word2vec&quot;)" office:value-type="string" office:string-value="word2vec" calcext:value-type="string">
            <text:p>word2vec</text:p>
          </table:table-cell>
          <table:table-cell table:style-name="ce21" table:formula="of:=IFERROR(__xludf.dummyfunction(&quot;&quot;&quot;COMPUTED_VALUE&quot;&quot;&quot;);&quot;precision, recall, F-measure&quot;)" office:value-type="string" office:string-value="precision, recall, F-measure" calcext:value-type="string">
            <text:p>precision, recall, F-measure</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conversation context (dataset contains questions and answers)&quot;)" office:value-type="string" office:string-value="conversation context (dataset contains questions and answers)" calcext:value-type="string">
            <text:p>conversation context (dataset contains questions and answers)</text:p>
          </table:table-cell>
          <table:table-cell table:style-name="ce21" table:formula="of:=IFERROR(__xludf.dummyfunction(&quot;&quot;&quot;COMPUTED_VALUE&quot;&quot;&quot;);&quot;no&quot;)" office:value-type="string" office:string-value="no" calcext:value-type="string">
            <text:p>no</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formspring&quot;)" office:value-type="string" office:string-value="formspring" calcext:value-type="string">
            <text:p>formspring</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english, portuguese&quot;)" office:value-type="string" office:string-value="english, portuguese" calcext:value-type="string">
            <text:p>english, portuguese</text:p>
          </table:table-cell>
          <table:table-cell table:style-name="ce21" table:formula="of:=IFERROR(__xludf.dummyfunction(&quot;&quot;&quot;COMPUTED_VALUE&quot;&quot;&quot;);&quot;classic&quot;)" office:value-type="string" office:string-value="classic" calcext:value-type="string">
            <text:p>classic</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oversampling&quot;)" office:value-type="string" office:string-value="oversampling" calcext:value-type="string">
            <text:p>oversampling</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Task_quality_measure&quot;)" office:value-type="string" office:string-value="Task_quality_measure" calcext:value-type="string">
            <text:p>Task_quality_measure</text:p>
          </table:table-cell>
          <table:table-cell table:style-name="ce21" table:formula="of:=IFERROR(__xludf.dummyfunction(&quot;&quot;&quot;COMPUTED_VALUE&quot;&quot;&quot;);&quot;question, example refinement&quot;)" office:value-type="string" office:string-value="question, example refinement" calcext:value-type="string">
            <text:p>question, example refinement</text:p>
          </table:table-cell>
          <table:table-cell table:style-name="ce21" table:formula="of:=IFERROR(__xludf.dummyfunction(&quot;&quot;&quot;COMPUTED_VALUE&quot;&quot;&quot;);&quot;Cohen's Kappa&quot;)" office:value-type="string" office:string-value="Cohen's Kappa" calcext:value-type="string">
            <text:p>Cohen's Kappa</text:p>
          </table:table-cell>
          <table:table-cell table:style-name="ce21"/>
          <table:table-cell table:style-name="ce20" table:number-columns-repeated="2"/>
          <table:table-cell table:number-columns-repeated="974"/>
        </table:table-row>
        <table:table-row table:style-name="ro1">
          <table:table-cell/>
          <table:table-cell table:style-name="ce21" table:formula="of:=IFERROR(__xludf.dummyfunction(&quot;&quot;&quot;COMPUTED_VALUE&quot;&quot;&quot;);2017)" office:value-type="float" office:value="2017" calcext:value-type="float">
            <text:p>2017</text:p>
          </table:table-cell>
          <table:table-cell table:style-name="ce21" table:formula="of:=IFERROR(__xludf.dummyfunction(&quot;&quot;&quot;COMPUTED_VALUE&quot;&quot;&quot;);&quot;International Joint Conference on Neural Networks (IJCNN)&quot;)" office:value-type="string" office:string-value="International Joint Conference on Neural Networks (IJCNN)" calcext:value-type="string">
            <text:p>International Joint Conference on Neural Networks (IJCNN)</text:p>
          </table:table-cell>
          <table:table-cell table:style-name="ce21" table:formula="of:=IFERROR(__xludf.dummyfunction(&quot;&quot;&quot;COMPUTED_VALUE&quot;&quot;&quot;);&quot;IEEE&quot;)" office:value-type="string" office:string-value="IEEE" calcext:value-type="string">
            <text:p>IEEE</text:p>
          </table:table-cell>
          <table:table-cell table:style-name="ce21" table:formula="of:=IFERROR(__xludf.dummyfunction(&quot;&quot;&quot;COMPUTED_VALUE&quot;&quot;&quot;);&quot;symposium&quot;)" office:value-type="string" office:string-value="symposium" calcext:value-type="string">
            <text:p>symposium</text:p>
          </table:table-cell>
          <table:table-cell table:style-name="ce21" table:formula="of:=IFERROR(__xludf.dummyfunction(&quot;&quot;&quot;COMPUTED_VALUE&quot;&quot;&quot;);&quot;not relevant&quot;)" office:value-type="string" office:string-value="not relevant" calcext:value-type="string">
            <text:p>not relevant</text:p>
          </table:table-cell>
          <table:table-cell table:style-name="ce21" table:formula="of:=IFERROR(__xludf.dummyfunction(&quot;&quot;&quot;COMPUTED_VALUE&quot;&quot;&quot;);&quot;dataset_and_classification&quot;)" office:value-type="string" office:string-value="dataset_and_classification" calcext:value-type="string">
            <text:p>dataset_and_classification</text:p>
          </table:table-cell>
          <table:table-cell table:style-name="ce21" table:formula="of:=IFERROR(__xludf.dummyfunction(&quot;&quot;&quot;COMPUTED_VALUE&quot;&quot;&quot;);&quot;deep learning for cyberbullying, comparison of performance on balanced/unbalanced datasets&quot;)" office:value-type="string" office:string-value="deep learning for cyberbullying, comparison of performance on balanced/unbalanced datasets" calcext:value-type="string">
            <text:p>deep learning for cyberbullying, comparison of performance on balanced/unbalanced dataset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offensive&quot;)" office:value-type="string" office:string-value="offensive" calcext:value-type="string">
            <text:p>offensive</text:p>
          </table:table-cell>
          <table:table-cell table:style-name="ce21" table:formula="of:=IFERROR(__xludf.dummyfunction(&quot;&quot;&quot;COMPUTED_VALUE&quot;&quot;&quot;);&quot;hate_speech, hate&quot;)" office:value-type="string" office:string-value="hate_speech, hate" calcext:value-type="string">
            <text:p>hate_speech, hate</text:p>
          </table:table-cell>
          <table:table-cell table:style-name="ce21" table:formula="of:=IFERROR(__xludf.dummyfunction(&quot;&quot;&quot;COMPUTED_VALUE&quot;&quot;&quot;);&quot;h aims to deliberately insult other online users through profane or hurtful language&quot;)" office:value-type="string" office:string-value="h aims to deliberately insult other online users through profane or hurtful language" calcext:value-type="string">
            <text:p>h aims to deliberately insult other online users through profane or hurtful language</text:p>
          </table:table-cell>
          <table:table-cell table:style-name="ce21" table:formula="of:=IFERROR(__xludf.dummyfunction(&quot;&quot;&quot;COMPUTED_VALUE&quot;&quot;&quot;);3)" office:value-type="float" office:value="3" calcext:value-type="float">
            <text:p>3</text:p>
          </table:table-cell>
          <table:table-cell table:style-name="ce21" table:formula="of:=IFERROR(__xludf.dummyfunction(&quot;&quot;&quot;COMPUTED_VALUE&quot;&quot;&quot;);&quot;not abusive language, abusive but not offensive, and offensive language&quot;)" office:value-type="string" office:string-value="not abusive language, abusive but not offensive, and offensive language" calcext:value-type="string">
            <text:p>not abusive language, abusive but not offensive, and offensive language</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sexual, racial, appearance-related, intellectual, political&quot;)" office:value-type="string" office:string-value="sexual, racial, appearance-related, intellectual, political" calcext:value-type="string">
            <text:p>sexual, racial, appearance-related, intellectual, political</text:p>
          </table:table-cell>
          <table:table-cell table:style-name="ce21" table:formula="of:=IFERROR(__xludf.dummyfunction(&quot;&quot;&quot;COMPUTED_VALUE&quot;&quot;&quot;);&quot;sentence&quot;)" office:value-type="string" office:string-value="sentence" calcext:value-type="string">
            <text:p>sentence</text:p>
          </table:table-cell>
          <table:table-cell table:style-name="ce21" table:formula="of:=IFERROR(__xludf.dummyfunction(&quot;&quot;&quot;COMPUTED_VALUE&quot;&quot;&quot;);&quot;machine_learning&quot;)" office:value-type="string" office:string-value="machine_learning" calcext:value-type="string">
            <text:p>machine_learning</text:p>
          </table:table-cell>
          <table:table-cell table:style-name="ce21" table:formula="of:=IFERROR(__xludf.dummyfunction(&quot;&quot;&quot;COMPUTED_VALUE&quot;&quot;&quot;);&quot;ensemble_classifier&quot;)" office:value-type="string" office:string-value="ensemble_classifier" calcext:value-type="string">
            <text:p>ensemble_classifier</text:p>
          </table:table-cell>
          <table:table-cell table:style-name="ce21"/>
          <table:table-cell table:style-name="ce21" table:formula="of:=IFERROR(__xludf.dummyfunction(&quot;&quot;&quot;COMPUTED_VALUE&quot;&quot;&quot;);&quot;word embedding, bag of words with tfidf (unigram scored with TF-IDF)&quot;)" office:value-type="string" office:string-value="word embedding, bag of words with tfidf (unigram scored with TF-IDF)" calcext:value-type="string">
            <text:p>word embedding, bag of words with tfidf (unigram scored with TF-IDF)</text:p>
          </table:table-cell>
          <table:table-cell table:style-name="ce21" table:formula="of:=IFERROR(__xludf.dummyfunction(&quot;&quot;&quot;COMPUTED_VALUE&quot;&quot;&quot;);&quot;word2vec,  CBOW (word and sentence level)&quot;)" office:value-type="string" office:string-value="word2vec,  CBOW (word and sentence level)" calcext:value-type="string">
            <text:p>word2vec, <text:s/>CBOW (word and sentence level)</text:p>
          </table:table-cell>
          <table:table-cell table:style-name="ce21" table:formula="of:=IFERROR(__xludf.dummyfunction(&quot;&quot;&quot;COMPUTED_VALUE&quot;&quot;&quot;);&quot;F-measure, ROC-AUC&quot;)" office:value-type="string" office:string-value="F-measure, ROC-AUC" calcext:value-type="string">
            <text:p>F-measure, ROC-AUC</text:p>
          </table:table-cell>
          <table:table-cell table:style-name="ce21" table:formula="of:=IFERROR(__xludf.dummyfunction(&quot;&quot;&quot;COMPUTED_VALUE&quot;&quot;&quot;);&quot;yes&quot;)" office:value-type="string" office:string-value="yes" calcext:value-type="string">
            <text:p>yes</text:p>
          </table:table-cell>
          <table:table-cell table:style-name="ce21" table:formula="of:=IFERROR(__xludf.dummyfunction(&quot;&quot;&quot;COMPUTED_VALUE&quot;&quot;&quot;);&quot;network information (of the user and of the conversation), conversation context (popularity of tweets)&quot;)" office:value-type="string" office:string-value="network information (of the user and of the conversation), conversation context (popularity of tweets)" calcext:value-type="string">
            <text:p>network information (of the user and of the conversation), conversation context (popularity of tweet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An offensive comment, in our context, can be described as any communication that aims at outraging one or more individuals. This is a broad definition that may include hate speech, profanity, bullying, and harassment.&quot;)" office:value-type="string" office:string-value="An offensive comment, in our context, can be described as any communication that aims at outraging one or more individuals. This is a broad definition that may include hate speech, profanity, bullying, and harassment." calcext:value-type="string">
            <text:p>An offensive comment, in our context, can be described as any communication that aims at outraging one or more individuals. This is a broad definition that may include hate speech, profanity, bullying, and harassment.</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twitter, news site&quot;)" office:value-type="string" office:string-value="twitter, news site" calcext:value-type="string">
            <text:p>twitter, news site</text:p>
          </table:table-cell>
          <table:table-cell table:style-name="ce21" table:formula="of:=IFERROR(__xludf.dummyfunction(&quot;&quot;&quot;COMPUTED_VALUE&quot;&quot;&quot;);4410)" office:value-type="float" office:value="4410" calcext:value-type="float">
            <text:p>4410</text:p>
          </table:table-cell>
          <table:table-cell table:style-name="ce21" table:formula="of:=IFERROR(__xludf.dummyfunction(&quot;&quot;&quot;COMPUTED_VALUE&quot;&quot;&quot;);2205)" office:value-type="float" office:value="2205" calcext:value-type="float">
            <text:p>2205</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classic, dictionary (non-formal to formal words)&quot;)" office:value-type="string" office:string-value="classic, dictionary (non-formal to formal words)" calcext:value-type="string">
            <text:p>classic, dictionary (non-formal to formal words)</text:p>
          </table:table-cell>
          <table:table-cell table:style-name="ce21" table:formula="of:=IFERROR(__xludf.dummyfunction(&quot;&quot;&quot;COMPUTED_VALUE&quot;&quot;&quot;);&quot;&quot;)">
            <text:p/>
          </table:table-cell>
          <table:table-cell table:style-name="ce21" table:formula="of:=IFERROR(__xludf.dummyfunction(&quot;&quot;&quot;COMPUTED_VALUE&quot;&quot;&quot;);&quot;SMOTE&quot;)" office:value-type="string" office:string-value="SMOTE" calcext:value-type="string">
            <text:p>SMOTE</text:p>
          </table:table-cell>
          <table:table-cell table:style-name="ce21" table:formula="of:=IFERROR(__xludf.dummyfunction(&quot;&quot;&quot;COMPUTED_VALUE&quot;&quot;&quot;);&quot;no&quot;)" office:value-type="string" office:string-value="no" calcext:value-type="string">
            <text:p>no</text:p>
          </table:table-cell>
          <table:table-cell table:style-name="ce21" table:formula="of:=IFERROR(__xludf.dummyfunction(&quot;&quot;&quot;COMPUTED_VALUE&quot;&quot;&quot;);&quot;from abusive words&quot;)" office:value-type="string" office:string-value="from abusive words" calcext:value-type="string">
            <text:p>from abusive words</text:p>
          </table:table-cell>
          <table:table-cell table:style-name="ce21" table:formula="of:=IFERROR(__xludf.dummyfunction(&quot;&quot;&quot;COMPUTED_VALUE&quot;&quot;&quot;);&quot;label_inference&quot;)" office:value-type="string" office:string-value="label_inference" calcext:value-type="string">
            <text:p>label_inference</text:p>
          </table:table-cell>
          <table:table-cell table:style-name="ce21" table:formula="of:=IFERROR(__xludf.dummyfunction(&quot;&quot;&quot;COMPUTED_VALUE&quot;&quot;&quot;);&quot;volunteer&quot;)" office:value-type="string" office:string-value="volunteer" calcext:value-type="string">
            <text:p>volunteer</text:p>
          </table:table-cell>
          <table:table-cell table:style-name="ce21" table:formula="of:=IFERROR(__xludf.dummyfunction(&quot;&quot;&quot;COMPUTED_VALUE&quot;&quot;&quot;);3)" office:value-type="float" office:value="3" calcext:value-type="float">
            <text:p>3</text:p>
          </table:table-cell>
          <table:table-cell table:style-name="ce21" table:formula="of:=IFERROR(__xludf.dummyfunction(&quot;&quot;&quot;COMPUTED_VALUE&quot;&quot;&quot;);&quot;full_agreement&quot;)" office:value-type="string" office:string-value="full_agreement" calcext:value-type="string">
            <text:p>full_agreement</text:p>
          </table:table-cell>
          <table:table-cell table:style-name="ce21"/>
          <table:table-cell table:style-name="ce21" table:formula="of:=IFERROR(__xludf.dummyfunction(&quot;&quot;&quot;COMPUTED_VALUE&quot;&quot;&quot;);&quot;definitions, clarifications, examples, training, high-rated crowdflower annotators, gold questions, time threshold&quot;)" office:value-type="string" office:string-value="definitions, clarifications, examples, training, high-rated crowdflower annotators, gold questions, time threshold" calcext:value-type="string">
            <text:p>definitions, clarifications, examples, training, high-rated crowdflower annotators, gold questions, time threshold</text:p>
          </table:table-cell>
          <table:table-cell table:style-name="ce21" table:formula="of:=IFERROR(__xludf.dummyfunction(&quot;&quot;&quot;COMPUTED_VALUE&quot;&quot;&quot;);&quot;Cohen's Kappa, percentage agreement&quot;)" office:value-type="string" office:string-value="Cohen's Kappa, percentage agreement" calcext:value-type="string">
            <text:p>Cohen's Kappa, percentage agreement</text:p>
          </table:table-cell>
          <table:table-cell table:style-name="ce21"/>
          <table:table-cell table:style-name="ce20" table:number-columns-repeated="2"/>
          <table:table-cell table:number-columns-repeated="974"/>
        </table:table-row>
        <table:table-row table:style-name="ro1">
          <table:table-cell/>
          <table:table-cell table:style-name="ce21" table:formula="of:=IFERROR(__xludf.dummyfunction(&quot;&quot;&quot;COMPUTED_VALUE&quot;&quot;&quot;);2015)" office:value-type="float" office:value="2015" calcext:value-type="float">
            <text:p>2015</text:p>
          </table:table-cell>
          <table:table-cell table:style-name="ce21" table:formula="of:=IFERROR(__xludf.dummyfunction(&quot;&quot;&quot;COMPUTED_VALUE&quot;&quot;&quot;);&quot;Proceedings of the Brazilian Symposium on Multimedia and the Web (WebMedia)&quot;)" office:value-type="string" office:string-value="Proceedings of the Brazilian Symposium on Multimedia and the Web (WebMedia)" calcext:value-type="string">
            <text:p>Proceedings of the Brazilian Symposium on Multimedia and the Web (WebMedia)</text:p>
          </table:table-cell>
          <table:table-cell table:style-name="ce21" table:formula="of:=IFERROR(__xludf.dummyfunction(&quot;&quot;&quot;COMPUTED_VALUE&quot;&quot;&quot;);&quot;ACM&quot;)" office:value-type="string" office:string-value="ACM" calcext:value-type="string">
            <text:p>ACM</text:p>
          </table:table-cell>
          <table:table-cell table:style-name="ce21" table:formula="of:=IFERROR(__xludf.dummyfunction(&quot;&quot;&quot;COMPUTED_VALUE&quot;&quot;&quot;);&quot;journal&quot;)" office:value-type="string" office:string-value="journal" calcext:value-type="string">
            <text:p>journal</text:p>
          </table:table-cell>
          <table:table-cell table:style-name="ce21"/>
          <table:table-cell table:style-name="ce21" table:formula="of:=IFERROR(__xludf.dummyfunction(&quot;&quot;&quot;COMPUTED_VALUE&quot;&quot;&quot;);&quot;dataset&quot;)" office:value-type="string" office:string-value="dataset" calcext:value-type="string">
            <text:p>dataset</text:p>
          </table:table-cell>
          <table:table-cell table:style-name="ce21" table:formula="of:=IFERROR(__xludf.dummyfunction(&quot;&quot;&quot;COMPUTED_VALUE&quot;&quot;&quot;);&quot;classifier ensemble&quot;)" office:value-type="string" office:string-value="classifier ensemble" calcext:value-type="string">
            <text:p>classifier ensemble</text:p>
          </table:table-cell>
          <table:table-cell table:style-name="ce21" table:number-columns-repeated="2"/>
          <table:table-cell table:style-name="ce21" table:formula="of:=IFERROR(__xludf.dummyfunction(&quot;&quot;&quot;COMPUTED_VALUE&quot;&quot;&quot;);&quot;yes (runtime)&quot;)" office:value-type="string" office:string-value="yes (runtime)" calcext:value-type="string">
            <text:p>yes (runtime)</text:p>
          </table:table-cell>
          <table:table-cell table:style-name="ce21"/>
          <table:table-cell table:style-name="ce21" table:formula="of:=IFERROR(__xludf.dummyfunction(&quot;&quot;&quot;COMPUTED_VALUE&quot;&quot;&quot;);&quot;abusive&quot;)" office:value-type="string" office:string-value="abusive" calcext:value-type="string">
            <text:p>abusive</text:p>
          </table:table-cell>
          <table:table-cell table:style-name="ce21" table:formula="of:=IFERROR(__xludf.dummyfunction(&quot;&quot;&quot;COMPUTED_VALUE&quot;&quot;&quot;);&quot;aggression&quot;)" office:value-type="string" office:string-value="aggression" calcext:value-type="string">
            <text:p>aggression</text:p>
          </table:table-cell>
          <table:table-cell table:style-name="ce21" table:formula="of:=IFERROR(__xludf.dummyfunction(&quot;&quot;&quot;COMPUTED_VALUE&quot;&quot;&quot;);&quot;pornographic, profanity, harassment, racism and vulgar&quot;)" office:value-type="string" office:string-value="pornographic, profanity, harassment, racism and vulgar" calcext:value-type="string">
            <text:p>pornographic, profanity, harassment, racism and vulgar</text:p>
          </table:table-cell>
          <table:table-cell table:style-name="ce58" table:formula="of:=IFERROR(__xludf.dummyfunction(&quot;&quot;&quot;COMPUTED_VALUE&quot;&quot;&quot;);43134)" office:value-type="date" office:date-value="2018-02-03" calcext:value-type="date">
            <text:p>2, 3</text:p>
          </table:table-cell>
          <table:table-cell table:style-name="ce21" table:formula="of:=IFERROR(__xludf.dummyfunction(&quot;&quot;&quot;COMPUTED_VALUE&quot;&quot;&quot;);&quot;“Strongly hate”, “Weakly hate” or “No hate”&quot;)" office:value-type="string" office:string-value="“Strongly hate”, “Weakly hate” or “No hate”" calcext:value-type="string">
            <text:p>“Strongly hate”, “Weakly hate” or “No hate”</text:p>
          </table:table-cell>
          <table:table-cell table:style-name="ce21"/>
          <table:table-cell table:style-name="ce21" table:formula="of:=IFERROR(__xludf.dummyfunction(&quot;&quot;&quot;COMPUTED_VALUE&quot;&quot;&quot;);&quot;bullying, aggressive, neutral, sexist, racist, hateful, offensive, sarcasm&quot;)" office:value-type="string" office:string-value="bullying, aggressive, neutral, sexist, racist, hateful, offensive, sarcasm" calcext:value-type="string">
            <text:p>bullying, aggressive, neutral, sexist, racist, hateful, offensive, sarcasm</text:p>
          </table:table-cell>
          <table:table-cell table:style-name="ce21" table:formula="of:=IFERROR(__xludf.dummyfunction(&quot;&quot;&quot;COMPUTED_VALUE&quot;&quot;&quot;);&quot;account&quot;)" office:value-type="string" office:string-value="account" calcext:value-type="string">
            <text:p>account</text:p>
          </table:table-cell>
          <table:table-cell table:style-name="ce21" table:formula="of:=IFERROR(__xludf.dummyfunction(&quot;&quot;&quot;COMPUTED_VALUE&quot;&quot;&quot;);&quot;machine_learning, deep_learning&quot;)" office:value-type="string" office:string-value="machine_learning, deep_learning" calcext:value-type="string">
            <text:p>machine_learning, deep_learning</text:p>
          </table:table-cell>
          <table:table-cell table:style-name="ce21" table:formula="of:=IFERROR(__xludf.dummyfunction(&quot;&quot;&quot;COMPUTED_VALUE&quot;&quot;&quot;);&quot;SVM, CNN, RNN&quot;)" office:value-type="string" office:string-value="SVM, CNN, RNN" calcext:value-type="string">
            <text:p>SVM, CNN, RNN</text:p>
          </table:table-cell>
          <table:table-cell table:style-name="ce21"/>
          <table:table-cell table:style-name="ce21" table:formula="of:=IFERROR(__xludf.dummyfunction(&quot;&quot;&quot;COMPUTED_VALUE&quot;&quot;&quot;);&quot;word n-gram, word embedding&quot;)" office:value-type="string" office:string-value="word n-gram, word embedding" calcext:value-type="string">
            <text:p>word n-gram, word embedding</text:p>
          </table:table-cell>
          <table:table-cell table:style-name="ce21" table:formula="of:=IFERROR(__xludf.dummyfunction(&quot;&quot;&quot;COMPUTED_VALUE&quot;&quot;&quot;);&quot;from dictionary (method to create the dictionary)&quot;)" office:value-type="string" office:string-value="from dictionary (method to create the dictionary)" calcext:value-type="string">
            <text:p>from dictionary (method to create the dictionary)</text:p>
          </table:table-cell>
          <table:table-cell table:style-name="ce21" table:formula="of:=IFERROR(__xludf.dummyfunction(&quot;&quot;&quot;COMPUTED_VALUE&quot;&quot;&quot;);&quot;recall&quot;)" office:value-type="string" office:string-value="recall" calcext:value-type="string">
            <text:p>recall</text:p>
          </table:table-cell>
          <table:table-cell table:style-name="ce21" table:formula="of:=IFERROR(__xludf.dummyfunction(&quot;&quot;&quot;COMPUTED_VALUE&quot;&quot;&quot;);&quot;-&quot;)" office:value-type="string" office:string-value="-" calcext:value-type="string">
            <text:p>-</text:p>
          </table:table-cell>
          <table:table-cell table:style-name="ce21" table:formula="of:=IFERROR(__xludf.dummyfunction(&quot;&quot;&quot;COMPUTED_VALUE&quot;&quot;&quot;);&quot;user information (popularity i.e., number of followers/friends. activity based on the number of posted and favorited tweets, the subscribed lists, and the age of his account), network information (the extent to which a user tends to reciprocate the follow&quot;&amp;&quot;er connections he receives, the power difference between a user and his mentions, the user’s position in his network i.e., hub, authority, eigenvector and closeness centrality, as well as a user’s tendency to cluster with others i.e., clustering coefficie&quot;&amp;&quot;nt)&quot;)" office:value-type="string" office:string-value="user information (popularity i.e., number of followers/friends. activity based on the number of posted and favorited tweets, the subscribed lists, and the age of his account), network information (the extent to which a user tends to reciprocate the follower connections he receives, the power difference between a user and his mentions, the user’s position in his network i.e., hub, authority, eigenvector and closeness centrality, as well as a user’s tendency to cluster with others i.e., clustering coefficient)" calcext:value-type="string">
            <text:p>user information (popularity i.e., number of followers/friends. activity based on the number of posted and favorited tweets, the subscribed lists, and the age of his account), network information (the extent to which a user tends to reciprocate the follower connections he receives, the power difference between a user and his mentions, the user’s position in his network i.e., hub, authority, eigenvector and closeness centrality, as well as a user’s tendency to cluster with others i.e., clustering coefficient)</text:p>
          </table:table-cell>
          <table:table-cell table:style-name="ce21" table:formula="of:=IFERROR(__xludf.dummyfunction(&quot;&quot;&quot;COMPUTED_VALUE&quot;&quot;&quot;);&quot;yes &quot;)" office:value-type="string" office:string-value="yes " calcext:value-type="string">
            <text:p>yes </text:p>
          </table:table-cell>
          <table:table-cell table:style-name="ce21" table:formula="of:=IFERROR(__xludf.dummyfunction(&quot;&quot;&quot;COMPUTED_VALUE&quot;&quot;&quot;);&quot;Abusive language is an expression that contains abusive/dirty words or phrases, both oral or text 1. Note that not every abusive/dirty word or phrases are used to curse someone (used as offensive language).&quot;)" office:value-type="string" office:string-value="Abusive language is an expression that contains abusive/dirty words or phrases, both oral or text 1. Note that not every abusive/dirty word or phrases are used to curse someone (used as offensive language)." calcext:value-type="string">
            <text:p>Abusive language is an expression that contains abusive/dirty words or phrases, both oral or text 1. Note that not every abusive/dirty word or phrases are used to curse someone (used as offensive language).</text:p>
          </table:table-cell>
          <table:table-cell table:style-name="ce21" table:formula="of:=IFERROR(__xludf.dummyfunction(&quot;&quot;&quot;COMPUTED_VALUE&quot;&quot;&quot;);&quot;-&quot;)" office:value-type="string" office:string-value="-" calcext:value-type="string">
            <text:p>-</text:p>
          </table:table-cell>
          <table:table-cell table:style-name="ce21" table:formula="of:=IFERROR(__xludf.dummyfunction(&quot;&quot;&quot;COMPUTED_VALUE&quot;&quot;&quot;);&quot;twitter, youtube, myspace, formspring, kongregate, slashdot&quot;)" office:value-type="string" office:string-value="twitter, youtube, myspace, formspring, kongregate, slashdot" calcext:value-type="string">
            <text:p>twitter, youtube, myspace, formspring, kongregate, slashdot</text:p>
          </table:table-cell>
          <table:table-cell table:style-name="ce21" table:formula="of:=IFERROR(__xludf.dummyfunction(&quot;&quot;&quot;COMPUTED_VALUE&quot;&quot;&quot;);&quot;1033, 16000, 6600&quot;)" office:value-type="string" office:string-value="1033, 16000, 6600" calcext:value-type="string">
            <text:p>1033, 16000, 6600</text:p>
          </table:table-cell>
          <table:table-cell table:style-name="ce21" table:formula="of:=IFERROR(__xludf.dummyfunction(&quot;&quot;&quot;COMPUTED_VALUE&quot;&quot;&quot;);&quot;200, 5113, 1700&quot;)" office:value-type="string" office:string-value="200, 5113, 1700" calcext:value-type="string">
            <text:p>200, 5113, 1700</text:p>
          </table:table-cell>
          <table:table-cell table:style-name="ce21" table:formula="of:=IFERROR(__xludf.dummyfunction(&quot;&quot;&quot;COMPUTED_VALUE&quot;&quot;&quot;);&quot;indonesian&quot;)" office:value-type="string" office:string-value="indonesian" calcext:value-type="string">
            <text:p>indonesian</text:p>
          </table:table-cell>
          <table:table-cell table:style-name="ce21" table:formula="of:=IFERROR(__xludf.dummyfunction(&quot;&quot;&quot;COMPUTED_VALUE&quot;&quot;&quot;);&quot;japanese-specific POS&quot;)" office:value-type="string" office:string-value="japanese-specific POS" calcext:value-type="string">
            <text:p>japanese-specific POS</text:p>
          </table:table-cell>
          <table:table-cell table:style-name="ce21"/>
          <table:table-cell table:style-name="ce21" table:formula="of:=IFERROR(__xludf.dummyfunction(&quot;&quot;&quot;COMPUTED_VALUE&quot;&quot;&quot;);&quot;down sampling&quot;)" office:value-type="string" office:string-value="down sampling" calcext:value-type="string">
            <text:p>down sampling</text:p>
          </table:table-cell>
          <table:table-cell table:style-name="ce21"/>
          <table:table-cell table:style-name="ce21" table:formula="of:=IFERROR(__xludf.dummyfunction(&quot;&quot;&quot;COMPUTED_VALUE&quot;&quot;&quot;);&quot;selecting certain hashtags and keywords from politics&quot;)" office:value-type="string" office:string-value="selecting certain hashtags and keywords from politics" calcext:value-type="string">
            <text:p>selecting certain hashtags and keywords from politics</text:p>
          </table:table-cell>
          <table:table-cell table:style-name="ce21" table:formula="of:=IFERROR(__xludf.dummyfunction(&quot;&quot;&quot;COMPUTED_VALUE&quot;&quot;&quot;);&quot;machine_learning&quot;)" office:value-type="string" office:string-value="machine_learning" calcext:value-type="string">
            <text:p>machine_learning</text:p>
          </table:table-cell>
          <table:table-cell table:style-name="ce21" table:formula="of:=IFERROR(__xludf.dummyfunction(&quot;&quot;&quot;COMPUTED_VALUE&quot;&quot;&quot;);&quot;expert (linguistic background and proficiency in both Hindi and English)&quot;)" office:value-type="string" office:string-value="expert (linguistic background and proficiency in both Hindi and English)" calcext:value-type="string">
            <text:p>expert (linguistic background and proficiency in both Hindi and English)</text:p>
          </table:table-cell>
          <table:table-cell table:style-name="ce21" table:formula="of:=IFERROR(__xludf.dummyfunction(&quot;&quot;&quot;COMPUTED_VALUE&quot;&quot;&quot;);2)" office:value-type="float" office:value="2" calcext:value-type="float">
            <text:p>2</text:p>
          </table:table-cell>
          <table:table-cell table:style-name="ce21" table:formula="of:=IFERROR(__xludf.dummyfunction(&quot;&quot;&quot;COMPUTED_VALUE&quot;&quot;&quot;);&quot;rules (majority_vote, removal of samples with high disagreement, removal of agreed &quot;&quot;undecided&quot;&quot; samples)&quot;)" office:value-type="string" office:string-value="rules (majority_vote, removal of samples with high disagreement, removal of agreed &quot;undecided&quot; samples)" calcext:value-type="string">
            <text:p>rules (majority_vote, removal of samples with high disagreement, removal of agreed "undecided" samples)</text:p>
          </table:table-cell>
          <table:table-cell table:style-name="ce21"/>
          <table:table-cell table:style-name="ce21" table:formula="of:=IFERROR(__xludf.dummyfunction(&quot;&quot;&quot;COMPUTED_VALUE&quot;&quot;&quot;);&quot;definitions and further explanations&quot;)" office:value-type="string" office:string-value="definitions and further explanations" calcext:value-type="string">
            <text:p>definitions and further explanations</text:p>
          </table:table-cell>
          <table:table-cell table:style-name="ce21" table:formula="of:=IFERROR(__xludf.dummyfunction(&quot;&quot;&quot;COMPUTED_VALUE&quot;&quot;&quot;);&quot;Fleiss' Kappa&quot;)" office:value-type="string" office:string-value="Fleiss' Kappa" calcext:value-type="string">
            <text:p>Fleiss' Kappa</text:p>
          </table:table-cell>
          <table:table-cell table:style-name="ce21"/>
          <table:table-cell table:style-name="ce20" table:number-columns-repeated="2"/>
          <table:table-cell table:number-columns-repeated="974"/>
        </table:table-row>
        <table:table-row table:style-name="ro1">
          <table:table-cell/>
          <table:table-cell table:style-name="ce21" table:formula="of:=IFERROR(__xludf.dummyfunction(&quot;&quot;&quot;COMPUTED_VALUE&quot;&quot;&quot;);2013)" office:value-type="float" office:value="2013" calcext:value-type="float">
            <text:p>2013</text:p>
          </table:table-cell>
          <table:table-cell table:style-name="ce21" table:formula="of:=IFERROR(__xludf.dummyfunction(&quot;&quot;&quot;COMPUTED_VALUE&quot;&quot;&quot;);&quot;International Conference on Social Informatics&quot;)" office:value-type="string" office:string-value="International Conference on Social Informatics" calcext:value-type="string">
            <text:p>International Conference on Social Informatics</text:p>
          </table:table-cell>
          <table:table-cell table:style-name="ce21" table:formula="of:=IFERROR(__xludf.dummyfunction(&quot;&quot;&quot;COMPUTED_VALUE&quot;&quot;&quot;);&quot;Elsevier&quot;)" office:value-type="string" office:string-value="Elsevier" calcext:value-type="string">
            <text:p>Elsevier</text:p>
          </table:table-cell>
          <table:table-cell table:style-name="ce21" table:formula="of:=IFERROR(__xludf.dummyfunction(&quot;&quot;&quot;COMPUTED_VALUE&quot;&quot;&quot;);&quot;transaction&quot;)" office:value-type="string" office:string-value="transaction" calcext:value-type="string">
            <text:p>transaction</text:p>
          </table:table-cell>
          <table:table-cell table:style-name="ce21"/>
          <table:table-cell table:style-name="ce21" table:formula="of:=IFERROR(__xludf.dummyfunction(&quot;&quot;&quot;COMPUTED_VALUE&quot;&quot;&quot;);&quot;CS_survey&quot;)" office:value-type="string" office:string-value="CS_survey" calcext:value-type="string">
            <text:p>CS_survey</text:p>
          </table:table-cell>
          <table:table-cell table:style-name="ce21" table:formula="of:=IFERROR(__xludf.dummyfunction(&quot;&quot;&quot;COMPUTED_VALUE&quot;&quot;&quot;);&quot;comparison machine learning/ deep learning with balanced/unbalanced datasets&quot;)" office:value-type="string" office:string-value="comparison machine learning/ deep learning with balanced/unbalanced datasets" calcext:value-type="string">
            <text:p>comparison machine learning/ deep learning with balanced/unbalanced datasets</text:p>
          </table:table-cell>
          <table:table-cell table:style-name="ce21" table:number-columns-repeated="2"/>
          <table:table-cell table:style-name="ce21" table:formula="of:=IFERROR(__xludf.dummyfunction(&quot;&quot;&quot;COMPUTED_VALUE&quot;&quot;&quot;);&quot;yes (time and computing resources)&quot;)" office:value-type="string" office:string-value="yes (time and computing resources)" calcext:value-type="string">
            <text:p>yes (time and computing resources)</text:p>
          </table:table-cell>
          <table:table-cell table:style-name="ce21"/>
          <table:table-cell table:style-name="ce21" table:formula="of:=IFERROR(__xludf.dummyfunction(&quot;&quot;&quot;COMPUTED_VALUE&quot;&quot;&quot;);&quot;abusive, offensive&quot;)" office:value-type="string" office:string-value="abusive, offensive" calcext:value-type="string">
            <text:p>abusive, offensive</text:p>
          </table:table-cell>
          <table:table-cell table:style-name="ce21" table:formula="of:=IFERROR(__xludf.dummyfunction(&quot;&quot;&quot;COMPUTED_VALUE&quot;&quot;&quot;);&quot;offensive&quot;)" office:value-type="string" office:string-value="offensive" calcext:value-type="string">
            <text:p>offensive</text:p>
          </table:table-cell>
          <table:table-cell table:style-name="ce21" table:formula="of:=IFERROR(__xludf.dummyfunction(&quot;&quot;&quot;COMPUTED_VALUE&quot;&quot;&quot;);&quot;see paper, many definitions&quot;)" office:value-type="string" office:string-value="see paper, many definitions" calcext:value-type="string">
            <text:p>see paper, many definitions</text:p>
          </table:table-cell>
          <table:table-cell table:style-name="ce21" table:formula="of:=IFERROR(__xludf.dummyfunction(&quot;&quot;&quot;COMPUTED_VALUE&quot;&quot;&quot;);10)" office:value-type="float" office:value="10" calcext:value-type="float">
            <text:p>10</text:p>
          </table:table-cell>
          <table:table-cell table:style-name="ce21" table:formula="of:=IFERROR(__xludf.dummyfunction(&quot;&quot;&quot;COMPUTED_VALUE&quot;&quot;&quot;);&quot;0-10&quot;)" office:value-type="string" office:string-value="0-10" calcext:value-type="string">
            <text:p>0-10</text:p>
          </table:table-cell>
          <table:table-cell table:style-name="ce21"/>
          <table:table-cell table:style-name="ce21" table:formula="of:=IFERROR(__xludf.dummyfunction(&quot;&quot;&quot;COMPUTED_VALUE&quot;&quot;&quot;);&quot;black people, plus-sized individuals, and women&quot;)" office:value-type="string" office:string-value="black people, plus-sized individuals, and women" calcext:value-type="string">
            <text:p>black people, plus-sized individuals, and women</text:p>
          </table:table-cell>
          <table:table-cell table:style-name="ce21" table:formula="of:=IFERROR(__xludf.dummyfunction(&quot;&quot;&quot;COMPUTED_VALUE&quot;&quot;&quot;);&quot;sentence, user&quot;)" office:value-type="string" office:string-value="sentence, user" calcext:value-type="string">
            <text:p>sentence, user</text:p>
          </table:table-cell>
          <table:table-cell table:style-name="ce21" table:formula="of:=IFERROR(__xludf.dummyfunction(&quot;&quot;&quot;COMPUTED_VALUE&quot;&quot;&quot;);&quot;rule_based&quot;)" office:value-type="string" office:string-value="rule_based" calcext:value-type="string">
            <text:p>rule_based</text:p>
          </table:table-cell>
          <table:table-cell table:style-name="ce21" table:formula="of:=IFERROR(__xludf.dummyfunction(&quot;&quot;&quot;COMPUTED_VALUE&quot;&quot;&quot;);&quot;SVM, Naive Bayes&quot;)" office:value-type="string" office:string-value="SVM, Naive Bayes" calcext:value-type="string">
            <text:p>SVM, Naive Bayes</text:p>
          </table:table-cell>
          <table:table-cell table:style-name="ce21"/>
          <table:table-cell table:style-name="ce21" table:formula="of:=IFERROR(__xludf.dummyfunction(&quot;&quot;&quot;COMPUTED_VALUE&quot;&quot;&quot;);&quot;n-gram variations&quot;)" office:value-type="string" office:string-value="n-gram variations" calcext:value-type="string">
            <text:p>n-gram variations</text:p>
          </table:table-cell>
          <table:table-cell table:style-name="ce21" table:formula="of:=IFERROR(__xludf.dummyfunction(&quot;&quot;&quot;COMPUTED_VALUE&quot;&quot;&quot;);&quot;from dictionary (method to create the dictionary from 3 sources including rule-based subjectivity classification)&quot;)" office:value-type="string" office:string-value="from dictionary (method to create the dictionary from 3 sources including rule-based subjectivity classification)" calcext:value-type="string">
            <text:p>from dictionary (method to create the dictionary from 3 sources including rule-based subjectivity classification)</text:p>
          </table:table-cell>
          <table:table-cell table:style-name="ce21" table:formula="of:=IFERROR(__xludf.dummyfunction(&quot;&quot;&quot;COMPUTED_VALUE&quot;&quot;&quot;);&quot;accuracy&quot;)" office:value-type="string" office:string-value="accuracy" calcext:value-type="string">
            <text:p>accuracy</text:p>
          </table:table-cell>
          <table:table-cell table:style-name="ce21"/>
          <table:table-cell table:style-name="ce21" table:formula="of:=IFERROR(__xludf.dummyfunction(&quot;&quot;&quot;COMPUTED_VALUE&quot;&quot;&quot;);&quot;user information (most frequent terms in author previous conversations, gender)&quot;)" office:value-type="string" office:string-value="user information (most frequent terms in author previous conversations, gender)" calcext:value-type="string">
            <text:p>user information (most frequent terms in author previous conversations, gender)</text:p>
          </table:table-cell>
          <table:table-cell table:style-name="ce21"/>
          <table:table-cell table:style-name="ce21" table:formula="of:=IFERROR(__xludf.dummyfunction(&quot;&quot;&quot;COMPUTED_VALUE&quot;&quot;&quot;);&quot;The ‘racist’ label describes comments that contain negative utterances or insults about someone’s ethnicity, nationality, religion or culture. This definition also includes utterances which equate, for example, an ethnic group to an extremist group, as we&quot;&amp;&quot;ll as extreme generalizations. The&quot;)" office:value-type="string" office:string-value="The ‘racist’ label describes comments that contain negative utterances or insults about someone’s ethnicity, nationality, religion or culture. This definition also includes utterances which equate, for example, an ethnic group to an extremist group, as well as extreme generalizations. The" calcext:value-type="string">
            <text:p>The ‘racist’ label describes comments that contain negative utterances or insults about someone’s ethnicity, nationality, religion or culture. This definition also includes utterances which equate, for example, an ethnic group to an extremist group, as well as extreme generalizations. The</text:p>
          </table:table-cell>
          <table:table-cell table:style-name="ce21"/>
          <table:table-cell table:style-name="ce21" table:formula="of:=IFERROR(__xludf.dummyfunction(&quot;&quot;&quot;COMPUTED_VALUE&quot;&quot;&quot;);&quot;&quot;)">
            <text:p/>
          </table:table-cell>
          <table:table-cell table:style-name="ce21" table:formula="of:=IFERROR(__xludf.dummyfunction(&quot;&quot;&quot;COMPUTED_VALUE&quot;&quot;&quot;);&quot;3110, 3446, 1710, 13150, 4802, 4300, 1946, 1340, 2000&quot;)" office:value-type="string" office:string-value="3110, 3446, 1710, 13150, 4802, 4300, 1946, 1340, 2000" calcext:value-type="string">
            <text:p>3110, 3446, 1710, 13150, 4802, 4300, 1946, 1340, 2000</text:p>
          </table:table-cell>
          <table:table-cell table:style-name="ce21" table:formula="of:=IFERROR(__xludf.dummyfunction(&quot;&quot;&quot;COMPUTED_VALUE&quot;&quot;&quot;);1661)" office:value-type="float" office:value="1661" calcext:value-type="float">
            <text:p>1661</text:p>
          </table:table-cell>
          <table:table-cell table:style-name="ce21" table:formula="of:=IFERROR(__xludf.dummyfunction(&quot;&quot;&quot;COMPUTED_VALUE&quot;&quot;&quot;);&quot;english-hindi&quot;)" office:value-type="string" office:string-value="english-hindi" calcext:value-type="string">
            <text:p>english-hindi</text:p>
          </table:table-cell>
          <table:table-cell table:style-name="ce21" table:formula="of:=IFERROR(__xludf.dummyfunction(&quot;&quot;&quot;COMPUTED_VALUE&quot;&quot;&quot;);&quot;classic, removal of rare words&quot;)" office:value-type="string" office:string-value="classic, removal of rare words" calcext:value-type="string">
            <text:p>classic, removal of rare words</text:p>
          </table:table-cell>
          <table:table-cell table:style-name="ce21"/>
          <table:table-cell table:style-name="ce21" table:formula="of:=IFERROR(__xludf.dummyfunction(&quot;&quot;&quot;COMPUTED_VALUE&quot;&quot;&quot;);&quot;SMOTE, down sampling&quot;)" office:value-type="string" office:string-value="SMOTE, down sampling" calcext:value-type="string">
            <text:p>SMOTE, down sampling</text:p>
          </table:table-cell>
          <table:table-cell table:style-name="ce21"/>
          <table:table-cell table:style-name="ce21" table:formula="of:=IFERROR(__xludf.dummyfunction(&quot;&quot;&quot;COMPUTED_VALUE&quot;&quot;&quot;);&quot;select comments from 2 anti-Islam pages&quot;)" office:value-type="string" office:string-value="select comments from 2 anti-Islam pages" calcext:value-type="string">
            <text:p>select comments from 2 anti-Islam pages</text:p>
          </table:table-cell>
          <table:table-cell table:style-name="ce21" table:formula="of:=IFERROR(__xludf.dummyfunction(&quot;&quot;&quot;COMPUTED_VALUE&quot;&quot;&quot;);&quot;semi-supervised learning&quot;)" office:value-type="string" office:string-value="semi-supervised learning" calcext:value-type="string">
            <text:p>semi-supervised learning</text:p>
          </table:table-cell>
          <table:table-cell table:style-name="ce21" table:formula="of:=IFERROR(__xludf.dummyfunction(&quot;&quot;&quot;COMPUTED_VALUE&quot;&quot;&quot;);&quot;student&quot;)" office:value-type="string" office:string-value="student" calcext:value-type="string">
            <text:p>student</text:p>
          </table:table-cell>
          <table:table-cell table:style-name="ce21" table:formula="of:=IFERROR(__xludf.dummyfunction(&quot;&quot;&quot;COMPUTED_VALUE&quot;&quot;&quot;);4)" office:value-type="float" office:value="4" calcext:value-type="float">
            <text:p>4</text:p>
          </table:table-cell>
          <table:table-cell table:style-name="ce21" table:formula="of:=IFERROR(__xludf.dummyfunction(&quot;&quot;&quot;COMPUTED_VALUE&quot;&quot;&quot;);&quot;rules (inter-annotator agreement-based weighting scheme + expert check for final decision)&quot;)" office:value-type="string" office:string-value="rules (inter-annotator agreement-based weighting scheme + expert check for final decision)" calcext:value-type="string">
            <text:p>rules (inter-annotator agreement-based weighting scheme + expert check for final decision)</text:p>
          </table:table-cell>
          <table:table-cell table:style-name="ce21"/>
          <table:table-cell table:style-name="ce21" table:formula="of:=IFERROR(__xludf.dummyfunction(&quot;&quot;&quot;COMPUTED_VALUE&quot;&quot;&quot;);&quot;provide context of the conversation&quot;)" office:value-type="string" office:string-value="provide context of the conversation" calcext:value-type="string">
            <text:p>provide context of the conversation</text:p>
          </table:table-cell>
          <table:table-cell table:style-name="ce21" table:formula="of:=IFERROR(__xludf.dummyfunction(&quot;&quot;&quot;COMPUTED_VALUE&quot;&quot;&quot;);&quot;Krippendorff's alpha&quot;)" office:value-type="string" office:string-value="Krippendorff's alpha" calcext:value-type="string">
            <text:p>Krippendorff's alpha</text:p>
          </table:table-cell>
          <table:table-cell table:style-name="ce21"/>
          <table:table-cell table:style-name="ce20" table:number-columns-repeated="2"/>
          <table:table-cell table:number-columns-repeated="974"/>
        </table:table-row>
        <table:table-row table:style-name="ro1">
          <table:table-cell/>
          <table:table-cell table:style-name="ce21" table:formula="of:=IFERROR(__xludf.dummyfunction(&quot;&quot;&quot;COMPUTED_VALUE&quot;&quot;&quot;);2014)" office:value-type="float" office:value="2014" calcext:value-type="float">
            <text:p>2014</text:p>
          </table:table-cell>
          <table:table-cell table:style-name="ce21" table:formula="of:=IFERROR(__xludf.dummyfunction(&quot;&quot;&quot;COMPUTED_VALUE&quot;&quot;&quot;);&quot;International Conference on Computing, Communication and Networking Technologies (ICCCNT)&quot;)" office:value-type="string" office:string-value="International Conference on Computing, Communication and Networking Technologies (ICCCNT)" calcext:value-type="string">
            <text:p>International Conference on Computing, Communication and Networking Technologies (ICCCNT)</text:p>
          </table:table-cell>
          <table:table-cell table:style-name="ce21" table:formula="of:=IFERROR(__xludf.dummyfunction(&quot;&quot;&quot;COMPUTED_VALUE&quot;&quot;&quot;);&quot;ACL&quot;)" office:value-type="string" office:string-value="ACL" calcext:value-type="string">
            <text:p>ACL</text:p>
          </table:table-cell>
          <table:table-cell table:style-name="ce21" table:formula="of:=IFERROR(__xludf.dummyfunction(&quot;&quot;&quot;COMPUTED_VALUE&quot;&quot;&quot;);&quot;report&quot;)" office:value-type="string" office:string-value="report" calcext:value-type="string">
            <text:p>report</text:p>
          </table:table-cell>
          <table:table-cell table:style-name="ce21"/>
          <table:table-cell table:style-name="ce21" table:formula="of:=IFERROR(__xludf.dummyfunction(&quot;&quot;&quot;COMPUTED_VALUE&quot;&quot;&quot;);&quot;dataset, CS_study&quot;)" office:value-type="string" office:string-value="dataset, CS_study" calcext:value-type="string">
            <text:p>dataset, CS_study</text:p>
          </table:table-cell>
          <table:table-cell table:style-name="ce21" table:formula="of:=IFERROR(__xludf.dummyfunction(&quot;&quot;&quot;COMPUTED_VALUE&quot;&quot;&quot;);&quot;use of machine learning instead of dictoinary based techniques&quot;)" office:value-type="string" office:string-value="use of machine learning instead of dictoinary based techniques" calcext:value-type="string">
            <text:p>use of machine learning instead of dictoinary based techniques</text:p>
          </table:table-cell>
          <table:table-cell table:style-name="ce21" table:number-columns-repeated="4"/>
          <table:table-cell table:style-name="ce21" table:formula="of:=IFERROR(__xludf.dummyfunction(&quot;&quot;&quot;COMPUTED_VALUE&quot;&quot;&quot;);&quot;hate_speech&quot;)" office:value-type="string" office:string-value="hate_speech" calcext:value-type="string">
            <text:p>hate_speech</text:p>
          </table:table-cell>
          <table:table-cell table:style-name="ce21" table:formula="of:=IFERROR(__xludf.dummyfunction(&quot;&quot;&quot;COMPUTED_VALUE&quot;&quot;&quot;);&quot;abusive, aggression&quot;)" office:value-type="string" office:string-value="abusive, aggression" calcext:value-type="string">
            <text:p>abusive, aggression</text:p>
          </table:table-cell>
          <table:table-cell table:style-name="ce21" table:formula="of:=IFERROR(__xludf.dummyfunction(&quot;&quot;&quot;COMPUTED_VALUE&quot;&quot;&quot;);&quot;distinction with hate speech (see paper definition)&quot;)" office:value-type="string" office:string-value="distinction with hate speech (see paper definition)" calcext:value-type="string">
            <text:p>distinction with hate speech (see paper definition)</text:p>
          </table:table-cell>
          <table:table-cell table:style-name="ce21" table:formula="of:=IFERROR(__xludf.dummyfunction(&quot;&quot;&quot;COMPUTED_VALUE&quot;&quot;&quot;);8)" office:value-type="float" office:value="8" calcext:value-type="float">
            <text:p>8</text:p>
          </table:table-cell>
          <table:table-cell table:style-name="ce21" table:formula="of:=IFERROR(__xludf.dummyfunction(&quot;&quot;&quot;COMPUTED_VALUE&quot;&quot;&quot;);&quot;hate speech, offensive language, or neither&quot;)" office:value-type="string" office:string-value="hate speech, offensive language, or neither" calcext:value-type="string">
            <text:p>hate speech, offensive language, or neither</text:p>
          </table:table-cell>
          <table:table-cell table:style-name="ce21"/>
          <table:table-cell table:style-name="ce21" table:formula="of:=IFERROR(__xludf.dummyfunction(&quot;&quot;&quot;COMPUTED_VALUE&quot;&quot;&quot;);&quot;level: overt, covert. type: physical threat, sexual threat, identity threat, gendered, geographical, political, casteist, communal, racial, non-threatening. attribute: attack, defend, abet&quot;)" office:value-type="string" office:string-value="level: overt, covert. type: physical threat, sexual threat, identity threat, gendered, geographical, political, casteist, communal, racial, non-threatening. attribute: attack, defend, abet" calcext:value-type="string">
            <text:p>level: overt, covert. type: physical threat, sexual threat, identity threat, gendered, geographical, political, casteist, communal, racial, non-threatening. attribute: attack, defend, abet</text:p>
          </table:table-cell>
          <table:table-cell table:style-name="ce21" table:formula="of:=IFERROR(__xludf.dummyfunction(&quot;&quot;&quot;COMPUTED_VALUE&quot;&quot;&quot;);&quot;media sessions&quot;)" office:value-type="string" office:string-value="media sessions" calcext:value-type="string">
            <text:p>media sessions</text:p>
          </table:table-cell>
          <table:table-cell table:style-name="ce21" table:formula="of:=IFERROR(__xludf.dummyfunction(&quot;&quot;&quot;COMPUTED_VALUE&quot;&quot;&quot;);&quot;rule_based, machine_learning&quot;)" office:value-type="string" office:string-value="rule_based, machine_learning" calcext:value-type="string">
            <text:p>rule_based, machine_learning</text:p>
          </table:table-cell>
          <table:table-cell table:style-name="ce21" table:formula="of:=IFERROR(__xludf.dummyfunction(&quot;&quot;&quot;COMPUTED_VALUE&quot;&quot;&quot;);&quot;SVM, Naive Bayes, random forest&quot;)" office:value-type="string" office:string-value="SVM, Naive Bayes, random forest" calcext:value-type="string">
            <text:p>SVM, Naive Bayes, random forest</text:p>
          </table:table-cell>
          <table:table-cell table:style-name="ce21"/>
          <table:table-cell table:style-name="ce21" table:formula="of:=IFERROR(__xludf.dummyfunction(&quot;&quot;&quot;COMPUTED_VALUE&quot;&quot;&quot;);&quot;word n-gram, char n-gram&quot;)" office:value-type="string" office:string-value="word n-gram, char n-gram" calcext:value-type="string">
            <text:p>word n-gram, char n-gram</text:p>
          </table:table-cell>
          <table:table-cell table:style-name="ce21" table:formula="of:=IFERROR(__xludf.dummyfunction(&quot;&quot;&quot;COMPUTED_VALUE&quot;&quot;&quot;);&quot;coming from LIWC&quot;)" office:value-type="string" office:string-value="coming from LIWC" calcext:value-type="string">
            <text:p>coming from LIWC</text:p>
          </table:table-cell>
          <table:table-cell table:style-name="ce21" table:formula="of:=IFERROR(__xludf.dummyfunction(&quot;&quot;&quot;COMPUTED_VALUE&quot;&quot;&quot;);&quot;F-measure&quot;)" office:value-type="string" office:string-value="F-measure" calcext:value-type="string">
            <text:p>F-measure</text:p>
          </table:table-cell>
          <table:table-cell table:style-name="ce21"/>
          <table:table-cell table:style-name="ce21" table:formula="of:=IFERROR(__xludf.dummyfunction(&quot;&quot;&quot;COMPUTED_VALUE&quot;&quot;&quot;);&quot;user information (Second Order Attributes SOA)&quot;)" office:value-type="string" office:string-value="user information (Second Order Attributes SOA)" calcext:value-type="string">
            <text:p>user information (Second Order Attributes SOA)</text:p>
          </table:table-cell>
          <table:table-cell table:style-name="ce21"/>
          <table:table-cell table:style-name="ce21" table:formula="of:=IFERROR(__xludf.dummyfunction(&quot;&quot;&quot;COMPUTED_VALUE&quot;&quot;&quot;);&quot;According to Umati project 1 , a project to monitor dangerous speech, and Hatebase2, dangerous speech may be identified through the following ways: (1) It is targeted at a group of people and not a single person. Dangerous speech is harmful speech that ca&quot;&amp;&quot;lls the audience to condone or take part in violent acts against a group of people. Thus, in the online space most common types of hate speech are related to nationality, ethnicity, religion, gender, social orientation, disability and class. (2) May conta&quot;&amp;&quot;in some of the hallmarks of dangerous speech, such as statements that compares a group of people with vermin or insects (metaphorical), suggest that the audience faces a serious threat or violence from another group and suggests that some people from anot&quot;&amp;&quot;her group are spoiling the purity or integrity of the authors’ group. (3) Dangerous speech often encourages the audience to condone or commit violent acts on the targeted group. The six calls to action common in dangerous speech are, calls to: discriminat&quot;&amp;&quot;e, loot, riot, beat, forcefully evict, and kill.&quot;)" office:value-type="string" office:string-value="According to Umati project 1 , a project to monitor dangerous speech, and Hatebase2, dangerous speech may be identified through the following ways: (1) It is targeted at a group of people and not a single person. Dangerous speech is harmful speech that calls the audience to condone or take part in violent acts against a group of people. Thus, in the online space most common types of hate speech are related to nationality, ethnicity, religion, gender, social orientation, disability and class. (2) May contain some of the hallmarks of dangerous speech, such as statements that compares a group of people with vermin or insects (metaphorical), suggest that the audience faces a serious threat or violence from another group and suggests that some people from another group are spoiling the purity or integrity of the authors’ group. (3) Dangerous speech often encourages the audience to condone or commit violent acts on the targeted group. The six calls to action common in dangerous speech are, calls to: discriminate, loot, riot, beat, forcefully evict, and kill." calcext:value-type="string">
            <text:p>According to Umati project 1 , a project to monitor dangerous speech, and Hatebase2, dangerous speech may be identified through the following ways: (1) It is targeted at a group of people and not a single person. Dangerous speech is harmful speech that calls the audience to condone or take part in violent acts against a group of people. Thus, in the online space most common types of hate speech are related to nationality, ethnicity, religion, gender, social orientation, disability and class. (2) May contain some of the hallmarks of dangerous speech, such as statements that compares a group of people with vermin or insects (metaphorical), suggest that the audience faces a serious threat or violence from another group and suggests that some people from another group are spoiling the purity or integrity of the authors’ group. (3) Dangerous speech often encourages the audience to condone or commit violent acts on the targeted group. The six calls to action common in dangerous speech are, calls to: discriminate, loot, riot, beat, forcefully evict, and kill.</text:p>
          </table:table-cell>
          <table:table-cell table:style-name="ce21"/>
          <table:table-cell table:style-name="ce21" table:formula="of:=IFERROR(__xludf.dummyfunction(&quot;&quot;&quot;COMPUTED_VALUE&quot;&quot;&quot;);&quot;facebook&quot;)" office:value-type="string" office:string-value="facebook" calcext:value-type="string">
            <text:p>facebook</text:p>
          </table:table-cell>
          <table:table-cell table:style-name="ce21" table:formula="of:=IFERROR(__xludf.dummyfunction(&quot;&quot;&quot;COMPUTED_VALUE&quot;&quot;&quot;);2016)" office:value-type="float" office:value="2016" calcext:value-type="float">
            <text:p>2016</text:p>
          </table:table-cell>
          <table:table-cell table:style-name="ce21" table:formula="of:=IFERROR(__xludf.dummyfunction(&quot;&quot;&quot;COMPUTED_VALUE&quot;&quot;&quot;);1000)" office:value-type="float" office:value="1000" calcext:value-type="float">
            <text:p>1000</text:p>
          </table:table-cell>
          <table:table-cell table:style-name="ce21" table:formula="of:=IFERROR(__xludf.dummyfunction(&quot;&quot;&quot;COMPUTED_VALUE&quot;&quot;&quot;);&quot;dutch&quot;)" office:value-type="string" office:string-value="dutch" calcext:value-type="string">
            <text:p>dutch</text:p>
          </table:table-cell>
          <table:table-cell table:style-name="ce21" table:formula="of:=IFERROR(__xludf.dummyfunction(&quot;&quot;&quot;COMPUTED_VALUE&quot;&quot;&quot;);&quot;classic, POS&quot;)" office:value-type="string" office:string-value="classic, POS" calcext:value-type="string">
            <text:p>classic, POS</text:p>
          </table:table-cell>
          <table:table-cell table:style-name="ce21"/>
          <table:table-cell table:style-name="ce21" table:formula="of:=IFERROR(__xludf.dummyfunction(&quot;&quot;&quot;COMPUTED_VALUE&quot;&quot;&quot;);&quot;oversampling by synthetic data scheme (method to create artificial data samples: character level encoding: random character generation, inclusion of bad words)&quot;)" office:value-type="string" office:string-value="oversampling by synthetic data scheme (method to create artificial data samples: character level encoding: random character generation, inclusion of bad words)" calcext:value-type="string">
            <text:p>oversampling by synthetic data scheme (method to create artificial data samples: character level encoding: random character generation, inclusion of bad words)</text:p>
          </table:table-cell>
          <table:table-cell table:style-name="ce21"/>
          <table:table-cell table:style-name="ce21" table:formula="of:=IFERROR(__xludf.dummyfunction(&quot;&quot;&quot;COMPUTED_VALUE&quot;&quot;&quot;);&quot;offensive blog posts&quot;)" office:value-type="string" office:string-value="offensive blog posts" calcext:value-type="string">
            <text:p>offensive blog posts</text:p>
          </table:table-cell>
          <table:table-cell table:style-name="ce21"/>
          <table:table-cell table:style-name="ce21" table:formula="of:=IFERROR(__xludf.dummyfunction(&quot;&quot;&quot;COMPUTED_VALUE&quot;&quot;&quot;);&quot;manual (native English speaking annotators)&quot;)" office:value-type="string" office:string-value="manual (native English speaking annotators)" calcext:value-type="string">
            <text:p>manual (native English speaking annotators)</text:p>
          </table:table-cell>
          <table:table-cell table:style-name="ce21" table:formula="of:=IFERROR(__xludf.dummyfunction(&quot;&quot;&quot;COMPUTED_VALUE&quot;&quot;&quot;);1)" office:value-type="float" office:value="1" calcext:value-type="float">
            <text:p>1</text:p>
          </table:table-cell>
          <table:table-cell table:style-name="ce21" table:formula="of:=IFERROR(__xludf.dummyfunction(&quot;&quot;&quot;COMPUTED_VALUE&quot;&quot;&quot;);&quot;weighted majority_vote&quot;)" office:value-type="string" office:string-value="weighted majority_vote" calcext:value-type="string">
            <text:p>weighted majority_vote</text:p>
          </table:table-cell>
          <table:table-cell table:style-name="ce21"/>
          <table:table-cell table:style-name="ce21" table:formula="of:=IFERROR(__xludf.dummyfunction(&quot;&quot;&quot;COMPUTED_VALUE&quot;&quot;&quot;);&quot;definitions, clarifications, scales, gold questions&quot;)" office:value-type="string" office:string-value="definitions, clarifications, scales, gold questions" calcext:value-type="string">
            <text:p>definitions, clarifications, scales, gold questions</text:p>
          </table:table-cell>
          <table:table-cell table:style-name="ce21" table:formula="of:=IFERROR(__xludf.dummyfunction(&quot;&quot;&quot;COMPUTED_VALUE&quot;&quot;&quot;);&quot;ANOVA&quot;)" office:value-type="string" office:string-value="ANOVA" calcext:value-type="string">
            <text:p>ANOVA</text:p>
          </table:table-cell>
          <table:table-cell table:style-name="ce21"/>
          <table:table-cell table:style-name="ce20" table:number-columns-repeated="2"/>
          <table:table-cell table:number-columns-repeated="974"/>
        </table:table-row>
        <table:table-row table:style-name="ro1">
          <table:table-cell/>
          <table:table-cell table:formula="of:=IFERROR(__xludf.dummyfunction(&quot;&quot;&quot;COMPUTED_VALUE&quot;&quot;&quot;);2012)" office:value-type="float" office:value="2012" calcext:value-type="float">
            <text:p>2012</text:p>
          </table:table-cell>
          <table:table-cell table:formula="of:=IFERROR(__xludf.dummyfunction(&quot;&quot;&quot;COMPUTED_VALUE&quot;&quot;&quot;);&quot;International Conference on Computer Science and Computational Intelligence&quot;)" office:value-type="string" office:string-value="International Conference on Computer Science and Computational Intelligence" calcext:value-type="string">
            <text:p>International Conference on Computer Science and Computational Intelligence</text:p>
          </table:table-cell>
          <table:table-cell table:formula="of:=IFERROR(__xludf.dummyfunction(&quot;&quot;&quot;COMPUTED_VALUE&quot;&quot;&quot;);&quot;Daelemans, Walter&quot;)" office:value-type="string" office:string-value="Daelemans, Walter" calcext:value-type="string">
            <text:p>Daelemans, Walter</text:p>
          </table:table-cell>
          <table:table-cell table:formula="of:=IFERROR(__xludf.dummyfunction(&quot;&quot;&quot;COMPUTED_VALUE&quot;&quot;&quot;);&quot;&quot;)">
            <text:p/>
          </table:table-cell>
          <table:table-cell/>
          <table:table-cell table:formula="of:=IFERROR(__xludf.dummyfunction(&quot;&quot;&quot;COMPUTED_VALUE&quot;&quot;&quot;);&quot;classification, CS_study&quot;)" office:value-type="string" office:string-value="classification, CS_study" calcext:value-type="string">
            <text:p>classification, CS_study</text:p>
          </table:table-cell>
          <table:table-cell table:formula="of:=IFERROR(__xludf.dummyfunction(&quot;&quot;&quot;COMPUTED_VALUE&quot;&quot;&quot;);&quot;identification of challenges in abusive language detection for indonesian&quot;)" office:value-type="string" office:string-value="identification of challenges in abusive language detection for indonesian" calcext:value-type="string">
            <text:p>identification of challenges in abusive language detection for indonesian</text:p>
          </table:table-cell>
          <table:table-cell table:number-columns-repeated="4"/>
          <table:table-cell table:formula="of:=IFERROR(__xludf.dummyfunction(&quot;&quot;&quot;COMPUTED_VALUE&quot;&quot;&quot;);&quot;racism&quot;)" office:value-type="string" office:string-value="racism" calcext:value-type="string">
            <text:p>racism</text:p>
          </table:table-cell>
          <table:table-cell table:formula="of:=IFERROR(__xludf.dummyfunction(&quot;&quot;&quot;COMPUTED_VALUE&quot;&quot;&quot;);&quot;racism&quot;)" office:value-type="string" office:string-value="racism" calcext:value-type="string">
            <text:p>racism</text:p>
          </table:table-cell>
          <table:table-cell table:formula="of:=IFERROR(__xludf.dummyfunction(&quot;&quot;&quot;COMPUTED_VALUE&quot;&quot;&quot;);&quot;abusive text = indiscriminate slang, abusive language, profanity. -&gt; cyberbullying&quot;)" office:value-type="string" office:string-value="abusive text = indiscriminate slang, abusive language, profanity. -&gt; cyberbullying" calcext:value-type="string">
            <text:p>abusive text = indiscriminate slang, abusive language, profanity. -&gt; cyberbullying</text:p>
          </table:table-cell>
          <table:table-cell table:formula="of:=IFERROR(__xludf.dummyfunction(&quot;&quot;&quot;COMPUTED_VALUE&quot;&quot;&quot;);6)" office:value-type="float" office:value="6" calcext:value-type="float">
            <text:p>6</text:p>
          </table:table-cell>
          <table:table-cell table:formula="of:=IFERROR(__xludf.dummyfunction(&quot;&quot;&quot;COMPUTED_VALUE&quot;&quot;&quot;);&quot;0,1,2&quot;)" office:value-type="string" office:string-value="0,1,2" calcext:value-type="string">
            <text:p>0,1,2</text:p>
          </table:table-cell>
          <table:table-cell/>
          <table:table-cell table:formula="of:=IFERROR(__xludf.dummyfunction(&quot;&quot;&quot;COMPUTED_VALUE&quot;&quot;&quot;);&quot;abusive, personal remarks and sarcasm&quot;)" office:value-type="string" office:string-value="abusive, personal remarks and sarcasm" calcext:value-type="string">
            <text:p>abusive, personal remarks and sarcasm</text:p>
          </table:table-cell>
          <table:table-cell table:formula="of:=IFERROR(__xludf.dummyfunction(&quot;&quot;&quot;COMPUTED_VALUE&quot;&quot;&quot;);&quot;words, user&quot;)" office:value-type="string" office:string-value="words, user" calcext:value-type="string">
            <text:p>words, user</text:p>
          </table:table-cell>
          <table:table-cell table:formula="of:=IFERROR(__xludf.dummyfunction(&quot;&quot;&quot;COMPUTED_VALUE&quot;&quot;&quot;);&quot;machine_learning, rule_based&quot;)" office:value-type="string" office:string-value="machine_learning, rule_based" calcext:value-type="string">
            <text:p>machine_learning, rule_based</text:p>
          </table:table-cell>
          <table:table-cell table:formula="of:=IFERROR(__xludf.dummyfunction(&quot;&quot;&quot;COMPUTED_VALUE&quot;&quot;&quot;);&quot;SVM, random forest&quot;)" office:value-type="string" office:string-value="SVM, random forest" calcext:value-type="string">
            <text:p>SVM, random forest</text:p>
          </table:table-cell>
          <table:table-cell/>
          <table:table-cell table:formula="of:=IFERROR(__xludf.dummyfunction(&quot;&quot;&quot;COMPUTED_VALUE&quot;&quot;&quot;);&quot;word n-gram, char n-gram, linguistic features (punctuation), variations of bad words (negative words, hate words), feature selection (chi-square)&quot;)" office:value-type="string" office:string-value="word n-gram, char n-gram, linguistic features (punctuation), variations of bad words (negative words, hate words), feature selection (chi-square)" calcext:value-type="string">
            <text:p>word n-gram, char n-gram, linguistic features (punctuation), variations of bad words (negative words, hate words), feature selection (chi-square)</text:p>
          </table:table-cell>
          <table:table-cell table:formula="of:=IFERROR(__xludf.dummyfunction(&quot;&quot;&quot;COMPUTED_VALUE&quot;&quot;&quot;);&quot;word PageRank, word Semantic Orientation, statistical measures + feature selection&quot;)" office:value-type="string" office:string-value="word PageRank, word Semantic Orientation, statistical measures + feature selection" calcext:value-type="string">
            <text:p>word PageRank, word Semantic Orientation, statistical measures + feature selection</text:p>
          </table:table-cell>
          <table:table-cell table:formula="of:=IFERROR(__xludf.dummyfunction(&quot;&quot;&quot;COMPUTED_VALUE&quot;&quot;&quot;);&quot;precision, recall&quot;)" office:value-type="string" office:string-value="precision, recall" calcext:value-type="string">
            <text:p>precision, recall</text:p>
          </table:table-cell>
          <table:table-cell/>
          <table:table-cell table:formula="of:=IFERROR(__xludf.dummyfunction(&quot;&quot;&quot;COMPUTED_VALUE&quot;&quot;&quot;);&quot;user information (proved not useful)&quot;)" office:value-type="string" office:string-value="user information (proved not useful)" calcext:value-type="string">
            <text:p>user information (proved not useful)</text:p>
          </table:table-cell>
          <table:table-cell/>
          <table:table-cell table:formula="of:=IFERROR(__xludf.dummyfunction(&quot;&quot;&quot;COMPUTED_VALUE&quot;&quot;&quot;);&quot;an offensive post, motivated, in whole or in a part, by the writer’s bias against an aspect ofa group ofpeople.&quot;)" office:value-type="string" office:string-value="an offensive post, motivated, in whole or in a part, by the writer’s bias against an aspect ofa group ofpeople." calcext:value-type="string">
            <text:p>an offensive post, motivated, in whole or in a part, by the writer’s bias against an aspect ofa group ofpeople.</text:p>
          </table:table-cell>
          <table:table-cell/>
          <table:table-cell table:formula="of:=IFERROR(__xludf.dummyfunction(&quot;&quot;&quot;COMPUTED_VALUE&quot;&quot;&quot;);&quot;website (hate)&quot;)" office:value-type="string" office:string-value="website (hate)" calcext:value-type="string">
            <text:p>website (hate)</text:p>
          </table:table-cell>
          <table:table-cell table:formula="of:=IFERROR(__xludf.dummyfunction(&quot;&quot;&quot;COMPUTED_VALUE&quot;&quot;&quot;);4575)" office:value-type="float" office:value="4575" calcext:value-type="float">
            <text:p>4575</text:p>
          </table:table-cell>
          <table:table-cell table:formula="of:=IFERROR(__xludf.dummyfunction(&quot;&quot;&quot;COMPUTED_VALUE&quot;&quot;&quot;);120)" office:value-type="float" office:value="120" calcext:value-type="float">
            <text:p>120</text:p>
          </table:table-cell>
          <table:table-cell table:formula="of:=IFERROR(__xludf.dummyfunction(&quot;&quot;&quot;COMPUTED_VALUE&quot;&quot;&quot;);&quot;japanese&quot;)" office:value-type="string" office:string-value="japanese" calcext:value-type="string">
            <text:p>japanese</text:p>
          </table:table-cell>
          <table:table-cell table:formula="of:=IFERROR(__xludf.dummyfunction(&quot;&quot;&quot;COMPUTED_VALUE&quot;&quot;&quot;);&quot;classic (no stop word removal)&quot;)" office:value-type="string" office:string-value="classic (no stop word removal)" calcext:value-type="string">
            <text:p>classic (no stop word removal)</text:p>
          </table:table-cell>
          <table:table-cell/>
          <table:table-cell table:formula="of:=IFERROR(__xludf.dummyfunction(&quot;&quot;&quot;COMPUTED_VALUE&quot;&quot;&quot;);&quot;SMOTE, oversampling by synthetic data scheme (double translation, sliding window)&quot;)" office:value-type="string" office:string-value="SMOTE, oversampling by synthetic data scheme (double translation, sliding window)" calcext:value-type="string">
            <text:p>SMOTE, oversampling by synthetic data scheme (double translation, sliding window)</text:p>
          </table:table-cell>
          <table:table-cell/>
          <table:table-cell table:formula="of:=IFERROR(__xludf.dummyfunction(&quot;&quot;&quot;COMPUTED_VALUE&quot;&quot;&quot;);&quot;all whisper posts, random tweets&quot;)" office:value-type="string" office:string-value="all whisper posts, random tweets" calcext:value-type="string">
            <text:p>all whisper posts, random tweets</text:p>
          </table:table-cell>
          <table:table-cell/>
          <table:table-cell table:formula="of:=IFERROR(__xludf.dummyfunction(&quot;&quot;&quot;COMPUTED_VALUE&quot;&quot;&quot;);&quot;expert (trained raters), AMT&quot;)" office:value-type="string" office:string-value="expert (trained raters), AMT" calcext:value-type="string">
            <text:p>expert (trained raters), AMT</text:p>
          </table:table-cell>
          <table:table-cell table:formula="of:=IFERROR(__xludf.dummyfunction(&quot;&quot;&quot;COMPUTED_VALUE&quot;&quot;&quot;);&quot;?&quot;)" office:value-type="string" office:string-value="?" calcext:value-type="string">
            <text:p>?</text:p>
          </table:table-cell>
          <table:table-cell table:formula="of:=IFERROR(__xludf.dummyfunction(&quot;&quot;&quot;COMPUTED_VALUE&quot;&quot;&quot;);&quot;majority_vote, rules&quot;)" office:value-type="string" office:string-value="majority_vote, rules" calcext:value-type="string">
            <text:p>majority_vote, rules</text:p>
          </table:table-cell>
          <table:table-cell/>
          <table:table-cell table:formula="of:=IFERROR(__xludf.dummyfunction(&quot;&quot;&quot;COMPUTED_VALUE&quot;&quot;&quot;);&quot;definitions, examples, golden questions, time threshold&quot;)" office:value-type="string" office:string-value="definitions, examples, golden questions, time threshold" calcext:value-type="string">
            <text:p>definitions, examples, golden questions, time threshold</text:p>
          </table:table-cell>
          <table:table-cell table:formula="of:=IFERROR(__xludf.dummyfunction(&quot;&quot;&quot;COMPUTED_VALUE&quot;&quot;&quot;);&quot;Light's Kappa&quot;)" office:value-type="string" office:string-value="Light's Kappa" calcext:value-type="string">
            <text:p>Light's Kappa</text:p>
          </table:table-cell>
          <table:table-cell table:number-columns-repeated="977"/>
        </table:table-row>
        <table:table-row table:style-name="ro1">
          <table:table-cell/>
          <table:table-cell table:formula="of:=IFERROR(__xludf.dummyfunction(&quot;&quot;&quot;COMPUTED_VALUE&quot;&quot;&quot;);2019)" office:value-type="float" office:value="2019" calcext:value-type="float">
            <text:p>2019</text:p>
          </table:table-cell>
          <table:table-cell table:formula="of:=IFERROR(__xludf.dummyfunction(&quot;&quot;&quot;COMPUTED_VALUE&quot;&quot;&quot;);&quot;Proceedings of the Workshop on Computational Modeling of People’s Opinions, Personality, and Emotions in Social Media&quot;)" office:value-type="string" office:string-value="Proceedings of the Workshop on Computational Modeling of People’s Opinions, Personality, and Emotions in Social Media" calcext:value-type="string">
            <text:p>Proceedings of the Workshop on Computational Modeling of People’s Opinions, Personality, and Emotions in Social Media</text:p>
          </table:table-cell>
          <table:table-cell table:formula="of:=IFERROR(__xludf.dummyfunction(&quot;&quot;&quot;COMPUTED_VALUE&quot;&quot;&quot;);&quot;-&quot;)" office:value-type="string" office:string-value="-" calcext:value-type="string">
            <text:p>-</text:p>
          </table:table-cell>
          <table:table-cell table:number-columns-repeated="2"/>
          <table:table-cell table:formula="of:=IFERROR(__xludf.dummyfunction(&quot;&quot;&quot;COMPUTED_VALUE&quot;&quot;&quot;);&quot;crowdsourcing, dataset_and_classification&quot;)" office:value-type="string" office:string-value="crowdsourcing, dataset_and_classification" calcext:value-type="string">
            <text:p>crowdsourcing, dataset_and_classification</text:p>
          </table:table-cell>
          <table:table-cell table:formula="of:=IFERROR(__xludf.dummyfunction(&quot;&quot;&quot;COMPUTED_VALUE&quot;&quot;&quot;);&quot;dataset and classification for Hindi- English code-mixed social media text&quot;)" office:value-type="string" office:string-value="dataset and classification for Hindi- English code-mixed social media text" calcext:value-type="string">
            <text:p>dataset and classification for Hindi- English code-mixed social media text</text:p>
          </table:table-cell>
          <table:table-cell table:number-columns-repeated="4"/>
          <table:table-cell table:formula="of:=IFERROR(__xludf.dummyfunction(&quot;&quot;&quot;COMPUTED_VALUE&quot;&quot;&quot;);&quot;harassment&quot;)" office:value-type="string" office:string-value="harassment" calcext:value-type="string">
            <text:p>harassment</text:p>
          </table:table-cell>
          <table:table-cell table:formula="of:=IFERROR(__xludf.dummyfunction(&quot;&quot;&quot;COMPUTED_VALUE&quot;&quot;&quot;);&quot;harassment&quot;)" office:value-type="string" office:string-value="harassment" calcext:value-type="string">
            <text:p>harassment</text:p>
          </table:table-cell>
          <table:table-cell table:formula="of:=IFERROR(__xludf.dummyfunction(&quot;&quot;&quot;COMPUTED_VALUE&quot;&quot;&quot;);&quot;detect abusive messages, in order to avoid cyberbullying&quot;)" office:value-type="string" office:string-value="detect abusive messages, in order to avoid cyberbullying" calcext:value-type="string">
            <text:p>detect abusive messages, in order to avoid cyberbullying</text:p>
          </table:table-cell>
          <table:table-cell table:style-name="ce59" table:formula="of:=IFERROR(__xludf.dummyfunction(&quot;&quot;&quot;COMPUTED_VALUE&quot;&quot;&quot;);40578)" office:value-type="date" office:date-value="2011-02-04" calcext:value-type="date">
            <text:p>2, 4, 11</text:p>
          </table:table-cell>
          <table:table-cell table:formula="of:=IFERROR(__xludf.dummyfunction(&quot;&quot;&quot;COMPUTED_VALUE&quot;&quot;&quot;);&quot;n Overtly Aggressive, Covertly Aggressive, and Non-aggressive texts&quot;)" office:value-type="string" office:string-value="n Overtly Aggressive, Covertly Aggressive, and Non-aggressive texts" calcext:value-type="string">
            <text:p>n Overtly Aggressive, Covertly Aggressive, and Non-aggressive texts</text:p>
          </table:table-cell>
          <table:table-cell/>
          <table:table-cell table:formula="of:=IFERROR(__xludf.dummyfunction(&quot;&quot;&quot;COMPUTED_VALUE&quot;&quot;&quot;);&quot;racism, sexism, both, neither&quot;)" office:value-type="string" office:string-value="racism, sexism, both, neither" calcext:value-type="string">
            <text:p>racism, sexism, both, neither</text:p>
          </table:table-cell>
          <table:table-cell table:formula="of:=IFERROR(__xludf.dummyfunction(&quot;&quot;&quot;COMPUTED_VALUE&quot;&quot;&quot;);&quot;sentence, user, media sessions&quot;)" office:value-type="string" office:string-value="sentence, user, media sessions" calcext:value-type="string">
            <text:p>sentence, user, media sessions</text:p>
          </table:table-cell>
          <table:table-cell table:formula="of:=IFERROR(__xludf.dummyfunction(&quot;&quot;&quot;COMPUTED_VALUE&quot;&quot;&quot;);&quot;deep_learning, machine_learning&quot;)" office:value-type="string" office:string-value="deep_learning, machine_learning" calcext:value-type="string">
            <text:p>deep_learning, machine_learning</text:p>
          </table:table-cell>
          <table:table-cell table:formula="of:=IFERROR(__xludf.dummyfunction(&quot;&quot;&quot;COMPUTED_VALUE&quot;&quot;&quot;);&quot;SVM&quot;)" office:value-type="string" office:string-value="SVM" calcext:value-type="string">
            <text:p>SVM</text:p>
          </table:table-cell>
          <table:table-cell/>
          <table:table-cell table:formula="of:=IFERROR(__xludf.dummyfunction(&quot;&quot;&quot;COMPUTED_VALUE&quot;&quot;&quot;);&quot;word frequency in dictionary&quot;)" office:value-type="string" office:string-value="word frequency in dictionary" calcext:value-type="string">
            <text:p>word frequency in dictionary</text:p>
          </table:table-cell>
          <table:table-cell table:formula="of:=IFERROR(__xludf.dummyfunction(&quot;&quot;&quot;COMPUTED_VALUE&quot;&quot;&quot;);&quot;GloVe&quot;)" office:value-type="string" office:string-value="GloVe" calcext:value-type="string">
            <text:p>GloVe</text:p>
          </table:table-cell>
          <table:table-cell table:formula="of:=IFERROR(__xludf.dummyfunction(&quot;&quot;&quot;COMPUTED_VALUE&quot;&quot;&quot;);&quot;precision, recall, ROC-AUC, accuracy&quot;)" office:value-type="string" office:string-value="precision, recall, ROC-AUC, accuracy" calcext:value-type="string">
            <text:p>precision, recall, ROC-AUC, accuracy</text:p>
          </table:table-cell>
          <table:table-cell/>
          <table:table-cell table:formula="of:=IFERROR(__xludf.dummyfunction(&quot;&quot;&quot;COMPUTED_VALUE&quot;&quot;&quot;);&quot;network information&quot;)" office:value-type="string" office:string-value="network information" calcext:value-type="string">
            <text:p>network information</text:p>
          </table:table-cell>
          <table:table-cell/>
          <table:table-cell table:formula="of:=IFERROR(__xludf.dummyfunction(&quot;&quot;&quot;COMPUTED_VALUE&quot;&quot;&quot;);&quot;Sexual harassment concerns sexuality and often targets females. The haras ser might refer to a victim’s sex organs with slang or describe sexual relations with slang. However, slang itself is not sufficient to indicate sexual harassment5 6. Racial harassm&quot;&amp;&quot;ent targets race and ethnicity characteris- tics of a victim such as color, country, culture, faith, and religion7. Appearance-related harassment is related to body ap- pearance apart from sexuality. All dimensions of appearance are candidates, for exampl&quot;&amp;&quot;e, hair style or looks. Fat shaming [1] and body shaming are critical sub-types. Intellectual harassment concerns intellectual power or the merits of individual opinion. Sub-types include level of formal education and grammar. Victims may in fact be intel&quot;&amp;&quot;lectually gifted8. Political harassment relates to political views9, regarding issues under governmental influence such as global warming, the opiod epidemic, immigration or gun control. Typical targets are politicians and politically active individuals.&quot;)" office:value-type="string" office:string-value="Sexual harassment concerns sexuality and often targets females. The haras ser might refer to a victim’s sex organs with slang or describe sexual relations with slang. However, slang itself is not sufficient to indicate sexual harassment5 6. Racial harassment targets race and ethnicity characteris- tics of a victim such as color, country, culture, faith, and religion7. Appearance-related harassment is related to body ap- pearance apart from sexuality. All dimensions of appearance are candidates, for example, hair style or looks. Fat shaming [1] and body shaming are critical sub-types. Intellectual harassment concerns intellectual power or the merits of individual opinion. Sub-types include level of formal education and grammar. Victims may in fact be intellectually gifted8. Political harassment relates to political views9, regarding issues under governmental influence such as global warming, the opiod epidemic, immigration or gun control. Typical targets are politicians and politically active individuals." calcext:value-type="string">
            <text:p>Sexual harassment concerns sexuality and often targets females. The haras ser might refer to a victim’s sex organs with slang or describe sexual relations with slang. However, slang itself is not sufficient to indicate sexual harassment5 6. Racial harassment targets race and ethnicity characteris- tics of a victim such as color, country, culture, faith, and religion7. Appearance-related harassment is related to body ap- pearance apart from sexuality. All dimensions of appearance are candidates, for example, hair style or looks. Fat shaming [1] and body shaming are critical sub-types. Intellectual harassment concerns intellectual power or the merits of individual opinion. Sub-types include level of formal education and grammar. Victims may in fact be intellectually gifted8. Political harassment relates to political views9, regarding issues under governmental influence such as global warming, the opiod epidemic, immigration or gun control. Typical targets are politicians and politically active individuals.</text:p>
          </table:table-cell>
          <table:table-cell/>
          <table:table-cell table:formula="of:=IFERROR(__xludf.dummyfunction(&quot;&quot;&quot;COMPUTED_VALUE&quot;&quot;&quot;);&quot;twitter, whisper&quot;)" office:value-type="string" office:string-value="twitter, whisper" calcext:value-type="string">
            <text:p>twitter, whisper</text:p>
          </table:table-cell>
          <table:table-cell table:formula="of:=IFERROR(__xludf.dummyfunction(&quot;&quot;&quot;COMPUTED_VALUE&quot;&quot;&quot;);6000)" office:value-type="float" office:value="6000" calcext:value-type="float">
            <text:p>6000</text:p>
          </table:table-cell>
          <table:table-cell table:formula="of:=IFERROR(__xludf.dummyfunction(&quot;&quot;&quot;COMPUTED_VALUE&quot;&quot;&quot;);27000)" office:value-type="float" office:value="27000" calcext:value-type="float">
            <text:p>27000</text:p>
          </table:table-cell>
          <table:table-cell table:formula="of:=IFERROR(__xludf.dummyfunction(&quot;&quot;&quot;COMPUTED_VALUE&quot;&quot;&quot;);&quot;arabic&quot;)" office:value-type="string" office:string-value="arabic" calcext:value-type="string">
            <text:p>arabic</text:p>
          </table:table-cell>
          <table:table-cell table:formula="of:=IFERROR(__xludf.dummyfunction(&quot;&quot;&quot;COMPUTED_VALUE&quot;&quot;&quot;);&quot;classic (check variations)&quot;)" office:value-type="string" office:string-value="classic (check variations)" calcext:value-type="string">
            <text:p>classic (check variations)</text:p>
          </table:table-cell>
          <table:table-cell/>
          <table:table-cell table:formula="of:=IFERROR(__xludf.dummyfunction(&quot;&quot;&quot;COMPUTED_VALUE&quot;&quot;&quot;);&quot;oversampling by synthetic data scheme (Gender Swap GS We augment the training data by identifying male entities and swapping them with equivalent female entities and vice-versa)&quot;)" office:value-type="string" office:string-value="oversampling by synthetic data scheme (Gender Swap GS We augment the training data by identifying male entities and swapping them with equivalent female entities and vice-versa)" calcext:value-type="string">
            <text:p>oversampling by synthetic data scheme (Gender Swap GS We augment the training data by identifying male entities and swapping them with equivalent female entities and vice-versa)</text:p>
          </table:table-cell>
          <table:table-cell/>
          <table:table-cell table:formula="of:=IFERROR(__xludf.dummyfunction(&quot;&quot;&quot;COMPUTED_VALUE&quot;&quot;&quot;);&quot;seed term of offensive dictionary&quot;)" office:value-type="string" office:string-value="seed term of offensive dictionary" calcext:value-type="string">
            <text:p>seed term of offensive dictionary</text:p>
          </table:table-cell>
          <table:table-cell/>
          <table:table-cell table:formula="of:=IFERROR(__xludf.dummyfunction(&quot;&quot;&quot;COMPUTED_VALUE&quot;&quot;&quot;);&quot;expert (trained raters)&quot;)" office:value-type="string" office:string-value="expert (trained raters)" calcext:value-type="string">
            <text:p>expert (trained raters)</text:p>
          </table:table-cell>
          <table:table-cell table:formula="of:=IFERROR(__xludf.dummyfunction(&quot;&quot;&quot;COMPUTED_VALUE&quot;&quot;&quot;);6)" office:value-type="float" office:value="6" calcext:value-type="float">
            <text:p>6</text:p>
          </table:table-cell>
          <table:table-cell table:formula="of:=IFERROR(__xludf.dummyfunction(&quot;&quot;&quot;COMPUTED_VALUE&quot;&quot;&quot;);&quot;majority_vote, empirical density&quot;)" office:value-type="string" office:string-value="majority_vote, empirical density" calcext:value-type="string">
            <text:p>majority_vote, empirical density</text:p>
          </table:table-cell>
          <table:table-cell/>
          <table:table-cell table:formula="of:=IFERROR(__xludf.dummyfunction(&quot;&quot;&quot;COMPUTED_VALUE&quot;&quot;&quot;);&quot;face-to-face aggression psychology scale (BPAQ), golden questions&quot;)" office:value-type="string" office:string-value="face-to-face aggression psychology scale (BPAQ), golden questions" calcext:value-type="string">
            <text:p>face-to-face aggression psychology scale (BPAQ), golden questions</text:p>
          </table:table-cell>
          <table:table-cell table:formula="of:=IFERROR(__xludf.dummyfunction(&quot;&quot;&quot;COMPUTED_VALUE&quot;&quot;&quot;);&quot;interannotator agreement&quot;)" office:value-type="string" office:string-value="interannotator agreement" calcext:value-type="string">
            <text:p>interannotator agreement</text:p>
          </table:table-cell>
          <table:table-cell table:number-columns-repeated="977"/>
        </table:table-row>
        <table:table-row table:style-name="ro1">
          <table:table-cell/>
          <table:table-cell table:formula="of:=IFERROR(__xludf.dummyfunction(&quot;&quot;&quot;COMPUTED_VALUE&quot;&quot;&quot;);2010)" office:value-type="float" office:value="2010" calcext:value-type="float">
            <text:p>2010</text:p>
          </table:table-cell>
          <table:table-cell table:formula="of:=IFERROR(__xludf.dummyfunction(&quot;&quot;&quot;COMPUTED_VALUE&quot;&quot;&quot;);&quot;Proceedings of the Workshop on Text Analytics for Cybersecurity and Online Safety (TA-COS 2016)&quot;)" office:value-type="string" office:string-value="Proceedings of the Workshop on Text Analytics for Cybersecurity and Online Safety (TA-COS 2016)" calcext:value-type="string">
            <text:p>Proceedings of the Workshop on Text Analytics for Cybersecurity and Online Safety (TA-COS 2016)</text:p>
          </table:table-cell>
          <table:table-cell table:formula="of:=IFERROR(__xludf.dummyfunction(&quot;&quot;&quot;COMPUTED_VALUE&quot;&quot;&quot;);&quot;AIII&quot;)" office:value-type="string" office:string-value="AIII" calcext:value-type="string">
            <text:p>AIII</text:p>
          </table:table-cell>
          <table:table-cell table:number-columns-repeated="2"/>
          <table:table-cell table:formula="of:=IFERROR(__xludf.dummyfunction(&quot;&quot;&quot;COMPUTED_VALUE&quot;&quot;&quot;);&quot;dataset_and_classification, CS_study&quot;)" office:value-type="string" office:string-value="dataset_and_classification, CS_study" calcext:value-type="string">
            <text:p>dataset_and_classification, CS_study</text:p>
          </table:table-cell>
          <table:table-cell table:formula="of:=IFERROR(__xludf.dummyfunction(&quot;&quot;&quot;COMPUTED_VALUE&quot;&quot;&quot;);&quot;classification for dutch language&quot;)" office:value-type="string" office:string-value="classification for dutch language" calcext:value-type="string">
            <text:p>classification for dutch language</text:p>
          </table:table-cell>
          <table:table-cell table:number-columns-repeated="4"/>
          <table:table-cell table:formula="of:=IFERROR(__xludf.dummyfunction(&quot;&quot;&quot;COMPUTED_VALUE&quot;&quot;&quot;);&quot;flaming&quot;)" office:value-type="string" office:string-value="flaming" calcext:value-type="string">
            <text:p>flaming</text:p>
          </table:table-cell>
          <table:table-cell table:formula="of:=IFERROR(__xludf.dummyfunction(&quot;&quot;&quot;COMPUTED_VALUE&quot;&quot;&quot;);&quot;flaming&quot;)" office:value-type="string" office:string-value="flaming" calcext:value-type="string">
            <text:p>flaming</text:p>
          </table:table-cell>
          <table:table-cell table:formula="of:=IFERROR(__xludf.dummyfunction(&quot;&quot;&quot;COMPUTED_VALUE&quot;&quot;&quot;);&quot;detect harmful messages, in order to avoid cyberbullying (n aggressive, intentional act carried out by a group or individual, using electronic forms of contact, repeatedly and over time, against a victim who cannot easily defend him or hersel)&quot;)" office:value-type="string" office:string-value="detect harmful messages, in order to avoid cyberbullying (n aggressive, intentional act carried out by a group or individual, using electronic forms of contact, repeatedly and over time, against a victim who cannot easily defend him or hersel)" calcext:value-type="string">
            <text:p>detect harmful messages, in order to avoid cyberbullying (n aggressive, intentional act carried out by a group or individual, using electronic forms of contact, repeatedly and over time, against a victim who cannot easily defend him or hersel)</text:p>
          </table:table-cell>
          <table:table-cell table:formula="of:=IFERROR(__xludf.dummyfunction(&quot;&quot;&quot;COMPUTED_VALUE&quot;&quot;&quot;);4)" office:value-type="float" office:value="4" calcext:value-type="float">
            <text:p>4</text:p>
          </table:table-cell>
          <table:table-cell table:formula="of:=IFERROR(__xludf.dummyfunction(&quot;&quot;&quot;COMPUTED_VALUE&quot;&quot;&quot;);&quot;racist, radicalized, no&quot;)" office:value-type="string" office:string-value="racist, radicalized, no" calcext:value-type="string">
            <text:p>racist, radicalized, no</text:p>
          </table:table-cell>
          <table:table-cell/>
          <table:table-cell table:formula="of:=IFERROR(__xludf.dummyfunction(&quot;&quot;&quot;COMPUTED_VALUE&quot;&quot;&quot;);&quot;activities approach, communicative, desensitization, compliment, isolation, personal information, reframing, and relationship&quot;)" office:value-type="string" office:string-value="activities approach, communicative, desensitization, compliment, isolation, personal information, reframing, and relationship" calcext:value-type="string">
            <text:p>activities approach, communicative, desensitization, compliment, isolation, personal information, reframing, and relationship</text:p>
          </table:table-cell>
          <table:table-cell table:formula="of:=IFERROR(__xludf.dummyfunction(&quot;&quot;&quot;COMPUTED_VALUE&quot;&quot;&quot;);&quot;words&quot;)" office:value-type="string" office:string-value="words" calcext:value-type="string">
            <text:p>words</text:p>
          </table:table-cell>
          <table:table-cell table:formula="of:=IFERROR(__xludf.dummyfunction(&quot;&quot;&quot;COMPUTED_VALUE&quot;&quot;&quot;);&quot;-&quot;)" office:value-type="string" office:string-value="-" calcext:value-type="string">
            <text:p>-</text:p>
          </table:table-cell>
          <table:table-cell table:formula="of:=IFERROR(__xludf.dummyfunction(&quot;&quot;&quot;COMPUTED_VALUE&quot;&quot;&quot;);&quot;rule&quot;)" office:value-type="string" office:string-value="rule" calcext:value-type="string">
            <text:p>rule</text:p>
          </table:table-cell>
          <table:table-cell/>
          <table:table-cell table:formula="of:=IFERROR(__xludf.dummyfunction(&quot;&quot;&quot;COMPUTED_VALUE&quot;&quot;&quot;);&quot;sentiment analysis, variations of bad words (belonging to hate dictionary), POS&quot;)" office:value-type="string" office:string-value="sentiment analysis, variations of bad words (belonging to hate dictionary), POS" calcext:value-type="string">
            <text:p>sentiment analysis, variations of bad words (belonging to hate dictionary), POS</text:p>
          </table:table-cell>
          <table:table-cell table:formula="of:=IFERROR(__xludf.dummyfunction(&quot;&quot;&quot;COMPUTED_VALUE&quot;&quot;&quot;);&quot;character n-grams (from 3 to 5 characters, spaces included) and token unigrams and bigrams, pre-trained embedding, word2vec to train current dataset, distributed vector representations of tokens using a distributed memory mode&quot;)" office:value-type="string" office:string-value="character n-grams (from 3 to 5 characters, spaces included) and token unigrams and bigrams, pre-trained embedding, word2vec to train current dataset, distributed vector representations of tokens using a distributed memory mode" calcext:value-type="string">
            <text:p>character n-grams (from 3 to 5 characters, spaces included) and token unigrams and bigrams, pre-trained embedding, word2vec to train current dataset, distributed vector representations of tokens using a distributed memory mode</text:p>
          </table:table-cell>
          <table:table-cell table:formula="of:=IFERROR(__xludf.dummyfunction(&quot;&quot;&quot;COMPUTED_VALUE&quot;&quot;&quot;);&quot;precision, recall, F-measure, accuracy&quot;)" office:value-type="string" office:string-value="precision, recall, F-measure, accuracy" calcext:value-type="string">
            <text:p>precision, recall, F-measure, accuracy</text:p>
          </table:table-cell>
          <table:table-cell/>
          <table:table-cell table:formula="of:=IFERROR(__xludf.dummyfunction(&quot;&quot;&quot;COMPUTED_VALUE&quot;&quot;&quot;);&quot;conversation context (parent-child relationship between comments, and with other user comments: commentators' reputation)&quot;)" office:value-type="string" office:string-value="conversation context (parent-child relationship between comments, and with other user comments: commentators' reputation)" calcext:value-type="string">
            <text:p>conversation context (parent-child relationship between comments, and with other user comments: commentators' reputation)</text:p>
          </table:table-cell>
          <table:table-cell/>
          <table:table-cell table:formula="of:=IFERROR(__xludf.dummyfunction(&quot;&quot;&quot;COMPUTED_VALUE&quot;&quot;&quot;);&quot;&quot;&quot;willful and repeated harm inflicted through the medium of electronic text [3].&quot;&quot; categories are: flooding, masquerade, flaming, trolling, harassment, cyberstalking, denigration, outing, and exclusion.&quot;)" office:value-type="string" office:string-value="&quot;willful and repeated harm inflicted through the medium of electronic text [3].&quot; categories are: flooding, masquerade, flaming, trolling, harassment, cyberstalking, denigration, outing, and exclusion." calcext:value-type="string">
            <text:p>"willful and repeated harm inflicted through the medium of electronic text [3]." categories are: flooding, masquerade, flaming, trolling, harassment, cyberstalking, denigration, outing, and exclusion.</text:p>
          </table:table-cell>
          <table:table-cell/>
          <table:table-cell table:formula="of:=IFERROR(__xludf.dummyfunction(&quot;&quot;&quot;COMPUTED_VALUE&quot;&quot;&quot;);&quot;twitter, facebook, yahoo, 2 channel&quot;)" office:value-type="string" office:string-value="twitter, facebook, yahoo, 2 channel" calcext:value-type="string">
            <text:p>twitter, facebook, yahoo, 2 channel</text:p>
          </table:table-cell>
          <table:table-cell table:formula="of:=IFERROR(__xludf.dummyfunction(&quot;&quot;&quot;COMPUTED_VALUE&quot;&quot;&quot;);500)" office:value-type="float" office:value="500" calcext:value-type="float">
            <text:p>500</text:p>
          </table:table-cell>
          <table:table-cell table:formula="of:=IFERROR(__xludf.dummyfunction(&quot;&quot;&quot;COMPUTED_VALUE&quot;&quot;&quot;);406)" office:value-type="float" office:value="406" calcext:value-type="float">
            <text:p>406</text:p>
          </table:table-cell>
          <table:table-cell table:formula="of:=IFERROR(__xludf.dummyfunction(&quot;&quot;&quot;COMPUTED_VALUE&quot;&quot;&quot;);&quot;hindi, english-hindi&quot;)" office:value-type="string" office:string-value="hindi, english-hindi" calcext:value-type="string">
            <text:p>hindi, english-hindi</text:p>
          </table:table-cell>
          <table:table-cell table:number-columns-repeated="4"/>
          <table:table-cell table:formula="of:=IFERROR(__xludf.dummyfunction(&quot;&quot;&quot;COMPUTED_VALUE&quot;&quot;&quot;);&quot;tweets containing a specific hashtag and all tweets of the users&quot;)" office:value-type="string" office:string-value="tweets containing a specific hashtag and all tweets of the users" calcext:value-type="string">
            <text:p>tweets containing a specific hashtag and all tweets of the users</text:p>
          </table:table-cell>
          <table:table-cell/>
          <table:table-cell table:formula="of:=IFERROR(__xludf.dummyfunction(&quot;&quot;&quot;COMPUTED_VALUE&quot;&quot;&quot;);&quot;expert (data curators with time to familiarize with the task)&quot;)" office:value-type="string" office:string-value="expert (data curators with time to familiarize with the task)" calcext:value-type="string">
            <text:p>expert (data curators with time to familiarize with the task)</text:p>
          </table:table-cell>
          <table:table-cell table:formula="of:=IFERROR(__xludf.dummyfunction(&quot;&quot;&quot;COMPUTED_VALUE&quot;&quot;&quot;);10)" office:value-type="float" office:value="10" calcext:value-type="float">
            <text:p>10</text:p>
          </table:table-cell>
          <table:table-cell table:formula="of:=IFERROR(__xludf.dummyfunction(&quot;&quot;&quot;COMPUTED_VALUE&quot;&quot;&quot;);&quot;majority_vote, full_agreement&quot;)" office:value-type="string" office:string-value="majority_vote, full_agreement" calcext:value-type="string">
            <text:p>majority_vote, full_agreement</text:p>
          </table:table-cell>
          <table:table-cell/>
          <table:table-cell table:formula="of:=IFERROR(__xludf.dummyfunction(&quot;&quot;&quot;COMPUTED_VALUE&quot;&quot;&quot;);&quot;removed all tweets with less than 75 percent agreement andalso those upon which the coders could reach an absolute decision (i.e., the“undecided” class)&quot;)" office:value-type="string" office:string-value="removed all tweets with less than 75 percent agreement andalso those upon which the coders could reach an absolute decision (i.e., the“undecided” class)" calcext:value-type="string">
            <text:p>removed all tweets with less than 75 percent agreement andalso those upon which the coders could reach an absolute decision (i.e., the“undecided” class)</text:p>
          </table:table-cell>
          <table:table-cell table:formula="of:=IFERROR(__xludf.dummyfunction(&quot;&quot;&quot;COMPUTED_VALUE&quot;&quot;&quot;);&quot;kappa&quot;)" office:value-type="string" office:string-value="kappa" calcext:value-type="string">
            <text:p>kappa</text:p>
          </table:table-cell>
          <table:table-cell table:number-columns-repeated="977"/>
        </table:table-row>
        <table:table-row table:style-name="ro1">
          <table:table-cell/>
          <table:table-cell table:formula="of:=IFERROR(__xludf.dummyfunction(&quot;&quot;&quot;COMPUTED_VALUE&quot;&quot;&quot;);2011)" office:value-type="float" office:value="2011" calcext:value-type="float">
            <text:p>2011</text:p>
          </table:table-cell>
          <table:table-cell table:formula="of:=IFERROR(__xludf.dummyfunction(&quot;&quot;&quot;COMPUTED_VALUE&quot;&quot;&quot;);&quot;International Journal of Multimedia and Ubiquitous Engineering&quot;)" office:value-type="string" office:string-value="International Journal of Multimedia and Ubiquitous Engineering" calcext:value-type="string">
            <text:p>International Journal of Multimedia and Ubiquitous Engineering</text:p>
          </table:table-cell>
          <table:table-cell table:formula="of:=IFERROR(__xludf.dummyfunction(&quot;&quot;&quot;COMPUTED_VALUE&quot;&quot;&quot;);&quot;CEUR&quot;)" office:value-type="string" office:string-value="CEUR" calcext:value-type="string">
            <text:p>CEUR</text:p>
          </table:table-cell>
          <table:table-cell table:number-columns-repeated="2"/>
          <table:table-cell table:formula="of:=IFERROR(__xludf.dummyfunction(&quot;&quot;&quot;COMPUTED_VALUE&quot;&quot;&quot;);&quot;&quot;)">
            <text:p/>
          </table:table-cell>
          <table:table-cell table:formula="of:=IFERROR(__xludf.dummyfunction(&quot;&quot;&quot;COMPUTED_VALUE&quot;&quot;&quot;);&quot;use of sentiment analysis techniques and in particular subjectivity detection for hate speech detection&quot;)" office:value-type="string" office:string-value="use of sentiment analysis techniques and in particular subjectivity detection for hate speech detection" calcext:value-type="string">
            <text:p>use of sentiment analysis techniques and in particular subjectivity detection for hate speech detection</text:p>
          </table:table-cell>
          <table:table-cell table:number-columns-repeated="4"/>
          <table:table-cell table:formula="of:=IFERROR(__xludf.dummyfunction(&quot;&quot;&quot;COMPUTED_VALUE&quot;&quot;&quot;);&quot;hateful_speech, hate&quot;)" office:value-type="string" office:string-value="hateful_speech, hate" calcext:value-type="string">
            <text:p>hateful_speech, hate</text:p>
          </table:table-cell>
          <table:table-cell table:formula="of:=IFERROR(__xludf.dummyfunction(&quot;&quot;&quot;COMPUTED_VALUE&quot;&quot;&quot;);&quot;abusive&quot;)" office:value-type="string" office:string-value="abusive" calcext:value-type="string">
            <text:p>abusive</text:p>
          </table:table-cell>
          <table:table-cell table:formula="of:=IFERROR(__xludf.dummyfunction(&quot;&quot;&quot;COMPUTED_VALUE&quot;&quot;&quot;);&quot;(confused with &quot;&quot;abusive&quot;&quot; in the text) “the use of technology to harass, threaten, embarrass, or target another person&quot;)" office:value-type="string" office:string-value="(confused with &quot;abusive&quot; in the text) “the use of technology to harass, threaten, embarrass, or target another person" calcext:value-type="string">
            <text:p>(confused with "abusive" in the text) “the use of technology to harass, threaten, embarrass, or target another person</text:p>
          </table:table-cell>
          <table:table-cell table:formula="of:=IFERROR(__xludf.dummyfunction(&quot;&quot;&quot;COMPUTED_VALUE&quot;&quot;&quot;);13)" office:value-type="float" office:value="13" calcext:value-type="float">
            <text:p>13</text:p>
          </table:table-cell>
          <table:table-cell table:formula="of:=IFERROR(__xludf.dummyfunction(&quot;&quot;&quot;COMPUTED_VALUE&quot;&quot;&quot;);&quot;cyberbullying or not, cyberaggression or not&quot;)" office:value-type="string" office:string-value="cyberbullying or not, cyberaggression or not" calcext:value-type="string">
            <text:p>cyberbullying or not, cyberaggression or not</text:p>
          </table:table-cell>
          <table:table-cell/>
          <table:table-cell table:formula="of:=IFERROR(__xludf.dummyfunction(&quot;&quot;&quot;COMPUTED_VALUE&quot;&quot;&quot;);&quot;Threat, Insult, Defense, Sexual Talk and Threat, Defamation, Encouragements, Curse&quot;)" office:value-type="string" office:string-value="Threat, Insult, Defense, Sexual Talk and Threat, Defamation, Encouragements, Curse" calcext:value-type="string">
            <text:p>Threat, Insult, Defense, Sexual Talk and Threat, Defamation, Encouragements, Curse</text:p>
          </table:table-cell>
          <table:table-cell table:formula="of:=IFERROR(__xludf.dummyfunction(&quot;&quot;&quot;COMPUTED_VALUE&quot;&quot;&quot;);&quot;webpage&quot;)" office:value-type="string" office:string-value="webpage" calcext:value-type="string">
            <text:p>webpage</text:p>
          </table:table-cell>
          <table:table-cell table:formula="of:=IFERROR(__xludf.dummyfunction(&quot;&quot;&quot;COMPUTED_VALUE&quot;&quot;&quot;);&quot;deep_learning, rule_based&quot;)" office:value-type="string" office:string-value="deep_learning, rule_based" calcext:value-type="string">
            <text:p>deep_learning, rule_based</text:p>
          </table:table-cell>
          <table:table-cell table:formula="of:=IFERROR(__xludf.dummyfunction(&quot;&quot;&quot;COMPUTED_VALUE&quot;&quot;&quot;);&quot;rule (sentence templates)&quot;)" office:value-type="string" office:string-value="rule (sentence templates)" calcext:value-type="string">
            <text:p>rule (sentence templates)</text:p>
          </table:table-cell>
          <table:table-cell/>
          <table:table-cell table:formula="of:=IFERROR(__xludf.dummyfunction(&quot;&quot;&quot;COMPUTED_VALUE&quot;&quot;&quot;);&quot;POS&quot;)" office:value-type="string" office:string-value="POS" calcext:value-type="string">
            <text:p>POS</text:p>
          </table:table-cell>
          <table:table-cell table:formula="of:=IFERROR(__xludf.dummyfunction(&quot;&quot;&quot;COMPUTED_VALUE&quot;&quot;&quot;);&quot;1-4 word level and 2-4 character level, GloVe&quot;)" office:value-type="string" office:string-value="1-4 word level and 2-4 character level, GloVe" calcext:value-type="string">
            <text:p>1-4 word level and 2-4 character level, GloVe</text:p>
          </table:table-cell>
          <table:table-cell table:formula="of:=IFERROR(__xludf.dummyfunction(&quot;&quot;&quot;COMPUTED_VALUE&quot;&quot;&quot;);&quot;precision, recall, F-measure, ROC-AUC&quot;)" office:value-type="string" office:string-value="precision, recall, F-measure, ROC-AUC" calcext:value-type="string">
            <text:p>precision, recall, F-measure, ROC-AUC</text:p>
          </table:table-cell>
          <table:table-cell/>
          <table:table-cell table:formula="of:=IFERROR(__xludf.dummyfunction(&quot;&quot;&quot;COMPUTED_VALUE&quot;&quot;&quot;);&quot;network information (user)&quot;)" office:value-type="string" office:string-value="network information (user)" calcext:value-type="string">
            <text:p>network information (user)</text:p>
          </table:table-cell>
          <table:table-cell/>
          <table:table-cell table:formula="of:=IFERROR(__xludf.dummyfunction(&quot;&quot;&quot;COMPUTED_VALUE&quot;&quot;&quot;);&quot;Arabic profane words, Arabic obscenity, Arabic insult words, and the meaning of the Arabic tweets&quot;)" office:value-type="string" office:string-value="Arabic profane words, Arabic obscenity, Arabic insult words, and the meaning of the Arabic tweets" calcext:value-type="string">
            <text:p>Arabic profane words, Arabic obscenity, Arabic insult words, and the meaning of the Arabic tweets</text:p>
          </table:table-cell>
          <table:table-cell/>
          <table:table-cell table:formula="of:=IFERROR(__xludf.dummyfunction(&quot;&quot;&quot;COMPUTED_VALUE&quot;&quot;&quot;);&quot;reddit, voat, forum&quot;)" office:value-type="string" office:string-value="reddit, voat, forum" calcext:value-type="string">
            <text:p>reddit, voat, forum</text:p>
          </table:table-cell>
          <table:table-cell table:formula="of:=IFERROR(__xludf.dummyfunction(&quot;&quot;&quot;COMPUTED_VALUE&quot;&quot;&quot;);24189)" office:value-type="float" office:value="24189" calcext:value-type="float">
            <text:p>24189</text:p>
          </table:table-cell>
          <table:table-cell table:formula="of:=IFERROR(__xludf.dummyfunction(&quot;&quot;&quot;COMPUTED_VALUE&quot;&quot;&quot;);60000)" office:value-type="float" office:value="60000" calcext:value-type="float">
            <text:p>60000</text:p>
          </table:table-cell>
          <table:table-cell table:formula="of:=IFERROR(__xludf.dummyfunction(&quot;&quot;&quot;COMPUTED_VALUE&quot;&quot;&quot;);&quot;korean, english&quot;)" office:value-type="string" office:string-value="korean, english" calcext:value-type="string">
            <text:p>korean, english</text:p>
          </table:table-cell>
          <table:table-cell table:number-columns-repeated="4"/>
          <table:table-cell table:formula="of:=IFERROR(__xludf.dummyfunction(&quot;&quot;&quot;COMPUTED_VALUE&quot;&quot;&quot;);&quot;all comments from certain topics&quot;)" office:value-type="string" office:string-value="all comments from certain topics" calcext:value-type="string">
            <text:p>all comments from certain topics</text:p>
          </table:table-cell>
          <table:table-cell/>
          <table:table-cell table:formula="of:=IFERROR(__xludf.dummyfunction(&quot;&quot;&quot;COMPUTED_VALUE&quot;&quot;&quot;);&quot;expert (close to cyberbully or researchers)&quot;)" office:value-type="string" office:string-value="expert (close to cyberbully or researchers)" calcext:value-type="string">
            <text:p>expert (close to cyberbully or researchers)</text:p>
          </table:table-cell>
          <table:table-cell table:number-columns-repeated="3"/>
          <table:table-cell table:formula="of:=IFERROR(__xludf.dummyfunction(&quot;&quot;&quot;COMPUTED_VALUE&quot;&quot;&quot;);&quot;gold questions, 2 stage annotation process, explanations&quot;)" office:value-type="string" office:string-value="gold questions, 2 stage annotation process, explanations" calcext:value-type="string">
            <text:p>gold questions, 2 stage annotation process, explanations</text:p>
          </table:table-cell>
          <table:table-cell table:formula="of:=IFERROR(__xludf.dummyfunction(&quot;&quot;&quot;COMPUTED_VALUE&quot;&quot;&quot;);&quot;Cohen's Kappa, Fleiss' Kappa (Cohen Dutch, Fleiss English)&quot;)" office:value-type="string" office:string-value="Cohen's Kappa, Fleiss' Kappa (Cohen Dutch, Fleiss English)" calcext:value-type="string">
            <text:p>Cohen's Kappa, Fleiss' Kappa (Cohen Dutch, Fleiss English)</text:p>
          </table:table-cell>
          <table:table-cell table:number-columns-repeated="977"/>
        </table:table-row>
        <table:table-row table:style-name="ro1">
          <table:table-cell/>
          <table:table-cell table:formula="of:=IFERROR(__xludf.dummyfunction(&quot;&quot;&quot;COMPUTED_VALUE&quot;&quot;&quot;);2009)" office:value-type="float" office:value="2009" calcext:value-type="float">
            <text:p>2009</text:p>
          </table:table-cell>
          <table:table-cell table:formula="of:=IFERROR(__xludf.dummyfunction(&quot;&quot;&quot;COMPUTED_VALUE&quot;&quot;&quot;);&quot;Proceedings of the ACM Conference on Hypertext and Social Media&quot;)" office:value-type="string" office:string-value="Proceedings of the ACM Conference on Hypertext and Social Media" calcext:value-type="string">
            <text:p>Proceedings of the ACM Conference on Hypertext and Social Media</text:p>
          </table:table-cell>
          <table:table-cell table:formula="of:=IFERROR(__xludf.dummyfunction(&quot;&quot;&quot;COMPUTED_VALUE&quot;&quot;&quot;);&quot;World Academic Publishing&quot;)" office:value-type="string" office:string-value="World Academic Publishing" calcext:value-type="string">
            <text:p>World Academic Publishing</text:p>
          </table:table-cell>
          <table:table-cell table:number-columns-repeated="2"/>
          <table:table-cell table:formula="of:=IFERROR(__xludf.dummyfunction(&quot;&quot;&quot;COMPUTED_VALUE&quot;&quot;&quot;);&quot;crowdsourcing&quot;)" office:value-type="string" office:string-value="crowdsourcing" calcext:value-type="string">
            <text:p>crowdsourcing</text:p>
          </table:table-cell>
          <table:table-cell table:formula="of:=IFERROR(__xludf.dummyfunction(&quot;&quot;&quot;COMPUTED_VALUE&quot;&quot;&quot;);&quot;systematic large scale measurement and analysis study of hate speech in online social media. We aim to understand the abundance of hate speech in online social media, the most common hate expressions, the effect of anonymity on hate speech and the most ha&quot;&amp;&quot;ted groups across regions&quot;)" office:value-type="string" office:string-value="systematic large scale measurement and analysis study of hate speech in online social media. We aim to understand the abundance of hate speech in online social media, the most common hate expressions, the effect of anonymity on hate speech and the most hated groups across regions" calcext:value-type="string">
            <text:p>systematic large scale measurement and analysis study of hate speech in online social media. We aim to understand the abundance of hate speech in online social media, the most common hate expressions, the effect of anonymity on hate speech and the most hated groups across regions</text:p>
          </table:table-cell>
          <table:table-cell table:number-columns-repeated="4"/>
          <table:table-cell table:formula="of:=IFERROR(__xludf.dummyfunction(&quot;&quot;&quot;COMPUTED_VALUE&quot;&quot;&quot;);&quot;aggression&quot;)" office:value-type="string" office:string-value="aggression" calcext:value-type="string">
            <text:p>aggression</text:p>
          </table:table-cell>
          <table:table-cell table:formula="of:=IFERROR(__xludf.dummyfunction(&quot;&quot;&quot;COMPUTED_VALUE&quot;&quot;&quot;);&quot;&quot;)">
            <text:p/>
          </table:table-cell>
          <table:table-cell table:formula="of:=IFERROR(__xludf.dummyfunction(&quot;&quot;&quot;COMPUTED_VALUE&quot;&quot;&quot;);&quot;(comprehends abusive) Only textual content of a tweet is taken into consideration for identifying cyberbullying. Certain factors are taken into account while considering a tweet valid in context to cyberbully. Cyberbullying can occur in many ways, includi&quot;&amp;&quot;ng: (1)Abusive texts containing Hindi and English abuses (2)Hurtful texts kind of insulting the user to whom tweet is directed. (3) Humiliating others online-sarcastic tweets leading to indirect insult or hurt (4) Warning (5) Personal remarks (6) Making f&quot;&amp;&quot;alse claims. &quot;)" office:value-type="string" office:string-value="(comprehends abusive) Only textual content of a tweet is taken into consideration for identifying cyberbullying. Certain factors are taken into account while considering a tweet valid in context to cyberbully. Cyberbullying can occur in many ways, including: (1)Abusive texts containing Hindi and English abuses (2)Hurtful texts kind of insulting the user to whom tweet is directed. (3) Humiliating others online-sarcastic tweets leading to indirect insult or hurt (4) Warning (5) Personal remarks (6) Making false claims. " calcext:value-type="string">
            <text:p>(comprehends abusive) Only textual content of a tweet is taken into consideration for identifying cyberbullying. Certain factors are taken into account while considering a tweet valid in context to cyberbully. Cyberbullying can occur in many ways, including: (1)Abusive texts containing Hindi and English abuses (2)Hurtful texts kind of insulting the user to whom tweet is directed. (3) Humiliating others online-sarcastic tweets leading to indirect insult or hurt (4) Warning (5) Personal remarks (6) Making false claims. </text:p>
          </table:table-cell>
          <table:table-cell table:style-name="ce60" table:formula="of:=IFERROR(__xludf.dummyfunction(&quot;&quot;&quot;COMPUTED_VALUE&quot;&quot;&quot;);43163)" office:value-type="date" office:date-value="2018-03-04" calcext:value-type="date">
            <text:p>3, 4</text:p>
          </table:table-cell>
          <table:table-cell table:formula="of:=IFERROR(__xludf.dummyfunction(&quot;&quot;&quot;COMPUTED_VALUE&quot;&quot;&quot;);&quot;‘toxic’, ‘severe toxic, ‘insult’, ‘threat’, ‘obscene’, ‘identity hate’ ;  ‘hate speech’, ‘offensive but not hate speech’, ‘neither offensive nor hate speech’&quot;)" office:value-type="string" office:string-value="‘toxic’, ‘severe toxic, ‘insult’, ‘threat’, ‘obscene’, ‘identity hate’ ;  ‘hate speech’, ‘offensive but not hate speech’, ‘neither offensive nor hate speech’" calcext:value-type="string">
            <text:p>‘toxic’, ‘severe toxic, ‘insult’, ‘threat’, ‘obscene’, ‘identity hate’ ; <text:s/>‘hate speech’, ‘offensive but not hate speech’, ‘neither offensive nor hate speech’</text:p>
          </table:table-cell>
          <table:table-cell/>
          <table:table-cell table:formula="of:=IFERROR(__xludf.dummyfunction(&quot;&quot;&quot;COMPUTED_VALUE&quot;&quot;&quot;);&quot;several categories of cyberbullying&quot;)" office:value-type="string" office:string-value="several categories of cyberbullying" calcext:value-type="string">
            <text:p>several categories of cyberbullying</text:p>
          </table:table-cell>
          <table:table-cell table:formula="of:=IFERROR(__xludf.dummyfunction(&quot;&quot;&quot;COMPUTED_VALUE&quot;&quot;&quot;);&quot;user, words&quot;)" office:value-type="string" office:string-value="user, words" calcext:value-type="string">
            <text:p>user, words</text:p>
          </table:table-cell>
          <table:table-cell/>
          <table:table-cell table:formula="of:=IFERROR(__xludf.dummyfunction(&quot;&quot;&quot;COMPUTED_VALUE&quot;&quot;&quot;);&quot;Naive Bayes&quot;)" office:value-type="string" office:string-value="Naive Bayes" calcext:value-type="string">
            <text:p>Naive Bayes</text:p>
          </table:table-cell>
          <table:table-cell/>
          <table:table-cell table:formula="of:=IFERROR(__xludf.dummyfunction(&quot;&quot;&quot;COMPUTED_VALUE&quot;&quot;&quot;);&quot;linguistic features (combination of statistics over words)&quot;)" office:value-type="string" office:string-value="linguistic features (combination of statistics over words)" calcext:value-type="string">
            <text:p>linguistic features (combination of statistics over words)</text:p>
          </table:table-cell>
          <table:table-cell table:formula="of:=IFERROR(__xludf.dummyfunction(&quot;&quot;&quot;COMPUTED_VALUE&quot;&quot;&quot;);&quot;linguistic features (Document length), lexical features (Number of offensive words), pronoun variations (Frequency of the word “you”), word frequency in dictionary (NS score), ANEW score, sentiment analysis (ANEW score, SentiWordNet score)&quot;)" office:value-type="string" office:string-value="linguistic features (Document length), lexical features (Number of offensive words), pronoun variations (Frequency of the word “you”), word frequency in dictionary (NS score), ANEW score, sentiment analysis (ANEW score, SentiWordNet score)" calcext:value-type="string">
            <text:p>linguistic features (Document length), lexical features (Number of offensive words), pronoun variations (Frequency of the word “you”), word frequency in dictionary (NS score), ANEW score, sentiment analysis (ANEW score, SentiWordNet score)</text:p>
          </table:table-cell>
          <table:table-cell table:formula="of:=IFERROR(__xludf.dummyfunction(&quot;&quot;&quot;COMPUTED_VALUE&quot;&quot;&quot;);&quot;precision, recall, F-measure, accuracy, kappa statistic (Cohen's Kappa)&quot;)" office:value-type="string" office:string-value="precision, recall, F-measure, accuracy, kappa statistic (Cohen's Kappa)" calcext:value-type="string">
            <text:p>precision, recall, F-measure, accuracy, kappa statistic (Cohen's Kappa)</text:p>
          </table:table-cell>
          <table:table-cell/>
          <table:table-cell table:formula="of:=IFERROR(__xludf.dummyfunction(&quot;&quot;&quot;COMPUTED_VALUE&quot;&quot;&quot;);&quot;conversation context (total conversation questions)&quot;)" office:value-type="string" office:string-value="conversation context (total conversation questions)" calcext:value-type="string">
            <text:p>conversation context (total conversation questions)</text:p>
          </table:table-cell>
          <table:table-cell/>
          <table:table-cell table:formula="of:=IFERROR(__xludf.dummyfunction(&quot;&quot;&quot;COMPUTED_VALUE&quot;&quot;&quot;);&quot;An aggressor was defined as “someone who posts at least one tweet or retweet with negative meaning, with the in- tent to harm or insult other users” and a bully was de- fined as “someone who posts multiple tweets or retweets with negative meaning for the &quot;&amp;&quot;same topic and in a repeated fashion, with the intent to harm or insult other users.” 1) if the tweet attacks, criticizes, or seeks to silence a minority, 2) if it promotes hate speech or violence, or 3) if there is use of sexist or racial slurs. hate spe&quot;&amp;&quot;ech is de- fined as language that is used to express hatred, insult, or to humiliate a targeted group or its members. Offensive lan- guage is less clearly defined as speech that uses offensive words, but does not necessarily have offensive meaning. Sar- c&quot;&amp;&quot;asm, in this work, is defined as ‘a way of using words that are the opposite of what you mean in order to be unpleasant to somebody or to make fun of them.’&quot;)" office:value-type="string" office:string-value="An aggressor was defined as “someone who posts at least one tweet or retweet with negative meaning, with the in- tent to harm or insult other users” and a bully was de- fined as “someone who posts multiple tweets or retweets with negative meaning for the same topic and in a repeated fashion, with the intent to harm or insult other users.” 1) if the tweet attacks, criticizes, or seeks to silence a minority, 2) if it promotes hate speech or violence, or 3) if there is use of sexist or racial slurs. hate speech is de- fined as language that is used to express hatred, insult, or to humiliate a targeted group or its members. Offensive lan- guage is less clearly defined as speech that uses offensive words, but does not necessarily have offensive meaning. Sar- casm, in this work, is defined as ‘a way of using words that are the opposite of what you mean in order to be unpleasant to somebody or to make fun of them.’" calcext:value-type="string">
            <text:p>An aggressor was defined as “someone who posts at least one tweet or retweet with negative meaning, with the in- tent to harm or insult other users” and a bully was de- fined as “someone who posts multiple tweets or retweets with negative meaning for the same topic and in a repeated fashion, with the intent to harm or insult other users.” 1) if the tweet attacks, criticizes, or seeks to silence a minority, 2) if it promotes hate speech or violence, or 3) if there is use of sexist or racial slurs. hate speech is de- fined as language that is used to express hatred, insult, or to humiliate a targeted group or its members. Offensive lan- guage is less clearly defined as speech that uses offensive words, but does not necessarily have offensive meaning. Sar- casm, in this work, is defined as ‘a way of using words that are the opposite of what you mean in order to be unpleasant to somebody or to make fun of them.’</text:p>
          </table:table-cell>
          <table:table-cell/>
          <table:table-cell table:formula="of:=IFERROR(__xludf.dummyfunction(&quot;&quot;&quot;COMPUTED_VALUE&quot;&quot;&quot;);&quot;yahoo&quot;)" office:value-type="string" office:string-value="yahoo" calcext:value-type="string">
            <text:p>yahoo</text:p>
          </table:table-cell>
          <table:table-cell table:formula="of:=IFERROR(__xludf.dummyfunction(&quot;&quot;&quot;COMPUTED_VALUE&quot;&quot;&quot;);1080000)" office:value-type="float" office:value="1080000" calcext:value-type="float">
            <text:p>1080000</text:p>
          </table:table-cell>
          <table:table-cell table:formula="of:=IFERROR(__xludf.dummyfunction(&quot;&quot;&quot;COMPUTED_VALUE&quot;&quot;&quot;);280000)" office:value-type="float" office:value="280000" calcext:value-type="float">
            <text:p>280000</text:p>
          </table:table-cell>
          <table:table-cell table:formula="of:=IFERROR(__xludf.dummyfunction(&quot;&quot;&quot;COMPUTED_VALUE&quot;&quot;&quot;);&quot;bengali&quot;)" office:value-type="string" office:string-value="bengali" calcext:value-type="string">
            <text:p>bengali</text:p>
          </table:table-cell>
          <table:table-cell table:number-columns-repeated="4"/>
          <table:table-cell table:formula="of:=IFERROR(__xludf.dummyfunction(&quot;&quot;&quot;COMPUTED_VALUE&quot;&quot;&quot;);&quot;randomly sampled&quot;)" office:value-type="string" office:string-value="randomly sampled" calcext:value-type="string">
            <text:p>randomly sampled</text:p>
          </table:table-cell>
          <table:table-cell/>
          <table:table-cell table:formula="of:=IFERROR(__xludf.dummyfunction(&quot;&quot;&quot;COMPUTED_VALUE&quot;&quot;&quot;);&quot;expert (feminist and antiracism activists), crowdflower&quot;)" office:value-type="string" office:string-value="expert (feminist and antiracism activists), crowdflower" calcext:value-type="string">
            <text:p>expert (feminist and antiracism activists), crowdflower</text:p>
          </table:table-cell>
          <table:table-cell table:number-columns-repeated="3"/>
          <table:table-cell table:formula="of:=IFERROR(__xludf.dummyfunction(&quot;&quot;&quot;COMPUTED_VALUE&quot;&quot;&quot;);&quot;guidelines, examples&quot;)" office:value-type="string" office:string-value="guidelines, examples" calcext:value-type="string">
            <text:p>guidelines, examples</text:p>
          </table:table-cell>
          <table:table-cell table:formula="of:=IFERROR(__xludf.dummyfunction(&quot;&quot;&quot;COMPUTED_VALUE&quot;&quot;&quot;);&quot;Cohen's Kappa, prevalence adjusted bias-adjusted kappa (PABAK)&quot;)" office:value-type="string" office:string-value="Cohen's Kappa, prevalence adjusted bias-adjusted kappa (PABAK)" calcext:value-type="string">
            <text:p>Cohen's Kappa, prevalence adjusted bias-adjusted kappa (PABAK)</text:p>
          </table:table-cell>
          <table:table-cell table:number-columns-repeated="977"/>
        </table:table-row>
        <table:table-row table:style-name="ro1">
          <table:table-cell/>
          <table:table-cell table:formula="of:=IFERROR(__xludf.dummyfunction(&quot;&quot;&quot;COMPUTED_VALUE&quot;&quot;&quot;);2007)" office:value-type="float" office:value="2007" calcext:value-type="float">
            <text:p>2007</text:p>
          </table:table-cell>
          <table:table-cell table:formula="of:=IFERROR(__xludf.dummyfunction(&quot;&quot;&quot;COMPUTED_VALUE&quot;&quot;&quot;);&quot;Proceedings of the ACM Conference on Web Science&quot;)" office:value-type="string" office:string-value="Proceedings of the ACM Conference on Web Science" calcext:value-type="string">
            <text:p>Proceedings of the ACM Conference on Web Science</text:p>
          </table:table-cell>
          <table:table-cell table:formula="of:=IFERROR(__xludf.dummyfunction(&quot;&quot;&quot;COMPUTED_VALUE&quot;&quot;&quot;);&quot;IARIA&quot;)" office:value-type="string" office:string-value="IARIA" calcext:value-type="string">
            <text:p>IARIA</text:p>
          </table:table-cell>
          <table:table-cell table:number-columns-repeated="2"/>
          <table:table-cell table:formula="of:=IFERROR(__xludf.dummyfunction(&quot;&quot;&quot;COMPUTED_VALUE&quot;&quot;&quot;);&quot;social_science&quot;)" office:value-type="string" office:string-value="social_science" calcext:value-type="string">
            <text:p>social_science</text:p>
          </table:table-cell>
          <table:table-cell table:formula="of:=IFERROR(__xludf.dummyfunction(&quot;&quot;&quot;COMPUTED_VALUE&quot;&quot;&quot;);&quot;a corpus of harassment with annotated categories&quot;)" office:value-type="string" office:string-value="a corpus of harassment with annotated categories" calcext:value-type="string">
            <text:p>a corpus of harassment with annotated categories</text:p>
          </table:table-cell>
          <table:table-cell table:number-columns-repeated="4"/>
          <table:table-cell table:formula="of:=IFERROR(__xludf.dummyfunction(&quot;&quot;&quot;COMPUTED_VALUE&quot;&quot;&quot;);&quot;hate_speech, offensive&quot;)" office:value-type="string" office:string-value="hate_speech, offensive" calcext:value-type="string">
            <text:p>hate_speech, offensive</text:p>
          </table:table-cell>
          <table:table-cell table:formula="of:=IFERROR(__xludf.dummyfunction(&quot;&quot;&quot;COMPUTED_VALUE&quot;&quot;&quot;);&quot;cyberbullying, aggression, racism, sexism, hate_speech, abusive, sarcasm&quot;)" office:value-type="string" office:string-value="cyberbullying, aggression, racism, sexism, hate_speech, abusive, sarcasm" calcext:value-type="string">
            <text:p>cyberbullying, aggression, racism, sexism, hate_speech, abusive, sarcasm</text:p>
          </table:table-cell>
          <table:table-cell table:formula="of:=IFERROR(__xludf.dummyfunction(&quot;&quot;&quot;COMPUTED_VALUE&quot;&quot;&quot;);&quot;epeated threat messages over the phone or social media&quot;)" office:value-type="string" office:string-value="epeated threat messages over the phone or social media" calcext:value-type="string">
            <text:p>epeated threat messages over the phone or social media</text:p>
          </table:table-cell>
          <table:table-cell/>
          <table:table-cell table:formula="of:=IFERROR(__xludf.dummyfunction(&quot;&quot;&quot;COMPUTED_VALUE&quot;&quot;&quot;);&quot;contains hate speech (HATE); contains offensive language but no hate speech (OFFENSIVE); or no offensive content at all&quot;)" office:value-type="string" office:string-value="contains hate speech (HATE); contains offensive language but no hate speech (OFFENSIVE); or no offensive content at all" calcext:value-type="string">
            <text:p>contains hate speech (HATE); contains offensive language but no hate speech (OFFENSIVE); or no offensive content at all</text:p>
          </table:table-cell>
          <table:table-cell/>
          <table:table-cell table:formula="of:=IFERROR(__xludf.dummyfunction(&quot;&quot;&quot;COMPUTED_VALUE&quot;&quot;&quot;);&quot;discredit, stereotype, objectification, sexual harassement, threats of violence, dominance, derailing&quot;)" office:value-type="string" office:string-value="discredit, stereotype, objectification, sexual harassement, threats of violence, dominance, derailing" calcext:value-type="string">
            <text:p>discredit, stereotype, objectification, sexual harassement, threats of violence, dominance, derailing</text:p>
          </table:table-cell>
          <table:table-cell table:number-columns-repeated="2"/>
          <table:table-cell table:formula="of:=IFERROR(__xludf.dummyfunction(&quot;&quot;&quot;COMPUTED_VALUE&quot;&quot;&quot;);&quot;SVM, Naive Bayes, random forest, logistic regression, boosting (AdaBoost), decision tree (J48), JRip&quot;)" office:value-type="string" office:string-value="SVM, Naive Bayes, random forest, logistic regression, boosting (AdaBoost), decision tree (J48), JRip" calcext:value-type="string">
            <text:p>SVM, Naive Bayes, random forest, logistic regression, boosting (AdaBoost), decision tree (J48), JRip</text:p>
          </table:table-cell>
          <table:table-cell/>
          <table:table-cell table:formula="of:=IFERROR(__xludf.dummyfunction(&quot;&quot;&quot;COMPUTED_VALUE&quot;&quot;&quot;);&quot;word n-gram with tfidf&quot;)" office:value-type="string" office:string-value="word n-gram with tfidf" calcext:value-type="string">
            <text:p>word n-gram with tfidf</text:p>
          </table:table-cell>
          <table:table-cell table:formula="of:=IFERROR(__xludf.dummyfunction(&quot;&quot;&quot;COMPUTED_VALUE&quot;&quot;&quot;);&quot;long analysis of feature and parameters for the feature extraction methods&quot;)" office:value-type="string" office:string-value="long analysis of feature and parameters for the feature extraction methods" calcext:value-type="string">
            <text:p>long analysis of feature and parameters for the feature extraction methods</text:p>
          </table:table-cell>
          <table:table-cell table:formula="of:=IFERROR(__xludf.dummyfunction(&quot;&quot;&quot;COMPUTED_VALUE&quot;&quot;&quot;);&quot;error measurement (MSE)&quot;)" office:value-type="string" office:string-value="error measurement (MSE)" calcext:value-type="string">
            <text:p>error measurement (MSE)</text:p>
          </table:table-cell>
          <table:table-cell/>
          <table:table-cell table:formula="of:=IFERROR(__xludf.dummyfunction(&quot;&quot;&quot;COMPUTED_VALUE&quot;&quot;&quot;);&quot;user information (all user messages)&quot;)" office:value-type="string" office:string-value="user information (all user messages)" calcext:value-type="string">
            <text:p>user information (all user messages)</text:p>
          </table:table-cell>
          <table:table-cell/>
          <table:table-cell table:formula="of:=IFERROR(__xludf.dummyfunction(&quot;&quot;&quot;COMPUTED_VALUE&quot;&quot;&quot;);&quot;speech which contains an expression of hatred on the part of the speaker/author, against a person or people, based on their group identity. Hateful&quot;)" office:value-type="string" office:string-value="speech which contains an expression of hatred on the part of the speaker/author, against a person or people, based on their group identity. Hateful" calcext:value-type="string">
            <text:p>speech which contains an expression of hatred on the part of the speaker/author, against a person or people, based on their group identity. Hateful</text:p>
          </table:table-cell>
          <table:table-cell/>
          <table:table-cell table:formula="of:=IFERROR(__xludf.dummyfunction(&quot;&quot;&quot;COMPUTED_VALUE&quot;&quot;&quot;);&quot;twitter, myspace, formspring, youtube, slashdot&quot;)" office:value-type="string" office:string-value="twitter, myspace, formspring, youtube, slashdot" calcext:value-type="string">
            <text:p>twitter, myspace, formspring, youtube, slashdot</text:p>
          </table:table-cell>
          <table:table-cell table:formula="of:=IFERROR(__xludf.dummyfunction(&quot;&quot;&quot;COMPUTED_VALUE&quot;&quot;&quot;);3987)" office:value-type="float" office:value="3987" calcext:value-type="float">
            <text:p>3987</text:p>
          </table:table-cell>
          <table:table-cell table:formula="of:=IFERROR(__xludf.dummyfunction(&quot;&quot;&quot;COMPUTED_VALUE&quot;&quot;&quot;);&quot;150, 1300&quot;)" office:value-type="string" office:string-value="150, 1300" calcext:value-type="string">
            <text:p>150, 1300</text:p>
          </table:table-cell>
          <table:table-cell table:formula="of:=IFERROR(__xludf.dummyfunction(&quot;&quot;&quot;COMPUTED_VALUE&quot;&quot;&quot;);&quot;-&quot;)" office:value-type="string" office:string-value="-" calcext:value-type="string">
            <text:p>-</text:p>
          </table:table-cell>
          <table:table-cell table:number-columns-repeated="4"/>
          <table:table-cell table:formula="of:=IFERROR(__xludf.dummyfunction(&quot;&quot;&quot;COMPUTED_VALUE&quot;&quot;&quot;);&quot;from hashtags and specifc pages&quot;)" office:value-type="string" office:string-value="from hashtags and specifc pages" calcext:value-type="string">
            <text:p>from hashtags and specifc pages</text:p>
          </table:table-cell>
          <table:table-cell/>
          <table:table-cell table:formula="of:=IFERROR(__xludf.dummyfunction(&quot;&quot;&quot;COMPUTED_VALUE&quot;&quot;&quot;);&quot;manual&quot;)" office:value-type="string" office:string-value="manual" calcext:value-type="string">
            <text:p>manual</text:p>
          </table:table-cell>
          <table:table-cell table:number-columns-repeated="3"/>
          <table:table-cell table:formula="of:=IFERROR(__xludf.dummyfunction(&quot;&quot;&quot;COMPUTED_VALUE&quot;&quot;&quot;);&quot;instruction, definitions, examples, gold questions&quot;)" office:value-type="string" office:string-value="instruction, definitions, examples, gold questions" calcext:value-type="string">
            <text:p>instruction, definitions, examples, gold questions</text:p>
          </table:table-cell>
          <table:table-cell table:formula="of:=IFERROR(__xludf.dummyfunction(&quot;&quot;&quot;COMPUTED_VALUE&quot;&quot;&quot;);&quot;fitted crossclassified mixed-effects model in which coders and items are random effects&quot;)" office:value-type="string" office:string-value="fitted crossclassified mixed-effects model in which coders and items are random effects" calcext:value-type="string">
            <text:p>fitted crossclassified mixed-effects model in which coders and items are random effects</text:p>
          </table:table-cell>
          <table:table-cell table:number-columns-repeated="977"/>
        </table:table-row>
        <table:table-row table:style-name="ro1">
          <table:table-cell/>
          <table:table-cell table:formula="of:=IFERROR(__xludf.dummyfunction(&quot;&quot;&quot;COMPUTED_VALUE&quot;&quot;&quot;);1997)" office:value-type="float" office:value="1997" calcext:value-type="float">
            <text:p>1997</text:p>
          </table:table-cell>
          <table:table-cell table:formula="of:=IFERROR(__xludf.dummyfunction(&quot;&quot;&quot;COMPUTED_VALUE&quot;&quot;&quot;);&quot;International Conference on Intellient Systems Design and Applications&quot;)" office:value-type="string" office:string-value="International Conference on Intellient Systems Design and Applications" calcext:value-type="string">
            <text:p>International Conference on Intellient Systems Design and Applications</text:p>
          </table:table-cell>
          <table:table-cell table:formula="of:=IFERROR(__xludf.dummyfunction(&quot;&quot;&quot;COMPUTED_VALUE&quot;&quot;&quot;);&quot;IRACST&quot;)" office:value-type="string" office:string-value="IRACST" calcext:value-type="string">
            <text:p>IRACST</text:p>
          </table:table-cell>
          <table:table-cell table:number-columns-repeated="2"/>
          <table:table-cell table:formula="of:=IFERROR(__xludf.dummyfunction(&quot;&quot;&quot;COMPUTED_VALUE&quot;&quot;&quot;);&quot;dataset, crowdsourcing&quot;)" office:value-type="string" office:string-value="dataset, crowdsourcing" calcext:value-type="string">
            <text:p>dataset, crowdsourcing</text:p>
          </table:table-cell>
          <table:table-cell table:formula="of:=IFERROR(__xludf.dummyfunction(&quot;&quot;&quot;COMPUTED_VALUE&quot;&quot;&quot;);&quot;survey and suggestions&quot;)" office:value-type="string" office:string-value="survey and suggestions" calcext:value-type="string">
            <text:p>survey and suggestions</text:p>
          </table:table-cell>
          <table:table-cell table:number-columns-repeated="4"/>
          <table:table-cell table:formula="of:=IFERROR(__xludf.dummyfunction(&quot;&quot;&quot;COMPUTED_VALUE&quot;&quot;&quot;);&quot;harmful_speech, cyberbullying&quot;)" office:value-type="string" office:string-value="harmful_speech, cyberbullying" calcext:value-type="string">
            <text:p>harmful_speech, cyberbullying</text:p>
          </table:table-cell>
          <table:table-cell table:formula="of:=IFERROR(__xludf.dummyfunction(&quot;&quot;&quot;COMPUTED_VALUE&quot;&quot;&quot;);&quot;hateful_speech&quot;)" office:value-type="string" office:string-value="hateful_speech" calcext:value-type="string">
            <text:p>hateful_speech</text:p>
          </table:table-cell>
          <table:table-cell table:formula="of:=IFERROR(__xludf.dummyfunction(&quot;&quot;&quot;COMPUTED_VALUE&quot;&quot;&quot;);&quot;We provide a clear distinction between cyberbullying and general cyberaggression. Cyberbullying is a form of cyberaggression that can have devastating effects on the victims and perpetrators&quot;)" office:value-type="string" office:string-value="We provide a clear distinction between cyberbullying and general cyberaggression. Cyberbullying is a form of cyberaggression that can have devastating effects on the victims and perpetrators" calcext:value-type="string">
            <text:p>We provide a clear distinction between cyberbullying and general cyberaggression. Cyberbullying is a form of cyberaggression that can have devastating effects on the victims and perpetrators</text:p>
          </table:table-cell>
          <table:table-cell/>
          <table:table-cell table:formula="of:=IFERROR(__xludf.dummyfunction(&quot;&quot;&quot;COMPUTED_VALUE&quot;&quot;&quot;);&quot;severity of the bullying&quot;)" office:value-type="string" office:string-value="severity of the bullying" calcext:value-type="string">
            <text:p>severity of the bullying</text:p>
          </table:table-cell>
          <table:table-cell/>
          <table:table-cell table:formula="of:=IFERROR(__xludf.dummyfunction(&quot;&quot;&quot;COMPUTED_VALUE&quot;&quot;&quot;);&quot;news, politics, entertainment, business, world&quot;)" office:value-type="string" office:string-value="news, politics, entertainment, business, world" calcext:value-type="string">
            <text:p>news, politics, entertainment, business, world</text:p>
          </table:table-cell>
          <table:table-cell table:number-columns-repeated="2"/>
          <table:table-cell table:formula="of:=IFERROR(__xludf.dummyfunction(&quot;&quot;&quot;COMPUTED_VALUE&quot;&quot;&quot;);&quot;RNN, DNN&quot;)" office:value-type="string" office:string-value="RNN, DNN" calcext:value-type="string">
            <text:p>RNN, DNN</text:p>
          </table:table-cell>
          <table:table-cell/>
          <table:table-cell table:formula="of:=IFERROR(__xludf.dummyfunction(&quot;&quot;&quot;COMPUTED_VALUE&quot;&quot;&quot;);&quot;char n-gram, word n-gram, linguistic features, word embedding variations (several word embedding average over the comment), POS&quot;)" office:value-type="string" office:string-value="char n-gram, word n-gram, linguistic features, word embedding variations (several word embedding average over the comment), POS" calcext:value-type="string">
            <text:p>char n-gram, word n-gram, linguistic features, word embedding variations (several word embedding average over the comment), POS</text:p>
          </table:table-cell>
          <table:table-cell table:formula="of:=IFERROR(__xludf.dummyfunction(&quot;&quot;&quot;COMPUTED_VALUE&quot;&quot;&quot;);&quot;word2vec word2vec's skip-gram and cosine similarity&quot;)" office:value-type="string" office:string-value="word2vec word2vec's skip-gram and cosine similarity" calcext:value-type="string">
            <text:p>word2vec word2vec's skip-gram and cosine similarity</text:p>
          </table:table-cell>
          <table:table-cell table:formula="of:=IFERROR(__xludf.dummyfunction(&quot;&quot;&quot;COMPUTED_VALUE&quot;&quot;&quot;);&quot;-&quot;)" office:value-type="string" office:string-value="-" calcext:value-type="string">
            <text:p>-</text:p>
          </table:table-cell>
          <table:table-cell/>
          <table:table-cell table:formula="of:=IFERROR(__xludf.dummyfunction(&quot;&quot;&quot;COMPUTED_VALUE&quot;&quot;&quot;);&quot;user information (incorporation of the users’ information)&quot;)" office:value-type="string" office:string-value="user information (incorporation of the users’ information)" calcext:value-type="string">
            <text:p>user information (incorporation of the users’ information)</text:p>
          </table:table-cell>
          <table:table-cell/>
          <table:table-cell table:formula="of:=IFERROR(__xludf.dummyfunction(&quot;&quot;&quot;COMPUTED_VALUE&quot;&quot;&quot;);&quot;abusive language encompasses hate speech, profanity and derogatory language.&quot;)" office:value-type="string" office:string-value="abusive language encompasses hate speech, profanity and derogatory language." calcext:value-type="string">
            <text:p>abusive language encompasses hate speech, profanity and derogatory language.</text:p>
          </table:table-cell>
          <table:table-cell/>
          <table:table-cell table:formula="of:=IFERROR(__xludf.dummyfunction(&quot;&quot;&quot;COMPUTED_VALUE&quot;&quot;&quot;);&quot;twitter, facebook&quot;)" office:value-type="string" office:string-value="twitter, facebook" calcext:value-type="string">
            <text:p>twitter, facebook</text:p>
          </table:table-cell>
          <table:table-cell table:formula="of:=IFERROR(__xludf.dummyfunction(&quot;&quot;&quot;COMPUTED_VALUE&quot;&quot;&quot;);812)" office:value-type="float" office:value="812" calcext:value-type="float">
            <text:p>812</text:p>
          </table:table-cell>
          <table:table-cell table:formula="of:=IFERROR(__xludf.dummyfunction(&quot;&quot;&quot;COMPUTED_VALUE&quot;&quot;&quot;);160)" office:value-type="float" office:value="160" calcext:value-type="float">
            <text:p>160</text:p>
          </table:table-cell>
          <table:table-cell table:formula="of:=IFERROR(__xludf.dummyfunction(&quot;&quot;&quot;COMPUTED_VALUE&quot;&quot;&quot;);&quot;english-hindi, english&quot;)" office:value-type="string" office:string-value="english-hindi, english" calcext:value-type="string">
            <text:p>english-hindi, english</text:p>
          </table:table-cell>
          <table:table-cell table:number-columns-repeated="4"/>
          <table:table-cell table:formula="of:=IFERROR(__xludf.dummyfunction(&quot;&quot;&quot;COMPUTED_VALUE&quot;&quot;&quot;);&quot;comments containing certain words and directed towards users&quot;)" office:value-type="string" office:string-value="comments containing certain words and directed towards users" calcext:value-type="string">
            <text:p>comments containing certain words and directed towards users</text:p>
          </table:table-cell>
          <table:table-cell/>
          <table:table-cell table:formula="of:=IFERROR(__xludf.dummyfunction(&quot;&quot;&quot;COMPUTED_VALUE&quot;&quot;&quot;);&quot;expert ( trained linguists)&quot;)" office:value-type="string" office:string-value="expert ( trained linguists)" calcext:value-type="string">
            <text:p>expert ( trained linguists)</text:p>
          </table:table-cell>
          <table:table-cell table:number-columns-repeated="3"/>
          <table:table-cell table:formula="of:=IFERROR(__xludf.dummyfunction(&quot;&quot;&quot;COMPUTED_VALUE&quot;&quot;&quot;);&quot;precise definition, examples&quot;)" office:value-type="string" office:string-value="precise definition, examples" calcext:value-type="string">
            <text:p>precise definition, examples</text:p>
          </table:table-cell>
          <table:table-cell table:formula="of:=IFERROR(__xludf.dummyfunction(&quot;&quot;&quot;COMPUTED_VALUE&quot;&quot;&quot;);&quot;interannotator agreement, Cohen's Kappa&quot;)" office:value-type="string" office:string-value="interannotator agreement, Cohen's Kappa" calcext:value-type="string">
            <text:p>interannotator agreement, Cohen's Kappa</text:p>
          </table:table-cell>
          <table:table-cell table:number-columns-repeated="977"/>
        </table:table-row>
        <table:table-row table:style-name="ro1">
          <table:table-cell/>
          <table:table-cell table:formula="of:=IFERROR(__xludf.dummyfunction(&quot;&quot;&quot;COMPUTED_VALUE&quot;&quot;&quot;);2004)" office:value-type="float" office:value="2004" calcext:value-type="float">
            <text:p>2004</text:p>
          </table:table-cell>
          <table:table-cell table:formula="of:=IFERROR(__xludf.dummyfunction(&quot;&quot;&quot;COMPUTED_VALUE&quot;&quot;&quot;);&quot;Symposium Series on Computational Intelligence (SSCI)&quot;)" office:value-type="string" office:string-value="Symposium Series on Computational Intelligence (SSCI)" calcext:value-type="string">
            <text:p>Symposium Series on Computational Intelligence (SSCI)</text:p>
          </table:table-cell>
          <table:table-cell table:formula="of:=IFERROR(__xludf.dummyfunction(&quot;&quot;&quot;COMPUTED_VALUE&quot;&quot;&quot;);&quot;PLOS&quot;)" office:value-type="string" office:string-value="PLOS" calcext:value-type="string">
            <text:p>PLOS</text:p>
          </table:table-cell>
          <table:table-cell table:number-columns-repeated="2"/>
          <table:table-cell table:formula="of:=IFERROR(__xludf.dummyfunction(&quot;&quot;&quot;COMPUTED_VALUE&quot;&quot;&quot;);&quot;dataset_and_classification, crowdsourcing&quot;)" office:value-type="string" office:string-value="dataset_and_classification, crowdsourcing" calcext:value-type="string">
            <text:p>dataset_and_classification, crowdsourcing</text:p>
          </table:table-cell>
          <table:table-cell table:formula="of:=IFERROR(__xludf.dummyfunction(&quot;&quot;&quot;COMPUTED_VALUE&quot;&quot;&quot;);&quot;flaming detection with Naive Bayes and transfer learning&quot;)" office:value-type="string" office:string-value="flaming detection with Naive Bayes and transfer learning" calcext:value-type="string">
            <text:p>flaming detection with Naive Bayes and transfer learning</text:p>
          </table:table-cell>
          <table:table-cell table:number-columns-repeated="4"/>
          <table:table-cell table:formula="of:=IFERROR(__xludf.dummyfunction(&quot;&quot;&quot;COMPUTED_VALUE&quot;&quot;&quot;);&quot;cyberbullying, harassment&quot;)" office:value-type="string" office:string-value="cyberbullying, harassment" calcext:value-type="string">
            <text:p>cyberbullying, harassment</text:p>
          </table:table-cell>
          <table:table-cell table:formula="of:=IFERROR(__xludf.dummyfunction(&quot;&quot;&quot;COMPUTED_VALUE&quot;&quot;&quot;);&quot;hate, hate_speech, profanity&quot;)" office:value-type="string" office:string-value="hate, hate_speech, profanity" calcext:value-type="string">
            <text:p>hate, hate_speech, profanity</text:p>
          </table:table-cell>
          <table:table-cell table:formula="of:=IFERROR(__xludf.dummyfunction(&quot;&quot;&quot;COMPUTED_VALUE&quot;&quot;&quot;);&quot;close to offensive&quot;)" office:value-type="string" office:string-value="close to offensive" calcext:value-type="string">
            <text:p>close to offensive</text:p>
          </table:table-cell>
          <table:table-cell/>
          <table:table-cell table:formula="of:=IFERROR(__xludf.dummyfunction(&quot;&quot;&quot;COMPUTED_VALUE&quot;&quot;&quot;);&quot;Flaming, Harassment, Racism and Terrorism&quot;)" office:value-type="string" office:string-value="Flaming, Harassment, Racism and Terrorism" calcext:value-type="string">
            <text:p>Flaming, Harassment, Racism and Terrorism</text:p>
          </table:table-cell>
          <table:table-cell/>
          <table:table-cell table:formula="of:=IFERROR(__xludf.dummyfunction(&quot;&quot;&quot;COMPUTED_VALUE&quot;&quot;&quot;);&quot;religion and spirituality, society/unrest and war, society/racism, society/personal offense/hate crime, law, govt &amp; politics/espionage and intelligence/terrorism and law, govt &amp; politics/legal issues/human rights.&quot;)" office:value-type="string" office:string-value="religion and spirituality, society/unrest and war, society/racism, society/personal offense/hate crime, law, govt &amp; politics/espionage and intelligence/terrorism and law, govt &amp; politics/legal issues/human rights." calcext:value-type="string">
            <text:p>religion and spirituality, society/unrest and war, society/racism, society/personal offense/hate crime, law, govt &amp; politics/espionage and intelligence/terrorism and law, govt &amp; politics/legal issues/human rights.</text:p>
          </table:table-cell>
          <table:table-cell table:number-columns-repeated="2"/>
          <table:table-cell table:formula="of:=IFERROR(__xludf.dummyfunction(&quot;&quot;&quot;COMPUTED_VALUE&quot;&quot;&quot;);&quot;Naive Bayes, SVM, logistic regression&quot;)" office:value-type="string" office:string-value="Naive Bayes, SVM, logistic regression" calcext:value-type="string">
            <text:p>Naive Bayes, SVM, logistic regression</text:p>
          </table:table-cell>
          <table:table-cell/>
          <table:table-cell table:formula="of:=IFERROR(__xludf.dummyfunction(&quot;&quot;&quot;COMPUTED_VALUE&quot;&quot;&quot;);&quot;char n-gram, word n-gram, word embedding (average word embedding)&quot;)" office:value-type="string" office:string-value="char n-gram, word n-gram, word embedding (average word embedding)" calcext:value-type="string">
            <text:p>char n-gram, word n-gram, word embedding (average word embedding)</text:p>
          </table:table-cell>
          <table:table-cell table:formula="of:=IFERROR(__xludf.dummyfunction(&quot;&quot;&quot;COMPUTED_VALUE&quot;&quot;&quot;);&quot;new representation learning method: list of insulting words based on expert knowledge and linguistic resources, i.e., insulting seeds. Then, based on word embeddings, we extend insulting seeds to define bullying features. Different weights are assigned to&quot;&amp;&quot; bullying features based on the cosine similarity between word embeddings.  concatenate the learned bullying features with Bag-of-Words features and Latent semantic features to form the vector representation&quot;)" office:value-type="string" office:string-value="new representation learning method: list of insulting words based on expert knowledge and linguistic resources, i.e., insulting seeds. Then, based on word embeddings, we extend insulting seeds to define bullying features. Different weights are assigned to bullying features based on the cosine similarity between word embeddings.  concatenate the learned bullying features with Bag-of-Words features and Latent semantic features to form the vector representation" calcext:value-type="string">
            <text:p>new representation learning method: list of insulting words based on expert knowledge and linguistic resources, i.e., insulting seeds. Then, based on word embeddings, we extend insulting seeds to define bullying features. Different weights are assigned to bullying features based on the cosine similarity between word embeddings. <text:s/>concatenate the learned bullying features with Bag-of-Words features and Latent semantic features to form the vector representation</text:p>
          </table:table-cell>
          <table:table-cell table:formula="of:=IFERROR(__xludf.dummyfunction(&quot;&quot;&quot;COMPUTED_VALUE&quot;&quot;&quot;);&quot;time&quot;)" office:value-type="string" office:string-value="time" calcext:value-type="string">
            <text:p>time</text:p>
          </table:table-cell>
          <table:table-cell/>
          <table:table-cell table:formula="of:=IFERROR(__xludf.dummyfunction(&quot;&quot;&quot;COMPUTED_VALUE&quot;&quot;&quot;);&quot;user information (gender, age, location)&quot;)" office:value-type="string" office:string-value="user information (gender, age, location)" calcext:value-type="string">
            <text:p>user information (gender, age, location)</text:p>
          </table:table-cell>
          <table:table-cell/>
          <table:table-cell table:formula="of:=IFERROR(__xludf.dummyfunction(&quot;&quot;&quot;COMPUTED_VALUE&quot;&quot;&quot;);&quot;Verbal aggression could be understood as any kind of linguistic behaviour which intends to damage the social identity of the target person and lower their status and prestige&quot;)" office:value-type="string" office:string-value="Verbal aggression could be understood as any kind of linguistic behaviour which intends to damage the social identity of the target person and lower their status and prestige" calcext:value-type="string">
            <text:p>Verbal aggression could be understood as any kind of linguistic behaviour which intends to damage the social identity of the target person and lower their status and prestige</text:p>
          </table:table-cell>
          <table:table-cell/>
          <table:table-cell table:formula="of:=IFERROR(__xludf.dummyfunction(&quot;&quot;&quot;COMPUTED_VALUE&quot;&quot;&quot;);&quot;wikipedia, twitter&quot;)" office:value-type="string" office:string-value="wikipedia, twitter" calcext:value-type="string">
            <text:p>wikipedia, twitter</text:p>
          </table:table-cell>
          <table:table-cell table:formula="of:=IFERROR(__xludf.dummyfunction(&quot;&quot;&quot;COMPUTED_VALUE&quot;&quot;&quot;);&quot;6091, 16059, 24783, 61075&quot;)" office:value-type="string" office:string-value="6091, 16059, 24783, 61075" calcext:value-type="string">
            <text:p>6091, 16059, 24783, 61075</text:p>
          </table:table-cell>
          <table:table-cell table:formula="of:=IFERROR(__xludf.dummyfunction(&quot;&quot;&quot;COMPUTED_VALUE&quot;&quot;&quot;);1240)" office:value-type="float" office:value="1240" calcext:value-type="float">
            <text:p>1240</text:p>
          </table:table-cell>
          <table:table-cell table:formula="of:=IFERROR(__xludf.dummyfunction(&quot;&quot;&quot;COMPUTED_VALUE&quot;&quot;&quot;);&quot;spanish&quot;)" office:value-type="string" office:string-value="spanish" calcext:value-type="string">
            <text:p>spanish</text:p>
          </table:table-cell>
          <table:table-cell table:number-columns-repeated="4"/>
          <table:table-cell table:formula="of:=IFERROR(__xludf.dummyfunction(&quot;&quot;&quot;COMPUTED_VALUE&quot;&quot;&quot;);&quot;news articles&quot;)" office:value-type="string" office:string-value="news articles" calcext:value-type="string">
            <text:p>news articles</text:p>
          </table:table-cell>
          <table:table-cell/>
          <table:table-cell table:formula="of:=IFERROR(__xludf.dummyfunction(&quot;&quot;&quot;COMPUTED_VALUE&quot;&quot;&quot;);&quot;manual, crowdflower&quot;)" office:value-type="string" office:string-value="manual, crowdflower" calcext:value-type="string">
            <text:p>manual, crowdflower</text:p>
          </table:table-cell>
          <table:table-cell table:number-columns-repeated="3"/>
          <table:table-cell table:formula="of:=IFERROR(__xludf.dummyfunction(&quot;&quot;&quot;COMPUTED_VALUE&quot;&quot;&quot;);&quot;precise definition, control annotations, context on the tweet authors, participate only once to eliminate behavioral bias &quot;)" office:value-type="string" office:string-value="precise definition, control annotations, context on the tweet authors, participate only once to eliminate behavioral bias " calcext:value-type="string">
            <text:p>precise definition, control annotations, context on the tweet authors, participate only once to eliminate behavioral bias </text:p>
          </table:table-cell>
          <table:table-cell table:formula="of:=IFERROR(__xludf.dummyfunction(&quot;&quot;&quot;COMPUTED_VALUE&quot;&quot;&quot;);&quot;percentage agreement&quot;)" office:value-type="string" office:string-value="percentage agreement" calcext:value-type="string">
            <text:p>percentage agreement</text:p>
          </table:table-cell>
          <table:table-cell table:number-columns-repeated="977"/>
        </table:table-row>
        <table:table-row table:style-name="ro1">
          <table:table-cell table:number-columns-repeated="2"/>
          <table:table-cell table:formula="of:=IFERROR(__xludf.dummyfunction(&quot;&quot;&quot;COMPUTED_VALUE&quot;&quot;&quot;);&quot;Proceedings of the Hawaii International Conference on System Sciences&quot;)" office:value-type="string" office:string-value="Proceedings of the Hawaii International Conference on System Sciences" calcext:value-type="string">
            <text:p>Proceedings of the Hawaii International Conference on System Sciences</text:p>
          </table:table-cell>
          <table:table-cell table:formula="of:=IFERROR(__xludf.dummyfunction(&quot;&quot;&quot;COMPUTED_VALUE&quot;&quot;&quot;);&quot;Online Library &quot;)" office:value-type="string" office:string-value="Online Library " calcext:value-type="string">
            <text:p>Online Library </text:p>
          </table:table-cell>
          <table:table-cell table:number-columns-repeated="2"/>
          <table:table-cell table:formula="of:=IFERROR(__xludf.dummyfunction(&quot;&quot;&quot;COMPUTED_VALUE&quot;&quot;&quot;);&quot;crowdsourcing, dataset&quot;)" office:value-type="string" office:string-value="crowdsourcing, dataset" calcext:value-type="string">
            <text:p>crowdsourcing, dataset</text:p>
          </table:table-cell>
          <table:table-cell table:formula="of:=IFERROR(__xludf.dummyfunction(&quot;&quot;&quot;COMPUTED_VALUE&quot;&quot;&quot;);&quot;cyberbullying instances do not necessarily contain profane and negative words and other than textual features, characteristics of users and their previous position in the network play an important role in differentiating between cyberbullying and noncyber&quot;&amp;&quot;bullying instances.&quot;)" office:value-type="string" office:string-value="cyberbullying instances do not necessarily contain profane and negative words and other than textual features, characteristics of users and their previous position in the network play an important role in differentiating between cyberbullying and noncyberbullying instances." calcext:value-type="string">
            <text:p>cyberbullying instances do not necessarily contain profane and negative words and other than textual features, characteristics of users and their previous position in the network play an important role in differentiating between cyberbullying and noncyberbullying instances.</text:p>
          </table:table-cell>
          <table:table-cell table:number-columns-repeated="4"/>
          <table:table-cell table:formula="of:=IFERROR(__xludf.dummyfunction(&quot;&quot;&quot;COMPUTED_VALUE&quot;&quot;&quot;);&quot;hate&quot;)" office:value-type="string" office:string-value="hate" calcext:value-type="string">
            <text:p>hate</text:p>
          </table:table-cell>
          <table:table-cell table:formula="of:=IFERROR(__xludf.dummyfunction(&quot;&quot;&quot;COMPUTED_VALUE&quot;&quot;&quot;);&quot;toxicity, hate_speech&quot;)" office:value-type="string" office:string-value="toxicity, hate_speech" calcext:value-type="string">
            <text:p>toxicity, hate_speech</text:p>
          </table:table-cell>
          <table:table-cell table:formula="of:=IFERROR(__xludf.dummyfunction(&quot;&quot;&quot;COMPUTED_VALUE&quot;&quot;&quot;);&quot;an aggressive, intentional act carried out by a group or individual using electronic forms of contact, repeatedly or over time against a victim that cannot easily defend him or herself&quot;)" office:value-type="string" office:string-value="an aggressive, intentional act carried out by a group or individual using electronic forms of contact, repeatedly or over time against a victim that cannot easily defend him or herself" calcext:value-type="string">
            <text:p>an aggressive, intentional act carried out by a group or individual using electronic forms of contact, repeatedly or over time against a victim that cannot easily defend him or herself</text:p>
          </table:table-cell>
          <table:table-cell/>
          <table:table-cell table:formula="of:=IFERROR(__xludf.dummyfunction(&quot;&quot;&quot;COMPUTED_VALUE&quot;&quot;&quot;);&quot;4 levels of cyberbullying types of questions&quot;)" office:value-type="string" office:string-value="4 levels of cyberbullying types of questions" calcext:value-type="string">
            <text:p>4 levels of cyberbullying types of questions</text:p>
          </table:table-cell>
          <table:table-cell/>
          <table:table-cell table:formula="of:=IFERROR(__xludf.dummyfunction(&quot;&quot;&quot;COMPUTED_VALUE&quot;&quot;&quot;);&quot;race and culture, sexuality, physical appearance, intelligence, and social rejection&quot;)" office:value-type="string" office:string-value="race and culture, sexuality, physical appearance, intelligence, and social rejection" calcext:value-type="string">
            <text:p>race and culture, sexuality, physical appearance, intelligence, and social rejection</text:p>
          </table:table-cell>
          <table:table-cell table:number-columns-repeated="2"/>
          <table:table-cell table:formula="of:=IFERROR(__xludf.dummyfunction(&quot;&quot;&quot;COMPUTED_VALUE&quot;&quot;&quot;);&quot;logistic regression&quot;)" office:value-type="string" office:string-value="logistic regression" calcext:value-type="string">
            <text:p>logistic regression</text:p>
          </table:table-cell>
          <table:table-cell/>
          <table:table-cell table:formula="of:=IFERROR(__xludf.dummyfunction(&quot;&quot;&quot;COMPUTED_VALUE&quot;&quot;&quot;);&quot;linguistic features (Document length), lexical features (Number of offensive words), pronoun variations (Frequency of the word “you”), word frequency in dictionary (NS score), sentiment analysis (ANEW score, SentiWordNet score)&quot;)" office:value-type="string" office:string-value="linguistic features (Document length), lexical features (Number of offensive words), pronoun variations (Frequency of the word “you”), word frequency in dictionary (NS score), sentiment analysis (ANEW score, SentiWordNet score)" calcext:value-type="string">
            <text:p>linguistic features (Document length), lexical features (Number of offensive words), pronoun variations (Frequency of the word “you”), word frequency in dictionary (NS score), sentiment analysis (ANEW score, SentiWordNet score)</text:p>
          </table:table-cell>
          <table:table-cell table:formula="of:=IFERROR(__xludf.dummyfunction(&quot;&quot;&quot;COMPUTED_VALUE&quot;&quot;&quot;);&quot;GloVe, FastText&quot;)" office:value-type="string" office:string-value="GloVe, FastText" calcext:value-type="string">
            <text:p>GloVe, FastText</text:p>
          </table:table-cell>
          <table:table-cell table:formula="of:=IFERROR(__xludf.dummyfunction(&quot;&quot;&quot;COMPUTED_VALUE&quot;&quot;&quot;);&quot;accuracy, kappa statistic&quot;)" office:value-type="string" office:string-value="accuracy, kappa statistic" calcext:value-type="string">
            <text:p>accuracy, kappa statistic</text:p>
          </table:table-cell>
          <table:table-cell/>
          <table:table-cell table:formula="of:=IFERROR(__xludf.dummyfunction(&quot;&quot;&quot;COMPUTED_VALUE&quot;&quot;&quot;);&quot;user information (e.g., #posts, #days since account creation), network information (e.g., #followers, #friends)&quot;)" office:value-type="string" office:string-value="user information (e.g., #posts, #days since account creation), network information (e.g., #followers, #friends)" calcext:value-type="string">
            <text:p>user information (e.g., #posts, #days since account creation), network information (e.g., #followers, #friends)</text:p>
          </table:table-cell>
          <table:table-cell/>
          <table:table-cell table:formula="of:=IFERROR(__xludf.dummyfunction(&quot;&quot;&quot;COMPUTED_VALUE&quot;&quot;&quot;);&quot;any text or document that intends to offend a person or group of persons.&quot;)" office:value-type="string" office:string-value="any text or document that intends to offend a person or group of persons." calcext:value-type="string">
            <text:p>any text or document that intends to offend a person or group of persons.</text:p>
          </table:table-cell>
          <table:table-cell/>
          <table:table-cell table:formula="of:=IFERROR(__xludf.dummyfunction(&quot;&quot;&quot;COMPUTED_VALUE&quot;&quot;&quot;);&quot;wikipedia&quot;)" office:value-type="string" office:string-value="wikipedia" calcext:value-type="string">
            <text:p>wikipedia</text:p>
          </table:table-cell>
          <table:table-cell table:formula="of:=IFERROR(__xludf.dummyfunction(&quot;&quot;&quot;COMPUTED_VALUE&quot;&quot;&quot;);110000)" office:value-type="float" office:value="110000" calcext:value-type="float">
            <text:p>110000</text:p>
          </table:table-cell>
          <table:table-cell table:formula="of:=IFERROR(__xludf.dummyfunction(&quot;&quot;&quot;COMPUTED_VALUE&quot;&quot;&quot;);5375)" office:value-type="float" office:value="5375" calcext:value-type="float">
            <text:p>5375</text:p>
          </table:table-cell>
          <table:table-cell table:formula="of:=IFERROR(__xludf.dummyfunction(&quot;&quot;&quot;COMPUTED_VALUE&quot;&quot;&quot;);&quot;english, german&quot;)" office:value-type="string" office:string-value="english, german" calcext:value-type="string">
            <text:p>english, german</text:p>
          </table:table-cell>
          <table:table-cell table:number-columns-repeated="4"/>
          <table:table-cell table:formula="of:=IFERROR(__xludf.dummyfunction(&quot;&quot;&quot;COMPUTED_VALUE&quot;&quot;&quot;);&quot;comments crawled from public celebrities facebook pages&quot;)" office:value-type="string" office:string-value="comments crawled from public celebrities facebook pages" calcext:value-type="string">
            <text:p>comments crawled from public celebrities facebook pages</text:p>
          </table:table-cell>
          <table:table-cell/>
          <table:table-cell table:formula="of:=IFERROR(__xludf.dummyfunction(&quot;&quot;&quot;COMPUTED_VALUE&quot;&quot;&quot;);&quot;AMT&quot;)" office:value-type="string" office:string-value="AMT" calcext:value-type="string">
            <text:p>AMT</text:p>
          </table:table-cell>
          <table:table-cell table:number-columns-repeated="3"/>
          <table:table-cell table:formula="of:=IFERROR(__xludf.dummyfunction(&quot;&quot;&quot;COMPUTED_VALUE&quot;&quot;&quot;);&quot;comparison with / without precise definition&quot;)" office:value-type="string" office:string-value="comparison with / without precise definition" calcext:value-type="string">
            <text:p>comparison with / without precise definition</text:p>
          </table:table-cell>
          <table:table-cell table:formula="of:=IFERROR(__xludf.dummyfunction(&quot;&quot;&quot;COMPUTED_VALUE&quot;&quot;&quot;);&quot;Krippendorff's alpha, Cohen's Kappa&quot;)" office:value-type="string" office:string-value="Krippendorff's alpha, Cohen's Kappa" calcext:value-type="string">
            <text:p>Krippendorff's alpha, Cohen's Kappa</text:p>
          </table:table-cell>
          <table:table-cell table:number-columns-repeated="977"/>
        </table:table-row>
        <table:table-row table:style-name="ro1">
          <table:table-cell table:number-columns-repeated="2"/>
          <table:table-cell table:formula="of:=IFERROR(__xludf.dummyfunction(&quot;&quot;&quot;COMPUTED_VALUE&quot;&quot;&quot;);&quot;Proceedings of the International Conference on Computer and Data Analysis&quot;)" office:value-type="string" office:string-value="Proceedings of the International Conference on Computer and Data Analysis" calcext:value-type="string">
            <text:p>Proceedings of the International Conference on Computer and Data Analysis</text:p>
          </table:table-cell>
          <table:table-cell table:formula="of:=IFERROR(__xludf.dummyfunction(&quot;&quot;&quot;COMPUTED_VALUE&quot;&quot;&quot;);&quot;&quot;)">
            <text:p/>
          </table:table-cell>
          <table:table-cell table:number-columns-repeated="2"/>
          <table:table-cell table:formula="of:=IFERROR(__xludf.dummyfunction(&quot;&quot;&quot;COMPUTED_VALUE&quot;&quot;&quot;);&quot;CS_study, classification&quot;)" office:value-type="string" office:string-value="CS_study, classification" calcext:value-type="string">
            <text:p>CS_study, classification</text:p>
          </table:table-cell>
          <table:table-cell table:formula="of:=IFERROR(__xludf.dummyfunction(&quot;&quot;&quot;COMPUTED_VALUE&quot;&quot;&quot;);&quot;classification for Arabic language&quot;)" office:value-type="string" office:string-value="classification for Arabic language" calcext:value-type="string">
            <text:p>classification for Arabic language</text:p>
          </table:table-cell>
          <table:table-cell table:number-columns-repeated="4"/>
          <table:table-cell table:formula="of:=IFERROR(__xludf.dummyfunction(&quot;&quot;&quot;COMPUTED_VALUE&quot;&quot;&quot;);&quot;harmful_speech&quot;)" office:value-type="string" office:string-value="harmful_speech" calcext:value-type="string">
            <text:p>harmful_speech</text:p>
          </table:table-cell>
          <table:table-cell table:formula="of:=IFERROR(__xludf.dummyfunction(&quot;&quot;&quot;COMPUTED_VALUE&quot;&quot;&quot;);&quot;discrimination, aggression, abusive&quot;)" office:value-type="string" office:string-value="discrimination, aggression, abusive" calcext:value-type="string">
            <text:p>discrimination, aggression, abusive</text:p>
          </table:table-cell>
          <table:table-cell table:formula="of:=IFERROR(__xludf.dummyfunction(&quot;&quot;&quot;COMPUTED_VALUE&quot;&quot;&quot;);&quot;offensive information such as harassment, insult, and hate in the messages which are sent or post using OSN services for the purpose of intentionally hurting people emotionally, mentally, or physically&quot;)" office:value-type="string" office:string-value="offensive information such as harassment, insult, and hate in the messages which are sent or post using OSN services for the purpose of intentionally hurting people emotionally, mentally, or physically" calcext:value-type="string">
            <text:p>offensive information such as harassment, insult, and hate in the messages which are sent or post using OSN services for the purpose of intentionally hurting people emotionally, mentally, or physically</text:p>
          </table:table-cell>
          <table:table-cell/>
          <table:table-cell table:formula="of:=IFERROR(__xludf.dummyfunction(&quot;&quot;&quot;COMPUTED_VALUE&quot;&quot;&quot;);&quot;racist, sexist, neither&quot;)" office:value-type="string" office:string-value="racist, sexist, neither" calcext:value-type="string">
            <text:p>racist, sexist, neither</text:p>
          </table:table-cell>
          <table:table-cell/>
          <table:table-cell table:formula="of:=IFERROR(__xludf.dummyfunction(&quot;&quot;&quot;COMPUTED_VALUE&quot;&quot;&quot;);&quot;Flaming, Harassment, Racism and Terrorism&quot;)" office:value-type="string" office:string-value="Flaming, Harassment, Racism and Terrorism" calcext:value-type="string">
            <text:p>Flaming, Harassment, Racism and Terrorism</text:p>
          </table:table-cell>
          <table:table-cell table:number-columns-repeated="2"/>
          <table:table-cell table:formula="of:=IFERROR(__xludf.dummyfunction(&quot;&quot;&quot;COMPUTED_VALUE&quot;&quot;&quot;);&quot;SVM, DNN&quot;)" office:value-type="string" office:string-value="SVM, DNN" calcext:value-type="string">
            <text:p>SVM, DNN</text:p>
          </table:table-cell>
          <table:table-cell/>
          <table:table-cell table:formula="of:=IFERROR(__xludf.dummyfunction(&quot;&quot;&quot;COMPUTED_VALUE&quot;&quot;&quot;);&quot;word n-gram, tf-idf&quot;)" office:value-type="string" office:string-value="word n-gram, tf-idf" calcext:value-type="string">
            <text:p>word n-gram, tf-idf</text:p>
          </table:table-cell>
          <table:table-cell table:formula="of:=IFERROR(__xludf.dummyfunction(&quot;&quot;&quot;COMPUTED_VALUE&quot;&quot;&quot;);&quot;construction of a list of bullying words with expert knowledge, BoW and word embedding, feature selection with Fisher score&quot;)" office:value-type="string" office:string-value="construction of a list of bullying words with expert knowledge, BoW and word embedding, feature selection with Fisher score" calcext:value-type="string">
            <text:p>construction of a list of bullying words with expert knowledge, BoW and word embedding, feature selection with Fisher score</text:p>
          </table:table-cell>
          <table:table-cell table:formula="of:=IFERROR(__xludf.dummyfunction(&quot;&quot;&quot;COMPUTED_VALUE&quot;&quot;&quot;);&quot;accuracy, F-measure, ROC-AUC, confusion matrix&quot;)" office:value-type="string" office:string-value="accuracy, F-measure, ROC-AUC, confusion matrix" calcext:value-type="string">
            <text:p>accuracy, F-measure, ROC-AUC, confusion matrix</text:p>
          </table:table-cell>
          <table:table-cell/>
          <table:table-cell table:formula="of:=IFERROR(__xludf.dummyfunction(&quot;&quot;&quot;COMPUTED_VALUE&quot;&quot;&quot;);&quot;user information (user comments)&quot;)" office:value-type="string" office:string-value="user information (user comments)" calcext:value-type="string">
            <text:p>user information (user comments)</text:p>
          </table:table-cell>
          <table:table-cell/>
          <table:table-cell table:formula="of:=IFERROR(__xludf.dummyfunction(&quot;&quot;&quot;COMPUTED_VALUE&quot;&quot;&quot;);&quot;1) Comments contain personal remarks, insulters, critic, condemnation or sarcasm, etc. This is the most common situation when a social network user encounters aggressive comments. Typically, this happens between personal users and mainly hold subjective a&quot;&amp;&quot;nd negative attitude towards certain entities. This kind of comments can target at a specific object such as person, organization, and viewpoint. 2) Comments refer to sensitive topics. Sensitive topics are defined as the contents likely to arouse debates &quot;&amp;&quot;on social networks such as politics, crimes, race, sex, or other social problems. Those comments do not need to be negative or subjective because users usually feel uneasy when reading the opposite viewpoints of a sensitive topic under debates. 3) Comment&quot;&amp;&quot;s contain too much swear words or a curse. Note that swear words are not necessary to be aggressive. Sometimes people just use it to express strong but positive emotions. As a result, we only tag negative comments with swear words as aggressivity.&quot;)" office:value-type="string" office:string-value="1) Comments contain personal remarks, insulters, critic, condemnation or sarcasm, etc. This is the most common situation when a social network user encounters aggressive comments. Typically, this happens between personal users and mainly hold subjective and negative attitude towards certain entities. This kind of comments can target at a specific object such as person, organization, and viewpoint. 2) Comments refer to sensitive topics. Sensitive topics are defined as the contents likely to arouse debates on social networks such as politics, crimes, race, sex, or other social problems. Those comments do not need to be negative or subjective because users usually feel uneasy when reading the opposite viewpoints of a sensitive topic under debates. 3) Comments contain too much swear words or a curse. Note that swear words are not necessary to be aggressive. Sometimes people just use it to express strong but positive emotions. As a result, we only tag negative comments with swear words as aggressivity." calcext:value-type="string">
            <text:p>1) Comments contain personal remarks, insulters, critic, condemnation or sarcasm, etc. This is the most common situation when a social network user encounters aggressive comments. Typically, this happens between personal users and mainly hold subjective and negative attitude towards certain entities. This kind of comments can target at a specific object such as person, organization, and viewpoint. 2) Comments refer to sensitive topics. Sensitive topics are defined as the contents likely to arouse debates on social networks such as politics, crimes, race, sex, or other social problems. Those comments do not need to be negative or subjective because users usually feel uneasy when reading the opposite viewpoints of a sensitive topic under debates. 3) Comments contain too much swear words or a curse. Note that swear words are not necessary to be aggressive. Sometimes people just use it to express strong but positive emotions. As a result, we only tag negative comments with swear words as aggressivity.</text:p>
          </table:table-cell>
          <table:table-cell/>
          <table:table-cell table:formula="of:=IFERROR(__xludf.dummyfunction(&quot;&quot;&quot;COMPUTED_VALUE&quot;&quot;&quot;);&quot;-&quot;)" office:value-type="string" office:string-value="-" calcext:value-type="string">
            <text:p>-</text:p>
          </table:table-cell>
          <table:table-cell table:formula="of:=IFERROR(__xludf.dummyfunction(&quot;&quot;&quot;COMPUTED_VALUE&quot;&quot;&quot;);2100000)" office:value-type="float" office:value="2100000" calcext:value-type="float">
            <text:p>2100000</text:p>
          </table:table-cell>
          <table:table-cell table:formula="of:=IFERROR(__xludf.dummyfunction(&quot;&quot;&quot;COMPUTED_VALUE&quot;&quot;&quot;);684)" office:value-type="float" office:value="684" calcext:value-type="float">
            <text:p>684</text:p>
          </table:table-cell>
          <table:table-cell table:formula="of:=IFERROR(__xludf.dummyfunction(&quot;&quot;&quot;COMPUTED_VALUE&quot;&quot;&quot;);&quot;english, dutch&quot;)" office:value-type="string" office:string-value="english, dutch" calcext:value-type="string">
            <text:p>english, dutch</text:p>
          </table:table-cell>
          <table:table-cell table:number-columns-repeated="4"/>
          <table:table-cell table:formula="of:=IFERROR(__xludf.dummyfunction(&quot;&quot;&quot;COMPUTED_VALUE&quot;&quot;&quot;);&quot;crawled from hashtags and key terms&quot;)" office:value-type="string" office:string-value="crawled from hashtags and key terms" calcext:value-type="string">
            <text:p>crawled from hashtags and key terms</text:p>
          </table:table-cell>
          <table:table-cell/>
          <table:table-cell table:formula="of:=IFERROR(__xludf.dummyfunction(&quot;&quot;&quot;COMPUTED_VALUE&quot;&quot;&quot;);&quot;expert (experience with Tumblr)&quot;)" office:value-type="string" office:string-value="expert (experience with Tumblr)" calcext:value-type="string">
            <text:p>expert (experience with Tumblr)</text:p>
          </table:table-cell>
          <table:table-cell table:number-columns-repeated="3"/>
          <table:table-cell table:formula="of:=IFERROR(__xludf.dummyfunction(&quot;&quot;&quot;COMPUTED_VALUE&quot;&quot;&quot;);&quot;definition, golden questions, time threshold&quot;)" office:value-type="string" office:string-value="definition, golden questions, time threshold" calcext:value-type="string">
            <text:p>definition, golden questions, time threshold</text:p>
          </table:table-cell>
          <table:table-cell table:formula="of:=IFERROR(__xludf.dummyfunction(&quot;&quot;&quot;COMPUTED_VALUE&quot;&quot;&quot;);&quot;Fleiss' Kappa &quot;)" office:value-type="string" office:string-value="Fleiss' Kappa " calcext:value-type="string">
            <text:p>Fleiss' Kappa </text:p>
          </table:table-cell>
          <table:table-cell table:number-columns-repeated="977"/>
        </table:table-row>
        <table:table-row table:style-name="ro1">
          <table:table-cell table:number-columns-repeated="2"/>
          <table:table-cell table:formula="of:=IFERROR(__xludf.dummyfunction(&quot;&quot;&quot;COMPUTED_VALUE&quot;&quot;&quot;);&quot;Proceedings of the ACM Conference on Computer Supported Cooperative Work and Social Computing Companion - CSCW Companion&quot;)" office:value-type="string" office:string-value="Proceedings of the ACM Conference on Computer Supported Cooperative Work and Social Computing Companion - CSCW Companion" calcext:value-type="string">
            <text:p>Proceedings of the ACM Conference on Computer Supported Cooperative Work and Social Computing Companion - CSCW Companion</text:p>
          </table:table-cell>
          <table:table-cell table:formula="of:=IFERROR(__xludf.dummyfunction(&quot;&quot;&quot;COMPUTED_VALUE&quot;&quot;&quot;);&quot;tandfonline&quot;)" office:value-type="string" office:string-value="tandfonline" calcext:value-type="string">
            <text:p>tandfonline</text:p>
          </table:table-cell>
          <table:table-cell table:number-columns-repeated="2"/>
          <table:table-cell table:formula="of:=IFERROR(__xludf.dummyfunction(&quot;&quot;&quot;COMPUTED_VALUE&quot;&quot;&quot;);&quot;CS_study, dataset_and_classification&quot;)" office:value-type="string" office:string-value="CS_study, dataset_and_classification" calcext:value-type="string">
            <text:p>CS_study, dataset_and_classification</text:p>
          </table:table-cell>
          <table:table-cell table:formula="of:=IFERROR(__xludf.dummyfunction(&quot;&quot;&quot;COMPUTED_VALUE&quot;&quot;&quot;);&quot;design and effectiveness of technological mechanisms to mit- igate cyberbullying through Tertiary prevention on the popular social networking platform Instagram&quot;)" office:value-type="string" office:string-value="design and effectiveness of technological mechanisms to mit- igate cyberbullying through Tertiary prevention on the popular social networking platform Instagram" calcext:value-type="string">
            <text:p>design and effectiveness of technological mechanisms to mit- igate cyberbullying through Tertiary prevention on the popular social networking platform Instagram</text:p>
          </table:table-cell>
          <table:table-cell table:number-columns-repeated="4"/>
          <table:table-cell table:formula="of:=IFERROR(__xludf.dummyfunction(&quot;&quot;&quot;COMPUTED_VALUE&quot;&quot;&quot;);&quot;misogyny&quot;)" office:value-type="string" office:string-value="misogyny" calcext:value-type="string">
            <text:p>misogyny</text:p>
          </table:table-cell>
          <table:table-cell table:formula="of:=IFERROR(__xludf.dummyfunction(&quot;&quot;&quot;COMPUTED_VALUE&quot;&quot;&quot;);&quot;cyberbullying, cyberbullying_trace&quot;)" office:value-type="string" office:string-value="cyberbullying, cyberbullying_trace" calcext:value-type="string">
            <text:p>cyberbullying, cyberbullying_trace</text:p>
          </table:table-cell>
          <table:table-cell table:formula="of:=IFERROR(__xludf.dummyfunction(&quot;&quot;&quot;COMPUTED_VALUE&quot;&quot;&quot;);&quot;language that is used to expresses hatred towards a targeted group or is intended to be derogatory, to humiliate, or to insult the members of the group. In extreme cases this may also be language that threatens or incites violence, but limiting our defini&quot;&amp;&quot;tion only to such cases would exclude a large proportion of hate speech. . Importantly, our definition does not include all instances of offensive language because people often use terms that are highly offensive to certain groups but in a qualitatively d&quot;&amp;&quot;ifferent manner. For example some African Americans often use the term n*gga2 in everyday language online (Warner and Hirschberg 2012), people use terms like h*e and b*tch when quoting rap lyrics, and teenagers use homophobic slurs like f*g as they play v&quot;&amp;&quot;ideo  games. Such language is prevalent on social media (Wang et al. 2014), making this boundary condition crucial for any usable hate speech detection system.&quot;)" office:value-type="string" office:string-value="language that is used to expresses hatred towards a targeted group or is intended to be derogatory, to humiliate, or to insult the members of the group. In extreme cases this may also be language that threatens or incites violence, but limiting our definition only to such cases would exclude a large proportion of hate speech. . Importantly, our definition does not include all instances of offensive language because people often use terms that are highly offensive to certain groups but in a qualitatively different manner. For example some African Americans often use the term n*gga2 in everyday language online (Warner and Hirschberg 2012), people use terms like h*e and b*tch when quoting rap lyrics, and teenagers use homophobic slurs like f*g as they play video  games. Such language is prevalent on social media (Wang et al. 2014), making this boundary condition crucial for any usable hate speech detection system." calcext:value-type="string">
            <text:p>language that is used to expresses hatred towards a targeted group or is intended to be derogatory, to humiliate, or to insult the members of the group. In extreme cases this may also be language that threatens or incites violence, but limiting our definition only to such cases would exclude a large proportion of hate speech. . Importantly, our definition does not include all instances of offensive language because people often use terms that are highly offensive to certain groups but in a qualitatively different manner. For example some African Americans often use the term n*gga2 in everyday language online (Warner and Hirschberg 2012), people use terms like h*e and b*tch when quoting rap lyrics, and teenagers use homophobic slurs like f*g as they play video <text:s/>games. Such language is prevalent on social media (Wang et al. 2014), making this boundary condition crucial for any usable hate speech detection system.</text:p>
          </table:table-cell>
          <table:table-cell/>
          <table:table-cell table:formula="of:=IFERROR(__xludf.dummyfunction(&quot;&quot;&quot;COMPUTED_VALUE&quot;&quot;&quot;);&quot;class 1, 2, 3&quot;)" office:value-type="string" office:string-value="class 1, 2, 3" calcext:value-type="string">
            <text:p>class 1, 2, 3</text:p>
          </table:table-cell>
          <table:table-cell/>
          <table:table-cell table:formula="of:=IFERROR(__xludf.dummyfunction(&quot;&quot;&quot;COMPUTED_VALUE&quot;&quot;&quot;);&quot;cyberbullying, racism, sexism, attack&quot;)" office:value-type="string" office:string-value="cyberbullying, racism, sexism, attack" calcext:value-type="string">
            <text:p>cyberbullying, racism, sexism, attack</text:p>
          </table:table-cell>
          <table:table-cell table:number-columns-repeated="2"/>
          <table:table-cell table:formula="of:=IFERROR(__xludf.dummyfunction(&quot;&quot;&quot;COMPUTED_VALUE&quot;&quot;&quot;);&quot;MLP, linear regression&quot;)" office:value-type="string" office:string-value="MLP, linear regression" calcext:value-type="string">
            <text:p>MLP, linear regression</text:p>
          </table:table-cell>
          <table:table-cell/>
          <table:table-cell table:formula="of:=IFERROR(__xludf.dummyfunction(&quot;&quot;&quot;COMPUTED_VALUE&quot;&quot;&quot;);&quot;word n-gram, char n-gram, word embedding&quot;)" office:value-type="string" office:string-value="word n-gram, char n-gram, word embedding" calcext:value-type="string">
            <text:p>word n-gram, char n-gram, word embedding</text:p>
          </table:table-cell>
          <table:table-cell table:formula="of:=IFERROR(__xludf.dummyfunction(&quot;&quot;&quot;COMPUTED_VALUE&quot;&quot;&quot;);&quot;feature weighing with SVM, feature reduction with SVD&quot;)" office:value-type="string" office:string-value="feature weighing with SVM, feature reduction with SVD" calcext:value-type="string">
            <text:p>feature weighing with SVM, feature reduction with SVD</text:p>
          </table:table-cell>
          <table:table-cell table:formula="of:=IFERROR(__xludf.dummyfunction(&quot;&quot;&quot;COMPUTED_VALUE&quot;&quot;&quot;);&quot;precision, F-measure, false positive rate&quot;)" office:value-type="string" office:string-value="precision, F-measure, false positive rate" calcext:value-type="string">
            <text:p>precision, F-measure, false positive rate</text:p>
          </table:table-cell>
          <table:table-cell/>
          <table:table-cell table:formula="of:=IFERROR(__xludf.dummyfunction(&quot;&quot;&quot;COMPUTED_VALUE&quot;&quot;&quot;);&quot;user information (user previous posts)&quot;)" office:value-type="string" office:string-value="user information (user previous posts)" calcext:value-type="string">
            <text:p>user information (user previous posts)</text:p>
          </table:table-cell>
          <table:table-cell/>
          <table:table-cell table:formula="of:=IFERROR(__xludf.dummyfunction(&quot;&quot;&quot;COMPUTED_VALUE&quot;&quot;&quot;);&quot;(A) Violent expression(abusive, threat, other: including expressions that provoke or stimulate another person in the context of false expression), (B) Sexual expression (sexuality and related body language, sexual relatedness, other sexuality expressions &quot;&amp;&quot;that stimulate imagination or cause shame), (C) Discrimination (sex discrimination, age discrimination, others: racial and regional discrimination)&quot;)" office:value-type="string" office:string-value="(A) Violent expression(abusive, threat, other: including expressions that provoke or stimulate another person in the context of false expression), (B) Sexual expression (sexuality and related body language, sexual relatedness, other sexuality expressions that stimulate imagination or cause shame), (C) Discrimination (sex discrimination, age discrimination, others: racial and regional discrimination)" calcext:value-type="string">
            <text:p>(A) Violent expression(abusive, threat, other: including expressions that provoke or stimulate another person in the context of false expression), (B) Sexual expression (sexuality and related body language, sexual relatedness, other sexuality expressions that stimulate imagination or cause shame), (C) Discrimination (sex discrimination, age discrimination, others: racial and regional discrimination)</text:p>
          </table:table-cell>
          <table:table-cell/>
          <table:table-cell table:formula="of:=IFERROR(__xludf.dummyfunction(&quot;&quot;&quot;COMPUTED_VALUE&quot;&quot;&quot;);&quot;kongregate, slashdot, myspace&quot;)" office:value-type="string" office:string-value="kongregate, slashdot, myspace" calcext:value-type="string">
            <text:p>kongregate, slashdot, myspace</text:p>
          </table:table-cell>
          <table:table-cell table:formula="of:=IFERROR(__xludf.dummyfunction(&quot;&quot;&quot;COMPUTED_VALUE&quot;&quot;&quot;);&quot;1300, 13000&quot;)" office:value-type="string" office:string-value="1300, 13000" calcext:value-type="string">
            <text:p>1300, 13000</text:p>
          </table:table-cell>
          <table:table-cell table:formula="of:=IFERROR(__xludf.dummyfunction(&quot;&quot;&quot;COMPUTED_VALUE&quot;&quot;&quot;);45000)" office:value-type="float" office:value="45000" calcext:value-type="float">
            <text:p>45000</text:p>
          </table:table-cell>
          <table:table-cell table:formula="of:=IFERROR(__xludf.dummyfunction(&quot;&quot;&quot;COMPUTED_VALUE&quot;&quot;&quot;);&quot;arabic, french, english, dutch&quot;)" office:value-type="string" office:string-value="arabic, french, english, dutch" calcext:value-type="string">
            <text:p>arabic, french, english, dutch</text:p>
          </table:table-cell>
          <table:table-cell table:number-columns-repeated="4"/>
          <table:table-cell table:formula="of:=IFERROR(__xludf.dummyfunction(&quot;&quot;&quot;COMPUTED_VALUE&quot;&quot;&quot;);&quot;scenarios created by researchers, conversations written by students&quot;)" office:value-type="string" office:string-value="scenarios created by researchers, conversations written by students" calcext:value-type="string">
            <text:p>scenarios created by researchers, conversations written by students</text:p>
          </table:table-cell>
          <table:table-cell/>
          <table:table-cell table:formula="of:=IFERROR(__xludf.dummyfunction(&quot;&quot;&quot;COMPUTED_VALUE&quot;&quot;&quot;);&quot;expert (educator who works with middle-school children)&quot;)" office:value-type="string" office:string-value="expert (educator who works with middle-school children)" calcext:value-type="string">
            <text:p>expert (educator who works with middle-school children)</text:p>
          </table:table-cell>
          <table:table-cell table:number-columns-repeated="3"/>
          <table:table-cell table:formula="of:=IFERROR(__xludf.dummyfunction(&quot;&quot;&quot;COMPUTED_VALUE&quot;&quot;&quot;);&quot;definition, golden questions, time threshold, mentoring phase, only crowdworkers of high ranking&quot;)" office:value-type="string" office:string-value="definition, golden questions, time threshold, mentoring phase, only crowdworkers of high ranking" calcext:value-type="string">
            <text:p>definition, golden questions, time threshold, mentoring phase, only crowdworkers of high ranking</text:p>
          </table:table-cell>
          <table:table-cell table:formula="of:=IFERROR(__xludf.dummyfunction(&quot;&quot;&quot;COMPUTED_VALUE&quot;&quot;&quot;);&quot;kappa, F-measure&quot;)" office:value-type="string" office:string-value="kappa, F-measure" calcext:value-type="string">
            <text:p>kappa, F-measure</text:p>
          </table:table-cell>
          <table:table-cell table:number-columns-repeated="977"/>
        </table:table-row>
        <table:table-row table:style-name="ro1">
          <table:table-cell table:number-columns-repeated="2"/>
          <table:table-cell table:formula="of:=IFERROR(__xludf.dummyfunction(&quot;&quot;&quot;COMPUTED_VALUE&quot;&quot;&quot;);&quot;ACM Computing Survey&quot;)" office:value-type="string" office:string-value="ACM Computing Survey" calcext:value-type="string">
            <text:p>ACM Computing Survey</text:p>
          </table:table-cell>
          <table:table-cell table:formula="of:=IFERROR(__xludf.dummyfunction(&quot;&quot;&quot;COMPUTED_VALUE&quot;&quot;&quot;);&quot;Stanford&quot;)" office:value-type="string" office:string-value="Stanford" calcext:value-type="string">
            <text:p>Stanford</text:p>
          </table:table-cell>
          <table:table-cell table:number-columns-repeated="3"/>
          <table:table-cell table:formula="of:=IFERROR(__xludf.dummyfunction(&quot;&quot;&quot;COMPUTED_VALUE&quot;&quot;&quot;);&quot;survey on hate speech&quot;)" office:value-type="string" office:string-value="survey on hate speech" calcext:value-type="string">
            <text:p>survey on hate speech</text:p>
          </table:table-cell>
          <table:table-cell table:number-columns-repeated="4"/>
          <table:table-cell table:formula="of:=IFERROR(__xludf.dummyfunction(&quot;&quot;&quot;COMPUTED_VALUE&quot;&quot;&quot;);&quot;malicious&quot;)" office:value-type="string" office:string-value="malicious" calcext:value-type="string">
            <text:p>malicious</text:p>
          </table:table-cell>
          <table:table-cell table:formula="of:=IFERROR(__xludf.dummyfunction(&quot;&quot;&quot;COMPUTED_VALUE&quot;&quot;&quot;);&quot;cyberbullying_trace&quot;)" office:value-type="string" office:string-value="cyberbullying_trace" calcext:value-type="string">
            <text:p>cyberbullying_trace</text:p>
          </table:table-cell>
          <table:table-cell table:formula="of:=IFERROR(__xludf.dummyfunction(&quot;&quot;&quot;COMPUTED_VALUE&quot;&quot;&quot;);&quot;offensive, abusive and vulgar words&quot;)" office:value-type="string" office:string-value="offensive, abusive and vulgar words" calcext:value-type="string">
            <text:p>offensive, abusive and vulgar words</text:p>
          </table:table-cell>
          <table:table-cell/>
          <table:table-cell table:formula="of:=IFERROR(__xludf.dummyfunction(&quot;&quot;&quot;COMPUTED_VALUE&quot;&quot;&quot;);&quot;neutral, sexist, racist&quot;)" office:value-type="string" office:string-value="neutral, sexist, racist" calcext:value-type="string">
            <text:p>neutral, sexist, racist</text:p>
          </table:table-cell>
          <table:table-cell/>
          <table:table-cell table:formula="of:=IFERROR(__xludf.dummyfunction(&quot;&quot;&quot;COMPUTED_VALUE&quot;&quot;&quot;);&quot;calumniation (e.g., false accusations), discrimination (e.g., racism), disrespect (e.g., looking down at a profession), hooliganism (e.g., calling for violence), insult (e.g., making fun of appearance), irony, swearing, threat, other&quot;)" office:value-type="string" office:string-value="calumniation (e.g., false accusations), discrimination (e.g., racism), disrespect (e.g., looking down at a profession), hooliganism (e.g., calling for violence), insult (e.g., making fun of appearance), irony, swearing, threat, other" calcext:value-type="string">
            <text:p>calumniation (e.g., false accusations), discrimination (e.g., racism), disrespect (e.g., looking down at a profession), hooliganism (e.g., calling for violence), insult (e.g., making fun of appearance), irony, swearing, threat, other</text:p>
          </table:table-cell>
          <table:table-cell table:number-columns-repeated="2"/>
          <table:table-cell table:formula="of:=IFERROR(__xludf.dummyfunction(&quot;&quot;&quot;COMPUTED_VALUE&quot;&quot;&quot;);&quot;SVM, random forest, KNN, Naive Bayes, logistic regression&quot;)" office:value-type="string" office:string-value="SVM, random forest, KNN, Naive Bayes, logistic regression" calcext:value-type="string">
            <text:p>SVM, random forest, KNN, Naive Bayes, logistic regression</text:p>
          </table:table-cell>
          <table:table-cell/>
          <table:table-cell table:formula="of:=IFERROR(__xludf.dummyfunction(&quot;&quot;&quot;COMPUTED_VALUE&quot;&quot;&quot;);&quot;word embedding, lexical features (blacklist), word n-gram, linguistic features (mixed languages, abbreviations, punctuation, and words with special characters)&quot;)" office:value-type="string" office:string-value="word embedding, lexical features (blacklist), word n-gram, linguistic features (mixed languages, abbreviations, punctuation, and words with special characters)" calcext:value-type="string">
            <text:p>word embedding, lexical features (blacklist), word n-gram, linguistic features (mixed languages, abbreviations, punctuation, and words with special characters)</text:p>
          </table:table-cell>
          <table:table-cell table:formula="of:=IFERROR(__xludf.dummyfunction(&quot;&quot;&quot;COMPUTED_VALUE&quot;&quot;&quot;);&quot;GloVe, random, SSWE&quot;)" office:value-type="string" office:string-value="GloVe, random, SSWE" calcext:value-type="string">
            <text:p>GloVe, random, SSWE</text:p>
          </table:table-cell>
          <table:table-cell table:formula="of:=IFERROR(__xludf.dummyfunction(&quot;&quot;&quot;COMPUTED_VALUE&quot;&quot;&quot;);&quot;precision, recall, F-measure, ROC-AUC, accuracy&quot;)" office:value-type="string" office:string-value="precision, recall, F-measure, ROC-AUC, accuracy" calcext:value-type="string">
            <text:p>precision, recall, F-measure, ROC-AUC, accuracy</text:p>
          </table:table-cell>
          <table:table-cell/>
          <table:table-cell table:formula="of:=IFERROR(__xludf.dummyfunction(&quot;&quot;&quot;COMPUTED_VALUE&quot;&quot;&quot;);&quot;-&quot;)" office:value-type="string" office:string-value="-" calcext:value-type="string">
            <text:p>-</text:p>
          </table:table-cell>
          <table:table-cell/>
          <table:table-cell table:formula="of:=IFERROR(__xludf.dummyfunction(&quot;&quot;&quot;COMPUTED_VALUE&quot;&quot;&quot;);&quot;Physical abuse - Occurs when a partner threatens to pinch, hit, shove, slap, punch, or kick a partner. Physiological /Emotional abuse - Threatening a partner or harming his or her sense of self-worth. Examples include name-calling, shaming, bullying, emba&quot;&amp;&quot;rrassing on purpose, or keeping him/her away from friends and family.  Sexual abuse - Forcing a partner to engage in a sex act when he or she does not or cannot consent. Can be physical or non-physical, like threatening to spread rumors if the partner ref&quot;&amp;&quot;uses to have sex. Stalking - Refers to a pattern of harassing or threatening tactics that are unwanted and cause fear in the victim.&quot;)" office:value-type="string" office:string-value="Physical abuse - Occurs when a partner threatens to pinch, hit, shove, slap, punch, or kick a partner. Physiological /Emotional abuse - Threatening a partner or harming his or her sense of self-worth. Examples include name-calling, shaming, bullying, embarrassing on purpose, or keeping him/her away from friends and family.  Sexual abuse - Forcing a partner to engage in a sex act when he or she does not or cannot consent. Can be physical or non-physical, like threatening to spread rumors if the partner refuses to have sex. Stalking - Refers to a pattern of harassing or threatening tactics that are unwanted and cause fear in the victim." calcext:value-type="string">
            <text:p>Physical abuse - Occurs when a partner threatens to pinch, hit, shove, slap, punch, or kick a partner. Physiological /Emotional abuse - Threatening a partner or harming his or her sense of self-worth. Examples include name-calling, shaming, bullying, embarrassing on purpose, or keeping him/her away from friends and family. <text:s/>Sexual abuse - Forcing a partner to engage in a sex act when he or she does not or cannot consent. Can be physical or non-physical, like threatening to spread rumors if the partner refuses to have sex. Stalking - Refers to a pattern of harassing or threatening tactics that are unwanted and cause fear in the victim.</text:p>
          </table:table-cell>
          <table:table-cell/>
          <table:table-cell table:formula="of:=IFERROR(__xludf.dummyfunction(&quot;&quot;&quot;COMPUTED_VALUE&quot;&quot;&quot;);&quot;simulated scenarios&quot;)" office:value-type="string" office:string-value="simulated scenarios" calcext:value-type="string">
            <text:p>simulated scenarios</text:p>
          </table:table-cell>
          <table:table-cell table:formula="of:=IFERROR(__xludf.dummyfunction(&quot;&quot;&quot;COMPUTED_VALUE&quot;&quot;&quot;);39000)" office:value-type="float" office:value="39000" calcext:value-type="float">
            <text:p>39000</text:p>
          </table:table-cell>
          <table:table-cell table:formula="of:=IFERROR(__xludf.dummyfunction(&quot;&quot;&quot;COMPUTED_VALUE&quot;&quot;&quot;);2200)" office:value-type="float" office:value="2200" calcext:value-type="float">
            <text:p>2200</text:p>
          </table:table-cell>
          <table:table-cell table:formula="of:=IFERROR(__xludf.dummyfunction(&quot;&quot;&quot;COMPUTED_VALUE&quot;&quot;&quot;);&quot;english, hindi&quot;)" office:value-type="string" office:string-value="english, hindi" calcext:value-type="string">
            <text:p>english, hindi</text:p>
          </table:table-cell>
          <table:table-cell table:number-columns-repeated="4"/>
          <table:table-cell table:formula="of:=IFERROR(__xludf.dummyfunction(&quot;&quot;&quot;COMPUTED_VALUE&quot;&quot;&quot;);&quot;media profiles containing profanity and a minimum number of posts&quot;)" office:value-type="string" office:string-value="media profiles containing profanity and a minimum number of posts" calcext:value-type="string">
            <text:p>media profiles containing profanity and a minimum number of posts</text:p>
          </table:table-cell>
          <table:table-cell/>
          <table:table-cell table:formula="of:=IFERROR(__xludf.dummyfunction(&quot;&quot;&quot;COMPUTED_VALUE&quot;&quot;&quot;);&quot;expert (graduate students of psychology)&quot;)" office:value-type="string" office:string-value="expert (graduate students of psychology)" calcext:value-type="string">
            <text:p>expert (graduate students of psychology)</text:p>
          </table:table-cell>
          <table:table-cell table:number-columns-repeated="3"/>
          <table:table-cell table:formula="of:=IFERROR(__xludf.dummyfunction(&quot;&quot;&quot;COMPUTED_VALUE&quot;&quot;&quot;);&quot;definition, time threshold, golden questions, annotator location limitation&quot;)" office:value-type="string" office:string-value="definition, time threshold, golden questions, annotator location limitation" calcext:value-type="string">
            <text:p>definition, time threshold, golden questions, annotator location limitation</text:p>
          </table:table-cell>
          <table:table-cell table:formula="of:=IFERROR(__xludf.dummyfunction(&quot;&quot;&quot;COMPUTED_VALUE&quot;&quot;&quot;);&quot;interannotator agreement, kappa&quot;)" office:value-type="string" office:string-value="interannotator agreement, kappa" calcext:value-type="string">
            <text:p>interannotator agreement, kappa</text:p>
          </table:table-cell>
          <table:table-cell table:number-columns-repeated="977"/>
        </table:table-row>
        <table:table-row table:style-name="ro1">
          <table:table-cell table:number-columns-repeated="2"/>
          <table:table-cell table:formula="of:=IFERROR(__xludf.dummyfunction(&quot;&quot;&quot;COMPUTED_VALUE&quot;&quot;&quot;);&quot;Proceedings of the International Workshop on Natural Language Processing for Social Media&quot;)" office:value-type="string" office:string-value="Proceedings of the International Workshop on Natural Language Processing for Social Media" calcext:value-type="string">
            <text:p>Proceedings of the International Workshop on Natural Language Processing for Social Media</text:p>
          </table:table-cell>
          <table:table-cell table:formula="of:=IFERROR(__xludf.dummyfunction(&quot;&quot;&quot;COMPUTED_VALUE&quot;&quot;&quot;);&quot;Wiley&quot;)" office:value-type="string" office:string-value="Wiley" calcext:value-type="string">
            <text:p>Wiley</text:p>
          </table:table-cell>
          <table:table-cell table:number-columns-repeated="3"/>
          <table:table-cell table:formula="of:=IFERROR(__xludf.dummyfunction(&quot;&quot;&quot;COMPUTED_VALUE&quot;&quot;&quot;);&quot;classification using sentence features and metadata for different types of speech&quot;)" office:value-type="string" office:string-value="classification using sentence features and metadata for different types of speech" calcext:value-type="string">
            <text:p>classification using sentence features and metadata for different types of speech</text:p>
          </table:table-cell>
          <table:table-cell table:number-columns-repeated="4"/>
          <table:table-cell table:formula="of:=IFERROR(__xludf.dummyfunction(&quot;&quot;&quot;COMPUTED_VALUE&quot;&quot;&quot;);&quot;cyberbullying, cyberaggression&quot;)" office:value-type="string" office:string-value="cyberbullying, cyberaggression" calcext:value-type="string">
            <text:p>cyberbullying, cyberaggression</text:p>
          </table:table-cell>
          <table:table-cell table:formula="of:=IFERROR(__xludf.dummyfunction(&quot;&quot;&quot;COMPUTED_VALUE&quot;&quot;&quot;);&quot;racism, sexism&quot;)" office:value-type="string" office:string-value="racism, sexism" calcext:value-type="string">
            <text:p>racism, sexism</text:p>
          </table:table-cell>
          <table:table-cell table:formula="of:=IFERROR(__xludf.dummyfunction(&quot;&quot;&quot;COMPUTED_VALUE&quot;&quot;&quot;);&quot;cyberbullying: the use of information and communication technology by an individual or a group of users to harass other users. rumour: A rumor is a claim whose  truthfulness is in doubt and has no clear source, even if its ideological or partisan origins &quot;&amp;&quot;and intents are clear [4]&quot;)" office:value-type="string" office:string-value="cyberbullying: the use of information and communication technology by an individual or a group of users to harass other users. rumour: A rumor is a claim whose  truthfulness is in doubt and has no clear source, even if its ideological or partisan origins and intents are clear [4]" calcext:value-type="string">
            <text:p>cyberbullying: the use of information and communication technology by an individual or a group of users to harass other users. rumour: A rumor is a claim whose <text:s/>truthfulness is in doubt and has no clear source, even if its ideological or partisan origins and intents are clear [4]</text:p>
          </table:table-cell>
          <table:table-cell/>
          <table:table-cell table:formula="of:=IFERROR(__xludf.dummyfunction(&quot;&quot;&quot;COMPUTED_VALUE&quot;&quot;&quot;);&quot;anger, embarrassment, empathy, fear, pride, relief, sadness, and other&quot;)" office:value-type="string" office:string-value="anger, embarrassment, empathy, fear, pride, relief, sadness, and other" calcext:value-type="string">
            <text:p>anger, embarrassment, empathy, fear, pride, relief, sadness, and other</text:p>
          </table:table-cell>
          <table:table-cell/>
          <table:table-cell table:formula="of:=IFERROR(__xludf.dummyfunction(&quot;&quot;&quot;COMPUTED_VALUE&quot;&quot;&quot;);&quot;anti-semitic, antiblack, anti-asian, anti-woman, anti-muslim, antiimmigrant or other-hate&quot;)" office:value-type="string" office:string-value="anti-semitic, antiblack, anti-asian, anti-woman, anti-muslim, antiimmigrant or other-hate" calcext:value-type="string">
            <text:p>anti-semitic, antiblack, anti-asian, anti-woman, anti-muslim, antiimmigrant or other-hate</text:p>
          </table:table-cell>
          <table:table-cell table:number-columns-repeated="2"/>
          <table:table-cell table:formula="of:=IFERROR(__xludf.dummyfunction(&quot;&quot;&quot;COMPUTED_VALUE&quot;&quot;&quot;);&quot;MLP, logistic regression, CNN+RNN, RNN&quot;)" office:value-type="string" office:string-value="MLP, logistic regression, CNN+RNN, RNN" calcext:value-type="string">
            <text:p>MLP, logistic regression, CNN+RNN, RNN</text:p>
          </table:table-cell>
          <table:table-cell/>
          <table:table-cell table:formula="of:=IFERROR(__xludf.dummyfunction(&quot;&quot;&quot;COMPUTED_VALUE&quot;&quot;&quot;);&quot;word n-gram with tfidf, word n-gram&quot;)" office:value-type="string" office:string-value="word n-gram with tfidf, word n-gram" calcext:value-type="string">
            <text:p>word n-gram with tfidf, word n-gram</text:p>
          </table:table-cell>
          <table:table-cell table:formula="of:=IFERROR(__xludf.dummyfunction(&quot;&quot;&quot;COMPUTED_VALUE&quot;&quot;&quot;);&quot;GloVe, random embeddings&quot;)" office:value-type="string" office:string-value="GloVe, random embeddings" calcext:value-type="string">
            <text:p>GloVe, random embeddings</text:p>
          </table:table-cell>
          <table:table-cell table:formula="of:=IFERROR(__xludf.dummyfunction(&quot;&quot;&quot;COMPUTED_VALUE&quot;&quot;&quot;);&quot;F-measure, accuracy&quot;)" office:value-type="string" office:string-value="F-measure, accuracy" calcext:value-type="string">
            <text:p>F-measure, accuracy</text:p>
          </table:table-cell>
          <table:table-cell/>
          <table:table-cell table:formula="of:=IFERROR(__xludf.dummyfunction(&quot;&quot;&quot;COMPUTED_VALUE&quot;&quot;&quot;);&quot;conversation context (posts of the conversation)&quot;)" office:value-type="string" office:string-value="conversation context (posts of the conversation)" calcext:value-type="string">
            <text:p>conversation context (posts of the conversation)</text:p>
          </table:table-cell>
          <table:table-cell/>
          <table:table-cell table:formula="of:=IFERROR(__xludf.dummyfunction(&quot;&quot;&quot;COMPUTED_VALUE&quot;&quot;&quot;);&quot;any offense motivated, in whole or in a part, by the offender’s bias against an aspect of a group of people. Under this definition, online hate speech may not necessarily be a crime, but still harm people. The offended aspects can encompass basic hate cri&quot;&amp;&quot;mes2, such as race, religion, disability, sexual orientation, ethnicity, or gender, but may also include behavioral and physical aspects that are not necessarily crimes.&quot;)" office:value-type="string" office:string-value="any offense motivated, in whole or in a part, by the offender’s bias against an aspect of a group of people. Under this definition, online hate speech may not necessarily be a crime, but still harm people. The offended aspects can encompass basic hate crimes2, such as race, religion, disability, sexual orientation, ethnicity, or gender, but may also include behavioral and physical aspects that are not necessarily crimes." calcext:value-type="string">
            <text:p>any offense motivated, in whole or in a part, by the offender’s bias against an aspect of a group of people. Under this definition, online hate speech may not necessarily be a crime, but still harm people. The offended aspects can encompass basic hate crimes2, such as race, religion, disability, sexual orientation, ethnicity, or gender, but may also include behavioral and physical aspects that are not necessarily crimes.</text:p>
          </table:table-cell>
          <table:table-cell/>
          <table:table-cell table:formula="of:=IFERROR(__xludf.dummyfunction(&quot;&quot;&quot;COMPUTED_VALUE&quot;&quot;&quot;);&quot;instagram&quot;)" office:value-type="string" office:string-value="instagram" calcext:value-type="string">
            <text:p>instagram</text:p>
          </table:table-cell>
          <table:table-cell table:formula="of:=IFERROR(__xludf.dummyfunction(&quot;&quot;&quot;COMPUTED_VALUE&quot;&quot;&quot;);&quot;281, 100&quot;)" office:value-type="string" office:string-value="281, 100" calcext:value-type="string">
            <text:p>281, 100</text:p>
          </table:table-cell>
          <table:table-cell table:formula="of:=IFERROR(__xludf.dummyfunction(&quot;&quot;&quot;COMPUTED_VALUE&quot;&quot;&quot;);1239)" office:value-type="float" office:value="1239" calcext:value-type="float">
            <text:p>1239</text:p>
          </table:table-cell>
          <table:table-cell table:formula="of:=IFERROR(__xludf.dummyfunction(&quot;&quot;&quot;COMPUTED_VALUE&quot;&quot;&quot;);&quot;english, greek&quot;)" office:value-type="string" office:string-value="english, greek" calcext:value-type="string">
            <text:p>english, greek</text:p>
          </table:table-cell>
          <table:table-cell table:number-columns-repeated="4"/>
          <table:table-cell table:formula="of:=IFERROR(__xludf.dummyfunction(&quot;&quot;&quot;COMPUTED_VALUE&quot;&quot;&quot;);&quot;seed words from hate dictionary and random sampling&quot;)" office:value-type="string" office:string-value="seed words from hate dictionary and random sampling" calcext:value-type="string">
            <text:p>seed words from hate dictionary and random sampling</text:p>
          </table:table-cell>
          <table:table-cell/>
          <table:table-cell table:formula="of:=IFERROR(__xludf.dummyfunction(&quot;&quot;&quot;COMPUTED_VALUE&quot;&quot;&quot;);&quot;expert (well versed with english language as well had a fair amount of experience with witnessing harmful speech online that we deal with on a day-to-day basis on social media)&quot;)" office:value-type="string" office:string-value="expert (well versed with english language as well had a fair amount of experience with witnessing harmful speech online that we deal with on a day-to-day basis on social media)" calcext:value-type="string">
            <text:p>expert (well versed with english language as well had a fair amount of experience with witnessing harmful speech online that we deal with on a day-to-day basis on social media)</text:p>
          </table:table-cell>
          <table:table-cell table:number-columns-repeated="3"/>
          <table:table-cell table:formula="of:=IFERROR(__xludf.dummyfunction(&quot;&quot;&quot;COMPUTED_VALUE&quot;&quot;&quot;);&quot;definition, golden questions&quot;)" office:value-type="string" office:string-value="definition, golden questions" calcext:value-type="string">
            <text:p>definition, golden questions</text:p>
          </table:table-cell>
          <table:table-cell table:formula="of:=IFERROR(__xludf.dummyfunction(&quot;&quot;&quot;COMPUTED_VALUE&quot;&quot;&quot;);&quot;percentage agreement, Cohen's Kappa, Fleiss' Kappa&quot;)" office:value-type="string" office:string-value="percentage agreement, Cohen's Kappa, Fleiss' Kappa" calcext:value-type="string">
            <text:p>percentage agreement, Cohen's Kappa, Fleiss' Kappa</text:p>
          </table:table-cell>
          <table:table-cell table:number-columns-repeated="977"/>
        </table:table-row>
        <table:table-row table:style-name="ro1">
          <table:table-cell table:number-columns-repeated="2"/>
          <table:table-cell table:formula="of:=IFERROR(__xludf.dummyfunction(&quot;&quot;&quot;COMPUTED_VALUE&quot;&quot;&quot;);&quot;-&quot;)" office:value-type="string" office:string-value="-" calcext:value-type="string">
            <text:p>-</text:p>
          </table:table-cell>
          <table:table-cell table:formula="of:=IFERROR(__xludf.dummyfunction(&quot;&quot;&quot;COMPUTED_VALUE&quot;&quot;&quot;);&quot;Sagepub&quot;)" office:value-type="string" office:string-value="Sagepub" calcext:value-type="string">
            <text:p>Sagepub</text:p>
          </table:table-cell>
          <table:table-cell table:number-columns-repeated="3"/>
          <table:table-cell table:formula="of:=IFERROR(__xludf.dummyfunction(&quot;&quot;&quot;COMPUTED_VALUE&quot;&quot;&quot;);&quot;self-identified hateful communities as training data for hateful speech classifiers. This approach both involves far less effort in collecting training data and also produces superior classi- fiers.&quot;)" office:value-type="string" office:string-value="self-identified hateful communities as training data for hateful speech classifiers. This approach both involves far less effort in collecting training data and also produces superior classi- fiers." calcext:value-type="string">
            <text:p>self-identified hateful communities as training data for hateful speech classifiers. This approach both involves far less effort in collecting training data and also produces superior classi- fiers.</text:p>
          </table:table-cell>
          <table:table-cell table:number-columns-repeated="4"/>
          <table:table-cell table:formula="of:=IFERROR(__xludf.dummyfunction(&quot;&quot;&quot;COMPUTED_VALUE&quot;&quot;&quot;);&quot;toxicity&quot;)" office:value-type="string" office:string-value="toxicity" calcext:value-type="string">
            <text:p>toxicity</text:p>
          </table:table-cell>
          <table:table-cell table:formula="of:=IFERROR(__xludf.dummyfunction(&quot;&quot;&quot;COMPUTED_VALUE&quot;&quot;&quot;);&quot;hate&quot;)" office:value-type="string" office:string-value="hate" calcext:value-type="string">
            <text:p>hate</text:p>
          </table:table-cell>
          <table:table-cell table:formula="of:=IFERROR(__xludf.dummyfunction(&quot;&quot;&quot;COMPUTED_VALUE&quot;&quot;&quot;);&quot;content that is published online by an individual and that is aggressive or hurtful against a victim (+ related work on definition)&quot;)" office:value-type="string" office:string-value="content that is published online by an individual and that is aggressive or hurtful against a victim (+ related work on definition)" calcext:value-type="string">
            <text:p>content that is published online by an individual and that is aggressive or hurtful against a victim (+ related work on definition)</text:p>
          </table:table-cell>
          <table:table-cell/>
          <table:table-cell table:formula="of:=IFERROR(__xludf.dummyfunction(&quot;&quot;&quot;COMPUTED_VALUE&quot;&quot;&quot;);&quot;weak hate, strong hate, no hate&quot;)" office:value-type="string" office:string-value="weak hate, strong hate, no hate" calcext:value-type="string">
            <text:p>weak hate, strong hate, no hate</text:p>
          </table:table-cell>
          <table:table-cell/>
          <table:table-cell table:formula="of:=IFERROR(__xludf.dummyfunction(&quot;&quot;&quot;COMPUTED_VALUE&quot;&quot;&quot;);&quot;refugee, muslim&quot;)" office:value-type="string" office:string-value="refugee, muslim" calcext:value-type="string">
            <text:p>refugee, muslim</text:p>
          </table:table-cell>
          <table:table-cell table:number-columns-repeated="2"/>
          <table:table-cell table:formula="of:=IFERROR(__xludf.dummyfunction(&quot;&quot;&quot;COMPUTED_VALUE&quot;&quot;&quot;);&quot;Naive Bayes, SVM, random forest&quot;)" office:value-type="string" office:string-value="Naive Bayes, SVM, random forest" calcext:value-type="string">
            <text:p>Naive Bayes, SVM, random forest</text:p>
          </table:table-cell>
          <table:table-cell/>
          <table:table-cell table:formula="of:=IFERROR(__xludf.dummyfunction(&quot;&quot;&quot;COMPUTED_VALUE&quot;&quot;&quot;);&quot;word n-gram&quot;)" office:value-type="string" office:string-value="word n-gram" calcext:value-type="string">
            <text:p>word n-gram</text:p>
          </table:table-cell>
          <table:table-cell table:formula="of:=IFERROR(__xludf.dummyfunction(&quot;&quot;&quot;COMPUTED_VALUE&quot;&quot;&quot;);&quot;GloVe, word2vec&quot;)" office:value-type="string" office:string-value="GloVe, word2vec" calcext:value-type="string">
            <text:p>GloVe, word2vec</text:p>
          </table:table-cell>
          <table:table-cell table:formula="of:=IFERROR(__xludf.dummyfunction(&quot;&quot;&quot;COMPUTED_VALUE&quot;&quot;&quot;);&quot;precision-recall curve (precision-recall breakeven point), F-measure, accuracy&quot;)" office:value-type="string" office:string-value="precision-recall curve (precision-recall breakeven point), F-measure, accuracy" calcext:value-type="string">
            <text:p>precision-recall curve (precision-recall breakeven point), F-measure, accuracy</text:p>
          </table:table-cell>
          <table:table-cell/>
          <table:table-cell table:formula="of:=IFERROR(__xludf.dummyfunction(&quot;&quot;&quot;COMPUTED_VALUE&quot;&quot;&quot;);&quot;user information (number of followedby’s, follows, likes), conversation context (shared medias and features extracted from image content includes image categories)&quot;)" office:value-type="string" office:string-value="user information (number of followedby’s, follows, likes), conversation context (shared medias and features extracted from image content includes image categories)" calcext:value-type="string">
            <text:p>user information (number of followedby’s, follows, likes), conversation context (shared medias and features extracted from image content includes image categories)</text:p>
          </table:table-cell>
          <table:table-cell/>
          <table:table-cell table:formula="of:=IFERROR(__xludf.dummyfunction(&quot;&quot;&quot;COMPUTED_VALUE&quot;&quot;&quot;);&quot;(a) Sexuality - Negative comments involving attacks on sexual minorities and sexist attacks on women. (b) Race and culture - Attacks bordering on racial minorities (e.g. African-American, Hispanic and Asian) and cultures (e.g. Jewish, Catholic and Asian t&quot;&amp;&quot;raditions) and stereotypical mocking of cultural traditions. (c) Intelligence - Comments attacking the intelligence and mental capacities of an individual.&quot;)" office:value-type="string" office:string-value="(a) Sexuality - Negative comments involving attacks on sexual minorities and sexist attacks on women. (b) Race and culture - Attacks bordering on racial minorities (e.g. African-American, Hispanic and Asian) and cultures (e.g. Jewish, Catholic and Asian traditions) and stereotypical mocking of cultural traditions. (c) Intelligence - Comments attacking the intelligence and mental capacities of an individual." calcext:value-type="string">
            <text:p>(a) Sexuality - Negative comments involving attacks on sexual minorities and sexist attacks on women. (b) Race and culture - Attacks bordering on racial minorities (e.g. African-American, Hispanic and Asian) and cultures (e.g. Jewish, Catholic and Asian traditions) and stereotypical mocking of cultural traditions. (c) Intelligence - Comments attacking the intelligence and mental capacities of an individual.</text:p>
          </table:table-cell>
          <table:table-cell/>
          <table:table-cell table:formula="of:=IFERROR(__xludf.dummyfunction(&quot;&quot;&quot;COMPUTED_VALUE&quot;&quot;&quot;);&quot;whisper, twitter&quot;)" office:value-type="string" office:string-value="whisper, twitter" calcext:value-type="string">
            <text:p>whisper, twitter</text:p>
          </table:table-cell>
          <table:table-cell table:formula="of:=IFERROR(__xludf.dummyfunction(&quot;&quot;&quot;COMPUTED_VALUE&quot;&quot;&quot;);&quot;116000, 25000, 25000, 16000, 2500&quot;)" office:value-type="string" office:string-value="116000, 25000, 25000, 16000, 2500" calcext:value-type="string">
            <text:p>116000, 25000, 25000, 16000, 2500</text:p>
          </table:table-cell>
          <table:table-cell table:formula="of:=IFERROR(__xludf.dummyfunction(&quot;&quot;&quot;COMPUTED_VALUE&quot;&quot;&quot;);103)" office:value-type="float" office:value="103" calcext:value-type="float">
            <text:p>103</text:p>
          </table:table-cell>
          <table:table-cell table:formula="of:=IFERROR(__xludf.dummyfunction(&quot;&quot;&quot;COMPUTED_VALUE&quot;&quot;&quot;);&quot;german&quot;)" office:value-type="string" office:string-value="german" calcext:value-type="string">
            <text:p>german</text:p>
          </table:table-cell>
          <table:table-cell table:number-columns-repeated="4"/>
          <table:table-cell table:formula="of:=IFERROR(__xludf.dummyfunction(&quot;&quot;&quot;COMPUTED_VALUE&quot;&quot;&quot;);&quot;crawling of website, ask people to report cyberbullying and to simulate scenarios&quot;)" office:value-type="string" office:string-value="crawling of website, ask people to report cyberbullying and to simulate scenarios" calcext:value-type="string">
            <text:p>crawling of website, ask people to report cyberbullying and to simulate scenarios</text:p>
          </table:table-cell>
          <table:table-cell/>
          <table:table-cell table:formula="of:=IFERROR(__xludf.dummyfunction(&quot;&quot;&quot;COMPUTED_VALUE&quot;&quot;&quot;);&quot;expert (computational linguistic researcher and then cross-checked by a student researcher)&quot;)" office:value-type="string" office:string-value="expert (computational linguistic researcher and then cross-checked by a student researcher)" calcext:value-type="string">
            <text:p>expert (computational linguistic researcher and then cross-checked by a student researcher)</text:p>
          </table:table-cell>
          <table:table-cell table:number-columns-repeated="3"/>
          <table:table-cell table:formula="of:=IFERROR(__xludf.dummyfunction(&quot;&quot;&quot;COMPUTED_VALUE&quot;&quot;&quot;);&quot;used questions adapted from psychology, tutorial, elimination of bad workers with test questions, 3 to 5 Likert scale&quot;)" office:value-type="string" office:string-value="used questions adapted from psychology, tutorial, elimination of bad workers with test questions, 3 to 5 Likert scale" calcext:value-type="string">
            <text:p>used questions adapted from psychology, tutorial, elimination of bad workers with test questions, 3 to 5 Likert scale</text:p>
          </table:table-cell>
          <table:table-cell table:number-columns-repeated="978"/>
        </table:table-row>
        <table:table-row table:style-name="ro1">
          <table:table-cell table:number-columns-repeated="2"/>
          <table:table-cell table:formula="of:=IFERROR(__xludf.dummyfunction(&quot;&quot;&quot;COMPUTED_VALUE&quot;&quot;&quot;);&quot;workshop on Text Analytics for Cybersecurity and Online Safety&quot;)" office:value-type="string" office:string-value="workshop on Text Analytics for Cybersecurity and Online Safety" calcext:value-type="string">
            <text:p>workshop on Text Analytics for Cybersecurity and Online Safety</text:p>
          </table:table-cell>
          <table:table-cell table:formula="of:=IFERROR(__xludf.dummyfunction(&quot;&quot;&quot;COMPUTED_VALUE&quot;&quot;&quot;);&quot;AIS Electronic Library&quot;)" office:value-type="string" office:string-value="AIS Electronic Library" calcext:value-type="string">
            <text:p>AIS Electronic Library</text:p>
          </table:table-cell>
          <table:table-cell table:number-columns-repeated="3"/>
          <table:table-cell table:formula="of:=IFERROR(__xludf.dummyfunction(&quot;&quot;&quot;COMPUTED_VALUE&quot;&quot;&quot;);&quot;dataset of abusive language, new features, temporal detection / evolution of hate speech&quot;)" office:value-type="string" office:string-value="dataset of abusive language, new features, temporal detection / evolution of hate speech" calcext:value-type="string">
            <text:p>dataset of abusive language, new features, temporal detection / evolution of hate speech</text:p>
          </table:table-cell>
          <table:table-cell table:number-columns-repeated="4"/>
          <table:table-cell table:formula="of:=IFERROR(__xludf.dummyfunction(&quot;&quot;&quot;COMPUTED_VALUE&quot;&quot;&quot;);&quot;hate_speech, profanity, hateful_speech&quot;)" office:value-type="string" office:string-value="hate_speech, profanity, hateful_speech" calcext:value-type="string">
            <text:p>hate_speech, profanity, hateful_speech</text:p>
          </table:table-cell>
          <table:table-cell table:formula="of:=IFERROR(__xludf.dummyfunction(&quot;&quot;&quot;COMPUTED_VALUE&quot;&quot;&quot;);&quot;aggression, hate_speech&quot;)" office:value-type="string" office:string-value="aggression, hate_speech" calcext:value-type="string">
            <text:p>aggression, hate_speech</text:p>
          </table:table-cell>
          <table:table-cell table:formula="of:=IFERROR(__xludf.dummyfunction(&quot;&quot;&quot;COMPUTED_VALUE&quot;&quot;&quot;);&quot;hate speech proliferated by members or fans of Salafi jihadist militant groups, such as Al-Qaeda or ISIS, that is intended as propaganda, to incite violence or to threaten civilians, and which is either illegal (e.g., execution videos) or at least worriso&quot;&amp;&quot;me (e.g., promoting radicalization by framing nonbelievers as “worthless dogs”).&quot;)" office:value-type="string" office:string-value="hate speech proliferated by members or fans of Salafi jihadist militant groups, such as Al-Qaeda or ISIS, that is intended as propaganda, to incite violence or to threaten civilians, and which is either illegal (e.g., execution videos) or at least worrisome (e.g., promoting radicalization by framing nonbelievers as “worthless dogs”)." calcext:value-type="string">
            <text:p>hate speech proliferated by members or fans of Salafi jihadist militant groups, such as Al-Qaeda or ISIS, that is intended as propaganda, to incite violence or to threaten civilians, and which is either illegal (e.g., execution videos) or at least worrisome (e.g., promoting radicalization by framing nonbelievers as “worthless dogs”).</text:p>
          </table:table-cell>
          <table:table-cell/>
          <table:table-cell table:formula="of:=IFERROR(__xludf.dummyfunction(&quot;&quot;&quot;COMPUTED_VALUE&quot;&quot;&quot;);&quot;racism, sexism, no&quot;)" office:value-type="string" office:string-value="racism, sexism, no" calcext:value-type="string">
            <text:p>racism, sexism, no</text:p>
          </table:table-cell>
          <table:table-cell/>
          <table:table-cell table:formula="of:=IFERROR(__xludf.dummyfunction(&quot;&quot;&quot;COMPUTED_VALUE&quot;&quot;&quot;);&quot;Religion, Physical and/or mental handicap, Socio-economical status, Politics, Race, Sex and Gender issues, and Other&quot;)" office:value-type="string" office:string-value="Religion, Physical and/or mental handicap, Socio-economical status, Politics, Race, Sex and Gender issues, and Other" calcext:value-type="string">
            <text:p>Religion, Physical and/or mental handicap, Socio-economical status, Politics, Race, Sex and Gender issues, and Other</text:p>
          </table:table-cell>
          <table:table-cell table:number-columns-repeated="2"/>
          <table:table-cell table:formula="of:=IFERROR(__xludf.dummyfunction(&quot;&quot;&quot;COMPUTED_VALUE&quot;&quot;&quot;);&quot;rule (string matching)&quot;)" office:value-type="string" office:string-value="rule (string matching)" calcext:value-type="string">
            <text:p>rule (string matching)</text:p>
          </table:table-cell>
          <table:table-cell/>
          <table:table-cell table:formula="of:=IFERROR(__xludf.dummyfunction(&quot;&quot;&quot;COMPUTED_VALUE&quot;&quot;&quot;);&quot;-&quot;)" office:value-type="string" office:string-value="-" calcext:value-type="string">
            <text:p>-</text:p>
          </table:table-cell>
          <table:table-cell table:formula="of:=IFERROR(__xludf.dummyfunction(&quot;&quot;&quot;COMPUTED_VALUE&quot;&quot;&quot;);&quot;word embedding with demographic information&quot;)" office:value-type="string" office:string-value="word embedding with demographic information" calcext:value-type="string">
            <text:p>word embedding with demographic information</text:p>
          </table:table-cell>
          <table:table-cell table:formula="of:=IFERROR(__xludf.dummyfunction(&quot;&quot;&quot;COMPUTED_VALUE&quot;&quot;&quot;);&quot;precision, recall, ROC-AUC&quot;)" office:value-type="string" office:string-value="precision, recall, ROC-AUC" calcext:value-type="string">
            <text:p>precision, recall, ROC-AUC</text:p>
          </table:table-cell>
          <table:table-cell/>
          <table:table-cell table:formula="of:=IFERROR(__xludf.dummyfunction(&quot;&quot;&quot;COMPUTED_VALUE&quot;&quot;&quot;);&quot;conversation context (other posts)&quot;)" office:value-type="string" office:string-value="conversation context (other posts)" calcext:value-type="string">
            <text:p>conversation context (other posts)</text:p>
          </table:table-cell>
          <table:table-cell/>
          <table:table-cell table:formula="of:=IFERROR(__xludf.dummyfunction(&quot;&quot;&quot;COMPUTED_VALUE&quot;&quot;&quot;);&quot;is this text offensive orantagonistic in terms of race ethnicity or religion?&quot;)" office:value-type="string" office:string-value="is this text offensive orantagonistic in terms of race ethnicity or religion?" calcext:value-type="string">
            <text:p>is this text offensive orantagonistic in terms of race ethnicity or religion?</text:p>
          </table:table-cell>
          <table:table-cell/>
          <table:table-cell table:formula="of:=IFERROR(__xludf.dummyfunction(&quot;&quot;&quot;COMPUTED_VALUE&quot;&quot;&quot;);&quot;twitter, “PervertedJustice” dataset (CyberCrime Data)&quot;)" office:value-type="string" office:string-value="twitter, “PervertedJustice” dataset (CyberCrime Data)" calcext:value-type="string">
            <text:p>twitter, “PervertedJustice” dataset (CyberCrime Data)</text:p>
          </table:table-cell>
          <table:table-cell table:formula="of:=IFERROR(__xludf.dummyfunction(&quot;&quot;&quot;COMPUTED_VALUE&quot;&quot;&quot;);10000000)" office:value-type="float" office:value="10000000" calcext:value-type="float">
            <text:p>10000000</text:p>
          </table:table-cell>
          <table:table-cell table:formula="of:=IFERROR(__xludf.dummyfunction(&quot;&quot;&quot;COMPUTED_VALUE&quot;&quot;&quot;);222)" office:value-type="float" office:value="222" calcext:value-type="float">
            <text:p>222</text:p>
          </table:table-cell>
          <table:table-cell table:formula="of:=IFERROR(__xludf.dummyfunction(&quot;&quot;&quot;COMPUTED_VALUE&quot;&quot;&quot;);&quot;english, russian&quot;)" office:value-type="string" office:string-value="english, russian" calcext:value-type="string">
            <text:p>english, russian</text:p>
          </table:table-cell>
          <table:table-cell table:number-columns-repeated="4"/>
          <table:table-cell table:formula="of:=IFERROR(__xludf.dummyfunction(&quot;&quot;&quot;COMPUTED_VALUE&quot;&quot;&quot;);&quot;website crawling&quot;)" office:value-type="string" office:string-value="website crawling" calcext:value-type="string">
            <text:p>website crawling</text:p>
          </table:table-cell>
          <table:table-cell/>
          <table:table-cell table:formula="of:=IFERROR(__xludf.dummyfunction(&quot;&quot;&quot;COMPUTED_VALUE&quot;&quot;&quot;);&quot;expert&quot;)" office:value-type="string" office:string-value="expert" calcext:value-type="string">
            <text:p>expert</text:p>
          </table:table-cell>
          <table:table-cell table:number-columns-repeated="3"/>
          <table:table-cell table:formula="of:=IFERROR(__xludf.dummyfunction(&quot;&quot;&quot;COMPUTED_VALUE&quot;&quot;&quot;);&quot;discussion&quot;)" office:value-type="string" office:string-value="discussion" calcext:value-type="string">
            <text:p>discussion</text:p>
          </table:table-cell>
          <table:table-cell table:number-columns-repeated="978"/>
        </table:table-row>
        <table:table-row table:style-name="ro1">
          <table:table-cell table:number-columns-repeated="2"/>
          <table:table-cell table:formula="of:=IFERROR(__xludf.dummyfunction(&quot;&quot;&quot;COMPUTED_VALUE&quot;&quot;&quot;);&quot;Proceedings of the International Conference on World Wide Web - WWW&quot;)" office:value-type="string" office:string-value="Proceedings of the International Conference on World Wide Web - WWW" calcext:value-type="string">
            <text:p>Proceedings of the International Conference on World Wide Web - WWW</text:p>
          </table:table-cell>
          <table:table-cell table:formula="of:=IFERROR(__xludf.dummyfunction(&quot;&quot;&quot;COMPUTED_VALUE&quot;&quot;&quot;);&quot;IOS Press&quot;)" office:value-type="string" office:string-value="IOS Press" calcext:value-type="string">
            <text:p>IOS Press</text:p>
          </table:table-cell>
          <table:table-cell table:number-columns-repeated="3"/>
          <table:table-cell table:formula="of:=IFERROR(__xludf.dummyfunction(&quot;&quot;&quot;COMPUTED_VALUE&quot;&quot;&quot;);&quot;analysis of the use of neural networks for feature creation and for classification in abusive speech&quot;)" office:value-type="string" office:string-value="analysis of the use of neural networks for feature creation and for classification in abusive speech" calcext:value-type="string">
            <text:p>analysis of the use of neural networks for feature creation and for classification in abusive speech</text:p>
          </table:table-cell>
          <table:table-cell table:number-columns-repeated="4"/>
          <table:table-cell table:formula="of:=IFERROR(__xludf.dummyfunction(&quot;&quot;&quot;COMPUTED_VALUE&quot;&quot;&quot;);&quot;hate_speech, hate&quot;)" office:value-type="string" office:string-value="hate_speech, hate" calcext:value-type="string">
            <text:p>hate_speech, hate</text:p>
          </table:table-cell>
          <table:table-cell table:formula="of:=IFERROR(__xludf.dummyfunction(&quot;&quot;&quot;COMPUTED_VALUE&quot;&quot;&quot;);&quot;racism, sexism, hate_speech, aggression&quot;)" office:value-type="string" office:string-value="racism, sexism, hate_speech, aggression" calcext:value-type="string">
            <text:p>racism, sexism, hate_speech, aggression</text:p>
          </table:table-cell>
          <table:table-cell table:formula="of:=IFERROR(__xludf.dummyfunction(&quot;&quot;&quot;COMPUTED_VALUE&quot;&quot;&quot;);&quot;Misogyny is a specific case of hate speech whose targets are women.&quot;)" office:value-type="string" office:string-value="Misogyny is a specific case of hate speech whose targets are women." calcext:value-type="string">
            <text:p>Misogyny is a specific case of hate speech whose targets are women.</text:p>
          </table:table-cell>
          <table:table-cell/>
          <table:table-cell table:formula="of:=IFERROR(__xludf.dummyfunction(&quot;&quot;&quot;COMPUTED_VALUE&quot;&quot;&quot;);&quot;racist, sexist, no&quot;)" office:value-type="string" office:string-value="racist, sexist, no" calcext:value-type="string">
            <text:p>racist, sexist, no</text:p>
          </table:table-cell>
          <table:table-cell/>
          <table:table-cell table:formula="of:=IFERROR(__xludf.dummyfunction(&quot;&quot;&quot;COMPUTED_VALUE&quot;&quot;&quot;);&quot;only racist and sexist&quot;)" office:value-type="string" office:string-value="only racist and sexist" calcext:value-type="string">
            <text:p>only racist and sexist</text:p>
          </table:table-cell>
          <table:table-cell table:number-columns-repeated="2"/>
          <table:table-cell table:formula="of:=IFERROR(__xludf.dummyfunction(&quot;&quot;&quot;COMPUTED_VALUE&quot;&quot;&quot;);&quot;Naive Bayes, logistic regression&quot;)" office:value-type="string" office:string-value="Naive Bayes, logistic regression" calcext:value-type="string">
            <text:p>Naive Bayes, logistic regression</text:p>
          </table:table-cell>
          <table:table-cell/>
          <table:table-cell table:formula="of:=IFERROR(__xludf.dummyfunction(&quot;&quot;&quot;COMPUTED_VALUE&quot;&quot;&quot;);&quot;topic model (LDA topic model), tf-idf&quot;)" office:value-type="string" office:string-value="topic model (LDA topic model), tf-idf" calcext:value-type="string">
            <text:p>topic model (LDA topic model), tf-idf</text:p>
          </table:table-cell>
          <table:table-cell table:formula="of:=IFERROR(__xludf.dummyfunction(&quot;&quot;&quot;COMPUTED_VALUE&quot;&quot;&quot;);&quot;template-based strategy, POS, Brown clustering, hate label, word frequency in dictionary &quot;)" office:value-type="string" office:string-value="template-based strategy, POS, Brown clustering, hate label, word frequency in dictionary " calcext:value-type="string">
            <text:p>template-based strategy, POS, Brown clustering, hate label, word frequency in dictionary </text:p>
          </table:table-cell>
          <table:table-cell table:formula="of:=IFERROR(__xludf.dummyfunction(&quot;&quot;&quot;COMPUTED_VALUE&quot;&quot;&quot;);&quot;accuracy, precision, recall&quot;)" office:value-type="string" office:string-value="accuracy, precision, recall" calcext:value-type="string">
            <text:p>accuracy, precision, recall</text:p>
          </table:table-cell>
          <table:table-cell/>
          <table:table-cell table:formula="of:=IFERROR(__xludf.dummyfunction(&quot;&quot;&quot;COMPUTED_VALUE&quot;&quot;&quot;);&quot;user information (user tendency toward certain type of hate speech)&quot;)" office:value-type="string" office:string-value="user information (user tendency toward certain type of hate speech)" calcext:value-type="string">
            <text:p>user information (user tendency toward certain type of hate speech)</text:p>
          </table:table-cell>
          <table:table-cell/>
          <table:table-cell table:formula="of:=IFERROR(__xludf.dummyfunction(&quot;&quot;&quot;COMPUTED_VALUE&quot;&quot;&quot;);&quot;Hate: • the target involved, i.e. the tweet should be addressed, or just refer to, one of the minority groups identified as HS targets in the previous stage (see Section 3), or even to an individual considered for its membership in that category (and not &quot;&amp;&quot;for its individual characteristics); • the action, or more precisely the illocutionary force of the utterance, in that it is capable of spreading, inciting, promoting or justifying violence against a target. Aggressiveness (labels no - weak - strong): it &quot;&amp;&quot;focuses on the user intention to be aggressive, harmful, or even to incite, in various forms, to violent acts against a given target; if the message reflects an overtly hostile attitude, or whenever the target group is portrayed as a threat to social stab&quot;&amp;&quot;ility, the tweet is considered weakly aggressive, while if there is the reference – whether explicit or just implied – to violent actions of any kind, the tweet is strongly aggressive. Offensive: conversely to aggressiveness, it rather focuses on the pote&quot;&amp;&quot;ntially hurtful effect of the tweet content on a given target. A tweet is considered weakly offensive in a large number of cases, among these: the given target is associated with typical human flaws (laziness in particular), the status of disadvantaged or&quot;&amp;&quot; discriminated minority is questioned, or when the members of the target group are described as unpleasant people; on the other hand, if an overtly insulting language is used, or the target is addressed to by means of outrageous or degrading expressions, &quot;&amp;&quot;the tweet is expected to be considered as strongly offensive. &quot;)" office:value-type="string" office:string-value="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 calcext:value-type="string">
            <text:p>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text:p>
          </table:table-cell>
          <table:table-cell/>
          <table:table-cell table:formula="of:=IFERROR(__xludf.dummyfunction(&quot;&quot;&quot;COMPUTED_VALUE&quot;&quot;&quot;);&quot;twitter, wikipedia&quot;)" office:value-type="string" office:string-value="twitter, wikipedia" calcext:value-type="string">
            <text:p>twitter, wikipedia</text:p>
          </table:table-cell>
          <table:table-cell table:formula="of:=IFERROR(__xludf.dummyfunction(&quot;&quot;&quot;COMPUTED_VALUE&quot;&quot;&quot;);10400)" office:value-type="float" office:value="10400" calcext:value-type="float">
            <text:p>10400</text:p>
          </table:table-cell>
          <table:table-cell table:formula="of:=IFERROR(__xludf.dummyfunction(&quot;&quot;&quot;COMPUTED_VALUE&quot;&quot;&quot;);800)" office:value-type="float" office:value="800" calcext:value-type="float">
            <text:p>800</text:p>
          </table:table-cell>
          <table:table-cell table:formula="of:=IFERROR(__xludf.dummyfunction(&quot;&quot;&quot;COMPUTED_VALUE&quot;&quot;&quot;);&quot;turkish&quot;)" office:value-type="string" office:string-value="turkish" calcext:value-type="string">
            <text:p>turkish</text:p>
          </table:table-cell>
          <table:table-cell table:number-columns-repeated="4"/>
          <table:table-cell table:formula="of:=IFERROR(__xludf.dummyfunction(&quot;&quot;&quot;COMPUTED_VALUE&quot;&quot;&quot;);&quot;crawling with specific keywords&quot;)" office:value-type="string" office:string-value="crawling with specific keywords" calcext:value-type="string">
            <text:p>crawling with specific keywords</text:p>
          </table:table-cell>
          <table:table-cell/>
          <table:table-cell table:formula="of:=IFERROR(__xludf.dummyfunction(&quot;&quot;&quot;COMPUTED_VALUE&quot;&quot;&quot;);&quot;expert (author)&quot;)" office:value-type="string" office:string-value="expert (author)" calcext:value-type="string">
            <text:p>expert (author)</text:p>
          </table:table-cell>
          <table:table-cell table:number-columns-repeated="3"/>
          <table:table-cell table:formula="of:=IFERROR(__xludf.dummyfunction(&quot;&quot;&quot;COMPUTED_VALUE&quot;&quot;&quot;);&quot;remove samples for which the agreement is too low&quot;)" office:value-type="string" office:string-value="remove samples for which the agreement is too low" calcext:value-type="string">
            <text:p>remove samples for which the agreement is too low</text:p>
          </table:table-cell>
          <table:table-cell table:number-columns-repeated="978"/>
        </table:table-row>
        <table:table-row table:style-name="ro1">
          <table:table-cell table:number-columns-repeated="2"/>
          <table:table-cell table:formula="of:=IFERROR(__xludf.dummyfunction(&quot;&quot;&quot;COMPUTED_VALUE&quot;&quot;&quot;);&quot;Proceedings of the Irish Conference on Artificial Intelligence and Cognitive Science&quot;)" office:value-type="string" office:string-value="Proceedings of the Irish Conference on Artificial Intelligence and Cognitive Science" calcext:value-type="string">
            <text:p>Proceedings of the Irish Conference on Artificial Intelligence and Cognitive Science</text:p>
          </table:table-cell>
          <table:table-cell table:formula="of:=IFERROR(__xludf.dummyfunction(&quot;&quot;&quot;COMPUTED_VALUE&quot;&quot;&quot;);&quot;ELRA&quot;)" office:value-type="string" office:string-value="ELRA" calcext:value-type="string">
            <text:p>ELRA</text:p>
          </table:table-cell>
          <table:table-cell table:number-columns-repeated="3"/>
          <table:table-cell table:formula="of:=IFERROR(__xludf.dummyfunction(&quot;&quot;&quot;COMPUTED_VALUE&quot;&quot;&quot;);&quot;dataset of hindi-english code mixed with annotations of multiple categories&quot;)" office:value-type="string" office:string-value="dataset of hindi-english code mixed with annotations of multiple categories" calcext:value-type="string">
            <text:p>dataset of hindi-english code mixed with annotations of multiple categories</text:p>
          </table:table-cell>
          <table:table-cell table:number-columns-repeated="4"/>
          <table:table-cell table:formula="of:=IFERROR(__xludf.dummyfunction(&quot;&quot;&quot;COMPUTED_VALUE&quot;&quot;&quot;);&quot;cursing&quot;)" office:value-type="string" office:string-value="cursing" calcext:value-type="string">
            <text:p>cursing</text:p>
          </table:table-cell>
          <table:table-cell table:formula="of:=IFERROR(__xludf.dummyfunction(&quot;&quot;&quot;COMPUTED_VALUE&quot;&quot;&quot;);&quot;misogyny&quot;)" office:value-type="string" office:string-value="misogyny" calcext:value-type="string">
            <text:p>misogyny</text:p>
          </table:table-cell>
          <table:table-cell table:formula="of:=IFERROR(__xludf.dummyfunction(&quot;&quot;&quot;COMPUTED_VALUE&quot;&quot;&quot;);&quot;(racist/radicalized) or unknown&quot;)" office:value-type="string" office:string-value="(racist/radicalized) or unknown" calcext:value-type="string">
            <text:p>(racist/radicalized) or unknown</text:p>
          </table:table-cell>
          <table:table-cell/>
          <table:table-cell table:formula="of:=IFERROR(__xludf.dummyfunction(&quot;&quot;&quot;COMPUTED_VALUE&quot;&quot;&quot;);&quot;13 different hate ideologies, e.g., white nationalist, anti-immigrant, racist skinhead,&quot;)" office:value-type="string" office:string-value="13 different hate ideologies, e.g., white nationalist, anti-immigrant, racist skinhead," calcext:value-type="string">
            <text:p>13 different hate ideologies, e.g., white nationalist, anti-immigrant, racist skinhead,</text:p>
          </table:table-cell>
          <table:table-cell/>
          <table:table-cell table:formula="of:=IFERROR(__xludf.dummyfunction(&quot;&quot;&quot;COMPUTED_VALUE&quot;&quot;&quot;);&quot;refugee crisis&quot;)" office:value-type="string" office:string-value="refugee crisis" calcext:value-type="string">
            <text:p>refugee crisis</text:p>
          </table:table-cell>
          <table:table-cell table:number-columns-repeated="2"/>
          <table:table-cell table:formula="of:=IFERROR(__xludf.dummyfunction(&quot;&quot;&quot;COMPUTED_VALUE&quot;&quot;&quot;);&quot;rule (rule+string matching), Naive Bayes, random forest, decision tree (J48)&quot;)" office:value-type="string" office:string-value="rule (rule+string matching), Naive Bayes, random forest, decision tree (J48)" calcext:value-type="string">
            <text:p>rule (rule+string matching), Naive Bayes, random forest, decision tree (J48)</text:p>
          </table:table-cell>
          <table:table-cell/>
          <table:table-cell table:formula="of:=IFERROR(__xludf.dummyfunction(&quot;&quot;&quot;COMPUTED_VALUE&quot;&quot;&quot;);&quot;- (lexical, syntactic features)&quot;)" office:value-type="string" office:string-value="- (lexical, syntactic features)" calcext:value-type="string">
            <text:p>- (lexical, syntactic features)</text:p>
          </table:table-cell>
          <table:table-cell table:formula="of:=IFERROR(__xludf.dummyfunction(&quot;&quot;&quot;COMPUTED_VALUE&quot;&quot;&quot;);&quot;Sentiment lexicon features: four numeric features representing the number of positive, negative, and neutral lexicon words (averaged over text length) and the overall post polarity (i.e. the sum of the values of identified sentiment words averaged over te&quot;&amp;&quot;xt length)&quot;)" office:value-type="string" office:string-value="Sentiment lexicon features: four numeric features representing the number of positive, negative, and neutral lexicon words (averaged over text length) and the overall post polarity (i.e. the sum of the values of identified sentiment words averaged over text length)" calcext:value-type="string">
            <text:p>Sentiment lexicon features: four numeric features representing the number of positive, negative, and neutral lexicon words (averaged over text length) and the overall post polarity (i.e. the sum of the values of identified sentiment words averaged over text length)</text:p>
          </table:table-cell>
          <table:table-cell table:formula="of:=IFERROR(__xludf.dummyfunction(&quot;&quot;&quot;COMPUTED_VALUE&quot;&quot;&quot;);&quot;accuracy, precision, recall, F-measure&quot;)" office:value-type="string" office:string-value="accuracy, precision, recall, F-measure" calcext:value-type="string">
            <text:p>accuracy, precision, recall, F-measure</text:p>
          </table:table-cell>
          <table:table-cell/>
          <table:table-cell table:formula="of:=IFERROR(__xludf.dummyfunction(&quot;&quot;&quot;COMPUTED_VALUE&quot;&quot;&quot;);&quot;user information (age, memberhsip duration, activity: Number of uploads YouTube users have a public channel, in which their activities such as posted comments and uploaded videos can be viewed. Users can also subscribe to others channels. number of subscr&quot;&amp;&quot;iptions, Number of comments)&quot;)" office:value-type="string" office:string-value="user information (age, memberhsip duration, activity: Number of uploads YouTube users have a public channel, in which their activities such as posted comments and uploaded videos can be viewed. Users can also subscribe to others channels. number of subscriptions, Number of comments)" calcext:value-type="string">
            <text:p>user information (age, memberhsip duration, activity: Number of uploads YouTube users have a public channel, in which their activities such as posted comments and uploaded videos can be viewed. Users can also subscribe to others channels. number of subscriptions, Number of comments)</text:p>
          </table:table-cell>
          <table:table-cell/>
          <table:table-cell table:formula="of:=IFERROR(__xludf.dummyfunction(&quot;&quot;&quot;COMPUTED_VALUE&quot;&quot;&quot;);&quot;Sentences in this category contain hate speech. Hate speech is a a) deliberate attack b) directed towards a specific group of people c) motivated by aspects of the group’s identity. The three premises must be true for a sentence to be categorized as HATE.&quot;&amp;&quot; The label RELATION is for specific cases such as this, where the sentences in a post do not contain hate speech on their own, but the combination of several sentences does.&quot;)" office:value-type="string" office:string-value="Sentences in this category contain hate speech. Hate speech is a a) deliberate attack b) directed towards a specific group of people c) motivated by aspects of the group’s identity. The three premises must be true for a sentence to be categorized as HATE. The label RELATION is for specific cases such as this, where the sentences in a post do not contain hate speech on their own, but the combination of several sentences does." calcext:value-type="string">
            <text:p>Sentences in this category contain hate speech. Hate speech is a a) deliberate attack b) directed towards a specific group of people c) motivated by aspects of the group’s identity. The three premises must be true for a sentence to be categorized as HATE. The label RELATION is for specific cases such as this, where the sentences in a post do not contain hate speech on their own, but the combination of several sentences does.</text:p>
          </table:table-cell>
          <table:table-cell/>
          <table:table-cell table:formula="of:=IFERROR(__xludf.dummyfunction(&quot;&quot;&quot;COMPUTED_VALUE&quot;&quot;&quot;);&quot;askfm&quot;)" office:value-type="string" office:string-value="askfm" calcext:value-type="string">
            <text:p>askfm</text:p>
          </table:table-cell>
          <table:table-cell table:formula="of:=IFERROR(__xludf.dummyfunction(&quot;&quot;&quot;COMPUTED_VALUE&quot;&quot;&quot;);1000)" office:value-type="float" office:value="1000" calcext:value-type="float">
            <text:p>1000</text:p>
          </table:table-cell>
          <table:table-cell table:formula="of:=IFERROR(__xludf.dummyfunction(&quot;&quot;&quot;COMPUTED_VALUE&quot;&quot;&quot;);913)" office:value-type="float" office:value="913" calcext:value-type="float">
            <text:p>913</text:p>
          </table:table-cell>
          <table:table-cell table:formula="of:=IFERROR(__xludf.dummyfunction(&quot;&quot;&quot;COMPUTED_VALUE&quot;&quot;&quot;);&quot;italian&quot;)" office:value-type="string" office:string-value="italian" calcext:value-type="string">
            <text:p>italian</text:p>
          </table:table-cell>
          <table:table-cell table:number-columns-repeated="4"/>
          <table:table-cell table:formula="of:=IFERROR(__xludf.dummyfunction(&quot;&quot;&quot;COMPUTED_VALUE&quot;&quot;&quot;);&quot;crawled from manual identification of different types of accounts&quot;)" office:value-type="string" office:string-value="crawled from manual identification of different types of accounts" calcext:value-type="string">
            <text:p>crawled from manual identification of different types of accounts</text:p>
          </table:table-cell>
          <table:table-cell/>
          <table:table-cell table:formula="of:=IFERROR(__xludf.dummyfunction(&quot;&quot;&quot;COMPUTED_VALUE&quot;&quot;&quot;);&quot;expert (author, gender studies)&quot;)" office:value-type="string" office:string-value="expert (author, gender studies)" calcext:value-type="string">
            <text:p>expert (author, gender studies)</text:p>
          </table:table-cell>
          <table:table-cell table:number-columns-repeated="3"/>
          <table:table-cell table:formula="of:=IFERROR(__xludf.dummyfunction(&quot;&quot;&quot;COMPUTED_VALUE&quot;&quot;&quot;);&quot;remove samples for which the agreement is too low, gold questions&quot;)" office:value-type="string" office:string-value="remove samples for which the agreement is too low, gold questions" calcext:value-type="string">
            <text:p>remove samples for which the agreement is too low, gold questions</text:p>
          </table:table-cell>
          <table:table-cell table:number-columns-repeated="978"/>
        </table:table-row>
        <table:table-row table:style-name="ro1">
          <table:table-cell table:number-columns-repeated="2"/>
          <table:table-cell table:formula="of:=IFERROR(__xludf.dummyfunction(&quot;&quot;&quot;COMPUTED_VALUE&quot;&quot;&quot;);&quot;Language Resources and Evaluation Conference&quot;)" office:value-type="string" office:string-value="Language Resources and Evaluation Conference" calcext:value-type="string">
            <text:p>Language Resources and Evaluation Conference</text:p>
          </table:table-cell>
          <table:table-cell table:formula="of:=IFERROR(__xludf.dummyfunction(&quot;&quot;&quot;COMPUTED_VALUE&quot;&quot;&quot;);&quot;AISB&quot;)" office:value-type="string" office:string-value="AISB" calcext:value-type="string">
            <text:p>AISB</text:p>
          </table:table-cell>
          <table:table-cell table:number-columns-repeated="3"/>
          <table:table-cell table:formula="of:=IFERROR(__xludf.dummyfunction(&quot;&quot;&quot;COMPUTED_VALUE&quot;&quot;&quot;);&quot;aggressive text detection as a regression problem with an aggressiveness score&quot;)" office:value-type="string" office:string-value="aggressive text detection as a regression problem with an aggressiveness score" calcext:value-type="string">
            <text:p>aggressive text detection as a regression problem with an aggressiveness score</text:p>
          </table:table-cell>
          <table:table-cell table:number-columns-repeated="4"/>
          <table:table-cell table:formula="of:=IFERROR(__xludf.dummyfunction(&quot;&quot;&quot;COMPUTED_VALUE&quot;&quot;&quot;);&quot;hate_speech, hateful_speech&quot;)" office:value-type="string" office:string-value="hate_speech, hateful_speech" calcext:value-type="string">
            <text:p>hate_speech, hateful_speech</text:p>
          </table:table-cell>
          <table:table-cell table:formula="of:=IFERROR(__xludf.dummyfunction(&quot;&quot;&quot;COMPUTED_VALUE&quot;&quot;&quot;);&quot;cyberbullying, aggression&quot;)" office:value-type="string" office:string-value="cyberbullying, aggression" calcext:value-type="string">
            <text:p>cyberbullying, aggression</text:p>
          </table:table-cell>
          <table:table-cell table:formula="of:=IFERROR(__xludf.dummyfunction(&quot;&quot;&quot;COMPUTED_VALUE&quot;&quot;&quot;);&quot;detect whether there are recurring profanities in several comments of a unique session. Cyberaggression is defined as a type of behavior in an electronic context that is meant to intentionally harm another person [2]. Cyberbullying is defined in a stronge&quot;&amp;&quot;r and more specific way as aggressive behavior that is carried out repeatedly in OSNs against a person who cannot easily defend himself or herself, creating a power imbalance [2], [3].&quot;)" office:value-type="string" office:string-value="detect whether there are recurring profanities in several comments of a unique session. Cyberaggression is defined as a type of behavior in an electronic context that is meant to intentionally harm another person [2]. Cyberbullying is defined in a stronger and more specific way as aggressive behavior that is carried out repeatedly in OSNs against a person who cannot easily defend himself or herself, creating a power imbalance [2], [3]." calcext:value-type="string">
            <text:p>detect whether there are recurring profanities in several comments of a unique session. Cyberaggression is defined as a type of behavior in an electronic context that is meant to intentionally harm another person [2]. Cyberbullying is defined in a stronger and more specific way as aggressive behavior that is carried out repeatedly in OSNs against a person who cannot easily defend himself or herself, creating a power imbalance [2], [3].</text:p>
          </table:table-cell>
          <table:table-cell/>
          <table:table-cell table:formula="of:=IFERROR(__xludf.dummyfunction(&quot;&quot;&quot;COMPUTED_VALUE&quot;&quot;&quot;);&quot;Abusive, Hateful, Normal, Spam&quot;)" office:value-type="string" office:string-value="Abusive, Hateful, Normal, Spam" calcext:value-type="string">
            <text:p>Abusive, Hateful, Normal, Spam</text:p>
          </table:table-cell>
          <table:table-cell/>
          <table:table-cell table:formula="of:=IFERROR(__xludf.dummyfunction(&quot;&quot;&quot;COMPUTED_VALUE&quot;&quot;&quot;);&quot;physical appearance, sexuality, race &amp;culture, intelligence&quot;)" office:value-type="string" office:string-value="physical appearance, sexuality, race &amp;culture, intelligence" calcext:value-type="string">
            <text:p>physical appearance, sexuality, race &amp;culture, intelligence</text:p>
          </table:table-cell>
          <table:table-cell table:number-columns-repeated="2"/>
          <table:table-cell table:formula="of:=IFERROR(__xludf.dummyfunction(&quot;&quot;&quot;COMPUTED_VALUE&quot;&quot;&quot;);&quot;SVM, Naive Bayes, decision tree&quot;)" office:value-type="string" office:string-value="SVM, Naive Bayes, decision tree" calcext:value-type="string">
            <text:p>SVM, Naive Bayes, decision tree</text:p>
          </table:table-cell>
          <table:table-cell/>
          <table:table-cell table:formula="of:=IFERROR(__xludf.dummyfunction(&quot;&quot;&quot;COMPUTED_VALUE&quot;&quot;&quot;);&quot;word n-gram with tfidf, word frequency in dictionary&quot;)" office:value-type="string" office:string-value="word n-gram with tfidf, word frequency in dictionary" calcext:value-type="string">
            <text:p>word n-gram with tfidf, word frequency in dictionary</text:p>
          </table:table-cell>
          <table:table-cell table:formula="of:=IFERROR(__xludf.dummyfunction(&quot;&quot;&quot;COMPUTED_VALUE&quot;&quot;&quot;);&quot;test statistic of the Student t-test (higher values mean a larger separation between normal and aggressive text), mutual information (reduction in entropy of class label when a feature value is known), and recursive feature elimination&quot;)" office:value-type="string" office:string-value="test statistic of the Student t-test (higher values mean a larger separation between normal and aggressive text), mutual information (reduction in entropy of class label when a feature value is known), and recursive feature elimination" calcext:value-type="string">
            <text:p>test statistic of the Student t-test (higher values mean a larger separation between normal and aggressive text), mutual information (reduction in entropy of class label when a feature value is known), and recursive feature elimination</text:p>
          </table:table-cell>
          <table:table-cell table:formula="of:=IFERROR(__xludf.dummyfunction(&quot;&quot;&quot;COMPUTED_VALUE&quot;&quot;&quot;);&quot;ROC-AUC&quot;)" office:value-type="string" office:string-value="ROC-AUC" calcext:value-type="string">
            <text:p>ROC-AUC</text:p>
          </table:table-cell>
          <table:table-cell/>
          <table:table-cell table:formula="of:=IFERROR(__xludf.dummyfunction(&quot;&quot;&quot;COMPUTED_VALUE&quot;&quot;&quot;);&quot;user information (geographic information: does not improve performance, gender information, user description)&quot;)" office:value-type="string" office:string-value="user information (geographic information: does not improve performance, gender information, user description)" calcext:value-type="string">
            <text:p>user information (geographic information: does not improve performance, gender information, user description)</text:p>
          </table:table-cell>
          <table:table-cell/>
          <table:table-cell table:formula="of:=IFERROR(__xludf.dummyfunction(&quot;&quot;&quot;COMPUTED_VALUE&quot;&quot;&quot;);&quot;A tweet is offensive if it 1. uses a sexist or racial slur. 2. attacks a minority. 3. seeks to silence a minority. 4. criticizes a minority (without a well founded argument). 5. promotes, but does not directly use, hate speech or violent crime. 6. critici&quot;&amp;&quot;zes a minority and uses a straw man argument. 7. blatantly misrepresents truth or seeks to distort views on a minority with unfounded claims. 8. shows support of problematic hash tags. E.g. “#BanIslam”, “#whoriental”, “#whitegenocide” 9. negatively stereo&quot;&amp;&quot;types a minority. 10. defends xenophobia or sexism. 11. contains a screen name that is offensive, as per the previous criteria, the tweet is ambiguous (at best), and the tweet is on a topic that satisfies any of the above criteria.&quot;)" office:value-type="string" office:string-value="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 calcext:value-type="string">
            <text:p>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text:p>
          </table:table-cell>
          <table:table-cell/>
          <table:table-cell table:formula="of:=IFERROR(__xludf.dummyfunction(&quot;&quot;&quot;COMPUTED_VALUE&quot;&quot;&quot;);&quot;tumblr&quot;)" office:value-type="string" office:string-value="tumblr" calcext:value-type="string">
            <text:p>tumblr</text:p>
          </table:table-cell>
          <table:table-cell table:formula="of:=IFERROR(__xludf.dummyfunction(&quot;&quot;&quot;COMPUTED_VALUE&quot;&quot;&quot;);320)" office:value-type="float" office:value="320" calcext:value-type="float">
            <text:p>320</text:p>
          </table:table-cell>
          <table:table-cell table:formula="of:=IFERROR(__xludf.dummyfunction(&quot;&quot;&quot;COMPUTED_VALUE&quot;&quot;&quot;);186)" office:value-type="float" office:value="186" calcext:value-type="float">
            <text:p>186</text:p>
          </table:table-cell>
          <table:table-cell table:formula="of:=IFERROR(__xludf.dummyfunction(&quot;&quot;&quot;COMPUTED_VALUE&quot;&quot;&quot;);&quot;greek&quot;)" office:value-type="string" office:string-value="greek" calcext:value-type="string">
            <text:p>greek</text:p>
          </table:table-cell>
          <table:table-cell table:number-columns-repeated="4"/>
          <table:table-cell table:formula="of:=IFERROR(__xludf.dummyfunction(&quot;&quot;&quot;COMPUTED_VALUE&quot;&quot;&quot;);&quot;crawled from keywords and hashtags and specific profiles&quot;)" office:value-type="string" office:string-value="crawled from keywords and hashtags and specific profiles" calcext:value-type="string">
            <text:p>crawled from keywords and hashtags and specific profiles</text:p>
          </table:table-cell>
          <table:table-cell/>
          <table:table-cell table:formula="of:=IFERROR(__xludf.dummyfunction(&quot;&quot;&quot;COMPUTED_VALUE&quot;&quot;&quot;);&quot;?&quot;)" office:value-type="string" office:string-value="?" calcext:value-type="string">
            <text:p>?</text:p>
          </table:table-cell>
          <table:table-cell table:number-columns-repeated="3"/>
          <table:table-cell table:formula="of:=IFERROR(__xludf.dummyfunction(&quot;&quot;&quot;COMPUTED_VALUE&quot;&quot;&quot;);&quot;golden questions at the beginning and during, &quot;)" office:value-type="string" office:string-value="golden questions at the beginning and during, " calcext:value-type="string">
            <text:p>golden questions at the beginning and during, </text:p>
          </table:table-cell>
          <table:table-cell table:number-columns-repeated="978"/>
        </table:table-row>
        <table:table-row table:style-name="ro1">
          <table:table-cell table:number-columns-repeated="2"/>
          <table:table-cell table:formula="of:=IFERROR(__xludf.dummyfunction(&quot;&quot;&quot;COMPUTED_VALUE&quot;&quot;&quot;);&quot;Mexican International Conference on Artificial Intelligence&quot;)" office:value-type="string" office:string-value="Mexican International Conference on Artificial Intelligence" calcext:value-type="string">
            <text:p>Mexican International Conference on Artificial Intelligence</text:p>
          </table:table-cell>
          <table:table-cell table:formula="of:=IFERROR(__xludf.dummyfunction(&quot;&quot;&quot;COMPUTED_VALUE&quot;&quot;&quot;);&quot;German Society for Computational Linguistics &amp; Language Technology&quot;)" office:value-type="string" office:string-value="German Society for Computational Linguistics &amp; Language Technology" calcext:value-type="string">
            <text:p>German Society for Computational Linguistics &amp; Language Technology</text:p>
          </table:table-cell>
          <table:table-cell table:number-columns-repeated="3"/>
          <table:table-cell table:formula="of:=IFERROR(__xludf.dummyfunction(&quot;&quot;&quot;COMPUTED_VALUE&quot;&quot;&quot;);&quot;aggressivity detection with machine learning&quot;)" office:value-type="string" office:string-value="aggressivity detection with machine learning" calcext:value-type="string">
            <text:p>aggressivity detection with machine learning</text:p>
          </table:table-cell>
          <table:table-cell table:number-columns-repeated="4"/>
          <table:table-cell table:formula="of:=IFERROR(__xludf.dummyfunction(&quot;&quot;&quot;COMPUTED_VALUE&quot;&quot;&quot;);&quot;cyberbullying, aggression&quot;)" office:value-type="string" office:string-value="cyberbullying, aggression" calcext:value-type="string">
            <text:p>cyberbullying, aggression</text:p>
          </table:table-cell>
          <table:table-cell table:formula="of:=IFERROR(__xludf.dummyfunction(&quot;&quot;&quot;COMPUTED_VALUE&quot;&quot;&quot;);&quot;abusive, hate_speech, offensive&quot;)" office:value-type="string" office:string-value="abusive, hate_speech, offensive" calcext:value-type="string">
            <text:p>abusive, hate_speech, offensive</text:p>
          </table:table-cell>
          <table:table-cell table:formula="of:=IFERROR(__xludf.dummyfunction(&quot;&quot;&quot;COMPUTED_VALUE&quot;&quot;&quot;);&quot;manifestation of aggression&quot;)" office:value-type="string" office:string-value="manifestation of aggression" calcext:value-type="string">
            <text:p>manifestation of aggression</text:p>
          </table:table-cell>
          <table:table-cell/>
          <table:table-cell table:formula="of:=IFERROR(__xludf.dummyfunction(&quot;&quot;&quot;COMPUTED_VALUE&quot;&quot;&quot;);&quot;very, mild, no&quot;)" office:value-type="string" office:string-value="very, mild, no" calcext:value-type="string">
            <text:p>very, mild, no</text:p>
          </table:table-cell>
          <table:table-cell/>
          <table:table-cell table:formula="of:=IFERROR(__xludf.dummyfunction(&quot;&quot;&quot;COMPUTED_VALUE&quot;&quot;&quot;);&quot;sexual orienttion, race, disability&quot;)" office:value-type="string" office:string-value="sexual orienttion, race, disability" calcext:value-type="string">
            <text:p>sexual orienttion, race, disability</text:p>
          </table:table-cell>
          <table:table-cell table:number-columns-repeated="2"/>
          <table:table-cell table:formula="of:=IFERROR(__xludf.dummyfunction(&quot;&quot;&quot;COMPUTED_VALUE&quot;&quot;&quot;);&quot;?&quot;)" office:value-type="string" office:string-value="?" calcext:value-type="string">
            <text:p>?</text:p>
          </table:table-cell>
          <table:table-cell/>
          <table:table-cell table:formula="of:=IFERROR(__xludf.dummyfunction(&quot;&quot;&quot;COMPUTED_VALUE&quot;&quot;&quot;);&quot;word n-gram, char n-gram, linguistic features (length), Brown clustering, user information (Author Historical Salient Terms, gender)&quot;)" office:value-type="string" office:string-value="word n-gram, char n-gram, linguistic features (length), Brown clustering, user information (Author Historical Salient Terms, gender)" calcext:value-type="string">
            <text:p>word n-gram, char n-gram, linguistic features (length), Brown clustering, user information (Author Historical Salient Terms, gender)</text:p>
          </table:table-cell>
          <table:table-cell table:formula="of:=IFERROR(__xludf.dummyfunction(&quot;&quot;&quot;COMPUTED_VALUE&quot;&quot;&quot;);&quot;word2vec, GloVe, twitter embedding&quot;)" office:value-type="string" office:string-value="word2vec, GloVe, twitter embedding" calcext:value-type="string">
            <text:p>word2vec, GloVe, twitter embedding</text:p>
          </table:table-cell>
          <table:table-cell table:formula="of:=IFERROR(__xludf.dummyfunction(&quot;&quot;&quot;COMPUTED_VALUE&quot;&quot;&quot;);&quot;accuracy, precision, recall, time&quot;)" office:value-type="string" office:string-value="accuracy, precision, recall, time" calcext:value-type="string">
            <text:p>accuracy, precision, recall, time</text:p>
          </table:table-cell>
          <table:table-cell/>
          <table:table-cell table:formula="of:=IFERROR(__xludf.dummyfunction(&quot;&quot;&quot;COMPUTED_VALUE&quot;&quot;&quot;);&quot;user information (gender and age, total number of comments posted by that user as a measure of involvement in the site), network information (degree centrality, closeness centrality, betweenness centrality, eigenvector centrality and clustering coefficien&quot;&amp;&quot;t, elapsed time between posts)&quot;)" office:value-type="string" office:string-value="user information (gender and age, total number of comments posted by that user as a measure of involvement in the site), network information (degree centrality, closeness centrality, betweenness centrality, eigenvector centrality and clustering coefficient, elapsed time between posts)" calcext:value-type="string">
            <text:p>user information (gender and age, total number of comments posted by that user as a measure of involvement in the site), network information (degree centrality, closeness centrality, betweenness centrality, eigenvector centrality and clustering coefficient, elapsed time between posts)</text:p>
          </table:table-cell>
          <table:table-cell/>
          <table:table-cell table:formula="of:=IFERROR(__xludf.dummyfunction(&quot;&quot;&quot;COMPUTED_VALUE&quot;&quot;&quot;);&quot;• Offensive Language: Profanity, strongly impolite, rude or vulgar language expressed with fighting or hurtful 5 http://dictionary.cambridge.org 6 http://thelawdictionary.org words in order to insult a targeted individual or group. (Chen et al. 2012), (Ra&quot;&amp;&quot;zavi et al. 2010). • Abusive Language: Any strongly impolite, rude or hurtful language using profanity, that can show a debasement of someone or something, or show intense emotion. (Papegnies et al. 2017), (Park and Fung 2017), (Nobata et al. 2016). • Hat&quot;&amp;&quot;e Speech: Language used to express hatred towards a targeted individual or group, or is intended to be derogatory, to humiliate, or to insult the members of the group, on the basis of attributes such as race, religion, ethnic origin, sexual orientation, d&quot;&amp;&quot;isability, or gender. (Davidson et al. 2017), (Badjatiya et al. 2017), (Warner and Hirschberg 2012), (Schmidt and Wiegand 2017), (Djuric et al. 2015). • Aggressive Behavior: Overt, angry and often violent social interaction delivered via electronic means,&quot;&amp;&quot; with the intention of inflicting damage or other unpleasantness upon another individual or group of people, who perceive such acts as derogatory, harmful, or unwanted. (Chatzakou et al. 2017), (Hosseinmardi et al. 2015). • Cyberbullying Behavior: It’s th&quot;&amp;&quot;e use of force, threat, or coercion to abuse, embarrass, intimidate, or aggressively dominate others, using electronic forms of contact. It typically denotes repeated and hostile behavior performed by a group or an individual. (Chatzakou et al. 2017), (Ho&quot;&amp;&quot;sseinmardi et al. 2015), (Dinakar, Reichart, and Lieberman 2011), (Riadi and others 2017), (Kansara and Shekokar 2015). • Spam: Posts consisted of related or unrelated advertising / marketing, selling products of adult nature, linking to malicious website&quot;&amp;&quot;s, phishing attempts and other kinds of unwanted information, usually executed repeatedly. • Normal: all tweets that do not fall in any of the prior categories.&quot;)" office:value-type="string" office:string-value="•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 calcext:value-type="string">
            <text:p>•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text:p>
          </table:table-cell>
          <table:table-cell/>
          <table:table-cell table:formula="of:=IFERROR(__xludf.dummyfunction(&quot;&quot;&quot;COMPUTED_VALUE&quot;&quot;&quot;);&quot;vine&quot;)" office:value-type="string" office:string-value="vine" calcext:value-type="string">
            <text:p>vine</text:p>
          </table:table-cell>
          <table:table-cell table:formula="of:=IFERROR(__xludf.dummyfunction(&quot;&quot;&quot;COMPUTED_VALUE&quot;&quot;&quot;);130000)" office:value-type="float" office:value="130000" calcext:value-type="float">
            <text:p>130000</text:p>
          </table:table-cell>
          <table:table-cell table:formula="of:=IFERROR(__xludf.dummyfunction(&quot;&quot;&quot;COMPUTED_VALUE&quot;&quot;&quot;);5300)" office:value-type="float" office:value="5300" calcext:value-type="float">
            <text:p>5300</text:p>
          </table:table-cell>
          <table:table-cell table:formula="of:=IFERROR(__xludf.dummyfunction(&quot;&quot;&quot;COMPUTED_VALUE&quot;&quot;&quot;);&quot;hindi, english&quot;)" office:value-type="string" office:string-value="hindi, english" calcext:value-type="string">
            <text:p>hindi, english</text:p>
          </table:table-cell>
          <table:table-cell table:number-columns-repeated="4"/>
          <table:table-cell table:formula="of:=IFERROR(__xludf.dummyfunction(&quot;&quot;&quot;COMPUTED_VALUE&quot;&quot;&quot;);&quot;crawled&quot;)" office:value-type="string" office:string-value="crawled" calcext:value-type="string">
            <text:p>crawled</text:p>
          </table:table-cell>
          <table:table-cell/>
          <table:table-cell table:formula="of:=IFERROR(__xludf.dummyfunction(&quot;&quot;&quot;COMPUTED_VALUE&quot;&quot;&quot;);&quot;expert (researchers familiar with the definitions)&quot;)" office:value-type="string" office:string-value="expert (researchers familiar with the definitions)" calcext:value-type="string">
            <text:p>expert (researchers familiar with the definitions)</text:p>
          </table:table-cell>
          <table:table-cell table:number-columns-repeated="3"/>
          <table:table-cell table:formula="of:=IFERROR(__xludf.dummyfunction(&quot;&quot;&quot;COMPUTED_VALUE&quot;&quot;&quot;);&quot;definition&quot;)" office:value-type="string" office:string-value="definition" calcext:value-type="string">
            <text:p>definition</text:p>
          </table:table-cell>
          <table:table-cell table:number-columns-repeated="978"/>
        </table:table-row>
        <table:table-row table:style-name="ro1">
          <table:table-cell table:number-columns-repeated="2"/>
          <table:table-cell table:formula="of:=IFERROR(__xludf.dummyfunction(&quot;&quot;&quot;COMPUTED_VALUE&quot;&quot;&quot;);&quot;Proceedings of the International Conference on Intelligent Systems, Metaheuristics &amp; Swarm Intelligence&quot;)" office:value-type="string" office:string-value="Proceedings of the International Conference on Intelligent Systems, Metaheuristics &amp; Swarm Intelligence" calcext:value-type="string">
            <text:p>Proceedings of the International Conference on Intelligent Systems, Metaheuristics &amp; Swarm Intelligence</text:p>
          </table:table-cell>
          <table:table-cell table:formula="of:=IFERROR(__xludf.dummyfunction(&quot;&quot;&quot;COMPUTED_VALUE&quot;&quot;&quot;);&quot;SPC&quot;)" office:value-type="string" office:string-value="SPC" calcext:value-type="string">
            <text:p>SPC</text:p>
          </table:table-cell>
          <table:table-cell table:number-columns-repeated="3"/>
          <table:table-cell table:formula="of:=IFERROR(__xludf.dummyfunction(&quot;&quot;&quot;COMPUTED_VALUE&quot;&quot;&quot;);&quot;highlight limitations of current classifiers due to adversaries&quot;)" office:value-type="string" office:string-value="highlight limitations of current classifiers due to adversaries" calcext:value-type="string">
            <text:p>highlight limitations of current classifiers due to adversaries</text:p>
          </table:table-cell>
          <table:table-cell table:number-columns-repeated="4"/>
          <table:table-cell table:formula="of:=IFERROR(__xludf.dummyfunction(&quot;&quot;&quot;COMPUTED_VALUE&quot;&quot;&quot;);&quot;offensive, profanity&quot;)" office:value-type="string" office:string-value="offensive, profanity" calcext:value-type="string">
            <text:p>offensive, profanity</text:p>
          </table:table-cell>
          <table:table-cell table:formula="of:=IFERROR(__xludf.dummyfunction(&quot;&quot;&quot;COMPUTED_VALUE&quot;&quot;&quot;);&quot;hate_speech, offensive&quot;)" office:value-type="string" office:string-value="hate_speech, offensive" calcext:value-type="string">
            <text:p>hate_speech, offensive</text:p>
          </table:table-cell>
          <table:table-cell table:formula="of:=IFERROR(__xludf.dummyfunction(&quot;&quot;&quot;COMPUTED_VALUE&quot;&quot;&quot;);&quot;textual cyberbullying in the form of verbal harassment. Unlike spam, which is generic in the sense that it is multicast to hundreds of millions of people, bullying is aimed at a particular individual, much less often at group of individuals&quot;)" office:value-type="string" office:string-value="textual cyberbullying in the form of verbal harassment. Unlike spam, which is generic in the sense that it is multicast to hundreds of millions of people, bullying is aimed at a particular individual, much less often at group of individuals" calcext:value-type="string">
            <text:p>textual cyberbullying in the form of verbal harassment. Unlike spam, which is generic in the sense that it is multicast to hundreds of millions of people, bullying is aimed at a particular individual, much less often at group of individuals</text:p>
          </table:table-cell>
          <table:table-cell/>
          <table:table-cell table:formula="of:=IFERROR(__xludf.dummyfunction(&quot;&quot;&quot;COMPUTED_VALUE&quot;&quot;&quot;);&quot;bully, aggressive, spam, and normal users&quot;)" office:value-type="string" office:string-value="bully, aggressive, spam, and normal users" calcext:value-type="string">
            <text:p>bully, aggressive, spam, and normal users</text:p>
          </table:table-cell>
          <table:table-cell table:number-columns-repeated="4"/>
          <table:table-cell table:formula="of:=IFERROR(__xludf.dummyfunction(&quot;&quot;&quot;COMPUTED_VALUE&quot;&quot;&quot;);&quot;RNN&quot;)" office:value-type="string" office:string-value="RNN" calcext:value-type="string">
            <text:p>RNN</text:p>
          </table:table-cell>
          <table:table-cell/>
          <table:table-cell table:formula="of:=IFERROR(__xludf.dummyfunction(&quot;&quot;&quot;COMPUTED_VALUE&quot;&quot;&quot;);&quot;word n-gram, char n-gram, bag of words&quot;)" office:value-type="string" office:string-value="word n-gram, char n-gram, bag of words" calcext:value-type="string">
            <text:p>word n-gram, char n-gram, bag of words</text:p>
          </table:table-cell>
          <table:table-cell table:formula="of:=IFERROR(__xludf.dummyfunction(&quot;&quot;&quot;COMPUTED_VALUE&quot;&quot;&quot;);&quot;word2vec with CBOW&quot;)" office:value-type="string" office:string-value="word2vec with CBOW" calcext:value-type="string">
            <text:p>word2vec with CBOW</text:p>
          </table:table-cell>
          <table:table-cell table:formula="of:=IFERROR(__xludf.dummyfunction(&quot;&quot;&quot;COMPUTED_VALUE&quot;&quot;&quot;);&quot;accuracy, F-measure, ROC-AUC&quot;)" office:value-type="string" office:string-value="accuracy, F-measure, ROC-AUC" calcext:value-type="string">
            <text:p>accuracy, F-measure, ROC-AUC</text:p>
          </table:table-cell>
          <table:table-cell/>
          <table:table-cell table:formula="of:=IFERROR(__xludf.dummyfunction(&quot;&quot;&quot;COMPUTED_VALUE&quot;&quot;&quot;);&quot;user information (about posts and post rejections)&quot;)" office:value-type="string" office:string-value="user information (about posts and post rejections)" calcext:value-type="string">
            <text:p>user information (about posts and post rejections)</text:p>
          </table:table-cell>
          <table:table-cell/>
          <table:table-cell table:formula="of:=IFERROR(__xludf.dummyfunction(&quot;&quot;&quot;COMPUTED_VALUE&quot;&quot;&quot;);&quot;ggressor: someone who posts at least one tweet or retweet with negative meaning, with the intent to harm or insult other users (e.g., the original poster of a tweet, a group of users, etc.); • bully: someone who posts multiple tweets or retweets (≥2) with&quot;&amp;&quot; negative meaning for the same topic and in a repeated fashion, with the intent to harm or insult other users (e.g., the original poster of a tweet, a minor, a group of users, etc.) who may not be able to easily defend themselves during the postings; • sp&quot;&amp;&quot;ammer: someone who posts texts of advertising / marketing or other suspicious nature, such as to sell products of adult nature, and phishing attempts&quot;)" office:value-type="string" office:string-value="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 calcext:value-type="string">
            <text:p>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text:p>
          </table:table-cell>
          <table:table-cell/>
          <table:table-cell table:formula="of:=IFERROR(__xludf.dummyfunction(&quot;&quot;&quot;COMPUTED_VALUE&quot;&quot;&quot;);&quot;youtube, formspring&quot;)" office:value-type="string" office:string-value="youtube, formspring" calcext:value-type="string">
            <text:p>youtube, formspring</text:p>
          </table:table-cell>
          <table:table-cell table:formula="of:=IFERROR(__xludf.dummyfunction(&quot;&quot;&quot;COMPUTED_VALUE&quot;&quot;&quot;);7700)" office:value-type="float" office:value="7700" calcext:value-type="float">
            <text:p>7700</text:p>
          </table:table-cell>
          <table:table-cell table:formula="of:=IFERROR(__xludf.dummyfunction(&quot;&quot;&quot;COMPUTED_VALUE&quot;&quot;&quot;);9604)" office:value-type="float" office:value="9604" calcext:value-type="float">
            <text:p>9604</text:p>
          </table:table-cell>
          <table:table-cell table:formula="of:=IFERROR(__xludf.dummyfunction(&quot;&quot;&quot;COMPUTED_VALUE&quot;&quot;&quot;);&quot;arabic, english&quot;)" office:value-type="string" office:string-value="arabic, english" calcext:value-type="string">
            <text:p>arabic, english</text:p>
          </table:table-cell>
          <table:table-cell table:number-columns-repeated="4"/>
          <table:table-cell table:formula="of:=IFERROR(__xludf.dummyfunction(&quot;&quot;&quot;COMPUTED_VALUE&quot;&quot;&quot;);&quot;crawled from manually identified tags for racism&quot;)" office:value-type="string" office:string-value="crawled from manually identified tags for racism" calcext:value-type="string">
            <text:p>crawled from manually identified tags for racism</text:p>
          </table:table-cell>
          <table:table-cell/>
          <table:table-cell table:formula="of:=IFERROR(__xludf.dummyfunction(&quot;&quot;&quot;COMPUTED_VALUE&quot;&quot;&quot;);&quot;expert (educator who works with middle school children)&quot;)" office:value-type="string" office:string-value="expert (educator who works with middle school children)" calcext:value-type="string">
            <text:p>expert (educator who works with middle school children)</text:p>
          </table:table-cell>
          <table:table-cell table:number-columns-repeated="982"/>
        </table:table-row>
        <table:table-row table:style-name="ro1">
          <table:table-cell table:number-columns-repeated="2"/>
          <table:table-cell table:formula="of:=IFERROR(__xludf.dummyfunction(&quot;&quot;&quot;COMPUTED_VALUE&quot;&quot;&quot;);&quot;Proceedings of the  ACM Workshop on Artificial Intelligence and Security&quot;)" office:value-type="string" office:string-value="Proceedings of the  ACM Workshop on Artificial Intelligence and Security" calcext:value-type="string">
            <text:p>Proceedings of the <text:s/>ACM Workshop on Artificial Intelligence and Security</text:p>
          </table:table-cell>
          <table:table-cell table:formula="of:=IFERROR(__xludf.dummyfunction(&quot;&quot;&quot;COMPUTED_VALUE&quot;&quot;&quot;);&quot;Australian Computer Society&quot;)" office:value-type="string" office:string-value="Australian Computer Society" calcext:value-type="string">
            <text:p>Australian Computer Society</text:p>
          </table:table-cell>
          <table:table-cell table:number-columns-repeated="3"/>
          <table:table-cell table:formula="of:=IFERROR(__xludf.dummyfunction(&quot;&quot;&quot;COMPUTED_VALUE&quot;&quot;&quot;);&quot;recognition of two types of abusivewords: 1) newly invented words, and 2) obfuscated words based onexisting abusive words. Detects (obfuscated) abusive text using an unsupervised learning of abusive words&quot;)" office:value-type="string" office:string-value="recognition of two types of abusivewords: 1) newly invented words, and 2) obfuscated words based onexisting abusive words. Detects (obfuscated) abusive text using an unsupervised learning of abusive words" calcext:value-type="string">
            <text:p>recognition of two types of abusivewords: 1) newly invented words, and 2) obfuscated words based onexisting abusive words. Detects (obfuscated) abusive text using an unsupervised learning of abusive words</text:p>
          </table:table-cell>
          <table:table-cell table:number-columns-repeated="4"/>
          <table:table-cell table:formula="of:=IFERROR(__xludf.dummyfunction(&quot;&quot;&quot;COMPUTED_VALUE&quot;&quot;&quot;);&quot;hate, hateful_speech, hate_speech&quot;)" office:value-type="string" office:string-value="hate, hateful_speech, hate_speech" calcext:value-type="string">
            <text:p>hate, hateful_speech, hate_speech</text:p>
          </table:table-cell>
          <table:table-cell table:formula="of:=IFERROR(__xludf.dummyfunction(&quot;&quot;&quot;COMPUTED_VALUE&quot;&quot;&quot;);&quot;aggression, cyberbullying_trace, sexism, racism&quot;)" office:value-type="string" office:string-value="aggression, cyberbullying_trace, sexism, racism" calcext:value-type="string">
            <text:p>aggression, cyberbullying_trace, sexism, racism</text:p>
          </table:table-cell>
          <table:table-cell table:formula="of:=IFERROR(__xludf.dummyfunction(&quot;&quot;&quot;COMPUTED_VALUE&quot;&quot;&quot;);&quot;. Although there are six types of indicated toxicity ‘toxic’, ‘severe toxic’, ‘obscene’, ‘threat’, ‘insult’, ‘identity hate’ in the original dataset, all these categories were considered as toxic in order to convert our problem to binary classification. n&quot;&amp;&quot;ot only the verbal violence but a comment that is rude, disrespectful or otherwise likely to make someone leave a discussion.&quot;)" office:value-type="string" office:string-value=". Although there are six types of indicated toxicity ‘toxic’, ‘severe toxic’, ‘obscene’, ‘threat’, ‘insult’, ‘identity hate’ in the original dataset, all these categories were considered as toxic in order to convert our problem to binary classification. not only the verbal violence but a comment that is rude, disrespectful or otherwise likely to make someone leave a discussion." calcext:value-type="string">
            <text:p>. Although there are six types of indicated toxicity ‘toxic’, ‘severe toxic’, ‘obscene’, ‘threat’, ‘insult’, ‘identity hate’ in the original dataset, all these categories were considered as toxic in order to convert our problem to binary classification. not only the verbal violence but a comment that is rude, disrespectful or otherwise likely to make someone leave a discussion.</text:p>
          </table:table-cell>
          <table:table-cell/>
          <table:table-cell table:formula="of:=IFERROR(__xludf.dummyfunction(&quot;&quot;&quot;COMPUTED_VALUE&quot;&quot;&quot;);&quot;‘toxic’, ‘severe toxic’, ‘obscene’, ‘threat’, ‘insult’, ‘identity hate’&quot;)" office:value-type="string" office:string-value="‘toxic’, ‘severe toxic’, ‘obscene’, ‘threat’, ‘insult’, ‘identity hate’" calcext:value-type="string">
            <text:p>‘toxic’, ‘severe toxic’, ‘obscene’, ‘threat’, ‘insult’, ‘identity hate’</text:p>
          </table:table-cell>
          <table:table-cell table:number-columns-repeated="4"/>
          <table:table-cell table:formula="of:=IFERROR(__xludf.dummyfunction(&quot;&quot;&quot;COMPUTED_VALUE&quot;&quot;&quot;);&quot;SVM, CNN&quot;)" office:value-type="string" office:string-value="SVM, CNN" calcext:value-type="string">
            <text:p>SVM, CNN</text:p>
          </table:table-cell>
          <table:table-cell/>
          <table:table-cell table:formula="of:=IFERROR(__xludf.dummyfunction(&quot;&quot;&quot;COMPUTED_VALUE&quot;&quot;&quot;);&quot;word n-gram, tf-idf, POS, linguistic features, sentiment analysis&quot;)" office:value-type="string" office:string-value="word n-gram, tf-idf, POS, linguistic features, sentiment analysis" calcext:value-type="string">
            <text:p>word n-gram, tf-idf, POS, linguistic features, sentiment analysis</text:p>
          </table:table-cell>
          <table:table-cell table:formula="of:=IFERROR(__xludf.dummyfunction(&quot;&quot;&quot;COMPUTED_VALUE&quot;&quot;&quot;);&quot;backward feature selection approach, we keep removing the variables with high correlation&quot;)" office:value-type="string" office:string-value="backward feature selection approach, we keep removing the variables with high correlation" calcext:value-type="string">
            <text:p>backward feature selection approach, we keep removing the variables with high correlation</text:p>
          </table:table-cell>
          <table:table-cell table:formula="of:=IFERROR(__xludf.dummyfunction(&quot;&quot;&quot;COMPUTED_VALUE&quot;&quot;&quot;);&quot;kappa statistic, accuracy, F-measure&quot;)" office:value-type="string" office:string-value="kappa statistic, accuracy, F-measure" calcext:value-type="string">
            <text:p>kappa statistic, accuracy, F-measure</text:p>
          </table:table-cell>
          <table:table-cell/>
          <table:table-cell table:formula="of:=IFERROR(__xludf.dummyfunction(&quot;&quot;&quot;COMPUTED_VALUE&quot;&quot;&quot;);&quot;user information (gender)&quot;)" office:value-type="string" office:string-value="user information (gender)" calcext:value-type="string">
            <text:p>user information (gender)</text:p>
          </table:table-cell>
          <table:table-cell/>
          <table:table-cell table:formula="of:=IFERROR(__xludf.dummyfunction(&quot;&quot;&quot;COMPUTED_VALUE&quot;&quot;&quot;);&quot;You may not promote violence against or directly attack or threaten other people on the basis of race, ethnicity, national origin, sexual orientation, gender, gender identity, religious affiliation, age, disability, or disease. We also do not allow accoun&quot;&amp;&quot;ts whose primary purpose is inciting harm towards others on the basis of these categories.”&quot;)" office:value-type="string" office:string-value="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 calcext:value-type="string">
            <text:p>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text:p>
          </table:table-cell>
          <table:table-cell/>
          <table:table-cell table:formula="of:=IFERROR(__xludf.dummyfunction(&quot;&quot;&quot;COMPUTED_VALUE&quot;&quot;&quot;);&quot;formspring, myspace&quot;)" office:value-type="string" office:string-value="formspring, myspace" calcext:value-type="string">
            <text:p>formspring, myspace</text:p>
          </table:table-cell>
          <table:table-cell table:formula="of:=IFERROR(__xludf.dummyfunction(&quot;&quot;&quot;COMPUTED_VALUE&quot;&quot;&quot;);170019)" office:value-type="float" office:value="170019" calcext:value-type="float">
            <text:p>170019</text:p>
          </table:table-cell>
          <table:table-cell table:formula="of:=IFERROR(__xludf.dummyfunction(&quot;&quot;&quot;COMPUTED_VALUE&quot;&quot;&quot;);1185)" office:value-type="float" office:value="1185" calcext:value-type="float">
            <text:p>1185</text:p>
          </table:table-cell>
          <table:table-cell table:formula="of:=IFERROR(__xludf.dummyfunction(&quot;&quot;&quot;COMPUTED_VALUE&quot;&quot;&quot;);&quot;spanish, portuguese&quot;)" office:value-type="string" office:string-value="spanish, portuguese" calcext:value-type="string">
            <text:p>spanish, portuguese</text:p>
          </table:table-cell>
          <table:table-cell table:number-columns-repeated="4"/>
          <table:table-cell table:formula="of:=IFERROR(__xludf.dummyfunction(&quot;&quot;&quot;COMPUTED_VALUE&quot;&quot;&quot;);&quot;snowball sampling method based on users&quot;)" office:value-type="string" office:string-value="snowball sampling method based on users" calcext:value-type="string">
            <text:p>snowball sampling method based on users</text:p>
          </table:table-cell>
          <table:table-cell/>
          <table:table-cell table:formula="of:=IFERROR(__xludf.dummyfunction(&quot;&quot;&quot;COMPUTED_VALUE&quot;&quot;&quot;);&quot;expert (non-activist feminist)&quot;)" office:value-type="string" office:string-value="expert (non-activist feminist)" calcext:value-type="string">
            <text:p>expert (non-activist feminist)</text:p>
          </table:table-cell>
          <table:table-cell table:number-columns-repeated="982"/>
        </table:table-row>
        <table:table-row table:style-name="ro1">
          <table:table-cell table:number-columns-repeated="2"/>
          <table:table-cell table:formula="of:=IFERROR(__xludf.dummyfunction(&quot;&quot;&quot;COMPUTED_VALUE&quot;&quot;&quot;);&quot;Decision Support Systems&quot;)" office:value-type="string" office:string-value="Decision Support Systems" calcext:value-type="string">
            <text:p>Decision Support Systems</text:p>
          </table:table-cell>
          <table:table-cell table:formula="of:=IFERROR(__xludf.dummyfunction(&quot;&quot;&quot;COMPUTED_VALUE&quot;&quot;&quot;);&quot;AENSI&quot;)" office:value-type="string" office:string-value="AENSI" calcext:value-type="string">
            <text:p>AENSI</text:p>
          </table:table-cell>
          <table:table-cell table:number-columns-repeated="3"/>
          <table:table-cell table:formula="of:=IFERROR(__xludf.dummyfunction(&quot;&quot;&quot;COMPUTED_VALUE&quot;&quot;&quot;);&quot;detection for bengali language&quot;)" office:value-type="string" office:string-value="detection for bengali language" calcext:value-type="string">
            <text:p>detection for bengali language</text:p>
          </table:table-cell>
          <table:table-cell table:number-columns-repeated="4"/>
          <table:table-cell table:formula="of:=IFERROR(__xludf.dummyfunction(&quot;&quot;&quot;COMPUTED_VALUE&quot;&quot;&quot;);&quot;profanity&quot;)" office:value-type="string" office:string-value="profanity" calcext:value-type="string">
            <text:p>profanity</text:p>
          </table:table-cell>
          <table:table-cell table:formula="of:=IFERROR(__xludf.dummyfunction(&quot;&quot;&quot;COMPUTED_VALUE&quot;&quot;&quot;);&quot;abusive, offensive&quot;)" office:value-type="string" office:string-value="abusive, offensive" calcext:value-type="string">
            <text:p>abusive, offensive</text:p>
          </table:table-cell>
          <table:table-cell table:formula="of:=IFERROR(__xludf.dummyfunction(&quot;&quot;&quot;COMPUTED_VALUE&quot;&quot;&quot;);&quot;the publication mentions hate speech but the crowdsourcing task says &quot;&quot;is this text offensive orantagonistic in terms of race ethnicity or religion?&quot;&quot;&quot;)" office:value-type="string" office:string-value="the publication mentions hate speech but the crowdsourcing task says &quot;is this text offensive orantagonistic in terms of race ethnicity or religion?&quot;" calcext:value-type="string">
            <text:p>the publication mentions hate speech but the crowdsourcing task says "is this text offensive orantagonistic in terms of race ethnicity or religion?"</text:p>
          </table:table-cell>
          <table:table-cell/>
          <table:table-cell table:formula="of:=IFERROR(__xludf.dummyfunction(&quot;&quot;&quot;COMPUTED_VALUE&quot;&quot;&quot;);&quot;yes, no, undecided&quot;)" office:value-type="string" office:string-value="yes, no, undecided" calcext:value-type="string">
            <text:p>yes, no, undecided</text:p>
          </table:table-cell>
          <table:table-cell table:number-columns-repeated="4"/>
          <table:table-cell table:formula="of:=IFERROR(__xludf.dummyfunction(&quot;&quot;&quot;COMPUTED_VALUE&quot;&quot;&quot;);&quot;Naive Bayes, k-means&quot;)" office:value-type="string" office:string-value="Naive Bayes, k-means" calcext:value-type="string">
            <text:p>Naive Bayes, k-means</text:p>
          </table:table-cell>
          <table:table-cell/>
          <table:table-cell table:formula="of:=IFERROR(__xludf.dummyfunction(&quot;&quot;&quot;COMPUTED_VALUE&quot;&quot;&quot;);&quot;bag of words&quot;)" office:value-type="string" office:string-value="bag of words" calcext:value-type="string">
            <text:p>bag of words</text:p>
          </table:table-cell>
          <table:table-cell table:formula="of:=IFERROR(__xludf.dummyfunction(&quot;&quot;&quot;COMPUTED_VALUE&quot;&quot;&quot;);&quot;see details&quot;)" office:value-type="string" office:string-value="see details" calcext:value-type="string">
            <text:p>see details</text:p>
          </table:table-cell>
          <table:table-cell table:formula="of:=IFERROR(__xludf.dummyfunction(&quot;&quot;&quot;COMPUTED_VALUE&quot;&quot;&quot;);&quot;precision, recall, F-measure, accuracy, ROC-AUC&quot;)" office:value-type="string" office:string-value="precision, recall, F-measure, accuracy, ROC-AUC" calcext:value-type="string">
            <text:p>precision, recall, F-measure, accuracy, ROC-AUC</text:p>
          </table:table-cell>
          <table:table-cell/>
          <table:table-cell table:formula="of:=IFERROR(__xludf.dummyfunction(&quot;&quot;&quot;COMPUTED_VALUE&quot;&quot;&quot;);&quot;user information (age, history of profane word use, and other feature use)&quot;)" office:value-type="string" office:string-value="user information (age, history of profane word use, and other feature use)" calcext:value-type="string">
            <text:p>user information (age, history of profane word use, and other feature use)</text:p>
          </table:table-cell>
          <table:table-cell/>
          <table:table-cell table:formula="of:=IFERROR(__xludf.dummyfunction(&quot;&quot;&quot;COMPUTED_VALUE&quot;&quot;&quot;);&quot;Sexuality: Negative comments involving attacks on sexual minorities and sexist attacks on women. Race and Culture: Attacks bordering on racial minorities (eg African-American, Hispanic and Asian) and cultures (eg Jewish, Catholic and Asian traditions) inc&quot;&amp;&quot;luding unacceptable descriptions pertaining to race and stereotypical mocking of cultural traditions. Intelligence: Comments attacking the intelligence and mental capacities of an individual&quot;)" office:value-type="string" office:string-value="Sexuality: Negative comments involving attacks on sexual minorities and sexist attacks on women. Race and Culture: Attacks bordering on racial minorities (eg African-American, Hispanic and Asian) and cultures (eg Jewish, Catholic and Asian traditions) including unacceptable descriptions pertaining to race and stereotypical mocking of cultural traditions. Intelligence: Comments attacking the intelligence and mental capacities of an individual" calcext:value-type="string">
            <text:p>Sexuality: Negative comments involving attacks on sexual minorities and sexist attacks on women. Race and Culture: Attacks bordering on racial minorities (eg African-American, Hispanic and Asian) and cultures (eg Jewish, Catholic and Asian traditions) including unacceptable descriptions pertaining to race and stereotypical mocking of cultural traditions. Intelligence: Comments attacking the intelligence and mental capacities of an individual</text:p>
          </table:table-cell>
          <table:table-cell/>
          <table:table-cell table:formula="of:=IFERROR(__xludf.dummyfunction(&quot;&quot;&quot;COMPUTED_VALUE&quot;&quot;&quot;);&quot;myspace&quot;)" office:value-type="string" office:string-value="myspace" calcext:value-type="string">
            <text:p>myspace</text:p>
          </table:table-cell>
          <table:table-cell table:formula="of:=IFERROR(__xludf.dummyfunction(&quot;&quot;&quot;COMPUTED_VALUE&quot;&quot;&quot;);24802)" office:value-type="float" office:value="24802" calcext:value-type="float">
            <text:p>24802</text:p>
          </table:table-cell>
          <table:table-cell table:formula="of:=IFERROR(__xludf.dummyfunction(&quot;&quot;&quot;COMPUTED_VALUE&quot;&quot;&quot;);1048)" office:value-type="float" office:value="1048" calcext:value-type="float">
            <text:p>1048</text:p>
          </table:table-cell>
          <table:table-cell table:formula="of:=IFERROR(__xludf.dummyfunction(&quot;&quot;&quot;COMPUTED_VALUE&quot;&quot;&quot;);&quot;english, french&quot;)" office:value-type="string" office:string-value="english, french" calcext:value-type="string">
            <text:p>english, french</text:p>
          </table:table-cell>
          <table:table-cell table:number-columns-repeated="4"/>
          <table:table-cell table:formula="of:=IFERROR(__xludf.dummyfunction(&quot;&quot;&quot;COMPUTED_VALUE&quot;&quot;&quot;);&quot;crawl with hashtags&quot;)" office:value-type="string" office:string-value="crawl with hashtags" calcext:value-type="string">
            <text:p>crawl with hashtag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f Computer and Information Technology&quot;)" office:value-type="string" office:string-value="International Conference of Computer and Information Technology" calcext:value-type="string">
            <text:p>International Conference of Computer and Information Technology</text:p>
          </table:table-cell>
          <table:table-cell table:number-columns-repeated="4"/>
          <table:table-cell table:formula="of:=IFERROR(__xludf.dummyfunction(&quot;&quot;&quot;COMPUTED_VALUE&quot;&quot;&quot;);&quot;string pattern algorithm&quot;)" office:value-type="string" office:string-value="string pattern algorithm" calcext:value-type="string">
            <text:p>string pattern algorithm</text:p>
          </table:table-cell>
          <table:table-cell table:number-columns-repeated="4"/>
          <table:table-cell table:formula="of:=IFERROR(__xludf.dummyfunction(&quot;&quot;&quot;COMPUTED_VALUE&quot;&quot;&quot;);&quot;cyberbullying, cyberbullying_trace&quot;)" office:value-type="string" office:string-value="cyberbullying, cyberbullying_trace" calcext:value-type="string">
            <text:p>cyberbullying, cyberbullying_trace</text:p>
          </table:table-cell>
          <table:table-cell table:formula="of:=IFERROR(__xludf.dummyfunction(&quot;&quot;&quot;COMPUTED_VALUE&quot;&quot;&quot;);&quot;harmful_speech&quot;)" office:value-type="string" office:string-value="harmful_speech" calcext:value-type="string">
            <text:p>harmful_speech</text:p>
          </table:table-cell>
          <table:table-cell table:formula="of:=IFERROR(__xludf.dummyfunction(&quot;&quot;&quot;COMPUTED_VALUE&quot;&quot;&quot;);&quot;So what is cyberbullying? Willard (2007) described it as “being cruel to others by sending or posting harmful material or engaging in other forms of social aggression using the Internet or other digital technologies” (p. 1). She listed eight different for&quot;&amp;&quot;ms of cyberbullying: 1. Flaming: Online fights using electronic messages with angry and vulgar language. 2. Harassment: Repeatedly sending nasty, mean, and insulting messages. 3. Denigration: “Dissing” someone online. Sending or posting gossip or rumors a&quot;&amp;&quot;bout a person to damage his or her reputation or friendships. 4. Impersonation: Pretending to be someone else and sending or posting material to get that person in trouble or danger or to damage that person’s reputation or friendships. 5. Outing: Sharing &quot;&amp;&quot;someone’s secrets or embarrassing information or images online. 6. Trickery: Talking someone into revealing secrets or embarrassing information or images online. 7. Exclusion: Intentionally and cruelly excluding someone from an online group. 8. Cyberstalk&quot;&amp;&quot;ing: Repeated, intense harassment and denigration that includes threats or creates significant fear.  &quot;)" office:value-type="string" office:string-value="So what is cyberbullying? Willard (2007) described it as “being cruel to others by sending or posting harmful material or engaging in other forms of social aggression using the Internet or other digital technologies” (p. 1). She listed eight different forms of cyberbullying: 1. Flaming: Online fights using electronic messages with angry and vulgar language. 2. Harassment: Repeatedly sending nasty, mean, and insulting messages. 3. Denigration: “Dissing” someone online. Sending or posting gossip or rumors about a person to damage his or her reputation or friendships. 4. Impersonation: Pretending to be someone else and sending or posting material to get that person in trouble or danger or to damage that person’s reputation or friendships. 5. Outing: Sharing someone’s secrets or embarrassing information or images online. 6. Trickery: Talking someone into revealing secrets or embarrassing information or images online. 7. Exclusion: Intentionally and cruelly excluding someone from an online group. 8. Cyberstalking: Repeated, intense harassment and denigration that includes threats or creates significant fear.  " calcext:value-type="string">
            <text:p>So what is cyberbullying? Willard (2007) described it as “being cruel to others by sending or posting harmful material or engaging in other forms of social aggression using the Internet or other digital technologies” (p. 1). She listed eight different forms of cyberbullying: 1. Flaming: Online fights using electronic messages with angry and vulgar language. 2. Harassment: Repeatedly sending nasty, mean, and insulting messages. 3. Denigration: “Dissing” someone online. Sending or posting gossip or rumors about a person to damage his or her reputation or friendships. 4. Impersonation: Pretending to be someone else and sending or posting material to get that person in trouble or danger or to damage that person’s reputation or friendships. 5. Outing: Sharing someone’s secrets or embarrassing information or images online. 6. Trickery: Talking someone into revealing secrets or embarrassing information or images online. 7. Exclusion: Intentionally and cruelly excluding someone from an online group. 8. Cyberstalking: Repeated, intense harassment and denigration that includes threats or creates significant fear. <text:s/></text:p>
          </table:table-cell>
          <table:table-cell/>
          <table:table-cell table:formula="of:=IFERROR(__xludf.dummyfunction(&quot;&quot;&quot;COMPUTED_VALUE&quot;&quot;&quot;);&quot;abusive, acceptable, undecided&quot;)" office:value-type="string" office:string-value="abusive, acceptable, undecided" calcext:value-type="string">
            <text:p>abusive, acceptable, undecided</text:p>
          </table:table-cell>
          <table:table-cell table:number-columns-repeated="4"/>
          <table:table-cell table:formula="of:=IFERROR(__xludf.dummyfunction(&quot;&quot;&quot;COMPUTED_VALUE&quot;&quot;&quot;);&quot;logistic regression, Naive Bayes, decision tree, random forest, SVM&quot;)" office:value-type="string" office:string-value="logistic regression, Naive Bayes, decision tree, random forest, SVM" calcext:value-type="string">
            <text:p>logistic regression, Naive Bayes, decision tree, random forest, SVM</text:p>
          </table:table-cell>
          <table:table-cell/>
          <table:table-cell table:formula="of:=IFERROR(__xludf.dummyfunction(&quot;&quot;&quot;COMPUTED_VALUE&quot;&quot;&quot;);&quot;word n-gram, bag of words&quot;)" office:value-type="string" office:string-value="word n-gram, bag of words" calcext:value-type="string">
            <text:p>word n-gram, bag of words</text:p>
          </table:table-cell>
          <table:table-cell table:formula="of:=IFERROR(__xludf.dummyfunction(&quot;&quot;&quot;COMPUTED_VALUE&quot;&quot;&quot;);&quot;word2vec, Fasttext, random, Debiased Word Embeddings (DE)&quot;)" office:value-type="string" office:string-value="word2vec, Fasttext, random, Debiased Word Embeddings (DE)" calcext:value-type="string">
            <text:p>word2vec, Fasttext, random, Debiased Word Embeddings (DE)</text:p>
          </table:table-cell>
          <table:table-cell table:formula="of:=IFERROR(__xludf.dummyfunction(&quot;&quot;&quot;COMPUTED_VALUE&quot;&quot;&quot;);&quot;accuracy, true negative rate, false positive rate&quot;)" office:value-type="string" office:string-value="accuracy, true negative rate, false positive rate" calcext:value-type="string">
            <text:p>accuracy, true negative rate, false positive rate</text:p>
          </table:table-cell>
          <table:table-cell/>
          <table:table-cell table:formula="of:=IFERROR(__xludf.dummyfunction(&quot;&quot;&quot;COMPUTED_VALUE&quot;&quot;&quot;);&quot;user information (number of tweets of one user send to another / bullying non bullying)&quot;)" office:value-type="string" office:string-value="user information (number of tweets of one user send to another / bullying non bullying)" calcext:value-type="string">
            <text:p>user information (number of tweets of one user send to another / bullying non bullying)</text:p>
          </table:table-cell>
          <table:table-cell/>
          <table:table-cell table:formula="of:=IFERROR(__xludf.dummyfunction(&quot;&quot;&quot;COMPUTED_VALUE&quot;&quot;&quot;);&quot;Those comments which are giving an insulting impression on many blogs/forums are labelled as insulting and “1” value is given to those. Non-Participants like Celebrities, public-figures, etc. related comments are labelled as neutral comments. Comments whi&quot;&amp;&quot;ch contain profanity, racial slurs, or other offensive language are labelled as insulting comments. The comments related to racial slurs and not related to individual person are omitted and considered as neutral comment. The insulting nature of the commen&quot;&amp;&quot;t are obvious, and not subtle.&quot;)" office:value-type="string" office:string-value="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 calcext:value-type="string">
            <text:p>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text:p>
          </table:table-cell>
          <table:table-cell/>
          <table:table-cell table:formula="of:=IFERROR(__xludf.dummyfunction(&quot;&quot;&quot;COMPUTED_VALUE&quot;&quot;&quot;);&quot;twitter, myspace&quot;)" office:value-type="string" office:string-value="twitter, myspace" calcext:value-type="string">
            <text:p>twitter, myspace</text:p>
          </table:table-cell>
          <table:table-cell table:formula="of:=IFERROR(__xludf.dummyfunction(&quot;&quot;&quot;COMPUTED_VALUE&quot;&quot;&quot;);&quot;15979, 469, 11304&quot;)" office:value-type="string" office:string-value="15979, 469, 11304" calcext:value-type="string">
            <text:p>15979, 469, 11304</text:p>
          </table:table-cell>
          <table:table-cell table:formula="of:=IFERROR(__xludf.dummyfunction(&quot;&quot;&quot;COMPUTED_VALUE&quot;&quot;&quot;);5685)" office:value-type="float" office:value="5685" calcext:value-type="float">
            <text:p>5685</text:p>
          </table:table-cell>
          <table:table-cell table:formula="of:=IFERROR(__xludf.dummyfunction(&quot;&quot;&quot;COMPUTED_VALUE&quot;&quot;&quot;);&quot;portuguese&quot;)" office:value-type="string" office:string-value="portuguese" calcext:value-type="string">
            <text:p>portuguese</text:p>
          </table:table-cell>
          <table:table-cell table:number-columns-repeated="4"/>
          <table:table-cell table:formula="of:=IFERROR(__xludf.dummyfunction(&quot;&quot;&quot;COMPUTED_VALUE&quot;&quot;&quot;);&quot;crawl with hate words&quot;)" office:value-type="string" office:string-value="crawl with hate words" calcext:value-type="string">
            <text:p>crawl with hate words</text:p>
          </table:table-cell>
          <table:table-cell table:number-columns-repeated="984"/>
        </table:table-row>
        <table:table-row table:style-name="ro1">
          <table:table-cell table:number-columns-repeated="2"/>
          <table:table-cell table:style-name="ce48" table:formula="of:=IFERROR(__xludf.dummyfunction(&quot;&quot;&quot;COMPUTED_VALUE&quot;&quot;&quot;);&quot;International Conference on Innovations in Information, Embedded and Communication Systems (ICIIECS)&quot;)" office:value-type="string" office:string-value="International Conference on Innovations in Information, Embedded and Communication Systems (ICIIECS)" calcext:value-type="string">
            <text:p>International Conference on Innovations in Information, Embedded and Communication Systems (ICIIECS)</text:p>
          </table:table-cell>
          <table:table-cell table:number-columns-repeated="4"/>
          <table:table-cell table:formula="of:=IFERROR(__xludf.dummyfunction(&quot;&quot;&quot;COMPUTED_VALUE&quot;&quot;&quot;);&quot;full system presented with time effectiveness&quot;)" office:value-type="string" office:string-value="full system presented with time effectiveness" calcext:value-type="string">
            <text:p>full system presented with time effectiveness</text:p>
          </table:table-cell>
          <table:table-cell table:number-columns-repeated="4"/>
          <table:table-cell table:formula="of:=IFERROR(__xludf.dummyfunction(&quot;&quot;&quot;COMPUTED_VALUE&quot;&quot;&quot;);&quot;abusive, toxicity&quot;)" office:value-type="string" office:string-value="abusive, toxicity" calcext:value-type="string">
            <text:p>abusive, toxicity</text:p>
          </table:table-cell>
          <table:table-cell table:formula="of:=IFERROR(__xludf.dummyfunction(&quot;&quot;&quot;COMPUTED_VALUE&quot;&quot;&quot;);&quot;offensive, abusive&quot;)" office:value-type="string" office:string-value="offensive, abusive" calcext:value-type="string">
            <text:p>offensive, abusive</text:p>
          </table:table-cell>
          <table:table-cell table:formula="of:=IFERROR(__xludf.dummyfunction(&quot;&quot;&quot;COMPUTED_VALUE&quot;&quot;&quot;);&quot;use of technological advances through mobile phones, e-mail, chat rooms or social networking platforms such as Twitter or Facebook to embarrass or threaten others&quot;)" office:value-type="string" office:string-value="use of technological advances through mobile phones, e-mail, chat rooms or social networking platforms such as Twitter or Facebook to embarrass or threaten others" calcext:value-type="string">
            <text:p>use of technological advances through mobile phones, e-mail, chat rooms or social networking platforms such as Twitter or Facebook to embarrass or threaten others</text:p>
          </table:table-cell>
          <table:table-cell/>
          <table:table-cell table:formula="of:=IFERROR(__xludf.dummyfunction(&quot;&quot;&quot;COMPUTED_VALUE&quot;&quot;&quot;);&quot;positive, negative, neutral &quot;)" office:value-type="string" office:string-value="positive, negative, neutral " calcext:value-type="string">
            <text:p>positive, negative, neutral </text:p>
          </table:table-cell>
          <table:table-cell table:number-columns-repeated="4"/>
          <table:table-cell table:formula="of:=IFERROR(__xludf.dummyfunction(&quot;&quot;&quot;COMPUTED_VALUE&quot;&quot;&quot;);&quot;Naive Bayes, DNN (RBFN)&quot;)" office:value-type="string" office:string-value="Naive Bayes, DNN (RBFN)" calcext:value-type="string">
            <text:p>Naive Bayes, DNN (RBFN)</text:p>
          </table:table-cell>
          <table:table-cell/>
          <table:table-cell table:formula="of:=IFERROR(__xludf.dummyfunction(&quot;&quot;&quot;COMPUTED_VALUE&quot;&quot;&quot;);&quot;bag of words, sentiment analysis&quot;)" office:value-type="string" office:string-value="bag of words, sentiment analysis" calcext:value-type="string">
            <text:p>bag of words, sentiment analysis</text:p>
          </table:table-cell>
          <table:table-cell table:formula="of:=IFERROR(__xludf.dummyfunction(&quot;&quot;&quot;COMPUTED_VALUE&quot;&quot;&quot;);&quot;construction of a dictionary of words: automatic, manual, hybrid&quot;)" office:value-type="string" office:string-value="construction of a dictionary of words: automatic, manual, hybrid" calcext:value-type="string">
            <text:p>construction of a dictionary of words: automatic, manual, hybrid</text:p>
          </table:table-cell>
          <table:table-cell table:formula="of:=IFERROR(__xludf.dummyfunction(&quot;&quot;&quot;COMPUTED_VALUE&quot;&quot;&quot;);&quot;ROC-AUC, true positive rate&quot;)" office:value-type="string" office:string-value="ROC-AUC, true positive rate" calcext:value-type="string">
            <text:p>ROC-AUC, true positive rate</text:p>
          </table:table-cell>
          <table:table-cell/>
          <table:table-cell table:formula="of:=IFERROR(__xludf.dummyfunction(&quot;&quot;&quot;COMPUTED_VALUE&quot;&quot;&quot;);&quot;user information (number of tweets a user has made, the age of his account i.e., number of days since its creation, the number of lists subscribed to, if the account is veried or not i.e., acknowledged by Twitter as an account linked to a user of “public&quot;&amp;&quot; interest”, and whether or not the user still uses the default profile image,  number of sessions produced by a user, ’ interarrival time), network information (user popularity, reciprocity, power difference, centrality score, hubs and authority, influenc&quot;&amp;&quot;e, communities)&quot;)" office:value-type="string" office:string-value="user information (number of tweets a user has made, the age of his account i.e., number of days since its creation, the number of lists subscribed to, if the account is veried or not i.e., acknowledged by Twitter as an account linked to a user of “public interest”, and whether or not the user still uses the default profile image,  number of sessions produced by a user, ’ interarrival time), network information (user popularity, reciprocity, power difference, centrality score, hubs and authority, influence, communities)" calcext:value-type="string">
            <text:p>user information (number of tweets a user has made, the age of his account i.e., number of days since its creation, the number of lists subscribed to, if the account is veried or not i.e., acknowledged by Twitter as an account linked to a user of “public interest”, and whether or not the user still uses the default profile image, <text:s/>number of sessions produced by a user, ’ interarrival time), network information (user popularity, reciprocity, power difference, centrality score, hubs and authority, influence, communities)</text:p>
          </table:table-cell>
          <table:table-cell/>
          <table:table-cell table:formula="of:=IFERROR(__xludf.dummyfunction(&quot;&quot;&quot;COMPUTED_VALUE&quot;&quot;&quot;);&quot;flame if it contained insulting or abusive language (unless it was directed to someone the sender and recipient both disliked), not merely if the sender expressed disagreement with the recipient. Volunteers could classify a message with “flame”, “okay”, o&quot;&amp;&quot;r “maybe”.&quot;)" office:value-type="string" office:string-value="flame if it contained insulting or abusive language (unless it was directed to someone the sender and recipient both disliked), not merely if the sender expressed disagreement with the recipient. Volunteers could classify a message with “flame”, “okay”, or “maybe”." calcext:value-type="string">
            <text:p>flame if it contained insulting or abusive language (unless it was directed to someone the sender and recipient both disliked), not merely if the sender expressed disagreement with the recipient. Volunteers could classify a message with “flame”, “okay”, or “maybe”.</text:p>
          </table:table-cell>
          <table:table-cell/>
          <table:table-cell table:formula="of:=IFERROR(__xludf.dummyfunction(&quot;&quot;&quot;COMPUTED_VALUE&quot;&quot;&quot;);&quot;youtube&quot;)" office:value-type="string" office:string-value="youtube" calcext:value-type="string">
            <text:p>youtube</text:p>
          </table:table-cell>
          <table:table-cell table:formula="of:=IFERROR(__xludf.dummyfunction(&quot;&quot;&quot;COMPUTED_VALUE&quot;&quot;&quot;);85462)" office:value-type="float" office:value="85462" calcext:value-type="float">
            <text:p>85462</text:p>
          </table:table-cell>
          <table:table-cell table:formula="of:=IFERROR(__xludf.dummyfunction(&quot;&quot;&quot;COMPUTED_VALUE&quot;&quot;&quot;);450)" office:value-type="float" office:value="450" calcext:value-type="float">
            <text:p>450</text:p>
          </table:table-cell>
          <table:table-cell table:number-columns-repeated="5"/>
          <table:table-cell table:formula="of:=IFERROR(__xludf.dummyfunction(&quot;&quot;&quot;COMPUTED_VALUE&quot;&quot;&quot;);&quot;crawl from controversial pages&quot;)" office:value-type="string" office:string-value="crawl from controversial pages" calcext:value-type="string">
            <text:p>crawl from controversial page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Services Computing&quot;)" office:value-type="string" office:string-value="International Conference on Services Computing" calcext:value-type="string">
            <text:p>International Conference on Services Computing</text:p>
          </table:table-cell>
          <table:table-cell table:number-columns-repeated="4"/>
          <table:table-cell table:formula="of:=IFERROR(__xludf.dummyfunction(&quot;&quot;&quot;COMPUTED_VALUE&quot;&quot;&quot;);&quot;identification of bullies and bulliers&quot;)" office:value-type="string" office:string-value="identification of bullies and bulliers" calcext:value-type="string">
            <text:p>identification of bullies and bulliers</text:p>
          </table:table-cell>
          <table:table-cell table:number-columns-repeated="4"/>
          <table:table-cell table:formula="of:=IFERROR(__xludf.dummyfunction(&quot;&quot;&quot;COMPUTED_VALUE&quot;&quot;&quot;);&quot;neural&quot;)" office:value-type="string" office:string-value="neural" calcext:value-type="string">
            <text:p>neural</text:p>
          </table:table-cell>
          <table:table-cell table:formula="of:=IFERROR(__xludf.dummyfunction(&quot;&quot;&quot;COMPUTED_VALUE&quot;&quot;&quot;);&quot;hate_speech, abusive&quot;)" office:value-type="string" office:string-value="hate_speech, abusive" calcext:value-type="string">
            <text:p>hate_speech, abusive</text:p>
          </table:table-cell>
          <table:table-cell table:formula="of:=IFERROR(__xludf.dummyfunction(&quot;&quot;&quot;COMPUTED_VALUE&quot;&quot;&quot;);&quot;any harassment that occurs via internet, cell phones or other electronic devices&quot;)" office:value-type="string" office:string-value="any harassment that occurs via internet, cell phones or other electronic devices" calcext:value-type="string">
            <text:p>any harassment that occurs via internet, cell phones or other electronic devices</text:p>
          </table:table-cell>
          <table:table-cell/>
          <table:table-cell table:formula="of:=IFERROR(__xludf.dummyfunction(&quot;&quot;&quot;COMPUTED_VALUE&quot;&quot;&quot;);&quot;ok, maybe, flame&quot;)" office:value-type="string" office:string-value="ok, maybe, flame" calcext:value-type="string">
            <text:p>ok, maybe, flame</text:p>
          </table:table-cell>
          <table:table-cell table:number-columns-repeated="4"/>
          <table:table-cell table:formula="of:=IFERROR(__xludf.dummyfunction(&quot;&quot;&quot;COMPUTED_VALUE&quot;&quot;&quot;);&quot;Naive Bayes, logistic regression, decision tree, objective function (Maximum Entropy classifier, Winnow2)&quot;)" office:value-type="string" office:string-value="Naive Bayes, logistic regression, decision tree, objective function (Maximum Entropy classifier, Winnow2)" calcext:value-type="string">
            <text:p>Naive Bayes, logistic regression, decision tree, objective function (Maximum Entropy classifier, Winnow2)</text:p>
          </table:table-cell>
          <table:table-cell/>
          <table:table-cell table:formula="of:=IFERROR(__xludf.dummyfunction(&quot;&quot;&quot;COMPUTED_VALUE&quot;&quot;&quot;);&quot;bag of words, word n-gram, char n-gram, lexical features, subjectivity variations (subjectivity lexicon), sentiment analysis (sentiment lexicon), topic model  &quot;)" office:value-type="string" office:string-value="bag of words, word n-gram, char n-gram, lexical features, subjectivity variations (subjectivity lexicon), sentiment analysis (sentiment lexicon), topic model  " calcext:value-type="string">
            <text:p>bag of words, word n-gram, char n-gram, lexical features, subjectivity variations (subjectivity lexicon), sentiment analysis (sentiment lexicon), topic model <text:s/></text:p>
          </table:table-cell>
          <table:table-cell table:formula="of:=IFERROR(__xludf.dummyfunction(&quot;&quot;&quot;COMPUTED_VALUE&quot;&quot;&quot;);&quot;word2vec (continuous-bags-of-words (CBOW), skip-gram models), random&quot;)" office:value-type="string" office:string-value="word2vec (continuous-bags-of-words (CBOW), skip-gram models), random" calcext:value-type="string">
            <text:p>word2vec (continuous-bags-of-words (CBOW), skip-gram models), random</text:p>
          </table:table-cell>
          <table:table-cell table:formula="of:=IFERROR(__xludf.dummyfunction(&quot;&quot;&quot;COMPUTED_VALUE&quot;&quot;&quot;);&quot;precision, recall, F-measure, accuracy, error measurement (MSE)&quot;)" office:value-type="string" office:string-value="precision, recall, F-measure, accuracy, error measurement (MSE)" calcext:value-type="string">
            <text:p>precision, recall, F-measure, accuracy, error measurement (MSE)</text:p>
          </table:table-cell>
          <table:table-cell/>
          <table:table-cell table:formula="of:=IFERROR(__xludf.dummyfunction(&quot;&quot;&quot;COMPUTED_VALUE&quot;&quot;&quot;);&quot;network information (number of shared media objects, following, followers), conversation context (likes, post time, caption)&quot;)" office:value-type="string" office:string-value="network information (number of shared media objects, following, followers), conversation context (likes, post time, caption)" calcext:value-type="string">
            <text:p>network information (number of shared media objects, following, followers), conversation context (likes, post time, caption)</text:p>
          </table:table-cell>
          <table:table-cell table:number-columns-repeated="3"/>
          <table:table-cell table:formula="of:=IFERROR(__xludf.dummyfunction(&quot;&quot;&quot;COMPUTED_VALUE&quot;&quot;&quot;);&quot;“PervertedJustice” dataset&quot;)" office:value-type="string" office:string-value="“PervertedJustice” dataset" calcext:value-type="string">
            <text:p>“PervertedJustice” dataset</text:p>
          </table:table-cell>
          <table:table-cell table:formula="of:=IFERROR(__xludf.dummyfunction(&quot;&quot;&quot;COMPUTED_VALUE&quot;&quot;&quot;);113698)" office:value-type="float" office:value="113698" calcext:value-type="float">
            <text:p>113698</text:p>
          </table:table-cell>
          <table:table-cell table:formula="of:=IFERROR(__xludf.dummyfunction(&quot;&quot;&quot;COMPUTED_VALUE&quot;&quot;&quot;);5200)" office:value-type="float" office:value="5200" calcext:value-type="float">
            <text:p>5200</text:p>
          </table:table-cell>
          <table:table-cell table:number-columns-repeated="5"/>
          <table:table-cell table:formula="of:=IFERROR(__xludf.dummyfunction(&quot;&quot;&quot;COMPUTED_VALUE&quot;&quot;&quot;);&quot;crawl&quot;)" office:value-type="string" office:string-value="crawl" calcext:value-type="string">
            <text:p>crawl</text:p>
          </table:table-cell>
          <table:table-cell table:number-columns-repeated="984"/>
        </table:table-row>
        <table:table-row table:style-name="ro1">
          <table:table-cell table:number-columns-repeated="2"/>
          <table:table-cell table:formula="of:=IFERROR(__xludf.dummyfunction(&quot;&quot;&quot;COMPUTED_VALUE&quot;&quot;&quot;);&quot;Communications in Information Science and Management Engineering&quot;)" office:value-type="string" office:string-value="Communications in Information Science and Management Engineering" calcext:value-type="string">
            <text:p>Communications in Information Science and Management Engineering</text:p>
          </table:table-cell>
          <table:table-cell table:number-columns-repeated="4"/>
          <table:table-cell table:formula="of:=IFERROR(__xludf.dummyfunction(&quot;&quot;&quot;COMPUTED_VALUE&quot;&quot;&quot;);&quot;pipeline for cyberbully filtering&quot;)" office:value-type="string" office:string-value="pipeline for cyberbully filtering" calcext:value-type="string">
            <text:p>pipeline for cyberbully filtering</text:p>
          </table:table-cell>
          <table:table-cell table:number-columns-repeated="4"/>
          <table:table-cell table:formula="of:=IFERROR(__xludf.dummyfunction(&quot;&quot;&quot;COMPUTED_VALUE&quot;&quot;&quot;);&quot;humour&quot;)" office:value-type="string" office:string-value="humour" calcext:value-type="string">
            <text:p>humour</text:p>
          </table:table-cell>
          <table:table-cell table:formula="of:=IFERROR(__xludf.dummyfunction(&quot;&quot;&quot;COMPUTED_VALUE&quot;&quot;&quot;);&quot;abusive, cyberbullying, offensive&quot;)" office:value-type="string" office:string-value="abusive, cyberbullying, offensive" calcext:value-type="string">
            <text:p>abusive, cyberbullying, offensive</text:p>
          </table:table-cell>
          <table:table-cell table:formula="of:=IFERROR(__xludf.dummyfunction(&quot;&quot;&quot;COMPUTED_VALUE&quot;&quot;&quot;);&quot;the crowdsourcing ask for online violence. users use methods such as harassment, threat, intimidation and mocking in order to make others feel worse, to undermine their self-esteem and to discourage them from posting questions, messages or personal images&quot;)" office:value-type="string" office:string-value="the crowdsourcing ask for online violence. users use methods such as harassment, threat, intimidation and mocking in order to make others feel worse, to undermine their self-esteem and to discourage them from posting questions, messages or personal images" calcext:value-type="string">
            <text:p>the crowdsourcing ask for online violence. users use methods such as harassment, threat, intimidation and mocking in order to make others feel worse, to undermine their self-esteem and to discourage them from posting questions, messages or personal images</text:p>
          </table:table-cell>
          <table:table-cell/>
          <table:table-cell table:formula="of:=IFERROR(__xludf.dummyfunction(&quot;&quot;&quot;COMPUTED_VALUE&quot;&quot;&quot;);&quot;racism, sexism, both, no&quot;)" office:value-type="string" office:string-value="racism, sexism, both, no" calcext:value-type="string">
            <text:p>racism, sexism, both, no</text:p>
          </table:table-cell>
          <table:table-cell table:number-columns-repeated="4"/>
          <table:table-cell table:formula="of:=IFERROR(__xludf.dummyfunction(&quot;&quot;&quot;COMPUTED_VALUE&quot;&quot;&quot;);&quot;Naive Bayes, random forest&quot;)" office:value-type="string" office:string-value="Naive Bayes, random forest" calcext:value-type="string">
            <text:p>Naive Bayes, random forest</text:p>
          </table:table-cell>
          <table:table-cell/>
          <table:table-cell table:formula="of:=IFERROR(__xludf.dummyfunction(&quot;&quot;&quot;COMPUTED_VALUE&quot;&quot;&quot;);&quot;bag of words with tfidf (n-gram BOW), topic model (latent semantic with Latent Semantic Analysis: LSA), bag of words variations (embeddings enhanced Bag-of-Words model EBoW)&quot;)" office:value-type="string" office:string-value="bag of words with tfidf (n-gram BOW), topic model (latent semantic with Latent Semantic Analysis: LSA), bag of words variations (embeddings enhanced Bag-of-Words model EBoW)" calcext:value-type="string">
            <text:p>bag of words with tfidf (n-gram BOW), topic model (latent semantic with Latent Semantic Analysis: LSA), bag of words variations (embeddings enhanced Bag-of-Words model EBoW)</text:p>
          </table:table-cell>
          <table:table-cell table:formula="of:=IFERROR(__xludf.dummyfunction(&quot;&quot;&quot;COMPUTED_VALUE&quot;&quot;&quot;);&quot;one-hot word vectors linearly combined by a trained embedding layer &quot;)" office:value-type="string" office:string-value="one-hot word vectors linearly combined by a trained embedding layer " calcext:value-type="string">
            <text:p>one-hot word vectors linearly combined by a trained embedding layer </text:p>
          </table:table-cell>
          <table:table-cell table:formula="of:=IFERROR(__xludf.dummyfunction(&quot;&quot;&quot;COMPUTED_VALUE&quot;&quot;&quot;);&quot;accuracy, F-measure&quot;)" office:value-type="string" office:string-value="accuracy, F-measure" calcext:value-type="string">
            <text:p>accuracy, F-measure</text:p>
          </table:table-cell>
          <table:table-cell/>
          <table:table-cell table:formula="of:=IFERROR(__xludf.dummyfunction(&quot;&quot;&quot;COMPUTED_VALUE&quot;&quot;&quot;);&quot;conversation context (Whether the comment is a reply to a previous comment or a new comment, Comment’s news categories, User identied by Facebook versus Twitter, #Comments up to this point)&quot;)" office:value-type="string" office:string-value="conversation context (Whether the comment is a reply to a previous comment or a new comment, Comment’s news categories, User identied by Facebook versus Twitter, #Comments up to this point)" calcext:value-type="string">
            <text:p>conversation context (Whether the comment is a reply to a previous comment or a new comment, Comment’s news categories, User identied by Facebook versus Twitter, #Comments up to this point)</text:p>
          </table:table-cell>
          <table:table-cell table:number-columns-repeated="3"/>
          <table:table-cell table:formula="of:=IFERROR(__xludf.dummyfunction(&quot;&quot;&quot;COMPUTED_VALUE&quot;&quot;&quot;);&quot;twitter, formspring&quot;)" office:value-type="string" office:string-value="twitter, formspring" calcext:value-type="string">
            <text:p>twitter, formspring</text:p>
          </table:table-cell>
          <table:table-cell table:formula="of:=IFERROR(__xludf.dummyfunction(&quot;&quot;&quot;COMPUTED_VALUE&quot;&quot;&quot;);1762)" office:value-type="float" office:value="1762" calcext:value-type="float">
            <text:p>1762</text:p>
          </table:table-cell>
          <table:table-cell table:formula="of:=IFERROR(__xludf.dummyfunction(&quot;&quot;&quot;COMPUTED_VALUE&quot;&quot;&quot;);520)" office:value-type="float" office:value="520" calcext:value-type="float">
            <text:p>520</text:p>
          </table:table-cell>
          <table:table-cell table:number-columns-repeated="5"/>
          <table:table-cell table:formula="of:=IFERROR(__xludf.dummyfunction(&quot;&quot;&quot;COMPUTED_VALUE&quot;&quot;&quot;);&quot;crawl from hashtag&quot;)" office:value-type="string" office:string-value="crawl from hashtag" calcext:value-type="string">
            <text:p>crawl from hashtag</text:p>
          </table:table-cell>
          <table:table-cell table:number-columns-repeated="984"/>
        </table:table-row>
        <table:table-row table:style-name="ro1">
          <table:table-cell table:number-columns-repeated="2"/>
          <table:table-cell table:formula="of:=IFERROR(__xludf.dummyfunction(&quot;&quot;&quot;COMPUTED_VALUE&quot;&quot;&quot;);&quot;International Journal of Innovative Research in Computer and Communication Engineering&quot;)" office:value-type="string" office:string-value="International Journal of Innovative Research in Computer and Communication Engineering" calcext:value-type="string">
            <text:p>International Journal of Innovative Research in Computer and Communication Engineering</text:p>
          </table:table-cell>
          <table:table-cell table:number-columns-repeated="4"/>
          <table:table-cell table:formula="of:=IFERROR(__xludf.dummyfunction(&quot;&quot;&quot;COMPUTED_VALUE&quot;&quot;&quot;);&quot;analysis of hashtags and topics used in cyberbullying events on twitter&quot;)" office:value-type="string" office:string-value="analysis of hashtags and topics used in cyberbullying events on twitter" calcext:value-type="string">
            <text:p>analysis of hashtags and topics used in cyberbullying events on twitter</text:p>
          </table:table-cell>
          <table:table-cell table:number-columns-repeated="4"/>
          <table:table-cell table:formula="of:=IFERROR(__xludf.dummyfunction(&quot;&quot;&quot;COMPUTED_VALUE&quot;&quot;&quot;);&quot;troll&quot;)" office:value-type="string" office:string-value="troll" calcext:value-type="string">
            <text:p>troll</text:p>
          </table:table-cell>
          <table:table-cell table:formula="of:=IFERROR(__xludf.dummyfunction(&quot;&quot;&quot;COMPUTED_VALUE&quot;&quot;&quot;);&quot;sexism, racism&quot;)" office:value-type="string" office:string-value="sexism, racism" calcext:value-type="string">
            <text:p>sexism, racism</text:p>
          </table:table-cell>
          <table:table-cell table:formula="of:=IFERROR(__xludf.dummyfunction(&quot;&quot;&quot;COMPUTED_VALUE&quot;&quot;&quot;);&quot;sending harmful messages, posting defamatory comments or images using social networking websites, cell phones, e-mails, etc&quot;)" office:value-type="string" office:string-value="sending harmful messages, posting defamatory comments or images using social networking websites, cell phones, e-mails, etc" calcext:value-type="string">
            <text:p>sending harmful messages, posting defamatory comments or images using social networking websites, cell phones, e-mails, etc</text:p>
          </table:table-cell>
          <table:table-cell/>
          <table:table-cell table:formula="of:=IFERROR(__xludf.dummyfunction(&quot;&quot;&quot;COMPUTED_VALUE&quot;&quot;&quot;);&quot;hostile, benevolent, no&quot;)" office:value-type="string" office:string-value="hostile, benevolent, no" calcext:value-type="string">
            <text:p>hostile, benevolent, no</text:p>
          </table:table-cell>
          <table:table-cell table:number-columns-repeated="4"/>
          <table:table-cell table:formula="of:=IFERROR(__xludf.dummyfunction(&quot;&quot;&quot;COMPUTED_VALUE&quot;&quot;&quot;);&quot;SVM, random forest, Naive Bayes, MLP&quot;)" office:value-type="string" office:string-value="SVM, random forest, Naive Bayes, MLP" calcext:value-type="string">
            <text:p>SVM, random forest, Naive Bayes, MLP</text:p>
          </table:table-cell>
          <table:table-cell/>
          <table:table-cell table:formula="of:=IFERROR(__xludf.dummyfunction(&quot;&quot;&quot;COMPUTED_VALUE&quot;&quot;&quot;);&quot;char n-gram&quot;)" office:value-type="string" office:string-value="char n-gram" calcext:value-type="string">
            <text:p>char n-gram</text:p>
          </table:table-cell>
          <table:table-cell/>
          <table:table-cell table:formula="of:=IFERROR(__xludf.dummyfunction(&quot;&quot;&quot;COMPUTED_VALUE&quot;&quot;&quot;);&quot;precision, F-measure, true positive rate&quot;)" office:value-type="string" office:string-value="precision, F-measure, true positive rate" calcext:value-type="string">
            <text:p>precision, F-measure, true positive rate</text:p>
          </table:table-cell>
          <table:table-cell/>
          <table:table-cell table:formula="of:=IFERROR(__xludf.dummyfunction(&quot;&quot;&quot;COMPUTED_VALUE&quot;&quot;&quot;);&quot;user information (number of posts, age), network information (subscription of the receiver and sender)&quot;)" office:value-type="string" office:string-value="user information (number of posts, age), network information (subscription of the receiver and sender)" calcext:value-type="string">
            <text:p>user information (number of posts, age), network information (subscription of the receiver and sender)</text:p>
          </table:table-cell>
          <table:table-cell table:number-columns-repeated="3"/>
          <table:table-cell table:formula="of:=IFERROR(__xludf.dummyfunction(&quot;&quot;&quot;COMPUTED_VALUE&quot;&quot;&quot;);&quot;twitter, askfm, instagram&quot;)" office:value-type="string" office:string-value="twitter, askfm, instagram" calcext:value-type="string">
            <text:p>twitter, askfm, instagram</text:p>
          </table:table-cell>
          <table:table-cell table:formula="of:=IFERROR(__xludf.dummyfunction(&quot;&quot;&quot;COMPUTED_VALUE&quot;&quot;&quot;);90000)" office:value-type="float" office:value="90000" calcext:value-type="float">
            <text:p>90000</text:p>
          </table:table-cell>
          <table:table-cell table:formula="of:=IFERROR(__xludf.dummyfunction(&quot;&quot;&quot;COMPUTED_VALUE&quot;&quot;&quot;);4000)" office:value-type="float" office:value="4000" calcext:value-type="float">
            <text:p>4000</text:p>
          </table:table-cell>
          <table:table-cell table:number-columns-repeated="5"/>
          <table:table-cell table:formula="of:=IFERROR(__xludf.dummyfunction(&quot;&quot;&quot;COMPUTED_VALUE&quot;&quot;&quot;);&quot;comments crawled from 2 selected profiles&quot;)" office:value-type="string" office:string-value="comments crawled from 2 selected profiles" calcext:value-type="string">
            <text:p>comments crawled from 2 selected profiles</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Knowledge Technologies and Data-driven Business&quot;)" office:value-type="string" office:string-value="Proceedings of the International Conference on Knowledge Technologies and Data-driven Business" calcext:value-type="string">
            <text:p>Proceedings of the International Conference on Knowledge Technologies and Data-driven Business</text:p>
          </table:table-cell>
          <table:table-cell table:number-columns-repeated="4"/>
          <table:table-cell table:formula="of:=IFERROR(__xludf.dummyfunction(&quot;&quot;&quot;COMPUTED_VALUE&quot;&quot;&quot;);&quot;analysis of cyberbullying in Hinglish contents&quot;)" office:value-type="string" office:string-value="analysis of cyberbullying in Hinglish contents" calcext:value-type="string">
            <text:p>analysis of cyberbullying in Hinglish contents</text:p>
          </table:table-cell>
          <table:table-cell table:number-columns-repeated="4"/>
          <table:table-cell table:formula="of:=IFERROR(__xludf.dummyfunction(&quot;&quot;&quot;COMPUTED_VALUE&quot;&quot;&quot;);&quot;cyberbullying, harassment, abusive&quot;)" office:value-type="string" office:string-value="cyberbullying, harassment, abusive" calcext:value-type="string">
            <text:p>cyberbullying, harassment, abusive</text:p>
          </table:table-cell>
          <table:table-cell table:formula="of:=IFERROR(__xludf.dummyfunction(&quot;&quot;&quot;COMPUTED_VALUE&quot;&quot;&quot;);&quot;sexism, hate_speech&quot;)" office:value-type="string" office:string-value="sexism, hate_speech" calcext:value-type="string">
            <text:p>sexism, hate_speech</text:p>
          </table:table-cell>
          <table:table-cell table:formula="of:=IFERROR(__xludf.dummyfunction(&quot;&quot;&quot;COMPUTED_VALUE&quot;&quot;&quot;);&quot;A bullying trace is defined as the response of participants to their bullying experience. Bullying traces include not only messages about direct bullying attack, but also messages about reporting a bullying experience, revealing self as a victim et al. Th&quot;&amp;&quot;erefore, bullying traces far exceed the incidents of cyberbullying.&quot;)" office:value-type="string" office:string-value="A bullying trace is defined as the response of participants to their bullying experience. Bullying traces include not only messages about direct bullying attack, but also messages about reporting a bullying experience, revealing self as a victim et al. Therefore, bullying traces far exceed the incidents of cyberbullying." calcext:value-type="string">
            <text:p>A bullying trace is defined as the response of participants to their bullying experience. Bullying traces include not only messages about direct bullying attack, but also messages about reporting a bullying experience, revealing self as a victim et al. Therefore, bullying traces far exceed the incidents of cyberbullying.</text:p>
          </table:table-cell>
          <table:table-cell/>
          <table:table-cell table:formula="of:=IFERROR(__xludf.dummyfunction(&quot;&quot;&quot;COMPUTED_VALUE&quot;&quot;&quot;);&quot;hate, offensive, no&quot;)" office:value-type="string" office:string-value="hate, offensive, no" calcext:value-type="string">
            <text:p>hate, offensive, no</text:p>
          </table:table-cell>
          <table:table-cell table:number-columns-repeated="4"/>
          <table:table-cell table:formula="of:=IFERROR(__xludf.dummyfunction(&quot;&quot;&quot;COMPUTED_VALUE&quot;&quot;&quot;);&quot;SVM, ensemble_classifier (multi-step classifier of several SVM)&quot;)" office:value-type="string" office:string-value="SVM, ensemble_classifier (multi-step classifier of several SVM)" calcext:value-type="string">
            <text:p>SVM, ensemble_classifier (multi-step classifier of several SVM)</text:p>
          </table:table-cell>
          <table:table-cell/>
          <table:table-cell table:formula="of:=IFERROR(__xludf.dummyfunction(&quot;&quot;&quot;COMPUTED_VALUE&quot;&quot;&quot;);&quot;word n-gram, char n-gram, POS n-gram, word embedding, linguistic features (total word count, the length of the longest word, the average and median word lengths, the number of long words: words that exceed a threshold of 7 characters, of numeric values, o&quot;&amp;&quot;f paragraphs and of sentences2, the lengths of the shortest and the longest sentences, the average and median sentence lengths, the ratio of whitespace characters and the length of the comment in characters, and excluding whitespaces the ratio of non-alph&quot;&amp;&quot;anumeric characters to all characters in the comment,  punctuation features)&quot;)" office:value-type="string" office:string-value="word n-gram, char n-gram, POS n-gram, word embedding, linguistic features (total word count, the length of the longest word, the average and median word lengths, the number of long words: words that exceed a threshold of 7 characters, of numeric values, of paragraphs and of sentences2, the lengths of the shortest and the longest sentences, the average and median sentence lengths, the ratio of whitespace characters and the length of the comment in characters, and excluding whitespaces the ratio of non-alphanumeric characters to all characters in the comment,  punctuation features)" calcext:value-type="string">
            <text:p>word n-gram, char n-gram, POS n-gram, word embedding, linguistic features (total word count, the length of the longest word, the average and median word lengths, the number of long words: words that exceed a threshold of 7 characters, of numeric values, of paragraphs and of sentences2, the lengths of the shortest and the longest sentences, the average and median sentence lengths, the ratio of whitespace characters and the length of the comment in characters, and excluding whitespaces the ratio of non-alphanumeric characters to all characters in the comment, <text:s/>punctuation features)</text:p>
          </table:table-cell>
          <table:table-cell/>
          <table:table-cell table:formula="of:=IFERROR(__xludf.dummyfunction(&quot;&quot;&quot;COMPUTED_VALUE&quot;&quot;&quot;);&quot;accuracy, F-measure, precision, recall&quot;)" office:value-type="string" office:string-value="accuracy, F-measure, precision, recall" calcext:value-type="string">
            <text:p>accuracy, F-measure, precision, recall</text:p>
          </table:table-cell>
          <table:table-cell/>
          <table:table-cell table:formula="of:=IFERROR(__xludf.dummyfunction(&quot;&quot;&quot;COMPUTED_VALUE&quot;&quot;&quot;);&quot;user information (number of followers, followings, media caption polarity and subjectivity, total number of negative comments)&quot;)" office:value-type="string" office:string-value="user information (number of followers, followings, media caption polarity and subjectivity, total number of negative comments)" calcext:value-type="string">
            <text:p>user information (number of followers, followings, media caption polarity and subjectivity, total number of negative comments)</text:p>
          </table:table-cell>
          <table:table-cell table:number-columns-repeated="3"/>
          <table:table-cell table:formula="of:=IFERROR(__xludf.dummyfunction(&quot;&quot;&quot;COMPUTED_VALUE&quot;&quot;&quot;);&quot;formspring, twitter, wikipedia&quot;)" office:value-type="string" office:string-value="formspring, twitter, wikipedia" calcext:value-type="string">
            <text:p>formspring, twitter, wikipedia</text:p>
          </table:table-cell>
          <table:table-cell table:formula="of:=IFERROR(__xludf.dummyfunction(&quot;&quot;&quot;COMPUTED_VALUE&quot;&quot;&quot;);4454)" office:value-type="float" office:value="4454" calcext:value-type="float">
            <text:p>4454</text:p>
          </table:table-cell>
          <table:table-cell table:formula="of:=IFERROR(__xludf.dummyfunction(&quot;&quot;&quot;COMPUTED_VALUE&quot;&quot;&quot;);5500)" office:value-type="float" office:value="5500" calcext:value-type="float">
            <text:p>5500</text:p>
          </table:table-cell>
          <table:table-cell table:number-columns-repeated="5"/>
          <table:table-cell table:formula="of:=IFERROR(__xludf.dummyfunction(&quot;&quot;&quot;COMPUTED_VALUE&quot;&quot;&quot;);&quot;crawl from keywords&quot;)" office:value-type="string" office:string-value="crawl from keywords" calcext:value-type="string">
            <text:p>crawl from keyword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Recent Developments in Science, Engineering and Technology&quot;)" office:value-type="string" office:string-value="International Conference on Recent Developments in Science, Engineering and Technology" calcext:value-type="string">
            <text:p>International Conference on Recent Developments in Science, Engineering and Technology</text:p>
          </table:table-cell>
          <table:table-cell table:number-columns-repeated="4"/>
          <table:table-cell table:formula="of:=IFERROR(__xludf.dummyfunction(&quot;&quot;&quot;COMPUTED_VALUE&quot;&quot;&quot;);&quot;initial training set for digital dating abuse, and using supervised machine learning techniques to classify the text messages as abusive versus non-abusive&quot;)" office:value-type="string" office:string-value="initial training set for digital dating abuse, and using supervised machine learning techniques to classify the text messages as abusive versus non-abusive" calcext:value-type="string">
            <text:p>initial training set for digital dating abuse, and using supervised machine learning techniques to classify the text messages as abusive versus non-abusive</text:p>
          </table:table-cell>
          <table:table-cell table:number-columns-repeated="4"/>
          <table:table-cell table:formula="of:=IFERROR(__xludf.dummyfunction(&quot;&quot;&quot;COMPUTED_VALUE&quot;&quot;&quot;);&quot;hate_speech, offensive, aggression, irony&quot;)" office:value-type="string" office:string-value="hate_speech, offensive, aggression, irony" calcext:value-type="string">
            <text:p>hate_speech, offensive, aggression, irony</text:p>
          </table:table-cell>
          <table:table-cell table:formula="of:=IFERROR(__xludf.dummyfunction(&quot;&quot;&quot;COMPUTED_VALUE&quot;&quot;&quot;);&quot;violence&quot;)" office:value-type="string" office:string-value="violence" calcext:value-type="string">
            <text:p>violence</text:p>
          </table:table-cell>
          <table:table-cell table:formula="of:=IFERROR(__xludf.dummyfunction(&quot;&quot;&quot;COMPUTED_VALUE&quot;&quot;&quot;);&quot;When the Internet, cellphones or other devices are used to send or post text or images intended to hurt or embarrass another person”&quot;)" office:value-type="string" office:string-value="When the Internet, cellphones or other devices are used to send or post text or images intended to hurt or embarrass another person”" calcext:value-type="string">
            <text:p>When the Internet, cellphones or other devices are used to send or post text or images intended to hurt or embarrass another person”</text:p>
          </table:table-cell>
          <table:table-cell table:number-columns-repeated="6"/>
          <table:table-cell table:formula="of:=IFERROR(__xludf.dummyfunction(&quot;&quot;&quot;COMPUTED_VALUE&quot;&quot;&quot;);&quot;SVM, RNN, CNN, random forest, Naive Bayes, logistic regression, KNN, ensemble_classifier (multi-task learning)&quot;)" office:value-type="string" office:string-value="SVM, RNN, CNN, random forest, Naive Bayes, logistic regression, KNN, ensemble_classifier (multi-task learning)" calcext:value-type="string">
            <text:p>SVM, RNN, CNN, random forest, Naive Bayes, logistic regression, KNN, ensemble_classifier (multi-task learning)</text:p>
          </table:table-cell>
          <table:table-cell/>
          <table:table-cell table:formula="of:=IFERROR(__xludf.dummyfunction(&quot;&quot;&quot;COMPUTED_VALUE&quot;&quot;&quot;);&quot;word n-gram, char n-gram, bag of words with tfidf, word embedding&quot;)" office:value-type="string" office:string-value="word n-gram, char n-gram, bag of words with tfidf, word embedding" calcext:value-type="string">
            <text:p>word n-gram, char n-gram, bag of words with tfidf, word embedding</text:p>
          </table:table-cell>
          <table:table-cell/>
          <table:table-cell table:formula="of:=IFERROR(__xludf.dummyfunction(&quot;&quot;&quot;COMPUTED_VALUE&quot;&quot;&quot;);&quot;error measurement (Root Mean Square Forecasting Error RMSFE), error measurement (Mean Absolute Percent Error MAPE)&quot;)" office:value-type="string" office:string-value="error measurement (Root Mean Square Forecasting Error RMSFE), error measurement (Mean Absolute Percent Error MAPE)" calcext:value-type="string">
            <text:p>error measurement (Root Mean Square Forecasting Error RMSFE), error measurement (Mean Absolute Percent Error MAPE)</text:p>
          </table:table-cell>
          <table:table-cell/>
          <table:table-cell table:formula="of:=IFERROR(__xludf.dummyfunction(&quot;&quot;&quot;COMPUTED_VALUE&quot;&quot;&quot;);&quot;user information (posts information)&quot;)" office:value-type="string" office:string-value="user information (posts information)" calcext:value-type="string">
            <text:p>user information (posts information)</text:p>
          </table:table-cell>
          <table:table-cell table:number-columns-repeated="3"/>
          <table:table-cell table:formula="of:=IFERROR(__xludf.dummyfunction(&quot;&quot;&quot;COMPUTED_VALUE&quot;&quot;&quot;);&quot;wikipedia, news site (sport news portal)&quot;)" office:value-type="string" office:string-value="wikipedia, news site (sport news portal)" calcext:value-type="string">
            <text:p>wikipedia, news site (sport news portal)</text:p>
          </table:table-cell>
          <table:table-cell table:formula="of:=IFERROR(__xludf.dummyfunction(&quot;&quot;&quot;COMPUTED_VALUE&quot;&quot;&quot;);6009)" office:value-type="float" office:value="6009" calcext:value-type="float">
            <text:p>6009</text:p>
          </table:table-cell>
          <table:table-cell table:formula="of:=IFERROR(__xludf.dummyfunction(&quot;&quot;&quot;COMPUTED_VALUE&quot;&quot;&quot;);260)" office:value-type="float" office:value="260" calcext:value-type="float">
            <text:p>260</text:p>
          </table:table-cell>
          <table:table-cell table:number-columns-repeated="5"/>
          <table:table-cell table:formula="of:=IFERROR(__xludf.dummyfunction(&quot;&quot;&quot;COMPUTED_VALUE&quot;&quot;&quot;);&quot;crawl comments from 52 manually-selected channels&quot;)" office:value-type="string" office:string-value="crawl comments from 52 manually-selected channels" calcext:value-type="string">
            <text:p>crawl comments from 52 manually-selected channels</text:p>
          </table:table-cell>
          <table:table-cell table:number-columns-repeated="984"/>
        </table:table-row>
        <table:table-row table:style-name="ro1">
          <table:table-cell table:number-columns-repeated="2"/>
          <table:table-cell table:style-name="ce49" table:formula="of:=IFERROR(__xludf.dummyfunction(&quot;&quot;&quot;COMPUTED_VALUE&quot;&quot;&quot;);&quot;IEEE International Conference on Healthcare Informatics (ICHI)&quot;)" office:value-type="string" office:string-value="IEEE International Conference on Healthcare Informatics (ICHI)" calcext:value-type="string">
            <text:p>IEEE International Conference on Healthcare Informatics (ICHI)</text:p>
          </table:table-cell>
          <table:table-cell table:number-columns-repeated="4"/>
          <table:table-cell table:formula="of:=IFERROR(__xludf.dummyfunction(&quot;&quot;&quot;COMPUTED_VALUE&quot;&quot;&quot;);&quot;instagram crowdsourcing study of cyberbullying&quot;)" office:value-type="string" office:string-value="instagram crowdsourcing study of cyberbullying" calcext:value-type="string">
            <text:p>instagram crowdsourcing study of cyberbullying</text:p>
          </table:table-cell>
          <table:table-cell table:number-columns-repeated="4"/>
          <table:table-cell table:formula="of:=IFERROR(__xludf.dummyfunction(&quot;&quot;&quot;COMPUTED_VALUE&quot;&quot;&quot;);&quot;hateful_speech, hate_speech&quot;)" office:value-type="string" office:string-value="hateful_speech, hate_speech" calcext:value-type="string">
            <text:p>hateful_speech, hate_speech</text:p>
          </table:table-cell>
          <table:table-cell table:formula="of:=IFERROR(__xludf.dummyfunction(&quot;&quot;&quot;COMPUTED_VALUE&quot;&quot;&quot;);&quot;sexism&quot;)" office:value-type="string" office:string-value="sexism" calcext:value-type="string">
            <text:p>sexism</text:p>
          </table:table-cell>
          <table:table-cell table:formula="of:=IFERROR(__xludf.dummyfunction(&quot;&quot;&quot;COMPUTED_VALUE&quot;&quot;&quot;);&quot;a person tormenting, threatening, harassing or embarrassing another person using the internet or other technologies, like cell phones.&quot;)" office:value-type="string" office:string-value="a person tormenting, threatening, harassing or embarrassing another person using the internet or other technologies, like cell phones." calcext:value-type="string">
            <text:p>a person tormenting, threatening, harassing or embarrassing another person using the internet or other technologies, like cell phones.</text:p>
          </table:table-cell>
          <table:table-cell table:number-columns-repeated="6"/>
          <table:table-cell table:formula="of:=IFERROR(__xludf.dummyfunction(&quot;&quot;&quot;COMPUTED_VALUE&quot;&quot;&quot;);&quot;rule (string matching), random forest, Naive Bayes, decision tree&quot;)" office:value-type="string" office:string-value="rule (string matching), random forest, Naive Bayes, decision tree" calcext:value-type="string">
            <text:p>rule (string matching), random forest, Naive Bayes, decision tree</text:p>
          </table:table-cell>
          <table:table-cell/>
          <table:table-cell table:formula="of:=IFERROR(__xludf.dummyfunction(&quot;&quot;&quot;COMPUTED_VALUE&quot;&quot;&quot;);&quot;topic model, sentiment analysis (sentiment and tone analysis), POS variations&quot;)" office:value-type="string" office:string-value="topic model, sentiment analysis (sentiment and tone analysis), POS variations" calcext:value-type="string">
            <text:p>topic model, sentiment analysis (sentiment and tone analysis), POS variations</text:p>
          </table:table-cell>
          <table:table-cell/>
          <table:table-cell table:formula="of:=IFERROR(__xludf.dummyfunction(&quot;&quot;&quot;COMPUTED_VALUE&quot;&quot;&quot;);&quot;precision&quot;)" office:value-type="string" office:string-value="precision" calcext:value-type="string">
            <text:p>precision</text:p>
          </table:table-cell>
          <table:table-cell/>
          <table:table-cell table:formula="of:=IFERROR(__xludf.dummyfunction(&quot;&quot;&quot;COMPUTED_VALUE&quot;&quot;&quot;);&quot;user information (characteristics – either the bully or the victim - such as age and gender,  cross-system analysis of users’ behaviour)&quot;)" office:value-type="string" office:string-value="user information (characteristics – either the bully or the victim - such as age and gender,  cross-system analysis of users’ behaviour)" calcext:value-type="string">
            <text:p>user information (characteristics – either the bully or the victim - such as age and gender, <text:s/>cross-system analysis of users’ behaviour)</text:p>
          </table:table-cell>
          <table:table-cell table:number-columns-repeated="3"/>
          <table:table-cell table:formula="of:=IFERROR(__xludf.dummyfunction(&quot;&quot;&quot;COMPUTED_VALUE&quot;&quot;&quot;);&quot;forum (school website)&quot;)" office:value-type="string" office:string-value="forum (school website)" calcext:value-type="string">
            <text:p>forum (school website)</text:p>
          </table:table-cell>
          <table:table-cell table:formula="of:=IFERROR(__xludf.dummyfunction(&quot;&quot;&quot;COMPUTED_VALUE&quot;&quot;&quot;);12000)" office:value-type="float" office:value="12000" calcext:value-type="float">
            <text:p>12000</text:p>
          </table:table-cell>
          <table:table-cell table:formula="of:=IFERROR(__xludf.dummyfunction(&quot;&quot;&quot;COMPUTED_VALUE&quot;&quot;&quot;);56280)" office:value-type="float" office:value="56280" calcext:value-type="float">
            <text:p>56280</text:p>
          </table:table-cell>
          <table:table-cell table:number-columns-repeated="5"/>
          <table:table-cell table:formula="of:=IFERROR(__xludf.dummyfunction(&quot;&quot;&quot;COMPUTED_VALUE&quot;&quot;&quot;);&quot;crawl from seed words and user tweets&quot;)" office:value-type="string" office:string-value="crawl from seed words and user tweets" calcext:value-type="string">
            <text:p>crawl from seed words and user tweets</text:p>
          </table:table-cell>
          <table:table-cell table:number-columns-repeated="984"/>
        </table:table-row>
        <table:table-row table:style-name="ro1">
          <table:table-cell table:number-columns-repeated="2"/>
          <table:table-cell table:formula="of:=IFERROR(__xludf.dummyfunction(&quot;&quot;&quot;COMPUTED_VALUE&quot;&quot;&quot;);&quot;International AAAI Conference on Web and Social Media&quot;)" office:value-type="string" office:string-value="International AAAI Conference on Web and Social Media" calcext:value-type="string">
            <text:p>International AAAI Conference on Web and Social Media</text:p>
          </table:table-cell>
          <table:table-cell table:number-columns-repeated="4"/>
          <table:table-cell table:formula="of:=IFERROR(__xludf.dummyfunction(&quot;&quot;&quot;COMPUTED_VALUE&quot;&quot;&quot;);&quot;systematic large scale measurement study of the main targets of hate speech in online social media&quot;)" office:value-type="string" office:string-value="systematic large scale measurement study of the main targets of hate speech in online social media" calcext:value-type="string">
            <text:p>systematic large scale measurement study of the main targets of hate speech in online social media</text:p>
          </table:table-cell>
          <table:table-cell table:number-columns-repeated="4"/>
          <table:table-cell table:formula="of:=IFERROR(__xludf.dummyfunction(&quot;&quot;&quot;COMPUTED_VALUE&quot;&quot;&quot;);&quot;hate_speech, profanity&quot;)" office:value-type="string" office:string-value="hate_speech, profanity" calcext:value-type="string">
            <text:p>hate_speech, profanity</text:p>
          </table:table-cell>
          <table:table-cell/>
          <table:table-cell table:formula="of:=IFERROR(__xludf.dummyfunction(&quot;&quot;&quot;COMPUTED_VALUE&quot;&quot;&quot;);&quot;the use of the Internet, cell phones or other technologies to send or post a text or images intended to hurt or embarrass another person&quot;)" office:value-type="string" office:string-value="the use of the Internet, cell phones or other technologies to send or post a text or images intended to hurt or embarrass another person" calcext:value-type="string">
            <text:p>the use of the Internet, cell phones or other technologies to send or post a text or images intended to hurt or embarrass another person</text:p>
          </table:table-cell>
          <table:table-cell table:number-columns-repeated="6"/>
          <table:table-cell table:formula="of:=IFERROR(__xludf.dummyfunction(&quot;&quot;&quot;COMPUTED_VALUE&quot;&quot;&quot;);&quot;Naive Bayes, boosting (AdaBoost), decision tree, random forest&quot;)" office:value-type="string" office:string-value="Naive Bayes, boosting (AdaBoost), decision tree, random forest" calcext:value-type="string">
            <text:p>Naive Bayes, boosting (AdaBoost), decision tree, random forest</text:p>
          </table:table-cell>
          <table:table-cell/>
          <table:table-cell table:formula="of:=IFERROR(__xludf.dummyfunction(&quot;&quot;&quot;COMPUTED_VALUE&quot;&quot;&quot;);&quot;media session features (number of likes, comments and views along with the sentiment of the caption of the media), user information (profile owner features: number of followers, followings and media posted by the profile owner), word n-gram, sentiment ana&quot;&amp;&quot;lysis&quot;)" office:value-type="string" office:string-value="media session features (number of likes, comments and views along with the sentiment of the caption of the media), user information (profile owner features: number of followers, followings and media posted by the profile owner), word n-gram, sentiment analysis" calcext:value-type="string">
            <text:p>media session features (number of likes, comments and views along with the sentiment of the caption of the media), user information (profile owner features: number of followers, followings and media posted by the profile owner), word n-gram, sentiment analysis</text:p>
          </table:table-cell>
          <table:table-cell/>
          <table:table-cell table:formula="of:=IFERROR(__xludf.dummyfunction(&quot;&quot;&quot;COMPUTED_VALUE&quot;&quot;&quot;);&quot;precision, recall, F-measure (2 kinds), accuracy&quot;)" office:value-type="string" office:string-value="precision, recall, F-measure (2 kinds), accuracy" calcext:value-type="string">
            <text:p>precision, recall, F-measure (2 kinds), accuracy</text:p>
          </table:table-cell>
          <table:table-cell/>
          <table:table-cell table:formula="of:=IFERROR(__xludf.dummyfunction(&quot;&quot;&quot;COMPUTED_VALUE&quot;&quot;&quot;);&quot;user information (history)&quot;)" office:value-type="string" office:string-value="user information (history)" calcext:value-type="string">
            <text:p>user information (history)</text:p>
          </table:table-cell>
          <table:table-cell table:number-columns-repeated="3"/>
          <table:table-cell table:formula="of:=IFERROR(__xludf.dummyfunction(&quot;&quot;&quot;COMPUTED_VALUE&quot;&quot;&quot;);&quot;yahoo, website (American Jewish Congress)&quot;)" office:value-type="string" office:string-value="yahoo, website (American Jewish Congress)" calcext:value-type="string">
            <text:p>yahoo, website (American Jewish Congress)</text:p>
          </table:table-cell>
          <table:table-cell table:formula="of:=IFERROR(__xludf.dummyfunction(&quot;&quot;&quot;COMPUTED_VALUE&quot;&quot;&quot;);2419)" office:value-type="float" office:value="2419" calcext:value-type="float">
            <text:p>2419</text:p>
          </table:table-cell>
          <table:table-cell table:formula="of:=IFERROR(__xludf.dummyfunction(&quot;&quot;&quot;COMPUTED_VALUE&quot;&quot;&quot;);7000)" office:value-type="float" office:value="7000" calcext:value-type="float">
            <text:p>7000</text:p>
          </table:table-cell>
          <table:table-cell table:number-columns-repeated="5"/>
          <table:table-cell table:formula="of:=IFERROR(__xludf.dummyfunction(&quot;&quot;&quot;COMPUTED_VALUE&quot;&quot;&quot;);&quot;scraped from hashtags of hate&quot;)" office:value-type="string" office:string-value="scraped from hashtags of hate" calcext:value-type="string">
            <text:p>scraped from hashtags of hate</text:p>
          </table:table-cell>
          <table:table-cell table:number-columns-repeated="984"/>
        </table:table-row>
        <table:table-row table:style-name="ro1">
          <table:table-cell table:number-columns-repeated="2"/>
          <table:table-cell table:formula="of:=IFERROR(__xludf.dummyfunction(&quot;&quot;&quot;COMPUTED_VALUE&quot;&quot;&quot;);&quot;Transactions on Affective Computing&quot;)" office:value-type="string" office:string-value="Transactions on Affective Computing" calcext:value-type="string">
            <text:p>Transactions on Affective Computing</text:p>
          </table:table-cell>
          <table:table-cell table:number-columns-repeated="4"/>
          <table:table-cell table:formula="of:=IFERROR(__xludf.dummyfunction(&quot;&quot;&quot;COMPUTED_VALUE&quot;&quot;&quot;);&quot;survey on cyberbullying&quot;)" office:value-type="string" office:string-value="survey on cyberbullying" calcext:value-type="string">
            <text:p>survey on cyberbullying</text:p>
          </table:table-cell>
          <table:table-cell table:number-columns-repeated="4"/>
          <table:table-cell table:formula="of:=IFERROR(__xludf.dummyfunction(&quot;&quot;&quot;COMPUTED_VALUE&quot;&quot;&quot;);&quot;racism, hate&quot;)" office:value-type="string" office:string-value="racism, hate" calcext:value-type="string">
            <text:p>racism, hate</text:p>
          </table:table-cell>
          <table:table-cell/>
          <table:table-cell table:formula="of:=IFERROR(__xludf.dummyfunction(&quot;&quot;&quot;COMPUTED_VALUE&quot;&quot;&quot;);&quot;aggressive, intentional act conducted by either a group or an individual in cyberspace using information and communication technologies (e.g. email, mobile phone, and social networks) repeatedly or over time against victims who cannot easily defend themse&quot;&amp;&quot;lves&quot;)" office:value-type="string" office:string-value="aggressive, intentional act conducted by either a group or an individual in cyberspace using information and communication technologies (e.g. email, mobile phone, and social networks) repeatedly or over time against victims who cannot easily defend themselves" calcext:value-type="string">
            <text:p>aggressive, intentional act conducted by either a group or an individual in cyberspace using information and communication technologies (e.g. email, mobile phone, and social networks) repeatedly or over time against victims who cannot easily defend themselves</text:p>
          </table:table-cell>
          <table:table-cell table:number-columns-repeated="6"/>
          <table:table-cell table:formula="of:=IFERROR(__xludf.dummyfunction(&quot;&quot;&quot;COMPUTED_VALUE&quot;&quot;&quot;);&quot;logistic regression, RNN, CNN, ensemble_classifier&quot;)" office:value-type="string" office:string-value="logistic regression, RNN, CNN, ensemble_classifier" calcext:value-type="string">
            <text:p>logistic regression, RNN, CNN, ensemble_classifier</text:p>
          </table:table-cell>
          <table:table-cell/>
          <table:table-cell table:formula="of:=IFERROR(__xludf.dummyfunction(&quot;&quot;&quot;COMPUTED_VALUE&quot;&quot;&quot;);&quot;word embedding (word embedding and sub-word embedding), char n-gram, word n-gram&quot;)" office:value-type="string" office:string-value="word embedding (word embedding and sub-word embedding), char n-gram, word n-gram" calcext:value-type="string">
            <text:p>word embedding (word embedding and sub-word embedding), char n-gram, word n-gram</text:p>
          </table:table-cell>
          <table:table-cell/>
          <table:table-cell table:formula="of:=IFERROR(__xludf.dummyfunction(&quot;&quot;&quot;COMPUTED_VALUE&quot;&quot;&quot;);&quot;ROC-AUC, Spearman correlation&quot;)" office:value-type="string" office:string-value="ROC-AUC, Spearman correlation" calcext:value-type="string">
            <text:p>ROC-AUC, Spearman correlation</text:p>
          </table:table-cell>
          <table:table-cell/>
          <table:table-cell table:formula="of:=IFERROR(__xludf.dummyfunction(&quot;&quot;&quot;COMPUTED_VALUE&quot;&quot;&quot;);&quot;network information (activity in the network, community information, moderator information)&quot;)" office:value-type="string" office:string-value="network information (activity in the network, community information, moderator information)" calcext:value-type="string">
            <text:p>network information (activity in the network, community information, moderator information)</text:p>
          </table:table-cell>
          <table:table-cell table:number-columns-repeated="3"/>
          <table:table-cell table:formula="of:=IFERROR(__xludf.dummyfunction(&quot;&quot;&quot;COMPUTED_VALUE&quot;&quot;&quot;);&quot;4chan&quot;)" office:value-type="string" office:string-value="4chan" calcext:value-type="string">
            <text:p>4chan</text:p>
          </table:table-cell>
          <table:table-cell table:formula="of:=IFERROR(__xludf.dummyfunction(&quot;&quot;&quot;COMPUTED_VALUE&quot;&quot;&quot;);4795)" office:value-type="float" office:value="4795" calcext:value-type="float">
            <text:p>4795</text:p>
          </table:table-cell>
          <table:table-cell table:formula="of:=IFERROR(__xludf.dummyfunction(&quot;&quot;&quot;COMPUTED_VALUE&quot;&quot;&quot;);2182)" office:value-type="float" office:value="2182" calcext:value-type="float">
            <text:p>2182</text:p>
          </table:table-cell>
          <table:table-cell table:number-columns-repeated="5"/>
          <table:table-cell table:formula="of:=IFERROR(__xludf.dummyfunction(&quot;&quot;&quot;COMPUTED_VALUE&quot;&quot;&quot;);&quot;crawled from twitter, filtered based on keywords&quot;)" office:value-type="string" office:string-value="crawled from twitter, filtered based on keywords" calcext:value-type="string">
            <text:p>crawled from twitter, filtered based on keywords</text:p>
          </table:table-cell>
          <table:table-cell table:number-columns-repeated="984"/>
        </table:table-row>
        <table:table-row table:style-name="ro1">
          <table:table-cell table:number-columns-repeated="2"/>
          <table:table-cell table:formula="of:=IFERROR(__xludf.dummyfunction(&quot;&quot;&quot;COMPUTED_VALUE&quot;&quot;&quot;);&quot;Proceedings of the workshop on NLP and computational social science&quot;)" office:value-type="string" office:string-value="Proceedings of the workshop on NLP and computational social science" calcext:value-type="string">
            <text:p>Proceedings of the workshop on NLP and computational social science</text:p>
          </table:table-cell>
          <table:table-cell table:number-columns-repeated="4"/>
          <table:table-cell table:formula="of:=IFERROR(__xludf.dummyfunction(&quot;&quot;&quot;COMPUTED_VALUE&quot;&quot;&quot;);&quot;study of crowdsourced dataset and consequences on classification&quot;)" office:value-type="string" office:string-value="study of crowdsourced dataset and consequences on classification" calcext:value-type="string">
            <text:p>study of crowdsourced dataset and consequences on classification</text:p>
          </table:table-cell>
          <table:table-cell table:number-columns-repeated="4"/>
          <table:table-cell table:formula="of:=IFERROR(__xludf.dummyfunction(&quot;&quot;&quot;COMPUTED_VALUE&quot;&quot;&quot;);&quot;cyberbullying, aggression, hate, sexism&quot;)" office:value-type="string" office:string-value="cyberbullying, aggression, hate, sexism" calcext:value-type="string">
            <text:p>cyberbullying, aggression, hate, sexism</text:p>
          </table:table-cell>
          <table:table-cell/>
          <table:table-cell table:formula="of:=IFERROR(__xludf.dummyfunction(&quot;&quot;&quot;COMPUTED_VALUE&quot;&quot;&quot;);&quot;the use of Internet, cell phones, video game systems, or other technologies to send or post text or images intended to hurt or embarrass another person or group of people&quot;)" office:value-type="string" office:string-value="the use of Internet, cell phones, video game systems, or other technologies to send or post text or images intended to hurt or embarrass another person or group of people" calcext:value-type="string">
            <text:p>the use of Internet, cell phones, video game systems, or other technologies to send or post text or images intended to hurt or embarrass another person or group of people</text:p>
          </table:table-cell>
          <table:table-cell table:number-columns-repeated="6"/>
          <table:table-cell table:formula="of:=IFERROR(__xludf.dummyfunction(&quot;&quot;&quot;COMPUTED_VALUE&quot;&quot;&quot;);&quot;SVM, ensemble_classifier (ensemble and meta-classification)&quot;)" office:value-type="string" office:string-value="SVM, ensemble_classifier (ensemble and meta-classification)" calcext:value-type="string">
            <text:p>SVM, ensemble_classifier (ensemble and meta-classification)</text:p>
          </table:table-cell>
          <table:table-cell/>
          <table:table-cell table:formula="of:=IFERROR(__xludf.dummyfunction(&quot;&quot;&quot;COMPUTED_VALUE&quot;&quot;&quot;);&quot;word n-gram, char n-gram, skip-gram, Brown clustering (word representation)&quot;)" office:value-type="string" office:string-value="word n-gram, char n-gram, skip-gram, Brown clustering (word representation)" calcext:value-type="string">
            <text:p>word n-gram, char n-gram, skip-gram, Brown clustering (word representation)</text:p>
          </table:table-cell>
          <table:table-cell/>
          <table:table-cell table:formula="of:=IFERROR(__xludf.dummyfunction(&quot;&quot;&quot;COMPUTED_VALUE&quot;&quot;&quot;);&quot;precision, recall, F-measure, false positive rate, false negative rate&quot;)" office:value-type="string" office:string-value="precision, recall, F-measure, false positive rate, false negative rate" calcext:value-type="string">
            <text:p>precision, recall, F-measure, false positive rate, false negative rate</text:p>
          </table:table-cell>
          <table:table-cell/>
          <table:table-cell table:formula="of:=IFERROR(__xludf.dummyfunction(&quot;&quot;&quot;COMPUTED_VALUE&quot;&quot;&quot;);&quot;network information (Degree centrality , pagerank centrality, Betweenness Centrality, closeness score, eccentricity, coreness score, vertex and Edge Counts, density,  Clique Count, degree assortativity)&quot;)" office:value-type="string" office:string-value="network information (Degree centrality , pagerank centrality, Betweenness Centrality, closeness score, eccentricity, coreness score, vertex and Edge Counts, density,  Clique Count, degree assortativity)" calcext:value-type="string">
            <text:p>network information (Degree centrality , pagerank centrality, Betweenness Centrality, closeness score, eccentricity, coreness score, vertex and Edge Counts, density, <text:s/>Clique Count, degree assortativity)</text:p>
          </table:table-cell>
          <table:table-cell table:number-columns-repeated="3"/>
          <table:table-cell table:formula="of:=IFERROR(__xludf.dummyfunction(&quot;&quot;&quot;COMPUTED_VALUE&quot;&quot;&quot;);&quot;twitter, instagram&quot;)" office:value-type="string" office:string-value="twitter, instagram" calcext:value-type="string">
            <text:p>twitter, instagram</text:p>
          </table:table-cell>
          <table:table-cell table:formula="of:=IFERROR(__xludf.dummyfunction(&quot;&quot;&quot;COMPUTED_VALUE&quot;&quot;&quot;);&quot;223549, 24783&quot;)" office:value-type="string" office:string-value="223549, 24783" calcext:value-type="string">
            <text:p>223549, 24783</text:p>
          </table:table-cell>
          <table:table-cell table:formula="of:=IFERROR(__xludf.dummyfunction(&quot;&quot;&quot;COMPUTED_VALUE&quot;&quot;&quot;);1490)" office:value-type="float" office:value="1490" calcext:value-type="float">
            <text:p>1490</text:p>
          </table:table-cell>
          <table:table-cell table:number-columns-repeated="5"/>
          <table:table-cell table:formula="of:=IFERROR(__xludf.dummyfunction(&quot;&quot;&quot;COMPUTED_VALUE&quot;&quot;&quot;);&quot;crawled from hate related hashtags&quot;)" office:value-type="string" office:string-value="crawled from hate related hashtags" calcext:value-type="string">
            <text:p>crawled from hate related hashtags</text:p>
          </table:table-cell>
          <table:table-cell table:number-columns-repeated="984"/>
        </table:table-row>
        <table:table-row table:style-name="ro1">
          <table:table-cell table:number-columns-repeated="2"/>
          <table:table-cell table:formula="of:=IFERROR(__xludf.dummyfunction(&quot;&quot;&quot;COMPUTED_VALUE&quot;&quot;&quot;);&quot;Proceedings of the Workshop on Evaluation of Human Language Technologies for Iberian Languages&quot;)" office:value-type="string" office:string-value="Proceedings of the Workshop on Evaluation of Human Language Technologies for Iberian Languages" calcext:value-type="string">
            <text:p>Proceedings of the Workshop on Evaluation of Human Language Technologies for Iberian Languages</text:p>
          </table:table-cell>
          <table:table-cell table:number-columns-repeated="4"/>
          <table:table-cell table:formula="of:=IFERROR(__xludf.dummyfunction(&quot;&quot;&quot;COMPUTED_VALUE&quot;&quot;&quot;);&quot;classification for spanish language&quot;)" office:value-type="string" office:string-value="classification for spanish language" calcext:value-type="string">
            <text:p>classification for spanish language</text:p>
          </table:table-cell>
          <table:table-cell table:number-columns-repeated="4"/>
          <table:table-cell table:formula="of:=IFERROR(__xludf.dummyfunction(&quot;&quot;&quot;COMPUTED_VALUE&quot;&quot;&quot;);&quot;offensive, flaming&quot;)" office:value-type="string" office:string-value="offensive, flaming" calcext:value-type="string">
            <text:p>offensive, flaming</text:p>
          </table:table-cell>
          <table:table-cell/>
          <table:table-cell table:formula="of:=IFERROR(__xludf.dummyfunction(&quot;&quot;&quot;COMPUTED_VALUE&quot;&quot;&quot;);&quot;“willful and repeated harm inflicted through the use of computers, cell phones, and other electronic devices”&quot;)" office:value-type="string" office:string-value="“willful and repeated harm inflicted through the use of computers, cell phones, and other electronic devices”" calcext:value-type="string">
            <text:p>“willful and repeated harm inflicted through the use of computers, cell phones, and other electronic devices”</text:p>
          </table:table-cell>
          <table:table-cell table:number-columns-repeated="6"/>
          <table:table-cell table:formula="of:=IFERROR(__xludf.dummyfunction(&quot;&quot;&quot;COMPUTED_VALUE&quot;&quot;&quot;);&quot;RNN+DNN&quot;)" office:value-type="string" office:string-value="RNN+DNN" calcext:value-type="string">
            <text:p>RNN+DNN</text:p>
          </table:table-cell>
          <table:table-cell/>
          <table:table-cell table:formula="of:=IFERROR(__xludf.dummyfunction(&quot;&quot;&quot;COMPUTED_VALUE&quot;&quot;&quot;);&quot;one-hot (char one-hot encoding)&quot;)" office:value-type="string" office:string-value="one-hot (char one-hot encoding)" calcext:value-type="string">
            <text:p>one-hot (char one-hot encoding)</text:p>
          </table:table-cell>
          <table:table-cell/>
          <table:table-cell table:formula="of:=IFERROR(__xludf.dummyfunction(&quot;&quot;&quot;COMPUTED_VALUE&quot;&quot;&quot;);&quot;F-measure, true positive rate, false positive rate&quot;)" office:value-type="string" office:string-value="F-measure, true positive rate, false positive rate" calcext:value-type="string">
            <text:p>F-measure, true positive rate, false positive rate</text:p>
          </table:table-cell>
          <table:table-cell table:number-columns-repeated="5"/>
          <table:table-cell table:formula="of:=IFERROR(__xludf.dummyfunction(&quot;&quot;&quot;COMPUTED_VALUE&quot;&quot;&quot;);&quot;wikipedia, news site&quot;)" office:value-type="string" office:string-value="wikipedia, news site" calcext:value-type="string">
            <text:p>wikipedia, news site</text:p>
          </table:table-cell>
          <table:table-cell table:formula="of:=IFERROR(__xludf.dummyfunction(&quot;&quot;&quot;COMPUTED_VALUE&quot;&quot;&quot;);14509)" office:value-type="float" office:value="14509" calcext:value-type="float">
            <text:p>14509</text:p>
          </table:table-cell>
          <table:table-cell table:formula="of:=IFERROR(__xludf.dummyfunction(&quot;&quot;&quot;COMPUTED_VALUE&quot;&quot;&quot;);585)" office:value-type="float" office:value="585" calcext:value-type="float">
            <text:p>585</text:p>
          </table:table-cell>
          <table:table-cell table:number-columns-repeated="5"/>
          <table:table-cell table:formula="of:=IFERROR(__xludf.dummyfunction(&quot;&quot;&quot;COMPUTED_VALUE&quot;&quot;&quot;);&quot;crawl from specific topics&quot;)" office:value-type="string" office:string-value="crawl from specific topics" calcext:value-type="string">
            <text:p>crawl from specific topic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Knowledge and Smart Technology &quot;)" office:value-type="string" office:string-value="International Conference on Knowledge and Smart Technology " calcext:value-type="string">
            <text:p>International Conference on Knowledge and Smart Technology </text:p>
          </table:table-cell>
          <table:table-cell table:number-columns-repeated="4"/>
          <table:table-cell table:formula="of:=IFERROR(__xludf.dummyfunction(&quot;&quot;&quot;COMPUTED_VALUE&quot;&quot;&quot;);&quot;clustering cyberbullying into categories&quot;)" office:value-type="string" office:string-value="clustering cyberbullying into categories" calcext:value-type="string">
            <text:p>clustering cyberbullying into categories</text:p>
          </table:table-cell>
          <table:table-cell table:number-columns-repeated="4"/>
          <table:table-cell table:formula="of:=IFERROR(__xludf.dummyfunction(&quot;&quot;&quot;COMPUTED_VALUE&quot;&quot;&quot;);&quot;cyberbullying, offensive&quot;)" office:value-type="string" office:string-value="cyberbullying, offensive" calcext:value-type="string">
            <text:p>cyberbullying, offensive</text:p>
          </table:table-cell>
          <table:table-cell/>
          <table:table-cell table:formula="of:=IFERROR(__xludf.dummyfunction(&quot;&quot;&quot;COMPUTED_VALUE&quot;&quot;&quot;);&quot;use of the Internet, cell phones or other devices to send or post text or images intended to hurt or embarrass another person&quot;)" office:value-type="string" office:string-value="use of the Internet, cell phones or other devices to send or post text or images intended to hurt or embarrass another person" calcext:value-type="string">
            <text:p>use of the Internet, cell phones or other devices to send or post text or images intended to hurt or embarrass another person</text:p>
          </table:table-cell>
          <table:table-cell table:number-columns-repeated="6"/>
          <table:table-cell table:formula="of:=IFERROR(__xludf.dummyfunction(&quot;&quot;&quot;COMPUTED_VALUE&quot;&quot;&quot;);&quot;RNN, CNN&quot;)" office:value-type="string" office:string-value="RNN, CNN" calcext:value-type="string">
            <text:p>RNN, CNN</text:p>
          </table:table-cell>
          <table:table-cell/>
          <table:table-cell table:formula="of:=IFERROR(__xludf.dummyfunction(&quot;&quot;&quot;COMPUTED_VALUE&quot;&quot;&quot;);&quot;word embedding, char embedding&quot;)" office:value-type="string" office:string-value="word embedding, char embedding" calcext:value-type="string">
            <text:p>word embedding, char embedding</text:p>
          </table:table-cell>
          <table:table-cell/>
          <table:table-cell table:formula="of:=IFERROR(__xludf.dummyfunction(&quot;&quot;&quot;COMPUTED_VALUE&quot;&quot;&quot;);&quot;precision, recall, accuracy, true positive rate, false positive rate&quot;)" office:value-type="string" office:string-value="precision, recall, accuracy, true positive rate, false positive rate" calcext:value-type="string">
            <text:p>precision, recall, accuracy, true positive rate, false positive rate</text:p>
          </table:table-cell>
          <table:table-cell table:number-columns-repeated="5"/>
          <table:table-cell table:formula="of:=IFERROR(__xludf.dummyfunction(&quot;&quot;&quot;COMPUTED_VALUE&quot;&quot;&quot;);&quot;survey (google perspective API)&quot;)" office:value-type="string" office:string-value="survey (google perspective API)" calcext:value-type="string">
            <text:p>survey (google perspective API)</text:p>
          </table:table-cell>
          <table:table-cell table:formula="of:=IFERROR(__xludf.dummyfunction(&quot;&quot;&quot;COMPUTED_VALUE&quot;&quot;&quot;);2000000)" office:value-type="float" office:value="2000000" calcext:value-type="float">
            <text:p>2000000</text:p>
          </table:table-cell>
          <table:table-cell table:formula="of:=IFERROR(__xludf.dummyfunction(&quot;&quot;&quot;COMPUTED_VALUE&quot;&quot;&quot;);4878)" office:value-type="float" office:value="4878" calcext:value-type="float">
            <text:p>4878</text:p>
          </table:table-cell>
          <table:table-cell table:number-columns-repeated="5"/>
          <table:table-cell table:formula="of:=IFERROR(__xludf.dummyfunction(&quot;&quot;&quot;COMPUTED_VALUE&quot;&quot;&quot;);&quot;crawl comments from specific pages&quot;)" office:value-type="string" office:string-value="crawl comments from specific pages" calcext:value-type="string">
            <text:p>crawl comments from specific pages</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Web and Social Media&quot;)" office:value-type="string" office:string-value="Proceedings of the International Conference on Web and Social Media" calcext:value-type="string">
            <text:p>Proceedings of the International Conference on Web and Social Media</text:p>
          </table:table-cell>
          <table:table-cell table:number-columns-repeated="4"/>
          <table:table-cell table:formula="of:=IFERROR(__xludf.dummyfunction(&quot;&quot;&quot;COMPUTED_VALUE&quot;&quot;&quot;);&quot;difference between hate and offensive speeches in classification tasks&quot;)" office:value-type="string" office:string-value="difference between hate and offensive speeches in classification tasks" calcext:value-type="string">
            <text:p>difference between hate and offensive speeches in classification tasks</text:p>
          </table:table-cell>
          <table:table-cell table:number-columns-repeated="4"/>
          <table:table-cell table:formula="of:=IFERROR(__xludf.dummyfunction(&quot;&quot;&quot;COMPUTED_VALUE&quot;&quot;&quot;);&quot;obscene&quot;)" office:value-type="string" office:string-value="obscene" calcext:value-type="string">
            <text:p>obscene</text:p>
          </table:table-cell>
          <table:table-cell/>
          <table:table-cell table:formula="of:=IFERROR(__xludf.dummyfunction(&quot;&quot;&quot;COMPUTED_VALUE&quot;&quot;&quot;);&quot;racist or sexist&quot;)" office:value-type="string" office:string-value="racist or sexist" calcext:value-type="string">
            <text:p>racist or sexist</text:p>
          </table:table-cell>
          <table:table-cell table:number-columns-repeated="6"/>
          <table:table-cell table:formula="of:=IFERROR(__xludf.dummyfunction(&quot;&quot;&quot;COMPUTED_VALUE&quot;&quot;&quot;);&quot;Naive Bayes, decision tree (J48), SVM, JRip&quot;)" office:value-type="string" office:string-value="Naive Bayes, decision tree (J48), SVM, JRip" calcext:value-type="string">
            <text:p>Naive Bayes, decision tree (J48), SVM, JRip</text:p>
          </table:table-cell>
          <table:table-cell/>
          <table:table-cell table:formula="of:=IFERROR(__xludf.dummyfunction(&quot;&quot;&quot;COMPUTED_VALUE&quot;&quot;&quot;);&quot;bag of words, word n-gram with tfidf, lexical features, POS n-gram, common-sense matrix, feature selection (SVD)&quot;)" office:value-type="string" office:string-value="bag of words, word n-gram with tfidf, lexical features, POS n-gram, common-sense matrix, feature selection (SVD)" calcext:value-type="string">
            <text:p>bag of words, word n-gram with tfidf, lexical features, POS n-gram, common-sense matrix, feature selection (SVD)</text:p>
          </table:table-cell>
          <table:table-cell/>
          <table:table-cell table:formula="of:=IFERROR(__xludf.dummyfunction(&quot;&quot;&quot;COMPUTED_VALUE&quot;&quot;&quot;);&quot;accuracy, true positive rate, true negative rate&quot;)" office:value-type="string" office:string-value="accuracy, true positive rate, true negative rate" calcext:value-type="string">
            <text:p>accuracy, true positive rate, true negative rate</text:p>
          </table:table-cell>
          <table:table-cell table:number-columns-repeated="5"/>
          <table:table-cell table:formula="of:=IFERROR(__xludf.dummyfunction(&quot;&quot;&quot;COMPUTED_VALUE&quot;&quot;&quot;);&quot;reddit&quot;)" office:value-type="string" office:string-value="reddit" calcext:value-type="string">
            <text:p>reddit</text:p>
          </table:table-cell>
          <table:table-cell table:formula="of:=IFERROR(__xludf.dummyfunction(&quot;&quot;&quot;COMPUTED_VALUE&quot;&quot;&quot;);115846)" office:value-type="float" office:value="115846" calcext:value-type="float">
            <text:p>115846</text:p>
          </table:table-cell>
          <table:table-cell table:formula="of:=IFERROR(__xludf.dummyfunction(&quot;&quot;&quot;COMPUTED_VALUE&quot;&quot;&quot;);9000)" office:value-type="float" office:value="9000" calcext:value-type="float">
            <text:p>9000</text:p>
          </table:table-cell>
          <table:table-cell table:number-columns-repeated="5"/>
          <table:table-cell table:formula="of:=IFERROR(__xludf.dummyfunction(&quot;&quot;&quot;COMPUTED_VALUE&quot;&quot;&quot;);&quot;crawl from different hasthags&quot;)" office:value-type="string" office:string-value="crawl from different hasthags" calcext:value-type="string">
            <text:p>crawl from different hasthags</text:p>
          </table:table-cell>
          <table:table-cell table:number-columns-repeated="984"/>
        </table:table-row>
        <table:table-row table:style-name="ro1">
          <table:table-cell table:number-columns-repeated="2"/>
          <table:table-cell table:formula="of:=IFERROR(__xludf.dummyfunction(&quot;&quot;&quot;COMPUTED_VALUE&quot;&quot;&quot;);&quot;International Symposium on Big Data and Cloud Computing&quot;)" office:value-type="string" office:string-value="International Symposium on Big Data and Cloud Computing" calcext:value-type="string">
            <text:p>International Symposium on Big Data and Cloud Computing</text:p>
          </table:table-cell>
          <table:table-cell table:number-columns-repeated="4"/>
          <table:table-cell table:formula="of:=IFERROR(__xludf.dummyfunction(&quot;&quot;&quot;COMPUTED_VALUE&quot;&quot;&quot;);&quot;full system with time consideration&quot;)" office:value-type="string" office:string-value="full system with time consideration" calcext:value-type="string">
            <text:p>full system with time consideration</text:p>
          </table:table-cell>
          <table:table-cell table:number-columns-repeated="4"/>
          <table:table-cell table:formula="of:=IFERROR(__xludf.dummyfunction(&quot;&quot;&quot;COMPUTED_VALUE&quot;&quot;&quot;);&quot;&quot;)">
            <text:p/>
          </table:table-cell>
          <table:table-cell/>
          <table:table-cell table:formula="of:=IFERROR(__xludf.dummyfunction(&quot;&quot;&quot;COMPUTED_VALUE&quot;&quot;&quot;);&quot;define categories/degrees of harm/hate: violence, intimidation, sarcasm&quot;)" office:value-type="string" office:string-value="define categories/degrees of harm/hate: violence, intimidation, sarcasm" calcext:value-type="string">
            <text:p>define categories/degrees of harm/hate: violence, intimidation, sarcasm</text:p>
          </table:table-cell>
          <table:table-cell table:number-columns-repeated="6"/>
          <table:table-cell table:formula="of:=IFERROR(__xludf.dummyfunction(&quot;&quot;&quot;COMPUTED_VALUE&quot;&quot;&quot;);&quot;CNN, SVM, MLP&quot;)" office:value-type="string" office:string-value="CNN, SVM, MLP" calcext:value-type="string">
            <text:p>CNN, SVM, MLP</text:p>
          </table:table-cell>
          <table:table-cell/>
          <table:table-cell table:formula="of:=IFERROR(__xludf.dummyfunction(&quot;&quot;&quot;COMPUTED_VALUE&quot;&quot;&quot;);&quot;bag of words, variations of bad words (offensive-level feature: OFF), word embedding, topic model (LDA), visual features&quot;)" office:value-type="string" office:string-value="bag of words, variations of bad words (offensive-level feature: OFF), word embedding, topic model (LDA), visual features" calcext:value-type="string">
            <text:p>bag of words, variations of bad words (offensive-level feature: OFF), word embedding, topic model (LDA), visual features</text:p>
          </table:table-cell>
          <table:table-cell/>
          <table:table-cell table:formula="of:=IFERROR(__xludf.dummyfunction(&quot;&quot;&quot;COMPUTED_VALUE&quot;&quot;&quot;);&quot;error measurement&quot;)" office:value-type="string" office:string-value="error measurement" calcext:value-type="string">
            <text:p>error measurement</text:p>
          </table:table-cell>
          <table:table-cell table:number-columns-repeated="5"/>
          <table:table-cell table:formula="of:=IFERROR(__xludf.dummyfunction(&quot;&quot;&quot;COMPUTED_VALUE&quot;&quot;&quot;);&quot;stormfront (hate Internet forum)&quot;)" office:value-type="string" office:string-value="stormfront (hate Internet forum)" calcext:value-type="string">
            <text:p>stormfront (hate Internet forum)</text:p>
          </table:table-cell>
          <table:table-cell table:formula="of:=IFERROR(__xludf.dummyfunction(&quot;&quot;&quot;COMPUTED_VALUE&quot;&quot;&quot;);4500)" office:value-type="float" office:value="4500" calcext:value-type="float">
            <text:p>4500</text:p>
          </table:table-cell>
          <table:table-cell table:formula="of:=IFERROR(__xludf.dummyfunction(&quot;&quot;&quot;COMPUTED_VALUE&quot;&quot;&quot;);750)" office:value-type="float" office:value="750" calcext:value-type="float">
            <text:p>750</text:p>
          </table:table-cell>
          <table:table-cell table:number-columns-repeated="5"/>
          <table:table-cell table:formula="of:=IFERROR(__xludf.dummyfunction(&quot;&quot;&quot;COMPUTED_VALUE&quot;&quot;&quot;);&quot;snowball sampling, filtering by negative words&quot;)" office:value-type="string" office:string-value="snowball sampling, filtering by negative words" calcext:value-type="string">
            <text:p>snowball sampling, filtering by negative word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f the German Society for Computational Linguistics and Language Technology&quot;)" office:value-type="string" office:string-value="International Conference of the German Society for Computational Linguistics and Language Technology" calcext:value-type="string">
            <text:p>International Conference of the German Society for Computational Linguistics and Language Technology</text:p>
          </table:table-cell>
          <table:table-cell table:number-columns-repeated="4"/>
          <table:table-cell table:formula="of:=IFERROR(__xludf.dummyfunction(&quot;&quot;&quot;COMPUTED_VALUE&quot;&quot;&quot;);&quot;basline on different datasets&quot;)" office:value-type="string" office:string-value="basline on different datasets" calcext:value-type="string">
            <text:p>basline on different datasets</text:p>
          </table:table-cell>
          <table:table-cell table:number-columns-repeated="4"/>
          <table:table-cell table:formula="of:=IFERROR(__xludf.dummyfunction(&quot;&quot;&quot;COMPUTED_VALUE&quot;&quot;&quot;);&quot;hate_speech, violence&quot;)" office:value-type="string" office:string-value="hate_speech, violence" calcext:value-type="string">
            <text:p>hate_speech, violence</text:p>
          </table:table-cell>
          <table:table-cell/>
          <table:table-cell table:formula="of:=IFERROR(__xludf.dummyfunction(&quot;&quot;&quot;COMPUTED_VALUE&quot;&quot;&quot;);&quot;cyberbullying as repeated aggression&quot;)" office:value-type="string" office:string-value="cyberbullying as repeated aggression" calcext:value-type="string">
            <text:p>cyberbullying as repeated aggression</text:p>
          </table:table-cell>
          <table:table-cell table:number-columns-repeated="6"/>
          <table:table-cell table:formula="of:=IFERROR(__xludf.dummyfunction(&quot;&quot;&quot;COMPUTED_VALUE&quot;&quot;&quot;);&quot;CNN&quot;)" office:value-type="string" office:string-value="CNN" calcext:value-type="string">
            <text:p>CNN</text:p>
          </table:table-cell>
          <table:table-cell/>
          <table:table-cell table:formula="of:=IFERROR(__xludf.dummyfunction(&quot;&quot;&quot;COMPUTED_VALUE&quot;&quot;&quot;);&quot;network features, lexical features (number of bad words), linguistic features (uppercase, exclamation, question, smileys), POS&quot;)" office:value-type="string" office:string-value="network features, lexical features (number of bad words), linguistic features (uppercase, exclamation, question, smileys), POS" calcext:value-type="string">
            <text:p>network features, lexical features (number of bad words), linguistic features (uppercase, exclamation, question, smileys), POS</text:p>
          </table:table-cell>
          <table:table-cell/>
          <table:table-cell table:formula="of:=IFERROR(__xludf.dummyfunction(&quot;&quot;&quot;COMPUTED_VALUE&quot;&quot;&quot;);&quot;time, toxicity score&quot;)" office:value-type="string" office:string-value="time, toxicity score" calcext:value-type="string">
            <text:p>time, toxicity score</text:p>
          </table:table-cell>
          <table:table-cell table:number-columns-repeated="5"/>
          <table:table-cell table:formula="of:=IFERROR(__xludf.dummyfunction(&quot;&quot;&quot;COMPUTED_VALUE&quot;&quot;&quot;);&quot;myspace, formspring&quot;)" office:value-type="string" office:string-value="myspace, formspring" calcext:value-type="string">
            <text:p>myspace, formspring</text:p>
          </table:table-cell>
          <table:table-cell table:formula="of:=IFERROR(__xludf.dummyfunction(&quot;&quot;&quot;COMPUTED_VALUE&quot;&quot;&quot;);1120)" office:value-type="float" office:value="1120" calcext:value-type="float">
            <text:p>1120</text:p>
          </table:table-cell>
          <table:table-cell table:formula="of:=IFERROR(__xludf.dummyfunction(&quot;&quot;&quot;COMPUTED_VALUE&quot;&quot;&quot;);487)" office:value-type="float" office:value="487" calcext:value-type="float">
            <text:p>487</text:p>
          </table:table-cell>
          <table:table-cell table:number-columns-repeated="5"/>
          <table:table-cell table:formula="of:=IFERROR(__xludf.dummyfunction(&quot;&quot;&quot;COMPUTED_VALUE&quot;&quot;&quot;);&quot;crawled from news website&quot;)" office:value-type="string" office:string-value="crawled from news website" calcext:value-type="string">
            <text:p>crawled from news website</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Human and Social Analytics&quot;)" office:value-type="string" office:string-value="Proceedings of the International Conference on Human and Social Analytics" calcext:value-type="string">
            <text:p>Proceedings of the International Conference on Human and Social Analytics</text:p>
          </table:table-cell>
          <table:table-cell table:number-columns-repeated="4"/>
          <table:table-cell table:formula="of:=IFERROR(__xludf.dummyfunction(&quot;&quot;&quot;COMPUTED_VALUE&quot;&quot;&quot;);&quot;rumor detection&quot;)" office:value-type="string" office:string-value="rumor detection" calcext:value-type="string">
            <text:p>rumor detection</text:p>
          </table:table-cell>
          <table:table-cell table:number-columns-repeated="4"/>
          <table:table-cell table:formula="of:=IFERROR(__xludf.dummyfunction(&quot;&quot;&quot;COMPUTED_VALUE&quot;&quot;&quot;);&quot;insult&quot;)" office:value-type="string" office:string-value="insult" calcext:value-type="string">
            <text:p>insult</text:p>
          </table:table-cell>
          <table:table-cell/>
          <table:table-cell table:formula="of:=IFERROR(__xludf.dummyfunction(&quot;&quot;&quot;COMPUTED_VALUE&quot;&quot;&quot;);&quot;obscene, violent and abusive&quot;)" office:value-type="string" office:string-value="obscene, violent and abusive" calcext:value-type="string">
            <text:p>obscene, violent and abusive</text:p>
          </table:table-cell>
          <table:table-cell table:number-columns-repeated="6"/>
          <table:table-cell table:formula="of:=IFERROR(__xludf.dummyfunction(&quot;&quot;&quot;COMPUTED_VALUE&quot;&quot;&quot;);&quot;decision tree (J48), Naive Bayes, SVM (SMO), ensemble_classifier (Bagging and Dagging)&quot;)" office:value-type="string" office:string-value="decision tree (J48), Naive Bayes, SVM (SMO), ensemble_classifier (Bagging and Dagging)" calcext:value-type="string">
            <text:p>decision tree (J48), Naive Bayes, SVM (SMO), ensemble_classifier (Bagging and Dagging)</text:p>
          </table:table-cell>
          <table:table-cell/>
          <table:table-cell table:formula="of:=IFERROR(__xludf.dummyfunction(&quot;&quot;&quot;COMPUTED_VALUE&quot;&quot;&quot;);&quot;typed dependencies (Stanford Dependency Parser), bag of words, word n-gram&quot;)" office:value-type="string" office:string-value="typed dependencies (Stanford Dependency Parser), bag of words, word n-gram" calcext:value-type="string">
            <text:p>typed dependencies (Stanford Dependency Parser), bag of words, word n-gram</text:p>
          </table:table-cell>
          <table:table-cell/>
          <table:table-cell table:formula="of:=IFERROR(__xludf.dummyfunction(&quot;&quot;&quot;COMPUTED_VALUE&quot;&quot;&quot;);&quot;accuracy (correct, insufficient and excessive filtering)&quot;)" office:value-type="string" office:string-value="accuracy (correct, insufficient and excessive filtering)" calcext:value-type="string">
            <text:p>accuracy (correct, insufficient and excessive filtering)</text:p>
          </table:table-cell>
          <table:table-cell table:number-columns-repeated="5"/>
          <table:table-cell table:formula="of:=IFERROR(__xludf.dummyfunction(&quot;&quot;&quot;COMPUTED_VALUE&quot;&quot;&quot;);&quot;news site (gazzetta)&quot;)" office:value-type="string" office:string-value="news site (gazzetta)" calcext:value-type="string">
            <text:p>news site (gazzetta)</text:p>
          </table:table-cell>
          <table:table-cell table:formula="of:=IFERROR(__xludf.dummyfunction(&quot;&quot;&quot;COMPUTED_VALUE&quot;&quot;&quot;);1901)" office:value-type="float" office:value="1901" calcext:value-type="float">
            <text:p>1901</text:p>
          </table:table-cell>
          <table:table-cell table:formula="of:=IFERROR(__xludf.dummyfunction(&quot;&quot;&quot;COMPUTED_VALUE&quot;&quot;&quot;);&quot;5000, 1430, 5285&quot;)" office:value-type="string" office:string-value="5000, 1430, 5285" calcext:value-type="string">
            <text:p>5000, 1430, 5285</text:p>
          </table:table-cell>
          <table:table-cell table:number-columns-repeated="5"/>
          <table:table-cell table:formula="of:=IFERROR(__xludf.dummyfunction(&quot;&quot;&quot;COMPUTED_VALUE&quot;&quot;&quot;);&quot;crawled users on sensitive topics&quot;)" office:value-type="string" office:string-value="crawled users on sensitive topics" calcext:value-type="string">
            <text:p>crawled users on sensitive topics</text:p>
          </table:table-cell>
          <table:table-cell table:number-columns-repeated="984"/>
        </table:table-row>
        <table:table-row table:style-name="ro1">
          <table:table-cell table:number-columns-repeated="2"/>
          <table:table-cell table:formula="of:=IFERROR(__xludf.dummyfunction(&quot;&quot;&quot;COMPUTED_VALUE&quot;&quot;&quot;);&quot;International Journal of Computer Science and Information Technology &amp; Security&quot;)" office:value-type="string" office:string-value="International Journal of Computer Science and Information Technology &amp; Security" calcext:value-type="string">
            <text:p>International Journal of Computer Science and Information Technology &amp; Security</text:p>
          </table:table-cell>
          <table:table-cell table:number-columns-repeated="4"/>
          <table:table-cell table:formula="of:=IFERROR(__xludf.dummyfunction(&quot;&quot;&quot;COMPUTED_VALUE&quot;&quot;&quot;);&quot;fine-grain cyberbullying dataset along several categories of annotations&quot;)" office:value-type="string" office:string-value="fine-grain cyberbullying dataset along several categories of annotations" calcext:value-type="string">
            <text:p>fine-grain cyberbullying dataset along several categories of annotations</text:p>
          </table:table-cell>
          <table:table-cell table:number-columns-repeated="4"/>
          <table:table-cell table:formula="of:=IFERROR(__xludf.dummyfunction(&quot;&quot;&quot;COMPUTED_VALUE&quot;&quot;&quot;);&quot;abusive, hate_speech, cyberbullying&quot;)" office:value-type="string" office:string-value="abusive, hate_speech, cyberbullying" calcext:value-type="string">
            <text:p>abusive, hate_speech, cyberbullying</text:p>
          </table:table-cell>
          <table:table-cell/>
          <table:table-cell table:formula="of:=IFERROR(__xludf.dummyfunction(&quot;&quot;&quot;COMPUTED_VALUE&quot;&quot;&quot;);&quot;extensive definition with examples, also mentions hateful speech in the text&quot;)" office:value-type="string" office:string-value="extensive definition with examples, also mentions hateful speech in the text" calcext:value-type="string">
            <text:p>extensive definition with examples, also mentions hateful speech in the text</text:p>
          </table:table-cell>
          <table:table-cell table:number-columns-repeated="6"/>
          <table:table-cell table:formula="of:=IFERROR(__xludf.dummyfunction(&quot;&quot;&quot;COMPUTED_VALUE&quot;&quot;&quot;);&quot;random forest, SVM, logistic regression, ensemble_classifier&quot;)" office:value-type="string" office:string-value="random forest, SVM, logistic regression, ensemble_classifier" calcext:value-type="string">
            <text:p>random forest, SVM, logistic regression, ensemble_classifier</text:p>
          </table:table-cell>
          <table:table-cell/>
          <table:table-cell table:formula="of:=IFERROR(__xludf.dummyfunction(&quot;&quot;&quot;COMPUTED_VALUE&quot;&quot;&quot;);&quot;POS, word frequency in dictionary&quot;)" office:value-type="string" office:string-value="POS, word frequency in dictionary" calcext:value-type="string">
            <text:p>POS, word frequency in dictionary</text:p>
          </table:table-cell>
          <table:table-cell/>
          <table:table-cell table:formula="of:=IFERROR(__xludf.dummyfunction(&quot;&quot;&quot;COMPUTED_VALUE&quot;&quot;&quot;);&quot;accuracy( average, positive and negative classes)&quot;)" office:value-type="string" office:string-value="accuracy( average, positive and negative classes)" calcext:value-type="string">
            <text:p>accuracy( average, positive and negative classes)</text:p>
          </table:table-cell>
          <table:table-cell table:number-columns-repeated="5"/>
          <table:table-cell table:formula="of:=IFERROR(__xludf.dummyfunction(&quot;&quot;&quot;COMPUTED_VALUE&quot;&quot;&quot;);&quot;facebook, twitter&quot;)" office:value-type="string" office:string-value="facebook, twitter" calcext:value-type="string">
            <text:p>facebook, twitter</text:p>
          </table:table-cell>
          <table:table-cell table:formula="of:=IFERROR(__xludf.dummyfunction(&quot;&quot;&quot;COMPUTED_VALUE&quot;&quot;&quot;);1600)" office:value-type="float" office:value="1600" calcext:value-type="float">
            <text:p>1600</text:p>
          </table:table-cell>
          <table:table-cell table:formula="of:=IFERROR(__xludf.dummyfunction(&quot;&quot;&quot;COMPUTED_VALUE&quot;&quot;&quot;);3300)" office:value-type="float" office:value="3300" calcext:value-type="float">
            <text:p>3300</text:p>
          </table:table-cell>
          <table:table-cell table:number-columns-repeated="5"/>
          <table:table-cell table:formula="of:=IFERROR(__xludf.dummyfunction(&quot;&quot;&quot;COMPUTED_VALUE&quot;&quot;&quot;);&quot;crawled from hashtags, wikipedia pages from specific words&quot;)" office:value-type="string" office:string-value="crawled from hashtags, wikipedia pages from specific words" calcext:value-type="string">
            <text:p>crawled from hashtags, wikipedia pages from specific words</text:p>
          </table:table-cell>
          <table:table-cell table:number-columns-repeated="984"/>
        </table:table-row>
        <table:table-row table:style-name="ro1">
          <table:table-cell table:number-columns-repeated="2"/>
          <table:table-cell table:formula="of:=IFERROR(__xludf.dummyfunction(&quot;&quot;&quot;COMPUTED_VALUE&quot;&quot;&quot;);&quot;PLOS&quot;)" office:value-type="string" office:string-value="PLOS" calcext:value-type="string">
            <text:p>PLOS</text:p>
          </table:table-cell>
          <table:table-cell table:number-columns-repeated="4"/>
          <table:table-cell table:formula="of:=IFERROR(__xludf.dummyfunction(&quot;&quot;&quot;COMPUTED_VALUE&quot;&quot;&quot;);&quot;cyberbullying detectiong with features tuned to the task&quot;)" office:value-type="string" office:string-value="cyberbullying detectiong with features tuned to the task" calcext:value-type="string">
            <text:p>cyberbullying detectiong with features tuned to the task</text:p>
          </table:table-cell>
          <table:table-cell table:number-columns-repeated="4"/>
          <table:table-cell table:formula="of:=IFERROR(__xludf.dummyfunction(&quot;&quot;&quot;COMPUTED_VALUE&quot;&quot;&quot;);&quot;offensive, hate, hate_speech&quot;)" office:value-type="string" office:string-value="offensive, hate, hate_speech" calcext:value-type="string">
            <text:p>offensive, hate, hate_speech</text:p>
          </table:table-cell>
          <table:table-cell/>
          <table:table-cell table:formula="of:=IFERROR(__xludf.dummyfunction(&quot;&quot;&quot;COMPUTED_VALUE&quot;&quot;&quot;);&quot;definition with examples. 1) targets individual or groups on the basis of their characteristics (targeting characteristics); 2) demonstrates a clear intention to incite harm, or to promote hatred; 3) may or may not use offensive or profane words.&quot;)" office:value-type="string" office:string-value="definition with examples. 1) targets individual or groups on the basis of their characteristics (targeting characteristics); 2) demonstrates a clear intention to incite harm, or to promote hatred; 3) may or may not use offensive or profane words." calcext:value-type="string">
            <text:p>definition with examples. 1) targets individual or groups on the basis of their characteristics (targeting characteristics); 2) demonstrates a clear intention to incite harm, or to promote hatred; 3) may or may not use offensive or profane words.</text:p>
          </table:table-cell>
          <table:table-cell table:number-columns-repeated="6"/>
          <table:table-cell table:formula="of:=IFERROR(__xludf.dummyfunction(&quot;&quot;&quot;COMPUTED_VALUE&quot;&quot;&quot;);&quot;Naive Bayes, SVM&quot;)" office:value-type="string" office:string-value="Naive Bayes, SVM" calcext:value-type="string">
            <text:p>Naive Bayes, SVM</text:p>
          </table:table-cell>
          <table:table-cell/>
          <table:table-cell table:formula="of:=IFERROR(__xludf.dummyfunction(&quot;&quot;&quot;COMPUTED_VALUE&quot;&quot;&quot;);&quot;word n-gram, sentiment analysis&quot;)" office:value-type="string" office:string-value="word n-gram, sentiment analysis" calcext:value-type="string">
            <text:p>word n-gram, sentiment analysis</text:p>
          </table:table-cell>
          <table:table-cell/>
          <table:table-cell table:formula="of:=IFERROR(__xludf.dummyfunction(&quot;&quot;&quot;COMPUTED_VALUE&quot;&quot;&quot;);&quot;F-measure (macro, micro, overall)&quot;)" office:value-type="string" office:string-value="F-measure (macro, micro, overall)" calcext:value-type="string">
            <text:p>F-measure (macro, micro, overall)</text:p>
          </table:table-cell>
          <table:table-cell table:number-columns-repeated="5"/>
          <table:table-cell table:formula="of:=IFERROR(__xludf.dummyfunction(&quot;&quot;&quot;COMPUTED_VALUE&quot;&quot;&quot;);&quot;company log files, forum (UseNet newsgroup)&quot;)" office:value-type="string" office:string-value="company log files, forum (UseNet newsgroup)" calcext:value-type="string">
            <text:p>company log files, forum (UseNet newsgroup)</text:p>
          </table:table-cell>
          <table:table-cell table:formula="of:=IFERROR(__xludf.dummyfunction(&quot;&quot;&quot;COMPUTED_VALUE&quot;&quot;&quot;);1053)" office:value-type="float" office:value="1053" calcext:value-type="float">
            <text:p>1053</text:p>
          </table:table-cell>
          <table:table-cell table:formula="of:=IFERROR(__xludf.dummyfunction(&quot;&quot;&quot;COMPUTED_VALUE&quot;&quot;&quot;);550)" office:value-type="float" office:value="550" calcext:value-type="float">
            <text:p>550</text:p>
          </table:table-cell>
          <table:table-cell table:number-columns-repeated="5"/>
          <table:table-cell table:formula="of:=IFERROR(__xludf.dummyfunction(&quot;&quot;&quot;COMPUTED_VALUE&quot;&quot;&quot;);&quot;from Perspective API and augmented with adversarial attacks&quot;)" office:value-type="string" office:string-value="from Perspective API and augmented with adversarial attacks" calcext:value-type="string">
            <text:p>from Perspective API and augmented with adversarial attacks</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distributed computing and networking&quot;)" office:value-type="string" office:string-value="Proceedings of the international conference on distributed computing and networking" calcext:value-type="string">
            <text:p>Proceedings of the international conference on distributed computing and networking</text:p>
          </table:table-cell>
          <table:table-cell table:number-columns-repeated="4"/>
          <table:table-cell table:formula="of:=IFERROR(__xludf.dummyfunction(&quot;&quot;&quot;COMPUTED_VALUE&quot;&quot;&quot;);&quot;online jihadist hate speech detecion&quot;)" office:value-type="string" office:string-value="online jihadist hate speech detecion" calcext:value-type="string">
            <text:p>online jihadist hate speech detecion</text:p>
          </table:table-cell>
          <table:table-cell table:number-columns-repeated="4"/>
          <table:table-cell table:formula="of:=IFERROR(__xludf.dummyfunction(&quot;&quot;&quot;COMPUTED_VALUE&quot;&quot;&quot;);&quot;violence&quot;)" office:value-type="string" office:string-value="violence" calcext:value-type="string">
            <text:p>violence</text:p>
          </table:table-cell>
          <table:table-cell/>
          <table:table-cell table:formula="of:=IFERROR(__xludf.dummyfunction(&quot;&quot;&quot;COMPUTED_VALUE&quot;&quot;&quot;);&quot;The definition comprehends hateful speech. vulgar, pornographic, and hateful language. Vulgar language refers to coarse and rude expressions, which include explicit and offensive reference to sex or bodily functions. Pornographic language refers to the po&quot;&amp;&quot;rtrayal of explicit sexual subject matter for the purposes of sexual arousal and erotic satisfaction. Hateful language includes any communication outside the law that disparages a person or a group on the basis of some characteristics such as race, color,&quot;&amp;&quot; ethnicity, gender, sexual orientation, nationality, and religion&quot;)" office:value-type="string" office:string-value="The definition comprehends hateful speech. vulgar, pornographic, and hateful language. Vulgar language refers to coarse and rude expressions, which include explicit and offensive reference to sex or bodily functions. Pornographic language refers to the portrayal of explicit sexual subject matter for the purposes of sexual arousal and erotic satisfaction. Hateful language includes any communication outside the law that disparages a person or a group on the basis of some characteristics such as race, color, ethnicity, gender, sexual orientation, nationality, and religion" calcext:value-type="string">
            <text:p>The definition comprehends hateful speech. vulgar, pornographic, and hateful language. Vulgar language refers to coarse and rude expressions, which include explicit and offensive reference to sex or bodily functions. Pornographic language refers to the portrayal of explicit sexual subject matter for the purposes of sexual arousal and erotic satisfaction. Hateful language includes any communication outside the law that disparages a person or a group on the basis of some characteristics such as race, color, ethnicity, gender, sexual orientation, nationality, and religion</text:p>
          </table:table-cell>
          <table:table-cell table:number-columns-repeated="6"/>
          <table:table-cell table:formula="of:=IFERROR(__xludf.dummyfunction(&quot;&quot;&quot;COMPUTED_VALUE&quot;&quot;&quot;);&quot;DNN (SamuraiAI), Fasttext&quot;)" office:value-type="string" office:string-value="DNN (SamuraiAI), Fasttext" calcext:value-type="string">
            <text:p>DNN (SamuraiAI), Fasttext</text:p>
          </table:table-cell>
          <table:table-cell/>
          <table:table-cell table:formula="of:=IFERROR(__xludf.dummyfunction(&quot;&quot;&quot;COMPUTED_VALUE&quot;&quot;&quot;);&quot;bag of words, feature selection (Fisher score)&quot;)" office:value-type="string" office:string-value="bag of words, feature selection (Fisher score)" calcext:value-type="string">
            <text:p>bag of words, feature selection (Fisher score)</text:p>
          </table:table-cell>
          <table:table-cell/>
          <table:table-cell table:formula="of:=IFERROR(__xludf.dummyfunction(&quot;&quot;&quot;COMPUTED_VALUE&quot;&quot;&quot;);&quot;precision, recall, F-measure, true positive rate&quot;)" office:value-type="string" office:string-value="precision, recall, F-measure, true positive rate" calcext:value-type="string">
            <text:p>precision, recall, F-measure, true positive rate</text:p>
          </table:table-cell>
          <table:table-cell table:number-columns-repeated="5"/>
          <table:table-cell table:formula="of:=IFERROR(__xludf.dummyfunction(&quot;&quot;&quot;COMPUTED_VALUE&quot;&quot;&quot;);&quot;news site&quot;)" office:value-type="string" office:string-value="news site" calcext:value-type="string">
            <text:p>news site</text:p>
          </table:table-cell>
          <table:table-cell table:formula="of:=IFERROR(__xludf.dummyfunction(&quot;&quot;&quot;COMPUTED_VALUE&quot;&quot;&quot;);12772)" office:value-type="float" office:value="12772" calcext:value-type="float">
            <text:p>12772</text:p>
          </table:table-cell>
          <table:table-cell table:formula="of:=IFERROR(__xludf.dummyfunction(&quot;&quot;&quot;COMPUTED_VALUE&quot;&quot;&quot;);50)" office:value-type="float" office:value="50" calcext:value-type="float">
            <text:p>50</text:p>
          </table:table-cell>
          <table:table-cell table:number-columns-repeated="5"/>
          <table:table-cell table:formula="of:=IFERROR(__xludf.dummyfunction(&quot;&quot;&quot;COMPUTED_VALUE&quot;&quot;&quot;);&quot;crawled from different websites&quot;)" office:value-type="string" office:string-value="crawled from different websites" calcext:value-type="string">
            <text:p>crawled from different websites</text:p>
          </table:table-cell>
          <table:table-cell table:number-columns-repeated="984"/>
        </table:table-row>
        <table:table-row table:style-name="ro1">
          <table:table-cell table:number-columns-repeated="2"/>
          <table:table-cell table:formula="of:=IFERROR(__xludf.dummyfunction(&quot;&quot;&quot;COMPUTED_VALUE&quot;&quot;&quot;);&quot;COMPUTATIONAL LINGUISTICS &amp; PSYCHOLINGUISTICS TECHNICAL REPORT SERIES&quot;)" office:value-type="string" office:string-value="COMPUTATIONAL LINGUISTICS &amp; PSYCHOLINGUISTICS TECHNICAL REPORT SERIES" calcext:value-type="string">
            <text:p>COMPUTATIONAL LINGUISTICS &amp; PSYCHOLINGUISTICS TECHNICAL REPORT SERIES</text:p>
          </table:table-cell>
          <table:table-cell table:number-columns-repeated="4"/>
          <table:table-cell table:formula="of:=IFERROR(__xludf.dummyfunction(&quot;&quot;&quot;COMPUTED_VALUE&quot;&quot;&quot;);&quot;&quot;)">
            <text:p/>
          </table:table-cell>
          <table:table-cell table:number-columns-repeated="4"/>
          <table:table-cell table:formula="of:=IFERROR(__xludf.dummyfunction(&quot;&quot;&quot;COMPUTED_VALUE&quot;&quot;&quot;);&quot;sexism&quot;)" office:value-type="string" office:string-value="sexism" calcext:value-type="string">
            <text:p>sexism</text:p>
          </table:table-cell>
          <table:table-cell/>
          <table:table-cell table:formula="of:=IFERROR(__xludf.dummyfunction(&quot;&quot;&quot;COMPUTED_VALUE&quot;&quot;&quot;);&quot;the publication mentions sexist and racist&quot;)" office:value-type="string" office:string-value="the publication mentions sexist and racist" calcext:value-type="string">
            <text:p>the publication mentions sexist and racist</text:p>
          </table:table-cell>
          <table:table-cell table:number-columns-repeated="6"/>
          <table:table-cell table:formula="of:=IFERROR(__xludf.dummyfunction(&quot;&quot;&quot;COMPUTED_VALUE&quot;&quot;&quot;);&quot;Naive Bayes, rule (string matching)&quot;)" office:value-type="string" office:string-value="Naive Bayes, rule (string matching)" calcext:value-type="string">
            <text:p>Naive Bayes, rule (string matching)</text:p>
          </table:table-cell>
          <table:table-cell/>
          <table:table-cell table:formula="of:=IFERROR(__xludf.dummyfunction(&quot;&quot;&quot;COMPUTED_VALUE&quot;&quot;&quot;);&quot;sentiment analysis (textual-based and reaction-based), variations of bad words (density of bad words), linguistic features (density of capital letters, number of exclamation points, number of exclamation marks), POS&quot;)" office:value-type="string" office:string-value="sentiment analysis (textual-based and reaction-based), variations of bad words (density of bad words), linguistic features (density of capital letters, number of exclamation points, number of exclamation marks), POS" calcext:value-type="string">
            <text:p>sentiment analysis (textual-based and reaction-based), variations of bad words (density of bad words), linguistic features (density of capital letters, number of exclamation points, number of exclamation marks), POS</text:p>
          </table:table-cell>
          <table:table-cell/>
          <table:table-cell table:formula="of:=IFERROR(__xludf.dummyfunction(&quot;&quot;&quot;COMPUTED_VALUE&quot;&quot;&quot;);&quot;F-measure (macro, micro, weighted)&quot;)" office:value-type="string" office:string-value="F-measure (macro, micro, weighted)" calcext:value-type="string">
            <text:p>F-measure (macro, micro, weighted)</text:p>
          </table:table-cell>
          <table:table-cell table:number-columns-repeated="5"/>
          <table:table-cell table:formula="of:=IFERROR(__xludf.dummyfunction(&quot;&quot;&quot;COMPUTED_VALUE&quot;&quot;&quot;);&quot;twitter, facebook, 2 channel&quot;)" office:value-type="string" office:string-value="twitter, facebook, 2 channel" calcext:value-type="string">
            <text:p>twitter, facebook, 2 channel</text:p>
          </table:table-cell>
          <table:table-cell table:formula="of:=IFERROR(__xludf.dummyfunction(&quot;&quot;&quot;COMPUTED_VALUE&quot;&quot;&quot;);&quot;500, 600&quot;)" office:value-type="string" office:string-value="500, 600" calcext:value-type="string">
            <text:p>500, 600</text:p>
          </table:table-cell>
          <table:table-cell table:formula="of:=IFERROR(__xludf.dummyfunction(&quot;&quot;&quot;COMPUTED_VALUE&quot;&quot;&quot;);350)" office:value-type="float" office:value="350" calcext:value-type="float">
            <text:p>350</text:p>
          </table:table-cell>
          <table:table-cell table:number-columns-repeated="5"/>
          <table:table-cell table:formula="of:=IFERROR(__xludf.dummyfunction(&quot;&quot;&quot;COMPUTED_VALUE&quot;&quot;&quot;);&quot;crawled from videos of different categories&quot;)" office:value-type="string" office:string-value="crawled from videos of different categories" calcext:value-type="string">
            <text:p>crawled from videos of different categorie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Asian Digital Libraries&quot;)" office:value-type="string" office:string-value="International Conference on Asian Digital Libraries" calcext:value-type="string">
            <text:p>International Conference on Asian Digital Libraries</text:p>
          </table:table-cell>
          <table:table-cell table:number-columns-repeated="4"/>
          <table:table-cell table:formula="of:=IFERROR(__xludf.dummyfunction(&quot;&quot;&quot;COMPUTED_VALUE&quot;&quot;&quot;);&quot;mysoginy detection&quot;)" office:value-type="string" office:string-value="mysoginy detection" calcext:value-type="string">
            <text:p>mysoginy detection</text:p>
          </table:table-cell>
          <table:table-cell table:number-columns-repeated="4"/>
          <table:table-cell table:formula="of:=IFERROR(__xludf.dummyfunction(&quot;&quot;&quot;COMPUTED_VALUE&quot;&quot;&quot;);&quot;personal_attack&quot;)" office:value-type="string" office:string-value="personal_attack" calcext:value-type="string">
            <text:p>personal_attack</text:p>
          </table:table-cell>
          <table:table-cell/>
          <table:table-cell table:formula="of:=IFERROR(__xludf.dummyfunction(&quot;&quot;&quot;COMPUTED_VALUE&quot;&quot;&quot;);&quot;verbal aggression we understand a personality trait that predisposes persons to attack the selfconcepts of other people instead of, or in addition to, their positions on topics of communication&quot;)" office:value-type="string" office:string-value="verbal aggression we understand a personality trait that predisposes persons to attack the selfconcepts of other people instead of, or in addition to, their positions on topics of communication" calcext:value-type="string">
            <text:p>verbal aggression we understand a personality trait that predisposes persons to attack the selfconcepts of other people instead of, or in addition to, their positions on topics of communication</text:p>
          </table:table-cell>
          <table:table-cell table:number-columns-repeated="6"/>
          <table:table-cell table:formula="of:=IFERROR(__xludf.dummyfunction(&quot;&quot;&quot;COMPUTED_VALUE&quot;&quot;&quot;);&quot;NN+SVM&quot;)" office:value-type="string" office:string-value="NN+SVM" calcext:value-type="string">
            <text:p>NN+SVM</text:p>
          </table:table-cell>
          <table:table-cell/>
          <table:table-cell table:formula="of:=IFERROR(__xludf.dummyfunction(&quot;&quot;&quot;COMPUTED_VALUE&quot;&quot;&quot;);&quot;network features (ego-network features),  variations of bad words (density of bad words), linguistic features (density of uppercase letters, number of exclamation points, number of question marks, number of smileys), POS&quot;)" office:value-type="string" office:string-value="network features (ego-network features),  variations of bad words (density of bad words), linguistic features (density of uppercase letters, number of exclamation points, number of question marks, number of smileys), POS" calcext:value-type="string">
            <text:p>network features (ego-network features), <text:s/>variations of bad words (density of bad words), linguistic features (density of uppercase letters, number of exclamation points, number of question marks, number of smileys), POS</text:p>
          </table:table-cell>
          <table:table-cell/>
          <table:table-cell table:formula="of:=IFERROR(__xludf.dummyfunction(&quot;&quot;&quot;COMPUTED_VALUE&quot;&quot;&quot;);&quot;true positive rate, false positive rate, F-measure, accuracy&quot;)" office:value-type="string" office:string-value="true positive rate, false positive rate, F-measure, accuracy" calcext:value-type="string">
            <text:p>true positive rate, false positive rate, F-measure, accuracy</text:p>
          </table:table-cell>
          <table:table-cell table:number-columns-repeated="5"/>
          <table:table-cell table:formula="of:=IFERROR(__xludf.dummyfunction(&quot;&quot;&quot;COMPUTED_VALUE&quot;&quot;&quot;);&quot;myspace, twitter&quot;)" office:value-type="string" office:string-value="myspace, twitter" calcext:value-type="string">
            <text:p>myspace, twitter</text:p>
          </table:table-cell>
          <table:table-cell table:formula="of:=IFERROR(__xludf.dummyfunction(&quot;&quot;&quot;COMPUTED_VALUE&quot;&quot;&quot;);&quot;7321, 1539&quot;)" office:value-type="string" office:string-value="7321, 1539" calcext:value-type="string">
            <text:p>7321, 1539</text:p>
          </table:table-cell>
          <table:table-cell table:formula="of:=IFERROR(__xludf.dummyfunction(&quot;&quot;&quot;COMPUTED_VALUE&quot;&quot;&quot;);1050)" office:value-type="float" office:value="1050" calcext:value-type="float">
            <text:p>1050</text:p>
          </table:table-cell>
          <table:table-cell table:number-columns-repeated="5"/>
          <table:table-cell table:formula="of:=IFERROR(__xludf.dummyfunction(&quot;&quot;&quot;COMPUTED_VALUE&quot;&quot;&quot;);&quot;crawled from different topics&quot;)" office:value-type="string" office:string-value="crawled from different topics" calcext:value-type="string">
            <text:p>crawled from different topics</text:p>
          </table:table-cell>
          <table:table-cell table:number-columns-repeated="984"/>
        </table:table-row>
        <table:table-row table:style-name="ro1">
          <table:table-cell table:number-columns-repeated="2"/>
          <table:table-cell table:formula="of:=IFERROR(__xludf.dummyfunction(&quot;&quot;&quot;COMPUTED_VALUE&quot;&quot;&quot;);&quot;Language and Technology Conference&quot;)" office:value-type="string" office:string-value="Language and Technology Conference" calcext:value-type="string">
            <text:p>Language and Technology Conference</text:p>
          </table:table-cell>
          <table:table-cell table:number-columns-repeated="4"/>
          <table:table-cell table:formula="of:=IFERROR(__xludf.dummyfunction(&quot;&quot;&quot;COMPUTED_VALUE&quot;&quot;&quot;);&quot;removing malicious content&quot;)" office:value-type="string" office:string-value="removing malicious content" calcext:value-type="string">
            <text:p>removing malicious content</text:p>
          </table:table-cell>
          <table:table-cell table:number-columns-repeated="4"/>
          <table:table-cell table:formula="of:=IFERROR(__xludf.dummyfunction(&quot;&quot;&quot;COMPUTED_VALUE&quot;&quot;&quot;);&quot;antisocial&quot;)" office:value-type="string" office:string-value="antisocial" calcext:value-type="string">
            <text:p>antisocial</text:p>
          </table:table-cell>
          <table:table-cell/>
          <table:table-cell table:formula="of:=IFERROR(__xludf.dummyfunction(&quot;&quot;&quot;COMPUTED_VALUE&quot;&quot;&quot;);&quot;definition + categories: flooding, masquerade, flaming, trolling, harassment, cyberstalking and cyberthreats, denigration, outing, exclusion&quot;)" office:value-type="string" office:string-value="definition + categories: flooding, masquerade, flaming, trolling, harassment, cyberstalking and cyberthreats, denigration, outing, exclusion" calcext:value-type="string">
            <text:p>definition + categories: flooding, masquerade, flaming, trolling, harassment, cyberstalking and cyberthreats, denigration, outing, exclusion</text:p>
          </table:table-cell>
          <table:table-cell table:number-columns-repeated="6"/>
          <table:table-cell table:formula="of:=IFERROR(__xludf.dummyfunction(&quot;&quot;&quot;COMPUTED_VALUE&quot;&quot;&quot;);&quot;objective function (Bayesian fusion model)&quot;)" office:value-type="string" office:string-value="objective function (Bayesian fusion model)" calcext:value-type="string">
            <text:p>objective function (Bayesian fusion model)</text:p>
          </table:table-cell>
          <table:table-cell/>
          <table:table-cell table:formula="of:=IFERROR(__xludf.dummyfunction(&quot;&quot;&quot;COMPUTED_VALUE&quot;&quot;&quot;);&quot;word n-gram with tfidf, char n-gram with tfidf, word n-gram, char n-gram, word n-gram variations (term occurrences or binary term occurrences), char n-gram variations (term occurrences or binary term occurrences), feature selection (SVD), feature weighing&quot;&amp;&quot; (SVM)&quot;)" office:value-type="string" office:string-value="word n-gram with tfidf, char n-gram with tfidf, word n-gram, char n-gram, word n-gram variations (term occurrences or binary term occurrences), char n-gram variations (term occurrences or binary term occurrences), feature selection (SVD), feature weighing (SVM)" calcext:value-type="string">
            <text:p>word n-gram with tfidf, char n-gram with tfidf, word n-gram, char n-gram, word n-gram variations (term occurrences or binary term occurrences), char n-gram variations (term occurrences or binary term occurrences), feature selection (SVD), feature weighing (SVM)</text:p>
          </table:table-cell>
          <table:table-cell/>
          <table:table-cell table:formula="of:=IFERROR(__xludf.dummyfunction(&quot;&quot;&quot;COMPUTED_VALUE&quot;&quot;&quot;);&quot;accuracy, precision, recall, F-measure (micro, macro, weighted)&quot;)" office:value-type="string" office:string-value="accuracy, precision, recall, F-measure (micro, macro, weighted)" calcext:value-type="string">
            <text:p>accuracy, precision, recall, F-measure (micro, macro, weighted)</text:p>
          </table:table-cell>
          <table:table-cell table:number-columns-repeated="5"/>
          <table:table-cell table:formula="of:=IFERROR(__xludf.dummyfunction(&quot;&quot;&quot;COMPUTED_VALUE&quot;&quot;&quot;);&quot;website&quot;)" office:value-type="string" office:string-value="website" calcext:value-type="string">
            <text:p>website</text:p>
          </table:table-cell>
          <table:table-cell table:formula="of:=IFERROR(__xludf.dummyfunction(&quot;&quot;&quot;COMPUTED_VALUE&quot;&quot;&quot;);15683)" office:value-type="float" office:value="15683" calcext:value-type="float">
            <text:p>15683</text:p>
          </table:table-cell>
          <table:table-cell table:formula="of:=IFERROR(__xludf.dummyfunction(&quot;&quot;&quot;COMPUTED_VALUE&quot;&quot;&quot;);196)" office:value-type="float" office:value="196" calcext:value-type="float">
            <text:p>196</text:p>
          </table:table-cell>
          <table:table-cell table:number-columns-repeated="5"/>
          <table:table-cell table:formula="of:=IFERROR(__xludf.dummyfunction(&quot;&quot;&quot;COMPUTED_VALUE&quot;&quot;&quot;);&quot;crawled from pages suspected to have hate speech&quot;)" office:value-type="string" office:string-value="crawled from pages suspected to have hate speech" calcext:value-type="string">
            <text:p>crawled from pages suspected to have hate speech</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Applications of Natural Language to Information Systems&quot;)" office:value-type="string" office:string-value="International Conference on Applications of Natural Language to Information Systems" calcext:value-type="string">
            <text:p>International Conference on Applications of Natural Language to Information Systems</text:p>
          </table:table-cell>
          <table:table-cell table:number-columns-repeated="4"/>
          <table:table-cell table:formula="of:=IFERROR(__xludf.dummyfunction(&quot;&quot;&quot;COMPUTED_VALUE&quot;&quot;&quot;);&quot;aggression into three categories&quot;)" office:value-type="string" office:string-value="aggression into three categories" calcext:value-type="string">
            <text:p>aggression into three categories</text:p>
          </table:table-cell>
          <table:table-cell table:number-columns-repeated="4"/>
          <table:table-cell table:formula="of:=IFERROR(__xludf.dummyfunction(&quot;&quot;&quot;COMPUTED_VALUE&quot;&quot;&quot;);&quot;hateful_speech, offensive&quot;)" office:value-type="string" office:string-value="hateful_speech, offensive" calcext:value-type="string">
            <text:p>hateful_speech, offensive</text:p>
          </table:table-cell>
          <table:table-cell/>
          <table:table-cell table:formula="of:=IFERROR(__xludf.dummyfunction(&quot;&quot;&quot;COMPUTED_VALUE&quot;&quot;&quot;);&quot;threat/blackmail, insult, curse/exclusion, defamation, sexual talk, defense, encouragement to the harasser&quot;)" office:value-type="string" office:string-value="threat/blackmail, insult, curse/exclusion, defamation, sexual talk, defense, encouragement to the harasser" calcext:value-type="string">
            <text:p>threat/blackmail, insult, curse/exclusion, defamation, sexual talk, defense, encouragement to the harasser</text:p>
          </table:table-cell>
          <table:table-cell table:number-columns-repeated="6"/>
          <table:table-cell table:formula="of:=IFERROR(__xludf.dummyfunction(&quot;&quot;&quot;COMPUTED_VALUE&quot;&quot;&quot;);&quot;SVM, MLP&quot;)" office:value-type="string" office:string-value="SVM, MLP" calcext:value-type="string">
            <text:p>SVM, MLP</text:p>
          </table:table-cell>
          <table:table-cell/>
          <table:table-cell table:formula="of:=IFERROR(__xludf.dummyfunction(&quot;&quot;&quot;COMPUTED_VALUE&quot;&quot;&quot;);&quot;word embedding variations (phonetic representation + embedding learned during training)&quot;)" office:value-type="string" office:string-value="word embedding variations (phonetic representation + embedding learned during training)" calcext:value-type="string">
            <text:p>word embedding variations (phonetic representation + embedding learned during training)</text:p>
          </table:table-cell>
          <table:table-cell/>
          <table:table-cell table:formula="of:=IFERROR(__xludf.dummyfunction(&quot;&quot;&quot;COMPUTED_VALUE&quot;&quot;&quot;);&quot;precision, recall, ROC-AUC, accuracy, kappa statistic (overall kappa: compares an observed accuracy with an expected accuracy, i.e., random chance),  error measurement (RMSE)&quot;)" office:value-type="string" office:string-value="precision, recall, ROC-AUC, accuracy, kappa statistic (overall kappa: compares an observed accuracy with an expected accuracy, i.e., random chance),  error measurement (RMSE)" calcext:value-type="string">
            <text:p>precision, recall, ROC-AUC, accuracy, kappa statistic (overall kappa: compares an observed accuracy with an expected accuracy, i.e., random chance), <text:s/>error measurement (RMSE)</text:p>
          </table:table-cell>
          <table:table-cell table:number-columns-repeated="5"/>
          <table:table-cell table:formula="of:=IFERROR(__xludf.dummyfunction(&quot;&quot;&quot;COMPUTED_VALUE&quot;&quot;&quot;);&quot;youtube, news site&quot;)" office:value-type="string" office:string-value="youtube, news site" calcext:value-type="string">
            <text:p>youtube, news site</text:p>
          </table:table-cell>
          <table:table-cell table:formula="of:=IFERROR(__xludf.dummyfunction(&quot;&quot;&quot;COMPUTED_VALUE&quot;&quot;&quot;);&quot;1313, 23243&quot;)" office:value-type="string" office:string-value="1313, 23243" calcext:value-type="string">
            <text:p>1313, 23243</text:p>
          </table:table-cell>
          <table:table-cell table:formula="of:=IFERROR(__xludf.dummyfunction(&quot;&quot;&quot;COMPUTED_VALUE&quot;&quot;&quot;);3000)" office:value-type="float" office:value="3000" calcext:value-type="float">
            <text:p>3000</text:p>
          </table:table-cell>
          <table:table-cell table:number-columns-repeated="5"/>
          <table:table-cell table:formula="of:=IFERROR(__xludf.dummyfunction(&quot;&quot;&quot;COMPUTED_VALUE&quot;&quot;&quot;);&quot;crawled from twitter and filtered by selected hate keywords, and randomly selected from categories&quot;)" office:value-type="string" office:string-value="crawled from twitter and filtered by selected hate keywords, and randomly selected from categories" calcext:value-type="string">
            <text:p>crawled from twitter and filtered by selected hate keywords, and randomly selected from categories</text:p>
          </table:table-cell>
          <table:table-cell table:number-columns-repeated="984"/>
        </table:table-row>
        <table:table-row table:style-name="ro1">
          <table:table-cell table:number-columns-repeated="2"/>
          <table:table-cell table:formula="of:=IFERROR(__xludf.dummyfunction(&quot;&quot;&quot;COMPUTED_VALUE&quot;&quot;&quot;);&quot;Journal of the American Society for Information Science and Technology&quot;)" office:value-type="string" office:string-value="Journal of the American Society for Information Science and Technology" calcext:value-type="string">
            <text:p>Journal of the American Society for Information Science and Technology</text:p>
          </table:table-cell>
          <table:table-cell table:number-columns-repeated="4"/>
          <table:table-cell table:formula="of:=IFERROR(__xludf.dummyfunction(&quot;&quot;&quot;COMPUTED_VALUE&quot;&quot;&quot;);&quot;racism on tumblr&quot;)" office:value-type="string" office:string-value="racism on tumblr" calcext:value-type="string">
            <text:p>racism on tumblr</text:p>
          </table:table-cell>
          <table:table-cell table:number-columns-repeated="6"/>
          <table:table-cell table:formula="of:=IFERROR(__xludf.dummyfunction(&quot;&quot;&quot;COMPUTED_VALUE&quot;&quot;&quot;);&quot;a way of threatening or intimidating a person either through messages or by posting objectionable contents on the internet&quot;)" office:value-type="string" office:string-value="a way of threatening or intimidating a person either through messages or by posting objectionable contents on the internet" calcext:value-type="string">
            <text:p>a way of threatening or intimidating a person either through messages or by posting objectionable contents on the internet</text:p>
          </table:table-cell>
          <table:table-cell table:number-columns-repeated="6"/>
          <table:table-cell table:formula="of:=IFERROR(__xludf.dummyfunction(&quot;&quot;&quot;COMPUTED_VALUE&quot;&quot;&quot;);&quot;objective function (model iteratively learning a score for each user and each vocabulary word)&quot;)" office:value-type="string" office:string-value="objective function (model iteratively learning a score for each user and each vocabulary word)" calcext:value-type="string">
            <text:p>objective function (model iteratively learning a score for each user and each vocabulary word)</text:p>
          </table:table-cell>
          <table:table-cell/>
          <table:table-cell table:formula="of:=IFERROR(__xludf.dummyfunction(&quot;&quot;&quot;COMPUTED_VALUE&quot;&quot;&quot;);&quot;variations of bad words (tf-idf of profane words, profane words), pronoun variations (tf-idf of pronoun words)&quot;)" office:value-type="string" office:string-value="variations of bad words (tf-idf of profane words, profane words), pronoun variations (tf-idf of pronoun words)" calcext:value-type="string">
            <text:p>variations of bad words (tf-idf of profane words, profane words), pronoun variations (tf-idf of pronoun words)</text:p>
          </table:table-cell>
          <table:table-cell/>
          <table:table-cell table:formula="of:=IFERROR(__xludf.dummyfunction(&quot;&quot;&quot;COMPUTED_VALUE&quot;&quot;&quot;);&quot;kappa statistic (Cohen's kappa statistic), accuracy&quot;)" office:value-type="string" office:string-value="kappa statistic (Cohen's kappa statistic), accuracy" calcext:value-type="string">
            <text:p>kappa statistic (Cohen's kappa statistic), accuracy</text:p>
          </table:table-cell>
          <table:table-cell table:number-columns-repeated="5"/>
          <table:table-cell table:formula="of:=IFERROR(__xludf.dummyfunction(&quot;&quot;&quot;COMPUTED_VALUE&quot;&quot;&quot;);&quot;facebook, twitter, Ptt, CK101&quot;)" office:value-type="string" office:string-value="facebook, twitter, Ptt, CK101" calcext:value-type="string">
            <text:p>facebook, twitter, Ptt, CK101</text:p>
          </table:table-cell>
          <table:table-cell table:formula="of:=IFERROR(__xludf.dummyfunction(&quot;&quot;&quot;COMPUTED_VALUE&quot;&quot;&quot;);&quot;296308, 2863801, 9828760&quot;)" office:value-type="string" office:string-value="296308, 2863801, 9828760" calcext:value-type="string">
            <text:p>296308, 2863801, 9828760</text:p>
          </table:table-cell>
          <table:table-cell table:formula="of:=IFERROR(__xludf.dummyfunction(&quot;&quot;&quot;COMPUTED_VALUE&quot;&quot;&quot;);220)" office:value-type="float" office:value="220" calcext:value-type="float">
            <text:p>220</text:p>
          </table:table-cell>
          <table:table-cell table:number-columns-repeated="5"/>
          <table:table-cell table:formula="of:=IFERROR(__xludf.dummyfunction(&quot;&quot;&quot;COMPUTED_VALUE&quot;&quot;&quot;);&quot;scraped from the website&quot;)" office:value-type="string" office:string-value="scraped from the website" calcext:value-type="string">
            <text:p>scraped from the website</text:p>
          </table:table-cell>
          <table:table-cell table:number-columns-repeated="984"/>
        </table:table-row>
        <table:table-row table:style-name="ro1">
          <table:table-cell table:number-columns-repeated="2"/>
          <table:table-cell table:formula="of:=IFERROR(__xludf.dummyfunction(&quot;&quot;&quot;COMPUTED_VALUE&quot;&quot;&quot;);&quot;Proceedings of the Workshop on Trolling, Aggression and Cyberbullying&quot;)" office:value-type="string" office:string-value="Proceedings of the Workshop on Trolling, Aggression and Cyberbullying" calcext:value-type="string">
            <text:p>Proceedings of the Workshop on Trolling, Aggression and Cyberbullying</text:p>
          </table:table-cell>
          <table:table-cell table:number-columns-repeated="4"/>
          <table:table-cell table:formula="of:=IFERROR(__xludf.dummyfunction(&quot;&quot;&quot;COMPUTED_VALUE&quot;&quot;&quot;);&quot;cyberbulying in Vine&quot;)" office:value-type="string" office:string-value="cyberbulying in Vine" calcext:value-type="string">
            <text:p>cyberbulying in Vine</text:p>
          </table:table-cell>
          <table:table-cell table:number-columns-repeated="6"/>
          <table:table-cell table:formula="of:=IFERROR(__xludf.dummyfunction(&quot;&quot;&quot;COMPUTED_VALUE&quot;&quot;&quot;);&quot;Cyberaggression is broadly defined as using digital media to intentionally harm another person (Kowalski et al. 2012) . Examples include negative content and words such as profanity, slang and abbreviations that would be used in negative posts such as hat&quot;&amp;&quot;e, fight, wtf. Cyberbullying is one form of cyberaggression that is more restrictively defined as intentional aggression that is repeatedly carried out in an electronic context against a person who cannot easily defend him or herself&quot;)" office:value-type="string" office:string-value="Cyberaggression is broadly defined as using digital media to intentionally harm another person (Kowalski et al. 2012) . Examples include negative content and words such as profanity, slang and abbreviations that would be used in negative posts such as hate, fight, wtf. Cyberbullying is one form of cyberaggression that is more restrictively defined as intentional aggression that is repeatedly carried out in an electronic context against a person who cannot easily defend him or herself" calcext:value-type="string">
            <text:p>Cyberaggression is broadly defined as using digital media to intentionally harm another person (Kowalski et al. 2012) . Examples include negative content and words such as profanity, slang and abbreviations that would be used in negative posts such as hate, fight, wtf. Cyberbullying is one form of cyberaggression that is more restrictively defined as intentional aggression that is repeatedly carried out in an electronic context against a person who cannot easily defend him or herself</text:p>
          </table:table-cell>
          <table:table-cell table:number-columns-repeated="6"/>
          <table:table-cell table:formula="of:=IFERROR(__xludf.dummyfunction(&quot;&quot;&quot;COMPUTED_VALUE&quot;&quot;&quot;);&quot;CNN, RNN, logistic regression, SVM, Naive Bayes, random forest&quot;)" office:value-type="string" office:string-value="CNN, RNN, logistic regression, SVM, Naive Bayes, random forest" calcext:value-type="string">
            <text:p>CNN, RNN, logistic regression, SVM, Naive Bayes, random forest</text:p>
          </table:table-cell>
          <table:table-cell/>
          <table:table-cell table:formula="of:=IFERROR(__xludf.dummyfunction(&quot;&quot;&quot;COMPUTED_VALUE&quot;&quot;&quot;);&quot;variations of bad words (list of abusive words), linguistic features (number of uncommom capital letters), pronoun variations, lexical features (swear words Linguistic Inquiry and Word Count LIWC), sentiment analysis (emotion), typed dependencies (Stanfor&quot;&amp;&quot;d Dependency Parser)&quot;)" office:value-type="string" office:string-value="variations of bad words (list of abusive words), linguistic features (number of uncommom capital letters), pronoun variations, lexical features (swear words Linguistic Inquiry and Word Count LIWC), sentiment analysis (emotion), typed dependencies (Stanford Dependency Parser)" calcext:value-type="string">
            <text:p>variations of bad words (list of abusive words), linguistic features (number of uncommom capital letters), pronoun variations, lexical features (swear words Linguistic Inquiry and Word Count LIWC), sentiment analysis (emotion), typed dependencies (Stanford Dependency Parser)</text:p>
          </table:table-cell>
          <table:table-cell/>
          <table:table-cell table:formula="of:=IFERROR(__xludf.dummyfunction(&quot;&quot;&quot;COMPUTED_VALUE&quot;&quot;&quot;);&quot;precision, recall, F-measure, true positive rate, false positive rate, confusion matrix&quot;)" office:value-type="string" office:string-value="precision, recall, F-measure, true positive rate, false positive rate, confusion matrix" calcext:value-type="string">
            <text:p>precision, recall, F-measure, true positive rate, false positive rate, confusion matrix</text:p>
          </table:table-cell>
          <table:table-cell table:number-columns-repeated="5"/>
          <table:table-cell table:formula="of:=IFERROR(__xludf.dummyfunction(&quot;&quot;&quot;COMPUTED_VALUE&quot;&quot;&quot;);&quot;game conversations&quot;)" office:value-type="string" office:string-value="game conversations" calcext:value-type="string">
            <text:p>game conversations</text:p>
          </table:table-cell>
          <table:table-cell table:formula="of:=IFERROR(__xludf.dummyfunction(&quot;&quot;&quot;COMPUTED_VALUE&quot;&quot;&quot;);7000)" office:value-type="float" office:value="7000" calcext:value-type="float">
            <text:p>7000</text:p>
          </table:table-cell>
          <table:table-cell table:formula="of:=IFERROR(__xludf.dummyfunction(&quot;&quot;&quot;COMPUTED_VALUE&quot;&quot;&quot;);779)" office:value-type="float" office:value="779" calcext:value-type="float">
            <text:p>779</text:p>
          </table:table-cell>
          <table:table-cell table:number-columns-repeated="5"/>
          <table:table-cell table:formula="of:=IFERROR(__xludf.dummyfunction(&quot;&quot;&quot;COMPUTED_VALUE&quot;&quot;&quot;);&quot;crawled tweets about a specific event&quot;)" office:value-type="string" office:string-value="crawled tweets about a specific event" calcext:value-type="string">
            <text:p>crawled tweets about a specific event</text:p>
          </table:table-cell>
          <table:table-cell table:number-columns-repeated="984"/>
        </table:table-row>
        <table:table-row table:style-name="ro1">
          <table:table-cell table:number-columns-repeated="2"/>
          <table:table-cell table:formula="of:=IFERROR(__xludf.dummyfunction(&quot;&quot;&quot;COMPUTED_VALUE&quot;&quot;&quot;);&quot;Intelligence and Security Informatics Conference&quot;)" office:value-type="string" office:string-value="Intelligence and Security Informatics Conference" calcext:value-type="string">
            <text:p>Intelligence and Security Informatics Conference</text:p>
          </table:table-cell>
          <table:table-cell table:number-columns-repeated="4"/>
          <table:table-cell table:formula="of:=IFERROR(__xludf.dummyfunction(&quot;&quot;&quot;COMPUTED_VALUE&quot;&quot;&quot;);&quot;ensemble model&quot;)" office:value-type="string" office:string-value="ensemble model" calcext:value-type="string">
            <text:p>ensemble model</text:p>
          </table:table-cell>
          <table:table-cell table:number-columns-repeated="6"/>
          <table:table-cell table:formula="of:=IFERROR(__xludf.dummyfunction(&quot;&quot;&quot;COMPUTED_VALUE&quot;&quot;&quot;);&quot;aggressive, intentional action against a defenseless person by using the Internet, social media, or other electronic contents&quot;)" office:value-type="string" office:string-value="aggressive, intentional action against a defenseless person by using the Internet, social media, or other electronic contents" calcext:value-type="string">
            <text:p>aggressive, intentional action against a defenseless person by using the Internet, social media, or other electronic contents</text:p>
          </table:table-cell>
          <table:table-cell table:number-columns-repeated="6"/>
          <table:table-cell table:formula="of:=IFERROR(__xludf.dummyfunction(&quot;&quot;&quot;COMPUTED_VALUE&quot;&quot;&quot;);&quot;CNN, RNN, Fasttext, DNN+boosting (gradient-boosting)&quot;)" office:value-type="string" office:string-value="CNN, RNN, Fasttext, DNN+boosting (gradient-boosting)" calcext:value-type="string">
            <text:p>CNN, RNN, Fasttext, DNN+boosting (gradient-boosting)</text:p>
          </table:table-cell>
          <table:table-cell/>
          <table:table-cell table:formula="of:=IFERROR(__xludf.dummyfunction(&quot;&quot;&quot;COMPUTED_VALUE&quot;&quot;&quot;);&quot;word embedding, char n-gram, word n-gram&quot;)" office:value-type="string" office:string-value="word embedding, char n-gram, word n-gram" calcext:value-type="string">
            <text:p>word embedding, char n-gram, word n-gram</text:p>
          </table:table-cell>
          <table:table-cell/>
          <table:table-cell table:formula="of:=IFERROR(__xludf.dummyfunction(&quot;&quot;&quot;COMPUTED_VALUE&quot;&quot;&quot;);&quot;accuracy, ROC-AUC&quot;)" office:value-type="string" office:string-value="accuracy, ROC-AUC" calcext:value-type="string">
            <text:p>accuracy, ROC-AUC</text:p>
          </table:table-cell>
          <table:table-cell table:number-columns-repeated="5"/>
          <table:table-cell table:formula="of:=IFERROR(__xludf.dummyfunction(&quot;&quot;&quot;COMPUTED_VALUE&quot;&quot;&quot;);&quot;formspring, youtube&quot;)" office:value-type="string" office:string-value="formspring, youtube" calcext:value-type="string">
            <text:p>formspring, youtube</text:p>
          </table:table-cell>
          <table:table-cell table:formula="of:=IFERROR(__xludf.dummyfunction(&quot;&quot;&quot;COMPUTED_VALUE&quot;&quot;&quot;);&quot;12000, 16000, 100000&quot;)" office:value-type="string" office:string-value="12000, 16000, 100000" calcext:value-type="string">
            <text:p>12000, 16000, 100000</text:p>
          </table:table-cell>
          <table:table-cell table:formula="of:=IFERROR(__xludf.dummyfunction(&quot;&quot;&quot;COMPUTED_VALUE&quot;&quot;&quot;);202)" office:value-type="float" office:value="202" calcext:value-type="float">
            <text:p>202</text:p>
          </table:table-cell>
          <table:table-cell table:number-columns-repeated="5"/>
          <table:table-cell table:formula="of:=IFERROR(__xludf.dummyfunction(&quot;&quot;&quot;COMPUTED_VALUE&quot;&quot;&quot;);&quot;crawled from different users, and with selected keywords&quot;)" office:value-type="string" office:string-value="crawled from different users, and with selected keywords" calcext:value-type="string">
            <text:p>crawled from different users, and with selected keywords</text:p>
          </table:table-cell>
          <table:table-cell table:number-columns-repeated="984"/>
        </table:table-row>
        <table:table-row table:style-name="ro1">
          <table:table-cell table:number-columns-repeated="2"/>
          <table:table-cell table:formula="of:=IFERROR(__xludf.dummyfunction(&quot;&quot;&quot;COMPUTED_VALUE&quot;&quot;&quot;);&quot;Proceedings of the IEEE/ACM International Conference on Advances in Social Networks Analysis and Mining&quot;)" office:value-type="string" office:string-value="Proceedings of the IEEE/ACM International Conference on Advances in Social Networks Analysis and Mining" calcext:value-type="string">
            <text:p>Proceedings of the IEEE/ACM International Conference on Advances in Social Networks Analysis and Mining</text:p>
          </table:table-cell>
          <table:table-cell table:number-columns-repeated="4"/>
          <table:table-cell table:formula="of:=IFERROR(__xludf.dummyfunction(&quot;&quot;&quot;COMPUTED_VALUE&quot;&quot;&quot;);&quot;distinguish general profanity from hate speech&quot;)" office:value-type="string" office:string-value="distinguish general profanity from hate speech" calcext:value-type="string">
            <text:p>distinguish general profanity from hate speech</text:p>
          </table:table-cell>
          <table:table-cell table:number-columns-repeated="6"/>
          <table:table-cell table:formula="of:=IFERROR(__xludf.dummyfunction(&quot;&quot;&quot;COMPUTED_VALUE&quot;&quot;&quot;);&quot;communication in which a user intentionally annoys one or more others in a web community. focus on a specific kind of harassment in which a user systematically deprecates the contributions of another user&quot;)" office:value-type="string" office:string-value="communication in which a user intentionally annoys one or more others in a web community. focus on a specific kind of harassment in which a user systematically deprecates the contributions of another user" calcext:value-type="string">
            <text:p>communication in which a user intentionally annoys one or more others in a web community. focus on a specific kind of harassment in which a user systematically deprecates the contributions of another user</text:p>
          </table:table-cell>
          <table:table-cell table:number-columns-repeated="6"/>
          <table:table-cell table:formula="of:=IFERROR(__xludf.dummyfunction(&quot;&quot;&quot;COMPUTED_VALUE&quot;&quot;&quot;);&quot;Naive Bayes, decision tree, random forest, ensemble_classifier&quot;)" office:value-type="string" office:string-value="Naive Bayes, decision tree, random forest, ensemble_classifier" calcext:value-type="string">
            <text:p>Naive Bayes, decision tree, random forest, ensemble_classifier</text:p>
          </table:table-cell>
          <table:table-cell/>
          <table:table-cell table:formula="of:=IFERROR(__xludf.dummyfunction(&quot;&quot;&quot;COMPUTED_VALUE&quot;&quot;&quot;);&quot;tf-idf, bag of words&quot;)" office:value-type="string" office:string-value="tf-idf, bag of words" calcext:value-type="string">
            <text:p>tf-idf, bag of words</text:p>
          </table:table-cell>
          <table:table-cell/>
          <table:table-cell table:formula="of:=IFERROR(__xludf.dummyfunction(&quot;&quot;&quot;COMPUTED_VALUE&quot;&quot;&quot;);&quot;accuracy, confusion matrix&quot;)" office:value-type="string" office:string-value="accuracy, confusion matrix" calcext:value-type="string">
            <text:p>accuracy, confusion matrix</text:p>
          </table:table-cell>
          <table:table-cell table:number-columns-repeated="6"/>
          <table:table-cell table:formula="of:=IFERROR(__xludf.dummyfunction(&quot;&quot;&quot;COMPUTED_VALUE&quot;&quot;&quot;);16000)" office:value-type="float" office:value="16000" calcext:value-type="float">
            <text:p>16000</text:p>
          </table:table-cell>
          <table:table-cell table:number-columns-repeated="6"/>
          <table:table-cell table:formula="of:=IFERROR(__xludf.dummyfunction(&quot;&quot;&quot;COMPUTED_VALUE&quot;&quot;&quot;);&quot;crawled from 40 different pages&quot;)" office:value-type="string" office:string-value="crawled from 40 different pages" calcext:value-type="string">
            <text:p>crawled from 40 different pages</text:p>
          </table:table-cell>
          <table:table-cell table:number-columns-repeated="984"/>
        </table:table-row>
        <table:table-row table:style-name="ro1">
          <table:table-cell table:number-columns-repeated="2"/>
          <table:table-cell table:formula="of:=IFERROR(__xludf.dummyfunction(&quot;&quot;&quot;COMPUTED_VALUE&quot;&quot;&quot;);&quot;&quot;)">
            <text:p/>
          </table:table-cell>
          <table:table-cell table:number-columns-repeated="4"/>
          <table:table-cell table:formula="of:=IFERROR(__xludf.dummyfunction(&quot;&quot;&quot;COMPUTED_VALUE&quot;&quot;&quot;);&quot;scale to detect and measure verbal violence within individual tweets&quot;)" office:value-type="string" office:string-value="scale to detect and measure verbal violence within individual tweets" calcext:value-type="string">
            <text:p>scale to detect and measure verbal violence within individual tweets</text:p>
          </table:table-cell>
          <table:table-cell table:number-columns-repeated="6"/>
          <table:table-cell table:formula="of:=IFERROR(__xludf.dummyfunction(&quot;&quot;&quot;COMPUTED_VALUE&quot;&quot;&quot;);&quot;hat is used to express hatred towards some particular group with the intention to humiliate its members. racist, sexist&quot;)" office:value-type="string" office:string-value="hat is used to express hatred towards some particular group with the intention to humiliate its members. racist, sexist" calcext:value-type="string">
            <text:p>hat is used to express hatred towards some particular group with the intention to humiliate its members. racist, sexist</text:p>
          </table:table-cell>
          <table:table-cell table:number-columns-repeated="6"/>
          <table:table-cell table:formula="of:=IFERROR(__xludf.dummyfunction(&quot;&quot;&quot;COMPUTED_VALUE&quot;&quot;&quot;);&quot;rule (SVD)&quot;)" office:value-type="string" office:string-value="rule (SVD)" calcext:value-type="string">
            <text:p>rule (SVD)</text:p>
          </table:table-cell>
          <table:table-cell/>
          <table:table-cell table:formula="of:=IFERROR(__xludf.dummyfunction(&quot;&quot;&quot;COMPUTED_VALUE&quot;&quot;&quot;);&quot;word embedding, word embedding variations (word and demographic embedding)&quot;)" office:value-type="string" office:string-value="word embedding, word embedding variations (word and demographic embedding)" calcext:value-type="string">
            <text:p>word embedding, word embedding variations (word and demographic embedding)</text:p>
          </table:table-cell>
          <table:table-cell/>
          <table:table-cell table:formula="of:=IFERROR(__xludf.dummyfunction(&quot;&quot;&quot;COMPUTED_VALUE&quot;&quot;&quot;);&quot;ROC-AUC, F-measure, Hamming loss&quot;)" office:value-type="string" office:string-value="ROC-AUC, F-measure, Hamming loss" calcext:value-type="string">
            <text:p>ROC-AUC, F-measure, Hamming loss</text:p>
          </table:table-cell>
          <table:table-cell table:number-columns-repeated="6"/>
          <table:table-cell table:formula="of:=IFERROR(__xludf.dummyfunction(&quot;&quot;&quot;COMPUTED_VALUE&quot;&quot;&quot;);1450000)" office:value-type="float" office:value="1450000" calcext:value-type="float">
            <text:p>1450000</text:p>
          </table:table-cell>
          <table:table-cell table:number-columns-repeated="6"/>
          <table:table-cell table:formula="of:=IFERROR(__xludf.dummyfunction(&quot;&quot;&quot;COMPUTED_VALUE&quot;&quot;&quot;);&quot;crawled from top 3 videos of each youtube category&quot;)" office:value-type="string" office:string-value="crawled from top 3 videos of each youtube category" calcext:value-type="string">
            <text:p>crawled from top 3 videos of each youtube category</text:p>
          </table:table-cell>
          <table:table-cell table:number-columns-repeated="984"/>
        </table:table-row>
        <table:table-row table:style-name="ro1">
          <table:table-cell table:number-columns-repeated="2"/>
          <table:table-cell table:formula="of:=IFERROR(__xludf.dummyfunction(&quot;&quot;&quot;COMPUTED_VALUE&quot;&quot;&quot;);&quot;Proceedings of the Workshop on Abusive Language Online&quot;)" office:value-type="string" office:string-value="Proceedings of the Workshop on Abusive Language Online" calcext:value-type="string">
            <text:p>Proceedings of the Workshop on Abusive Language Online</text:p>
          </table:table-cell>
          <table:table-cell table:number-columns-repeated="4"/>
          <table:table-cell table:formula="of:=IFERROR(__xludf.dummyfunction(&quot;&quot;&quot;COMPUTED_VALUE&quot;&quot;&quot;);&quot;detection of out-of-vocabulary abusive words&quot;)" office:value-type="string" office:string-value="detection of out-of-vocabulary abusive words" calcext:value-type="string">
            <text:p>detection of out-of-vocabulary abusive words</text:p>
          </table:table-cell>
          <table:table-cell table:number-columns-repeated="6"/>
          <table:table-cell table:formula="of:=IFERROR(__xludf.dummyfunction(&quot;&quot;&quot;COMPUTED_VALUE&quot;&quot;&quot;);&quot;“Cyberbullying” or “Internet harassment” is defined by the Canadian Center for Occupational Health and Safety (CCOHS) as “the use of the Internet to harass, threaten, or maliciously embarrass”. 8 different types of bullying&quot;)" office:value-type="string" office:string-value="“Cyberbullying” or “Internet harassment” is defined by the Canadian Center for Occupational Health and Safety (CCOHS) as “the use of the Internet to harass, threaten, or maliciously embarrass”. 8 different types of bullying" calcext:value-type="string">
            <text:p>“Cyberbullying” or “Internet harassment” is defined by the Canadian Center for Occupational Health and Safety (CCOHS) as “the use of the Internet to harass, threaten, or maliciously embarrass”. 8 different types of bullying</text:p>
          </table:table-cell>
          <table:table-cell table:number-columns-repeated="6"/>
          <table:table-cell table:formula="of:=IFERROR(__xludf.dummyfunction(&quot;&quot;&quot;COMPUTED_VALUE&quot;&quot;&quot;);&quot;CNN+RNN&quot;)" office:value-type="string" office:string-value="CNN+RNN" calcext:value-type="string">
            <text:p>CNN+RNN</text:p>
          </table:table-cell>
          <table:table-cell/>
          <table:table-cell table:formula="of:=IFERROR(__xludf.dummyfunction(&quot;&quot;&quot;COMPUTED_VALUE&quot;&quot;&quot;);&quot;user information, linguistic features, sentiment analysis, network features&quot;)" office:value-type="string" office:string-value="user information, linguistic features, sentiment analysis, network features" calcext:value-type="string">
            <text:p>user information, linguistic features, sentiment analysis, network features</text:p>
          </table:table-cell>
          <table:table-cell/>
          <table:table-cell table:formula="of:=IFERROR(__xludf.dummyfunction(&quot;&quot;&quot;COMPUTED_VALUE&quot;&quot;&quot;);&quot;precision, recall, F-measure, ROC-AUC, false positive rate&quot;)" office:value-type="string" office:string-value="precision, recall, F-measure, ROC-AUC, false positive rate" calcext:value-type="string">
            <text:p>precision, recall, F-measure, ROC-AUC, false positive rate</text:p>
          </table:table-cell>
          <table:table-cell table:number-columns-repeated="6"/>
          <table:table-cell table:formula="of:=IFERROR(__xludf.dummyfunction(&quot;&quot;&quot;COMPUTED_VALUE&quot;&quot;&quot;);14906)" office:value-type="float" office:value="14906" calcext:value-type="float">
            <text:p>14906</text:p>
          </table:table-cell>
          <table:table-cell table:number-columns-repeated="6"/>
          <table:table-cell table:formula="of:=IFERROR(__xludf.dummyfunction(&quot;&quot;&quot;COMPUTED_VALUE&quot;&quot;&quot;);&quot;crawled from one controversial account&quot;)" office:value-type="string" office:string-value="crawled from one controversial account" calcext:value-type="string">
            <text:p>crawled from one controversial account</text:p>
          </table:table-cell>
          <table:table-cell table:number-columns-repeated="984"/>
        </table:table-row>
        <table:table-row table:style-name="ro1">
          <table:table-cell table:number-columns-repeated="2"/>
          <table:table-cell table:formula="of:=IFERROR(__xludf.dummyfunction(&quot;&quot;&quot;COMPUTED_VALUE&quot;&quot;&quot;);&quot;Journal of Experimental &amp; Theoretical Artificial Intelligence&quot;)" office:value-type="string" office:string-value="Journal of Experimental &amp; Theoretical Artificial Intelligence" calcext:value-type="string">
            <text:p>Journal of Experimental &amp; Theoretical Artificial Intelligence</text:p>
          </table:table-cell>
          <table:table-cell table:number-columns-repeated="4"/>
          <table:table-cell table:formula="of:=IFERROR(__xludf.dummyfunction(&quot;&quot;&quot;COMPUTED_VALUE&quot;&quot;&quot;);&quot;distributed collaborative configurations for cyerbullying detection&quot;)" office:value-type="string" office:string-value="distributed collaborative configurations for cyerbullying detection" calcext:value-type="string">
            <text:p>distributed collaborative configurations for cyerbullying detection</text:p>
          </table:table-cell>
          <table:table-cell table:number-columns-repeated="6"/>
          <table:table-cell table:formula="of:=IFERROR(__xludf.dummyfunction(&quot;&quot;&quot;COMPUTED_VALUE&quot;&quot;&quot;);&quot;bullying traces&quot;)" office:value-type="string" office:string-value="bullying traces" calcext:value-type="string">
            <text:p>bullying traces</text:p>
          </table:table-cell>
          <table:table-cell table:number-columns-repeated="6"/>
          <table:table-cell table:formula="of:=IFERROR(__xludf.dummyfunction(&quot;&quot;&quot;COMPUTED_VALUE&quot;&quot;&quot;);&quot;rule (sentence templates, string matching)&quot;)" office:value-type="string" office:string-value="rule (sentence templates, string matching)" calcext:value-type="string">
            <text:p>rule (sentence templates, string matching)</text:p>
          </table:table-cell>
          <table:table-cell/>
          <table:table-cell table:formula="of:=IFERROR(__xludf.dummyfunction(&quot;&quot;&quot;COMPUTED_VALUE&quot;&quot;&quot;);&quot;pointwise mutual information score (PMI), typed dependencies&quot;)" office:value-type="string" office:string-value="pointwise mutual information score (PMI), typed dependencies" calcext:value-type="string">
            <text:p>pointwise mutual information score (PMI), typed dependencies</text:p>
          </table:table-cell>
          <table:table-cell/>
          <table:table-cell table:formula="of:=IFERROR(__xludf.dummyfunction(&quot;&quot;&quot;COMPUTED_VALUE&quot;&quot;&quot;);&quot;recall (positive, negative, average)&quot;)" office:value-type="string" office:string-value="recall (positive, negative, average)" calcext:value-type="string">
            <text:p>recall (positive, negative, average)</text:p>
          </table:table-cell>
          <table:table-cell table:number-columns-repeated="6"/>
          <table:table-cell table:formula="of:=IFERROR(__xludf.dummyfunction(&quot;&quot;&quot;COMPUTED_VALUE&quot;&quot;&quot;);5149)" office:value-type="float" office:value="5149" calcext:value-type="float">
            <text:p>5149</text:p>
          </table:table-cell>
          <table:table-cell table:number-columns-repeated="6"/>
          <table:table-cell table:formula="of:=IFERROR(__xludf.dummyfunction(&quot;&quot;&quot;COMPUTED_VALUE&quot;&quot;&quot;);&quot;crawled randomly and from hate hashtags and sessionalized into tweets from the same user around the same date.&quot;)" office:value-type="string" office:string-value="crawled randomly and from hate hashtags and sessionalized into tweets from the same user around the same date." calcext:value-type="string">
            <text:p>crawled randomly and from hate hashtags and sessionalized into tweets from the same user around the same date.</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Computer and Communication Systems&quot;)" office:value-type="string" office:string-value="International Conference on Computer and Communication Systems" calcext:value-type="string">
            <text:p>International Conference on Computer and Communication Systems</text:p>
          </table:table-cell>
          <table:table-cell table:number-columns-repeated="4"/>
          <table:table-cell table:formula="of:=IFERROR(__xludf.dummyfunction(&quot;&quot;&quot;COMPUTED_VALUE&quot;&quot;&quot;);&quot;comparison of different deep learning methods&quot;)" office:value-type="string" office:string-value="comparison of different deep learning methods" calcext:value-type="string">
            <text:p>comparison of different deep learning methods</text:p>
          </table:table-cell>
          <table:table-cell table:number-columns-repeated="6"/>
          <table:table-cell table:formula="of:=IFERROR(__xludf.dummyfunction(&quot;&quot;&quot;COMPUTED_VALUE&quot;&quot;&quot;);&quot;refered to abusive, profane, aggressive in the text&quot;)" office:value-type="string" office:string-value="refered to abusive, profane, aggressive in the text" calcext:value-type="string">
            <text:p>refered to abusive, profane, aggressive in the text</text:p>
          </table:table-cell>
          <table:table-cell table:number-columns-repeated="6"/>
          <table:table-cell table:formula="of:=IFERROR(__xludf.dummyfunction(&quot;&quot;&quot;COMPUTED_VALUE&quot;&quot;&quot;);&quot;SVM, logistic regression, Naive Bayes, decision tree (J48)&quot;)" office:value-type="string" office:string-value="SVM, logistic regression, Naive Bayes, decision tree (J48)" calcext:value-type="string">
            <text:p>SVM, logistic regression, Naive Bayes, decision tree (J48)</text:p>
          </table:table-cell>
          <table:table-cell/>
          <table:table-cell table:formula="of:=IFERROR(__xludf.dummyfunction(&quot;&quot;&quot;COMPUTED_VALUE&quot;&quot;&quot;);&quot;tf-idf, word frequency in dictionary&quot;)" office:value-type="string" office:string-value="tf-idf, word frequency in dictionary" calcext:value-type="string">
            <text:p>tf-idf, word frequency in dictionary</text:p>
          </table:table-cell>
          <table:table-cell/>
          <table:table-cell table:formula="of:=IFERROR(__xludf.dummyfunction(&quot;&quot;&quot;COMPUTED_VALUE&quot;&quot;&quot;);&quot;precision, recall, F-measure, ROC-AUC, confusion matrix, precision-recall curve&quot;)" office:value-type="string" office:string-value="precision, recall, F-measure, ROC-AUC, confusion matrix, precision-recall curve" calcext:value-type="string">
            <text:p>precision, recall, F-measure, ROC-AUC, confusion matrix, precision-recall curve</text:p>
          </table:table-cell>
          <table:table-cell table:number-columns-repeated="6"/>
          <table:table-cell table:formula="of:=IFERROR(__xludf.dummyfunction(&quot;&quot;&quot;COMPUTED_VALUE&quot;&quot;&quot;);9484)" office:value-type="float" office:value="9484" calcext:value-type="float">
            <text:p>9484</text:p>
          </table:table-cell>
          <table:table-cell table:number-columns-repeated="6"/>
          <table:table-cell table:formula="of:=IFERROR(__xludf.dummyfunction(&quot;&quot;&quot;COMPUTED_VALUE&quot;&quot;&quot;);&quot;crawled from seed keywords and keyword update during the snowball sampling&quot;)" office:value-type="string" office:string-value="crawled from seed keywords and keyword update during the snowball sampling" calcext:value-type="string">
            <text:p>crawled from seed keywords and keyword update during the snowball sampling</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Electro/Information Technology&quot;)" office:value-type="string" office:string-value="International Conference on Electro/Information Technology" calcext:value-type="string">
            <text:p>International Conference on Electro/Information Technology</text:p>
          </table:table-cell>
          <table:table-cell table:number-columns-repeated="4"/>
          <table:table-cell table:formula="of:=IFERROR(__xludf.dummyfunction(&quot;&quot;&quot;COMPUTED_VALUE&quot;&quot;&quot;);&quot;machine learning completed with rules&quot;)" office:value-type="string" office:string-value="machine learning completed with rules" calcext:value-type="string">
            <text:p>machine learning completed with rules</text:p>
          </table:table-cell>
          <table:table-cell table:number-columns-repeated="6"/>
          <table:table-cell table:formula="of:=IFERROR(__xludf.dummyfunction(&quot;&quot;&quot;COMPUTED_VALUE&quot;&quot;&quot;);&quot;text content including gutter language, sexually explicit material, racist, graphic violence, or any other content that may be considered offensive on social, religious, cultural or moral grounds. includes racism for example&quot;)" office:value-type="string" office:string-value="text content including gutter language, sexually explicit material, racist, graphic violence, or any other content that may be considered offensive on social, religious, cultural or moral grounds. includes racism for example" calcext:value-type="string">
            <text:p>text content including gutter language, sexually explicit material, racist, graphic violence, or any other content that may be considered offensive on social, religious, cultural or moral grounds. includes racism for example</text:p>
          </table:table-cell>
          <table:table-cell table:number-columns-repeated="6"/>
          <table:table-cell table:formula="of:=IFERROR(__xludf.dummyfunction(&quot;&quot;&quot;COMPUTED_VALUE&quot;&quot;&quot;);&quot;-&quot;)" office:value-type="string" office:string-value="-" calcext:value-type="string">
            <text:p>-</text:p>
          </table:table-cell>
          <table:table-cell/>
          <table:table-cell table:formula="of:=IFERROR(__xludf.dummyfunction(&quot;&quot;&quot;COMPUTED_VALUE&quot;&quot;&quot;);&quot;POS, Brown clustering&quot;)" office:value-type="string" office:string-value="POS, Brown clustering" calcext:value-type="string">
            <text:p>POS, Brown clustering</text:p>
          </table:table-cell>
          <table:table-cell/>
          <table:table-cell table:formula="of:=IFERROR(__xludf.dummyfunction(&quot;&quot;&quot;COMPUTED_VALUE&quot;&quot;&quot;);&quot;ROC-AUC, False Positive Equality Difference (FPED), False Negative Equality Difference (FNED)&quot;)" office:value-type="string" office:string-value="ROC-AUC, False Positive Equality Difference (FPED), False Negative Equality Difference (FNED)" calcext:value-type="string">
            <text:p>ROC-AUC, False Positive Equality Difference (FPED), False Negative Equality Difference (FNED)</text:p>
          </table:table-cell>
          <table:table-cell table:number-columns-repeated="6"/>
          <table:table-cell table:formula="of:=IFERROR(__xludf.dummyfunction(&quot;&quot;&quot;COMPUTED_VALUE&quot;&quot;&quot;);2998)" office:value-type="float" office:value="2998" calcext:value-type="float">
            <text:p>2998</text:p>
          </table:table-cell>
          <table:table-cell table:number-columns-repeated="6"/>
          <table:table-cell table:formula="of:=IFERROR(__xludf.dummyfunction(&quot;&quot;&quot;COMPUTED_VALUE&quot;&quot;&quot;);&quot;crawled from hashtags, remove duplicates and near-duplicates by levensthein distance&quot;)" office:value-type="string" office:string-value="crawled from hashtags, remove duplicates and near-duplicates by levensthein distance" calcext:value-type="string">
            <text:p>crawled from hashtags, remove duplicates and near-duplicates by levensthein distance</text:p>
          </table:table-cell>
          <table:table-cell table:number-columns-repeated="984"/>
        </table:table-row>
        <table:table-row table:style-name="ro1">
          <table:table-cell table:number-columns-repeated="2"/>
          <table:table-cell table:formula="of:=IFERROR(__xludf.dummyfunction(&quot;&quot;&quot;COMPUTED_VALUE&quot;&quot;&quot;);&quot;Transactions on Interactive Intelligent Systems&quot;)" office:value-type="string" office:string-value="Transactions on Interactive Intelligent Systems" calcext:value-type="string">
            <text:p>Transactions on Interactive Intelligent Systems</text:p>
          </table:table-cell>
          <table:table-cell table:number-columns-repeated="4"/>
          <table:table-cell table:formula="of:=IFERROR(__xludf.dummyfunction(&quot;&quot;&quot;COMPUTED_VALUE&quot;&quot;&quot;);&quot;cyberbullying in commentaries following shared images on Instagram&quot;)" office:value-type="string" office:string-value="cyberbullying in commentaries following shared images on Instagram" calcext:value-type="string">
            <text:p>cyberbullying in commentaries following shared images on Instagram</text:p>
          </table:table-cell>
          <table:table-cell table:number-columns-repeated="6"/>
          <table:table-cell table:formula="of:=IFERROR(__xludf.dummyfunction(&quot;&quot;&quot;COMPUTED_VALUE&quot;&quot;&quot;);&quot;Humour that is sometimes considered to be purely offensive, insulting or a form of hate speech is described as off-colour humour. Off-colour humour (also known as vulgar humour, crude humour, or shock humour) is humour that deals with topics that may be c&quot;&amp;&quot;onsidered to be in poor taste or overly vulgar. It primarily consists of three sub-categories, dark humour, blue humour and insult humour.&quot;)" office:value-type="string" office:string-value="Humour that is sometimes considered to be purely offensive, insulting or a form of hate speech is described as off-colour humour. Off-colour humour (also known as vulgar humour, crude humour, or shock humour) is humour that deals with topics that may be considered to be in poor taste or overly vulgar. It primarily consists of three sub-categories, dark humour, blue humour and insult humour." calcext:value-type="string">
            <text:p>Humour that is sometimes considered to be purely offensive, insulting or a form of hate speech is described as off-colour humour. Off-colour humour (also known as vulgar humour, crude humour, or shock humour) is humour that deals with topics that may be considered to be in poor taste or overly vulgar. It primarily consists of three sub-categories, dark humour, blue humour and insult humour.</text:p>
          </table:table-cell>
          <table:table-cell table:number-columns-repeated="6"/>
          <table:table-cell table:formula="of:=IFERROR(__xludf.dummyfunction(&quot;&quot;&quot;COMPUTED_VALUE&quot;&quot;&quot;);&quot;Naive Bayes, decision tree (J48), KNN, SVM&quot;)" office:value-type="string" office:string-value="Naive Bayes, decision tree (J48), KNN, SVM" calcext:value-type="string">
            <text:p>Naive Bayes, decision tree (J48), KNN, SVM</text:p>
          </table:table-cell>
          <table:table-cell/>
          <table:table-cell table:formula="of:=IFERROR(__xludf.dummyfunction(&quot;&quot;&quot;COMPUTED_VALUE&quot;&quot;&quot;);&quot;variations of bad words (offensive lexicon = profanities, pejoratives, obscenities), lexical features, pronoun variations, typed dependencies, linguistic features, bag of words, word n-gram&quot;)" office:value-type="string" office:string-value="variations of bad words (offensive lexicon = profanities, pejoratives, obscenities), lexical features, pronoun variations, typed dependencies, linguistic features, bag of words, word n-gram" calcext:value-type="string">
            <text:p>variations of bad words (offensive lexicon = profanities, pejoratives, obscenities), lexical features, pronoun variations, typed dependencies, linguistic features, bag of words, word n-gram</text:p>
          </table:table-cell>
          <table:table-cell/>
          <table:table-cell table:formula="of:=IFERROR(__xludf.dummyfunction(&quot;&quot;&quot;COMPUTED_VALUE&quot;&quot;&quot;);&quot;precision, recall, F-measure, time&quot;)" office:value-type="string" office:string-value="precision, recall, F-measure, time" calcext:value-type="string">
            <text:p>precision, recall, F-measure, time</text:p>
          </table:table-cell>
          <table:table-cell table:number-columns-repeated="6"/>
          <table:table-cell table:formula="of:=IFERROR(__xludf.dummyfunction(&quot;&quot;&quot;COMPUTED_VALUE&quot;&quot;&quot;);10685)" office:value-type="float" office:value="10685" calcext:value-type="float">
            <text:p>10685</text:p>
          </table:table-cell>
          <table:table-cell table:number-columns-repeated="6"/>
          <table:table-cell table:formula="of:=IFERROR(__xludf.dummyfunction(&quot;&quot;&quot;COMPUTED_VALUE&quot;&quot;&quot;);&quot;crawled comments from videos on different topics&quot;)" office:value-type="string" office:string-value="crawled comments from videos on different topics" calcext:value-type="string">
            <text:p>crawled comments from videos on different topics</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Joint Conference on Artificial Intelligence&quot;)" office:value-type="string" office:string-value="Proceedings of the International Joint Conference on Artificial Intelligence" calcext:value-type="string">
            <text:p>Proceedings of the International Joint Conference on Artificial Intelligence</text:p>
          </table:table-cell>
          <table:table-cell table:number-columns-repeated="4"/>
          <table:table-cell table:formula="of:=IFERROR(__xludf.dummyfunction(&quot;&quot;&quot;COMPUTED_VALUE&quot;&quot;&quot;);&quot;toxicity detection with deep learning&quot;)" office:value-type="string" office:string-value="toxicity detection with deep learning" calcext:value-type="string">
            <text:p>toxicity detection with deep learning</text:p>
          </table:table-cell>
          <table:table-cell table:number-columns-repeated="6"/>
          <table:table-cell table:formula="of:=IFERROR(__xludf.dummyfunction(&quot;&quot;&quot;COMPUTED_VALUE&quot;&quot;&quot;);&quot;“an aggressive intentional act carried out by a group or individual, using electronic forms of contact, repeatedly and over time against a victim who cannot easily defend him or herself”&quot;)" office:value-type="string" office:string-value="“an aggressive intentional act carried out by a group or individual, using electronic forms of contact, repeatedly and over time against a victim who cannot easily defend him or herself”" calcext:value-type="string">
            <text:p>“an aggressive intentional act carried out by a group or individual, using electronic forms of contact, repeatedly and over time against a victim who cannot easily defend him or herself”</text:p>
          </table:table-cell>
          <table:table-cell table:number-columns-repeated="6"/>
          <table:table-cell table:formula="of:=IFERROR(__xludf.dummyfunction(&quot;&quot;&quot;COMPUTED_VALUE&quot;&quot;&quot;);&quot;RNN, ensemble_classifier&quot;)" office:value-type="string" office:string-value="RNN, ensemble_classifier" calcext:value-type="string">
            <text:p>RNN, ensemble_classifier</text:p>
          </table:table-cell>
          <table:table-cell/>
          <table:table-cell table:formula="of:=IFERROR(__xludf.dummyfunction(&quot;&quot;&quot;COMPUTED_VALUE&quot;&quot;&quot;);&quot;user information (user frequency features), word frequency in dictionary&quot;)" office:value-type="string" office:string-value="user information (user frequency features), word frequency in dictionary" calcext:value-type="string">
            <text:p>user information (user frequency features), word frequency in dictionary</text:p>
          </table:table-cell>
          <table:table-cell/>
          <table:table-cell table:formula="of:=IFERROR(__xludf.dummyfunction(&quot;&quot;&quot;COMPUTED_VALUE&quot;&quot;&quot;);&quot;F-measure, precision, recall&quot;)" office:value-type="string" office:string-value="F-measure, precision, recall" calcext:value-type="string">
            <text:p>F-measure, precision, recall</text:p>
          </table:table-cell>
          <table:table-cell table:number-columns-repeated="6"/>
          <table:table-cell table:formula="of:=IFERROR(__xludf.dummyfunction(&quot;&quot;&quot;COMPUTED_VALUE&quot;&quot;&quot;);&quot;16093, 6594, 6594, 6594, 18625, 24783, 2435&quot;)" office:value-type="string" office:string-value="16093, 6594, 6594, 6594, 18625, 24783, 2435" calcext:value-type="string">
            <text:p>16093, 6594, 6594, 6594, 18625, 24783, 2435</text:p>
          </table:table-cell>
          <table:table-cell table:number-columns-repeated="6"/>
          <table:table-cell table:formula="of:=IFERROR(__xludf.dummyfunction(&quot;&quot;&quot;COMPUTED_VALUE&quot;&quot;&quot;);&quot;scraped data of specififc locations and specific pages&quot;)" office:value-type="string" office:string-value="scraped data of specififc locations and specific pages" calcext:value-type="string">
            <text:p>scraped data of specififc locations and specific pages</text:p>
          </table:table-cell>
          <table:table-cell table:number-columns-repeated="984"/>
        </table:table-row>
        <table:table-row table:style-name="ro1">
          <table:table-cell table:number-columns-repeated="2"/>
          <table:table-cell table:formula="of:=IFERROR(__xludf.dummyfunction(&quot;&quot;&quot;COMPUTED_VALUE&quot;&quot;&quot;);&quot;Proceedings of the Hellenic Conference on Artificial Intelligence&quot;)" office:value-type="string" office:string-value="Proceedings of the Hellenic Conference on Artificial Intelligence" calcext:value-type="string">
            <text:p>Proceedings of the Hellenic Conference on Artificial Intelligence</text:p>
          </table:table-cell>
          <table:table-cell table:number-columns-repeated="4"/>
          <table:table-cell table:formula="of:=IFERROR(__xludf.dummyfunction(&quot;&quot;&quot;COMPUTED_VALUE&quot;&quot;&quot;);&quot;evaluation of cursing in social media&quot;)" office:value-type="string" office:string-value="evaluation of cursing in social media" calcext:value-type="string">
            <text:p>evaluation of cursing in social media</text:p>
          </table:table-cell>
          <table:table-cell table:number-columns-repeated="6"/>
          <table:table-cell table:formula="of:=IFERROR(__xludf.dummyfunction(&quot;&quot;&quot;COMPUTED_VALUE&quot;&quot;&quot;);&quot;data samples reported as abuse&quot;)" office:value-type="string" office:string-value="data samples reported as abuse" calcext:value-type="string">
            <text:p>data samples reported as abuse</text:p>
          </table:table-cell>
          <table:table-cell table:number-columns-repeated="6"/>
          <table:table-cell table:formula="of:=IFERROR(__xludf.dummyfunction(&quot;&quot;&quot;COMPUTED_VALUE&quot;&quot;&quot;);&quot;logistic regression, SVM&quot;)" office:value-type="string" office:string-value="logistic regression, SVM" calcext:value-type="string">
            <text:p>logistic regression, SVM</text:p>
          </table:table-cell>
          <table:table-cell/>
          <table:table-cell table:formula="of:=IFERROR(__xludf.dummyfunction(&quot;&quot;&quot;COMPUTED_VALUE&quot;&quot;&quot;);&quot;pronoun variations, typed dependencies, lexical features&quot;)" office:value-type="string" office:string-value="pronoun variations, typed dependencies, lexical features" calcext:value-type="string">
            <text:p>pronoun variations, typed dependencies, lexical features</text:p>
          </table:table-cell>
          <table:table-cell/>
          <table:table-cell table:formula="of:=IFERROR(__xludf.dummyfunction(&quot;&quot;&quot;COMPUTED_VALUE&quot;&quot;&quot;);&quot;ROC-AUC, F-measure&quot;)" office:value-type="string" office:string-value="ROC-AUC, F-measure" calcext:value-type="string">
            <text:p>ROC-AUC, F-measure</text:p>
          </table:table-cell>
          <table:table-cell table:number-columns-repeated="6"/>
          <table:table-cell table:formula="of:=IFERROR(__xludf.dummyfunction(&quot;&quot;&quot;COMPUTED_VALUE&quot;&quot;&quot;);1700)" office:value-type="float" office:value="1700" calcext:value-type="float">
            <text:p>1700</text:p>
          </table:table-cell>
          <table:table-cell table:number-columns-repeated="6"/>
          <table:table-cell table:formula="of:=IFERROR(__xludf.dummyfunction(&quot;&quot;&quot;COMPUTED_VALUE&quot;&quot;&quot;);&quot;scraped from different users, select the ones which contain a profanity words&quot;)" office:value-type="string" office:string-value="scraped from different users, select the ones which contain a profanity words" calcext:value-type="string">
            <text:p>scraped from different users, select the ones which contain a profanity words</text:p>
          </table:table-cell>
          <table:table-cell table:number-columns-repeated="984"/>
        </table:table-row>
        <table:table-row table:style-name="ro1">
          <table:table-cell table:number-columns-repeated="2"/>
          <table:table-cell table:formula="of:=IFERROR(__xludf.dummyfunction(&quot;&quot;&quot;COMPUTED_VALUE&quot;&quot;&quot;);&quot;Proceedings of the conference on Computer supported cooperative work &amp; social computing&quot;)" office:value-type="string" office:string-value="Proceedings of the conference on Computer supported cooperative work &amp; social computing" calcext:value-type="string">
            <text:p>Proceedings of the conference on Computer supported cooperative work &amp; social computing</text:p>
          </table:table-cell>
          <table:table-cell table:number-columns-repeated="4"/>
          <table:table-cell table:formula="of:=IFERROR(__xludf.dummyfunction(&quot;&quot;&quot;COMPUTED_VALUE&quot;&quot;&quot;);&quot;exploitation of social graph for cyberbullying detection&quot;)" office:value-type="string" office:string-value="exploitation of social graph for cyberbullying detection" calcext:value-type="string">
            <text:p>exploitation of social graph for cyberbullying detection</text:p>
          </table:table-cell>
          <table:table-cell table:number-columns-repeated="6"/>
          <table:table-cell table:formula="of:=IFERROR(__xludf.dummyfunction(&quot;&quot;&quot;COMPUTED_VALUE&quot;&quot;&quot;);&quot;harmful speech per type&quot;)" office:value-type="string" office:string-value="harmful speech per type" calcext:value-type="string">
            <text:p>harmful speech per type</text:p>
          </table:table-cell>
          <table:table-cell table:number-columns-repeated="6"/>
          <table:table-cell table:formula="of:=IFERROR(__xludf.dummyfunction(&quot;&quot;&quot;COMPUTED_VALUE&quot;&quot;&quot;);&quot;Naive Bayes, decision tree, SVM&quot;)" office:value-type="string" office:string-value="Naive Bayes, decision tree, SVM" calcext:value-type="string">
            <text:p>Naive Bayes, decision tree, SVM</text:p>
          </table:table-cell>
          <table:table-cell/>
          <table:table-cell table:formula="of:=IFERROR(__xludf.dummyfunction(&quot;&quot;&quot;COMPUTED_VALUE&quot;&quot;&quot;);&quot;topic model (LDA), variations of bad words (boolean indicator of offensive language lexicon based)&quot;)" office:value-type="string" office:string-value="topic model (LDA), variations of bad words (boolean indicator of offensive language lexicon based)" calcext:value-type="string">
            <text:p>topic model (LDA), variations of bad words (boolean indicator of offensive language lexicon based)</text:p>
          </table:table-cell>
          <table:table-cell/>
          <table:table-cell table:formula="of:=IFERROR(__xludf.dummyfunction(&quot;&quot;&quot;COMPUTED_VALUE&quot;&quot;&quot;);&quot;confusion matrix, true positive rate, true negative rate&quot;)" office:value-type="string" office:string-value="confusion matrix, true positive rate, true negative rate" calcext:value-type="string">
            <text:p>confusion matrix, true positive rate, true negative rate</text:p>
          </table:table-cell>
          <table:table-cell table:number-columns-repeated="6"/>
          <table:table-cell table:formula="of:=IFERROR(__xludf.dummyfunction(&quot;&quot;&quot;COMPUTED_VALUE&quot;&quot;&quot;);13600)" office:value-type="float" office:value="13600" calcext:value-type="float">
            <text:p>13600</text:p>
          </table:table-cell>
          <table:table-cell table:number-columns-repeated="6"/>
          <table:table-cell table:formula="of:=IFERROR(__xludf.dummyfunction(&quot;&quot;&quot;COMPUTED_VALUE&quot;&quot;&quot;);&quot;crawled and selected based on lexicon of profane words&quot;)" office:value-type="string" office:string-value="crawled and selected based on lexicon of profane words" calcext:value-type="string">
            <text:p>crawled and selected based on lexicon of profane words</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Workshop on Socially-Aware Multimedia&quot;)" office:value-type="string" office:string-value="Proceedings of the International Workshop on Socially-Aware Multimedia" calcext:value-type="string">
            <text:p>Proceedings of the International Workshop on Socially-Aware Multimedia</text:p>
          </table:table-cell>
          <table:table-cell table:number-columns-repeated="4"/>
          <table:table-cell table:formula="of:=IFERROR(__xludf.dummyfunction(&quot;&quot;&quot;COMPUTED_VALUE&quot;&quot;&quot;);&quot;search into the manifestation anddiffusion of hate speech and antagonistic content in social media in relation toevents that could be classed as “trigger” events for hate crimes. Prediction of the contagion effect.&quot;)" office:value-type="string" office:string-value="search into the manifestation anddiffusion of hate speech and antagonistic content in social media in relation toevents that could be classed as “trigger” events for hate crimes. Prediction of the contagion effect." calcext:value-type="string">
            <text:p>search into the manifestation anddiffusion of hate speech and antagonistic content in social media in relation toevents that could be classed as “trigger” events for hate crimes. Prediction of the contagion effect.</text:p>
          </table:table-cell>
          <table:table-cell table:number-columns-repeated="6"/>
          <table:table-cell table:formula="of:=IFERROR(__xludf.dummyfunction(&quot;&quot;&quot;COMPUTED_VALUE&quot;&quot;&quot;);&quot;We use the general term abusive content to refer to user content that has been interpreted as either cyberbullying or harassment. Bullying [1, 2] is defined as repeated exposure to negative actions on the part of others.Harassment, a less targeted version&quot;&amp;&quot; of bullying, is defined as communications in which the user intentionally annoys one or more others in a web community&quot;)" office:value-type="string" office:string-value="We use the general term abusive content to refer to user content that has been interpreted as either cyberbullying or harassment. Bullying [1, 2] is defined as repeated exposure to negative actions on the part of others.Harassment, a less targeted version of bullying, is defined as communications in which the user intentionally annoys one or more others in a web community" calcext:value-type="string">
            <text:p>We use the general term abusive content to refer to user content that has been interpreted as either cyberbullying or harassment. Bullying [1, 2] is defined as repeated exposure to negative actions on the part of others.Harassment, a less targeted version of bullying, is defined as communications in which the user intentionally annoys one or more others in a web community</text:p>
          </table:table-cell>
          <table:table-cell table:number-columns-repeated="6"/>
          <table:table-cell table:formula="of:=IFERROR(__xludf.dummyfunction(&quot;&quot;&quot;COMPUTED_VALUE&quot;&quot;&quot;);&quot;rule (rule+string matching)&quot;)" office:value-type="string" office:string-value="rule (rule+string matching)" calcext:value-type="string">
            <text:p>rule (rule+string matching)</text:p>
          </table:table-cell>
          <table:table-cell/>
          <table:table-cell table:formula="of:=IFERROR(__xludf.dummyfunction(&quot;&quot;&quot;COMPUTED_VALUE&quot;&quot;&quot;);&quot;variations of bad words (boolean insult word, boolean swear word, number of swear words), pronoun variations (boolean secound pronoun)&quot;)" office:value-type="string" office:string-value="variations of bad words (boolean insult word, boolean swear word, number of swear words), pronoun variations (boolean secound pronoun)" calcext:value-type="string">
            <text:p>variations of bad words (boolean insult word, boolean swear word, number of swear words), pronoun variations (boolean secound pronoun)</text:p>
          </table:table-cell>
          <table:table-cell/>
          <table:table-cell table:formula="of:=IFERROR(__xludf.dummyfunction(&quot;&quot;&quot;COMPUTED_VALUE&quot;&quot;&quot;);&quot;precision, recall, F-measure, precision-recall curve&quot;)" office:value-type="string" office:string-value="precision, recall, F-measure, precision-recall curve" calcext:value-type="string">
            <text:p>precision, recall, F-measure, precision-recall curve</text:p>
          </table:table-cell>
          <table:table-cell table:number-columns-repeated="6"/>
          <table:table-cell table:formula="of:=IFERROR(__xludf.dummyfunction(&quot;&quot;&quot;COMPUTED_VALUE&quot;&quot;&quot;);&quot;2649, 2641&quot;)" office:value-type="string" office:string-value="2649, 2641" calcext:value-type="string">
            <text:p>2649, 2641</text:p>
          </table:table-cell>
          <table:table-cell table:number-columns-repeated="6"/>
          <table:table-cell table:formula="of:=IFERROR(__xludf.dummyfunction(&quot;&quot;&quot;COMPUTED_VALUE&quot;&quot;&quot;);&quot;search websites with selected keywords on browsers&quot;)" office:value-type="string" office:string-value="search websites with selected keywords on browsers" calcext:value-type="string">
            <text:p>search websites with selected keywords on browsers</text:p>
          </table:table-cell>
          <table:table-cell table:number-columns-repeated="984"/>
        </table:table-row>
        <table:table-row table:style-name="ro1">
          <table:table-cell table:number-columns-repeated="2"/>
          <table:table-cell table:formula="of:=IFERROR(__xludf.dummyfunction(&quot;&quot;&quot;COMPUTED_VALUE&quot;&quot;&quot;);&quot;Policy &amp; Internet&quot;)" office:value-type="string" office:string-value="Policy &amp; Internet" calcext:value-type="string">
            <text:p>Policy &amp; Internet</text:p>
          </table:table-cell>
          <table:table-cell table:number-columns-repeated="4"/>
          <table:table-cell table:formula="of:=IFERROR(__xludf.dummyfunction(&quot;&quot;&quot;COMPUTED_VALUE&quot;&quot;&quot;);&quot;explanation about types of cyberbullying&quot;)" office:value-type="string" office:string-value="explanation about types of cyberbullying" calcext:value-type="string">
            <text:p>explanation about types of cyberbullying</text:p>
          </table:table-cell>
          <table:table-cell table:number-columns-repeated="6"/>
          <table:table-cell table:formula="of:=IFERROR(__xludf.dummyfunction(&quot;&quot;&quot;COMPUTED_VALUE&quot;&quot;&quot;);&quot;Hate: • the target involved, i.e. the tweet should be addressed, or just refer to, one of the minority groups identified as HS targets in the previous stage (see Section 3), or even to an individual considered for its membership in that category (and not &quot;&amp;&quot;for its individual characteristics); • the action, or more precisely the illocutionary force of the utterance, in that it is capable of spreading, inciting, promoting or justifying violence against a target. Aggressiveness (labels no - weak - strong): it &quot;&amp;&quot;focuses on the user intention to be aggressive, harmful, or even to incite, in various forms, to violent acts against a given target; if the message reflects an overtly hostile attitude, or whenever the target group is portrayed as a threat to social stab&quot;&amp;&quot;ility, the tweet is considered weakly aggressive, while if there is the reference – whether explicit or just implied – to violent actions of any kind, the tweet is strongly aggressive. Offensive: conversely to aggressiveness, it rather focuses on the pote&quot;&amp;&quot;ntially hurtful effect of the tweet content on a given target. A tweet is considered weakly offensive in a large number of cases, among these: the given target is associated with typical human flaws (laziness in particular), the status of disadvantaged or&quot;&amp;&quot; discriminated minority is questioned, or when the members of the target group are described as unpleasant people; on the other hand, if an overtly insulting language is used, or the target is addressed to by means of outrageous or degrading expressions, &quot;&amp;&quot;the tweet is expected to be considered as strongly offensive. Irony: labels no - yes): it determines whether the tweet is ironic or sarcastic rather than based on the literal meaning of words. The introduction of this category in the scheme was led by pre&quot;&amp;&quot;liminary observations of the data, which highlighted how it was a fairly common linguistic expedient used to mitigate or indirectly convey a hateful content. Stereotype (labels no - yes): it determines whether the tweet contains any implicit or explicit r&quot;&amp;&quot;eference to (mostly untrue) beliefs about a given target.&quot;)" office:value-type="string" office:string-value="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Irony: labels no - yes): it determines whether the tweet is ironic or sarcastic rather than based on the literal meaning of words. The introduction of this category in the scheme was led by preliminary observations of the data, which highlighted how it was a fairly common linguistic expedient used to mitigate or indirectly convey a hateful content. Stereotype (labels no - yes): it determines whether the tweet contains any implicit or explicit reference to (mostly untrue) beliefs about a given target." calcext:value-type="string">
            <text:p>Hate: • the target involved, i.e. the tweet should be addressed, or just refer to, one of the minority groups identified as HS targets in the previous stage (see Section 3), or even to an individual considered for its membership in that category (and not for its individual characteristics); • the action, or more precisely the illocutionary force of the utterance, in that it is capable of spreading, inciting, promoting or justifying violence against a target. Aggressiveness (labels no - weak - strong): it focuses on the user intention to be aggressive, harmful, or even to incite, in various forms, to violent acts against a given target; if the message reflects an overtly hostile attitude, or whenever the target group is portrayed as a threat to social stability, the tweet is considered weakly aggressive, while if there is the reference – whether explicit or just implied – to violent actions of any kind, the tweet is strongly aggressive. Offensive: conversely to aggressiveness, it rather focuses on the potentially hurtful effect of the tweet content on a given target. A tweet is considered weakly offensive in a large number of cases, among these: the given target is associated with typical human flaws (laziness in particular), the status of disadvantaged or discriminated minority is questioned, or when the members of the target group are described as unpleasant people; on the other hand, if an overtly insulting language is used, or the target is addressed to by means of outrageous or degrading expressions, the tweet is expected to be considered as strongly offensive. Irony: labels no - yes): it determines whether the tweet is ironic or sarcastic rather than based on the literal meaning of words. The introduction of this category in the scheme was led by preliminary observations of the data, which highlighted how it was a fairly common linguistic expedient used to mitigate or indirectly convey a hateful content. Stereotype (labels no - yes): it determines whether the tweet contains any implicit or explicit reference to (mostly untrue) beliefs about a given target.</text:p>
          </table:table-cell>
          <table:table-cell table:number-columns-repeated="6"/>
          <table:table-cell table:formula="of:=IFERROR(__xludf.dummyfunction(&quot;&quot;&quot;COMPUTED_VALUE&quot;&quot;&quot;);&quot;logistic regression, Naive Bayes, SVM, CNN, LDA&quot;)" office:value-type="string" office:string-value="logistic regression, Naive Bayes, SVM, CNN, LDA" calcext:value-type="string">
            <text:p>logistic regression, Naive Bayes, SVM, CNN, LDA</text:p>
          </table:table-cell>
          <table:table-cell/>
          <table:table-cell table:formula="of:=IFERROR(__xludf.dummyfunction(&quot;&quot;&quot;COMPUTED_VALUE&quot;&quot;&quot;);&quot;word n-gram, char n-gram, bag of words, sentiment analysis&quot;)" office:value-type="string" office:string-value="word n-gram, char n-gram, bag of words, sentiment analysis" calcext:value-type="string">
            <text:p>word n-gram, char n-gram, bag of words, sentiment analysis</text:p>
          </table:table-cell>
          <table:table-cell/>
          <table:table-cell table:formula="of:=IFERROR(__xludf.dummyfunction(&quot;&quot;&quot;COMPUTED_VALUE&quot;&quot;&quot;);&quot;precision, recall, sentence&quot;)" office:value-type="string" office:string-value="precision, recall, sentence" calcext:value-type="string">
            <text:p>precision, recall, sentence</text:p>
          </table:table-cell>
          <table:table-cell table:number-columns-repeated="6"/>
          <table:table-cell table:formula="of:=IFERROR(__xludf.dummyfunction(&quot;&quot;&quot;COMPUTED_VALUE&quot;&quot;&quot;);680803805)" office:value-type="float" office:value="680803805" calcext:value-type="float">
            <text:p>680803805</text:p>
          </table:table-cell>
          <table:table-cell table:number-columns-repeated="6"/>
          <table:table-cell table:formula="of:=IFERROR(__xludf.dummyfunction(&quot;&quot;&quot;COMPUTED_VALUE&quot;&quot;&quot;);&quot;crawled and selected messages with bullying keywords&quot;)" office:value-type="string" office:string-value="crawled and selected messages with bullying keywords" calcext:value-type="string">
            <text:p>crawled and selected messages with bullying keywords</text:p>
          </table:table-cell>
          <table:table-cell table:number-columns-repeated="984"/>
        </table:table-row>
        <table:table-row table:style-name="ro1">
          <table:table-cell table:number-columns-repeated="2"/>
          <table:table-cell table:formula="of:=IFERROR(__xludf.dummyfunction(&quot;&quot;&quot;COMPUTED_VALUE&quot;&quot;&quot;);&quot;Emerging Technologies in Data Mining and Information Security&quot;)" office:value-type="string" office:string-value="Emerging Technologies in Data Mining and Information Security" calcext:value-type="string">
            <text:p>Emerging Technologies in Data Mining and Information Security</text:p>
          </table:table-cell>
          <table:table-cell table:number-columns-repeated="4"/>
          <table:table-cell table:formula="of:=IFERROR(__xludf.dummyfunction(&quot;&quot;&quot;COMPUTED_VALUE&quot;&quot;&quot;);&quot;identification of cyberbullying from conversations&quot;)" office:value-type="string" office:string-value="identification of cyberbullying from conversations" calcext:value-type="string">
            <text:p>identification of cyberbullying from conversations</text:p>
          </table:table-cell>
          <table:table-cell table:number-columns-repeated="6"/>
          <table:table-cell table:formula="of:=IFERROR(__xludf.dummyfunction(&quot;&quot;&quot;COMPUTED_VALUE&quot;&quot;&quot;);&quot;a) a deliberate attack, b) directed towards a specific group of people, and c) motivated by actual or perceived aspects that form the group’s identity&quot;)" office:value-type="string" office:string-value="a) a deliberate attack, b) directed towards a specific group of people, and c) motivated by actual or perceived aspects that form the group’s identity" calcext:value-type="string">
            <text:p>a) a deliberate attack, b) directed towards a specific group of people, and c) motivated by actual or perceived aspects that form the group’s identity</text:p>
          </table:table-cell>
          <table:table-cell table:number-columns-repeated="6"/>
          <table:table-cell table:formula="of:=IFERROR(__xludf.dummyfunction(&quot;&quot;&quot;COMPUTED_VALUE&quot;&quot;&quot;);&quot;logistic regression, SVM, boosting (gradient-boosting), random forest&quot;)" office:value-type="string" office:string-value="logistic regression, SVM, boosting (gradient-boosting), random forest" calcext:value-type="string">
            <text:p>logistic regression, SVM, boosting (gradient-boosting), random forest</text:p>
          </table:table-cell>
          <table:table-cell/>
          <table:table-cell table:formula="of:=IFERROR(__xludf.dummyfunction(&quot;&quot;&quot;COMPUTED_VALUE&quot;&quot;&quot;);&quot;word n-gram, user information (number of comments, features), feature selection (SVD)&quot;)" office:value-type="string" office:string-value="word n-gram, user information (number of comments, features), feature selection (SVD)" calcext:value-type="string">
            <text:p>word n-gram, user information (number of comments, features), feature selection (SVD)</text:p>
          </table:table-cell>
          <table:table-cell/>
          <table:table-cell table:formula="of:=IFERROR(__xludf.dummyfunction(&quot;&quot;&quot;COMPUTED_VALUE&quot;&quot;&quot;);&quot;error measurement (error rate), false positive rate, false negative rate&quot;)" office:value-type="string" office:string-value="error measurement (error rate), false positive rate, false negative rate" calcext:value-type="string">
            <text:p>error measurement (error rate), false positive rate, false negative rate</text:p>
          </table:table-cell>
          <table:table-cell table:number-columns-repeated="6"/>
          <table:table-cell table:formula="of:=IFERROR(__xludf.dummyfunction(&quot;&quot;&quot;COMPUTED_VALUE&quot;&quot;&quot;);&quot;10662, 19732, 5101&quot;)" office:value-type="string" office:string-value="10662, 19732, 5101" calcext:value-type="string">
            <text:p>10662, 19732, 5101</text:p>
          </table:table-cell>
          <table:table-cell table:number-columns-repeated="6"/>
          <table:table-cell table:formula="of:=IFERROR(__xludf.dummyfunction(&quot;&quot;&quot;COMPUTED_VALUE&quot;&quot;&quot;);&quot;crawled from words representing selected events of different categories&quot;)" office:value-type="string" office:string-value="crawled from words representing selected events of different categories" calcext:value-type="string">
            <text:p>crawled from words representing selected events of different categories</text:p>
          </table:table-cell>
          <table:table-cell table:number-columns-repeated="984"/>
        </table:table-row>
        <table:table-row table:style-name="ro1">
          <table:table-cell table:number-columns-repeated="2"/>
          <table:table-cell table:formula="of:=IFERROR(__xludf.dummyfunction(&quot;&quot;&quot;COMPUTED_VALUE&quot;&quot;&quot;);&quot;Gifted child today&quot;)" office:value-type="string" office:string-value="Gifted child today" calcext:value-type="string">
            <text:p>Gifted child today</text:p>
          </table:table-cell>
          <table:table-cell table:number-columns-repeated="4"/>
          <table:table-cell table:formula="of:=IFERROR(__xludf.dummyfunction(&quot;&quot;&quot;COMPUTED_VALUE&quot;&quot;&quot;);&quot;cyberbullying detection and dataset&quot;)" office:value-type="string" office:string-value="cyberbullying detection and dataset" calcext:value-type="string">
            <text:p>cyberbullying detection and dataset</text:p>
          </table:table-cell>
          <table:table-cell table:number-columns-repeated="6"/>
          <table:table-cell table:formula="of:=IFERROR(__xludf.dummyfunction(&quot;&quot;&quot;COMPUTED_VALUE&quot;&quot;&quot;);&quot;Hate speech is “any communication that disparages a person or a group on the basis of some characteristic such as race, ethnicity, gender, sexual orientation, nationality, religion, or other characteristic“&quot;)" office:value-type="string" office:string-value="Hate speech is “any communication that disparages a person or a group on the basis of some characteristic such as race, ethnicity, gender, sexual orientation, nationality, religion, or other characteristic“" calcext:value-type="string">
            <text:p>Hate speech is “any communication that disparages a person or a group on the basis of some characteristic such as race, ethnicity, gender, sexual orientation, nationality, religion, or other characteristic“</text:p>
          </table:table-cell>
          <table:table-cell table:number-columns-repeated="6"/>
          <table:table-cell table:formula="of:=IFERROR(__xludf.dummyfunction(&quot;&quot;&quot;COMPUTED_VALUE&quot;&quot;&quot;);&quot;rule (string matching), SVM&quot;)" office:value-type="string" office:string-value="rule (string matching), SVM" calcext:value-type="string">
            <text:p>rule (string matching), SVM</text:p>
          </table:table-cell>
          <table:table-cell/>
          <table:table-cell table:formula="of:=IFERROR(__xludf.dummyfunction(&quot;&quot;&quot;COMPUTED_VALUE&quot;&quot;&quot;);&quot;tf-idf, feature selection (chi-square, Information Gain)&quot;)" office:value-type="string" office:string-value="tf-idf, feature selection (chi-square, Information Gain)" calcext:value-type="string">
            <text:p>tf-idf, feature selection (chi-square, Information Gain)</text:p>
          </table:table-cell>
          <table:table-cell/>
          <table:table-cell table:formula="of:=IFERROR(__xludf.dummyfunction(&quot;&quot;&quot;COMPUTED_VALUE&quot;&quot;&quot;);&quot;accuracy, true positive rate&quot;)" office:value-type="string" office:string-value="accuracy, true positive rate" calcext:value-type="string">
            <text:p>accuracy, true positive rate</text:p>
          </table:table-cell>
          <table:table-cell table:number-columns-repeated="6"/>
          <table:table-cell table:formula="of:=IFERROR(__xludf.dummyfunction(&quot;&quot;&quot;COMPUTED_VALUE&quot;&quot;&quot;);2000)" office:value-type="float" office:value="2000" calcext:value-type="float">
            <text:p>2000</text:p>
          </table:table-cell>
          <table:table-cell table:number-columns-repeated="6"/>
          <table:table-cell table:formula="of:=IFERROR(__xludf.dummyfunction(&quot;&quot;&quot;COMPUTED_VALUE&quot;&quot;&quot;);&quot;snowball sampling from list of offensive words and crawled tweets&quot;)" office:value-type="string" office:string-value="snowball sampling from list of offensive words and crawled tweets" calcext:value-type="string">
            <text:p>snowball sampling from list of offensive words and crawled tweet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Informatics and Computational Sciences&quot;)" office:value-type="string" office:string-value="International Conference on Informatics and Computational Sciences" calcext:value-type="string">
            <text:p>International Conference on Informatics and Computational Sciences</text:p>
          </table:table-cell>
          <table:table-cell table:number-columns-repeated="4"/>
          <table:table-cell table:formula="of:=IFERROR(__xludf.dummyfunction(&quot;&quot;&quot;COMPUTED_VALUE&quot;&quot;&quot;);&quot;cyberbullying detection and classification&quot;)" office:value-type="string" office:string-value="cyberbullying detection and classification" calcext:value-type="string">
            <text:p>cyberbullying detection and classification</text:p>
          </table:table-cell>
          <table:table-cell table:number-columns-repeated="6"/>
          <table:table-cell table:formula="of:=IFERROR(__xludf.dummyfunction(&quot;&quot;&quot;COMPUTED_VALUE&quot;&quot;&quot;);&quot;n “abusive speech targeting specific group characteristics, such as ethnicity, re- ligion, or gender”&quot;)" office:value-type="string" office:string-value="n “abusive speech targeting specific group characteristics, such as ethnicity, re- ligion, or gender”" calcext:value-type="string">
            <text:p>n “abusive speech targeting specific group characteristics, such as ethnicity, re- ligion, or gender”</text:p>
          </table:table-cell>
          <table:table-cell table:number-columns-repeated="6"/>
          <table:table-cell table:formula="of:=IFERROR(__xludf.dummyfunction(&quot;&quot;&quot;COMPUTED_VALUE&quot;&quot;&quot;);&quot;SVM, RNN&quot;)" office:value-type="string" office:string-value="SVM, RNN" calcext:value-type="string">
            <text:p>SVM, RNN</text:p>
          </table:table-cell>
          <table:table-cell/>
          <table:table-cell table:formula="of:=IFERROR(__xludf.dummyfunction(&quot;&quot;&quot;COMPUTED_VALUE&quot;&quot;&quot;);&quot;tf-idf, lexical features (number of foul language), pronoun variations (number of pronouns), similarity with other posts&quot;)" office:value-type="string" office:string-value="tf-idf, lexical features (number of foul language), pronoun variations (number of pronouns), similarity with other posts" calcext:value-type="string">
            <text:p>tf-idf, lexical features (number of foul language), pronoun variations (number of pronouns), similarity with other posts</text:p>
          </table:table-cell>
          <table:table-cell/>
          <table:table-cell table:formula="of:=IFERROR(__xludf.dummyfunction(&quot;&quot;&quot;COMPUTED_VALUE&quot;&quot;&quot;);&quot;ROC-AUC, accuracy, F-measure&quot;)" office:value-type="string" office:string-value="ROC-AUC, accuracy, F-measure" calcext:value-type="string">
            <text:p>ROC-AUC, accuracy, F-measure</text:p>
          </table:table-cell>
          <table:table-cell table:number-columns-repeated="6"/>
          <table:table-cell table:formula="of:=IFERROR(__xludf.dummyfunction(&quot;&quot;&quot;COMPUTED_VALUE&quot;&quot;&quot;);85485)" office:value-type="float" office:value="85485" calcext:value-type="float">
            <text:p>85485</text:p>
          </table:table-cell>
          <table:table-cell table:number-columns-repeated="6"/>
          <table:table-cell table:formula="of:=IFERROR(__xludf.dummyfunction(&quot;&quot;&quot;COMPUTED_VALUE&quot;&quot;&quot;);&quot;crawled from sexist keywords&quot;)" office:value-type="string" office:string-value="crawled from sexist keywords" calcext:value-type="string">
            <text:p>crawled from sexist keywords</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Informatics and Computing&quot;)" office:value-type="string" office:string-value="International Conference on Informatics and Computing" calcext:value-type="string">
            <text:p>International Conference on Informatics and Computing</text:p>
          </table:table-cell>
          <table:table-cell table:number-columns-repeated="4"/>
          <table:table-cell table:formula="of:=IFERROR(__xludf.dummyfunction(&quot;&quot;&quot;COMPUTED_VALUE&quot;&quot;&quot;);&quot;cyberbullying detection&quot;)" office:value-type="string" office:string-value="cyberbullying detection" calcext:value-type="string">
            <text:p>cyberbullying detection</text:p>
          </table:table-cell>
          <table:table-cell table:number-columns-repeated="6"/>
          <table:table-cell table:formula="of:=IFERROR(__xludf.dummyfunction(&quot;&quot;&quot;COMPUTED_VALUE&quot;&quot;&quot;);&quot;Hate speech is a particular form of offensive language where the person using it is basing his opinion either on segregative, racist or extremist background or on stereotypes. Offensive: this class contains tweets that are offensive, but do not present an&quot;&amp;&quot;y hate or a segregative/racist speeches. Hateful: this class includes tweets which are offensive, and present hate, racist and segregative words and expressions.&quot;)" office:value-type="string" office:string-value="Hate speech is a particular form of offensive language where the person using it is basing his opinion either on segregative, racist or extremist background or on stereotypes. Offensive: this class contains tweets that are offensive, but do not present any hate or a segregative/racist speeches. Hateful: this class includes tweets which are offensive, and present hate, racist and segregative words and expressions." calcext:value-type="string">
            <text:p>Hate speech is a particular form of offensive language where the person using it is basing his opinion either on segregative, racist or extremist background or on stereotypes. Offensive: this class contains tweets that are offensive, but do not present any hate or a segregative/racist speeches. Hateful: this class includes tweets which are offensive, and present hate, racist and segregative words and expressions.</text:p>
          </table:table-cell>
          <table:table-cell table:number-columns-repeated="6"/>
          <table:table-cell table:formula="of:=IFERROR(__xludf.dummyfunction(&quot;&quot;&quot;COMPUTED_VALUE&quot;&quot;&quot;);&quot;SVM, Naive Bayes, random forest, logistic regression&quot;)" office:value-type="string" office:string-value="SVM, Naive Bayes, random forest, logistic regression" calcext:value-type="string">
            <text:p>SVM, Naive Bayes, random forest, logistic regression</text:p>
          </table:table-cell>
          <table:table-cell/>
          <table:table-cell table:formula="of:=IFERROR(__xludf.dummyfunction(&quot;&quot;&quot;COMPUTED_VALUE&quot;&quot;&quot;);&quot;linguistic features (words with mistakes, diversity, the length of the longest word, the average and median word lengths, the number of long words -words that exceed a threshold of 7 characters, of numeric values, of paragraphs and of sentences, the lengt&quot;&amp;&quot;hs of the shortest and the longest sentences, the average and median sentence lengths, the ratio of whitespace characters and the length of the comment in characters, and excluding whitespaces the ratio of non-alphanumeric characters to all characters in &quot;&amp;&quot;the comment, punctuation features, the modal, the present and the past verb ratios by dividing each of the counts by the total verb count), lexical features (number of blacklist words, the number of polite words, the number of words that appear in a regul&quot;&amp;&quot;ar US-English dictionary, the number of words not in the dictionary, but in the Urban Dictionary, and the number of truly unknown words), subjectivity variations (overall subjectivity ratio, positive and negative subjectivity ratio), feature selection (te&quot;&amp;&quot;st statistic of the Student t-test, mutual information, and recursive feature elimination using logistic regression)&quot;)" office:value-type="string" office:string-value="linguistic features (words with mistakes, diversity, the length of the longest word, the average and median word lengths, the number of long words -words that exceed a threshold of 7 characters, of numeric values, of paragraphs and of sentences, the lengths of the shortest and the longest sentences, the average and median sentence lengths, the ratio of whitespace characters and the length of the comment in characters, and excluding whitespaces the ratio of non-alphanumeric characters to all characters in the comment, punctuation features, the modal, the present and the past verb ratios by dividing each of the counts by the total verb count), lexical features (number of blacklist words, the number of polite words, the number of words that appear in a regular US-English dictionary, the number of words not in the dictionary, but in the Urban Dictionary, and the number of truly unknown words), subjectivity variations (overall subjectivity ratio, positive and negative subjectivity ratio), feature selection (test statistic of the Student t-test, mutual information, and recursive feature elimination using logistic regression)" calcext:value-type="string">
            <text:p>linguistic features (words with mistakes, diversity, the length of the longest word, the average and median word lengths, the number of long words -words that exceed a threshold of 7 characters, of numeric values, of paragraphs and of sentences, the lengths of the shortest and the longest sentences, the average and median sentence lengths, the ratio of whitespace characters and the length of the comment in characters, and excluding whitespaces the ratio of non-alphanumeric characters to all characters in the comment, punctuation features, the modal, the present and the past verb ratios by dividing each of the counts by the total verb count), lexical features (number of blacklist words, the number of polite words, the number of words that appear in a regular US-English dictionary, the number of words not in the dictionary, but in the Urban Dictionary, and the number of truly unknown words), subjectivity variations (overall subjectivity ratio, positive and negative subjectivity ratio), feature selection (test statistic of the Student t-test, mutual information, and recursive feature elimination using logistic regression)</text:p>
          </table:table-cell>
          <table:table-cell/>
          <table:table-cell table:formula="of:=IFERROR(__xludf.dummyfunction(&quot;&quot;&quot;COMPUTED_VALUE&quot;&quot;&quot;);&quot;precision, recall, F-measure, confusion matrix&quot;)" office:value-type="string" office:string-value="precision, recall, F-measure, confusion matrix" calcext:value-type="string">
            <text:p>precision, recall, F-measure, confusion matrix</text:p>
          </table:table-cell>
          <table:table-cell table:number-columns-repeated="6"/>
          <table:table-cell table:formula="of:=IFERROR(__xludf.dummyfunction(&quot;&quot;&quot;COMPUTED_VALUE&quot;&quot;&quot;);900)" office:value-type="float" office:value="900" calcext:value-type="float">
            <text:p>900</text:p>
          </table:table-cell>
          <table:table-cell table:number-columns-repeated="6"/>
          <table:table-cell table:formula="of:=IFERROR(__xludf.dummyfunction(&quot;&quot;&quot;COMPUTED_VALUE&quot;&quot;&quot;);&quot;crawled and randomly sampled&quot;)" office:value-type="string" office:string-value="crawled and randomly sampled" calcext:value-type="string">
            <text:p>crawled and randomly sampled</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Advanced Research in Computer Science Engineering &amp; Technology&quot;)" office:value-type="string" office:string-value="Proceedings of the International Conference on Advanced Research in Computer Science Engineering &amp; Technology" calcext:value-type="string">
            <text:p>Proceedings of the International Conference on Advanced Research in Computer Science Engineering &amp; Technology</text:p>
          </table:table-cell>
          <table:table-cell table:number-columns-repeated="4"/>
          <table:table-cell table:formula="of:=IFERROR(__xludf.dummyfunction(&quot;&quot;&quot;COMPUTED_VALUE&quot;&quot;&quot;);&quot;new representation learning method (stacked denoising autoencoder)&quot;)" office:value-type="string" office:string-value="new representation learning method (stacked denoising autoencoder)" calcext:value-type="string">
            <text:p>new representation learning method (stacked denoising autoencoder)</text:p>
          </table:table-cell>
          <table:table-cell table:number-columns-repeated="6"/>
          <table:table-cell table:formula="of:=IFERROR(__xludf.dummyfunction(&quot;&quot;&quot;COMPUTED_VALUE&quot;&quot;&quot;);&quot;the definition mentions offensiveness: A tweet is offensive if it 1. uses a sexist or racial slur. 2. attacks a minority. 3. seeks to silence a minority. 4. criticizes a minority (without a well founded argument). 5. promotes, but does not directly use, h&quot;&amp;&quot;ate speech or violent crime. 6. criticizes a minority and uses a straw man argument. 7. blatantly misrepresents truth or seeks to distort views on a minority with unfounded claims. 8. shows support of problematic hash tags. E.g. “#BanIslam”, “#whoriental”&quot;&amp;&quot;, “#whitegenocide” 9. negatively stereotypes a minority. 10. defends xenophobia or sexism. 11. contains a screen name that is offensive, as per the previous criteria, the tweet is ambiguous (at best), and the tweet is on a topic that satisfies any of the &quot;&amp;&quot;above criteria. &quot;)" office:value-type="string" office:string-value="the definition mentions offensiveness: 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 " calcext:value-type="string">
            <text:p>the definition mentions offensiveness: A tweet is offensive if it 1. uses a sexist or racial slur. 2. attacks a minority. 3. seeks to silence a minority. 4. criticizes a minority (without a well founded argument). 5. promotes, but does not directly use, hate speech or violent crime. 6. criticizes a minority and uses a straw man argument. 7. blatantly misrepresents truth or seeks to distort views on a minority with unfounded claims. 8. shows support of problematic hash tags. E.g. “#BanIslam”, “#whoriental”, “#whitegenocide” 9. negatively stereotypes a minority. 10. defends xenophobia or sexism. 11. contains a screen name that is offensive, as per the previous criteria, the tweet is ambiguous (at best), and the tweet is on a topic that satisfies any of the above criteria. </text:p>
          </table:table-cell>
          <table:table-cell table:number-columns-repeated="6"/>
          <table:table-cell table:formula="of:=IFERROR(__xludf.dummyfunction(&quot;&quot;&quot;COMPUTED_VALUE&quot;&quot;&quot;);&quot;CNN+RNN, CNN&quot;)" office:value-type="string" office:string-value="CNN+RNN, CNN" calcext:value-type="string">
            <text:p>CNN+RNN, CNN</text:p>
          </table:table-cell>
          <table:table-cell/>
          <table:table-cell table:formula="of:=IFERROR(__xludf.dummyfunction(&quot;&quot;&quot;COMPUTED_VALUE&quot;&quot;&quot;);&quot;pronoun variations, lexical features (profane words), linguistic features (length of words, misspellings), user information (age, membership duration, activity + different reweighting - experts, ML)&quot;)" office:value-type="string" office:string-value="pronoun variations, lexical features (profane words), linguistic features (length of words, misspellings), user information (age, membership duration, activity + different reweighting - experts, ML)" calcext:value-type="string">
            <text:p>pronoun variations, lexical features (profane words), linguistic features (length of words, misspellings), user information (age, membership duration, activity + different reweighting - experts, ML)</text:p>
          </table:table-cell>
          <table:table-cell table:number-columns-repeated="8"/>
          <table:table-cell table:formula="of:=IFERROR(__xludf.dummyfunction(&quot;&quot;&quot;COMPUTED_VALUE&quot;&quot;&quot;);&quot;4802, 4303, 1946&quot;)" office:value-type="string" office:string-value="4802, 4303, 1946" calcext:value-type="string">
            <text:p>4802, 4303, 1946</text:p>
          </table:table-cell>
          <table:table-cell table:number-columns-repeated="6"/>
          <table:table-cell table:formula="of:=IFERROR(__xludf.dummyfunction(&quot;&quot;&quot;COMPUTED_VALUE&quot;&quot;&quot;);&quot;scrape comments from news article in categories identified with many offensive text, random selection&quot;)" office:value-type="string" office:string-value="scrape comments from news article in categories identified with many offensive text, random selection" calcext:value-type="string">
            <text:p>scrape comments from news article in categories identified with many offensive text, random selection</text:p>
          </table:table-cell>
          <table:table-cell table:number-columns-repeated="984"/>
        </table:table-row>
        <table:table-row table:style-name="ro1">
          <table:table-cell table:number-columns-repeated="2"/>
          <table:table-cell table:formula="of:=IFERROR(__xludf.dummyfunction(&quot;&quot;&quot;COMPUTED_VALUE&quot;&quot;&quot;);&quot;International Conference on Circuit, Power and Computing Technologies &quot;)" office:value-type="string" office:string-value="International Conference on Circuit, Power and Computing Technologies " calcext:value-type="string">
            <text:p>International Conference on Circuit, Power and Computing Technologies </text:p>
          </table:table-cell>
          <table:table-cell table:number-columns-repeated="4"/>
          <table:table-cell table:formula="of:=IFERROR(__xludf.dummyfunction(&quot;&quot;&quot;COMPUTED_VALUE&quot;&quot;&quot;);&quot;automated cyberbullying detection method that utilises the parent-child relationship between comments to capture the reaction from a third party to detect cyberbullying comments&quot;)" office:value-type="string" office:string-value="automated cyberbullying detection method that utilises the parent-child relationship between comments to capture the reaction from a third party to detect cyberbullying comments" calcext:value-type="string">
            <text:p>automated cyberbullying detection method that utilises the parent-child relationship between comments to capture the reaction from a third party to detect cyberbullying comments</text:p>
          </table:table-cell>
          <table:table-cell table:number-columns-repeated="6"/>
          <table:table-cell table:formula="of:=IFERROR(__xludf.dummyfunction(&quot;&quot;&quot;COMPUTED_VALUE&quot;&quot;&quot;);&quot;using information technology to willfully and repeatedly hurt, insult or harass others1&quot;)" office:value-type="string" office:string-value="using information technology to willfully and repeatedly hurt, insult or harass others1" calcext:value-type="string">
            <text:p>using information technology to willfully and repeatedly hurt, insult or harass others1</text:p>
          </table:table-cell>
          <table:table-cell table:number-columns-repeated="6"/>
          <table:table-cell table:formula="of:=IFERROR(__xludf.dummyfunction(&quot;&quot;&quot;COMPUTED_VALUE&quot;&quot;&quot;);&quot;decision tree (J48), SVM, random forest&quot;)" office:value-type="string" office:string-value="decision tree (J48), SVM, random forest" calcext:value-type="string">
            <text:p>decision tree (J48), SVM, random forest</text:p>
          </table:table-cell>
          <table:table-cell/>
          <table:table-cell table:formula="of:=IFERROR(__xludf.dummyfunction(&quot;&quot;&quot;COMPUTED_VALUE&quot;&quot;&quot;);&quot;lexical features (words frequent qith gray and black words)&quot;)" office:value-type="string" office:string-value="lexical features (words frequent qith gray and black words)" calcext:value-type="string">
            <text:p>lexical features (words frequent qith gray and black words)</text:p>
          </table:table-cell>
          <table:table-cell table:number-columns-repeated="8"/>
          <table:table-cell table:formula="of:=IFERROR(__xludf.dummyfunction(&quot;&quot;&quot;COMPUTED_VALUE&quot;&quot;&quot;);1400)" office:value-type="float" office:value="1400" calcext:value-type="float">
            <text:p>1400</text:p>
          </table:table-cell>
          <table:table-cell table:number-columns-repeated="6"/>
          <table:table-cell table:formula="of:=IFERROR(__xludf.dummyfunction(&quot;&quot;&quot;COMPUTED_VALUE&quot;&quot;&quot;);&quot;crawled based on a hate lexicon, and random choice&quot;)" office:value-type="string" office:string-value="crawled based on a hate lexicon, and random choice" calcext:value-type="string">
            <text:p>crawled based on a hate lexicon, and random choice</text:p>
          </table:table-cell>
          <table:table-cell table:number-columns-repeated="984"/>
        </table:table-row>
        <table:table-row table:style-name="ro1">
          <table:table-cell table:number-columns-repeated="2"/>
          <table:table-cell table:formula="of:=IFERROR(__xludf.dummyfunction(&quot;&quot;&quot;COMPUTED_VALUE&quot;&quot;&quot;);&quot;Proceedings of the International Conference on Information Integration and Web-based Applications and Services&quot;)" office:value-type="string" office:string-value="Proceedings of the International Conference on Information Integration and Web-based Applications and Services" calcext:value-type="string">
            <text:p>Proceedings of the International Conference on Information Integration and Web-based Applications and Services</text:p>
          </table:table-cell>
          <table:table-cell table:number-columns-repeated="4"/>
          <table:table-cell table:formula="of:=IFERROR(__xludf.dummyfunction(&quot;&quot;&quot;COMPUTED_VALUE&quot;&quot;&quot;);&quot;probabilistic information fusion framework that utilizes confidence score and interdependencies associated with different social and textual features and uses those to build better predictors for cyberbullying&quot;)" office:value-type="string" office:string-value="probabilistic information fusion framework that utilizes confidence score and interdependencies associated with different social and textual features and uses those to build better predictors for cyberbullying" calcext:value-type="string">
            <text:p>probabilistic information fusion framework that utilizes confidence score and interdependencies associated with different social and textual features and uses those to build better predictors for cyberbullying</text:p>
          </table:table-cell>
          <table:table-cell table:number-columns-repeated="6"/>
          <table:table-cell table:formula="of:=IFERROR(__xludf.dummyfunction(&quot;&quot;&quot;COMPUTED_VALUE&quot;&quot;&quot;);&quot;speech that contains abusive, insulting, intimidating, harassing or which incites violence, hatred or discrimination statement. contain profane words&quot;)" office:value-type="string" office:string-value="speech that contains abusive, insulting, intimidating, harassing or which incites violence, hatred or discrimination statement. contain profane words" calcext:value-type="string">
            <text:p>speech that contains abusive, insulting, intimidating, harassing or which incites violence, hatred or discrimination statement. contain profane words</text:p>
          </table:table-cell>
          <table:table-cell table:number-columns-repeated="6"/>
          <table:table-cell table:formula="of:=IFERROR(__xludf.dummyfunction(&quot;&quot;&quot;COMPUTED_VALUE&quot;&quot;&quot;);&quot;DNN&quot;)" office:value-type="string" office:string-value="DNN" calcext:value-type="string">
            <text:p>DNN</text:p>
          </table:table-cell>
          <table:table-cell/>
          <table:table-cell table:formula="of:=IFERROR(__xludf.dummyfunction(&quot;&quot;&quot;COMPUTED_VALUE&quot;&quot;&quot;);&quot;POS, typed dependencies, lexical features&quot;)" office:value-type="string" office:string-value="POS, typed dependencies, lexical features" calcext:value-type="string">
            <text:p>POS, typed dependencies, lexical features</text:p>
          </table:table-cell>
          <table:table-cell table:number-columns-repeated="8"/>
          <table:table-cell table:formula="of:=IFERROR(__xludf.dummyfunction(&quot;&quot;&quot;COMPUTED_VALUE&quot;&quot;&quot;);3825)" office:value-type="float" office:value="3825" calcext:value-type="float">
            <text:p>3825</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Data Mining Workshop &quot;)" office:value-type="string" office:string-value="International Conference on Data Mining Workshop " calcext:value-type="string">
            <text:p>International Conference on Data Mining Workshop </text:p>
          </table:table-cell>
          <table:table-cell table:number-columns-repeated="4"/>
          <table:table-cell table:formula="of:=IFERROR(__xludf.dummyfunction(&quot;&quot;&quot;COMPUTED_VALUE&quot;&quot;&quot;);&quot;detection of cyberbullying with time-series data&quot;)" office:value-type="string" office:string-value="detection of cyberbullying with time-series data" calcext:value-type="string">
            <text:p>detection of cyberbullying with time-series data</text:p>
          </table:table-cell>
          <table:table-cell table:number-columns-repeated="6"/>
          <table:table-cell table:formula="of:=IFERROR(__xludf.dummyfunction(&quot;&quot;&quot;COMPUTED_VALUE&quot;&quot;&quot;);&quot;aggressive, intentional act carried out by a group or individual, using electronic forms of contact (e.g. email and chat rooms), repeatedly or over time, against a victim who cannot easily defend her-self&quot;)" office:value-type="string" office:string-value="aggressive, intentional act carried out by a group or individual, using electronic forms of contact (e.g. email and chat rooms), repeatedly or over time, against a victim who cannot easily defend her-self" calcext:value-type="string">
            <text:p>aggressive, intentional act carried out by a group or individual, using electronic forms of contact (e.g. email and chat rooms), repeatedly or over time, against a victim who cannot easily defend her-self</text:p>
          </table:table-cell>
          <table:table-cell table:number-columns-repeated="6"/>
          <table:table-cell table:formula="of:=IFERROR(__xludf.dummyfunction(&quot;&quot;&quot;COMPUTED_VALUE&quot;&quot;&quot;);&quot;decision tree&quot;)" office:value-type="string" office:string-value="decision tree" calcext:value-type="string">
            <text:p>decision tree</text:p>
          </table:table-cell>
          <table:table-cell/>
          <table:table-cell table:formula="of:=IFERROR(__xludf.dummyfunction(&quot;&quot;&quot;COMPUTED_VALUE&quot;&quot;&quot;);&quot;sentiment analysis, pronoun variations, common-sense matrix (words linked to certain concepts), word n-gram, Brown clustering, word embedding&quot;)" office:value-type="string" office:string-value="sentiment analysis, pronoun variations, common-sense matrix (words linked to certain concepts), word n-gram, Brown clustering, word embedding" calcext:value-type="string">
            <text:p>sentiment analysis, pronoun variations, common-sense matrix (words linked to certain concepts), word n-gram, Brown clustering, word embedding</text:p>
          </table:table-cell>
          <table:table-cell table:number-columns-repeated="8"/>
          <table:table-cell table:formula="of:=IFERROR(__xludf.dummyfunction(&quot;&quot;&quot;COMPUTED_VALUE&quot;&quot;&quot;);3001427)" office:value-type="float" office:value="3001427" calcext:value-type="float">
            <text:p>3001427</text:p>
          </table:table-cell>
          <table:table-cell table:number-columns-repeated="991"/>
        </table:table-row>
        <table:table-row table:style-name="ro1">
          <table:table-cell table:number-columns-repeated="2"/>
          <table:table-cell table:formula="of:=IFERROR(__xludf.dummyfunction(&quot;&quot;&quot;COMPUTED_VALUE&quot;&quot;&quot;);&quot;Telecommunications Forum Telfor&quot;)" office:value-type="string" office:string-value="Telecommunications Forum Telfor" calcext:value-type="string">
            <text:p>Telecommunications Forum Telfor</text:p>
          </table:table-cell>
          <table:table-cell table:number-columns-repeated="4"/>
          <table:table-cell table:formula="of:=IFERROR(__xludf.dummyfunction(&quot;&quot;&quot;COMPUTED_VALUE&quot;&quot;&quot;);&quot;detection taking into account misspellings&quot;)" office:value-type="string" office:string-value="detection taking into account misspellings" calcext:value-type="string">
            <text:p>detection taking into account misspellings</text:p>
          </table:table-cell>
          <table:table-cell table:number-columns-repeated="6"/>
          <table:table-cell table:formula="of:=IFERROR(__xludf.dummyfunction(&quot;&quot;&quot;COMPUTED_VALUE&quot;&quot;&quot;);&quot;actual classification of racist, sexist, none and sentiment (positive, negative, neutral) in the crowdsourcing task&quot;)" office:value-type="string" office:string-value="actual classification of racist, sexist, none and sentiment (positive, negative, neutral) in the crowdsourcing task" calcext:value-type="string">
            <text:p>actual classification of racist, sexist, none and sentiment (positive, negative, neutral) in the crowdsourcing task</text:p>
          </table:table-cell>
          <table:table-cell table:number-columns-repeated="6"/>
          <table:table-cell table:formula="of:=IFERROR(__xludf.dummyfunction(&quot;&quot;&quot;COMPUTED_VALUE&quot;&quot;&quot;);&quot;ensemble_classifier (different weight initialization), CNN&quot;)" office:value-type="string" office:string-value="ensemble_classifier (different weight initialization), CNN" calcext:value-type="string">
            <text:p>ensemble_classifier (different weight initialization), CNN</text:p>
          </table:table-cell>
          <table:table-cell/>
          <table:table-cell table:formula="of:=IFERROR(__xludf.dummyfunction(&quot;&quot;&quot;COMPUTED_VALUE&quot;&quot;&quot;);&quot;word n-gram (filtered by minimum frequency), linguistic features (Flesch-Kincaid Grade Level FKGL and Flesch Reading Ease FRE scores to measure the ‘readability’ of a document, number of hashtags, emojis, capital letter, punctuation, ratio between the num&quot;&amp;&quot;ber of misspelled words and the number of all words...), POS n-gram, sentiment analysis, feature selection (performance on subsets of features)&quot;)" office:value-type="string" office:string-value="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performance on subsets of features)" calcext:value-type="string">
            <text:p>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performance on subsets of features)</text:p>
          </table:table-cell>
          <table:table-cell table:number-columns-repeated="8"/>
          <table:table-cell table:formula="of:=IFERROR(__xludf.dummyfunction(&quot;&quot;&quot;COMPUTED_VALUE&quot;&quot;&quot;);24000)" office:value-type="float" office:value="24000" calcext:value-type="float">
            <text:p>240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Machine Learning and Applications&quot;)" office:value-type="string" office:string-value="International Conference on Machine Learning and Applications" calcext:value-type="string">
            <text:p>International Conference on Machine Learning and Applications</text:p>
          </table:table-cell>
          <table:table-cell table:number-columns-repeated="4"/>
          <table:table-cell table:formula="of:=IFERROR(__xludf.dummyfunction(&quot;&quot;&quot;COMPUTED_VALUE&quot;&quot;&quot;);&quot;weakly supervised detection of cyberbullying words and users&quot;)" office:value-type="string" office:string-value="weakly supervised detection of cyberbullying words and users" calcext:value-type="string">
            <text:p>weakly supervised detection of cyberbullying words and users</text:p>
          </table:table-cell>
          <table:table-cell table:number-columns-repeated="6"/>
          <table:table-cell table:formula="of:=IFERROR(__xludf.dummyfunction(&quot;&quot;&quot;COMPUTED_VALUE&quot;&quot;&quot;);&quot;but they focus on harassment. Cyberbullying is a repeated act that harasses, humiliates, threatens, or hassles other people through computers, cell phones and other electronic devices [1], including online social net-working websites [2].&quot;)" office:value-type="string" office:string-value="but they focus on harassment. Cyberbullying is a repeated act that harasses, humiliates, threatens, or hassles other people through computers, cell phones and other electronic devices [1], including online social net-working websites [2]." calcext:value-type="string">
            <text:p>but they focus on harassment. Cyberbullying is a repeated act that harasses, humiliates, threatens, or hassles other people through computers, cell phones and other electronic devices [1], including online social net-working websites [2].</text:p>
          </table:table-cell>
          <table:table-cell table:number-columns-repeated="6"/>
          <table:table-cell table:formula="of:=IFERROR(__xludf.dummyfunction(&quot;&quot;&quot;COMPUTED_VALUE&quot;&quot;&quot;);&quot;KNN, SVM&quot;)" office:value-type="string" office:string-value="KNN, SVM" calcext:value-type="string">
            <text:p>KNN, SVM</text:p>
          </table:table-cell>
          <table:table-cell/>
          <table:table-cell table:formula="of:=IFERROR(__xludf.dummyfunction(&quot;&quot;&quot;COMPUTED_VALUE&quot;&quot;&quot;);&quot;word n-gram, tf-idf, tf-icf, feature selection (Document Frequency, Information Gain, mutual information, chi-square)&quot;)" office:value-type="string" office:string-value="word n-gram, tf-idf, tf-icf, feature selection (Document Frequency, Information Gain, mutual information, chi-square)" calcext:value-type="string">
            <text:p>word n-gram, tf-idf, tf-icf, feature selection (Document Frequency, Information Gain, mutual information, chi-square)</text:p>
          </table:table-cell>
          <table:table-cell table:number-columns-repeated="8"/>
          <table:table-cell table:formula="of:=IFERROR(__xludf.dummyfunction(&quot;&quot;&quot;COMPUTED_VALUE&quot;&quot;&quot;);56805)" office:value-type="float" office:value="56805" calcext:value-type="float">
            <text:p>56805</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Conference on World Wide Web&quot;)" office:value-type="string" office:string-value="Proceedings of the International Conference on World Wide Web" calcext:value-type="string">
            <text:p>Proceedings of the International Conference on World Wide Web</text:p>
          </table:table-cell>
          <table:table-cell table:number-columns-repeated="4"/>
          <table:table-cell table:formula="of:=IFERROR(__xludf.dummyfunction(&quot;&quot;&quot;COMPUTED_VALUE&quot;&quot;&quot;);&quot;incorporation of the users’ information&quot;)" office:value-type="string" office:string-value="incorporation of the users’ information" calcext:value-type="string">
            <text:p>incorporation of the users’ information</text:p>
          </table:table-cell>
          <table:table-cell table:number-columns-repeated="6"/>
          <table:table-cell table:formula="of:=IFERROR(__xludf.dummyfunction(&quot;&quot;&quot;COMPUTED_VALUE&quot;&quot;&quot;);&quot;• Offensive Language: Profanity, strongly impolite, rude or vulgar language expressed with fighting or hurtful 5 http://dictionary.cambridge.org 6 http://thelawdictionary.org words in order to insult a targeted individual or group. (Chen et al. 2012), (Ra&quot;&amp;&quot;zavi et al. 2010). • Abusive Language: Any strongly impolite, rude or hurtful language using profanity, that can show a debasement of someone or something, or show intense emotion. (Papegnies et al. 2017), (Park and Fung 2017), (Nobata et al. 2016). • Hat&quot;&amp;&quot;e Speech: Language used to express hatred towards a targeted individual or group, or is intended to be derogatory, to humiliate, or to insult the members of the group, on the basis of attributes such as race, religion, ethnic origin, sexual orientation, d&quot;&amp;&quot;isability, or gender. (Davidson et al. 2017), (Badjatiya et al. 2017), (Warner and Hirschberg 2012), (Schmidt and Wiegand 2017), (Djuric et al. 2015). • Aggressive Behavior: Overt, angry and often violent social interaction delivered via electronic means,&quot;&amp;&quot; with the intention of inflicting damage or other unpleasantness upon another individual or group of people, who perceive such acts as derogatory, harmful, or unwanted. (Chatzakou et al. 2017), (Hosseinmardi et al. 2015). • Cyberbullying Behavior: It’s th&quot;&amp;&quot;e use of force, threat, or coercion to abuse, embarrass, intimidate, or aggressively dominate others, using electronic forms of contact. It typically denotes repeated and hostile behavior performed by a group or an individual. (Chatzakou et al. 2017), (Ho&quot;&amp;&quot;sseinmardi et al. 2015), (Dinakar, Reichart, and Lieberman 2011), (Riadi and others 2017), (Kansara and Shekokar 2015). • Spam: Posts consisted of related or unrelated advertising / marketing, selling products of adult nature, linking to malicious website&quot;&amp;&quot;s, phishing attempts and other kinds of unwanted information, usually executed repeatedly. • Normal: all tweets that do not fall in any of the prior categories.&quot;)" office:value-type="string" office:string-value="•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 calcext:value-type="string">
            <text:p>• Offensive Language: Profanity, strongly impolite, rude or vulgar language expressed with fighting or hurtful 5 http://dictionary.cambridge.org 6 http://thelawdictionary.org words in order to insult a targeted individual or group. (Chen et al. 2012), (Razavi et al. 2010). • Abusive Language: Any strongly impolite, rude or hurtful language using profanity, that can show a debasement of someone or something, or show intense emotion. (Papegnies et al. 2017), (Park and Fung 2017), (Nobata et al. 2016). • Hate Speech: Language used to express hatred towards a targeted individual or group, or is intended to be derogatory, to humiliate, or to insult the members of the group, on the basis of attributes such as race, religion, ethnic origin, sexual orientation, disability, or gender. (Davidson et al. 2017), (Badjatiya et al. 2017), (Warner and Hirschberg 2012), (Schmidt and Wiegand 2017), (Djuric et al. 2015). • Aggressive Behavior: Overt, angry and often violent social interaction delivered via electronic means, with the intention of inflicting damage or other unpleasantness upon another individual or group of people, who perceive such acts as derogatory, harmful, or unwanted. (Chatzakou et al. 2017), (Hosseinmardi et al. 2015). • Cyberbullying Behavior: It’s the use of force, threat, or coercion to abuse, embarrass, intimidate, or aggressively dominate others, using electronic forms of contact. It typically denotes repeated and hostile behavior performed by a group or an individual. (Chatzakou et al. 2017), (Hosseinmardi et al. 2015), (Dinakar, Reichart, and Lieberman 2011), (Riadi and others 2017), (Kansara and Shekokar 2015). • Spam: Posts consisted of related or unrelated advertising / marketing, selling products of adult nature, linking to malicious websites, phishing attempts and other kinds of unwanted information, usually executed repeatedly. • Normal: all tweets that do not fall in any of the prior categories.</text:p>
          </table:table-cell>
          <table:table-cell table:number-columns-repeated="6"/>
          <table:table-cell table:formula="of:=IFERROR(__xludf.dummyfunction(&quot;&quot;&quot;COMPUTED_VALUE&quot;&quot;&quot;);&quot;KNN, SVM, Naive Bayes, JRip, decision tree (J48), random forest, rule (SPEC Sentence Pattern Extraction arChitecture), CNN&quot;)" office:value-type="string" office:string-value="KNN, SVM, Naive Bayes, JRip, decision tree (J48), random forest, rule (SPEC Sentence Pattern Extraction arChitecture), CNN" calcext:value-type="string">
            <text:p>KNN, SVM, Naive Bayes, JRip, decision tree (J48), random forest, rule (SPEC Sentence Pattern Extraction arChitecture), CNN</text:p>
          </table:table-cell>
          <table:table-cell/>
          <table:table-cell table:formula="of:=IFERROR(__xludf.dummyfunction(&quot;&quot;&quot;COMPUTED_VALUE&quot;&quot;&quot;);&quot;word n-gram, bag of words, linguistic features (length, punctuation, uppercase letters, ...), feature selection (chi-square, SVD)&quot;)" office:value-type="string" office:string-value="word n-gram, bag of words, linguistic features (length, punctuation, uppercase letters, ...), feature selection (chi-square, SVD)" calcext:value-type="string">
            <text:p>word n-gram, bag of words, linguistic features (length, punctuation, uppercase letters, ...), feature selection (chi-square, SVD)</text:p>
          </table:table-cell>
          <table:table-cell table:number-columns-repeated="8"/>
          <table:table-cell table:formula="of:=IFERROR(__xludf.dummyfunction(&quot;&quot;&quot;COMPUTED_VALUE&quot;&quot;&quot;);11670)" office:value-type="float" office:value="11670" calcext:value-type="float">
            <text:p>11670</text:p>
          </table:table-cell>
          <table:table-cell table:number-columns-repeated="991"/>
        </table:table-row>
        <table:table-row table:style-name="ro1">
          <table:table-cell table:number-columns-repeated="2"/>
          <table:table-cell table:formula="of:=IFERROR(__xludf.dummyfunction(&quot;&quot;&quot;COMPUTED_VALUE&quot;&quot;&quot;);&quot;European Modelling Symposium &quot;)" office:value-type="string" office:string-value="European Modelling Symposium " calcext:value-type="string">
            <text:p>European Modelling Symposium </text:p>
          </table:table-cell>
          <table:table-cell table:number-columns-repeated="4"/>
          <table:table-cell table:formula="of:=IFERROR(__xludf.dummyfunction(&quot;&quot;&quot;COMPUTED_VALUE&quot;&quot;&quot;);&quot;survey on multilingual cyberbullying detection and recommendations for Arabic&quot;)" office:value-type="string" office:string-value="survey on multilingual cyberbullying detection and recommendations for Arabic" calcext:value-type="string">
            <text:p>survey on multilingual cyberbullying detection and recommendations for Arabic</text:p>
          </table:table-cell>
          <table:table-cell table:number-columns-repeated="6"/>
          <table:table-cell table:formula="of:=IFERROR(__xludf.dummyfunction(&quot;&quot;&quot;COMPUTED_VALUE&quot;&quot;&quot;);&quot;dataset of harmful&quot;)" office:value-type="string" office:string-value="dataset of harmful" calcext:value-type="string">
            <text:p>dataset of harmful</text:p>
          </table:table-cell>
          <table:table-cell table:number-columns-repeated="6"/>
          <table:table-cell table:formula="of:=IFERROR(__xludf.dummyfunction(&quot;&quot;&quot;COMPUTED_VALUE&quot;&quot;&quot;);&quot;SVM, Naive Bayes, KNN, decision tree, DNN&quot;)" office:value-type="string" office:string-value="SVM, Naive Bayes, KNN, decision tree, DNN" calcext:value-type="string">
            <text:p>SVM, Naive Bayes, KNN, decision tree, DNN</text:p>
          </table:table-cell>
          <table:table-cell/>
          <table:table-cell table:formula="of:=IFERROR(__xludf.dummyfunction(&quot;&quot;&quot;COMPUTED_VALUE&quot;&quot;&quot;);&quot;sentiment analysis (sentiment polarity lexicon, polarity modifier, distribution of sentiment polarity), linguistic features (punctuation, emoticons), char n-gram, word n-gram, n-gram variations (lemma n-gram, lemma sentiment polarity n-grams, repetitions &quot;&amp;&quot;of char n-gram, dependency type n-grams, lexical dependency n-grams, lexical dependency triplet n-grams, POS dependency n-grams), POS n-gram, POS variations (POS distribution, POS dependency triplet n-grams), word embedding variations ( word embedding lex&quot;&amp;&quot;icon, average of word embeddings)&quot;)" office:value-type="string" office:string-value="sentiment analysis (sentiment polarity lexicon, polarity modifier, distribution of sentiment polarity), linguistic features (punctuation, emoticons), char n-gram, word n-gram, n-gram variations (lemma n-gram, lemma sentiment polarity n-grams, repetitions of char n-gram, dependency type n-grams, lexical dependency n-grams, lexical dependency triplet n-grams, POS dependency n-grams), POS n-gram, POS variations (POS distribution, POS dependency triplet n-grams), word embedding variations ( word embedding lexicon, average of word embeddings)" calcext:value-type="string">
            <text:p>sentiment analysis (sentiment polarity lexicon, polarity modifier, distribution of sentiment polarity), linguistic features (punctuation, emoticons), char n-gram, word n-gram, n-gram variations (lemma n-gram, lemma sentiment polarity n-grams, repetitions of char n-gram, dependency type n-grams, lexical dependency n-grams, lexical dependency triplet n-grams, POS dependency n-grams), POS n-gram, POS variations (POS distribution, POS dependency triplet n-grams), word embedding variations ( word embedding lexicon, average of word embeddings)</text:p>
          </table:table-cell>
          <table:table-cell table:number-columns-repeated="8"/>
          <table:table-cell table:formula="of:=IFERROR(__xludf.dummyfunction(&quot;&quot;&quot;COMPUTED_VALUE&quot;&quot;&quot;);15000)" office:value-type="float" office:value="15000" calcext:value-type="float">
            <text:p>15000</text:p>
          </table:table-cell>
          <table:table-cell table:number-columns-repeated="991"/>
        </table:table-row>
        <table:table-row table:style-name="ro1">
          <table:table-cell table:number-columns-repeated="2"/>
          <table:table-cell table:formula="of:=IFERROR(__xludf.dummyfunction(&quot;&quot;&quot;COMPUTED_VALUE&quot;&quot;&quot;);&quot;European Intelligence and Security Informatics Conference&quot;)" office:value-type="string" office:string-value="European Intelligence and Security Informatics Conference" calcext:value-type="string">
            <text:p>European Intelligence and Security Informatics Conference</text:p>
          </table:table-cell>
          <table:table-cell table:number-columns-repeated="4"/>
          <table:table-cell table:formula="of:=IFERROR(__xludf.dummyfunction(&quot;&quot;&quot;COMPUTED_VALUE&quot;&quot;&quot;);&quot;cyberbullying on various topics across multiple SMPs&quot;)" office:value-type="string" office:string-value="cyberbullying on various topics across multiple SMPs" calcext:value-type="string">
            <text:p>cyberbullying on various topics across multiple SMPs</text:p>
          </table:table-cell>
          <table:table-cell table:number-columns-repeated="6"/>
          <table:table-cell table:formula="of:=IFERROR(__xludf.dummyfunction(&quot;&quot;&quot;COMPUTED_VALUE&quot;&quot;&quot;);&quot;Bullying traces include but far exceed incidences of cyberbullying. Most of them are in fact responses to a bullying experience – the actual attack is hidden from view. Bullying traces are valuable, albeit fragmental and noisy, data which we can use to pi&quot;&amp;&quot;ece together the underlying episodes.&quot;)" office:value-type="string" office:string-value="Bullying traces include but far exceed incidences of cyberbullying. Most of them are in fact responses to a bullying experience – the actual attack is hidden from view. Bullying traces are valuable, albeit fragmental and noisy, data which we can use to piece together the underlying episodes." calcext:value-type="string">
            <text:p>Bullying traces include but far exceed incidences of cyberbullying. Most of them are in fact responses to a bullying experience – the actual attack is hidden from view. Bullying traces are valuable, albeit fragmental and noisy, data which we can use to piece together the underlying episodes.</text:p>
          </table:table-cell>
          <table:table-cell table:number-columns-repeated="6"/>
          <table:table-cell table:formula="of:=IFERROR(__xludf.dummyfunction(&quot;&quot;&quot;COMPUTED_VALUE&quot;&quot;&quot;);&quot;fuzzy model (fuzzy logic Mamdani Fuzzy System, Fuzzy decision tree System, Fuzzy Control)&quot;)" office:value-type="string" office:string-value="fuzzy model (fuzzy logic Mamdani Fuzzy System, Fuzzy decision tree System, Fuzzy Control)" calcext:value-type="string">
            <text:p>fuzzy model (fuzzy logic Mamdani Fuzzy System, Fuzzy decision tree System, Fuzzy Control)</text:p>
          </table:table-cell>
          <table:table-cell/>
          <table:table-cell table:formula="of:=IFERROR(__xludf.dummyfunction(&quot;&quot;&quot;COMPUTED_VALUE&quot;&quot;&quot;);&quot;bag of words, word embedding&quot;)" office:value-type="string" office:string-value="bag of words, word embedding" calcext:value-type="string">
            <text:p>bag of words, word embedding</text:p>
          </table:table-cell>
          <table:table-cell table:number-columns-repeated="8"/>
          <table:table-cell table:formula="of:=IFERROR(__xludf.dummyfunction(&quot;&quot;&quot;COMPUTED_VALUE&quot;&quot;&quot;);731956)" office:value-type="float" office:value="731956" calcext:value-type="float">
            <text:p>731956</text:p>
          </table:table-cell>
          <table:table-cell table:number-columns-repeated="991"/>
        </table:table-row>
        <table:table-row table:style-name="ro1">
          <table:table-cell table:number-columns-repeated="2"/>
          <table:table-cell table:formula="of:=IFERROR(__xludf.dummyfunction(&quot;&quot;&quot;COMPUTED_VALUE&quot;&quot;&quot;);&quot;European Conference on Information Retrieval&quot;)" office:value-type="string" office:string-value="European Conference on Information Retrieval" calcext:value-type="string">
            <text:p>European Conference on Information Retrieval</text:p>
          </table:table-cell>
          <table:table-cell table:number-columns-repeated="4"/>
          <table:table-cell table:formula="of:=IFERROR(__xludf.dummyfunction(&quot;&quot;&quot;COMPUTED_VALUE&quot;&quot;&quot;);&quot;hate speech with deep learning to learn  word embeddings&quot;)" office:value-type="string" office:string-value="hate speech with deep learning to learn  word embeddings" calcext:value-type="string">
            <text:p>hate speech with deep learning to learn <text:s/>word embeddings</text:p>
          </table:table-cell>
          <table:table-cell table:number-columns-repeated="6"/>
          <table:table-cell table:formula="of:=IFERROR(__xludf.dummyfunction(&quot;&quot;&quot;COMPUTED_VALUE&quot;&quot;&quot;);&quot;mention hate speech in the title&quot;)" office:value-type="string" office:string-value="mention hate speech in the title" calcext:value-type="string">
            <text:p>mention hate speech in the title</text:p>
          </table:table-cell>
          <table:table-cell table:number-columns-repeated="6"/>
          <table:table-cell table:formula="of:=IFERROR(__xludf.dummyfunction(&quot;&quot;&quot;COMPUTED_VALUE&quot;&quot;&quot;);&quot;SVM, logistic regression&quot;)" office:value-type="string" office:string-value="SVM, logistic regression" calcext:value-type="string">
            <text:p>SVM, logistic regression</text:p>
          </table:table-cell>
          <table:table-cell/>
          <table:table-cell table:formula="of:=IFERROR(__xludf.dummyfunction(&quot;&quot;&quot;COMPUTED_VALUE&quot;&quot;&quot;);&quot;bag of words, word n-gram, char n-gram, sentiment analysis&quot;)" office:value-type="string" office:string-value="bag of words, word n-gram, char n-gram, sentiment analysis" calcext:value-type="string">
            <text:p>bag of words, word n-gram, char n-gram, sentiment analysis</text:p>
          </table:table-cell>
          <table:table-cell table:number-columns-repeated="8"/>
          <table:table-cell table:formula="of:=IFERROR(__xludf.dummyfunction(&quot;&quot;&quot;COMPUTED_VALUE&quot;&quot;&quot;);21000)" office:value-type="float" office:value="21000" calcext:value-type="float">
            <text:p>21000</text:p>
          </table:table-cell>
          <table:table-cell table:number-columns-repeated="991"/>
        </table:table-row>
        <table:table-row table:style-name="ro1">
          <table:table-cell table:number-columns-repeated="2"/>
          <table:table-cell table:formula="of:=IFERROR(__xludf.dummyfunction(&quot;&quot;&quot;COMPUTED_VALUE&quot;&quot;&quot;);&quot;Proceedings of the Conference on Empirical Methods in Natural Language Processing&quot;)" office:value-type="string" office:string-value="Proceedings of the Conference on Empirical Methods in Natural Language Processing" calcext:value-type="string">
            <text:p>Proceedings of the Conference on Empirical Methods in Natural Language Processing</text:p>
          </table:table-cell>
          <table:table-cell table:number-columns-repeated="4"/>
          <table:table-cell table:formula="of:=IFERROR(__xludf.dummyfunction(&quot;&quot;&quot;COMPUTED_VALUE&quot;&quot;&quot;);&quot;abusive content detection in greek &quot;)" office:value-type="string" office:string-value="abusive content detection in greek " calcext:value-type="string">
            <text:p>abusive content detection in greek </text:p>
          </table:table-cell>
          <table:table-cell table:number-columns-repeated="6"/>
          <table:table-cell table:formula="of:=IFERROR(__xludf.dummyfunction(&quot;&quot;&quot;COMPUTED_VALUE&quot;&quot;&quot;);&quot;aggressive, intentional act carried out by in person or group with the use of electronic forms of contacts&quot;)" office:value-type="string" office:string-value="aggressive, intentional act carried out by in person or group with the use of electronic forms of contacts" calcext:value-type="string">
            <text:p>aggressive, intentional act carried out by in person or group with the use of electronic forms of contacts</text:p>
          </table:table-cell>
          <table:table-cell table:number-columns-repeated="6"/>
          <table:table-cell table:formula="of:=IFERROR(__xludf.dummyfunction(&quot;&quot;&quot;COMPUTED_VALUE&quot;&quot;&quot;);&quot;random forest&quot;)" office:value-type="string" office:string-value="random forest" calcext:value-type="string">
            <text:p>random forest</text:p>
          </table:table-cell>
          <table:table-cell/>
          <table:table-cell table:formula="of:=IFERROR(__xludf.dummyfunction(&quot;&quot;&quot;COMPUTED_VALUE&quot;&quot;&quot;);&quot;word n-gram (filtered by minimum frequency), linguistic features (Flesch-Kincaid Grade Level FKGL and Flesch Reading Ease FRE scores to measure the ‘readability’ of a document, number of hashtags, emojis, capital letter, punctuation, ratio between the num&quot;&amp;&quot;ber of misspelled words and the number of all words...), POS n-gram, sentiment analysis, feature selection (L1 Logistic Regression)&quot;)" office:value-type="string" office:string-value="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L1 Logistic Regression)" calcext:value-type="string">
            <text:p>word n-gram (filtered by minimum frequency), linguistic features (Flesch-Kincaid Grade Level FKGL and Flesch Reading Ease FRE scores to measure the ‘readability’ of a document, number of hashtags, emojis, capital letter, punctuation, ratio between the number of misspelled words and the number of all words...), POS n-gram, sentiment analysis, feature selection (L1 Logistic Regression)</text:p>
          </table:table-cell>
          <table:table-cell table:number-columns-repeated="8"/>
          <table:table-cell table:formula="of:=IFERROR(__xludf.dummyfunction(&quot;&quot;&quot;COMPUTED_VALUE&quot;&quot;&quot;);&quot;3110, 3466, 1710, 13153, 4802, 4303, 1946, 1340&quot;)" office:value-type="string" office:string-value="3110, 3466, 1710, 13153, 4802, 4303, 1946, 1340" calcext:value-type="string">
            <text:p>3110, 3466, 1710, 13153, 4802, 4303, 1946, 1340</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Joint Conference on Natural Language Processing&quot;)" office:value-type="string" office:string-value="Proceedings of the International Joint Conference on Natural Language Processing" calcext:value-type="string">
            <text:p>Proceedings of the International Joint Conference on Natural Language Processing</text:p>
          </table:table-cell>
          <table:table-cell table:number-columns-repeated="4"/>
          <table:table-cell table:formula="of:=IFERROR(__xludf.dummyfunction(&quot;&quot;&quot;COMPUTED_VALUE&quot;&quot;&quot;);&quot;dataset of tweets we created based on ontological classes and degrees of harmful speech found in the text&quot;)" office:value-type="string" office:string-value="dataset of tweets we created based on ontological classes and degrees of harmful speech found in the text" calcext:value-type="string">
            <text:p>dataset of tweets we created based on ontological classes and degrees of harmful speech found in the text</text:p>
          </table:table-cell>
          <table:table-cell table:number-columns-repeated="6"/>
          <table:table-cell table:formula="of:=IFERROR(__xludf.dummyfunction(&quot;&quot;&quot;COMPUTED_VALUE&quot;&quot;&quot;);&quot;Entries containing libelous, slanderous or abusive contents; (b) Disclosing personal data of natural persons without their authorization; (c) Entries and humiliating online activities performed in the name of another person;. = harmful/non-harmful. use ke&quot;&amp;&quot;ywords of vulgarities are defined as ”obscene or vulgar words which connote offenses against particular persons or society.”&quot;)" office:value-type="string" office:string-value="Entries containing libelous, slanderous or abusive contents; (b) Disclosing personal data of natural persons without their authorization; (c) Entries and humiliating online activities performed in the name of another person;. = harmful/non-harmful. use keywords of vulgarities are defined as ”obscene or vulgar words which connote offenses against particular persons or society.”" calcext:value-type="string">
            <text:p>Entries containing libelous, slanderous or abusive contents; (b) Disclosing personal data of natural persons without their authorization; (c) Entries and humiliating online activities performed in the name of another person;. = harmful/non-harmful. use keywords of vulgarities are defined as ”obscene or vulgar words which connote offenses against particular persons or society.”</text:p>
          </table:table-cell>
          <table:table-cell table:number-columns-repeated="6"/>
          <table:table-cell table:formula="of:=IFERROR(__xludf.dummyfunction(&quot;&quot;&quot;COMPUTED_VALUE&quot;&quot;&quot;);&quot;JRip, Naive Bayes, decision tree (J48), SVM&quot;)" office:value-type="string" office:string-value="JRip, Naive Bayes, decision tree (J48), SVM" calcext:value-type="string">
            <text:p>JRip, Naive Bayes, decision tree (J48), SVM</text:p>
          </table:table-cell>
          <table:table-cell/>
          <table:table-cell table:formula="of:=IFERROR(__xludf.dummyfunction(&quot;&quot;&quot;COMPUTED_VALUE&quot;&quot;&quot;);&quot;word embedding variations (paragraph2vec with continuous bag of words)&quot;)" office:value-type="string" office:string-value="word embedding variations (paragraph2vec with continuous bag of words)" calcext:value-type="string">
            <text:p>word embedding variations (paragraph2vec with continuous bag of words)</text:p>
          </table:table-cell>
          <table:table-cell table:number-columns-repeated="8"/>
          <table:table-cell table:formula="of:=IFERROR(__xludf.dummyfunction(&quot;&quot;&quot;COMPUTED_VALUE&quot;&quot;&quot;);1828)" office:value-type="float" office:value="1828" calcext:value-type="float">
            <text:p>1828</text:p>
          </table:table-cell>
          <table:table-cell table:number-columns-repeated="991"/>
        </table:table-row>
        <table:table-row table:style-name="ro1">
          <table:table-cell table:number-columns-repeated="2"/>
          <table:table-cell table:formula="of:=IFERROR(__xludf.dummyfunction(&quot;&quot;&quot;COMPUTED_VALUE&quot;&quot;&quot;);&quot;Proceedings of the annual acm web science conferenc&quot;)" office:value-type="string" office:string-value="Proceedings of the annual acm web science conferenc" calcext:value-type="string">
            <text:p>Proceedings of the annual acm web science conferenc</text:p>
          </table:table-cell>
          <table:table-cell table:number-columns-repeated="4"/>
          <table:table-cell table:formula="of:=IFERROR(__xludf.dummyfunction(&quot;&quot;&quot;COMPUTED_VALUE&quot;&quot;&quot;);&quot;o focus on demographic features (age, gender, and location) of Twitter users to learn demographic word embeddings&quot;)" office:value-type="string" office:string-value="o focus on demographic features (age, gender, and location) of Twitter users to learn demographic word embeddings" calcext:value-type="string">
            <text:p>o focus on demographic features (age, gender, and location) of Twitter users to learn demographic word embeddings</text:p>
          </table:table-cell>
          <table:table-cell table:number-columns-repeated="6"/>
          <table:table-cell table:formula="of:=IFERROR(__xludf.dummyfunction(&quot;&quot;&quot;COMPUTED_VALUE&quot;&quot;&quot;);&quot;Cyberbullying is a kind of online harassment, which can be defined as rude, insulting, offensive, teasing, demoralizing comments through online social media targeting one's educational qualifications, gender, family and personal habits&quot;)" office:value-type="string" office:string-value="Cyberbullying is a kind of online harassment, which can be defined as rude, insulting, offensive, teasing, demoralizing comments through online social media targeting one's educational qualifications, gender, family and personal habits" calcext:value-type="string">
            <text:p>Cyberbullying is a kind of online harassment, which can be defined as rude, insulting, offensive, teasing, demoralizing comments through online social media targeting one's educational qualifications, gender, family and personal habits</text:p>
          </table:table-cell>
          <table:table-cell table:number-columns-repeated="6"/>
          <table:table-cell table:formula="of:=IFERROR(__xludf.dummyfunction(&quot;&quot;&quot;COMPUTED_VALUE&quot;&quot;&quot;);&quot;logistic regression, SVM, random forest, boosting (gradient-boosting)&quot;)" office:value-type="string" office:string-value="logistic regression, SVM, random forest, boosting (gradient-boosting)" calcext:value-type="string">
            <text:p>logistic regression, SVM, random forest, boosting (gradient-boosting)</text:p>
          </table:table-cell>
          <table:table-cell/>
          <table:table-cell table:formula="of:=IFERROR(__xludf.dummyfunction(&quot;&quot;&quot;COMPUTED_VALUE&quot;&quot;&quot;);&quot;sentiment analysis (many features), linguistic features (punctuation, uppercase, interjection), POS variations (unigram with POS and ratio, pattern extracted automatically from sentences and filtered by frequency)&quot;)" office:value-type="string" office:string-value="sentiment analysis (many features), linguistic features (punctuation, uppercase, interjection), POS variations (unigram with POS and ratio, pattern extracted automatically from sentences and filtered by frequency)" calcext:value-type="string">
            <text:p>sentiment analysis (many features), linguistic features (punctuation, uppercase, interjection), POS variations (unigram with POS and ratio, pattern extracted automatically from sentences and filtered by frequency)</text:p>
          </table:table-cell>
          <table:table-cell table:number-columns-repeated="8"/>
          <table:table-cell table:formula="of:=IFERROR(__xludf.dummyfunction(&quot;&quot;&quot;COMPUTED_VALUE&quot;&quot;&quot;);10568)" office:value-type="float" office:value="10568" calcext:value-type="float">
            <text:p>10568</text:p>
          </table:table-cell>
          <table:table-cell table:number-columns-repeated="991"/>
        </table:table-row>
        <table:table-row table:style-name="ro1">
          <table:table-cell table:number-columns-repeated="2"/>
          <table:table-cell table:formula="of:=IFERROR(__xludf.dummyfunction(&quot;&quot;&quot;COMPUTED_VALUE&quot;&quot;&quot;);&quot;Proceedings of the Workshop on Language in Social Media&quot;)" office:value-type="string" office:string-value="Proceedings of the Workshop on Language in Social Media" calcext:value-type="string">
            <text:p>Proceedings of the Workshop on Language in Social Media</text:p>
          </table:table-cell>
          <table:table-cell table:number-columns-repeated="4"/>
          <table:table-cell table:formula="of:=IFERROR(__xludf.dummyfunction(&quot;&quot;&quot;COMPUTED_VALUE&quot;&quot;&quot;);&quot;detection of aggressors&quot;)" office:value-type="string" office:string-value="detection of aggressors" calcext:value-type="string">
            <text:p>detection of aggressors</text:p>
          </table:table-cell>
          <table:table-cell table:number-columns-repeated="6"/>
          <table:table-cell table:formula="of:=IFERROR(__xludf.dummyfunction(&quot;&quot;&quot;COMPUTED_VALUE&quot;&quot;&quot;);&quot;ggressor: someone who posts at least one tweet or retweet with negative meaning, with the intent to harm or insult other users (e.g., the original poster of a tweet, a group of users, etc.); • bully: someone who posts multiple tweets or retweets (≥2) with&quot;&amp;&quot; negative meaning for the same topic and in a repeated fashion, with the intent to harm or insult other users (e.g., the original poster of a tweet, a minor, a group of users, etc.) who may not be able to easily defend themselves during the postings; • sp&quot;&amp;&quot;ammer: someone who posts texts of advertising / marketing or other suspicious nature, such as to sell products of adult nature, and phishing attempts&quot;)" office:value-type="string" office:string-value="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 calcext:value-type="string">
            <text:p>ggressor: someone who posts at least one tweet or retweet with negative meaning, with the intent to harm or insult other users (e.g., the original poster of a tweet, a group of users, etc.); • bully: someone who posts multiple tweets or retweets (≥2) with negative meaning for the same topic and in a repeated fashion, with the intent to harm or insult other users (e.g., the original poster of a tweet, a minor, a group of users, etc.) who may not be able to easily defend themselves during the postings; • spammer: someone who posts texts of advertising / marketing or other suspicious nature, such as to sell products of adult nature, and phishing attempts</text:p>
          </table:table-cell>
          <table:table-cell table:number-columns-repeated="6"/>
          <table:table-cell table:formula="of:=IFERROR(__xludf.dummyfunction(&quot;&quot;&quot;COMPUTED_VALUE&quot;&quot;&quot;);&quot;logistic regression, CNN+RNN&quot;)" office:value-type="string" office:string-value="logistic regression, CNN+RNN" calcext:value-type="string">
            <text:p>logistic regression, CNN+RNN</text:p>
          </table:table-cell>
          <table:table-cell/>
          <table:table-cell table:formula="of:=IFERROR(__xludf.dummyfunction(&quot;&quot;&quot;COMPUTED_VALUE&quot;&quot;&quot;);&quot;lexical features (most frequent words of each category), linguistic features (length), word n-gram, user information&quot;)" office:value-type="string" office:string-value="lexical features (most frequent words of each category), linguistic features (length), word n-gram, user information" calcext:value-type="string">
            <text:p>lexical features (most frequent words of each category), linguistic features (length), word n-gram, user information</text:p>
          </table:table-cell>
          <table:table-cell table:number-columns-repeated="8"/>
          <table:table-cell table:formula="of:=IFERROR(__xludf.dummyfunction(&quot;&quot;&quot;COMPUTED_VALUE&quot;&quot;&quot;);520)" office:value-type="float" office:value="520" calcext:value-type="float">
            <text:p>520</text:p>
          </table:table-cell>
          <table:table-cell table:number-columns-repeated="991"/>
        </table:table-row>
        <table:table-row table:style-name="ro1">
          <table:table-cell table:number-columns-repeated="2"/>
          <table:table-cell table:formula="of:=IFERROR(__xludf.dummyfunction(&quot;&quot;&quot;COMPUTED_VALUE&quot;&quot;&quot;);&quot;European Semantic Web Conference&quot;)" office:value-type="string" office:string-value="European Semantic Web Conference" calcext:value-type="string">
            <text:p>European Semantic Web Conference</text:p>
          </table:table-cell>
          <table:table-cell table:number-columns-repeated="4"/>
          <table:table-cell table:formula="of:=IFERROR(__xludf.dummyfunction(&quot;&quot;&quot;COMPUTED_VALUE&quot;&quot;&quot;);&quot;detection of cyberbullying in Japanese&quot;)" office:value-type="string" office:string-value="detection of cyberbullying in Japanese" calcext:value-type="string">
            <text:p>detection of cyberbullying in Japanese</text:p>
          </table:table-cell>
          <table:table-cell table:number-columns-repeated="6"/>
          <table:table-cell table:formula="of:=IFERROR(__xludf.dummyfunction(&quot;&quot;&quot;COMPUTED_VALUE&quot;&quot;&quot;);&quot;You may not promote violence against or directly attack or threaten other people on the basis of race, ethnicity, national origin, sexual orientation, gender, gender identity, religious affiliation, age, disability, or disease. We also do not allow accoun&quot;&amp;&quot;ts whose primary purpose is inciting harm towards others on the basis of these categories.”&quot;)" office:value-type="string" office:string-value="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 calcext:value-type="string">
            <text:p>You may not promote violence against or directly attack or threaten other people on the basis of race, ethnicity, national origin, sexual orientation, gender, gender identity, religious affiliation, age, disability, or disease. We also do not allow accounts whose primary purpose is inciting harm towards others on the basis of these categories.”</text:p>
          </table:table-cell>
          <table:table-cell table:number-columns-repeated="6"/>
          <table:table-cell table:formula="of:=IFERROR(__xludf.dummyfunction(&quot;&quot;&quot;COMPUTED_VALUE&quot;&quot;&quot;);&quot;fuzzy model (Genetic Algorithms with fuzzy set genes)&quot;)" office:value-type="string" office:string-value="fuzzy model (Genetic Algorithms with fuzzy set genes)" calcext:value-type="string">
            <text:p>fuzzy model (Genetic Algorithms with fuzzy set genes)</text:p>
          </table:table-cell>
          <table:table-cell/>
          <table:table-cell table:formula="of:=IFERROR(__xludf.dummyfunction(&quot;&quot;&quot;COMPUTED_VALUE&quot;&quot;&quot;);&quot;user information, network features, sentiment analysis, linguistic features (post length), pronoun variations (second person pronoun), bag of words (only of offensive words)&quot;)" office:value-type="string" office:string-value="user information, network features, sentiment analysis, linguistic features (post length), pronoun variations (second person pronoun), bag of words (only of offensive words)" calcext:value-type="string">
            <text:p>user information, network features, sentiment analysis, linguistic features (post length), pronoun variations (second person pronoun), bag of words (only of offensive words)</text:p>
          </table:table-cell>
          <table:table-cell table:number-columns-repeated="8"/>
          <table:table-cell table:formula="of:=IFERROR(__xludf.dummyfunction(&quot;&quot;&quot;COMPUTED_VALUE&quot;&quot;&quot;);&quot;12000, 4500, 4500, 9000, 16500, 1500, 18000&quot;)" office:value-type="string" office:string-value="12000, 4500, 4500, 9000, 16500, 1500, 18000" calcext:value-type="string">
            <text:p>12000, 4500, 4500, 9000, 16500, 1500, 180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Privacy, Security, Risk and Trust, International Conference on Social Computing&quot;)" office:value-type="string" office:string-value="International Conference on Privacy, Security, Risk and Trust, International Conference on Social Computing" calcext:value-type="string">
            <text:p>International Conference on Privacy, Security, Risk and Trust, International Conference on Social Computing</text:p>
          </table:table-cell>
          <table:table-cell table:number-columns-repeated="4"/>
          <table:table-cell table:formula="of:=IFERROR(__xludf.dummyfunction(&quot;&quot;&quot;COMPUTED_VALUE&quot;&quot;&quot;);&quot;detect instances of cyberbullying by creating a language model based on the text in online posts . list of hate words&quot;)" office:value-type="string" office:string-value="detect instances of cyberbullying by creating a language model based on the text in online posts . list of hate words" calcext:value-type="string">
            <text:p>detect instances of cyberbullying by creating a language model based on the text in online posts . list of hate words</text:p>
          </table:table-cell>
          <table:table-cell table:number-columns-repeated="6"/>
          <table:table-cell table:formula="of:=IFERROR(__xludf.dummyfunction(&quot;&quot;&quot;COMPUTED_VALUE&quot;&quot;&quot;);&quot;Willful and repeated harm inflicted through the use of computers, cell phones, and other electronic devices&quot;)" office:value-type="string" office:string-value="Willful and repeated harm inflicted through the use of computers, cell phones, and other electronic devices" calcext:value-type="string">
            <text:p>Willful and repeated harm inflicted through the use of computers, cell phones, and other electronic devices</text:p>
          </table:table-cell>
          <table:table-cell table:number-columns-repeated="6"/>
          <table:table-cell table:formula="of:=IFERROR(__xludf.dummyfunction(&quot;&quot;&quot;COMPUTED_VALUE&quot;&quot;&quot;);&quot;objective function&quot;)" office:value-type="string" office:string-value="objective function" calcext:value-type="string">
            <text:p>objective function</text:p>
          </table:table-cell>
          <table:table-cell/>
          <table:table-cell table:formula="of:=IFERROR(__xludf.dummyfunction(&quot;&quot;&quot;COMPUTED_VALUE&quot;&quot;&quot;);&quot;word embedding, user information (user embedding)&quot;)" office:value-type="string" office:string-value="word embedding, user information (user embedding)" calcext:value-type="string">
            <text:p>word embedding, user information (user embedding)</text:p>
          </table:table-cell>
          <table:table-cell table:number-columns-repeated="8"/>
          <table:table-cell table:formula="of:=IFERROR(__xludf.dummyfunction(&quot;&quot;&quot;COMPUTED_VALUE&quot;&quot;&quot;);950000)" office:value-type="float" office:value="950000" calcext:value-type="float">
            <text:p>950000</text:p>
          </table:table-cell>
          <table:table-cell table:number-columns-repeated="991"/>
        </table:table-row>
        <table:table-row table:style-name="ro1">
          <table:table-cell table:number-columns-repeated="2"/>
          <table:table-cell table:formula="of:=IFERROR(__xludf.dummyfunction(&quot;&quot;&quot;COMPUTED_VALUE&quot;&quot;&quot;);&quot;Proceedings of the ACM international conference on Information and knowledge management&quot;)" office:value-type="string" office:string-value="Proceedings of the ACM international conference on Information and knowledge management" calcext:value-type="string">
            <text:p>Proceedings of the ACM international conference on Information and knowledge management</text:p>
          </table:table-cell>
          <table:table-cell table:number-columns-repeated="4"/>
          <table:table-cell table:formula="of:=IFERROR(__xludf.dummyfunction(&quot;&quot;&quot;COMPUTED_VALUE&quot;&quot;&quot;);&quot;abusive speech targeting specific group characteristics, such as ethnic origin, religion, gender, or sexual orientation&quot;)" office:value-type="string" office:string-value="abusive speech targeting specific group characteristics, such as ethnic origin, religion, gender, or sexual orientation" calcext:value-type="string">
            <text:p>abusive speech targeting specific group characteristics, such as ethnic origin, religion, gender, or sexual orientation</text:p>
          </table:table-cell>
          <table:table-cell table:number-columns-repeated="6"/>
          <table:table-cell table:formula="of:=IFERROR(__xludf.dummyfunction(&quot;&quot;&quot;COMPUTED_VALUE&quot;&quot;&quot;);&quot;use of information and communication technology to intentionally and repeatedly harass or harm individuals or groups. It can take many forms, including posting hostile comments, frightening or harassing the victim, and producing hateful or insulting posts&quot;)" office:value-type="string" office:string-value="use of information and communication technology to intentionally and repeatedly harass or harm individuals or groups. It can take many forms, including posting hostile comments, frightening or harassing the victim, and producing hateful or insulting posts" calcext:value-type="string">
            <text:p>use of information and communication technology to intentionally and repeatedly harass or harm individuals or groups. It can take many forms, including posting hostile comments, frightening or harassing the victim, and producing hateful or insulting posts</text:p>
          </table:table-cell>
          <table:table-cell table:number-columns-repeated="6"/>
          <table:table-cell table:formula="of:=IFERROR(__xludf.dummyfunction(&quot;&quot;&quot;COMPUTED_VALUE&quot;&quot;&quot;);&quot;logistic regression, SVM, boosting (AdaBoost), decision tree, Naive Bayes,  objective function (Maximum Entropy classifier)&quot;)" office:value-type="string" office:string-value="logistic regression, SVM, boosting (AdaBoost), decision tree, Naive Bayes,  objective function (Maximum Entropy classifier)" calcext:value-type="string">
            <text:p>logistic regression, SVM, boosting (AdaBoost), decision tree, Naive Bayes, <text:s/>objective function (Maximum Entropy classifier)</text:p>
          </table:table-cell>
          <table:table-cell/>
          <table:table-cell table:formula="of:=IFERROR(__xludf.dummyfunction(&quot;&quot;&quot;COMPUTED_VALUE&quot;&quot;&quot;);&quot;variations of bad words (profane words), pronoun variations (second person pronoun, other pronouns), tf-idf&quot;)" office:value-type="string" office:string-value="variations of bad words (profane words), pronoun variations (second person pronoun, other pronouns), tf-idf" calcext:value-type="string">
            <text:p>variations of bad words (profane words), pronoun variations (second person pronoun, other pronouns), tf-idf</text:p>
          </table:table-cell>
          <table:table-cell table:number-columns-repeated="8"/>
          <table:table-cell table:formula="of:=IFERROR(__xludf.dummyfunction(&quot;&quot;&quot;COMPUTED_VALUE&quot;&quot;&quot;);&quot;16093, 6579, 6559, 6567, 18593, 24783, 2435&quot;)" office:value-type="string" office:string-value="16093, 6579, 6559, 6567, 18593, 24783, 2435" calcext:value-type="string">
            <text:p>16093, 6579, 6559, 6567, 18593, 24783, 2435</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Speech and Computer&quot;)" office:value-type="string" office:string-value="International Conference on Speech and Computer" calcext:value-type="string">
            <text:p>International Conference on Speech and Computer</text:p>
          </table:table-cell>
          <table:table-cell table:number-columns-repeated="4"/>
          <table:table-cell table:formula="of:=IFERROR(__xludf.dummyfunction(&quot;&quot;&quot;COMPUTED_VALUE&quot;&quot;&quot;);&quot;deep learning for hate speech detection&quot;)" office:value-type="string" office:string-value="deep learning for hate speech detection" calcext:value-type="string">
            <text:p>deep learning for hate speech detection</text:p>
          </table:table-cell>
          <table:table-cell table:number-columns-repeated="6"/>
          <table:table-cell table:formula="of:=IFERROR(__xludf.dummyfunction(&quot;&quot;&quot;COMPUTED_VALUE&quot;&quot;&quot;);&quot;goals of cyber bullies to harm, disrepute or embarrass a victim through ‘repeated’ acts such as the posting of inappropriate text messages&quot;)" office:value-type="string" office:string-value="goals of cyber bullies to harm, disrepute or embarrass a victim through ‘repeated’ acts such as the posting of inappropriate text messages" calcext:value-type="string">
            <text:p>goals of cyber bullies to harm, disrepute or embarrass a victim through ‘repeated’ acts such as the posting of inappropriate text messages</text:p>
          </table:table-cell>
          <table:table-cell table:number-columns-repeated="6"/>
          <table:table-cell table:formula="of:=IFERROR(__xludf.dummyfunction(&quot;&quot;&quot;COMPUTED_VALUE&quot;&quot;&quot;);&quot;MLP&quot;)" office:value-type="string" office:string-value="MLP" calcext:value-type="string">
            <text:p>MLP</text:p>
          </table:table-cell>
          <table:table-cell/>
          <table:table-cell table:formula="of:=IFERROR(__xludf.dummyfunction(&quot;&quot;&quot;COMPUTED_VALUE&quot;&quot;&quot;);&quot;variations of bad words (number of cyberbullying words, number of profane words), pronoun variations (number of first and second pronoun, profanity window = pronoun followed by profane word), linguistic features (number of emoticons, number of capital let&quot;&amp;&quot;ters, comment length), user information&quot;)" office:value-type="string" office:string-value="variations of bad words (number of cyberbullying words, number of profane words), pronoun variations (number of first and second pronoun, profanity window = pronoun followed by profane word), linguistic features (number of emoticons, number of capital letters, comment length), user information" calcext:value-type="string">
            <text:p>variations of bad words (number of cyberbullying words, number of profane words), pronoun variations (number of first and second pronoun, profanity window = pronoun followed by profane word), linguistic features (number of emoticons, number of capital letters, comment length), user information</text:p>
          </table:table-cell>
          <table:table-cell table:number-columns-repeated="8"/>
          <table:table-cell table:formula="of:=IFERROR(__xludf.dummyfunction(&quot;&quot;&quot;COMPUTED_VALUE&quot;&quot;&quot;);16914)" office:value-type="float" office:value="16914" calcext:value-type="float">
            <text:p>16914</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Advances in Computing and Communications &quot;)" office:value-type="string" office:string-value="International Conference on Advances in Computing and Communications " calcext:value-type="string">
            <text:p>International Conference on Advances in Computing and Communications </text:p>
          </table:table-cell>
          <table:table-cell table:number-columns-repeated="4"/>
          <table:table-cell table:formula="of:=IFERROR(__xludf.dummyfunction(&quot;&quot;&quot;COMPUTED_VALUE&quot;&quot;&quot;);&quot;detect offensive content and identify potential offensive users in social media&quot;)" office:value-type="string" office:string-value="detect offensive content and identify potential offensive users in social media" calcext:value-type="string">
            <text:p>detect offensive content and identify potential offensive users in social media</text:p>
          </table:table-cell>
          <table:table-cell table:number-columns-repeated="6"/>
          <table:table-cell table:formula="of:=IFERROR(__xludf.dummyfunction(&quot;&quot;&quot;COMPUTED_VALUE&quot;&quot;&quot;);&quot;Those comments which are giving an insulting impression on many blogs/forums are labelled as insulting and “1” value is given to those. Non-Participants like Celebrities, public-figures, etc. related comments are labelled as neutral comments. Comments whi&quot;&amp;&quot;ch contain profanity, racial slurs, or other offensive language are labelled as insulting comments. The comments related to racial slurs and not related to individual person are omitted and considered as neutral comment. The insulting nature of the commen&quot;&amp;&quot;t are obvious, and not subtle.&quot;)" office:value-type="string" office:string-value="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 calcext:value-type="string">
            <text:p>Those comments which are giving an insulting impression on many blogs/forums are labelled as insulting and “1” value is given to those. Non-Participants like Celebrities, public-figures, etc. related comments are labelled as neutral comments. Comments which contain profanity, racial slurs, or other offensive language are labelled as insulting comments. The comments related to racial slurs and not related to individual person are omitted and considered as neutral comment. The insulting nature of the comment are obvious, and not subtle.</text:p>
          </table:table-cell>
          <table:table-cell table:number-columns-repeated="6"/>
          <table:table-cell table:formula="of:=IFERROR(__xludf.dummyfunction(&quot;&quot;&quot;COMPUTED_VALUE&quot;&quot;&quot;);&quot;decision tree, random forest (extra trees), boosting (gradient-boosting)&quot;)" office:value-type="string" office:string-value="decision tree, random forest (extra trees), boosting (gradient-boosting)" calcext:value-type="string">
            <text:p>decision tree, random forest (extra trees), boosting (gradient-boosting)</text:p>
          </table:table-cell>
          <table:table-cell/>
          <table:table-cell table:formula="of:=IFERROR(__xludf.dummyfunction(&quot;&quot;&quot;COMPUTED_VALUE&quot;&quot;&quot;);&quot;variations of bad words (number of bad words), sentiment analysis (number of words of negative emotion, number of postive emotion words), pronoun variations (combination of first person pronoun,  negative emotion and second person pronoun,  Combination of&quot;&amp;&quot; second pronoun with bad words, Combination of first person pronoun, words showing negative emotion and third person pronoun or proper noun, Combination of third person pronoun or proper noun with bad word, Combination of link, bad words and pronouns)&quot;)" office:value-type="string" office:string-value="variations of bad words (number of bad words), sentiment analysis (number of words of negative emotion, number of postive emotion words), pronoun variations (combination of first person pronoun,  negative emotion and second person pronoun,  Combination of second pronoun with bad words, Combination of first person pronoun, words showing negative emotion and third person pronoun or proper noun, Combination of third person pronoun or proper noun with bad word, Combination of link, bad words and pronouns)" calcext:value-type="string">
            <text:p>variations of bad words (number of bad words), sentiment analysis (number of words of negative emotion, number of postive emotion words), pronoun variations (combination of first person pronoun, <text:s/>negative emotion and second person pronoun, <text:s/>Combination of second pronoun with bad words, Combination of first person pronoun, words showing negative emotion and third person pronoun or proper noun, Combination of third person pronoun or proper noun with bad word, Combination of link, bad words and pronouns)</text:p>
          </table:table-cell>
          <table:table-cell table:number-columns-repeated="8"/>
          <table:table-cell table:formula="of:=IFERROR(__xludf.dummyfunction(&quot;&quot;&quot;COMPUTED_VALUE&quot;&quot;&quot;);3500000)" office:value-type="float" office:value="3500000" calcext:value-type="float">
            <text:p>3500000</text:p>
          </table:table-cell>
          <table:table-cell table:number-columns-repeated="991"/>
        </table:table-row>
        <table:table-row table:style-name="ro1">
          <table:table-cell table:number-columns-repeated="2"/>
          <table:table-cell table:formula="of:=IFERROR(__xludf.dummyfunction(&quot;&quot;&quot;COMPUTED_VALUE&quot;&quot;&quot;);&quot;International AAAI Conference on Weblogs and Social Media&quot;)" office:value-type="string" office:string-value="International AAAI Conference on Weblogs and Social Media" calcext:value-type="string">
            <text:p>International AAAI Conference on Weblogs and Social Media</text:p>
          </table:table-cell>
          <table:table-cell table:number-columns-repeated="4"/>
          <table:table-cell table:formula="of:=IFERROR(__xludf.dummyfunction(&quot;&quot;&quot;COMPUTED_VALUE&quot;&quot;&quot;);&quot;distinguish racism and sexism messages from normal text,  utilizes user behavioral characteristics&quot;)" office:value-type="string" office:string-value="distinguish racism and sexism messages from normal text,  utilizes user behavioral characteristics" calcext:value-type="string">
            <text:p>distinguish racism and sexism messages from normal text, <text:s/>utilizes user behavioral characteristics</text:p>
          </table:table-cell>
          <table:table-cell table:number-columns-repeated="6"/>
          <table:table-cell table:formula="of:=IFERROR(__xludf.dummyfunction(&quot;&quot;&quot;COMPUTED_VALUE&quot;&quot;&quot;);&quot;Offensive phrases could mocks or insult somebody or a group of people (attacks such as aggression against some culture, subgroup of the society, race or ideology in a tirade). mention of flame: r the main intention is attack (as we described above) or it &quot;&amp;&quot;contains abusive or hostile words, phrases or language, considering the desired tolerance margin.&quot;)" office:value-type="string" office:string-value="Offensive phrases could mocks or insult somebody or a group of people (attacks such as aggression against some culture, subgroup of the society, race or ideology in a tirade). mention of flame: r the main intention is attack (as we described above) or it contains abusive or hostile words, phrases or language, considering the desired tolerance margin." calcext:value-type="string">
            <text:p>Offensive phrases could mocks or insult somebody or a group of people (attacks such as aggression against some culture, subgroup of the society, race or ideology in a tirade). mention of flame: r the main intention is attack (as we described above) or it contains abusive or hostile words, phrases or language, considering the desired tolerance margin.</text:p>
          </table:table-cell>
          <table:table-cell table:number-columns-repeated="6"/>
          <table:table-cell table:formula="of:=IFERROR(__xludf.dummyfunction(&quot;&quot;&quot;COMPUTED_VALUE&quot;&quot;&quot;);&quot;RNN, rule (string matching), RNN+rule (string matching)&quot;)" office:value-type="string" office:string-value="RNN, rule (string matching), RNN+rule (string matching)" calcext:value-type="string">
            <text:p>RNN, rule (string matching), RNN+rule (string matching)</text:p>
          </table:table-cell>
          <table:table-cell/>
          <table:table-cell table:formula="of:=IFERROR(__xludf.dummyfunction(&quot;&quot;&quot;COMPUTED_VALUE&quot;&quot;&quot;);&quot;bag of words with tfidf&quot;)" office:value-type="string" office:string-value="bag of words with tfidf" calcext:value-type="string">
            <text:p>bag of words with tfidf</text:p>
          </table:table-cell>
          <table:table-cell table:number-columns-repeated="8"/>
          <table:table-cell table:formula="of:=IFERROR(__xludf.dummyfunction(&quot;&quot;&quot;COMPUTED_VALUE&quot;&quot;&quot;);&quot;4364, 13153&quot;)" office:value-type="string" office:string-value="4364, 13153" calcext:value-type="string">
            <text:p>4364, 13153</text:p>
          </table:table-cell>
          <table:table-cell table:number-columns-repeated="991"/>
        </table:table-row>
        <table:table-row table:style-name="ro1">
          <table:table-cell table:number-columns-repeated="2"/>
          <table:table-cell table:formula="of:=IFERROR(__xludf.dummyfunction(&quot;&quot;&quot;COMPUTED_VALUE&quot;&quot;&quot;);&quot;Annual ACM Web Science Conference&quot;)" office:value-type="string" office:string-value="Annual ACM Web Science Conference" calcext:value-type="string">
            <text:p>Annual ACM Web Science Conference</text:p>
          </table:table-cell>
          <table:table-cell table:number-columns-repeated="4"/>
          <table:table-cell table:formula="of:=IFERROR(__xludf.dummyfunction(&quot;&quot;&quot;COMPUTED_VALUE&quot;&quot;&quot;);&quot;severity values to offensive statements and identify the referenced targets. detection of hate speech towards foreigners&quot;)" office:value-type="string" office:string-value="severity values to offensive statements and identify the referenced targets. detection of hate speech towards foreigners" calcext:value-type="string">
            <text:p>severity values to offensive statements and identify the referenced targets. detection of hate speech towards foreigners</text:p>
          </table:table-cell>
          <table:table-cell table:number-columns-repeated="6"/>
          <table:table-cell table:formula="of:=IFERROR(__xludf.dummyfunction(&quot;&quot;&quot;COMPUTED_VALUE&quot;&quot;&quot;);&quot;obscenities are associated with offensive, abusive, or low-quality content&quot;)" office:value-type="string" office:string-value="obscenities are associated with offensive, abusive, or low-quality content" calcext:value-type="string">
            <text:p>obscenities are associated with offensive, abusive, or low-quality content</text:p>
          </table:table-cell>
          <table:table-cell table:number-columns-repeated="6"/>
          <table:table-cell table:formula="of:=IFERROR(__xludf.dummyfunction(&quot;&quot;&quot;COMPUTED_VALUE&quot;&quot;&quot;);&quot;CNN, RNN&quot;)" office:value-type="string" office:string-value="CNN, RNN" calcext:value-type="string">
            <text:p>CNN, RNN</text:p>
          </table:table-cell>
          <table:table-cell/>
          <table:table-cell table:formula="of:=IFERROR(__xludf.dummyfunction(&quot;&quot;&quot;COMPUTED_VALUE&quot;&quot;&quot;);&quot;word n-gram, POS n-gram&quot;)" office:value-type="string" office:string-value="word n-gram, POS n-gram" calcext:value-type="string">
            <text:p>word n-gram, POS n-gram</text:p>
          </table:table-cell>
          <table:table-cell table:number-columns-repeated="8"/>
          <table:table-cell table:formula="of:=IFERROR(__xludf.dummyfunction(&quot;&quot;&quot;COMPUTED_VALUE&quot;&quot;&quot;);2200)" office:value-type="float" office:value="2200" calcext:value-type="float">
            <text:p>2200</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Conference Recent Advances in Natural Language Processing&quot;)" office:value-type="string" office:string-value="Proceedings of the International Conference Recent Advances in Natural Language Processing" calcext:value-type="string">
            <text:p>Proceedings of the International Conference Recent Advances in Natural Language Processing</text:p>
          </table:table-cell>
          <table:table-cell table:number-columns-repeated="4"/>
          <table:table-cell table:formula="of:=IFERROR(__xludf.dummyfunction(&quot;&quot;&quot;COMPUTED_VALUE&quot;&quot;&quot;);&quot;explore the predictive value of highly expressive topical features as well as reliable lexical features, and combine them in a single compact feature space&quot;)" office:value-type="string" office:string-value="explore the predictive value of highly expressive topical features as well as reliable lexical features, and combine them in a single compact feature space" calcext:value-type="string">
            <text:p>explore the predictive value of highly expressive topical features as well as reliable lexical features, and combine them in a single compact feature space</text:p>
          </table:table-cell>
          <table:table-cell table:number-columns-repeated="6"/>
          <table:table-cell table:formula="of:=IFERROR(__xludf.dummyfunction(&quot;&quot;&quot;COMPUTED_VALUE&quot;&quot;&quot;);&quot;‘toxic’, ‘severe toxic’, ‘obscene’, ‘threat’, ‘insult’, ‘identity hate’. the article mentions offensive as synonym of toxic.&quot;)" office:value-type="string" office:string-value="‘toxic’, ‘severe toxic’, ‘obscene’, ‘threat’, ‘insult’, ‘identity hate’. the article mentions offensive as synonym of toxic." calcext:value-type="string">
            <text:p>‘toxic’, ‘severe toxic’, ‘obscene’, ‘threat’, ‘insult’, ‘identity hate’. the article mentions offensive as synonym of toxic.</text:p>
          </table:table-cell>
          <table:table-cell table:number-columns-repeated="6"/>
          <table:table-cell table:formula="of:=IFERROR(__xludf.dummyfunction(&quot;&quot;&quot;COMPUTED_VALUE&quot;&quot;&quot;);&quot;objective function, active learning, semi-supervised learning&quot;)" office:value-type="string" office:string-value="objective function, active learning, semi-supervised learning" calcext:value-type="string">
            <text:p>objective function, active learning, semi-supervised learning</text:p>
          </table:table-cell>
          <table:table-cell/>
          <table:table-cell table:formula="of:=IFERROR(__xludf.dummyfunction(&quot;&quot;&quot;COMPUTED_VALUE&quot;&quot;&quot;);&quot;user information (intra-user representation based on tweet history)&quot;)" office:value-type="string" office:string-value="user information (intra-user representation based on tweet history)" calcext:value-type="string">
            <text:p>user information (intra-user representation based on tweet history)</text:p>
          </table:table-cell>
          <table:table-cell table:number-columns-repeated="8"/>
          <table:table-cell table:formula="of:=IFERROR(__xludf.dummyfunction(&quot;&quot;&quot;COMPUTED_VALUE&quot;&quot;&quot;);4626)" office:value-type="float" office:value="4626" calcext:value-type="float">
            <text:p>4626</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Inventive Systems and Control&quot;)" office:value-type="string" office:string-value="International Conference on Inventive Systems and Control" calcext:value-type="string">
            <text:p>International Conference on Inventive Systems and Control</text:p>
          </table:table-cell>
          <table:table-cell table:number-columns-repeated="4"/>
          <table:table-cell table:formula="of:=IFERROR(__xludf.dummyfunction(&quot;&quot;&quot;COMPUTED_VALUE&quot;&quot;&quot;);&quot;detection of verbal aggression&quot;)" office:value-type="string" office:string-value="detection of verbal aggression" calcext:value-type="string">
            <text:p>detection of verbal aggression</text:p>
          </table:table-cell>
          <table:table-cell table:number-columns-repeated="6"/>
          <table:table-cell table:formula="of:=IFERROR(__xludf.dummyfunction(&quot;&quot;&quot;COMPUTED_VALUE&quot;&quot;&quot;);&quot;sexist and racist&quot;)" office:value-type="string" office:string-value="sexist and racist" calcext:value-type="string">
            <text:p>sexist and racist</text:p>
          </table:table-cell>
          <table:table-cell table:number-columns-repeated="6"/>
          <table:table-cell table:formula="of:=IFERROR(__xludf.dummyfunction(&quot;&quot;&quot;COMPUTED_VALUE&quot;&quot;&quot;);&quot;objective function (optimization problem with proposed algorithmic solution)&quot;)" office:value-type="string" office:string-value="objective function (optimization problem with proposed algorithmic solution)" calcext:value-type="string">
            <text:p>objective function (optimization problem with proposed algorithmic solution)</text:p>
          </table:table-cell>
          <table:table-cell/>
          <table:table-cell table:formula="of:=IFERROR(__xludf.dummyfunction(&quot;&quot;&quot;COMPUTED_VALUE&quot;&quot;&quot;);&quot;bag of words, feature selection (PCA)&quot;)" office:value-type="string" office:string-value="bag of words, feature selection (PCA)" calcext:value-type="string">
            <text:p>bag of words, feature selection (PCA)</text:p>
          </table:table-cell>
          <table:table-cell table:number-columns-repeated="8"/>
          <table:table-cell table:formula="of:=IFERROR(__xludf.dummyfunction(&quot;&quot;&quot;COMPUTED_VALUE&quot;&quot;&quot;);&quot;9649, 16883&quot;)" office:value-type="string" office:string-value="9649, 16883" calcext:value-type="string">
            <text:p>9649, 16883</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Computer Science and Engineering&quot;)" office:value-type="string" office:string-value="International Conference on Computer Science and Engineering" calcext:value-type="string">
            <text:p>International Conference on Computer Science and Engineering</text:p>
          </table:table-cell>
          <table:table-cell table:number-columns-repeated="4"/>
          <table:table-cell table:formula="of:=IFERROR(__xludf.dummyfunction(&quot;&quot;&quot;COMPUTED_VALUE&quot;&quot;&quot;);&quot;flaming detection&quot;)" office:value-type="string" office:string-value="flaming detection" calcext:value-type="string">
            <text:p>flaming detection</text:p>
          </table:table-cell>
          <table:table-cell table:number-columns-repeated="6"/>
          <table:table-cell table:formula="of:=IFERROR(__xludf.dummyfunction(&quot;&quot;&quot;COMPUTED_VALUE&quot;&quot;&quot;);&quot;aggressive, intentional act carried out by a group or individual, using electronic forms of contact, repeatedly and over time, against a victim who cannot easily defend him or herself&quot;)" office:value-type="string" office:string-value="aggressive, intentional act carried out by a group or individual, using electronic forms of contact, repeatedly and over time, against a victim who cannot easily defend him or herself" calcext:value-type="string">
            <text:p>aggressive, intentional act carried out by a group or individual, using electronic forms of contact, repeatedly and over time, against a victim who cannot easily defend him or herself</text:p>
          </table:table-cell>
          <table:table-cell table:number-columns-repeated="6"/>
          <table:table-cell table:formula="of:=IFERROR(__xludf.dummyfunction(&quot;&quot;&quot;COMPUTED_VALUE&quot;&quot;&quot;);&quot;decision tree, linear regression&quot;)" office:value-type="string" office:string-value="decision tree, linear regression" calcext:value-type="string">
            <text:p>decision tree, linear regression</text:p>
          </table:table-cell>
          <table:table-cell/>
          <table:table-cell table:formula="of:=IFERROR(__xludf.dummyfunction(&quot;&quot;&quot;COMPUTED_VALUE&quot;&quot;&quot;);&quot;POS variations, tf-idf, linguistic features (word similarity), word frequency in dictionary&quot;)" office:value-type="string" office:string-value="POS variations, tf-idf, linguistic features (word similarity), word frequency in dictionary" calcext:value-type="string">
            <text:p>POS variations, tf-idf, linguistic features (word similarity), word frequency in dictionary</text:p>
          </table:table-cell>
          <table:table-cell table:number-columns-repeated="8"/>
          <table:table-cell table:formula="of:=IFERROR(__xludf.dummyfunction(&quot;&quot;&quot;COMPUTED_VALUE&quot;&quot;&quot;);4200)" office:value-type="float" office:value="4200" calcext:value-type="float">
            <text:p>4200</text:p>
          </table:table-cell>
          <table:table-cell table:number-columns-repeated="991"/>
        </table:table-row>
        <table:table-row table:style-name="ro1">
          <table:table-cell table:number-columns-repeated="2"/>
          <table:table-cell table:formula="of:=IFERROR(__xludf.dummyfunction(&quot;&quot;&quot;COMPUTED_VALUE&quot;&quot;&quot;);&quot;Proceedings of the Content Analysis in the WEB&quot;)" office:value-type="string" office:string-value="Proceedings of the Content Analysis in the WEB" calcext:value-type="string">
            <text:p>Proceedings of the Content Analysis in the WEB</text:p>
          </table:table-cell>
          <table:table-cell table:number-columns-repeated="4"/>
          <table:table-cell table:formula="of:=IFERROR(__xludf.dummyfunction(&quot;&quot;&quot;COMPUTED_VALUE&quot;&quot;&quot;);&quot;mechanism to identify instances of such coded hate content&quot;)" office:value-type="string" office:string-value="mechanism to identify instances of such coded hate content" calcext:value-type="string">
            <text:p>mechanism to identify instances of such coded hate content</text:p>
          </table:table-cell>
          <table:table-cell table:number-columns-repeated="6"/>
          <table:table-cell table:formula="of:=IFERROR(__xludf.dummyfunction(&quot;&quot;&quot;COMPUTED_VALUE&quot;&quot;&quot;);&quot;repeated and hostile behavior (e.g., hurtful comments, videos and images) performed in an effort to intentionally and repeatedly harass or harm individuals&quot;)" office:value-type="string" office:string-value="repeated and hostile behavior (e.g., hurtful comments, videos and images) performed in an effort to intentionally and repeatedly harass or harm individuals" calcext:value-type="string">
            <text:p>repeated and hostile behavior (e.g., hurtful comments, videos and images) performed in an effort to intentionally and repeatedly harass or harm individuals</text:p>
          </table:table-cell>
          <table:table-cell table:number-columns-repeated="6"/>
          <table:table-cell table:formula="of:=IFERROR(__xludf.dummyfunction(&quot;&quot;&quot;COMPUTED_VALUE&quot;&quot;&quot;);&quot;Naive Bayes, SVM, random forest, logistic regression, DNN&quot;)" office:value-type="string" office:string-value="Naive Bayes, SVM, random forest, logistic regression, DNN" calcext:value-type="string">
            <text:p>Naive Bayes, SVM, random forest, logistic regression, DNN</text:p>
          </table:table-cell>
          <table:table-cell/>
          <table:table-cell table:formula="of:=IFERROR(__xludf.dummyfunction(&quot;&quot;&quot;COMPUTED_VALUE&quot;&quot;&quot;);&quot;word embedding (with embedding layer)&quot;)" office:value-type="string" office:string-value="word embedding (with embedding layer)" calcext:value-type="string">
            <text:p>word embedding (with embedding layer)</text:p>
          </table:table-cell>
          <table:table-cell table:number-columns-repeated="8"/>
          <table:table-cell table:formula="of:=IFERROR(__xludf.dummyfunction(&quot;&quot;&quot;COMPUTED_VALUE&quot;&quot;&quot;);3000)" office:value-type="float" office:value="3000" calcext:value-type="float">
            <text:p>3000</text:p>
          </table:table-cell>
          <table:table-cell table:number-columns-repeated="991"/>
        </table:table-row>
        <table:table-row table:style-name="ro1">
          <table:table-cell table:number-columns-repeated="2"/>
          <table:table-cell table:formula="of:=IFERROR(__xludf.dummyfunction(&quot;&quot;&quot;COMPUTED_VALUE&quot;&quot;&quot;);&quot;Applied Intelligence&quot;)" office:value-type="string" office:string-value="Applied Intelligence" calcext:value-type="string">
            <text:p>Applied Intelligence</text:p>
          </table:table-cell>
          <table:table-cell table:number-columns-repeated="4"/>
          <table:table-cell table:formula="of:=IFERROR(__xludf.dummyfunction(&quot;&quot;&quot;COMPUTED_VALUE&quot;&quot;&quot;);&quot;cyberbullying conversation detection&quot;)" office:value-type="string" office:string-value="cyberbullying conversation detection" calcext:value-type="string">
            <text:p>cyberbullying conversation detection</text:p>
          </table:table-cell>
          <table:table-cell table:number-columns-repeated="6"/>
          <table:table-cell table:formula="of:=IFERROR(__xludf.dummyfunction(&quot;&quot;&quot;COMPUTED_VALUE&quot;&quot;&quot;);&quot;We differentiate cyberbullying from cyberaggression as a stronger and more specific type of aggressive behavior that is carried out repeatedly against a person who cannot easily defend himself or herself, creating a power imbalance&quot;)" office:value-type="string" office:string-value="We differentiate cyberbullying from cyberaggression as a stronger and more specific type of aggressive behavior that is carried out repeatedly against a person who cannot easily defend himself or herself, creating a power imbalance" calcext:value-type="string">
            <text:p>We differentiate cyberbullying from cyberaggression as a stronger and more specific type of aggressive behavior that is carried out repeatedly against a person who cannot easily defend himself or herself, creating a power imbalance</text:p>
          </table:table-cell>
          <table:table-cell table:number-columns-repeated="6"/>
          <table:table-cell table:formula="of:=IFERROR(__xludf.dummyfunction(&quot;&quot;&quot;COMPUTED_VALUE&quot;&quot;&quot;);&quot;Naive Bayes, decision tree (J48)&quot;)" office:value-type="string" office:string-value="Naive Bayes, decision tree (J48)" calcext:value-type="string">
            <text:p>Naive Bayes, decision tree (J48)</text:p>
          </table:table-cell>
          <table:table-cell/>
          <table:table-cell table:formula="of:=IFERROR(__xludf.dummyfunction(&quot;&quot;&quot;COMPUTED_VALUE&quot;&quot;&quot;);&quot;word n-gram with tfidf, pronoun variations (count of pronoun), skip-gram, feature selection (chi-square)&quot;)" office:value-type="string" office:string-value="word n-gram with tfidf, pronoun variations (count of pronoun), skip-gram, feature selection (chi-square)" calcext:value-type="string">
            <text:p>word n-gram with tfidf, pronoun variations (count of pronoun), skip-gram, feature selection (chi-square)</text:p>
          </table:table-cell>
          <table:table-cell table:number-columns-repeated="8"/>
          <table:table-cell table:formula="of:=IFERROR(__xludf.dummyfunction(&quot;&quot;&quot;COMPUTED_VALUE&quot;&quot;&quot;);1500)" office:value-type="float" office:value="1500" calcext:value-type="float">
            <text:p>15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Applied Human Factors and Ergonomics&quot;)" office:value-type="string" office:string-value="International Conference on Applied Human Factors and Ergonomics" calcext:value-type="string">
            <text:p>International Conference on Applied Human Factors and Ergonomics</text:p>
          </table:table-cell>
          <table:table-cell table:number-columns-repeated="4"/>
          <table:table-cell table:formula="of:=IFERROR(__xludf.dummyfunction(&quot;&quot;&quot;COMPUTED_VALUE&quot;&quot;&quot;);&quot;cyberbullying detection and categorization&quot;)" office:value-type="string" office:string-value="cyberbullying detection and categorization" calcext:value-type="string">
            <text:p>cyberbullying detection and categorization</text:p>
          </table:table-cell>
          <table:table-cell table:number-columns-repeated="6"/>
          <table:table-cell table:formula="of:=IFERROR(__xludf.dummyfunction(&quot;&quot;&quot;COMPUTED_VALUE&quot;&quot;&quot;);&quot;distinction between cyberaggression, which concerns the aggressiveness of a single remark toward a user, and cyberbullying, which concerns the overall pattern of aggressiveness of many remarks directed at a user. It is this pattern of aggression that seve&quot;&amp;&quot;rely impacts many teens. In fact, cyberbullying has been defined as intentionally aggressive behavior that is repeatedly carried out in an online context against a person who cannot easily defend him or herself. &quot;)" office:value-type="string" office:string-value="distinction between cyberaggression, which concerns the aggressiveness of a single remark toward a user, and cyberbullying, which concerns the overall pattern of aggressiveness of many remarks directed at a user. It is this pattern of aggression that severely impacts many teens. In fact, cyberbullying has been defined as intentionally aggressive behavior that is repeatedly carried out in an online context against a person who cannot easily defend him or herself. " calcext:value-type="string">
            <text:p>distinction between cyberaggression, which concerns the aggressiveness of a single remark toward a user, and cyberbullying, which concerns the overall pattern of aggressiveness of many remarks directed at a user. It is this pattern of aggression that severely impacts many teens. In fact, cyberbullying has been defined as intentionally aggressive behavior that is repeatedly carried out in an online context against a person who cannot easily defend him or herself. </text:p>
          </table:table-cell>
          <table:table-cell table:number-columns-repeated="6"/>
          <table:table-cell table:formula="of:=IFERROR(__xludf.dummyfunction(&quot;&quot;&quot;COMPUTED_VALUE&quot;&quot;&quot;);&quot;SVM, rule (string matching)&quot;)" office:value-type="string" office:string-value="SVM, rule (string matching)" calcext:value-type="string">
            <text:p>SVM, rule (string matching)</text:p>
          </table:table-cell>
          <table:table-cell/>
          <table:table-cell table:formula="of:=IFERROR(__xludf.dummyfunction(&quot;&quot;&quot;COMPUTED_VALUE&quot;&quot;&quot;);&quot;user information, linguistic features (number of hashtags used, uppercase text which can be indicative of intense emotional state or ‘shouting’, number of emoticons, and URLs), word embedding, sentiment analysis, variations of bad words (presence of hate &quot;&amp;&quot;words), network features&quot;)" office:value-type="string" office:string-value="user information, linguistic features (number of hashtags used, uppercase text which can be indicative of intense emotional state or ‘shouting’, number of emoticons, and URLs), word embedding, sentiment analysis, variations of bad words (presence of hate words), network features" calcext:value-type="string">
            <text:p>user information, linguistic features (number of hashtags used, uppercase text which can be indicative of intense emotional state or ‘shouting’, number of emoticons, and URLs), word embedding, sentiment analysis, variations of bad words (presence of hate words), network features</text:p>
          </table:table-cell>
          <table:table-cell table:number-columns-repeated="8"/>
          <table:table-cell table:formula="of:=IFERROR(__xludf.dummyfunction(&quot;&quot;&quot;COMPUTED_VALUE&quot;&quot;&quot;);14781)" office:value-type="float" office:value="14781" calcext:value-type="float">
            <text:p>14781</text:p>
          </table:table-cell>
          <table:table-cell table:number-columns-repeated="991"/>
        </table:table-row>
        <table:table-row table:style-name="ro1">
          <table:table-cell table:number-columns-repeated="2"/>
          <table:table-cell table:formula="of:=IFERROR(__xludf.dummyfunction(&quot;&quot;&quot;COMPUTED_VALUE&quot;&quot;&quot;);&quot;proceedings of 4REAL2018: Workshop on Replicability and Reproducibility of Research Results in Science and Technology of Language&quot;)" office:value-type="string" office:string-value="proceedings of 4REAL2018: Workshop on Replicability and Reproducibility of Research Results in Science and Technology of Language" calcext:value-type="string">
            <text:p>proceedings of 4REAL2018: Workshop on Replicability and Reproducibility of Research Results in Science and Technology of Language</text:p>
          </table:table-cell>
          <table:table-cell table:number-columns-repeated="4"/>
          <table:table-cell table:formula="of:=IFERROR(__xludf.dummyfunction(&quot;&quot;&quot;COMPUTED_VALUE&quot;&quot;&quot;);&quot;cyberbullying pipeline&quot;)" office:value-type="string" office:string-value="cyberbullying pipeline" calcext:value-type="string">
            <text:p>cyberbullying pipeline</text:p>
          </table:table-cell>
          <table:table-cell table:number-columns-repeated="6"/>
          <table:table-cell table:formula="of:=IFERROR(__xludf.dummyfunction(&quot;&quot;&quot;COMPUTED_VALUE&quot;&quot;&quot;);&quot;language that is used to express hatred towards a targeted group or is intended to be derogatory, to humiliate, or to insult the members of the group.&quot;)" office:value-type="string" office:string-value="language that is used to express hatred towards a targeted group or is intended to be derogatory, to humiliate, or to insult the members of the group." calcext:value-type="string">
            <text:p>language that is used to express hatred towards a targeted group or is intended to be derogatory, to humiliate, or to insult the members of the group.</text:p>
          </table:table-cell>
          <table:table-cell table:number-columns-repeated="6"/>
          <table:table-cell table:formula="of:=IFERROR(__xludf.dummyfunction(&quot;&quot;&quot;COMPUTED_VALUE&quot;&quot;&quot;);&quot;fuzzy model (fuzzy fingerprint)&quot;)" office:value-type="string" office:string-value="fuzzy model (fuzzy fingerprint)" calcext:value-type="string">
            <text:p>fuzzy model (fuzzy fingerprint)</text:p>
          </table:table-cell>
          <table:table-cell/>
          <table:table-cell table:formula="of:=IFERROR(__xludf.dummyfunction(&quot;&quot;&quot;COMPUTED_VALUE&quot;&quot;&quot;);&quot;word n-gram with tfidf, variations of bad words (words of negative connotation, list of profane words), POS n-gram&quot;)" office:value-type="string" office:string-value="word n-gram with tfidf, variations of bad words (words of negative connotation, list of profane words), POS n-gram" calcext:value-type="string">
            <text:p>word n-gram with tfidf, variations of bad words (words of negative connotation, list of profane words), POS n-gram</text:p>
          </table:table-cell>
          <table:table-cell table:number-columns-repeated="8"/>
          <table:table-cell table:formula="of:=IFERROR(__xludf.dummyfunction(&quot;&quot;&quot;COMPUTED_VALUE&quot;&quot;&quot;);11000)" office:value-type="float" office:value="11000" calcext:value-type="float">
            <text:p>11000</text:p>
          </table:table-cell>
          <table:table-cell table:number-columns-repeated="991"/>
        </table:table-row>
        <table:table-row table:style-name="ro1">
          <table:table-cell table:number-columns-repeated="2"/>
          <table:table-cell table:formula="of:=IFERROR(__xludf.dummyfunction(&quot;&quot;&quot;COMPUTED_VALUE&quot;&quot;&quot;);&quot;Canadian Conference on Artificial Intelligence&quot;)" office:value-type="string" office:string-value="Canadian Conference on Artificial Intelligence" calcext:value-type="string">
            <text:p>Canadian Conference on Artificial Intelligence</text:p>
          </table:table-cell>
          <table:table-cell table:number-columns-repeated="4"/>
          <table:table-cell table:formula="of:=IFERROR(__xludf.dummyfunction(&quot;&quot;&quot;COMPUTED_VALUE&quot;&quot;&quot;);&quot;cyberbullyinh in instagram&quot;)" office:value-type="string" office:string-value="cyberbullyinh in instagram" calcext:value-type="string">
            <text:p>cyberbullyinh in instagram</text:p>
          </table:table-cell>
          <table:table-cell table:number-columns-repeated="6"/>
          <table:table-cell table:formula="of:=IFERROR(__xludf.dummyfunction(&quot;&quot;&quot;COMPUTED_VALUE&quot;&quot;&quot;);&quot;Deny: They encourage self-harm to others users, promoting violence (direct or indirect), terrorism or similar activities. (This denies the victim health or even life, which are human rights.) – Disrupt: They disrupt activities they disagree with using dis&quot;&amp;&quot;tracting provocations, denial of service, flooding with messages and generally promoting abuse of the intended victim. – Degrade: They disclose personal and private data of others without their approval as to degrade their public image/reputation. – Decei&quot;&amp;&quot;ve: They deceive by spreading false information, including supplanting a known user identity (impersonation) for influencing other users behavior and activities, or assuming false identities. (The use of pseudonyms that are recognizable as such is not a d&quot;&amp;&quot;eception.)&quot;)" office:value-type="string" office:string-value="Deny: They encourage self-harm to others users, promoting violence (direct or indirect), terrorism or similar activities. (This denies the victim health or even life, which are human rights.) – Disrupt: They disrupt activities they disagree with using distracting provocations, denial of service, flooding with messages and generally promoting abuse of the intended victim. – Degrade: They disclose personal and private data of others without their approval as to degrade their public image/reputation. – Deceive: They deceive by spreading false information, including supplanting a known user identity (impersonation) for influencing other users behavior and activities, or assuming false identities. (The use of pseudonyms that are recognizable as such is not a deception.)" calcext:value-type="string">
            <text:p>Deny: They encourage self-harm to others users, promoting violence (direct or indirect), terrorism or similar activities. (This denies the victim health or even life, which are human rights.) – Disrupt: They disrupt activities they disagree with using distracting provocations, denial of service, flooding with messages and generally promoting abuse of the intended victim. – Degrade: They disclose personal and private data of others without their approval as to degrade their public image/reputation. – Deceive: They deceive by spreading false information, including supplanting a known user identity (impersonation) for influencing other users behavior and activities, or assuming false identities. (The use of pseudonyms that are recognizable as such is not a deception.)</text:p>
          </table:table-cell>
          <table:table-cell table:number-columns-repeated="6"/>
          <table:table-cell table:formula="of:=IFERROR(__xludf.dummyfunction(&quot;&quot;&quot;COMPUTED_VALUE&quot;&quot;&quot;);&quot;decision tree (J48), JRip, KNN, SVM&quot;)" office:value-type="string" office:string-value="decision tree (J48), JRip, KNN, SVM" calcext:value-type="string">
            <text:p>decision tree (J48), JRip, KNN, SVM</text:p>
          </table:table-cell>
          <table:table-cell/>
          <table:table-cell table:formula="of:=IFERROR(__xludf.dummyfunction(&quot;&quot;&quot;COMPUTED_VALUE&quot;&quot;&quot;);&quot;sentiment analysis (based on profane vocabulary list)&quot;)" office:value-type="string" office:string-value="sentiment analysis (based on profane vocabulary list)" calcext:value-type="string">
            <text:p>sentiment analysis (based on profane vocabulary list)</text:p>
          </table:table-cell>
          <table:table-cell table:number-columns-repeated="8"/>
          <table:table-cell table:formula="of:=IFERROR(__xludf.dummyfunction(&quot;&quot;&quot;COMPUTED_VALUE&quot;&quot;&quot;);24582)" office:value-type="float" office:value="24582" calcext:value-type="float">
            <text:p>24582</text:p>
          </table:table-cell>
          <table:table-cell table:number-columns-repeated="991"/>
        </table:table-row>
        <table:table-row table:style-name="ro1">
          <table:table-cell table:number-columns-repeated="2"/>
          <table:table-cell table:formula="of:=IFERROR(__xludf.dummyfunction(&quot;&quot;&quot;COMPUTED_VALUE&quot;&quot;&quot;);&quot;ICT International Student Project Conference &quot;)" office:value-type="string" office:string-value="ICT International Student Project Conference " calcext:value-type="string">
            <text:p>ICT International Student Project Conference </text:p>
          </table:table-cell>
          <table:table-cell table:number-columns-repeated="4"/>
          <table:table-cell table:formula="of:=IFERROR(__xludf.dummyfunction(&quot;&quot;&quot;COMPUTED_VALUE&quot;&quot;&quot;);&quot;cyberbullying in turkish&quot;)" office:value-type="string" office:string-value="cyberbullying in turkish" calcext:value-type="string">
            <text:p>cyberbullying in turkish</text:p>
          </table:table-cell>
          <table:table-cell table:number-columns-repeated="6"/>
          <table:table-cell table:formula="of:=IFERROR(__xludf.dummyfunction(&quot;&quot;&quot;COMPUTED_VALUE&quot;&quot;&quot;);&quot;s tweets that explicitly or implicitly propagate stereotypes targeting a specific group whether it is the initial expression or a metaexpression discussing the hate speech itself (i.e. a paraphrase)&quot;)" office:value-type="string" office:string-value="s tweets that explicitly or implicitly propagate stereotypes targeting a specific group whether it is the initial expression or a metaexpression discussing the hate speech itself (i.e. a paraphrase)" calcext:value-type="string">
            <text:p>s tweets that explicitly or implicitly propagate stereotypes targeting a specific group whether it is the initial expression or a metaexpression discussing the hate speech itself (i.e. a paraphrase)</text:p>
          </table:table-cell>
          <table:table-cell table:number-columns-repeated="6"/>
          <table:table-cell table:formula="of:=IFERROR(__xludf.dummyfunction(&quot;&quot;&quot;COMPUTED_VALUE&quot;&quot;&quot;);&quot;SVM, RNN, Fasttext&quot;)" office:value-type="string" office:string-value="SVM, RNN, Fasttext" calcext:value-type="string">
            <text:p>SVM, RNN, Fasttext</text:p>
          </table:table-cell>
          <table:table-cell/>
          <table:table-cell table:formula="of:=IFERROR(__xludf.dummyfunction(&quot;&quot;&quot;COMPUTED_VALUE&quot;&quot;&quot;);&quot;word n-gram, char n-gram, tf-idf&quot;)" office:value-type="string" office:string-value="word n-gram, char n-gram, tf-idf" calcext:value-type="string">
            <text:p>word n-gram, char n-gram, tf-idf</text:p>
          </table:table-cell>
          <table:table-cell table:number-columns-repeated="8"/>
          <table:table-cell table:formula="of:=IFERROR(__xludf.dummyfunction(&quot;&quot;&quot;COMPUTED_VALUE&quot;&quot;&quot;);966)" office:value-type="float" office:value="966" calcext:value-type="float">
            <text:p>966</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Workshop on Issues of Sentiment Discovery and Opinion Mining&quot;)" office:value-type="string" office:string-value="Proceedings of the International Workshop on Issues of Sentiment Discovery and Opinion Mining" calcext:value-type="string">
            <text:p>Proceedings of the International Workshop on Issues of Sentiment Discovery and Opinion Mining</text:p>
          </table:table-cell>
          <table:table-cell table:number-columns-repeated="4"/>
          <table:table-cell table:formula="of:=IFERROR(__xludf.dummyfunction(&quot;&quot;&quot;COMPUTED_VALUE&quot;&quot;&quot;);&quot;harassment detection&quot;)" office:value-type="string" office:string-value="harassment detection" calcext:value-type="string">
            <text:p>harassment detection</text:p>
          </table:table-cell>
          <table:table-cell table:number-columns-repeated="6"/>
          <table:table-cell table:formula="of:=IFERROR(__xludf.dummyfunction(&quot;&quot;&quot;COMPUTED_VALUE&quot;&quot;&quot;);&quot;harms minors in any way, content that is unlawful, harmful, threatening, abusive, harassing, tortuous, defamatory, vulgar, etc.&quot;)" office:value-type="string" office:string-value="harms minors in any way, content that is unlawful, harmful, threatening, abusive, harassing, tortuous, defamatory, vulgar, etc." calcext:value-type="string">
            <text:p>harms minors in any way, content that is unlawful, harmful, threatening, abusive, harassing, tortuous, defamatory, vulgar, etc.</text:p>
          </table:table-cell>
          <table:table-cell table:number-columns-repeated="6"/>
          <table:table-cell table:formula="of:=IFERROR(__xludf.dummyfunction(&quot;&quot;&quot;COMPUTED_VALUE&quot;&quot;&quot;);&quot;logistic regression, MLP&quot;)" office:value-type="string" office:string-value="logistic regression, MLP" calcext:value-type="string">
            <text:p>logistic regression, MLP</text:p>
          </table:table-cell>
          <table:table-cell/>
          <table:table-cell table:formula="of:=IFERROR(__xludf.dummyfunction(&quot;&quot;&quot;COMPUTED_VALUE&quot;&quot;&quot;);&quot;one hot char&quot;)" office:value-type="string" office:string-value="one hot char" calcext:value-type="string">
            <text:p>one hot char</text:p>
          </table:table-cell>
          <table:table-cell table:number-columns-repeated="8"/>
          <table:table-cell table:formula="of:=IFERROR(__xludf.dummyfunction(&quot;&quot;&quot;COMPUTED_VALUE&quot;&quot;&quot;);4000)" office:value-type="float" office:value="4000" calcext:value-type="float">
            <text:p>4000</text:p>
          </table:table-cell>
          <table:table-cell table:number-columns-repeated="991"/>
        </table:table-row>
        <table:table-row table:style-name="ro1">
          <table:table-cell table:number-columns-repeated="2"/>
          <table:table-cell table:formula="of:=IFERROR(__xludf.dummyfunction(&quot;&quot;&quot;COMPUTED_VALUE&quot;&quot;&quot;);&quot;International Workshop on Experimental and Efficient Algorithms&quot;)" office:value-type="string" office:string-value="International Workshop on Experimental and Efficient Algorithms" calcext:value-type="string">
            <text:p>International Workshop on Experimental and Efficient Algorithms</text:p>
          </table:table-cell>
          <table:table-cell table:number-columns-repeated="4"/>
          <table:table-cell table:formula="of:=IFERROR(__xludf.dummyfunction(&quot;&quot;&quot;COMPUTED_VALUE&quot;&quot;&quot;);&quot;explore the user features more systematically to further improve the classification accuracy&quot;)" office:value-type="string" office:string-value="explore the user features more systematically to further improve the classification accuracy" calcext:value-type="string">
            <text:p>explore the user features more systematically to further improve the classification accuracy</text:p>
          </table:table-cell>
          <table:table-cell table:number-columns-repeated="6"/>
          <table:table-cell table:formula="of:=IFERROR(__xludf.dummyfunction(&quot;&quot;&quot;COMPUTED_VALUE&quot;&quot;&quot;);&quot;the phenomena of using the internet, cell phones and other electronic devices to willfully hurt or harass others.&quot;)" office:value-type="string" office:string-value="the phenomena of using the internet, cell phones and other electronic devices to willfully hurt or harass others." calcext:value-type="string">
            <text:p>the phenomena of using the internet, cell phones and other electronic devices to willfully hurt or harass others.</text:p>
          </table:table-cell>
          <table:table-cell table:number-columns-repeated="6"/>
          <table:table-cell table:formula="of:=IFERROR(__xludf.dummyfunction(&quot;&quot;&quot;COMPUTED_VALUE&quot;&quot;&quot;);&quot;decision tree (J48), random forest&quot;)" office:value-type="string" office:string-value="decision tree (J48), random forest" calcext:value-type="string">
            <text:p>decision tree (J48), random forest</text:p>
          </table:table-cell>
          <table:table-cell/>
          <table:table-cell table:formula="of:=IFERROR(__xludf.dummyfunction(&quot;&quot;&quot;COMPUTED_VALUE&quot;&quot;&quot;);&quot;word embedding, word n-gram with tfidf&quot;)" office:value-type="string" office:string-value="word embedding, word n-gram with tfidf" calcext:value-type="string">
            <text:p>word embedding, word n-gram with tfidf</text:p>
          </table:table-cell>
          <table:table-cell table:number-columns-repeated="8"/>
          <table:table-cell table:formula="of:=IFERROR(__xludf.dummyfunction(&quot;&quot;&quot;COMPUTED_VALUE&quot;&quot;&quot;);1600000)" office:value-type="float" office:value="1600000" calcext:value-type="float">
            <text:p>1600000</text:p>
          </table:table-cell>
          <table:table-cell table:number-columns-repeated="991"/>
        </table:table-row>
        <table:table-row table:style-name="ro1">
          <table:table-cell table:number-columns-repeated="2"/>
          <table:table-cell table:formula="of:=IFERROR(__xludf.dummyfunction(&quot;&quot;&quot;COMPUTED_VALUE&quot;&quot;&quot;);&quot;IEEE/ACIS International Conference on Computer and Information Science&quot;)" office:value-type="string" office:string-value="IEEE/ACIS International Conference on Computer and Information Science" calcext:value-type="string">
            <text:p>IEEE/ACIS International Conference on Computer and Information Science</text:p>
          </table:table-cell>
          <table:table-cell table:number-columns-repeated="4"/>
          <table:table-cell table:formula="of:=IFERROR(__xludf.dummyfunction(&quot;&quot;&quot;COMPUTED_VALUE&quot;&quot;&quot;);&quot;literature review of emotional responses and stress attributable to cyberbullying&quot;)" office:value-type="string" office:string-value="literature review of emotional responses and stress attributable to cyberbullying" calcext:value-type="string">
            <text:p>literature review of emotional responses and stress attributable to cyberbullying</text:p>
          </table:table-cell>
          <table:table-cell table:number-columns-repeated="6"/>
          <table:table-cell table:formula="of:=IFERROR(__xludf.dummyfunction(&quot;&quot;&quot;COMPUTED_VALUE&quot;&quot;&quot;);&quot;Cyberbullying gives a bully the ability to embarrass or harm a victim before a whole online community, especially in the areas of social networking Web sites [18]. Patchin and Hinduja define cyberbullying as “willful and repeated harm inflicted through th&quot;&amp;&quot;e medium of electronic text.”&quot;)" office:value-type="string" office:string-value="Cyberbullying gives a bully the ability to embarrass or harm a victim before a whole online community, especially in the areas of social networking Web sites [18]. Patchin and Hinduja define cyberbullying as “willful and repeated harm inflicted through the medium of electronic text.”" calcext:value-type="string">
            <text:p>Cyberbullying gives a bully the ability to embarrass or harm a victim before a whole online community, especially in the areas of social networking Web sites [18]. Patchin and Hinduja define cyberbullying as “willful and repeated harm inflicted through the medium of electronic text.”</text:p>
          </table:table-cell>
          <table:table-cell table:number-columns-repeated="6"/>
          <table:table-cell table:formula="of:=IFERROR(__xludf.dummyfunction(&quot;&quot;&quot;COMPUTED_VALUE&quot;&quot;&quot;);&quot;logistic regression, SVM, Naive Bayes, decision tree, random forest&quot;)" office:value-type="string" office:string-value="logistic regression, SVM, Naive Bayes, decision tree, random forest" calcext:value-type="string">
            <text:p>logistic regression, SVM, Naive Bayes, decision tree, random forest</text:p>
          </table:table-cell>
          <table:table-cell/>
          <table:table-cell table:formula="of:=IFERROR(__xludf.dummyfunction(&quot;&quot;&quot;COMPUTED_VALUE&quot;&quot;&quot;);&quot;one-hot (one-hot char), word embedding&quot;)" office:value-type="string" office:string-value="one-hot (one-hot char), word embedding" calcext:value-type="string">
            <text:p>one-hot (one-hot char), word embedding</text:p>
          </table:table-cell>
          <table:table-cell table:number-columns-repeated="8"/>
          <table:table-cell table:formula="of:=IFERROR(__xludf.dummyfunction(&quot;&quot;&quot;COMPUTED_VALUE&quot;&quot;&quot;);&quot;750, 750, 750&quot;)" office:value-type="string" office:string-value="750, 750, 750" calcext:value-type="string">
            <text:p>750, 750, 750</text:p>
          </table:table-cell>
          <table:table-cell table:number-columns-repeated="991"/>
        </table:table-row>
        <table:table-row table:style-name="ro1">
          <table:table-cell table:number-columns-repeated="2"/>
          <table:table-cell table:formula="of:=IFERROR(__xludf.dummyfunction(&quot;&quot;&quot;COMPUTED_VALUE&quot;&quot;&quot;);&quot;Proceedings of the Annual Collaboration, Electronic Messaging, Anti-Abuse and Spam Conference&quot;)" office:value-type="string" office:string-value="Proceedings of the Annual Collaboration, Electronic Messaging, Anti-Abuse and Spam Conference" calcext:value-type="string">
            <text:p>Proceedings of the Annual Collaboration, Electronic Messaging, Anti-Abuse and Spam Conference</text:p>
          </table:table-cell>
          <table:table-cell table:number-columns-repeated="4"/>
          <table:table-cell table:formula="of:=IFERROR(__xludf.dummyfunction(&quot;&quot;&quot;COMPUTED_VALUE&quot;&quot;&quot;);&quot;identify text structures that may be indicative of hate speech&quot;)" office:value-type="string" office:string-value="identify text structures that may be indicative of hate speech" calcext:value-type="string">
            <text:p>identify text structures that may be indicative of hate speech</text:p>
          </table:table-cell>
          <table:table-cell table:number-columns-repeated="6"/>
          <table:table-cell table:formula="of:=IFERROR(__xludf.dummyfunction(&quot;&quot;&quot;COMPUTED_VALUE&quot;&quot;&quot;);&quot;Any speech or language that demonstrates violence &amp;/or induces (with or without intention) pain, harm, embarrassment, or injury&quot;)" office:value-type="string" office:string-value="Any speech or language that demonstrates violence &amp;/or induces (with or without intention) pain, harm, embarrassment, or injury" calcext:value-type="string">
            <text:p>Any speech or language that demonstrates violence &amp;/or induces (with or without intention) pain, harm, embarrassment, or injury</text:p>
          </table:table-cell>
          <table:table-cell table:number-columns-repeated="8"/>
          <table:table-cell table:formula="of:=IFERROR(__xludf.dummyfunction(&quot;&quot;&quot;COMPUTED_VALUE&quot;&quot;&quot;);&quot;linguistic features (number of exclamation marks, upper case letters, emoticons, acronyms), pronoun variations (second person pronoun), variations of bad words (curse hashtags, curse words, density of curse words), sentiment analysis (emotion analysis = v&quot;&amp;&quot;alence, arousal, dominance)&quot;)" office:value-type="string" office:string-value="linguistic features (number of exclamation marks, upper case letters, emoticons, acronyms), pronoun variations (second person pronoun), variations of bad words (curse hashtags, curse words, density of curse words), sentiment analysis (emotion analysis = valence, arousal, dominance)" calcext:value-type="string">
            <text:p>linguistic features (number of exclamation marks, upper case letters, emoticons, acronyms), pronoun variations (second person pronoun), variations of bad words (curse hashtags, curse words, density of curse words), sentiment analysis (emotion analysis = valence, arousal, dominance)</text:p>
          </table:table-cell>
          <table:table-cell table:number-columns-repeated="8"/>
          <table:table-cell table:formula="of:=IFERROR(__xludf.dummyfunction(&quot;&quot;&quot;COMPUTED_VALUE&quot;&quot;&quot;);&quot;35273, 91431&quot;)" office:value-type="string" office:string-value="35273, 91431" calcext:value-type="string">
            <text:p>35273, 91431</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Innovation and Challenges in Cyber Security &quot;)" office:value-type="string" office:string-value="International Conference on Innovation and Challenges in Cyber Security " calcext:value-type="string">
            <text:p>International Conference on Innovation and Challenges in Cyber Security </text:p>
          </table:table-cell>
          <table:table-cell table:number-columns-repeated="4"/>
          <table:table-cell table:formula="of:=IFERROR(__xludf.dummyfunction(&quot;&quot;&quot;COMPUTED_VALUE&quot;&quot;&quot;);&quot;reproducibility of experiments&quot;)" office:value-type="string" office:string-value="reproducibility of experiments" calcext:value-type="string">
            <text:p>reproducibility of experiments</text:p>
          </table:table-cell>
          <table:table-cell table:number-columns-repeated="6"/>
          <table:table-cell table:formula="of:=IFERROR(__xludf.dummyfunction(&quot;&quot;&quot;COMPUTED_VALUE&quot;&quot;&quot;);&quot;aggressive, intentional act carried out by a group or individual, using electronic forms of contact (e.g. email and chat rooms) repeatedly or over time against a victim who cannot easily defend themself&quot;)" office:value-type="string" office:string-value="aggressive, intentional act carried out by a group or individual, using electronic forms of contact (e.g. email and chat rooms) repeatedly or over time against a victim who cannot easily defend themself" calcext:value-type="string">
            <text:p>aggressive, intentional act carried out by a group or individual, using electronic forms of contact (e.g. email and chat rooms) repeatedly or over time against a victim who cannot easily defend themself</text:p>
          </table:table-cell>
          <table:table-cell table:number-columns-repeated="8"/>
          <table:table-cell table:formula="of:=IFERROR(__xludf.dummyfunction(&quot;&quot;&quot;COMPUTED_VALUE&quot;&quot;&quot;);&quot;word n-gram, feature selection (backward feature selection: remove variables with high correlation), visual features, user information (user network features: number of shared media objects, following, followers), media session features (likes, post time,&quot;&amp;&quot; caption)&quot;)" office:value-type="string" office:string-value="word n-gram, feature selection (backward feature selection: remove variables with high correlation), visual features, user information (user network features: number of shared media objects, following, followers), media session features (likes, post time, caption)" calcext:value-type="string">
            <text:p>word n-gram, feature selection (backward feature selection: remove variables with high correlation), visual features, user information (user network features: number of shared media objects, following, followers), media session features (likes, post time, caption)</text:p>
          </table:table-cell>
          <table:table-cell table:number-columns-repeated="8"/>
          <table:table-cell table:formula="of:=IFERROR(__xludf.dummyfunction(&quot;&quot;&quot;COMPUTED_VALUE&quot;&quot;&quot;);6594)" office:value-type="float" office:value="6594" calcext:value-type="float">
            <text:p>6594</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Computer Modelling and Simulation&quot;)" office:value-type="string" office:string-value="International Conference on Computer Modelling and Simulation" calcext:value-type="string">
            <text:p>International Conference on Computer Modelling and Simulation</text:p>
          </table:table-cell>
          <table:table-cell table:number-columns-repeated="4"/>
          <table:table-cell table:formula="of:=IFERROR(__xludf.dummyfunction(&quot;&quot;&quot;COMPUTED_VALUE&quot;&quot;&quot;);&quot;cyberbullies detection&quot;)" office:value-type="string" office:string-value="cyberbullies detection" calcext:value-type="string">
            <text:p>cyberbullies detection</text:p>
          </table:table-cell>
          <table:table-cell table:number-columns-repeated="6"/>
          <table:table-cell table:formula="of:=IFERROR(__xludf.dummyfunction(&quot;&quot;&quot;COMPUTED_VALUE&quot;&quot;&quot;);&quot;use of profane language by one player to insult or humiliate a different player in his own team. As such, the use of “bad” words is a necessary, but not sufficient condition for toxicity. For example, bad words can also be used just to curse without the i&quot;&amp;&quot;ntent to actually insult someone else. Profanity is also used in ironic or humoristic ways.&quot;)" office:value-type="string" office:string-value="use of profane language by one player to insult or humiliate a different player in his own team. As such, the use of “bad” words is a necessary, but not sufficient condition for toxicity. For example, bad words can also be used just to curse without the intent to actually insult someone else. Profanity is also used in ironic or humoristic ways." calcext:value-type="string">
            <text:p>use of profane language by one player to insult or humiliate a different player in his own team. As such, the use of “bad” words is a necessary, but not sufficient condition for toxicity. For example, bad words can also be used just to curse without the intent to actually insult someone else. Profanity is also used in ironic or humoristic ways.</text:p>
          </table:table-cell>
          <table:table-cell table:number-columns-repeated="8"/>
          <table:table-cell table:formula="of:=IFERROR(__xludf.dummyfunction(&quot;&quot;&quot;COMPUTED_VALUE&quot;&quot;&quot;);&quot;word n-gram, feature selection (Latent Semantic Analysis), visual features, user information (user network features), media session features&quot;)" office:value-type="string" office:string-value="word n-gram, feature selection (Latent Semantic Analysis), visual features, user information (user network features), media session features" calcext:value-type="string">
            <text:p>word n-gram, feature selection (Latent Semantic Analysis), visual features, user information (user network features), media session features</text:p>
          </table:table-cell>
          <table:table-cell table:number-columns-repeated="8"/>
          <table:table-cell table:formula="of:=IFERROR(__xludf.dummyfunction(&quot;&quot;&quot;COMPUTED_VALUE&quot;&quot;&quot;);1525)" office:value-type="float" office:value="1525" calcext:value-type="float">
            <text:p>1525</text:p>
          </table:table-cell>
          <table:table-cell table:number-columns-repeated="991"/>
        </table:table-row>
        <table:table-row table:style-name="ro1">
          <table:table-cell table:number-columns-repeated="2"/>
          <table:table-cell table:formula="of:=IFERROR(__xludf.dummyfunction(&quot;&quot;&quot;COMPUTED_VALUE&quot;&quot;&quot;);&quot;CCF International Conference on Natural Language Processing and Chinese Computing&quot;)" office:value-type="string" office:string-value="CCF International Conference on Natural Language Processing and Chinese Computing" calcext:value-type="string">
            <text:p>CCF International Conference on Natural Language Processing and Chinese Computing</text:p>
          </table:table-cell>
          <table:table-cell table:number-columns-repeated="4"/>
          <table:table-cell table:formula="of:=IFERROR(__xludf.dummyfunction(&quot;&quot;&quot;COMPUTED_VALUE&quot;&quot;&quot;);&quot;filter profanity, bad words and words with double meaning&quot;)" office:value-type="string" office:string-value="filter profanity, bad words and words with double meaning" calcext:value-type="string">
            <text:p>filter profanity, bad words and words with double meaning</text:p>
          </table:table-cell>
          <table:table-cell table:number-columns-repeated="6"/>
          <table:table-cell table:formula="of:=IFERROR(__xludf.dummyfunction(&quot;&quot;&quot;COMPUTED_VALUE&quot;&quot;&quot;);&quot;willful and repeated harm inflicted through the use of electronic devices&quot;)" office:value-type="string" office:string-value="willful and repeated harm inflicted through the use of electronic devices" calcext:value-type="string">
            <text:p>willful and repeated harm inflicted through the use of electronic devices</text:p>
          </table:table-cell>
          <table:table-cell table:number-columns-repeated="8"/>
          <table:table-cell table:formula="of:=IFERROR(__xludf.dummyfunction(&quot;&quot;&quot;COMPUTED_VALUE&quot;&quot;&quot;);&quot;word n-gram with tfidf, lexical features (profane words), pronoun variations, media session features (Whether the comment is a reply to a previous comment or a new comment, Comment’s news categories, User identied by Facebook versus Twitter, Comments up &quot;&amp;&quot;to this point), linguistic features (number of words for each comment, number of characters for each comment, semantic features: amount of punctuation or uppercase characters) (see complete list), feature selection (SVD)&quot;)" office:value-type="string" office:string-value="word n-gram with tfidf, lexical features (profane words), pronoun variations, media session features (Whether the comment is a reply to a previous comment or a new comment, Comment’s news categories, User identied by Facebook versus Twitter, Comments up to this point), linguistic features (number of words for each comment, number of characters for each comment, semantic features: amount of punctuation or uppercase characters) (see complete list), feature selection (SVD)" calcext:value-type="string">
            <text:p>word n-gram with tfidf, lexical features (profane words), pronoun variations, media session features (Whether the comment is a reply to a previous comment or a new comment, Comment’s news categories, User identied by Facebook versus Twitter, Comments up to this point), linguistic features (number of words for each comment, number of characters for each comment, semantic features: amount of punctuation or uppercase characters) (see complete list), feature selection (SVD)</text:p>
          </table:table-cell>
          <table:table-cell table:number-columns-repeated="8"/>
          <table:table-cell table:formula="of:=IFERROR(__xludf.dummyfunction(&quot;&quot;&quot;COMPUTED_VALUE&quot;&quot;&quot;);&quot;8815, 4742, 25825&quot;)" office:value-type="string" office:string-value="8815, 4742, 25825" calcext:value-type="string">
            <text:p>8815, 4742, 25825</text:p>
          </table:table-cell>
          <table:table-cell table:number-columns-repeated="991"/>
        </table:table-row>
        <table:table-row table:style-name="ro1">
          <table:table-cell table:number-columns-repeated="2"/>
          <table:table-cell table:formula="of:=IFERROR(__xludf.dummyfunction(&quot;&quot;&quot;COMPUTED_VALUE&quot;&quot;&quot;);&quot;IST-Africa Week Conference&quot;)" office:value-type="string" office:string-value="IST-Africa Week Conference" calcext:value-type="string">
            <text:p>IST-Africa Week Conference</text:p>
          </table:table-cell>
          <table:table-cell table:number-columns-repeated="4"/>
          <table:table-cell table:formula="of:=IFERROR(__xludf.dummyfunction(&quot;&quot;&quot;COMPUTED_VALUE&quot;&quot;&quot;);&quot;recognize sentiment in cyberbullying traces without annotated dataset&quot;)" office:value-type="string" office:string-value="recognize sentiment in cyberbullying traces without annotated dataset" calcext:value-type="string">
            <text:p>recognize sentiment in cyberbullying traces without annotated dataset</text:p>
          </table:table-cell>
          <table:table-cell table:number-columns-repeated="6"/>
          <table:table-cell table:formula="of:=IFERROR(__xludf.dummyfunction(&quot;&quot;&quot;COMPUTED_VALUE&quot;&quot;&quot;);&quot;‘is this text offensive or antagonistic in terms of race ethnicity/sexual orientation/disability?’ text that is targeted towards individuals or social groups based on their race, sexual orientation or disability. &quot;)" office:value-type="string" office:string-value="‘is this text offensive or antagonistic in terms of race ethnicity/sexual orientation/disability?’ text that is targeted towards individuals or social groups based on their race, sexual orientation or disability. " calcext:value-type="string">
            <text:p>‘is this text offensive or antagonistic in terms of race ethnicity/sexual orientation/disability?’ text that is targeted towards individuals or social groups based on their race, sexual orientation or disability. </text:p>
          </table:table-cell>
          <table:table-cell table:number-columns-repeated="8"/>
          <table:table-cell table:formula="of:=IFERROR(__xludf.dummyfunction(&quot;&quot;&quot;COMPUTED_VALUE&quot;&quot;&quot;);&quot;linguistic features (number of hashtags, number of mentions), user information (both sender and reeiver! how many lists the sender has created, # subscriptions, number of subscriptions of the sender, #subscriptionsage, ratio of subscriptions made in relat&quot;&amp;&quot;ion to age of sender account, #subscriptions#subscribers, ratio of subscriptions to subscribers of sender, ratio number of messages in relation to age of sender account, age of account, days since sender account creation, # subscribers, number of subscrib&quot;&amp;&quot;ers to public feed of the sender), network features, feature selection (privacy-preserving)&quot;)" office:value-type="string" office:string-value="linguistic features (number of hashtags, number of mentions), user information (both sender and reeiver! how many lists the sender has created, # subscriptions, number of subscriptions of the sender, #subscriptionsage, ratio of subscriptions made in relation to age of sender account, #subscriptions#subscribers, ratio of subscriptions to subscribers of sender, ratio number of messages in relation to age of sender account, age of account, days since sender account creation, # subscribers, number of subscribers to public feed of the sender), network features, feature selection (privacy-preserving)" calcext:value-type="string">
            <text:p>linguistic features (number of hashtags, number of mentions), user information (both sender and reeiver! how many lists the sender has created, # subscriptions, number of subscriptions of the sender, #subscriptionsage, ratio of subscriptions made in relation to age of sender account, #subscriptions#subscribers, ratio of subscriptions to subscribers of sender, ratio number of messages in relation to age of sender account, age of account, days since sender account creation, # subscribers, number of subscribers to public feed of the sender), network features, feature selection (privacy-preserving)</text:p>
          </table:table-cell>
          <table:table-cell table:number-columns-repeated="8"/>
          <table:table-cell table:formula="of:=IFERROR(__xludf.dummyfunction(&quot;&quot;&quot;COMPUTED_VALUE&quot;&quot;&quot;);&quot;500, 2500&quot;)" office:value-type="string" office:string-value="500, 2500" calcext:value-type="string">
            <text:p>500, 2500</text:p>
          </table:table-cell>
          <table:table-cell table:number-columns-repeated="991"/>
        </table:table-row>
        <table:table-row table:style-name="ro1">
          <table:table-cell table:number-columns-repeated="2"/>
          <table:table-cell table:formula="of:=IFERROR(__xludf.dummyfunction(&quot;&quot;&quot;COMPUTED_VALUE&quot;&quot;&quot;);&quot;International ACM SIGIR Conference on Research &amp; Development in Information Retrieva&quot;)" office:value-type="string" office:string-value="International ACM SIGIR Conference on Research &amp; Development in Information Retrieva" calcext:value-type="string">
            <text:p>International ACM SIGIR Conference on Research &amp; Development in Information Retrieva</text:p>
          </table:table-cell>
          <table:table-cell table:number-columns-repeated="4"/>
          <table:table-cell table:formula="of:=IFERROR(__xludf.dummyfunction(&quot;&quot;&quot;COMPUTED_VALUE&quot;&quot;&quot;);&quot;counter attack on the attacks on the Google Perspective abusive language classification&quot;)" office:value-type="string" office:string-value="counter attack on the attacks on the Google Perspective abusive language classification" calcext:value-type="string">
            <text:p>counter attack on the attacks on the Google Perspective abusive language classification</text:p>
          </table:table-cell>
          <table:table-cell table:number-columns-repeated="6"/>
          <table:table-cell table:formula="of:=IFERROR(__xludf.dummyfunction(&quot;&quot;&quot;COMPUTED_VALUE&quot;&quot;&quot;);&quot;Cyberbullying is the oppression of other people using Internetbased technology.&quot;)" office:value-type="string" office:string-value="Cyberbullying is the oppression of other people using Internetbased technology." calcext:value-type="string">
            <text:p>Cyberbullying is the oppression of other people using Internetbased technology.</text:p>
          </table:table-cell>
          <table:table-cell table:number-columns-repeated="8"/>
          <table:table-cell table:formula="of:=IFERROR(__xludf.dummyfunction(&quot;&quot;&quot;COMPUTED_VALUE&quot;&quot;&quot;);&quot;sentiment analysis (polarity), subjectivity variations, variations of bad words (total negative words)&quot;)" office:value-type="string" office:string-value="sentiment analysis (polarity), subjectivity variations, variations of bad words (total negative words)" calcext:value-type="string">
            <text:p>sentiment analysis (polarity), subjectivity variations, variations of bad words (total negative words)</text:p>
          </table:table-cell>
          <table:table-cell table:number-columns-repeated="8"/>
          <table:table-cell table:formula="of:=IFERROR(__xludf.dummyfunction(&quot;&quot;&quot;COMPUTED_VALUE&quot;&quot;&quot;);143613)" office:value-type="float" office:value="143613" calcext:value-type="float">
            <text:p>143613</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Computational Science&quot;)" office:value-type="string" office:string-value="International Conference on Computational Science" calcext:value-type="string">
            <text:p>International Conference on Computational Science</text:p>
          </table:table-cell>
          <table:table-cell table:number-columns-repeated="4"/>
          <table:table-cell table:formula="of:=IFERROR(__xludf.dummyfunction(&quot;&quot;&quot;COMPUTED_VALUE&quot;&quot;&quot;);&quot;demonstrate that three-word co-occurrence is more useful than two-word co-occurrence for harmful speech detection&quot;)" office:value-type="string" office:string-value="demonstrate that three-word co-occurrence is more useful than two-word co-occurrence for harmful speech detection" calcext:value-type="string">
            <text:p>demonstrate that three-word co-occurrence is more useful than two-word co-occurrence for harmful speech detection</text:p>
          </table:table-cell>
          <table:table-cell table:number-columns-repeated="6"/>
          <table:table-cell table:formula="of:=IFERROR(__xludf.dummyfunction(&quot;&quot;&quot;COMPUTED_VALUE&quot;&quot;&quot;);&quot;racism, sexism, nothing&quot;)" office:value-type="string" office:string-value="racism, sexism, nothing" calcext:value-type="string">
            <text:p>racism, sexism, nothing</text:p>
          </table:table-cell>
          <table:table-cell table:number-columns-repeated="8"/>
          <table:table-cell table:formula="of:=IFERROR(__xludf.dummyfunction(&quot;&quot;&quot;COMPUTED_VALUE&quot;&quot;&quot;);&quot;POS variations (dictionary based on POS), bag of words, feature selection (based on entropy and rules)&quot;)" office:value-type="string" office:string-value="POS variations (dictionary based on POS), bag of words, feature selection (based on entropy and rules)" calcext:value-type="string">
            <text:p>POS variations (dictionary based on POS), bag of words, feature selection (based on entropy and rules)</text:p>
          </table:table-cell>
          <table:table-cell table:number-columns-repeated="8"/>
          <table:table-cell table:formula="of:=IFERROR(__xludf.dummyfunction(&quot;&quot;&quot;COMPUTED_VALUE&quot;&quot;&quot;);18500)" office:value-type="float" office:value="18500" calcext:value-type="float">
            <text:p>18500</text:p>
          </table:table-cell>
          <table:table-cell table:number-columns-repeated="991"/>
        </table:table-row>
        <table:table-row table:style-name="ro1">
          <table:table-cell table:number-columns-repeated="2"/>
          <table:table-cell table:formula="of:=IFERROR(__xludf.dummyfunction(&quot;&quot;&quot;COMPUTED_VALUE&quot;&quot;&quot;);&quot;Advances in Computational Intelligence Systems&quot;)" office:value-type="string" office:string-value="Advances in Computational Intelligence Systems" calcext:value-type="string">
            <text:p>Advances in Computational Intelligence Systems</text:p>
          </table:table-cell>
          <table:table-cell table:number-columns-repeated="4"/>
          <table:table-cell table:formula="of:=IFERROR(__xludf.dummyfunction(&quot;&quot;&quot;COMPUTED_VALUE&quot;&quot;&quot;);&quot;filtering instead of blocking: remove the offensive language by utilizing the grammatical relations among words&quot;)" office:value-type="string" office:string-value="filtering instead of blocking: remove the offensive language by utilizing the grammatical relations among words" calcext:value-type="string">
            <text:p>filtering instead of blocking: remove the offensive language by utilizing the grammatical relations among words</text:p>
          </table:table-cell>
          <table:table-cell table:number-columns-repeated="6"/>
          <table:table-cell table:formula="of:=IFERROR(__xludf.dummyfunction(&quot;&quot;&quot;COMPUTED_VALUE&quot;&quot;&quot;);&quot;verbal offense which potentially arouses negative feelings among other users.&quot;)" office:value-type="string" office:string-value="verbal offense which potentially arouses negative feelings among other users." calcext:value-type="string">
            <text:p>verbal offense which potentially arouses negative feelings among other users.</text:p>
          </table:table-cell>
          <table:table-cell table:number-columns-repeated="8"/>
          <table:table-cell table:formula="of:=IFERROR(__xludf.dummyfunction(&quot;&quot;&quot;COMPUTED_VALUE&quot;&quot;&quot;);&quot;pronoun variations (pronoun followed by name, second person pronoun), variations of bad words (profanity, condescending sentences, insults), linguistic features (exclamation points, imperative sentences), lexical features (politeness, praise, offers, laug&quot;&amp;&quot;hter, smiley faces, phone numbers, uniform resource locators, epithets: short insulting phrases)&quot;)" office:value-type="string" office:string-value="pronoun variations (pronoun followed by name, second person pronoun), variations of bad words (profanity, condescending sentences, insults), linguistic features (exclamation points, imperative sentences), lexical features (politeness, praise, offers, laughter, smiley faces, phone numbers, uniform resource locators, epithets: short insulting phrases)" calcext:value-type="string">
            <text:p>pronoun variations (pronoun followed by name, second person pronoun), variations of bad words (profanity, condescending sentences, insults), linguistic features (exclamation points, imperative sentences), lexical features (politeness, praise, offers, laughter, smiley faces, phone numbers, uniform resource locators, epithets: short insulting phrases)</text:p>
          </table:table-cell>
          <table:table-cell table:number-columns-repeated="8"/>
          <table:table-cell table:formula="of:=IFERROR(__xludf.dummyfunction(&quot;&quot;&quot;COMPUTED_VALUE&quot;&quot;&quot;);2696)" office:value-type="float" office:value="2696" calcext:value-type="float">
            <text:p>2696</text:p>
          </table:table-cell>
          <table:table-cell table:number-columns-repeated="991"/>
        </table:table-row>
        <table:table-row table:style-name="ro1">
          <table:table-cell table:number-columns-repeated="2"/>
          <table:table-cell table:formula="of:=IFERROR(__xludf.dummyfunction(&quot;&quot;&quot;COMPUTED_VALUE&quot;&quot;&quot;);&quot;Italian Conference on Cybersecurity&quot;)" office:value-type="string" office:string-value="Italian Conference on Cybersecurity" calcext:value-type="string">
            <text:p>Italian Conference on Cybersecurity</text:p>
          </table:table-cell>
          <table:table-cell table:number-columns-repeated="4"/>
          <table:table-cell table:formula="of:=IFERROR(__xludf.dummyfunction(&quot;&quot;&quot;COMPUTED_VALUE&quot;&quot;&quot;);&quot;Information Filtering methods&quot;)" office:value-type="string" office:string-value="Information Filtering methods" calcext:value-type="string">
            <text:p>Information Filtering methods</text:p>
          </table:table-cell>
          <table:table-cell table:number-columns-repeated="6"/>
          <table:table-cell table:formula="of:=IFERROR(__xludf.dummyfunction(&quot;&quot;&quot;COMPUTED_VALUE&quot;&quot;&quot;);&quot;“bullying that takes place using electronic technology, [including] devices and equipment such as cell phones, computers, and tablets as well as communication tools including social media sites, text messages, chat, and websites.”&quot;)" office:value-type="string" office:string-value="“bullying that takes place using electronic technology, [including] devices and equipment such as cell phones, computers, and tablets as well as communication tools including social media sites, text messages, chat, and websites.”" calcext:value-type="string">
            <text:p>“bullying that takes place using electronic technology, [including] devices and equipment such as cell phones, computers, and tablets as well as communication tools including social media sites, text messages, chat, and websites.”</text:p>
          </table:table-cell>
          <table:table-cell table:number-columns-repeated="8"/>
          <table:table-cell table:formula="of:=IFERROR(__xludf.dummyfunction(&quot;&quot;&quot;COMPUTED_VALUE&quot;&quot;&quot;);&quot;bag of words, word n-gram, POS&quot;)" office:value-type="string" office:string-value="bag of words, word n-gram, POS" calcext:value-type="string">
            <text:p>bag of words, word n-gram, POS</text:p>
          </table:table-cell>
          <table:table-cell table:number-columns-repeated="8"/>
          <table:table-cell table:formula="of:=IFERROR(__xludf.dummyfunction(&quot;&quot;&quot;COMPUTED_VALUE&quot;&quot;&quot;);10600)" office:value-type="float" office:value="10600" calcext:value-type="float">
            <text:p>10600</text:p>
          </table:table-cell>
          <table:table-cell table:number-columns-repeated="991"/>
        </table:table-row>
        <table:table-row table:style-name="ro1">
          <table:table-cell table:number-columns-repeated="2"/>
          <table:table-cell table:formula="of:=IFERROR(__xludf.dummyfunction(&quot;&quot;&quot;COMPUTED_VALUE&quot;&quot;&quot;);&quot;CEUR WORKSHOP PROCEEDINGS&quot;)" office:value-type="string" office:string-value="CEUR WORKSHOP PROCEEDINGS" calcext:value-type="string">
            <text:p>CEUR WORKSHOP PROCEEDINGS</text:p>
          </table:table-cell>
          <table:table-cell table:number-columns-repeated="4"/>
          <table:table-cell table:formula="of:=IFERROR(__xludf.dummyfunction(&quot;&quot;&quot;COMPUTED_VALUE&quot;&quot;&quot;);&quot;pipeline for filtering detection and intensity classification&quot;)" office:value-type="string" office:string-value="pipeline for filtering detection and intensity classification" calcext:value-type="string">
            <text:p>pipeline for filtering detection and intensity classification</text:p>
          </table:table-cell>
          <table:table-cell table:number-columns-repeated="6"/>
          <table:table-cell table:formula="of:=IFERROR(__xludf.dummyfunction(&quot;&quot;&quot;COMPUTED_VALUE&quot;&quot;&quot;);&quot;prejudice, stereotyping, or discrimination, typically against women, on the basis of sex. Benevolent: if tweet exhibits subjectively positive sentiment but is sexist • Hostile: if the tweet exhibits explicitly negative emotion and is sexist&quot;)" office:value-type="string" office:string-value="prejudice, stereotyping, or discrimination, typically against women, on the basis of sex. Benevolent: if tweet exhibits subjectively positive sentiment but is sexist • Hostile: if the tweet exhibits explicitly negative emotion and is sexist" calcext:value-type="string">
            <text:p>prejudice, stereotyping, or discrimination, typically against women, on the basis of sex. Benevolent: if tweet exhibits subjectively positive sentiment but is sexist • Hostile: if the tweet exhibits explicitly negative emotion and is sexist</text:p>
          </table:table-cell>
          <table:table-cell table:number-columns-repeated="8"/>
          <table:table-cell table:formula="of:=IFERROR(__xludf.dummyfunction(&quot;&quot;&quot;COMPUTED_VALUE&quot;&quot;&quot;);&quot;bag of words with tfidf, topic model (topic terms extraction by text summarization: Centroid method based MEAD summarization tool, key concepts extraction), sentiment analysis (topic sentiment based on lexicon)&quot;)" office:value-type="string" office:string-value="bag of words with tfidf, topic model (topic terms extraction by text summarization: Centroid method based MEAD summarization tool, key concepts extraction), sentiment analysis (topic sentiment based on lexicon)" calcext:value-type="string">
            <text:p>bag of words with tfidf, topic model (topic terms extraction by text summarization: Centroid method based MEAD summarization tool, key concepts extraction), sentiment analysis (topic sentiment based on lexicon)</text:p>
          </table:table-cell>
          <table:table-cell table:number-columns-repeated="8"/>
          <table:table-cell table:formula="of:=IFERROR(__xludf.dummyfunction(&quot;&quot;&quot;COMPUTED_VALUE&quot;&quot;&quot;);2532000)" office:value-type="float" office:value="2532000" calcext:value-type="float">
            <text:p>25320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Advanced Computer Science and Information Systems &quot;)" office:value-type="string" office:string-value="International Conference on Advanced Computer Science and Information Systems " calcext:value-type="string">
            <text:p>International Conference on Advanced Computer Science and Information Systems </text:p>
          </table:table-cell>
          <table:table-cell table:number-columns-repeated="4"/>
          <table:table-cell table:formula="of:=IFERROR(__xludf.dummyfunction(&quot;&quot;&quot;COMPUTED_VALUE&quot;&quot;&quot;);&quot;filtering different types of humour&quot;)" office:value-type="string" office:string-value="filtering different types of humour" calcext:value-type="string">
            <text:p>filtering different types of humour</text:p>
          </table:table-cell>
          <table:table-cell table:number-columns-repeated="6"/>
          <table:table-cell table:formula="of:=IFERROR(__xludf.dummyfunction(&quot;&quot;&quot;COMPUTED_VALUE&quot;&quot;&quot;);&quot;also mentions harassment in the crowdsourcing task&quot;)" office:value-type="string" office:string-value="also mentions harassment in the crowdsourcing task" calcext:value-type="string">
            <text:p>also mentions harassment in the crowdsourcing task</text:p>
          </table:table-cell>
          <table:table-cell table:number-columns-repeated="8"/>
          <table:table-cell table:formula="of:=IFERROR(__xludf.dummyfunction(&quot;&quot;&quot;COMPUTED_VALUE&quot;&quot;&quot;);&quot;bag of words, sentiment analysis (polarity score of words  with different types of features)&quot;)" office:value-type="string" office:string-value="bag of words, sentiment analysis (polarity score of words  with different types of features)" calcext:value-type="string">
            <text:p>bag of words, sentiment analysis (polarity score of words <text:s/>with different types of features)</text:p>
          </table:table-cell>
          <table:table-cell table:number-columns-repeated="8"/>
          <table:table-cell table:formula="of:=IFERROR(__xludf.dummyfunction(&quot;&quot;&quot;COMPUTED_VALUE&quot;&quot;&quot;);2300)" office:value-type="float" office:value="2300" calcext:value-type="float">
            <text:p>2300</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conference on world wide web&quot;)" office:value-type="string" office:string-value="Proceedings of the international conference on world wide web" calcext:value-type="string">
            <text:p>Proceedings of the international conference on world wide web</text:p>
          </table:table-cell>
          <table:table-cell table:number-columns-repeated="4"/>
          <table:table-cell table:formula="of:=IFERROR(__xludf.dummyfunction(&quot;&quot;&quot;COMPUTED_VALUE&quot;&quot;&quot;);&quot;identification of the limitations of cyberbullying&quot;)" office:value-type="string" office:string-value="identification of the limitations of cyberbullying" calcext:value-type="string">
            <text:p>identification of the limitations of cyberbullying</text:p>
          </table:table-cell>
          <table:table-cell table:number-columns-repeated="6"/>
          <table:table-cell table:formula="of:=IFERROR(__xludf.dummyfunction(&quot;&quot;&quot;COMPUTED_VALUE&quot;&quot;&quot;);&quot;s trolling, flaming, bullying, and harassment&quot;)" office:value-type="string" office:string-value="s trolling, flaming, bullying, and harassment" calcext:value-type="string">
            <text:p>s trolling, flaming, bullying, and harassment</text:p>
          </table:table-cell>
          <table:table-cell table:number-columns-repeated="8"/>
          <table:table-cell table:formula="of:=IFERROR(__xludf.dummyfunction(&quot;&quot;&quot;COMPUTED_VALUE&quot;&quot;&quot;);&quot;lexical features, -, sentiment analysis&quot;)" office:value-type="string" office:string-value="lexical features, -, sentiment analysis" calcext:value-type="string">
            <text:p>lexical features, -, sentiment analysis</text:p>
          </table:table-cell>
          <table:table-cell table:number-columns-repeated="8"/>
          <table:table-cell table:formula="of:=IFERROR(__xludf.dummyfunction(&quot;&quot;&quot;COMPUTED_VALUE&quot;&quot;&quot;);&quot;15908, 24783, 20360&quot;)" office:value-type="string" office:string-value="15908, 24783, 20360" calcext:value-type="string">
            <text:p>15908, 24783, 20360</text:p>
          </table:table-cell>
          <table:table-cell table:number-columns-repeated="991"/>
        </table:table-row>
        <table:table-row table:style-name="ro1">
          <table:table-cell table:number-columns-repeated="2"/>
          <table:table-cell table:formula="of:=IFERROR(__xludf.dummyfunction(&quot;&quot;&quot;COMPUTED_VALUE&quot;&quot;&quot;);&quot;Semantic Web Journal&quot;)" office:value-type="string" office:string-value="Semantic Web Journal" calcext:value-type="string">
            <text:p>Semantic Web Journal</text:p>
          </table:table-cell>
          <table:table-cell table:number-columns-repeated="4"/>
          <table:table-cell table:formula="of:=IFERROR(__xludf.dummyfunction(&quot;&quot;&quot;COMPUTED_VALUE&quot;&quot;&quot;);&quot;troll classification, distinction from abuse&quot;)" office:value-type="string" office:string-value="troll classification, distinction from abuse" calcext:value-type="string">
            <text:p>troll classification, distinction from abuse</text:p>
          </table:table-cell>
          <table:table-cell table:number-columns-repeated="6"/>
          <table:table-cell table:formula="of:=IFERROR(__xludf.dummyfunction(&quot;&quot;&quot;COMPUTED_VALUE&quot;&quot;&quot;);&quot;an offensive post, motivated, in whole or in a part, by the writer’s bias against an aspect of a group of people.&quot;)" office:value-type="string" office:string-value="an offensive post, motivated, in whole or in a part, by the writer’s bias against an aspect of a group of people." calcext:value-type="string">
            <text:p>an offensive post, motivated, in whole or in a part, by the writer’s bias against an aspect of a group of people.</text:p>
          </table:table-cell>
          <table:table-cell table:number-columns-repeated="8"/>
          <table:table-cell table:formula="of:=IFERROR(__xludf.dummyfunction(&quot;&quot;&quot;COMPUTED_VALUE&quot;&quot;&quot;);&quot;linguistic features (density of upper case letters, exclamation marks, question marks, number of tags to users), lexical features (sentence badness), word n-gram,  POS variations, pronoun variations, sentiment analysis (sentiment polarity, emoticon), vari&quot;&amp;&quot;ations of bad words (bad words, bad words density), user information (author profiling: politeness, history of messages)&quot;)" office:value-type="string" office:string-value="linguistic features (density of upper case letters, exclamation marks, question marks, number of tags to users), lexical features (sentence badness), word n-gram,  POS variations, pronoun variations, sentiment analysis (sentiment polarity, emoticon), variations of bad words (bad words, bad words density), user information (author profiling: politeness, history of messages)" calcext:value-type="string">
            <text:p>linguistic features (density of upper case letters, exclamation marks, question marks, number of tags to users), lexical features (sentence badness), word n-gram, <text:s/>POS variations, pronoun variations, sentiment analysis (sentiment polarity, emoticon), variations of bad words (bad words, bad words density), user information (author profiling: politeness, history of messages)</text:p>
          </table:table-cell>
          <table:table-cell table:number-columns-repeated="8"/>
          <table:table-cell table:formula="of:=IFERROR(__xludf.dummyfunction(&quot;&quot;&quot;COMPUTED_VALUE&quot;&quot;&quot;);&quot;18000, 60000&quot;)" office:value-type="string" office:string-value="18000, 60000" calcext:value-type="string">
            <text:p>18000, 60000</text:p>
          </table:table-cell>
          <table:table-cell table:number-columns-repeated="991"/>
        </table:table-row>
        <table:table-row table:style-name="ro1">
          <table:table-cell table:number-columns-repeated="2"/>
          <table:table-cell table:formula="of:=IFERROR(__xludf.dummyfunction(&quot;&quot;&quot;COMPUTED_VALUE&quot;&quot;&quot;);&quot;IEEE Access 6&quot;)" office:value-type="string" office:string-value="IEEE Access 6" calcext:value-type="string">
            <text:p>IEEE Access 6</text:p>
          </table:table-cell>
          <table:table-cell table:number-columns-repeated="4"/>
          <table:table-cell table:formula="of:=IFERROR(__xludf.dummyfunction(&quot;&quot;&quot;COMPUTED_VALUE&quot;&quot;&quot;);&quot;classification and rating of harmful content&quot;)" office:value-type="string" office:string-value="classification and rating of harmful content" calcext:value-type="string">
            <text:p>classification and rating of harmful content</text:p>
          </table:table-cell>
          <table:table-cell table:number-columns-repeated="6"/>
          <table:table-cell table:formula="of:=IFERROR(__xludf.dummyfunction(&quot;&quot;&quot;COMPUTED_VALUE&quot;&quot;&quot;);&quot;sending messages over electronic media to Building a Better World through IS 2 Thirty Fifth International Conference on Information Systems, Auckland 2014 cause psychological harm to a victim&quot;)" office:value-type="string" office:string-value="sending messages over electronic media to Building a Better World through IS 2 Thirty Fifth International Conference on Information Systems, Auckland 2014 cause psychological harm to a victim" calcext:value-type="string">
            <text:p>sending messages over electronic media to Building a Better World through IS 2 Thirty Fifth International Conference on Information Systems, Auckland 2014 cause psychological harm to a victim</text:p>
          </table:table-cell>
          <table:table-cell table:number-columns-repeated="8"/>
          <table:table-cell table:formula="of:=IFERROR(__xludf.dummyfunction(&quot;&quot;&quot;COMPUTED_VALUE&quot;&quot;&quot;);&quot;word n-gram, typed dependencies&quot;)" office:value-type="string" office:string-value="word n-gram, typed dependencies" calcext:value-type="string">
            <text:p>word n-gram, typed dependencies</text:p>
          </table:table-cell>
          <table:table-cell table:number-columns-repeated="8"/>
          <table:table-cell table:formula="of:=IFERROR(__xludf.dummyfunction(&quot;&quot;&quot;COMPUTED_VALUE&quot;&quot;&quot;);&quot;21000, 89000, 31000&quot;)" office:value-type="string" office:string-value="21000, 89000, 31000" calcext:value-type="string">
            <text:p>21000, 89000, 31000</text:p>
          </table:table-cell>
          <table:table-cell table:number-columns-repeated="991"/>
        </table:table-row>
        <table:table-row table:style-name="ro1">
          <table:table-cell table:number-columns-repeated="2"/>
          <table:table-cell table:formula="of:=IFERROR(__xludf.dummyfunction(&quot;&quot;&quot;COMPUTED_VALUE&quot;&quot;&quot;);&quot;Proceedings of the NAACL student research workshop&quot;)" office:value-type="string" office:string-value="Proceedings of the NAACL student research workshop" calcext:value-type="string">
            <text:p>Proceedings of the NAACL student research workshop</text:p>
          </table:table-cell>
          <table:table-cell table:number-columns-repeated="4"/>
          <table:table-cell table:formula="of:=IFERROR(__xludf.dummyfunction(&quot;&quot;&quot;COMPUTED_VALUE&quot;&quot;&quot;);&quot;classification of abusive speech over 8 datasets&quot;)" office:value-type="string" office:string-value="classification of abusive speech over 8 datasets" calcext:value-type="string">
            <text:p>classification of abusive speech over 8 datasets</text:p>
          </table:table-cell>
          <table:table-cell table:number-columns-repeated="15"/>
          <table:table-cell table:formula="of:=IFERROR(__xludf.dummyfunction(&quot;&quot;&quot;COMPUTED_VALUE&quot;&quot;&quot;);&quot;lexical features (number of violent words in different metadata)&quot;)" office:value-type="string" office:string-value="lexical features (number of violent words in different metadata)" calcext:value-type="string">
            <text:p>lexical features (number of violent words in different metadata)</text:p>
          </table:table-cell>
          <table:table-cell table:number-columns-repeated="8"/>
          <table:table-cell table:formula="of:=IFERROR(__xludf.dummyfunction(&quot;&quot;&quot;COMPUTED_VALUE&quot;&quot;&quot;);&quot;7321, 3245&quot;)" office:value-type="string" office:string-value="7321, 3245" calcext:value-type="string">
            <text:p>7321, 3245</text:p>
          </table:table-cell>
          <table:table-cell table:number-columns-repeated="991"/>
        </table:table-row>
        <table:table-row table:style-name="ro1">
          <table:table-cell table:number-columns-repeated="2"/>
          <table:table-cell table:formula="of:=IFERROR(__xludf.dummyfunction(&quot;&quot;&quot;COMPUTED_VALUE&quot;&quot;&quot;);&quot;Proceedings of the Conference on Empirical Methods in Natural Language Processing.&quot;)" office:value-type="string" office:string-value="Proceedings of the Conference on Empirical Methods in Natural Language Processing." calcext:value-type="string">
            <text:p>Proceedings of the Conference on Empirical Methods in Natural Language Processing.</text:p>
          </table:table-cell>
          <table:table-cell table:number-columns-repeated="4"/>
          <table:table-cell table:formula="of:=IFERROR(__xludf.dummyfunction(&quot;&quot;&quot;COMPUTED_VALUE&quot;&quot;&quot;);&quot;cyberbullying detection in italian&quot;)" office:value-type="string" office:string-value="cyberbullying detection in italian" calcext:value-type="string">
            <text:p>cyberbullying detection in italian</text:p>
          </table:table-cell>
          <table:table-cell table:number-columns-repeated="15"/>
          <table:table-cell table:formula="of:=IFERROR(__xludf.dummyfunction(&quot;&quot;&quot;COMPUTED_VALUE&quot;&quot;&quot;);&quot;word embedding, char n-gram (one-hot encoded)&quot;)" office:value-type="string" office:string-value="word embedding, char n-gram (one-hot encoded)" calcext:value-type="string">
            <text:p>word embedding, char n-gram (one-hot encoded)</text:p>
          </table:table-cell>
          <table:table-cell table:number-columns-repeated="8"/>
          <table:table-cell table:formula="of:=IFERROR(__xludf.dummyfunction(&quot;&quot;&quot;COMPUTED_VALUE&quot;&quot;&quot;);800)" office:value-type="float" office:value="800" calcext:value-type="float">
            <text:p>800</text:p>
          </table:table-cell>
          <table:table-cell table:number-columns-repeated="991"/>
        </table:table-row>
        <table:table-row table:style-name="ro1">
          <table:table-cell table:number-columns-repeated="2"/>
          <table:table-cell table:formula="of:=IFERROR(__xludf.dummyfunction(&quot;&quot;&quot;COMPUTED_VALUE&quot;&quot;&quot;);&quot;Proceedings of the International Conference on Compute and Data Analysis&quot;)" office:value-type="string" office:string-value="Proceedings of the International Conference on Compute and Data Analysis" calcext:value-type="string">
            <text:p>Proceedings of the International Conference on Compute and Data Analysis</text:p>
          </table:table-cell>
          <table:table-cell table:number-columns-repeated="4"/>
          <table:table-cell table:formula="of:=IFERROR(__xludf.dummyfunction(&quot;&quot;&quot;COMPUTED_VALUE&quot;&quot;&quot;);&quot;dataset for hate speech in italian&quot;)" office:value-type="string" office:string-value="dataset for hate speech in italian" calcext:value-type="string">
            <text:p>dataset for hate speech in italian</text:p>
          </table:table-cell>
          <table:table-cell table:number-columns-repeated="15"/>
          <table:table-cell table:formula="of:=IFERROR(__xludf.dummyfunction(&quot;&quot;&quot;COMPUTED_VALUE&quot;&quot;&quot;);&quot;bag of words with tfidf, word n-gram&quot;)" office:value-type="string" office:string-value="bag of words with tfidf, word n-gram" calcext:value-type="string">
            <text:p>bag of words with tfidf, word n-gram</text:p>
          </table:table-cell>
          <table:table-cell table:number-columns-repeated="8"/>
          <table:table-cell table:formula="of:=IFERROR(__xludf.dummyfunction(&quot;&quot;&quot;COMPUTED_VALUE&quot;&quot;&quot;);140000)" office:value-type="float" office:value="140000" calcext:value-type="float">
            <text:p>1400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Sustainable Information Engineering and Technology&quot;)" office:value-type="string" office:string-value="International Conference on Sustainable Information Engineering and Technology" calcext:value-type="string">
            <text:p>International Conference on Sustainable Information Engineering and Technology</text:p>
          </table:table-cell>
          <table:table-cell table:number-columns-repeated="4"/>
          <table:table-cell table:formula="of:=IFERROR(__xludf.dummyfunction(&quot;&quot;&quot;COMPUTED_VALUE&quot;&quot;&quot;);&quot;hate speech detection in indonesian&quot;)" office:value-type="string" office:string-value="hate speech detection in indonesian" calcext:value-type="string">
            <text:p>hate speech detection in indonesian</text:p>
          </table:table-cell>
          <table:table-cell table:number-columns-repeated="15"/>
          <table:table-cell table:formula="of:=IFERROR(__xludf.dummyfunction(&quot;&quot;&quot;COMPUTED_VALUE&quot;&quot;&quot;);&quot;variations of bad words (number of bad words, density of bad words, weighted average of bad words)&quot;)" office:value-type="string" office:string-value="variations of bad words (number of bad words, density of bad words, weighted average of bad words)" calcext:value-type="string">
            <text:p>variations of bad words (number of bad words, density of bad words, weighted average of bad words)</text:p>
          </table:table-cell>
          <table:table-cell table:number-columns-repeated="8"/>
          <table:table-cell table:formula="of:=IFERROR(__xludf.dummyfunction(&quot;&quot;&quot;COMPUTED_VALUE&quot;&quot;&quot;);&quot;1200, 900&quot;)" office:value-type="string" office:string-value="1200, 900" calcext:value-type="string">
            <text:p>1200, 900</text:p>
          </table:table-cell>
          <table:table-cell table:number-columns-repeated="991"/>
        </table:table-row>
        <table:table-row table:style-name="ro1">
          <table:table-cell table:number-columns-repeated="2"/>
          <table:table-cell table:formula="of:=IFERROR(__xludf.dummyfunction(&quot;&quot;&quot;COMPUTED_VALUE&quot;&quot;&quot;);&quot;Proceedings of the EMNLP Workshop: Natural Language Processing meets Journalism&quot;)" office:value-type="string" office:string-value="Proceedings of the EMNLP Workshop: Natural Language Processing meets Journalism" calcext:value-type="string">
            <text:p>Proceedings of the EMNLP Workshop: Natural Language Processing meets Journalism</text:p>
          </table:table-cell>
          <table:table-cell table:number-columns-repeated="4"/>
          <table:table-cell table:formula="of:=IFERROR(__xludf.dummyfunction(&quot;&quot;&quot;COMPUTED_VALUE&quot;&quot;&quot;);&quot;study of features for classification&quot;)" office:value-type="string" office:string-value="study of features for classification" calcext:value-type="string">
            <text:p>study of features for classification</text:p>
          </table:table-cell>
          <table:table-cell table:number-columns-repeated="15"/>
          <table:table-cell table:formula="of:=IFERROR(__xludf.dummyfunction(&quot;&quot;&quot;COMPUTED_VALUE&quot;&quot;&quot;);&quot;word embedding, tf-idf (word with 2D tf-idf)&quot;)" office:value-type="string" office:string-value="word embedding, tf-idf (word with 2D tf-idf)" calcext:value-type="string">
            <text:p>word embedding, tf-idf (word with 2D tf-idf)</text:p>
          </table:table-cell>
          <table:table-cell table:number-columns-repeated="8"/>
          <table:table-cell table:formula="of:=IFERROR(__xludf.dummyfunction(&quot;&quot;&quot;COMPUTED_VALUE&quot;&quot;&quot;);1900)" office:value-type="float" office:value="1900" calcext:value-type="float">
            <text:p>1900</text:p>
          </table:table-cell>
          <table:table-cell table:number-columns-repeated="991"/>
        </table:table-row>
        <table:table-row table:style-name="ro1">
          <table:table-cell table:number-columns-repeated="2"/>
          <table:table-cell table:formula="of:=IFERROR(__xludf.dummyfunction(&quot;&quot;&quot;COMPUTED_VALUE&quot;&quot;&quot;);&quot;Proceedings of the Twelfth Dutch-Belgian Information Retrieval Workshop&quot;)" office:value-type="string" office:string-value="Proceedings of the Twelfth Dutch-Belgian Information Retrieval Workshop" calcext:value-type="string">
            <text:p>Proceedings of the Twelfth Dutch-Belgian Information Retrieval Workshop</text:p>
          </table:table-cell>
          <table:table-cell table:number-columns-repeated="4"/>
          <table:table-cell table:formula="of:=IFERROR(__xludf.dummyfunction(&quot;&quot;&quot;COMPUTED_VALUE&quot;&quot;&quot;);&quot;two-step method for hate speech detection&quot;)" office:value-type="string" office:string-value="two-step method for hate speech detection" calcext:value-type="string">
            <text:p>two-step method for hate speech detection</text:p>
          </table:table-cell>
          <table:table-cell table:number-columns-repeated="15"/>
          <table:table-cell table:formula="of:=IFERROR(__xludf.dummyfunction(&quot;&quot;&quot;COMPUTED_VALUE&quot;&quot;&quot;);&quot;linguistic features (emoticon ratio, type token ratio), char n-gram, word n-gram, POS n-gram&quot;)" office:value-type="string" office:string-value="linguistic features (emoticon ratio, type token ratio), char n-gram, word n-gram, POS n-gram" calcext:value-type="string">
            <text:p>linguistic features (emoticon ratio, type token ratio), char n-gram, word n-gram, POS n-gram</text:p>
          </table:table-cell>
          <table:table-cell table:number-columns-repeated="8"/>
          <table:table-cell table:formula="of:=IFERROR(__xludf.dummyfunction(&quot;&quot;&quot;COMPUTED_VALUE&quot;&quot;&quot;);700)" office:value-type="float" office:value="700" calcext:value-type="float">
            <text:p>700</text:p>
          </table:table-cell>
          <table:table-cell table:number-columns-repeated="991"/>
        </table:table-row>
        <table:table-row table:style-name="ro1">
          <table:table-cell table:number-columns-repeated="2"/>
          <table:table-cell table:formula="of:=IFERROR(__xludf.dummyfunction(&quot;&quot;&quot;COMPUTED_VALUE&quot;&quot;&quot;);&quot;LREC&quot;)" office:value-type="string" office:string-value="LREC" calcext:value-type="string">
            <text:p>LREC</text:p>
          </table:table-cell>
          <table:table-cell table:number-columns-repeated="4"/>
          <table:table-cell table:formula="of:=IFERROR(__xludf.dummyfunction(&quot;&quot;&quot;COMPUTED_VALUE&quot;&quot;&quot;);&quot;long tail in hate speech classififcation&quot;)" office:value-type="string" office:string-value="long tail in hate speech classififcation" calcext:value-type="string">
            <text:p>long tail in hate speech classififcation</text:p>
          </table:table-cell>
          <table:table-cell table:number-columns-repeated="15"/>
          <table:table-cell table:formula="of:=IFERROR(__xludf.dummyfunction(&quot;&quot;&quot;COMPUTED_VALUE&quot;&quot;&quot;);&quot;lexical features, linguistic features, sentiment analysis, user information (posts per day, posts per thread, largest number of posts in one thread, fraction of posts that are replies, votes given to other users per post written, proportion of up-votes gi&quot;&amp;&quot;ven to other users Community votes received per post, fraction of up-votes receieved, fraction of posts reported, number of replies per post), media session features (moderation-related:  fraction of posts deleted, slope and intercept of linear regression&quot;&amp;&quot; lines)&quot;)" office:value-type="string" office:string-value="lexical features, linguistic features, sentiment analysis, user information (posts per day, posts per thread, largest number of posts in one thread, fraction of posts that are replies, votes given to other users per post written, proportion of up-votes given to other users Community votes received per post, fraction of up-votes receieved, fraction of posts reported, number of replies per post), media session features (moderation-related:  fraction of posts deleted, slope and intercept of linear regression lines)" calcext:value-type="string">
            <text:p>lexical features, linguistic features, sentiment analysis, user information (posts per day, posts per thread, largest number of posts in one thread, fraction of posts that are replies, votes given to other users per post written, proportion of up-votes given to other users Community votes received per post, fraction of up-votes receieved, fraction of posts reported, number of replies per post), media session features (moderation-related: <text:s/>fraction of posts deleted, slope and intercept of linear regression lines)</text:p>
          </table:table-cell>
          <table:table-cell table:number-columns-repeated="8"/>
          <table:table-cell table:formula="of:=IFERROR(__xludf.dummyfunction(&quot;&quot;&quot;COMPUTED_VALUE&quot;&quot;&quot;);6655)" office:value-type="float" office:value="6655" calcext:value-type="float">
            <text:p>6655</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Information and Communications Technology&quot;)" office:value-type="string" office:string-value="International Conference on Information and Communications Technology" calcext:value-type="string">
            <text:p>International Conference on Information and Communications Technology</text:p>
          </table:table-cell>
          <table:table-cell table:number-columns-repeated="4"/>
          <table:table-cell table:formula="of:=IFERROR(__xludf.dummyfunction(&quot;&quot;&quot;COMPUTED_VALUE&quot;&quot;&quot;);&quot;detection of hate speech with patterns&quot;)" office:value-type="string" office:string-value="detection of hate speech with patterns" calcext:value-type="string">
            <text:p>detection of hate speech with patterns</text:p>
          </table:table-cell>
          <table:table-cell table:number-columns-repeated="15"/>
          <table:table-cell table:formula="of:=IFERROR(__xludf.dummyfunction(&quot;&quot;&quot;COMPUTED_VALUE&quot;&quot;&quot;);&quot;word n-gram, char n-gram, skip-gram, Brown clustering&quot;)" office:value-type="string" office:string-value="word n-gram, char n-gram, skip-gram, Brown clustering" calcext:value-type="string">
            <text:p>word n-gram, char n-gram, skip-gram, Brown clustering</text:p>
          </table:table-cell>
          <table:table-cell table:number-columns-repeated="8"/>
          <table:table-cell table:formula="of:=IFERROR(__xludf.dummyfunction(&quot;&quot;&quot;COMPUTED_VALUE&quot;&quot;&quot;);6500)" office:value-type="float" office:value="6500" calcext:value-type="float">
            <text:p>6500</text:p>
          </table:table-cell>
          <table:table-cell table:number-columns-repeated="991"/>
        </table:table-row>
        <table:table-row table:style-name="ro1">
          <table:table-cell table:number-columns-repeated="2"/>
          <table:table-cell table:style-name="ce50" table:formula="of:=IFERROR(__xludf.dummyfunction(&quot;&quot;&quot;COMPUTED_VALUE&quot;&quot;&quot;);&quot;International AAAI Conference on Web and Social Media&quot;)" office:value-type="string" office:string-value="International AAAI Conference on Web and Social Media" calcext:value-type="string">
            <text:p>International AAAI Conference on Web and Social Media</text:p>
          </table:table-cell>
          <table:table-cell table:number-columns-repeated="4"/>
          <table:table-cell table:formula="of:=IFERROR(__xludf.dummyfunction(&quot;&quot;&quot;COMPUTED_VALUE&quot;&quot;&quot;);&quot;dataset for hate speech and feature analysis&quot;)" office:value-type="string" office:string-value="dataset for hate speech and feature analysis" calcext:value-type="string">
            <text:p>dataset for hate speech and feature analysis</text:p>
          </table:table-cell>
          <table:table-cell table:number-columns-repeated="15"/>
          <table:table-cell table:formula="of:=IFERROR(__xludf.dummyfunction(&quot;&quot;&quot;COMPUTED_VALUE&quot;&quot;&quot;);&quot;sentiment analysis (sentiment, emotion), user information (number of posts, account age, number of mentions, followers, friends)&quot;)" office:value-type="string" office:string-value="sentiment analysis (sentiment, emotion), user information (number of posts, account age, number of mentions, followers, friends)" calcext:value-type="string">
            <text:p>sentiment analysis (sentiment, emotion), user information (number of posts, account age, number of mentions, followers, friends)</text:p>
          </table:table-cell>
          <table:table-cell table:number-columns-repeated="8"/>
          <table:table-cell table:formula="of:=IFERROR(__xludf.dummyfunction(&quot;&quot;&quot;COMPUTED_VALUE&quot;&quot;&quot;);&quot;13160, 4405&quot;)" office:value-type="string" office:string-value="13160, 4405" calcext:value-type="string">
            <text:p>13160, 4405</text:p>
          </table:table-cell>
          <table:table-cell table:number-columns-repeated="991"/>
        </table:table-row>
        <table:table-row table:style-name="ro1">
          <table:table-cell table:number-columns-repeated="2"/>
          <table:table-cell table:formula="of:=IFERROR(__xludf.dummyfunction(&quot;&quot;&quot;COMPUTED_VALUE&quot;&quot;&quot;);&quot;IJCAI Workshop on Linguistic and Cognitive Approaches to Dialogue Agents&quot;)" office:value-type="string" office:string-value="IJCAI Workshop on Linguistic and Cognitive Approaches to Dialogue Agents" calcext:value-type="string">
            <text:p>IJCAI Workshop on Linguistic and Cognitive Approaches to Dialogue Agents</text:p>
          </table:table-cell>
          <table:table-cell table:number-columns-repeated="4"/>
          <table:table-cell table:formula="of:=IFERROR(__xludf.dummyfunction(&quot;&quot;&quot;COMPUTED_VALUE&quot;&quot;&quot;);&quot;detection with hate categories&quot;)" office:value-type="string" office:string-value="detection with hate categories" calcext:value-type="string">
            <text:p>detection with hate categories</text:p>
          </table:table-cell>
          <table:table-cell table:number-columns-repeated="15"/>
          <table:table-cell table:formula="of:=IFERROR(__xludf.dummyfunction(&quot;&quot;&quot;COMPUTED_VALUE&quot;&quot;&quot;);&quot;network features&quot;)" office:value-type="string" office:string-value="network features" calcext:value-type="string">
            <text:p>network features</text:p>
          </table:table-cell>
          <table:table-cell table:number-columns-repeated="8"/>
          <table:table-cell table:formula="of:=IFERROR(__xludf.dummyfunction(&quot;&quot;&quot;COMPUTED_VALUE&quot;&quot;&quot;);400)" office:value-type="float" office:value="400" calcext:value-type="float">
            <text:p>400</text:p>
          </table:table-cell>
          <table:table-cell table:number-columns-repeated="991"/>
        </table:table-row>
        <table:table-row table:style-name="ro1">
          <table:table-cell table:number-columns-repeated="2"/>
          <table:table-cell table:formula="of:=IFERROR(__xludf.dummyfunction(&quot;&quot;&quot;COMPUTED_VALUE&quot;&quot;&quot;);&quot;Proceedings of the conference of the North American chapter of the association for computational linguistics: Human language technologies&quot;)" office:value-type="string" office:string-value="Proceedings of the conference of the North American chapter of the association for computational linguistics: Human language technologies" calcext:value-type="string">
            <text:p>Proceedings of the conference of the North American chapter of the association for computational linguistics: Human language technologies</text:p>
          </table:table-cell>
          <table:table-cell table:number-columns-repeated="4"/>
          <table:table-cell table:formula="of:=IFERROR(__xludf.dummyfunction(&quot;&quot;&quot;COMPUTED_VALUE&quot;&quot;&quot;);&quot;predition of bullies and of bullying connections in social network&quot;)" office:value-type="string" office:string-value="predition of bullies and of bullying connections in social network" calcext:value-type="string">
            <text:p>predition of bullies and of bullying connections in social network</text:p>
          </table:table-cell>
          <table:table-cell table:number-columns-repeated="15"/>
          <table:table-cell table:formula="of:=IFERROR(__xludf.dummyfunction(&quot;&quot;&quot;COMPUTED_VALUE&quot;&quot;&quot;);&quot;word n-gram, feature selection (Information Gain)&quot;)" office:value-type="string" office:string-value="word n-gram, feature selection (Information Gain)" calcext:value-type="string">
            <text:p>word n-gram, feature selection (Information Gain)</text:p>
          </table:table-cell>
          <table:table-cell table:number-columns-repeated="8"/>
          <table:table-cell table:formula="of:=IFERROR(__xludf.dummyfunction(&quot;&quot;&quot;COMPUTED_VALUE&quot;&quot;&quot;);10095)" office:value-type="float" office:value="10095" calcext:value-type="float">
            <text:p>10095</text:p>
          </table:table-cell>
          <table:table-cell table:number-columns-repeated="991"/>
        </table:table-row>
        <table:table-row table:style-name="ro1">
          <table:table-cell table:number-columns-repeated="2"/>
          <table:table-cell table:formula="of:=IFERROR(__xludf.dummyfunction(&quot;&quot;&quot;COMPUTED_VALUE&quot;&quot;&quot;);&quot;Proceedings of the Conference of the North American Chapter of the Association for Computational Linguistics: Human Language Technologies&quot;)" office:value-type="string" office:string-value="Proceedings of the Conference of the North American Chapter of the Association for Computational Linguistics: Human Language Technologies" calcext:value-type="string">
            <text:p>Proceedings of the Conference of the North American Chapter of the Association for Computational Linguistics: Human Language Technologies</text:p>
          </table:table-cell>
          <table:table-cell table:number-columns-repeated="4"/>
          <table:table-cell table:formula="of:=IFERROR(__xludf.dummyfunction(&quot;&quot;&quot;COMPUTED_VALUE&quot;&quot;&quot;);&quot;identification of profane words&quot;)" office:value-type="string" office:string-value="identification of profane words" calcext:value-type="string">
            <text:p>identification of profane words</text:p>
          </table:table-cell>
          <table:table-cell table:number-columns-repeated="15"/>
          <table:table-cell table:formula="of:=IFERROR(__xludf.dummyfunction(&quot;&quot;&quot;COMPUTED_VALUE&quot;&quot;&quot;);&quot;POS n-gram, sentiment analysis, linguistic features (hashtags, mentions, retweets, and URLs, features for the number of characters, words, and syllables)&quot;)" office:value-type="string" office:string-value="POS n-gram, sentiment analysis, linguistic features (hashtags, mentions, retweets, and URLs, features for the number of characters, words, and syllables)" calcext:value-type="string">
            <text:p>POS n-gram, sentiment analysis, linguistic features (hashtags, mentions, retweets, and URLs, features for the number of characters, words, and syllables)</text:p>
          </table:table-cell>
          <table:table-cell table:number-columns-repeated="8"/>
          <table:table-cell table:formula="of:=IFERROR(__xludf.dummyfunction(&quot;&quot;&quot;COMPUTED_VALUE&quot;&quot;&quot;);115737)" office:value-type="float" office:value="115737" calcext:value-type="float">
            <text:p>115737</text:p>
          </table:table-cell>
          <table:table-cell table:number-columns-repeated="991"/>
        </table:table-row>
        <table:table-row table:style-name="ro1">
          <table:table-cell table:number-columns-repeated="2"/>
          <table:table-cell table:formula="of:=IFERROR(__xludf.dummyfunction(&quot;&quot;&quot;COMPUTED_VALUE&quot;&quot;&quot;);&quot;Proceedings of the AAAI Conference on Artificial Intelligence&quot;)" office:value-type="string" office:string-value="Proceedings of the AAAI Conference on Artificial Intelligence" calcext:value-type="string">
            <text:p>Proceedings of the AAAI Conference on Artificial Intelligence</text:p>
          </table:table-cell>
          <table:table-cell table:number-columns-repeated="4"/>
          <table:table-cell table:formula="of:=IFERROR(__xludf.dummyfunction(&quot;&quot;&quot;COMPUTED_VALUE&quot;&quot;&quot;);&quot;classification for indonesian tweets&quot;)" office:value-type="string" office:string-value="classification for indonesian tweets" calcext:value-type="string">
            <text:p>classification for indonesian tweets</text:p>
          </table:table-cell>
          <table:table-cell table:number-columns-repeated="24"/>
          <table:table-cell table:formula="of:=IFERROR(__xludf.dummyfunction(&quot;&quot;&quot;COMPUTED_VALUE&quot;&quot;&quot;);&quot;18758, 1164, 1138&quot;)" office:value-type="string" office:string-value="18758, 1164, 1138" calcext:value-type="string">
            <text:p>18758, 1164, 1138</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Computational Intelligence and Computing Research &quot;)" office:value-type="string" office:string-value="International Conference on Computational Intelligence and Computing Research " calcext:value-type="string">
            <text:p>International Conference on Computational Intelligence and Computing Research </text:p>
          </table:table-cell>
          <table:table-cell table:number-columns-repeated="4"/>
          <table:table-cell table:formula="of:=IFERROR(__xludf.dummyfunction(&quot;&quot;&quot;COMPUTED_VALUE&quot;&quot;&quot;);&quot;incorporate user information for the classification&quot;)" office:value-type="string" office:string-value="incorporate user information for the classification" calcext:value-type="string">
            <text:p>incorporate user information for the classification</text:p>
          </table:table-cell>
          <table:table-cell table:number-columns-repeated="24"/>
          <table:table-cell table:formula="of:=IFERROR(__xludf.dummyfunction(&quot;&quot;&quot;COMPUTED_VALUE&quot;&quot;&quot;);&quot;27550000, 512000000&quot;)" office:value-type="string" office:string-value="27550000, 512000000" calcext:value-type="string">
            <text:p>27550000, 512000000</text:p>
          </table:table-cell>
          <table:table-cell table:number-columns-repeated="991"/>
        </table:table-row>
        <table:table-row table:style-name="ro1">
          <table:table-cell table:number-columns-repeated="2"/>
          <table:table-cell table:formula="of:=IFERROR(__xludf.dummyfunction(&quot;&quot;&quot;COMPUTED_VALUE&quot;&quot;&quot;);&quot;Proceedings of the Linguistic And Cognitive Approaches To Dialog Agents Symposium&quot;)" office:value-type="string" office:string-value="Proceedings of the Linguistic And Cognitive Approaches To Dialog Agents Symposium" calcext:value-type="string">
            <text:p>Proceedings of the Linguistic And Cognitive Approaches To Dialog Agents Symposium</text:p>
          </table:table-cell>
          <table:table-cell table:number-columns-repeated="4"/>
          <table:table-cell table:formula="of:=IFERROR(__xludf.dummyfunction(&quot;&quot;&quot;COMPUTED_VALUE&quot;&quot;&quot;);&quot;cyberbullying detection with geneder specific information&quot;)" office:value-type="string" office:string-value="cyberbullying detection with geneder specific information" calcext:value-type="string">
            <text:p>cyberbullying detection with geneder specific information</text:p>
          </table:table-cell>
          <table:table-cell table:number-columns-repeated="24"/>
          <table:table-cell table:formula="of:=IFERROR(__xludf.dummyfunction(&quot;&quot;&quot;COMPUTED_VALUE&quot;&quot;&quot;);5382)" office:value-type="float" office:value="5382" calcext:value-type="float">
            <text:p>5382</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Advances in computing, communications and informatics&quot;)" office:value-type="string" office:string-value="International Conference on Advances in computing, communications and informatics" calcext:value-type="string">
            <text:p>International Conference on Advances in computing, communications and informatics</text:p>
          </table:table-cell>
          <table:table-cell table:number-columns-repeated="4"/>
          <table:table-cell table:formula="of:=IFERROR(__xludf.dummyfunction(&quot;&quot;&quot;COMPUTED_VALUE&quot;&quot;&quot;);&quot;user context in cyberbullying detection&quot;)" office:value-type="string" office:string-value="user context in cyberbullying detection" calcext:value-type="string">
            <text:p>user context in cyberbullying detection</text:p>
          </table:table-cell>
          <table:table-cell table:number-columns-repeated="24"/>
          <table:table-cell table:formula="of:=IFERROR(__xludf.dummyfunction(&quot;&quot;&quot;COMPUTED_VALUE&quot;&quot;&quot;);2779)" office:value-type="float" office:value="2779" calcext:value-type="float">
            <text:p>2779</text:p>
          </table:table-cell>
          <table:table-cell table:number-columns-repeated="991"/>
        </table:table-row>
        <table:table-row table:style-name="ro1">
          <table:table-cell table:number-columns-repeated="2"/>
          <table:table-cell table:formula="of:=IFERROR(__xludf.dummyfunction(&quot;&quot;&quot;COMPUTED_VALUE&quot;&quot;&quot;);&quot;Proceedings of the ACM conference on web science&quot;)" office:value-type="string" office:string-value="Proceedings of the ACM conference on web science" calcext:value-type="string">
            <text:p>Proceedings of the ACM conference on web science</text:p>
          </table:table-cell>
          <table:table-cell table:number-columns-repeated="4"/>
          <table:table-cell table:formula="of:=IFERROR(__xludf.dummyfunction(&quot;&quot;&quot;COMPUTED_VALUE&quot;&quot;&quot;);&quot;cyberbullying detection in indonesian&quot;)" office:value-type="string" office:string-value="cyberbullying detection in indonesian" calcext:value-type="string">
            <text:p>cyberbullying detection in indonesian</text:p>
          </table:table-cell>
          <table:table-cell table:number-columns-repeated="24"/>
          <table:table-cell table:formula="of:=IFERROR(__xludf.dummyfunction(&quot;&quot;&quot;COMPUTED_VALUE&quot;&quot;&quot;);1250)" office:value-type="float" office:value="1250" calcext:value-type="float">
            <text:p>1250</text:p>
          </table:table-cell>
          <table:table-cell table:number-columns-repeated="991"/>
        </table:table-row>
        <table:table-row table:style-name="ro1">
          <table:table-cell table:number-columns-repeated="2"/>
          <table:table-cell table:formula="of:=IFERROR(__xludf.dummyfunction(&quot;&quot;&quot;COMPUTED_VALUE&quot;&quot;&quot;);&quot;Proceedings of NLP4CMC III: 3rd Workshop on Natural Language Processing for Computer-Mediated Communication&quot;)" office:value-type="string" office:string-value="Proceedings of NLP4CMC III: 3rd Workshop on Natural Language Processing for Computer-Mediated Communication" calcext:value-type="string">
            <text:p>Proceedings of NLP4CMC III: 3rd Workshop on Natural Language Processing for Computer-Mediated Communication</text:p>
          </table:table-cell>
          <table:table-cell table:number-columns-repeated="4"/>
          <table:table-cell table:formula="of:=IFERROR(__xludf.dummyfunction(&quot;&quot;&quot;COMPUTED_VALUE&quot;&quot;&quot;);&quot;crowdsourcing for a dataset&quot;)" office:value-type="string" office:string-value="crowdsourcing for a dataset" calcext:value-type="string">
            <text:p>crowdsourcing for a dataset</text:p>
          </table:table-cell>
          <table:table-cell table:number-columns-repeated="24"/>
          <table:table-cell table:formula="of:=IFERROR(__xludf.dummyfunction(&quot;&quot;&quot;COMPUTED_VALUE&quot;&quot;&quot;);24800)" office:value-type="float" office:value="24800" calcext:value-type="float">
            <text:p>24800</text:p>
          </table:table-cell>
          <table:table-cell table:number-columns-repeated="991"/>
        </table:table-row>
        <table:table-row table:style-name="ro1">
          <table:table-cell table:number-columns-repeated="2"/>
          <table:table-cell table:formula="of:=IFERROR(__xludf.dummyfunction(&quot;&quot;&quot;COMPUTED_VALUE&quot;&quot;&quot;);&quot;International Conference on Intelligent Systems Design and Applications&quot;)" office:value-type="string" office:string-value="International Conference on Intelligent Systems Design and Applications" calcext:value-type="string">
            <text:p>International Conference on Intelligent Systems Design and Applications</text:p>
          </table:table-cell>
          <table:table-cell table:number-columns-repeated="4"/>
          <table:table-cell table:formula="of:=IFERROR(__xludf.dummyfunction(&quot;&quot;&quot;COMPUTED_VALUE&quot;&quot;&quot;);&quot;cyberbullying detection with deep learning&quot;)" office:value-type="string" office:string-value="cyberbullying detection with deep learning" calcext:value-type="string">
            <text:p>cyberbullying detection with deep learning</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Data Mining Workshops &quot;)" office:value-type="string" office:string-value="International Conference on Data Mining Workshops " calcext:value-type="string">
            <text:p>International Conference on Data Mining Workshops </text:p>
          </table:table-cell>
          <table:table-cell table:number-columns-repeated="4"/>
          <table:table-cell table:formula="of:=IFERROR(__xludf.dummyfunction(&quot;&quot;&quot;COMPUTED_VALUE&quot;&quot;&quot;);&quot;hate speech detection using user information&quot;)" office:value-type="string" office:string-value="hate speech detection using user information" calcext:value-type="string">
            <text:p>hate speech detection using user information</text:p>
          </table:table-cell>
          <table:table-cell table:number-columns-repeated="1016"/>
        </table:table-row>
        <table:table-row table:style-name="ro1">
          <table:table-cell table:number-columns-repeated="2"/>
          <table:table-cell table:formula="of:=IFERROR(__xludf.dummyfunction(&quot;&quot;&quot;COMPUTED_VALUE&quot;&quot;&quot;);&quot;The Social Mobile Web&quot;)" office:value-type="string" office:string-value="The Social Mobile Web" calcext:value-type="string">
            <text:p>The Social Mobile Web</text:p>
          </table:table-cell>
          <table:table-cell table:number-columns-repeated="4"/>
          <table:table-cell table:formula="of:=IFERROR(__xludf.dummyfunction(&quot;&quot;&quot;COMPUTED_VALUE&quot;&quot;&quot;);&quot;aggressive classification in spanish&quot;)" office:value-type="string" office:string-value="aggressive classification in spanish" calcext:value-type="string">
            <text:p>aggressive classification in spanish</text:p>
          </table:table-cell>
          <table:table-cell table:number-columns-repeated="1016"/>
        </table:table-row>
        <table:table-row table:style-name="ro1">
          <table:table-cell table:number-columns-repeated="2"/>
          <table:table-cell table:formula="of:=IFERROR(__xludf.dummyfunction(&quot;&quot;&quot;COMPUTED_VALUE&quot;&quot;&quot;);&quot;Cyber Security in Networking Conference&quot;)" office:value-type="string" office:string-value="Cyber Security in Networking Conference" calcext:value-type="string">
            <text:p>Cyber Security in Networking Conference</text:p>
          </table:table-cell>
          <table:table-cell table:number-columns-repeated="4"/>
          <table:table-cell table:formula="of:=IFERROR(__xludf.dummyfunction(&quot;&quot;&quot;COMPUTED_VALUE&quot;&quot;&quot;);&quot;classification specific for anti-black tweets&quot;)" office:value-type="string" office:string-value="classification specific for anti-black tweets" calcext:value-type="string">
            <text:p>classification specific for anti-black tweet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Advances in Computing and Communication Engineering&quot;)" office:value-type="string" office:string-value="International Conference on Advances in Computing and Communication Engineering" calcext:value-type="string">
            <text:p>International Conference on Advances in Computing and Communication Engineering</text:p>
          </table:table-cell>
          <table:table-cell table:number-columns-repeated="4"/>
          <table:table-cell table:formula="of:=IFERROR(__xludf.dummyfunction(&quot;&quot;&quot;COMPUTED_VALUE&quot;&quot;&quot;);&quot;cyberbullying detection with fuzzy logic&quot;)" office:value-type="string" office:string-value="cyberbullying detection with fuzzy logic" calcext:value-type="string">
            <text:p>cyberbullying detection with fuzzy logic</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Neural Information Processing&quot;)" office:value-type="string" office:string-value="International Conference on Neural Information Processing" calcext:value-type="string">
            <text:p>International Conference on Neural Information Processing</text:p>
          </table:table-cell>
          <table:table-cell table:number-columns-repeated="4"/>
          <table:table-cell table:formula="of:=IFERROR(__xludf.dummyfunction(&quot;&quot;&quot;COMPUTED_VALUE&quot;&quot;&quot;);&quot;aggressive classification in hindi and english&quot;)" office:value-type="string" office:string-value="aggressive classification in hindi and english" calcext:value-type="string">
            <text:p>aggressive classification in hindi and english</text:p>
          </table:table-cell>
          <table:table-cell table:number-columns-repeated="1016"/>
        </table:table-row>
        <table:table-row table:style-name="ro1">
          <table:table-cell table:number-columns-repeated="2"/>
          <table:table-cell table:formula="of:=IFERROR(__xludf.dummyfunction(&quot;&quot;&quot;COMPUTED_VALUE&quot;&quot;&quot;);&quot;ACM Transactions on the Web&quot;)" office:value-type="string" office:string-value="ACM Transactions on the Web" calcext:value-type="string">
            <text:p>ACM Transactions on the Web</text:p>
          </table:table-cell>
          <table:table-cell table:number-columns-repeated="4"/>
          <table:table-cell table:formula="of:=IFERROR(__xludf.dummyfunction(&quot;&quot;&quot;COMPUTED_VALUE&quot;&quot;&quot;);&quot;cyberbullying in japanese, harmfulness rankoing&quot;)" office:value-type="string" office:string-value="cyberbullying in japanese, harmfulness rankoing" calcext:value-type="string">
            <text:p>cyberbullying in japanese, harmfulness rankoing</text:p>
          </table:table-cell>
          <table:table-cell table:number-columns-repeated="1016"/>
        </table:table-row>
        <table:table-row table:style-name="ro1">
          <table:table-cell table:number-columns-repeated="2"/>
          <table:table-cell table:formula="of:=IFERROR(__xludf.dummyfunction(&quot;&quot;&quot;COMPUTED_VALUE&quot;&quot;&quot;);&quot;International Symposium on Intelligent and Distributed Computing&quot;)" office:value-type="string" office:string-value="International Symposium on Intelligent and Distributed Computing" calcext:value-type="string">
            <text:p>International Symposium on Intelligent and Distributed Computing</text:p>
          </table:table-cell>
          <table:table-cell table:number-columns-repeated="4"/>
          <table:table-cell table:formula="of:=IFERROR(__xludf.dummyfunction(&quot;&quot;&quot;COMPUTED_VALUE&quot;&quot;&quot;);&quot;classififcation of cyberbullying&quot;)" office:value-type="string" office:string-value="classififcation of cyberbullying" calcext:value-type="string">
            <text:p>classififcation of cyberbullying</text:p>
          </table:table-cell>
          <table:table-cell table:number-columns-repeated="1016"/>
        </table:table-row>
        <table:table-row table:style-name="ro1">
          <table:table-cell table:number-columns-repeated="2"/>
          <table:table-cell table:formula="of:=IFERROR(__xludf.dummyfunction(&quot;&quot;&quot;COMPUTED_VALUE&quot;&quot;&quot;);&quot;Procedia Computer Science&quot;)" office:value-type="string" office:string-value="Procedia Computer Science" calcext:value-type="string">
            <text:p>Procedia Computer Science</text:p>
          </table:table-cell>
          <table:table-cell table:number-columns-repeated="4"/>
          <table:table-cell table:formula="of:=IFERROR(__xludf.dummyfunction(&quot;&quot;&quot;COMPUTED_VALUE&quot;&quot;&quot;);&quot;detection of bullies&quot;)" office:value-type="string" office:string-value="detection of bullies" calcext:value-type="string">
            <text:p>detection of bullie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Acoustics, Speech and Signal Processing&quot;)" office:value-type="string" office:string-value="International Conference on Acoustics, Speech and Signal Processing" calcext:value-type="string">
            <text:p>International Conference on Acoustics, Speech and Signal Processing</text:p>
          </table:table-cell>
          <table:table-cell table:number-columns-repeated="4"/>
          <table:table-cell table:formula="of:=IFERROR(__xludf.dummyfunction(&quot;&quot;&quot;COMPUTED_VALUE&quot;&quot;&quot;);&quot;study of bullies on twitter&quot;)" office:value-type="string" office:string-value="study of bullies on twitter" calcext:value-type="string">
            <text:p>study of bullies on twitter</text:p>
          </table:table-cell>
          <table:table-cell table:number-columns-repeated="1016"/>
        </table:table-row>
        <table:table-row table:style-name="ro1">
          <table:table-cell table:number-columns-repeated="2"/>
          <table:table-cell table:formula="of:=IFERROR(__xludf.dummyfunction(&quot;&quot;&quot;COMPUTED_VALUE&quot;&quot;&quot;);&quot;Latin America Transactions&quot;)" office:value-type="string" office:string-value="Latin America Transactions" calcext:value-type="string">
            <text:p>Latin America Transactions</text:p>
          </table:table-cell>
          <table:table-cell table:number-columns-repeated="4"/>
          <table:table-cell table:formula="of:=IFERROR(__xludf.dummyfunction(&quot;&quot;&quot;COMPUTED_VALUE&quot;&quot;&quot;);&quot;assess the feasibility to annotate hate speech&quot;)" office:value-type="string" office:string-value="assess the feasibility to annotate hate speech" calcext:value-type="string">
            <text:p>assess the feasibility to annotate hate speech</text:p>
          </table:table-cell>
          <table:table-cell table:number-columns-repeated="1016"/>
        </table:table-row>
        <table:table-row table:style-name="ro1">
          <table:table-cell table:number-columns-repeated="2"/>
          <table:table-cell table:style-name="ce51" table:formula="of:=IFERROR(__xludf.dummyfunction(&quot;&quot;&quot;COMPUTED_VALUE&quot;&quot;&quot;);&quot;IEEE/ACM International Conference on Advances in Social Networks Analysis and Mining (ASONAM)&quot;)" office:value-type="string" office:string-value="IEEE/ACM International Conference on Advances in Social Networks Analysis and Mining (ASONAM)" calcext:value-type="string">
            <text:p>IEEE/ACM International Conference on Advances in Social Networks Analysis and Mining (ASONAM)</text:p>
          </table:table-cell>
          <table:table-cell table:number-columns-repeated="4"/>
          <table:table-cell table:formula="of:=IFERROR(__xludf.dummyfunction(&quot;&quot;&quot;COMPUTED_VALUE&quot;&quot;&quot;);&quot;cyberbullying detection, study of feature informativeness: identification of networks features for the classification&quot;)" office:value-type="string" office:string-value="cyberbullying detection, study of feature informativeness: identification of networks features for the classification" calcext:value-type="string">
            <text:p>cyberbullying detection, study of feature informativeness: identification of networks features for the classification</text:p>
          </table:table-cell>
          <table:table-cell table:number-columns-repeated="1016"/>
        </table:table-row>
        <table:table-row table:style-name="ro1">
          <table:table-cell table:number-columns-repeated="2"/>
          <table:table-cell table:formula="of:=IFERROR(__xludf.dummyfunction(&quot;&quot;&quot;COMPUTED_VALUE&quot;&quot;&quot;);&quot;Proceedings of the International Conference on Web Intelligence&quot;)" office:value-type="string" office:string-value="Proceedings of the International Conference on Web Intelligence" calcext:value-type="string">
            <text:p>Proceedings of the International Conference on Web Intelligence</text:p>
          </table:table-cell>
          <table:table-cell table:number-columns-repeated="4"/>
          <table:table-cell table:formula="of:=IFERROR(__xludf.dummyfunction(&quot;&quot;&quot;COMPUTED_VALUE&quot;&quot;&quot;);&quot;cyberbullying detection in arabic&quot;)" office:value-type="string" office:string-value="cyberbullying detection in arabic" calcext:value-type="string">
            <text:p>cyberbullying detection in arabic</text:p>
          </table:table-cell>
          <table:table-cell table:number-columns-repeated="1016"/>
        </table:table-row>
        <table:table-row table:style-name="ro1">
          <table:table-cell table:number-columns-repeated="2"/>
          <table:table-cell table:formula="of:=IFERROR(__xludf.dummyfunction(&quot;&quot;&quot;COMPUTED_VALUE&quot;&quot;&quot;);&quot;Data Privacy Management and Security Assurance&quot;)" office:value-type="string" office:string-value="Data Privacy Management and Security Assurance" calcext:value-type="string">
            <text:p>Data Privacy Management and Security Assurance</text:p>
          </table:table-cell>
          <table:table-cell table:number-columns-repeated="4"/>
          <table:table-cell table:formula="of:=IFERROR(__xludf.dummyfunction(&quot;&quot;&quot;COMPUTED_VALUE&quot;&quot;&quot;);&quot;fuzzy flame detector&quot;)" office:value-type="string" office:string-value="fuzzy flame detector" calcext:value-type="string">
            <text:p>fuzzy flame detector</text:p>
          </table:table-cell>
          <table:table-cell table:number-columns-repeated="1016"/>
        </table:table-row>
        <table:table-row table:style-name="ro1">
          <table:table-cell table:number-columns-repeated="2"/>
          <table:table-cell table:formula="of:=IFERROR(__xludf.dummyfunction(&quot;&quot;&quot;COMPUTED_VALUE&quot;&quot;&quot;);&quot;Proceedings of the SIGCHI Conference on Human Factors in Computing Systems&quot;)" office:value-type="string" office:string-value="Proceedings of the SIGCHI Conference on Human Factors in Computing Systems" calcext:value-type="string">
            <text:p>Proceedings of the SIGCHI Conference on Human Factors in Computing Systems</text:p>
          </table:table-cell>
          <table:table-cell table:number-columns-repeated="4"/>
          <table:table-cell table:formula="of:=IFERROR(__xludf.dummyfunction(&quot;&quot;&quot;COMPUTED_VALUE&quot;&quot;&quot;);&quot;offensive text classification with data oversampling methids&quot;)" office:value-type="string" office:string-value="offensive text classification with data oversampling methids" calcext:value-type="string">
            <text:p>offensive text classification with data oversampling methids</text:p>
          </table:table-cell>
          <table:table-cell table:number-columns-repeated="1016"/>
        </table:table-row>
        <table:table-row table:style-name="ro1">
          <table:table-cell table:number-columns-repeated="2"/>
          <table:table-cell table:formula="of:=IFERROR(__xludf.dummyfunction(&quot;&quot;&quot;COMPUTED_VALUE&quot;&quot;&quot;);&quot;International Journal of Engineering &amp; Technology&quot;)" office:value-type="string" office:string-value="International Journal of Engineering &amp; Technology" calcext:value-type="string">
            <text:p>International Journal of Engineering &amp; Technology</text:p>
          </table:table-cell>
          <table:table-cell table:number-columns-repeated="4"/>
          <table:table-cell table:formula="of:=IFERROR(__xludf.dummyfunction(&quot;&quot;&quot;COMPUTED_VALUE&quot;&quot;&quot;);&quot;detection of &quot;&quot;transformed&quot;&quot; obfuscation words&quot;)" office:value-type="string" office:string-value="detection of &quot;transformed&quot; obfuscation words" calcext:value-type="string">
            <text:p>detection of "transformed" obfuscation words</text:p>
          </table:table-cell>
          <table:table-cell table:number-columns-repeated="1016"/>
        </table:table-row>
        <table:table-row table:style-name="ro1">
          <table:table-cell table:number-columns-repeated="2"/>
          <table:table-cell table:formula="of:=IFERROR(__xludf.dummyfunction(&quot;&quot;&quot;COMPUTED_VALUE&quot;&quot;&quot;);&quot;Proceedings of the ACM Conference on Computer Supported Cooperative Work and Social Computing Companion&quot;)" office:value-type="string" office:string-value="Proceedings of the ACM Conference on Computer Supported Cooperative Work and Social Computing Companion" calcext:value-type="string">
            <text:p>Proceedings of the ACM Conference on Computer Supported Cooperative Work and Social Computing Companion</text:p>
          </table:table-cell>
          <table:table-cell table:number-columns-repeated="4"/>
          <table:table-cell table:formula="of:=IFERROR(__xludf.dummyfunction(&quot;&quot;&quot;COMPUTED_VALUE&quot;&quot;&quot;);&quot;classification of abusvie language into different types&quot;)" office:value-type="string" office:string-value="classification of abusvie language into different types" calcext:value-type="string">
            <text:p>classification of abusvie language into different types</text:p>
          </table:table-cell>
          <table:table-cell table:number-columns-repeated="1016"/>
        </table:table-row>
        <table:table-row table:style-name="ro1">
          <table:table-cell table:number-columns-repeated="2"/>
          <table:table-cell table:formula="of:=IFERROR(__xludf.dummyfunction(&quot;&quot;&quot;COMPUTED_VALUE&quot;&quot;&quot;);&quot;Proceedings of the International Conference on Information and Communication Technology for Competitive Strategies&quot;)" office:value-type="string" office:string-value="Proceedings of the International Conference on Information and Communication Technology for Competitive Strategies" calcext:value-type="string">
            <text:p>Proceedings of the International Conference on Information and Communication Technology for Competitive Strategies</text:p>
          </table:table-cell>
          <table:table-cell table:number-columns-repeated="4"/>
          <table:table-cell table:formula="of:=IFERROR(__xludf.dummyfunction(&quot;&quot;&quot;COMPUTED_VALUE&quot;&quot;&quot;);&quot;cyberbullying detection with fuzzy logic and genetic algorithms&quot;)" office:value-type="string" office:string-value="cyberbullying detection with fuzzy logic and genetic algorithms" calcext:value-type="string">
            <text:p>cyberbullying detection with fuzzy logic and genetic algorithms</text:p>
          </table:table-cell>
          <table:table-cell table:number-columns-repeated="1016"/>
        </table:table-row>
        <table:table-row table:style-name="ro1">
          <table:table-cell table:number-columns-repeated="2"/>
          <table:table-cell table:formula="of:=IFERROR(__xludf.dummyfunction(&quot;&quot;&quot;COMPUTED_VALUE&quot;&quot;&quot;);&quot;Symposium on Applied Computing&quot;)" office:value-type="string" office:string-value="Symposium on Applied Computing" calcext:value-type="string">
            <text:p>Symposium on Applied Computing</text:p>
          </table:table-cell>
          <table:table-cell table:number-columns-repeated="4"/>
          <table:table-cell table:formula="of:=IFERROR(__xludf.dummyfunction(&quot;&quot;&quot;COMPUTED_VALUE&quot;&quot;&quot;);&quot;timeliness of cyberbullying detection&quot;)" office:value-type="string" office:string-value="timeliness of cyberbullying detection" calcext:value-type="string">
            <text:p>timeliness of cyberbullying detection</text:p>
          </table:table-cell>
          <table:table-cell table:number-columns-repeated="1016"/>
        </table:table-row>
        <table:table-row table:style-name="ro1">
          <table:table-cell table:number-columns-repeated="2"/>
          <table:table-cell table:formula="of:=IFERROR(__xludf.dummyfunction(&quot;&quot;&quot;COMPUTED_VALUE&quot;&quot;&quot;);&quot;Proceedings of the international conference on World Wide Web&quot;)" office:value-type="string" office:string-value="Proceedings of the international conference on World Wide Web" calcext:value-type="string">
            <text:p>Proceedings of the international conference on World Wide Web</text:p>
          </table:table-cell>
          <table:table-cell table:number-columns-repeated="4"/>
          <table:table-cell table:formula="of:=IFERROR(__xludf.dummyfunction(&quot;&quot;&quot;COMPUTED_VALUE&quot;&quot;&quot;);&quot;paper in spanish&quot;)" office:value-type="string" office:string-value="paper in spanish" calcext:value-type="string">
            <text:p>paper in spanish</text:p>
          </table:table-cell>
          <table:table-cell table:number-columns-repeated="1016"/>
        </table:table-row>
        <table:table-row table:style-name="ro1">
          <table:table-cell table:number-columns-repeated="2"/>
          <table:table-cell table:formula="of:=IFERROR(__xludf.dummyfunction(&quot;&quot;&quot;COMPUTED_VALUE&quot;&quot;&quot;);&quot;Australasian Database Conference&quot;)" office:value-type="string" office:string-value="Australasian Database Conference" calcext:value-type="string">
            <text:p>Australasian Database Conference</text:p>
          </table:table-cell>
          <table:table-cell table:number-columns-repeated="4"/>
          <table:table-cell table:formula="of:=IFERROR(__xludf.dummyfunction(&quot;&quot;&quot;COMPUTED_VALUE&quot;&quot;&quot;);&quot;prediction of cyberbullying future events on instagra,&quot;)" office:value-type="string" office:string-value="prediction of cyberbullying future events on instagra," calcext:value-type="string">
            <text:p>prediction of cyberbullying future events on instagra,</text:p>
          </table:table-cell>
          <table:table-cell table:number-columns-repeated="1016"/>
        </table:table-row>
        <table:table-row table:style-name="ro1">
          <table:table-cell table:number-columns-repeated="2"/>
          <table:table-cell table:formula="of:=IFERROR(__xludf.dummyfunction(&quot;&quot;&quot;COMPUTED_VALUE&quot;&quot;&quot;);&quot;Asia-Pacific Web Conference&quot;)" office:value-type="string" office:string-value="Asia-Pacific Web Conference" calcext:value-type="string">
            <text:p>Asia-Pacific Web Conference</text:p>
          </table:table-cell>
          <table:table-cell table:number-columns-repeated="4"/>
          <table:table-cell table:formula="of:=IFERROR(__xludf.dummyfunction(&quot;&quot;&quot;COMPUTED_VALUE&quot;&quot;&quot;);&quot;cyberbullying on instagram&quot;)" office:value-type="string" office:string-value="cyberbullying on instagram" calcext:value-type="string">
            <text:p>cyberbullying on instagram</text:p>
          </table:table-cell>
          <table:table-cell table:number-columns-repeated="1016"/>
        </table:table-row>
        <table:table-row table:style-name="ro1">
          <table:table-cell table:number-columns-repeated="2"/>
          <table:table-cell table:formula="of:=IFERROR(__xludf.dummyfunction(&quot;&quot;&quot;COMPUTED_VALUE&quot;&quot;&quot;);&quot;Symposium on Computational Intelligence in Big Data &quot;)" office:value-type="string" office:string-value="Symposium on Computational Intelligence in Big Data " calcext:value-type="string">
            <text:p>Symposium on Computational Intelligence in Big Data </text:p>
          </table:table-cell>
          <table:table-cell table:number-columns-repeated="4"/>
          <table:table-cell table:formula="of:=IFERROR(__xludf.dummyfunction(&quot;&quot;&quot;COMPUTED_VALUE&quot;&quot;&quot;);&quot;hate speech classification with deep learning&quot;)" office:value-type="string" office:string-value="hate speech classification with deep learning" calcext:value-type="string">
            <text:p>hate speech classification with deep learning</text:p>
          </table:table-cell>
          <table:table-cell table:number-columns-repeated="1016"/>
        </table:table-row>
        <table:table-row table:style-name="ro1">
          <table:table-cell table:number-columns-repeated="2"/>
          <table:table-cell table:formula="of:=IFERROR(__xludf.dummyfunction(&quot;&quot;&quot;COMPUTED_VALUE&quot;&quot;&quot;);&quot;Joint European Conference on Machine Learning and Knowledge Discovery in Databases&quot;)" office:value-type="string" office:string-value="Joint European Conference on Machine Learning and Knowledge Discovery in Databases" calcext:value-type="string">
            <text:p>Joint European Conference on Machine Learning and Knowledge Discovery in Databases</text:p>
          </table:table-cell>
          <table:table-cell table:number-columns-repeated="4"/>
          <table:table-cell table:formula="of:=IFERROR(__xludf.dummyfunction(&quot;&quot;&quot;COMPUTED_VALUE&quot;&quot;&quot;);&quot;abusive detection&quot;)" office:value-type="string" office:string-value="abusive detection" calcext:value-type="string">
            <text:p>abusive detection</text:p>
          </table:table-cell>
          <table:table-cell table:number-columns-repeated="1016"/>
        </table:table-row>
        <table:table-row table:style-name="ro1">
          <table:table-cell table:number-columns-repeated="2"/>
          <table:table-cell table:formula="of:=IFERROR(__xludf.dummyfunction(&quot;&quot;&quot;COMPUTED_VALUE&quot;&quot;&quot;);&quot;Proceedings of the IAII&quot;)" office:value-type="string" office:string-value="Proceedings of the IAII" calcext:value-type="string">
            <text:p>Proceedings of the IAII</text:p>
          </table:table-cell>
          <table:table-cell table:number-columns-repeated="4"/>
          <table:table-cell table:formula="of:=IFERROR(__xludf.dummyfunction(&quot;&quot;&quot;COMPUTED_VALUE&quot;&quot;&quot;);&quot;classification with privacy preserving techniques&quot;)" office:value-type="string" office:string-value="classification with privacy preserving techniques" calcext:value-type="string">
            <text:p>classification with privacy preserving techniques</text:p>
          </table:table-cell>
          <table:table-cell table:number-columns-repeated="1016"/>
        </table:table-row>
        <table:table-row table:style-name="ro1">
          <table:table-cell table:number-columns-repeated="2"/>
          <table:table-cell table:formula="of:=IFERROR(__xludf.dummyfunction(&quot;&quot;&quot;COMPUTED_VALUE&quot;&quot;&quot;);&quot;Logic Journal of the IGPL&quot;)" office:value-type="string" office:string-value="Logic Journal of the IGPL" calcext:value-type="string">
            <text:p>Logic Journal of the IGPL</text:p>
          </table:table-cell>
          <table:table-cell table:number-columns-repeated="4"/>
          <table:table-cell table:formula="of:=IFERROR(__xludf.dummyfunction(&quot;&quot;&quot;COMPUTED_VALUE&quot;&quot;&quot;);&quot;study on the use of profanities&quot;)" office:value-type="string" office:string-value="study on the use of profanities" calcext:value-type="string">
            <text:p>study on the use of profanities</text:p>
          </table:table-cell>
          <table:table-cell table:number-columns-repeated="1016"/>
        </table:table-row>
        <table:table-row table:style-name="ro1">
          <table:table-cell table:number-columns-repeated="2"/>
          <table:table-cell table:formula="of:=IFERROR(__xludf.dummyfunction(&quot;&quot;&quot;COMPUTED_VALUE&quot;&quot;&quot;);&quot;Journées internationales d’Analyse statistique des Données Textuelles&quot;)" office:value-type="string" office:string-value="Journées internationales d’Analyse statistique des Données Textuelles" calcext:value-type="string">
            <text:p>Journées internationales d’Analyse statistique des Données Textuelles</text:p>
          </table:table-cell>
          <table:table-cell table:number-columns-repeated="4"/>
          <table:table-cell table:formula="of:=IFERROR(__xludf.dummyfunction(&quot;&quot;&quot;COMPUTED_VALUE&quot;&quot;&quot;);&quot;pipeline for hate speech detection on facebook&quot;)" office:value-type="string" office:string-value="pipeline for hate speech detection on facebook" calcext:value-type="string">
            <text:p>pipeline for hate speech detection on facebook</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Frontiers of Information Technology&quot;)" office:value-type="string" office:string-value="International Conference on Frontiers of Information Technology" calcext:value-type="string">
            <text:p>International Conference on Frontiers of Information Technology</text:p>
          </table:table-cell>
          <table:table-cell table:number-columns-repeated="4"/>
          <table:table-cell table:formula="of:=IFERROR(__xludf.dummyfunction(&quot;&quot;&quot;COMPUTED_VALUE&quot;&quot;&quot;);&quot;crowdsourcing study for toxicity scale&quot;)" office:value-type="string" office:string-value="crowdsourcing study for toxicity scale" calcext:value-type="string">
            <text:p>crowdsourcing study for toxicity scale</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Computer and Applications&quot;)" office:value-type="string" office:string-value="International Conference on Computer and Applications" calcext:value-type="string">
            <text:p>International Conference on Computer and Applications</text:p>
          </table:table-cell>
          <table:table-cell table:number-columns-repeated="4"/>
          <table:table-cell table:formula="of:=IFERROR(__xludf.dummyfunction(&quot;&quot;&quot;COMPUTED_VALUE&quot;&quot;&quot;);&quot;To address various limitations of supervised hate speech classification methods including corpus bias and huge cost of annotation, we propose a weakly supervised twopath bootstrapping approach for an online hate speech detection model leveraging large-sca&quot;&amp;&quot;le unlabeled data&quot;)" office:value-type="string" office:string-value="To address various limitations of supervised hate speech classification methods including corpus bias and huge cost of annotation, we propose a weakly supervised twopath bootstrapping approach for an online hate speech detection model leveraging large-scale unlabeled data" calcext:value-type="string">
            <text:p>To address various limitations of supervised hate speech classification methods including corpus bias and huge cost of annotation, we propose a weakly supervised twopath bootstrapping approach for an online hate speech detection model leveraging large-scale unlabeled data</text:p>
          </table:table-cell>
          <table:table-cell table:number-columns-repeated="1016"/>
        </table:table-row>
        <table:table-row table:style-name="ro1">
          <table:table-cell table:number-columns-repeated="2"/>
          <table:table-cell table:formula="of:=IFERROR(__xludf.dummyfunction(&quot;&quot;&quot;COMPUTED_VALUE&quot;&quot;&quot;);&quot;Proceedings of the ACM SIGMIS Conference on Computers and People Research.&quot;)" office:value-type="string" office:string-value="Proceedings of the ACM SIGMIS Conference on Computers and People Research." calcext:value-type="string">
            <text:p>Proceedings of the ACM SIGMIS Conference on Computers and People Research.</text:p>
          </table:table-cell>
          <table:table-cell table:number-columns-repeated="4"/>
          <table:table-cell table:formula="of:=IFERROR(__xludf.dummyfunction(&quot;&quot;&quot;COMPUTED_VALUE&quot;&quot;&quot;);&quot;study of bias in classification of abusive language&quot;)" office:value-type="string" office:string-value="study of bias in classification of abusive language" calcext:value-type="string">
            <text:p>study of bias in classification of abusive language</text:p>
          </table:table-cell>
          <table:table-cell table:number-columns-repeated="1016"/>
        </table:table-row>
        <table:table-row table:style-name="ro1">
          <table:table-cell table:number-columns-repeated="2"/>
          <table:table-cell table:formula="of:=IFERROR(__xludf.dummyfunction(&quot;&quot;&quot;COMPUTED_VALUE&quot;&quot;&quot;);&quot;Computers in human behavior&quot;)" office:value-type="string" office:string-value="Computers in human behavior" calcext:value-type="string">
            <text:p>Computers in human behavior</text:p>
          </table:table-cell>
          <table:table-cell table:number-columns-repeated="4"/>
          <table:table-cell table:formula="of:=IFERROR(__xludf.dummyfunction(&quot;&quot;&quot;COMPUTED_VALUE&quot;&quot;&quot;);&quot;survey about flaming detection&quot;)" office:value-type="string" office:string-value="survey about flaming detection" calcext:value-type="string">
            <text:p>survey about flaming detection</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Soft Computing Models in Industrial and Environmental Applications&quot;)" office:value-type="string" office:string-value="International Conference on Soft Computing Models in Industrial and Environmental Applications" calcext:value-type="string">
            <text:p>International Conference on Soft Computing Models in Industrial and Environmental Applications</text:p>
          </table:table-cell>
          <table:table-cell table:number-columns-repeated="4"/>
          <table:table-cell table:formula="of:=IFERROR(__xludf.dummyfunction(&quot;&quot;&quot;COMPUTED_VALUE&quot;&quot;&quot;);&quot;Scalable and timely detection of cyberbullying in online social networks&quot;)" office:value-type="string" office:string-value="Scalable and timely detection of cyberbullying in online social networks" calcext:value-type="string">
            <text:p>Scalable and timely detection of cyberbullying in online social networks</text:p>
          </table:table-cell>
          <table:table-cell table:number-columns-repeated="1016"/>
        </table:table-row>
        <table:table-row table:style-name="ro1">
          <table:table-cell table:number-columns-repeated="2"/>
          <table:table-cell table:formula="of:=IFERROR(__xludf.dummyfunction(&quot;&quot;&quot;COMPUTED_VALUE&quot;&quot;&quot;);&quot;Engineering Applications of Neural Networks&quot;)" office:value-type="string" office:string-value="Engineering Applications of Neural Networks" calcext:value-type="string">
            <text:p>Engineering Applications of Neural Networks</text:p>
          </table:table-cell>
          <table:table-cell table:number-columns-repeated="4"/>
          <table:table-cell table:formula="of:=IFERROR(__xludf.dummyfunction(&quot;&quot;&quot;COMPUTED_VALUE&quot;&quot;&quot;);&quot;semi-supervised learning techniques to correct the bias in user ratings of comments&quot;)" office:value-type="string" office:string-value="semi-supervised learning techniques to correct the bias in user ratings of comments" calcext:value-type="string">
            <text:p>semi-supervised learning techniques to correct the bias in user ratings of comment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Behavioral, Economic, Socio-cultural Computing&quot;)" office:value-type="string" office:string-value="International Conference on Behavioral, Economic, Socio-cultural Computing" calcext:value-type="string">
            <text:p>International Conference on Behavioral, Economic, Socio-cultural Computing</text:p>
          </table:table-cell>
          <table:table-cell table:number-columns-repeated="4"/>
          <table:table-cell table:formula="of:=IFERROR(__xludf.dummyfunction(&quot;&quot;&quot;COMPUTED_VALUE&quot;&quot;&quot;);&quot;sentiment analysis for flaming detection in japanese&quot;)" office:value-type="string" office:string-value="sentiment analysis for flaming detection in japanese" calcext:value-type="string">
            <text:p>sentiment analysis for flaming detection in japanese</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Application of Natural Language to Information Systems&quot;)" office:value-type="string" office:string-value="International Conference on Application of Natural Language to Information Systems" calcext:value-type="string">
            <text:p>International Conference on Application of Natural Language to Information Systems</text:p>
          </table:table-cell>
          <table:table-cell table:number-columns-repeated="4"/>
          <table:table-cell table:formula="of:=IFERROR(__xludf.dummyfunction(&quot;&quot;&quot;COMPUTED_VALUE&quot;&quot;&quot;);&quot;use sentiment information to detect cyberbullying&quot;)" office:value-type="string" office:string-value="use sentiment information to detect cyberbullying" calcext:value-type="string">
            <text:p>use sentiment information to detect cyberbullying</text:p>
          </table:table-cell>
          <table:table-cell table:number-columns-repeated="1016"/>
        </table:table-row>
        <table:table-row table:style-name="ro1">
          <table:table-cell table:number-columns-repeated="2"/>
          <table:table-cell table:formula="of:=IFERROR(__xludf.dummyfunction(&quot;&quot;&quot;COMPUTED_VALUE&quot;&quot;&quot;);&quot;International Workshop on Network and Systems Support for Games &quot;)" office:value-type="string" office:string-value="International Workshop on Network and Systems Support for Games " calcext:value-type="string">
            <text:p>International Workshop on Network and Systems Support for Games </text:p>
          </table:table-cell>
          <table:table-cell table:number-columns-repeated="4"/>
          <table:table-cell table:formula="of:=IFERROR(__xludf.dummyfunction(&quot;&quot;&quot;COMPUTED_VALUE&quot;&quot;&quot;);&quot;flame detection&quot;)" office:value-type="string" office:string-value="flame detection" calcext:value-type="string">
            <text:p>flame detection</text:p>
          </table:table-cell>
          <table:table-cell table:number-columns-repeated="1016"/>
        </table:table-row>
        <table:table-row table:style-name="ro1">
          <table:table-cell table:number-columns-repeated="2"/>
          <table:table-cell table:formula="of:=IFERROR(__xludf.dummyfunction(&quot;&quot;&quot;COMPUTED_VALUE&quot;&quot;&quot;);&quot;Proceedings of the International Conference on World Wide Web.&quot;)" office:value-type="string" office:string-value="Proceedings of the International Conference on World Wide Web." calcext:value-type="string">
            <text:p>Proceedings of the International Conference on World Wide Web.</text:p>
          </table:table-cell>
          <table:table-cell table:number-columns-repeated="4"/>
          <table:table-cell table:formula="of:=IFERROR(__xludf.dummyfunction(&quot;&quot;&quot;COMPUTED_VALUE&quot;&quot;&quot;);&quot;associate false OSN profiles to real users&quot;)" office:value-type="string" office:string-value="associate false OSN profiles to real users" calcext:value-type="string">
            <text:p>associate false OSN profiles to real user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Pattern Recognition &quot;)" office:value-type="string" office:string-value="International Conference on Pattern Recognition " calcext:value-type="string">
            <text:p>International Conference on Pattern Recognition </text:p>
          </table:table-cell>
          <table:table-cell table:number-columns-repeated="4"/>
          <table:table-cell table:formula="of:=IFERROR(__xludf.dummyfunction(&quot;&quot;&quot;COMPUTED_VALUE&quot;&quot;&quot;);&quot;detection of racism, comparison of input encodings&quot;)" office:value-type="string" office:string-value="detection of racism, comparison of input encodings" calcext:value-type="string">
            <text:p>detection of racism, comparison of input encodings</text:p>
          </table:table-cell>
          <table:table-cell table:number-columns-repeated="1016"/>
        </table:table-row>
        <table:table-row table:style-name="ro1">
          <table:table-cell table:number-columns-repeated="2"/>
          <table:table-cell table:formula="of:=IFERROR(__xludf.dummyfunction(&quot;&quot;&quot;COMPUTED_VALUE&quot;&quot;&quot;);&quot;EPJ Data Science&quot;)" office:value-type="string" office:string-value="EPJ Data Science" calcext:value-type="string">
            <text:p>EPJ Data Science</text:p>
          </table:table-cell>
          <table:table-cell table:number-columns-repeated="4"/>
          <table:table-cell table:formula="of:=IFERROR(__xludf.dummyfunction(&quot;&quot;&quot;COMPUTED_VALUE&quot;&quot;&quot;);&quot;find the most discriminative binary classifiers especially for Hate and Violence web categories through enriching the modeling process&quot;)" office:value-type="string" office:string-value="find the most discriminative binary classifiers especially for Hate and Violence web categories through enriching the modeling process" calcext:value-type="string">
            <text:p>find the most discriminative binary classifiers especially for Hate and Violence web categories through enriching the modeling proces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Dependability and Complex Systems&quot;)" office:value-type="string" office:string-value="International Conference on Dependability and Complex Systems" calcext:value-type="string">
            <text:p>International Conference on Dependability and Complex Systems</text:p>
          </table:table-cell>
          <table:table-cell table:number-columns-repeated="4"/>
          <table:table-cell table:formula="of:=IFERROR(__xludf.dummyfunction(&quot;&quot;&quot;COMPUTED_VALUE&quot;&quot;&quot;);&quot;content filtering&quot;)" office:value-type="string" office:string-value="content filtering" calcext:value-type="string">
            <text:p>content filtering</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Signal-Image Technologies and Internet-Based System&quot;)" office:value-type="string" office:string-value="International Conference on Signal-Image Technologies and Internet-Based System" calcext:value-type="string">
            <text:p>International Conference on Signal-Image Technologies and Internet-Based System</text:p>
          </table:table-cell>
          <table:table-cell table:number-columns-repeated="4"/>
          <table:table-cell table:formula="of:=IFERROR(__xludf.dummyfunction(&quot;&quot;&quot;COMPUTED_VALUE&quot;&quot;&quot;);&quot;challenges in cyberbullying detection in Arabic&quot;)" office:value-type="string" office:string-value="challenges in cyberbullying detection in Arabic" calcext:value-type="string">
            <text:p>challenges in cyberbullying detection in Arabic</text:p>
          </table:table-cell>
          <table:table-cell table:number-columns-repeated="1016"/>
        </table:table-row>
        <table:table-row table:style-name="ro1">
          <table:table-cell table:number-columns-repeated="2"/>
          <table:table-cell table:formula="of:=IFERROR(__xludf.dummyfunction(&quot;&quot;&quot;COMPUTED_VALUE&quot;&quot;&quot;);&quot;ACM SIGCAS Computers and Society&quot;)" office:value-type="string" office:string-value="ACM SIGCAS Computers and Society" calcext:value-type="string">
            <text:p>ACM SIGCAS Computers and Society</text:p>
          </table:table-cell>
          <table:table-cell table:number-columns-repeated="4"/>
          <table:table-cell table:formula="of:=IFERROR(__xludf.dummyfunction(&quot;&quot;&quot;COMPUTED_VALUE&quot;&quot;&quot;);&quot;limitations of current speech detection methods&quot;)" office:value-type="string" office:string-value="limitations of current speech detection methods" calcext:value-type="string">
            <text:p>limitations of current speech detection methods</text:p>
          </table:table-cell>
          <table:table-cell table:number-columns-repeated="1016"/>
        </table:table-row>
        <table:table-row table:style-name="ro1">
          <table:table-cell table:number-columns-repeated="2"/>
          <table:table-cell table:formula="of:=IFERROR(__xludf.dummyfunction(&quot;&quot;&quot;COMPUTED_VALUE&quot;&quot;&quot;);&quot;AAAI Spring Symposium: Wisdom of the Crowd&quot;)" office:value-type="string" office:string-value="AAAI Spring Symposium: Wisdom of the Crowd" calcext:value-type="string">
            <text:p>AAAI Spring Symposium: Wisdom of the Crowd</text:p>
          </table:table-cell>
          <table:table-cell table:number-columns-repeated="4"/>
          <table:table-cell table:formula="of:=IFERROR(__xludf.dummyfunction(&quot;&quot;&quot;COMPUTED_VALUE&quot;&quot;&quot;);&quot;study of cyberbullying traces on twitter&quot;)" office:value-type="string" office:string-value="study of cyberbullying traces on twitter" calcext:value-type="string">
            <text:p>study of cyberbullying traces on twitter</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Fuzzy Systems&quot;)" office:value-type="string" office:string-value="International Conference on Fuzzy Systems" calcext:value-type="string">
            <text:p>International Conference on Fuzzy Systems</text:p>
          </table:table-cell>
          <table:table-cell table:number-columns-repeated="4"/>
          <table:table-cell table:formula="of:=IFERROR(__xludf.dummyfunction(&quot;&quot;&quot;COMPUTED_VALUE&quot;&quot;&quot;);&quot;study on the evaluation metrics to assess hate speech detection methods&quot;)" office:value-type="string" office:string-value="study on the evaluation metrics to assess hate speech detection methods" calcext:value-type="string">
            <text:p>study on the evaluation metrics to assess hate speech detection method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Machine learning and applications and workshops&quot;)" office:value-type="string" office:string-value="International Conference on Machine learning and applications and workshops" calcext:value-type="string">
            <text:p>International Conference on Machine learning and applications and workshops</text:p>
          </table:table-cell>
          <table:table-cell table:number-columns-repeated="4"/>
          <table:table-cell table:formula="of:=IFERROR(__xludf.dummyfunction(&quot;&quot;&quot;COMPUTED_VALUE&quot;&quot;&quot;);&quot;study on limitations for misogynist tweet detection&quot;)" office:value-type="string" office:string-value="study on limitations for misogynist tweet detection" calcext:value-type="string">
            <text:p>study on limitations for misogynist tweet detection</text:p>
          </table:table-cell>
          <table:table-cell table:number-columns-repeated="1016"/>
        </table:table-row>
        <table:table-row table:style-name="ro1">
          <table:table-cell table:number-columns-repeated="2"/>
          <table:table-cell table:formula="of:=IFERROR(__xludf.dummyfunction(&quot;&quot;&quot;COMPUTED_VALUE&quot;&quot;&quot;);&quot;Neural Computing and Applications&quot;)" office:value-type="string" office:string-value="Neural Computing and Applications" calcext:value-type="string">
            <text:p>Neural Computing and Applications</text:p>
          </table:table-cell>
          <table:table-cell table:number-columns-repeated="4"/>
          <table:table-cell table:formula="of:=IFERROR(__xludf.dummyfunction(&quot;&quot;&quot;COMPUTED_VALUE&quot;&quot;&quot;);&quot;detection of cyberbullying in Taiwan&quot;)" office:value-type="string" office:string-value="detection of cyberbullying in Taiwan" calcext:value-type="string">
            <text:p>detection of cyberbullying in Taiwan</text:p>
          </table:table-cell>
          <table:table-cell table:number-columns-repeated="1016"/>
        </table:table-row>
        <table:table-row table:style-name="ro1">
          <table:table-cell table:number-columns-repeated="2"/>
          <table:table-cell table:formula="of:=IFERROR(__xludf.dummyfunction(&quot;&quot;&quot;COMPUTED_VALUE&quot;&quot;&quot;);&quot;Social Network Analysis and Mining&quot;)" office:value-type="string" office:string-value="Social Network Analysis and Mining" calcext:value-type="string">
            <text:p>Social Network Analysis and Mining</text:p>
          </table:table-cell>
          <table:table-cell table:number-columns-repeated="4"/>
          <table:table-cell table:formula="of:=IFERROR(__xludf.dummyfunction(&quot;&quot;&quot;COMPUTED_VALUE&quot;&quot;&quot;);&quot;cyberbullying detection with user information&quot;)" office:value-type="string" office:string-value="cyberbullying detection with user information" calcext:value-type="string">
            <text:p>cyberbullying detection with user information</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Computational Processing of the Portuguese Language&quot;)" office:value-type="string" office:string-value="International Conference on Computational Processing of the Portuguese Language" calcext:value-type="string">
            <text:p>International Conference on Computational Processing of the Portuguese Language</text:p>
          </table:table-cell>
          <table:table-cell table:number-columns-repeated="4"/>
          <table:table-cell table:formula="of:=IFERROR(__xludf.dummyfunction(&quot;&quot;&quot;COMPUTED_VALUE&quot;&quot;&quot;);&quot;toxic speech in game&quot;)" office:value-type="string" office:string-value="toxic speech in game" calcext:value-type="string">
            <text:p>toxic speech in game</text:p>
          </table:table-cell>
          <table:table-cell table:number-columns-repeated="1016"/>
        </table:table-row>
        <table:table-row table:style-name="ro1">
          <table:table-cell table:number-columns-repeated="2"/>
          <table:table-cell table:formula="of:=IFERROR(__xludf.dummyfunction(&quot;&quot;&quot;COMPUTED_VALUE&quot;&quot;&quot;);&quot;Proceedings of the Workshop on NLP and Computational Social Science&quot;)" office:value-type="string" office:string-value="Proceedings of the Workshop on NLP and Computational Social Science" calcext:value-type="string">
            <text:p>Proceedings of the Workshop on NLP and Computational Social Science</text:p>
          </table:table-cell>
          <table:table-cell table:number-columns-repeated="4"/>
          <table:table-cell table:formula="of:=IFERROR(__xludf.dummyfunction(&quot;&quot;&quot;COMPUTED_VALUE&quot;&quot;&quot;);&quot;typology of different speeches on the web&quot;)" office:value-type="string" office:string-value="typology of different speeches on the web" calcext:value-type="string">
            <text:p>typology of different speeches on the web</text:p>
          </table:table-cell>
          <table:table-cell table:number-columns-repeated="1016"/>
        </table:table-row>
        <table:table-row table:style-name="ro1">
          <table:table-cell table:number-columns-repeated="2"/>
          <table:table-cell table:formula="of:=IFERROR(__xludf.dummyfunction(&quot;&quot;&quot;COMPUTED_VALUE&quot;&quot;&quot;);&quot;Proceedings of the ACM conference on Electronic commerce&quot;)" office:value-type="string" office:string-value="Proceedings of the ACM conference on Electronic commerce" calcext:value-type="string">
            <text:p>Proceedings of the ACM conference on Electronic commerce</text:p>
          </table:table-cell>
          <table:table-cell table:number-columns-repeated="4"/>
          <table:table-cell table:formula="of:=IFERROR(__xludf.dummyfunction(&quot;&quot;&quot;COMPUTED_VALUE&quot;&quot;&quot;);&quot;study about self-harm&quot;)" office:value-type="string" office:string-value="study about self-harm" calcext:value-type="string">
            <text:p>study about self-harm</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Advances in Social Networks Analysis and Mining&quot;)" office:value-type="string" office:string-value="International Conference on Advances in Social Networks Analysis and Mining" calcext:value-type="string">
            <text:p>International Conference on Advances in Social Networks Analysis and Mining</text:p>
          </table:table-cell>
          <table:table-cell table:number-columns-repeated="4"/>
          <table:table-cell table:formula="of:=IFERROR(__xludf.dummyfunction(&quot;&quot;&quot;COMPUTED_VALUE&quot;&quot;&quot;);&quot;cyberbullying detection with unsupervised approach&quot;)" office:value-type="string" office:string-value="cyberbullying detection with unsupervised approach" calcext:value-type="string">
            <text:p>cyberbullying detection with unsupervised approach</text:p>
          </table:table-cell>
          <table:table-cell table:number-columns-repeated="1016"/>
        </table:table-row>
        <table:table-row table:style-name="ro1">
          <table:table-cell table:number-columns-repeated="2"/>
          <table:table-cell table:formula="of:=IFERROR(__xludf.dummyfunction(&quot;&quot;&quot;COMPUTED_VALUE&quot;&quot;&quot;);&quot;Proceedings of the Australasian Computer Science Conference&quot;)" office:value-type="string" office:string-value="Proceedings of the Australasian Computer Science Conference" calcext:value-type="string">
            <text:p>Proceedings of the Australasian Computer Science Conference</text:p>
          </table:table-cell>
          <table:table-cell table:number-columns-repeated="4"/>
          <table:table-cell table:formula="of:=IFERROR(__xludf.dummyfunction(&quot;&quot;&quot;COMPUTED_VALUE&quot;&quot;&quot;);&quot;cyber hate on twitter&quot;)" office:value-type="string" office:string-value="cyber hate on twitter" calcext:value-type="string">
            <text:p>cyber hate on twitter</text:p>
          </table:table-cell>
          <table:table-cell table:number-columns-repeated="1016"/>
        </table:table-row>
        <table:table-row table:style-name="ro1">
          <table:table-cell table:number-columns-repeated="2"/>
          <table:table-cell table:formula="of:=IFERROR(__xludf.dummyfunction(&quot;&quot;&quot;COMPUTED_VALUE&quot;&quot;&quot;);&quot;New Review of Hypermedia and Multimedia&quot;)" office:value-type="string" office:string-value="New Review of Hypermedia and Multimedia" calcext:value-type="string">
            <text:p>New Review of Hypermedia and Multimedia</text:p>
          </table:table-cell>
          <table:table-cell table:number-columns-repeated="4"/>
          <table:table-cell table:formula="of:=IFERROR(__xludf.dummyfunction(&quot;&quot;&quot;COMPUTED_VALUE&quot;&quot;&quot;);&quot;violence classification via keyword learning&quot;)" office:value-type="string" office:string-value="violence classification via keyword learning" calcext:value-type="string">
            <text:p>violence classification via keyword learning</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Information Systems&quot;)" office:value-type="string" office:string-value="International Conference on Information Systems" calcext:value-type="string">
            <text:p>International Conference on Information Systems</text:p>
          </table:table-cell>
          <table:table-cell table:number-columns-repeated="4"/>
          <table:table-cell table:formula="of:=IFERROR(__xludf.dummyfunction(&quot;&quot;&quot;COMPUTED_VALUE&quot;&quot;&quot;);&quot;cyberbullying effects and mititgation&quot;)" office:value-type="string" office:string-value="cyberbullying effects and mititgation" calcext:value-type="string">
            <text:p>cyberbullying effects and mititgation</text:p>
          </table:table-cell>
          <table:table-cell table:number-columns-repeated="1016"/>
        </table:table-row>
        <table:table-row table:style-name="ro1">
          <table:table-cell table:number-columns-repeated="2"/>
          <table:table-cell table:formula="of:=IFERROR(__xludf.dummyfunction(&quot;&quot;&quot;COMPUTED_VALUE&quot;&quot;&quot;);&quot;Proceedings of the ACM conference on hypertext and social media&quot;)" office:value-type="string" office:string-value="Proceedings of the ACM conference on hypertext and social media" calcext:value-type="string">
            <text:p>Proceedings of the ACM conference on hypertext and social media</text:p>
          </table:table-cell>
          <table:table-cell table:number-columns-repeated="4"/>
          <table:table-cell table:formula="of:=IFERROR(__xludf.dummyfunction(&quot;&quot;&quot;COMPUTED_VALUE&quot;&quot;&quot;);&quot;classification of hate speech in different categories&quot;)" office:value-type="string" office:string-value="classification of hate speech in different categories" calcext:value-type="string">
            <text:p>classification of hate speech in different categories</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Statistical Language and Speech Processing&quot;)" office:value-type="string" office:string-value="International Conference on Statistical Language and Speech Processing" calcext:value-type="string">
            <text:p>International Conference on Statistical Language and Speech Processing</text:p>
          </table:table-cell>
          <table:table-cell table:number-columns-repeated="4"/>
          <table:table-cell table:formula="of:=IFERROR(__xludf.dummyfunction(&quot;&quot;&quot;COMPUTED_VALUE&quot;&quot;&quot;);&quot;learns the context in which profanity occurs. This approach attempts to overcome the issue of disguised profanity, as well as slang words and misspellings that are not accounted for in current approaches.&quot;)" office:value-type="string" office:string-value="learns the context in which profanity occurs. This approach attempts to overcome the issue of disguised profanity, as well as slang words and misspellings that are not accounted for in current approaches." calcext:value-type="string">
            <text:p>learns the context in which profanity occurs. This approach attempts to overcome the issue of disguised profanity, as well as slang words and misspellings that are not accounted for in current approaches.</text:p>
          </table:table-cell>
          <table:table-cell table:number-columns-repeated="1016"/>
        </table:table-row>
        <table:table-row table:style-name="ro1">
          <table:table-cell table:number-columns-repeated="2"/>
          <table:table-cell table:formula="of:=IFERROR(__xludf.dummyfunction(&quot;&quot;&quot;COMPUTED_VALUE&quot;&quot;&quot;);&quot;AUSTRALIAN JOURNAL OF BASIC AND APPLIED SCIENCES&quot;)" office:value-type="string" office:string-value="AUSTRALIAN JOURNAL OF BASIC AND APPLIED SCIENCES" calcext:value-type="string">
            <text:p>AUSTRALIAN JOURNAL OF BASIC AND APPLIED SCIENCES</text:p>
          </table:table-cell>
          <table:table-cell table:number-columns-repeated="4"/>
          <table:table-cell table:formula="of:=IFERROR(__xludf.dummyfunction(&quot;&quot;&quot;COMPUTED_VALUE&quot;&quot;&quot;);&quot;classification of cyberbullying with fuzzy fingerprint&quot;)" office:value-type="string" office:string-value="classification of cyberbullying with fuzzy fingerprint" calcext:value-type="string">
            <text:p>classification of cyberbullying with fuzzy fingerprint</text:p>
          </table:table-cell>
          <table:table-cell table:number-columns-repeated="1016"/>
        </table:table-row>
        <table:table-row table:style-name="ro1">
          <table:table-cell table:number-columns-repeated="2"/>
          <table:table-cell table:formula="of:=IFERROR(__xludf.dummyfunction(&quot;&quot;&quot;COMPUTED_VALUE&quot;&quot;&quot;);&quot;Proc. of the Brazilian Workshop on Social Network Analysis and Mining&quot;)" office:value-type="string" office:string-value="Proc. of the Brazilian Workshop on Social Network Analysis and Mining" calcext:value-type="string">
            <text:p>Proc. of the Brazilian Workshop on Social Network Analysis and Mining</text:p>
          </table:table-cell>
          <table:table-cell table:number-columns-repeated="4"/>
          <table:table-cell table:formula="of:=IFERROR(__xludf.dummyfunction(&quot;&quot;&quot;COMPUTED_VALUE&quot;&quot;&quot;);&quot;classification of cyberbullying &quot;)" office:value-type="string" office:string-value="classification of cyberbullying " calcext:value-type="string">
            <text:p>classification of cyberbullying </text:p>
          </table:table-cell>
          <table:table-cell table:number-columns-repeated="1016"/>
        </table:table-row>
        <table:table-row table:style-name="ro1">
          <table:table-cell table:number-columns-repeated="2"/>
          <table:table-cell table:formula="of:=IFERROR(__xludf.dummyfunction(&quot;&quot;&quot;COMPUTED_VALUE&quot;&quot;&quot;);&quot;International Conference on Web and Social Media&quot;)" office:value-type="string" office:string-value="International Conference on Web and Social Media" calcext:value-type="string">
            <text:p>International Conference on Web and Social Media</text:p>
          </table:table-cell>
          <table:table-cell table:number-columns-repeated="4"/>
          <table:table-cell table:formula="of:=IFERROR(__xludf.dummyfunction(&quot;&quot;&quot;COMPUTED_VALUE&quot;&quot;&quot;);&quot;classification using deep learning&quot;)" office:value-type="string" office:string-value="classification using deep learning" calcext:value-type="string">
            <text:p>classification using deep learning</text:p>
          </table:table-cell>
          <table:table-cell table:number-columns-repeated="1016"/>
        </table:table-row>
        <table:table-row table:style-name="ro1">
          <table:table-cell table:number-columns-repeated="7"/>
          <table:table-cell table:formula="of:=IFERROR(__xludf.dummyfunction(&quot;&quot;&quot;COMPUTED_VALUE&quot;&quot;&quot;);&quot;semi supervised learning for cyberbullying detetion&quot;)" office:value-type="string" office:string-value="semi supervised learning for cyberbullying detetion" calcext:value-type="string">
            <text:p>semi supervised learning for cyberbullying detetion</text:p>
          </table:table-cell>
          <table:table-cell table:number-columns-repeated="1016"/>
        </table:table-row>
        <table:table-row table:style-name="ro1">
          <table:table-cell table:number-columns-repeated="7"/>
          <table:table-cell table:formula="of:=IFERROR(__xludf.dummyfunction(&quot;&quot;&quot;COMPUTED_VALUE&quot;&quot;&quot;);&quot;study of impliciteness in hate speech&quot;)" office:value-type="string" office:string-value="study of impliciteness in hate speech" calcext:value-type="string">
            <text:p>study of impliciteness in hate speech</text:p>
          </table:table-cell>
          <table:table-cell table:number-columns-repeated="1016"/>
        </table:table-row>
        <table:table-row table:style-name="ro1">
          <table:table-cell table:number-columns-repeated="7"/>
          <table:table-cell table:formula="of:=IFERROR(__xludf.dummyfunction(&quot;&quot;&quot;COMPUTED_VALUE&quot;&quot;&quot;);&quot;dictionary of profanities, study of the techniques to overcome current profanity filters&quot;)" office:value-type="string" office:string-value="dictionary of profanities, study of the techniques to overcome current profanity filters" calcext:value-type="string">
            <text:p>dictionary of profanities, study of the techniques to overcome current profanity filters</text:p>
          </table:table-cell>
          <table:table-cell table:number-columns-repeated="1016"/>
        </table:table-row>
        <table:table-row table:style-name="ro1">
          <table:table-cell table:number-columns-repeated="7"/>
          <table:table-cell table:formula="of:=IFERROR(__xludf.dummyfunction(&quot;&quot;&quot;COMPUTED_VALUE&quot;&quot;&quot;);&quot;classification of sexism into hostile and benevolent&quot;)" office:value-type="string" office:string-value="classification of sexism into hostile and benevolent" calcext:value-type="string">
            <text:p>classification of sexism into hostile and benevolent</text:p>
          </table:table-cell>
          <table:table-cell table:number-columns-repeated="1016"/>
        </table:table-row>
        <table:table-row table:style-name="ro1">
          <table:table-cell table:number-columns-repeated="7"/>
          <table:table-cell table:formula="of:=IFERROR(__xludf.dummyfunction(&quot;&quot;&quot;COMPUTED_VALUE&quot;&quot;&quot;);&quot;rating of annotators who annotate abuse content&quot;)" office:value-type="string" office:string-value="rating of annotators who annotate abuse content" calcext:value-type="string">
            <text:p>rating of annotators who annotate abuse content</text:p>
          </table:table-cell>
          <table:table-cell table:number-columns-repeated="1016"/>
        </table:table-row>
        <table:table-row table:style-name="ro1">
          <table:table-cell table:number-columns-repeated="7"/>
          <table:table-cell table:formula="of:=IFERROR(__xludf.dummyfunction(&quot;&quot;&quot;COMPUTED_VALUE&quot;&quot;&quot;);&quot;dataset creation of high-quaslity with crowdsourcin and machine learning&quot;)" office:value-type="string" office:string-value="dataset creation of high-quaslity with crowdsourcin and machine learning" calcext:value-type="string">
            <text:p>dataset creation of high-quaslity with crowdsourcin and machine learning</text:p>
          </table:table-cell>
          <table:table-cell table:number-columns-repeated="1016"/>
        </table:table-row>
        <table:table-row table:style-name="ro1">
          <table:table-cell table:number-columns-repeated="7"/>
          <table:table-cell table:formula="of:=IFERROR(__xludf.dummyfunction(&quot;&quot;&quot;COMPUTED_VALUE&quot;&quot;&quot;);&quot;study of antisocial behavior and prediction&quot;)" office:value-type="string" office:string-value="study of antisocial behavior and prediction" calcext:value-type="string">
            <text:p>study of antisocial behavior and prediction</text:p>
          </table:table-cell>
          <table:table-cell table:number-columns-repeated="1016"/>
        </table:table-row>
        <table:table-row table:style-name="ro1">
          <table:table-cell table:number-columns-repeated="7"/>
          <table:table-cell table:formula="of:=IFERROR(__xludf.dummyfunction(&quot;&quot;&quot;COMPUTED_VALUE&quot;&quot;&quot;);&quot;study of cyberbullying &quot;)" office:value-type="string" office:string-value="study of cyberbullying " calcext:value-type="string">
            <text:p>study of cyberbullying </text:p>
          </table:table-cell>
          <table:table-cell table:number-columns-repeated="1016"/>
        </table:table-row>
        <table:table-row table:style-name="ro1">
          <table:table-cell table:number-columns-repeated="7"/>
          <table:table-cell table:formula="of:=IFERROR(__xludf.dummyfunction(&quot;&quot;&quot;COMPUTED_VALUE&quot;&quot;&quot;);&quot;Indonesian bullying patterns. It also discusses how to mine Indonesian bullying words on Twitter by using text mining techniques&quot;)" office:value-type="string" office:string-value="Indonesian bullying patterns. It also discusses how to mine Indonesian bullying words on Twitter by using text mining techniques" calcext:value-type="string">
            <text:p>Indonesian bullying patterns. It also discusses how to mine Indonesian bullying words on Twitter by using text mining techniques</text:p>
          </table:table-cell>
          <table:table-cell table:number-columns-repeated="1016"/>
        </table:table-row>
        <table:table-row table:style-name="ro1">
          <table:table-cell table:number-columns-repeated="7"/>
          <table:table-cell table:formula="of:=IFERROR(__xludf.dummyfunction(&quot;&quot;&quot;COMPUTED_VALUE&quot;&quot;&quot;);&quot;hate speech detection &quot;)" office:value-type="string" office:string-value="hate speech detection " calcext:value-type="string">
            <text:p>hate speech detection </text:p>
          </table:table-cell>
          <table:table-cell table:number-columns-repeated="1016"/>
        </table:table-row>
        <table:table-row table:style-name="ro1">
          <table:table-cell table:number-columns-repeated="7"/>
          <table:table-cell table:formula="of:=IFERROR(__xludf.dummyfunction(&quot;&quot;&quot;COMPUTED_VALUE&quot;&quot;&quot;);&quot;hate speech characterization&quot;)" office:value-type="string" office:string-value="hate speech characterization" calcext:value-type="string">
            <text:p>hate speech characterization</text:p>
          </table:table-cell>
          <table:table-cell table:number-columns-repeated="1016"/>
        </table:table-row>
        <table:table-row table:style-name="ro1">
          <table:table-cell table:number-columns-repeated="7"/>
          <table:table-cell table:formula="of:=IFERROR(__xludf.dummyfunction(&quot;&quot;&quot;COMPUTED_VALUE&quot;&quot;&quot;);&quot;study of abusive behavioir&quot;)" office:value-type="string" office:string-value="study of abusive behavioir" calcext:value-type="string">
            <text:p>study of abusive behavioir</text:p>
          </table:table-cell>
          <table:table-cell table:number-columns-repeated="1016"/>
        </table:table-row>
        <table:table-row table:style-name="ro1">
          <table:table-cell table:number-columns-repeated="7"/>
          <table:table-cell table:formula="of:=IFERROR(__xludf.dummyfunction(&quot;&quot;&quot;COMPUTED_VALUE&quot;&quot;&quot;);&quot;graph-based detection&quot;)" office:value-type="string" office:string-value="graph-based detection" calcext:value-type="string">
            <text:p>graph-based detection</text:p>
          </table:table-cell>
          <table:table-cell table:number-columns-repeated="1016"/>
        </table:table-row>
        <table:table-row table:style-name="ro1">
          <table:table-cell table:number-columns-repeated="7"/>
          <table:table-cell table:formula="of:=IFERROR(__xludf.dummyfunction(&quot;&quot;&quot;COMPUTED_VALUE&quot;&quot;&quot;);&quot;portuguese language&quot;)" office:value-type="string" office:string-value="portuguese language" calcext:value-type="string">
            <text:p>portuguese language</text:p>
          </table:table-cell>
          <table:table-cell table:number-columns-repeated="1016"/>
        </table:table-row>
        <table:table-row table:style-name="ro1">
          <table:table-cell table:number-columns-repeated="7"/>
          <table:table-cell table:formula="of:=IFERROR(__xludf.dummyfunction(&quot;&quot;&quot;COMPUTED_VALUE&quot;&quot;&quot;);&quot;distinction between hate and offensive in classification&quot;)" office:value-type="string" office:string-value="distinction between hate and offensive in classification" calcext:value-type="string">
            <text:p>distinction between hate and offensive in classification</text:p>
          </table:table-cell>
          <table:table-cell table:number-columns-repeated="1016"/>
        </table:table-row>
        <table:table-row table:style-name="ro2" table:number-rows-repeated="1048364">
          <table:table-cell table:number-columns-repeated="1024"/>
        </table:table-row>
        <table:table-row table:style-name="ro2">
          <table:table-cell table:number-columns-repeated="1024"/>
        </table:table-row>
      </table:table>
      <table:table table:name="CSUR concept definitions" table:style-name="ta4">
        <table:table-column table:style-name="co2" table:number-columns-repeated="1024" table:default-cell-style-name="Default"/>
        <table:table-row table:style-name="ro1">
          <table:table-cell table:style-name="ce21" office:value-type="string" calcext:value-type="string">
            <text:p>Concept</text:p>
          </table:table-cell>
          <table:table-cell table:style-name="ce21" office:value-type="string" calcext:value-type="string">
            <text:p>definition</text:p>
          </table:table-cell>
          <table:table-cell table:style-name="ce21" office:value-type="string" calcext:value-type="string">
            <text:p>Intentional</text:p>
          </table:table-cell>
          <table:table-cell table:style-name="ce21" office:value-type="string" calcext:value-type="string">
            <text:p>Explicit target</text:p>
          </table:table-cell>
          <table:table-cell table:style-name="ce21" office:value-type="string" calcext:value-type="string">
            <text:p>Effect on people</text:p>
          </table:table-cell>
          <table:table-cell table:style-name="ce21" office:value-type="string" calcext:value-type="string">
            <text:p>Topic</text:p>
          </table:table-cell>
          <table:table-cell table:style-name="ce21" office:value-type="string" calcext:value-type="string">
            <text:p>Language type</text:p>
          </table:table-cell>
          <table:table-cell table:number-columns-repeated="1017"/>
        </table:table-row>
        <table:table-row table:style-name="ro1">
          <table:table-cell table:style-name="ce21" office:value-type="string" calcext:value-type="string">
            <text:p>hate speech</text:p>
          </table:table-cell>
          <table:table-cell table:style-name="ce21" office:value-type="string" calcext:value-type="string">
            <text:p>Hate speech is language that attacks or diminishes, that incites violence or hate against groups, based on specific characteristics such as physical appearance, religion, descent, national or ethnic origin, sexual orientation, gender identity or other, and it can occur with different linguistic styles, even in subtle forms or when humour is used.</text:p>
          </table:table-cell>
          <table:table-cell table:style-name="ce21" office:value-type="string" calcext:value-type="string">
            <text:p>yes</text:p>
          </table:table-cell>
          <table:table-cell table:style-name="ce21" office:value-type="string" calcext:value-type="string">
            <text:p>yes (groups with different characteristics)</text:p>
          </table:table-cell>
          <table:table-cell table:style-name="ce21" office:value-type="string" calcext:value-type="string">
            <text:p>yes (attacks or diminishes, incites violence or hate against groups)</text:p>
          </table:table-cell>
          <table:table-cell table:style-name="ce21" office:value-type="string" calcext:value-type="string">
            <text:p>yes (stereotype)</text:p>
          </table:table-cell>
          <table:table-cell table:style-name="ce21" office:value-type="string" calcext:value-type="string">
            <text:p>no</text:p>
          </table:table-cell>
          <table:table-cell table:number-columns-repeated="1017"/>
        </table:table-row>
        <table:table-row table:style-name="ro1">
          <table:table-cell table:style-name="ce21" office:value-type="string" calcext:value-type="string">
            <text:p>hate</text:p>
          </table:table-cell>
          <table:table-cell table:style-name="ce21" office:value-type="string" calcext:value-type="string">
            <text:p>Expression of hostility without any stated explanation for it [</text:p>
          </table:table-cell>
          <table:table-cell table:number-columns-repeated="2" table:style-name="ce21" office:value-type="string" calcext:value-type="string">
            <text:p>yes</text:p>
          </table:table-cell>
          <table:table-cell table:style-name="ce21" office:value-type="string" calcext:value-type="string">
            <text:p>no</text:p>
          </table:table-cell>
          <table:table-cell table:style-name="ce21" office:value-type="string" calcext:value-type="string">
            <text:p>yes (dislike)</text:p>
          </table:table-cell>
          <table:table-cell table:style-name="ce21" office:value-type="string" calcext:value-type="string">
            <text:p>no</text:p>
          </table:table-cell>
          <table:table-cell table:number-columns-repeated="1017"/>
        </table:table-row>
        <table:table-row table:style-name="ro1">
          <table:table-cell table:style-name="ce21" office:value-type="string" calcext:value-type="string">
            <text:p>cyberbullying</text:p>
          </table:table-cell>
          <table:table-cell table:style-name="ce21" office:value-type="string" calcext:value-type="string">
            <text:p>Aggressive and intentional act carried out by a group or individual, using electronic forms of contact, repeatedly and over time, against a victim who can not easily defend him or herself [</text:p>
          </table:table-cell>
          <table:table-cell table:style-name="ce21" office:value-type="string" calcext:value-type="string">
            <text:p>yes</text:p>
          </table:table-cell>
          <table:table-cell table:style-name="ce21" office:value-type="string" calcext:value-type="string">
            <text:p>yes (victim who can not easily defend him or herself)</text:p>
          </table:table-cell>
          <table:table-cell table:style-name="ce21" office:value-type="string" calcext:value-type="string">
            <text:p>no</text:p>
          </table:table-cell>
          <table:table-cell table:style-name="ce21" office:value-type="string" calcext:value-type="string">
            <text:p>yes (repeated intentional act towards the specific target)</text:p>
          </table:table-cell>
          <table:table-cell table:style-name="ce21" office:value-type="string" calcext:value-type="string">
            <text:p>yes (Aggressive -&gt; angry and violent way)</text:p>
          </table:table-cell>
          <table:table-cell table:number-columns-repeated="1017"/>
        </table:table-row>
        <table:table-row table:style-name="ro1">
          <table:table-cell table:style-name="ce21" office:value-type="string" calcext:value-type="string">
            <text:p>discrimination</text:p>
          </table:table-cell>
          <table:table-cell table:style-name="ce21" office:value-type="string" calcext:value-type="string">
            <text:p>Process through which a difference is identified and then used as the basis of unfair treatment</text:p>
          </table:table-cell>
          <table:table-cell table:number-columns-repeated="2" table:style-name="ce21" office:value-type="string" calcext:value-type="string">
            <text:p>yes</text:p>
          </table:table-cell>
          <table:table-cell table:style-name="ce21" office:value-type="string" calcext:value-type="string">
            <text:p>yes (unfair treatment)</text:p>
          </table:table-cell>
          <table:table-cell table:style-name="ce21" office:value-type="string" calcext:value-type="string">
            <text:p>yes (dislike)</text:p>
          </table:table-cell>
          <table:table-cell table:style-name="ce21" office:value-type="string" calcext:value-type="string">
            <text:p>yes (possibly rude -&gt; not polite, or disgusting)</text:p>
          </table:table-cell>
          <table:table-cell table:number-columns-repeated="1017"/>
        </table:table-row>
        <table:table-row table:style-name="ro1">
          <table:table-cell table:style-name="ce21" office:value-type="string" calcext:value-type="string">
            <text:p>abusive language</text:p>
          </table:table-cell>
          <table:table-cell table:style-name="ce21" office:value-type="string" calcext:value-type="string">
            <text:p>The term abusive language was used to refer to hurtful language and includes hate speech, derogatory language and also profanity</text:p>
          </table:table-cell>
          <table:table-cell table:number-columns-repeated="2" table:style-name="ce21" office:value-type="string" calcext:value-type="string">
            <text:p>no</text:p>
          </table:table-cell>
          <table:table-cell table:style-name="ce21" office:value-type="string" calcext:value-type="string">
            <text:p>yes (hurtful)</text:p>
          </table:table-cell>
          <table:table-cell table:number-columns-repeated="2" table:style-name="ce21" office:value-type="string" calcext:value-type="string">
            <text:p>no</text:p>
          </table:table-cell>
          <table:table-cell table:number-columns-repeated="1017"/>
        </table:table-row>
        <table:table-row table:style-name="ro1">
          <table:table-cell table:style-name="ce21" office:value-type="string" calcext:value-type="string">
            <text:p>profanity </text:p>
          </table:table-cell>
          <table:table-cell table:style-name="ce21" office:value-type="string" calcext:value-type="string">
            <text:p>Offensive or obscene word or phrase</text:p>
          </table:table-cell>
          <table:table-cell table:number-columns-repeated="2" table:style-name="ce21" office:value-type="string" calcext:value-type="string">
            <text:p>no</text:p>
          </table:table-cell>
          <table:table-cell table:style-name="ce21" office:value-type="string" calcext:value-type="string">
            <text:p>yes (cause offence, disgust)</text:p>
          </table:table-cell>
          <table:table-cell table:style-name="ce21" office:value-type="string" calcext:value-type="string">
            <text:p>no</text:p>
          </table:table-cell>
          <table:table-cell table:style-name="ce21" office:value-type="string" calcext:value-type="string">
            <text:p>yes (possibly rude -&gt; not polite, or disgusting)</text:p>
          </table:table-cell>
          <table:table-cell table:number-columns-repeated="1017"/>
        </table:table-row>
        <table:table-row table:style-name="ro1">
          <table:table-cell table:style-name="ce21" office:value-type="string" calcext:value-type="string">
            <text:p>toxic language </text:p>
          </table:table-cell>
          <table:table-cell table:style-name="ce21" office:value-type="string" calcext:value-type="string">
            <text:p>Toxic comments are rude, disrespectful or unreasonable messages that are likely to make a person to leave a discussion</text:p>
          </table:table-cell>
          <table:table-cell table:number-columns-repeated="2" table:style-name="ce21" office:value-type="string" calcext:value-type="string">
            <text:p>no</text:p>
          </table:table-cell>
          <table:table-cell table:style-name="ce21" office:value-type="string" calcext:value-type="string">
            <text:p>yes (make a person to leave a discussion)</text:p>
          </table:table-cell>
          <table:table-cell table:style-name="ce21" office:value-type="string" calcext:value-type="string">
            <text:p>no</text:p>
          </table:table-cell>
          <table:table-cell table:style-name="ce21" office:value-type="string" calcext:value-type="string">
            <text:p>yes (possibly rude -&gt; not polite, disrespect, unreasonable (not fair or acceptable)</text:p>
          </table:table-cell>
          <table:table-cell table:number-columns-repeated="1017"/>
        </table:table-row>
        <table:table-row table:style-name="ro1">
          <table:table-cell table:style-name="ce21" office:value-type="string" calcext:value-type="string">
            <text:p>extremism, radicalisation</text:p>
          </table:table-cell>
          <table:table-cell table:style-name="ce21" office:value-type="string" calcext:value-type="string">
            <text:p>Ideology associated with extremists or hate groups, promoting violence, often aiming to segment populations and reclaiming status, where outgroups are presented both as perpetrators or inferior populations </text:p>
          </table:table-cell>
          <table:table-cell table:style-name="ce21" office:value-type="string" calcext:value-type="string">
            <text:p>yes</text:p>
          </table:table-cell>
          <table:table-cell table:number-columns-repeated="2" table:style-name="ce21" office:value-type="string" calcext:value-type="string">
            <text:p>no</text:p>
          </table:table-cell>
          <table:table-cell table:style-name="ce21" office:value-type="string" calcext:value-type="string">
            <text:p>yes (extremist / hate, promote violence, outgroups are presented both as perpetrators or inferior populations)</text:p>
          </table:table-cell>
          <table:table-cell table:style-name="ce21" office:value-type="string" calcext:value-type="string">
            <text:p>no</text:p>
          </table:table-cell>
          <table:table-cell table:number-columns-repeated="1017"/>
        </table:table-row>
        <table:table-row table:style-name="ro2" table:number-rows-repeated="104856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Georgia" svg:font-family="Georgia"/>
    <style:font-face style:name="ProximaNova" svg:font-family="ProximaNova"/>
    <style:font-face style:name="Roboto" svg:font-family="Roboto"/>
    <style:font-face style:name="Sans-serif" svg:font-family="Sans-serif"/>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 </number:text>
      <number:day/>
    </number:date-style>
    <number:date-style style:name="N126">
      <number:month/>
      <number:text>, </number:text>
      <number:day/>
      <number:text>, </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apers_20_analysis" style:display-name="PageStyle_papers analysis" style:page-layout-name="Mpm3">
      <style:header style:display="false"/>
      <style:header-left style:display="false"/>
      <style:footer style:display="false"/>
      <style:footer-left style:display="false"/>
    </style:master-page>
    <style:master-page style:name="PageStyle_5f_Concept_20_definition_20_created_20_from_20_literature_20_survey" style:display-name="PageStyle_Concept definition created from literature survey" style:page-layout-name="Mpm3">
      <style:header style:display="false"/>
      <style:header-left style:display="false"/>
      <style:footer style:display="false"/>
      <style:footer-left style:display="false"/>
    </style:master-page>
    <style:master-page style:name="PageStyle_5f_ColumnValuesAndStats" style:display-name="PageStyle_ColumnValuesAndStats" style:page-layout-name="Mpm3">
      <style:header style:display="false"/>
      <style:header-left style:display="false"/>
      <style:footer style:display="false"/>
      <style:footer-left style:display="false"/>
    </style:master-page>
    <style:master-page style:name="PageStyle_5f_CSUR_20_concept_20_definitions" style:display-name="PageStyle_CSUR concept definition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8884" meta:object-count="0"/>
    <meta:generator>LibreOfficeDev/6.0.5.2$Linux_X86_64 LibreOffice_project/</meta:generator>
  </office:meta>
</office:document-meta>
</file>